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umanist777BT" svg:font-family="Humanist777BT"/>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1f1917" draw:stroke-linejoin="miter" svg:stroke-linecap="butt" draw:fill="none" fo:padding-top="0.008cm" fo:padding-bottom="0.008cm" fo:padding-left="0.008cm" fo:padding-right="0.008cm"/>
    </style:style>
    <style:style style:name="gr2" style:family="graphic" style:parent-style-name="standard">
      <style:graphic-properties draw:stroke="solid" svg:stroke-width="0.015cm" svg:stroke-color="#1f1917" draw:stroke-linejoin="miter" svg:stroke-linecap="butt" draw:fill="none" fo:padding-top="0.007cm" fo:padding-bottom="0.007cm" fo:padding-left="0.007cm" fo:padding-right="0.007cm"/>
    </style:style>
    <style:style style:name="gr3" style:family="graphic" style:parent-style-name="standard">
      <style:graphic-properties draw:stroke="solid" svg:stroke-width="0.03cm" svg:stroke-color="#1f1917" draw:stroke-linejoin="miter" svg:stroke-linecap="butt" draw:fill="none" fo:padding-top="0.015cm" fo:padding-bottom="0.015cm" fo:padding-left="0.015cm" fo:padding-right="0.015cm"/>
    </style:style>
    <style:style style:name="gr4" style:family="graphic" style:parent-style-name="standard">
      <style:graphic-properties draw:stroke="none" draw:fill="none" draw:textarea-horizontal-align="left" draw:textarea-vertical-align="top" draw:auto-grow-height="true" draw:auto-grow-width="true" fo:min-height="0.455cm" fo:min-width="0.455cm" fo:padding-top="0cm" fo:padding-bottom="0cm" fo:padding-left="0cm" fo:padding-right="0cm"/>
    </style:style>
    <style:style style:name="gr5" style:family="graphic" style:parent-style-name="standard">
      <style:graphic-properties draw:stroke="dash" draw:stroke-dash="stroke-dash30" svg:stroke-width="0.03cm" svg:stroke-color="#1f1917" draw:stroke-linejoin="miter" svg:stroke-linecap="butt" draw:fill="none" fo:padding-top="0.015cm" fo:padding-bottom="0.015cm" fo:padding-left="0.015cm" fo:padding-right="0.015cm"/>
    </style:style>
    <style:style style:name="gr6" style:family="graphic" style:parent-style-name="standard">
      <style:graphic-properties draw:stroke="solid" svg:stroke-width="0.017cm" svg:stroke-color="#1f1917" draw:stroke-linejoin="miter" svg:stroke-linecap="butt" draw:fill="solid" draw:fill-color="#1f1917"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298cm" fo:min-width="0.298cm" fo:padding-top="0cm" fo:padding-bottom="0cm" fo:padding-left="0cm" fo:padding-right="0cm"/>
    </style:style>
    <style:style style:name="gr13" style:family="graphic" style:parent-style-name="standard">
      <style:graphic-properties draw:stroke="none" draw:fill="solid" draw:fill-color="#1f1917"/>
    </style:style>
    <style:style style:name="gr14" style:family="graphic" style:parent-style-name="standard">
      <style:graphic-properties draw:stroke="dash" draw:stroke-dash="stroke-dash45" svg:stroke-width="0.017cm" svg:stroke-color="#1f1917" draw:stroke-linejoin="miter" svg:stroke-linecap="butt" draw:fill="none" fo:padding-top="0.008cm" fo:padding-bottom="0.008cm" fo:padding-left="0.008cm" fo:padding-right="0.008cm"/>
    </style:style>
    <style:style style:name="gr15" style:family="graphic" style:parent-style-name="standard">
      <style:graphic-properties draw:stroke="solid" svg:stroke-width="0.049cm" svg:stroke-color="#1f1917" draw:stroke-linejoin="miter" svg:stroke-linecap="butt" draw:fill="none" fo:padding-top="0.024cm" fo:padding-bottom="0.024cm" fo:padding-left="0.024cm" fo:padding-right="0.024cm"/>
    </style:style>
    <style:style style:name="gr16" style:family="graphic" style:parent-style-name="standard">
      <style:graphic-properties draw:stroke="solid" svg:stroke-width="0.014cm" svg:stroke-color="#1f1917" draw:stroke-linejoin="miter" svg:stroke-linecap="butt" draw:fill="none" fo:padding-top="0.007cm" fo:padding-bottom="0.007cm" fo:padding-left="0.007cm" fo:padding-right="0.007cm"/>
    </style:style>
    <style:style style:name="gr17" style:family="graphic" style:parent-style-name="standard">
      <style:graphic-properties draw:stroke="none" draw:fill="solid" draw:fill-color="#c2c2c2"/>
    </style:style>
    <style:style style:name="gr18" style:family="graphic" style:parent-style-name="standard">
      <style:graphic-properties draw:stroke="solid" svg:stroke-width="0.004cm" svg:stroke-color="#1f1917" draw:stroke-linejoin="miter" svg:stroke-linecap="butt" draw:fill="solid" draw:fill-color="#1f1917" fo:padding-top="0.002cm" fo:padding-bottom="0.002cm" fo:padding-left="0.002cm" fo:padding-right="0.002cm"/>
    </style:style>
    <style:style style:name="gr19" style:family="graphic" style:parent-style-name="standard">
      <style:graphic-properties draw:stroke="solid" svg:stroke-width="0.01cm" svg:stroke-color="#1f1917" draw:stroke-linejoin="miter" svg:stroke-linecap="butt" draw:fill="none" fo:padding-top="0.005cm" fo:padding-bottom="0.005cm" fo:padding-left="0.005cm" fo:padding-right="0.005cm"/>
    </style:style>
    <style:style style:name="gr20" style:family="graphic" style:parent-style-name="standard">
      <style:graphic-properties draw:stroke="solid" svg:stroke-width="0.025cm" svg:stroke-color="#1f1917" draw:stroke-linejoin="miter" svg:stroke-linecap="butt" draw:fill="none" fo:padding-top="0.012cm" fo:padding-bottom="0.012cm" fo:padding-left="0.012cm" fo:padding-right="0.012cm"/>
    </style:style>
    <style:style style:name="gr21" style:family="graphic" style:parent-style-name="standard">
      <style:graphic-properties draw:stroke="dash" draw:stroke-dash="stroke-dash60" svg:stroke-width="0.025cm" svg:stroke-color="#1f1917" draw:stroke-linejoin="miter" svg:stroke-linecap="butt" draw:fill="none" fo:padding-top="0.012cm" fo:padding-bottom="0.012cm" fo:padding-left="0.012cm" fo:padding-right="0.012cm"/>
    </style:style>
    <style:style style:name="gr22" style:family="graphic" style:parent-style-name="standard">
      <style:graphic-properties draw:stroke="dash" draw:stroke-dash="stroke-dash65" svg:stroke-width="0.025cm" svg:stroke-color="#1f1917" draw:stroke-linejoin="miter" svg:stroke-linecap="butt" draw:fill="none" fo:padding-top="0.012cm" fo:padding-bottom="0.012cm" fo:padding-left="0.012cm" fo:padding-right="0.012cm"/>
    </style:style>
    <style:style style:name="gr23" style:family="graphic" style:parent-style-name="standard">
      <style:graphic-properties draw:stroke="solid" svg:stroke-width="0.019cm" svg:stroke-color="#1f1917" draw:stroke-linejoin="miter" svg:stroke-linecap="butt" draw:fill="none" fo:padding-top="0.009cm" fo:padding-bottom="0.009cm" fo:padding-left="0.009cm" fo:padding-right="0.009cm"/>
    </style:style>
    <style:style style:name="gr24" style:family="graphic" style:parent-style-name="standard">
      <style:graphic-properties draw:stroke="dash" draw:stroke-dash="stroke-dash86" svg:stroke-width="0.014cm" svg:stroke-color="#1f1917" draw:stroke-linejoin="miter" svg:stroke-linecap="butt" draw:fill="none" fo:padding-top="0.007cm" fo:padding-bottom="0.007cm" fo:padding-left="0.007cm" fo:padding-right="0.007cm"/>
    </style:style>
    <style:style style:name="gr25" style:family="graphic" style:parent-style-name="standard">
      <style:graphic-properties draw:stroke="solid" svg:stroke-width="0.021cm" svg:stroke-color="#1f1917" draw:stroke-linejoin="miter" svg:stroke-linecap="butt" draw:fill="none" fo:padding-top="0.01cm" fo:padding-bottom="0.01cm" fo:padding-left="0.01cm" fo:padding-right="0.01cm"/>
    </style:style>
    <style:style style:name="gr26" style:family="graphic" style:parent-style-name="standard">
      <style:graphic-properties draw:stroke="dash" draw:stroke-dash="stroke-dash74" svg:stroke-width="0.014cm" svg:stroke-color="#1f1917" draw:stroke-linejoin="miter" svg:stroke-linecap="butt" draw:fill="none" fo:padding-top="0.007cm" fo:padding-bottom="0.007cm" fo:padding-left="0.007cm" fo:padding-right="0.007cm"/>
    </style:style>
    <style:style style:name="gr27"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28" style:family="graphic" style:parent-style-name="standard">
      <style:graphic-properties draw:stroke="dash" draw:stroke-dash="stroke-dash83" svg:stroke-width="0.017cm" svg:stroke-color="#1f1917" draw:stroke-linejoin="miter" svg:stroke-linecap="butt" draw:fill="none" fo:padding-top="0.008cm" fo:padding-bottom="0.008cm" fo:padding-left="0.008cm" fo:padding-right="0.008cm"/>
    </style:style>
    <style:style style:name="gr29"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86cm" fo:min-width="0.486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2.8999996185303pt" style:font-size-asian="12.8999996185303pt" style:font-size-complex="12.8999996185303pt"/>
    </style:style>
    <style:style style:name="P4" style:family="paragraph">
      <loext:graphic-properties draw:fill="solid" draw:fill-color="#1f1917"/>
    </style:style>
    <style:style style:name="P5" style:family="paragraph">
      <loext:graphic-properties draw:fill="none"/>
      <style:text-properties fo:font-size="14pt" style:font-size-asian="14pt" style:font-size-complex="14pt"/>
    </style:style>
    <style:style style:name="P6" style:family="paragraph">
      <loext:graphic-properties draw:fill="none"/>
      <style:text-properties fo:font-size="20pt" style:font-size-asian="20pt" style:font-size-complex="20pt"/>
    </style:style>
    <style:style style:name="P7" style:family="paragraph">
      <style:paragraph-properties fo:text-align="start" style:writing-mode="lr-tb"/>
      <style:text-properties fo:font-size="16pt" style:font-size-asian="16pt" style:font-size-complex="16pt"/>
    </style:style>
    <style:style style:name="P8" style:family="paragraph">
      <loext:graphic-properties draw:fill="none"/>
      <style:text-properties fo:font-size="16pt" style:font-size-asian="16pt" style:font-size-complex="16pt"/>
    </style:style>
    <style:style style:name="P9" style:family="paragraph">
      <loext:graphic-properties draw:fill="none"/>
      <style:text-properties fo:font-size="10pt" style:font-size-asian="10pt" style:font-size-complex="10pt"/>
    </style:style>
    <style:style style:name="P10" style:family="paragraph">
      <style:paragraph-properties fo:text-align="start" style:writing-mode="lr-tb"/>
      <style:text-properties fo:font-size="14pt" style:font-size-asian="14pt" style:font-size-complex="14pt"/>
    </style:style>
    <style:style style:name="P11" style:family="paragraph">
      <loext:graphic-properties draw:fill="none"/>
      <style:text-properties fo:font-size="8.5pt" style:font-size-asian="8.5pt" style:font-size-complex="8.5pt"/>
    </style:style>
    <style:style style:name="P12" style:family="paragraph">
      <loext:graphic-properties draw:fill="solid" draw:fill-color="#c2c2c2"/>
    </style:style>
    <style:style style:name="P13" style:family="paragraph">
      <loext:graphic-properties draw:fill="none"/>
      <style:text-properties fo:font-size="8pt" style:font-size-asian="8pt" style:font-size-complex="8pt"/>
    </style:style>
    <style:style style:name="P14" style:family="paragraph">
      <loext:graphic-properties draw:fill="none"/>
      <style:text-properties fo:font-size="24pt" style:font-size-asian="24pt" style:font-size-complex="24pt"/>
    </style:style>
    <style:style style:name="P15" style:family="paragraph">
      <loext:graphic-properties draw:fill="none"/>
      <style:text-properties fo:font-size="13.8000001907349pt" style:font-size-asian="13.8000001907349pt" style:font-size-complex="13.8000001907349pt"/>
    </style:style>
    <style:style style:name="T1" style:family="text">
      <style:text-properties fo:color="#1f1917" style:font-name="Humanist777BT" fo:font-size="12.8999996185303pt" style:font-size-asian="12.8999996185303pt" style:font-name-complex="Humanist777BT" style:font-size-complex="12.8999996185303pt"/>
    </style:style>
    <style:style style:name="T2" style:family="text">
      <style:text-properties fo:color="#1f1917" style:font-name="Humanist777BT" fo:font-size="14pt" style:font-size-asian="14pt" style:font-name-complex="Humanist777BT" style:font-size-complex="14pt"/>
    </style:style>
    <style:style style:name="T3" style:family="text">
      <style:text-properties fo:color="#1f1917" style:font-name="Humanist777BT" fo:font-size="20pt" style:font-size-asian="20pt" style:font-name-complex="Humanist777BT" style:font-size-complex="20pt"/>
    </style:style>
    <style:style style:name="T4" style:family="text">
      <style:text-properties fo:color="#1f1917" style:font-name="Humanist777BT" fo:font-size="16pt" style:font-size-asian="16pt" style:font-name-complex="Humanist777BT" style:font-size-complex="16pt"/>
    </style:style>
    <style:style style:name="T5" style:family="text">
      <style:text-properties fo:color="#1f1917" style:font-name="Humanist777BT" fo:font-size="10pt" style:font-size-asian="10pt" style:font-name-complex="Humanist777BT" style:font-size-complex="10pt"/>
    </style:style>
    <style:style style:name="T6" style:family="text">
      <style:text-properties fo:color="#1f1917" style:font-name="Humanist777BT" fo:font-size="8.5pt" style:font-size-asian="8.5pt" style:font-name-complex="Humanist777BT" style:font-size-complex="8.5pt"/>
    </style:style>
    <style:style style:name="T7" style:family="text">
      <style:text-properties fo:color="#1f1917" style:font-name="Humanist777BT" fo:font-size="8pt" style:font-size-asian="8pt" style:font-name-complex="Humanist777BT" style:font-size-complex="8pt"/>
    </style:style>
    <style:style style:name="T8" style:family="text">
      <style:text-properties fo:color="#1f1917" style:font-name="Humanist777BT" fo:font-size="24pt" style:font-size-asian="24pt" style:font-name-complex="Humanist777BT" style:font-size-complex="24pt"/>
    </style:style>
    <style:style style:name="T9" style:family="text">
      <style:text-properties fo:color="#1f1917" style:font-name="Humanist777BT" fo:font-size="13.8000001907349pt" style:font-size-asian="13.8000001907349pt" style:font-name-complex="Humanist777BT" style:font-size-complex="13.8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7cm" svg:viewBox="0 0 4744 2401" draw:points="0,0 4744,0 4744,2401 0,2401">
          <text:p/>
        </draw:polygon>
        <draw:polygon draw:style-name="gr1" draw:text-style-name="P1" draw:layer="layout" svg:width="4.743cm" svg:height="2.4cm" svg:x="8.001cm" svg:y="15.121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3cm" svg:height="2.4cm" svg:x="8.001cm" svg:y="21.555cm" svg:viewBox="0 0 4744 2401" draw:points="0,0 4744,0 4744,2401 0,2401">
          <text:p/>
        </draw:polygon>
        <draw:polygon draw:style-name="gr1" draw:text-style-name="P1" draw:layer="layout" svg:width="4.742cm" svg:height="2.4cm" svg:x="13.614cm" svg:y="15.121cm" svg:viewBox="0 0 4743 2401" draw:points="0,0 4743,0 4743,2401 0,2401">
          <text:p/>
        </draw:polygon>
        <draw:polygon draw:style-name="gr2" draw:text-style-name="P1" draw:layer="layout" svg:width="4.742cm" svg:height="2.4cm" svg:x="13.614cm" svg:y="18.314cm" svg:viewBox="0 0 4743 2401" draw:points="0,0 4743,0 4743,2401 0,2401">
          <text:p/>
        </draw:polygon>
        <draw:polygon draw:style-name="gr1" draw:text-style-name="P1" draw:layer="layout" svg:width="4.742cm" svg:height="2.4cm" svg:x="13.614cm" svg:y="21.548cm" svg:viewBox="0 0 4743 2401" draw:points="0,0 4743,0 4743,2401 0,2401">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2cm" svg:height="2.399cm" svg:x="13.614cm" svg:y="5.527cm" svg:viewBox="0 0 4743 2400" draw:points="0,0 4743,0 4743,2400 0,2400">
          <text:p/>
        </draw:polygon>
        <draw:polygon draw:style-name="gr1" draw:text-style-name="P1" draw:layer="layout" svg:width="0.328cm" svg:height="0.284cm" svg:x="9.36cm" svg:y="6.575cm" svg:viewBox="0 0 329 285" draw:points="164,0 246,143 329,285 164,285 0,285 82,143">
          <text:p/>
        </draw:polygon>
        <draw:polygon draw:style-name="gr1" draw:text-style-name="P1" draw:layer="layout" svg:width="0.328cm" svg:height="0.284cm" svg:x="14.79cm" svg:y="6.53cm" svg:viewBox="0 0 329 285" draw:points="165,0 247,142 329,285 165,285 0,285 82,142">
          <text:p/>
        </draw:polygon>
        <draw:polygon draw:style-name="gr1" draw:text-style-name="P1" draw:layer="layout" svg:width="0.328cm" svg:height="0.284cm" svg:x="11.437cm" svg:y="6.575cm" svg:viewBox="0 0 329 285" draw:points="164,0 247,143 329,285 164,285 0,285 82,143">
          <text:p/>
        </draw:polygon>
        <draw:polygon draw:style-name="gr1" draw:text-style-name="P1" draw:layer="layout" svg:width="0.328cm" svg:height="0.284cm" svg:x="16.867cm" svg:y="6.53cm" svg:viewBox="0 0 329 285" draw:points="164,0 246,142 329,285 164,285 0,285 82,142">
          <text:p/>
        </draw:polygon>
        <draw:polyline draw:style-name="gr3" draw:text-style-name="P1" draw:layer="layout" svg:width="3.953cm" svg:height="2.387cm" svg:x="8.37cm" svg:y="8.723cm" svg:viewBox="0 0 3954 2388" draw:points="0,0 186,265 417,501 648,681 817,788 952,833 1036,929 1171,1031 1278,1126 1284,1205 1211,1301 1194,1374 1245,1430 1352,1481 1498,1526 1651,1554 1820,1548 1910,1526 1938,1436 1910,1351 1803,1318 1640,1267 1561,1216 1572,1143 1662,1047 1780,963 1910,957 2141,969 2372,991 2422,1025 2434,1104 2417,1199 2417,1284 2439,1329 2507,1368 2614,1396 2704,1425 2783,1498 2839,1588 2873,1655 2951,1740 3042,1836 3143,1943 3216,2056 3312,2141 3453,2219 3633,2270 3779,2298 3858,2332 3954,2388">
          <text:p/>
        </draw:polyline>
        <draw:polyline draw:style-name="gr3" draw:text-style-name="P1" draw:layer="layout" svg:width="3.62cm" svg:height="1.931cm" svg:x="9.119cm" svg:y="8.712cm" svg:viewBox="0 0 3621 1932" draw:points="0,0 73,158 192,248 366,332 541,428 766,501 918,535 1104,552 1233,585 1380,619 1554,659 1706,704 1796,749 1847,766 1937,760 2004,743 2072,754 2117,816 2168,935 2224,996 2325,1070 2387,1132 2438,1205 2534,1261 2635,1289 2770,1312 2877,1357 2956,1402 2978,1464 2962,1503 2866,1520 2753,1531 2703,1565 2680,1616 2697,1678 2759,1711 2838,1779 2905,1841 3007,1880 3125,1892 3282,1903 3457,1915 3621,1932">
          <text:p/>
        </draw:polyline>
        <draw:polyline draw:style-name="gr3" draw:text-style-name="P1" draw:layer="layout" svg:width="4.334cm" svg:height="1.384cm" svg:x="13.614cm" svg:y="9.279cm" svg:viewBox="0 0 4335 1385" draw:points="0,1385 391,1340 647,1295 872,1220 1249,1114 1761,1053 2423,993 3056,903 3628,827 4124,767 4335,662 4335,557 4275,421 4245,210 4229,45 4139,0 4049,60 3838,135 3628,165 3387,256 3041,316 2755,391 2454,511 2258,662 2107,722 1837,767 1671,827 1369,842 1113,903 767,963 391,1068 0,1098">
          <text:p/>
        </draw:polyline>
        <draw:line draw:style-name="gr3" draw:text-style-name="P1" draw:layer="layout" svg:x1="8.001cm" svg:y1="15.379cm" svg:x2="8.001cm" svg:y2="15.418cm">
          <text:p/>
        </draw:line>
        <draw:polyline draw:style-name="gr3" draw:text-style-name="P1" draw:layer="layout" svg:width="4.759cm" svg:height="0.348cm" svg:x="8.001cm" svg:y="15.418cm" svg:viewBox="0 0 4760 349" draw:points="0,0 218,13 347,130 618,194 876,207 1095,207 1353,194 1521,104 1702,78 1934,117 2205,155 2502,233 2760,297 2914,297 3030,233 3147,194 3366,181 3701,194 4038,220 4360,259 4567,284 4760,349">
          <text:p/>
        </draw:polyline>
        <draw:polyline draw:style-name="gr3" draw:text-style-name="P1" draw:layer="layout" svg:width="2.696cm" svg:height="1.084cm" svg:x="10.051cm" svg:y="16.153cm" svg:viewBox="0 0 2697 1085" draw:points="2697,13 2452,0 2168,26 1961,90 1664,181 1471,245 1264,284 1187,361 1097,503 1032,646 955,736 864,814 800,956 735,1046 606,1085 464,1085 310,1007 181,943 103,878 0,852">
          <text:p/>
        </draw:polyline>
        <draw:line draw:style-name="gr3" draw:text-style-name="P1" draw:layer="layout" svg:x1="9.955cm" svg:y1="16.994cm" svg:x2="9.798cm" svg:y2="16.977cm">
          <text:p/>
        </draw:line>
        <draw:line draw:style-name="gr3" draw:text-style-name="P1" draw:layer="layout" svg:x1="9.826cm" svg:y1="16.811cm" svg:x2="9.973cm" svg:y2="16.829cm">
          <text:p/>
        </draw:line>
        <draw:polyline draw:style-name="gr3" draw:text-style-name="P1" draw:layer="layout" svg:width="2.708cm" svg:height="0.915cm" svg:x="8.001cm" svg:y="15.947cm" svg:viewBox="0 0 2709 916" draw:points="2106,904 2283,916 2412,865 2515,684 2567,529 2644,388 2709,284 2709,181 2644,130 2528,142 2374,168 2193,155 2090,64 1961,12 1806,0 1638,25 1470,64 1315,117 1160,155 966,181 799,168 631,142 412,91 231,64 0,12">
          <text:p/>
        </draw:polyline>
        <draw:polyline draw:style-name="gr3" draw:text-style-name="P1" draw:layer="layout" svg:width="4.732cm" svg:height="0.283cm" svg:x="13.614cm" svg:y="16.837cm" svg:viewBox="0 0 4733 284" draw:points="0,284 229,284 462,272 771,259 1055,272 1274,246 1429,220 1752,207 2139,207 2435,181 2642,130 2861,104 3185,104 3314,65 3391,14 3520,0 3636,26 3752,117 3855,194 3984,194 4217,181 4449,130 4604,117 4733,104">
          <text:p/>
        </draw:polyline>
        <draw:polyline draw:style-name="gr3" draw:text-style-name="P1" draw:layer="layout" svg:width="1.626cm" svg:height="0.813cm" svg:x="16.733cm" svg:y="15.83cm" svg:viewBox="0 0 1627 814" draw:points="1627,814 1510,788 1407,698 1330,659 1239,595 1162,466 1085,388 969,363 840,401 736,492 646,569 569,595 466,595 337,582 232,582 181,530 155,388 103,247 39,92 0,0">
          <text:p/>
        </draw:polyline>
        <draw:line draw:style-name="gr3" draw:text-style-name="P1" draw:layer="layout" svg:x1="16.703cm" svg:y1="15.73cm" svg:x2="16.677cm" svg:y2="15.591cm">
          <text:p/>
        </draw:line>
        <draw:line draw:style-name="gr3" draw:text-style-name="P1" draw:layer="layout" svg:x1="16.657cm" svg:y1="15.49cm" svg:x2="16.627cm" svg:y2="15.315cm">
          <text:p/>
        </draw:line>
        <draw:line draw:style-name="gr3" draw:text-style-name="P1" draw:layer="layout" svg:x1="16.514cm" svg:y1="15.314cm" svg:x2="16.528cm" svg:y2="15.496cm">
          <text:p/>
        </draw:line>
        <draw:line draw:style-name="gr3" draw:text-style-name="P1" draw:layer="layout" svg:x1="16.527cm" svg:y1="15.598cm" svg:x2="16.527cm" svg:y2="15.74cm">
          <text:p/>
        </draw:line>
        <draw:path draw:style-name="gr3" draw:text-style-name="P1" draw:layer="layout" svg:width="2.9cm" svg:height="1.11cm" svg:x="13.614cm" svg:y="15.83cm" svg:viewBox="0 0 2901 1111" svg:d="M2901 0l-13 117c-21 46-49 78-78 103l-154 78-220 65-194 77-232 77-142 65-168 39-219 13-232 51-220 78-167 103-91 167-116 65-180 13-155-13-320-39">
          <text:p/>
        </draw:path>
        <draw:line draw:style-name="gr3" draw:text-style-name="P1" draw:layer="layout" svg:x1="9.73cm" svg:y1="16.807cm" svg:x2="9.607cm" svg:y2="16.796cm">
          <text:p/>
        </draw:line>
        <draw:line draw:style-name="gr3" draw:text-style-name="P1" draw:layer="layout" svg:x1="9.736cm" svg:y1="16.976cm" svg:x2="9.605cm" svg:y2="16.962cm">
          <text:p/>
        </draw:line>
        <draw:polyline draw:style-name="gr3" draw:text-style-name="P1" draw:layer="layout" svg:width="3.15cm" svg:height="1.347cm" svg:x="8.001cm" svg:y="18.564cm" svg:viewBox="0 0 3151 1348" draw:points="0,937 296,980 522,1018 692,1046 899,1056 1045,1032 1144,960 1205,838 1257,678 1276,508 1280,358 1309,268 1403,179 1502,89 1577,18 1648,0 1704,9 1723,56 1714,131 1733,216 1794,320 1893,456 1982,570 2053,650 2095,678 2156,687 2232,687 2265,711 2279,777 2269,829 2298,866 2359,890 2467,918 2562,980 2651,1060 2740,1131 2854,1188 2981,1258 3151,1348">
          <text:p/>
        </draw:polyline>
        <draw:polyline draw:style-name="gr3" draw:text-style-name="P1" draw:layer="layout" svg:width="2.929cm" svg:height="0.584cm" svg:x="8.001cm" svg:y="19.666cm" svg:viewBox="0 0 2930 585" draw:points="0,344 159,329 277,315 390,301 546,296 701,311 842,315 993,301 1134,259 1243,240 1379,231 1530,202 1662,160 1761,118 1874,47 1959,9 2067,0 2171,0 2256,19 2322,80 2393,165 2454,235 2534,315 2605,372 2737,461 2878,547 2930,585">
          <text:p/>
        </draw:polyline>
        <draw:frame draw:style-name="gr4" draw:text-style-name="P3" draw:layer="layout" svg:width="0.455cm" svg:height="0.526cm" svg:x="11.046cm" svg:y="19.926cm">
          <draw:text-box>
            <text:p text:style-name="P2"><text:span text:style-name="T1">?</text:span></text:p>
          </draw:text-box>
        </draw:frame>
        <draw:polyline draw:style-name="gr3" draw:text-style-name="P1" draw:layer="layout" svg:width="3.607cm" svg:height="0.589cm" svg:x="14.755cm" svg:y="19.236cm" svg:viewBox="0 0 3608 590" draw:points="3608,590 3382,524 3182,456 2977,425 2772,410 2612,374 2412,338 2207,297 2028,261 1781,215 1586,189 1339,179 1129,164 913,138 703,128 462,128 298,112 185,76 0,0">
          <text:p/>
        </draw:polyline>
        <draw:polyline draw:style-name="gr3" draw:text-style-name="P1" draw:layer="layout" svg:width="3.514cm" svg:height="0.492cm" svg:x="14.837cm" svg:y="19.097cm" svg:viewBox="0 0 3515 493" draw:points="3515,493 3321,447 3095,422 2926,401 2787,370 2618,333 2505,323 2356,313 2248,298 2146,277 1992,257 1864,236 1715,190 1607,118 1499,72 1376,46 1222,41 1094,67 986,87 801,97 616,87 380,72 180,41 0,0">
          <text:p/>
        </draw:polyline>
        <draw:polyline draw:style-name="gr3" draw:text-style-name="P1" draw:layer="layout" svg:width="0.728cm" svg:height="1.248cm" svg:x="9.527cm" svg:y="21.554cm" svg:viewBox="0 0 729 1249" draw:points="6,0 0,192 33,267 97,321 123,439 161,492 246,545 327,567 418,583 466,626 530,754 589,855 610,989 627,1027 658,1063 712,1133 729,1175 729,1197 726,1220 711,1239 674,1249 640,1249">
          <text:p/>
        </draw:polyline>
        <draw:polyline draw:style-name="gr3" draw:text-style-name="P1" draw:layer="layout" svg:width="0.213cm" svg:height="0.027cm" svg:x="9.913cm" svg:y="22.772cm" svg:viewBox="0 0 214 28" draw:points="214,25 128,1 81,0 41,11 0,28">
          <text:p/>
        </draw:polyline>
        <draw:polyline draw:style-name="gr3" draw:text-style-name="P1" draw:layer="layout" svg:width="0.037cm" svg:height="0.204cm" svg:x="9.853cm" svg:y="22.82cm" svg:viewBox="0 0 38 205" draw:points="38,0 11,49 4,81 0,117 4,150 13,173 31,205">
          <text:p/>
        </draw:polyline>
        <draw:polyline draw:style-name="gr3" draw:text-style-name="P1" draw:layer="layout" svg:width="0.184cm" svg:height="0.115cm" svg:x="9.905cm" svg:y="23.044cm" svg:viewBox="0 0 185 116" draw:points="0,0 77,49 185,116">
          <text:p/>
        </draw:polyline>
        <draw:polyline draw:style-name="gr3" draw:text-style-name="P1" draw:layer="layout" svg:width="0.205cm" svg:height="0.062cm" svg:x="10.124cm" svg:y="23.177cm" svg:viewBox="0 0 206 63" draw:points="0,0 46,26 85,44 135,60 206,63">
          <text:p/>
        </draw:polyline>
        <draw:polyline draw:style-name="gr3" draw:text-style-name="P1" draw:layer="layout" svg:width="0.205cm" svg:height="0.097cm" svg:x="10.37cm" svg:y="23.139cm" svg:viewBox="0 0 206 98" draw:points="0,98 71,82 128,57 169,28 206,0">
          <text:p/>
        </draw:polyline>
        <draw:polyline draw:style-name="gr3" draw:text-style-name="P1" draw:layer="layout" svg:width="0.212cm" svg:height="0.057cm" svg:x="10.608cm" svg:y="23.054cm" svg:viewBox="0 0 213 58" draw:points="0,58 46,32 104,14 152,5 213,0">
          <text:p/>
        </draw:polyline>
        <draw:polyline draw:style-name="gr3" draw:text-style-name="P1" draw:layer="layout" svg:width="0.234cm" svg:height="0.009cm" svg:x="10.869cm" svg:y="23.047cm" svg:viewBox="0 0 235 10" draw:points="0,10 112,8 235,0">
          <text:p/>
        </draw:polyline>
        <draw:polyline draw:style-name="gr3" draw:text-style-name="P1" draw:layer="layout" svg:width="0.174cm" svg:height="0.07cm" svg:x="11.137cm" svg:y="22.977cm" svg:viewBox="0 0 175 71" draw:points="0,71 95,62 132,46 155,28 175,0">
          <text:p/>
        </draw:polyline>
        <draw:polyline draw:style-name="gr3" draw:text-style-name="P1" draw:layer="layout" svg:width="0.14cm" svg:height="0.139cm" svg:x="11.192cm" svg:y="22.802cm" svg:viewBox="0 0 141 140" draw:points="132,140 139,121 141,88 129,49 94,18 57,4 0,0">
          <text:p/>
        </draw:polyline>
        <draw:polyline draw:style-name="gr3" draw:text-style-name="P1" draw:layer="layout" svg:width="0.201cm" svg:height="0.007cm" svg:x="10.945cm" svg:y="22.798cm" svg:viewBox="0 0 202 8" draw:points="202,0 100,6 0,8">
          <text:p/>
        </draw:polyline>
        <draw:polyline draw:style-name="gr3" draw:text-style-name="P1" draw:layer="layout" svg:width="0.198cm" svg:height="0.012cm" svg:x="10.696cm" svg:y="22.791cm" svg:viewBox="0 0 199 13" draw:points="199,13 114,8 0,0">
          <text:p/>
        </draw:polyline>
        <draw:polyline draw:style-name="gr3" draw:text-style-name="P1" draw:layer="layout" svg:width="0.657cm" svg:height="1.234cm" svg:x="9.992cm" svg:y="21.548cm" svg:viewBox="0 0 658 1235" draw:points="658,1235 621,1214 572,1166 476,1048 391,920 300,786 225,658 171,567 107,477 59,359 32,252 5,119 0,0">
          <text:p/>
        </draw:polyline>
        <draw:polyline draw:style-name="gr3" draw:text-style-name="P1" draw:layer="layout" svg:width="4.738cm" svg:height="0.661cm" svg:x="13.614cm" svg:y="23.111cm" svg:viewBox="0 0 4739 662" draw:points="0,662 220,639 458,610 690,592 852,563 1032,511 1177,436 1316,384 1473,342 1653,307 1804,284 1937,249 2047,209 2105,156 2157,98 2175,35 2204,11 2250,0 2308,0 2349,35 2372,93 2430,133 2534,168 2674,180 2865,209 3052,226 3197,255 3347,290 3458,319 3603,342 3759,348 3974,348 4223,348 4409,342 4554,319 4664,296 4739,278">
          <text:p/>
        </draw:polyline>
        <draw:polyline draw:style-name="gr3" draw:text-style-name="P1" draw:layer="layout" svg:width="2.001cm" svg:height="0.76cm" svg:x="13.614cm" svg:y="22.861cm" svg:viewBox="0 0 2002 761" draw:points="0,761 145,755 307,732 435,703 603,668 777,639 881,610 968,570 1044,523 1142,489 1247,471 1392,460 1491,442 1619,402 1741,355 1868,315 1955,256 1973,232 1984,140 2002,0">
          <text:p/>
        </draw:polyline>
        <draw:polyline draw:style-name="gr3" draw:text-style-name="P1" draw:layer="layout" svg:width="0.023cm" svg:height="0.224cm" svg:x="15.618cm" svg:y="22.599cm" svg:viewBox="0 0 24 225" draw:points="0,225 14,69 24,0">
          <text:p/>
        </draw:polyline>
        <draw:polyline draw:style-name="gr3" draw:text-style-name="P1" draw:layer="layout" svg:width="0.091cm" svg:height="0.198cm" svg:x="15.65cm" svg:y="22.361cm" svg:viewBox="0 0 92 199" draw:points="0,199 14,129 25,96 45,63 92,0">
          <text:p/>
        </draw:polyline>
        <draw:polyline draw:style-name="gr3" draw:text-style-name="P1" draw:layer="layout" svg:width="0.143cm" svg:height="0.065cm" svg:x="15.762cm" svg:y="22.274cm" svg:viewBox="0 0 144 66" draw:points="0,66 37,35 73,16 103,4 144,0">
          <text:p/>
        </draw:polyline>
        <draw:polyline draw:style-name="gr3" draw:text-style-name="P1" draw:layer="layout" svg:width="0.148cm" svg:height="0.036cm" svg:x="15.932cm" svg:y="22.27cm" svg:viewBox="0 0 149 37" draw:points="0,0 39,0 72,5 99,12 149,37">
          <text:p/>
        </draw:polyline>
        <draw:polyline draw:style-name="gr3" draw:text-style-name="P1" draw:layer="layout" svg:width="0.047cm" svg:height="0.174cm" svg:x="16.099cm" svg:y="22.325cm" svg:viewBox="0 0 48 175" draw:points="0,0 28,43 41,81 48,121 48,175">
          <text:p/>
        </draw:polyline>
        <draw:polyline draw:style-name="gr3" draw:text-style-name="P1" draw:layer="layout" svg:width="0.014cm" svg:height="0.199cm" svg:x="16.146cm" svg:y="22.531cm" svg:viewBox="0 0 15 200" draw:points="0,0 2,66 7,126 15,200">
          <text:p/>
        </draw:polyline>
        <draw:polyline draw:style-name="gr3" draw:text-style-name="P1" draw:layer="layout" svg:width="2.192cm" svg:height="0.59cm" svg:x="16.162cm" svg:y="22.759cm" svg:viewBox="0 0 2193 591" draw:points="0,0 7,60 18,131 25,237 50,328 88,364 141,388 219,388 305,367 354,339 411,325 481,314 538,318 612,346 682,385 735,424 781,445 869,459 937,462 1004,477 1057,523 1106,566 1180,584 1282,591 1378,580 1466,559 1537,523 1600,473 1643,399 1667,350 1717,300 1798,258 1883,215 1967,173 2070,152 2193,131">
          <text:p/>
        </draw:polyline>
        <draw:polygon draw:style-name="gr1" draw:text-style-name="P1" draw:layer="layout" svg:width="4.743cm" svg:height="2.399cm" svg:x="8.001cm" svg:y="11.908cm" svg:viewBox="0 0 4744 2400" draw:points="0,0 4744,0 4744,2400 0,2400">
          <text:p/>
        </draw:polygon>
        <draw:polygon draw:style-name="gr1" draw:text-style-name="P1" draw:layer="layout" svg:width="4.742cm" svg:height="2.4cm" svg:x="13.614cm" svg:y="11.911cm" svg:viewBox="0 0 4743 2401" draw:points="0,0 4743,0 4743,2401 0,2401">
          <text:p/>
        </draw:polygon>
        <draw:polyline draw:style-name="gr3" draw:text-style-name="P1" draw:layer="layout" svg:width="4.748cm" svg:height="0.397cm" svg:x="8.001cm" svg:y="13.055cm" svg:viewBox="0 0 4749 398" draw:points="0,275 227,191 391,123 638,27 843,0 1076,13 1213,109 1350,178 1528,150 1692,123 1816,150 1939,219 2076,233 2240,247 2391,302 2556,371 2693,398 2843,357 3049,302 3268,247 3487,191 3706,150 3940,137 4159,137 4351,123 4529,109 4749,68">
          <text:p/>
        </draw:polyline>
        <draw:polyline draw:style-name="gr3" draw:text-style-name="P1" draw:layer="layout" svg:width="4.695cm" svg:height="0.968cm" svg:x="8.001cm" svg:y="11.909cm" svg:viewBox="0 0 4696 969" draw:points="0,941 254,859 487,804 706,736 912,722 1199,749 1432,804 1665,859 1871,886 1939,914 2021,941 2103,914 2158,832 2240,804 2460,790 2720,804 2967,804 3254,832 3501,859 3679,886 3831,941 3995,969 4255,969 4379,900 4461,749 4502,599 4502,366 4543,242 4696,0">
          <text:p/>
        </draw:polyline>
        <draw:polyline draw:style-name="gr3" draw:text-style-name="P1" draw:layer="layout" svg:width="0.892cm" svg:height="1.019cm" svg:x="9.163cm" svg:y="13.289cm" svg:viewBox="0 0 893 1020" draw:points="0,1020 92,822 312,630 463,548 531,437 614,286 737,149 893,0">
          <text:p/>
        </draw:polyline>
        <draw:polyline draw:style-name="gr3" draw:text-style-name="P1" draw:layer="layout" svg:width="0.323cm" svg:height="0.799cm" svg:x="10.72cm" svg:y="11.91cm" svg:viewBox="0 0 324 800" draw:points="0,800 125,625 235,473 290,323 303,158 324,0">
          <text:p/>
        </draw:polyline>
        <draw:polyline draw:style-name="gr3" draw:text-style-name="P1" draw:layer="layout" svg:width="0.106cm" svg:height="0.853cm" svg:x="11.543cm" svg:y="11.914cm" svg:viewBox="0 0 107 854" draw:points="14,854 14,690 0,525 27,401 69,264 107,0">
          <text:p/>
        </draw:polyline>
        <draw:polyline draw:style-name="gr3" draw:text-style-name="P1" draw:layer="layout" svg:width="0.706cm" svg:height="0.866cm" svg:x="9.872cm" svg:y="13.435cm" svg:viewBox="0 0 707 867" draw:points="707,0 453,277 301,428 232,565 95,729 0,867">
          <text:p/>
        </draw:polyline>
        <draw:polyline draw:style-name="gr3" draw:text-style-name="P1" draw:layer="layout" svg:width="0.247cm" svg:height="2.356cm" svg:x="14.501cm" svg:y="11.935cm" svg:viewBox="0 0 248 2357" draw:points="248,0 166,562 110,904 96,1234 69,1590 41,1987 14,2289 0,2357">
          <text:p/>
        </draw:polyline>
        <draw:polyline draw:style-name="gr3" draw:text-style-name="P1" draw:layer="layout" svg:width="0.041cm" svg:height="2.383cm" svg:x="15.227cm" svg:y="11.908cm" svg:viewBox="0 0 42 2384" draw:points="29,2384 42,1905 42,1494 15,1109 15,643 0,219 0,0">
          <text:p/>
        </draw:polyline>
        <draw:polyline draw:style-name="gr3" draw:text-style-name="P1" draw:layer="layout" svg:width="0.966cm" svg:height="0.48cm" svg:x="13.614cm" svg:y="13.387cm" svg:viewBox="0 0 967 481" draw:points="0,481 257,371 573,233 806,96 967,0">
          <text:p/>
        </draw:polyline>
        <draw:polyline draw:style-name="gr3" draw:text-style-name="P1" draw:layer="layout" svg:width="3.098cm" svg:height="0.744cm" svg:x="15.253cm" svg:y="12.414cm" svg:viewBox="0 0 3099 745" draw:points="0,745 276,659 550,576 824,480 1111,357 1399,261 1618,192 1769,179 1880,192 2003,192 2195,179 2428,137 2688,69 2921,28 3099,0">
          <text:p/>
        </draw:polyline>
        <draw:line draw:style-name="gr1" draw:text-style-name="P1" draw:layer="layout" svg:x1="13.614cm" svg:y1="14.182cm" svg:x2="13.614cm" svg:y2="14.086cm">
          <text:p/>
        </draw:line>
        <draw:polyline draw:style-name="gr3" draw:text-style-name="P1" draw:layer="layout" svg:width="0.942cm" svg:height="0.358cm" svg:x="13.614cm" svg:y="13.728cm" svg:viewBox="0 0 943 359" draw:points="0,359 340,263 573,236 738,153 943,0">
          <text:p/>
        </draw:polyline>
        <draw:polyline draw:style-name="gr3" draw:text-style-name="P1" draw:layer="layout" svg:width="3.067cm" svg:height="0.873cm" svg:x="15.27cm" svg:y="12.606cm" svg:viewBox="0 0 3068 874" draw:points="0,874 218,796 409,727 588,686 670,714 779,714 875,645 971,590 1149,536 1437,467 1726,357 2013,330 2274,262 2520,193 2726,125 2931,56 3068,0">
          <text:p/>
        </draw:polyline>
        <draw:polyline draw:style-name="gr5" draw:text-style-name="P1" draw:layer="layout" svg:width="0.606cm" svg:height="0.487cm" svg:x="10.103cm" svg:y="12.731cm" svg:viewBox="0 0 607 488" draw:points="0,488 32,459 60,413 112,348 172,284 194,265 225,256 302,267 322,272 354,275 390,260 435,230 484,183 549,97 607,0">
          <text:p/>
        </draw:polyline>
        <draw:polyline draw:style-name="gr5" draw:text-style-name="P1" draw:layer="layout" svg:width="0.881cm" svg:height="0.552cm" svg:x="10.67cm" svg:y="12.804cm" svg:viewBox="0 0 882 553" draw:points="0,553 54,495 115,447 189,353 269,279 354,249 410,234 481,240 562,247 674,228 748,194 798,167 833,112 870,57 882,0">
          <text:p/>
        </draw:polyline>
        <draw:polyline draw:style-name="gr5" draw:text-style-name="P1" draw:layer="layout" svg:width="0.545cm" svg:height="0.179cm" svg:x="14.656cm" svg:y="13.176cm" svg:viewBox="0 0 546 180" draw:points="0,180 154,123 321,68 546,0">
          <text:p/>
        </draw:polyline>
        <draw:polyline draw:style-name="gr5" draw:text-style-name="P1" draw:layer="layout" svg:width="0.562cm" svg:height="0.191cm" svg:x="14.652cm" svg:y="13.499cm" svg:viewBox="0 0 563 192" draw:points="0,192 179,127 402,43 563,0">
          <text:p/>
        </draw:polyline>
        <draw:polygon draw:style-name="gr1" draw:text-style-name="P1" draw:layer="layout" svg:width="4.743cm" svg:height="2.4cm" svg:x="8.001cm" svg:y="24.721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line draw:style-name="gr3" draw:text-style-name="P1" draw:layer="layout" svg:width="4.747cm" svg:height="1.788cm" svg:x="8.001cm" svg:y="24.876cm" svg:viewBox="0 0 4748 1789" draw:points="4748,1732 4605,1789 4476,1732 4318,1646 4075,1589 3774,1517 3559,1474 3359,1374 3173,1303 3015,1203 2858,1074 2743,901 2643,729 2457,500 2228,357 1956,186 1742,100 1541,28 1341,0 1141,0 897,14 711,57 583,143 511,286 482,486 454,615 397,729 282,815 0,844">
          <text:p/>
        </draw:polyline>
        <draw:polyline draw:style-name="gr3" draw:text-style-name="P1" draw:layer="layout" svg:width="3.512cm" svg:height="1.435cm" svg:x="8.999cm" svg:y="25.677cm" svg:viewBox="0 0 3513 1436" draw:points="200,1436 143,1203 42,1003 0,773 0,572 28,315 71,215 186,172 314,129 472,57 615,14 758,0 930,28 1058,172 1159,358 1287,501 1445,658 1631,801 1817,917 2017,1074 2132,1160 2246,1203 2432,1246 2547,1203 2633,1131 2761,1117 2976,1117 3176,1146 3349,1174 3435,1217 3478,1346 3513,1434">
          <text:p/>
        </draw:polyline>
        <draw:line draw:style-name="gr1" draw:text-style-name="P1" draw:layer="layout" svg:x1="9.871cm" svg:y1="26.608cm" svg:x2="10.173cm" svg:y2="26.307cm">
          <text:p/>
        </draw:line>
        <draw:line draw:style-name="gr1" draw:text-style-name="P1" draw:layer="layout" svg:x1="10.83cm" svg:y1="25.678cm" svg:x2="11.16cm" svg:y2="25.348cm">
          <text:p/>
        </draw:line>
        <draw:polygon draw:style-name="gr3" draw:text-style-name="P1" draw:layer="layout" svg:width="0.689cm" svg:height="0.455cm" svg:x="11.5cm" svg:y="25.113cm" svg:viewBox="0 0 690 456" draw:points="14,288 45,333 90,381 151,417 218,439 279,453 338,456 408,448 469,428 516,403 568,378 615,355 663,339 676,322 690,294 685,261 651,216 593,191 528,177 455,169 416,155 391,118 380,70 366,25 338,3 290,0 271,17 263,50 257,96 246,124 218,143 179,146 126,146 67,152 31,169 9,191 0,219 0,255">
          <text:p/>
        </draw:polygon>
        <draw:line draw:style-name="gr1" draw:text-style-name="P1" draw:layer="layout" svg:x1="10.047cm" svg:y1="25.534cm" svg:x2="10.173cm" svg:y2="25.663cm">
          <text:p/>
        </draw:line>
        <draw:line draw:style-name="gr1" draw:text-style-name="P1" draw:layer="layout" svg:x1="10.225cm" svg:y1="25.722cm" svg:x2="10.356cm" svg:y2="25.873cm">
          <text:p/>
        </draw:line>
        <draw:line draw:style-name="gr1" draw:text-style-name="P1" draw:layer="layout" svg:x1="10.405cm" svg:y1="25.924cm" svg:x2="10.512cm" svg:y2="26.055cm">
          <text:p/>
        </draw:line>
        <draw:line draw:style-name="gr1" draw:text-style-name="P1" draw:layer="layout" svg:x1="10.555cm" svg:y1="26.097cm" svg:x2="10.675cm" svg:y2="26.208cm">
          <text:p/>
        </draw:line>
        <draw:line draw:style-name="gr1" draw:text-style-name="P1" draw:layer="layout" svg:x1="10.737cm" svg:y1="26.263cm" svg:x2="10.891cm" svg:y2="26.389cm">
          <text:p/>
        </draw:line>
        <draw:line draw:style-name="gr1" draw:text-style-name="P1" draw:layer="layout" svg:x1="10.11cm" svg:y1="25.6cm" svg:x2="10.068cm" svg:y2="25.653cm">
          <text:p/>
        </draw:line>
        <draw:line draw:style-name="gr1" draw:text-style-name="P1" draw:layer="layout" svg:x1="10.294cm" svg:y1="25.801cm" svg:x2="10.252cm" svg:y2="25.84cm">
          <text:p/>
        </draw:line>
        <draw:line draw:style-name="gr1" draw:text-style-name="P1" draw:layer="layout" svg:x1="10.461cm" svg:y1="25.996cm" svg:x2="10.408cm" svg:y2="26.038cm">
          <text:p/>
        </draw:line>
        <draw:line draw:style-name="gr1" draw:text-style-name="P1" draw:layer="layout" svg:x1="10.617cm" svg:y1="26.155cm" svg:x2="10.567cm" svg:y2="26.205cm">
          <text:p/>
        </draw:line>
        <draw:line draw:style-name="gr1" draw:text-style-name="P1" draw:layer="layout" svg:x1="10.811cm" svg:y1="26.325cm" svg:x2="10.778cm" svg:y2="26.369cm">
          <text:p/>
        </draw:line>
        <draw:line draw:style-name="gr1" draw:text-style-name="P1" draw:layer="layout" svg:x1="10.089cm" svg:y1="25.499cm" svg:x2="10.201cm" svg:y2="25.622cm">
          <text:p/>
        </draw:line>
        <draw:line draw:style-name="gr1" draw:text-style-name="P1" draw:layer="layout" svg:x1="10.26cm" svg:y1="25.701cm" svg:x2="10.38cm" svg:y2="25.838cm">
          <text:p/>
        </draw:line>
        <draw:line draw:style-name="gr1" draw:text-style-name="P1" draw:layer="layout" svg:x1="10.433cm" svg:y1="25.9cm" svg:x2="10.543cm" svg:y2="26.033cm">
          <text:p/>
        </draw:line>
        <draw:line draw:style-name="gr1" draw:text-style-name="P1" draw:layer="layout" svg:x1="10.589cm" svg:y1="26.079cm" svg:x2="10.692cm" svg:y2="26.179cm">
          <text:p/>
        </draw:line>
        <draw:line draw:style-name="gr1" draw:text-style-name="P1" draw:layer="layout" svg:x1="10.758cm" svg:y1="26.231cm" svg:x2="10.911cm" svg:y2="26.35cm">
          <text:p/>
        </draw:line>
        <draw:line draw:style-name="gr1" draw:text-style-name="P1" draw:layer="layout" svg:x1="10.144cm" svg:y1="25.559cm" svg:x2="10.18cm" svg:y2="25.527cm">
          <text:p/>
        </draw:line>
        <draw:line draw:style-name="gr1" draw:text-style-name="P1" draw:layer="layout" svg:x1="10.318cm" svg:y1="25.764cm" svg:x2="10.353cm" svg:y2="25.739cm">
          <text:p/>
        </draw:line>
        <draw:line draw:style-name="gr1" draw:text-style-name="P1" draw:layer="layout" svg:x1="10.484cm" svg:y1="25.963cm" svg:x2="10.52cm" svg:y2="25.933cm">
          <text:p/>
        </draw:line>
        <draw:line draw:style-name="gr1" draw:text-style-name="P1" draw:layer="layout" svg:x1="10.633cm" svg:y1="26.121cm" svg:x2="10.666cm" svg:y2="26.093cm">
          <text:p/>
        </draw:line>
        <draw:line draw:style-name="gr1" draw:text-style-name="P1" draw:layer="layout" svg:x1="10.834cm" svg:y1="26.288cm" svg:x2="10.863cm" svg:y2="26.252cm">
          <text:p/>
        </draw:line>
        <draw:line draw:style-name="gr1" draw:text-style-name="P1" draw:layer="layout" svg:x1="8.23cm" svg:y1="25.769cm" svg:x2="8.215cm" svg:y2="25.992cm">
          <text:p/>
        </draw:line>
        <draw:path draw:style-name="gr1" draw:text-style-name="P1" draw:layer="layout" svg:width="0.022cm" svg:height="0.229cm" svg:x="8.215cm" svg:y="26.078cm" svg:viewBox="0 0 23 230" svg:d="M0 0c2 75 13 151 23 230">
          <text:p/>
        </draw:path>
        <draw:path draw:style-name="gr1" draw:text-style-name="P1" draw:layer="layout" svg:width="0.061cm" svg:height="0.182cm" svg:x="8.259cm" svg:y="26.42cm" svg:viewBox="0 0 62 183" svg:d="M0 0c13 61 31 122 62 183">
          <text:p/>
        </draw:path>
        <draw:path draw:style-name="gr1" draw:text-style-name="P1" draw:layer="layout" svg:width="0.146cm" svg:height="0.087cm" svg:x="8.393cm" svg:y="26.686cm" svg:viewBox="0 0 147 88" svg:d="M0 0c39 48 88 79 147 88">
          <text:p/>
        </draw:path>
        <draw:path draw:style-name="gr1" draw:text-style-name="P1" draw:layer="layout" svg:width="0.138cm" svg:height="0.076cm" svg:x="8.641cm" svg:y="26.697cm" svg:viewBox="0 0 139 77" svg:d="M0 77c56-17 98-39 139-77">
          <text:p/>
        </draw:path>
        <draw:path draw:style-name="gr1" draw:text-style-name="P1" draw:layer="layout" svg:width="0.102cm" svg:height="0.116cm" svg:x="8.852cm" svg:y="26.504cm" svg:viewBox="0 0 103 117" svg:d="M0 117c33-28 59-69 103-117">
          <text:p/>
        </draw:path>
        <draw:line draw:style-name="gr1" draw:text-style-name="P1" draw:layer="layout" svg:x1="8.223cm" svg:y1="25.879cm" svg:x2="8.175cm" svg:y2="25.874cm">
          <text:p/>
        </draw:line>
        <draw:line draw:style-name="gr1" draw:text-style-name="P1" draw:layer="layout" svg:x1="8.22cm" svg:y1="26.202cm" svg:x2="8.168cm" svg:y2="26.206cm">
          <text:p/>
        </draw:line>
        <draw:line draw:style-name="gr1" draw:text-style-name="P1" draw:layer="layout" svg:x1="8.281cm" svg:y1="26.522cm" svg:x2="8.229cm" svg:y2="26.549cm">
          <text:p/>
        </draw:line>
        <draw:line draw:style-name="gr1" draw:text-style-name="P1" draw:layer="layout" svg:x1="8.453cm" svg:y1="26.744cm" svg:x2="8.422cm" svg:y2="26.792cm">
          <text:p/>
        </draw:line>
        <draw:line draw:style-name="gr1" draw:text-style-name="P1" draw:layer="layout" svg:x1="8.714cm" svg:y1="26.744cm" svg:x2="8.744cm" svg:y2="26.792cm">
          <text:p/>
        </draw:line>
        <draw:line draw:style-name="gr1" draw:text-style-name="P1" draw:layer="layout" svg:x1="8.903cm" svg:y1="26.566cm" svg:x2="8.955cm" svg:y2="26.61cm">
          <text:p/>
        </draw:line>
        <draw:path draw:style-name="gr1" draw:text-style-name="P1" draw:layer="layout" svg:width="0.237cm" svg:height="0.083cm" svg:x="8.462cm" svg:y="25.638cm" svg:viewBox="0 0 238 84" svg:d="M0 0c83 15 174 46 238 84">
          <text:p/>
        </draw:path>
        <draw:path draw:style-name="gr1" draw:text-style-name="P1" draw:layer="layout" svg:width="0.178cm" svg:height="0.153cm" svg:x="8.801cm" svg:y="25.776cm" svg:viewBox="0 0 179 154" svg:d="M0 0c66 45 132 93 179 154">
          <text:p/>
        </draw:path>
        <draw:line draw:style-name="gr1" draw:text-style-name="P1" draw:layer="layout" svg:x1="8.593cm" svg:y1="25.675cm" svg:x2="8.616cm" svg:y2="25.612cm">
          <text:p/>
        </draw:line>
        <draw:line draw:style-name="gr1" draw:text-style-name="P1" draw:layer="layout" svg:x1="8.896cm" svg:y1="25.842cm" svg:x2="8.948cm" svg:y2="25.79cm">
          <text:p/>
        </draw:line>
        <draw:polyline draw:style-name="gr3" draw:text-style-name="P1" draw:layer="layout" svg:width="4.742cm" svg:height="1.188cm" svg:x="13.614cm" svg:y="25.419cm" svg:viewBox="0 0 4743 1189" draw:points="0,531 291,516 477,516 606,416 678,216 778,100 921,29 1064,0 1236,0 1365,43 1436,173 1493,373 1551,474 1651,559 1765,645 1823,788 1865,889 1994,931 2252,946 2524,960 2638,931 2710,817 2781,731 2939,702 3197,674 3498,688 3784,717 3970,774 4070,889 4099,989 4256,1032 4457,1075 4600,1117 4743,1189">
          <text:p/>
        </draw:polyline>
        <draw:polyline draw:style-name="gr3" draw:text-style-name="P1" draw:layer="layout" svg:width="4.727cm" svg:height="0.358cm" svg:x="13.614cm" svg:y="26.55cm" svg:viewBox="0 0 4728 359" draw:points="0,72 234,28 492,14 692,43 849,28 993,0 1207,0 1393,28 1551,101 1751,144 1951,187 2180,215 2424,215 2667,201 2924,187 3111,187 3212,158 3283,87 3383,43 3569,28 3755,58 3927,115 4056,144 4185,173 4313,215 4485,258 4728,359">
          <text:p/>
        </draw:polyline>
        <draw:line draw:style-name="gr1" draw:text-style-name="P1" draw:layer="layout" svg:x1="16.413cm" svg:y1="26.355cm" svg:x2="16.407cm" svg:y2="26.291cm">
          <text:p/>
        </draw:line>
        <draw:line draw:style-name="gr1" draw:text-style-name="P1" draw:layer="layout" svg:x1="16.619cm" svg:y1="26.343cm" svg:x2="16.615cm" svg:y2="26.266cm">
          <text:p/>
        </draw:line>
        <draw:line draw:style-name="gr1" draw:text-style-name="P1" draw:layer="layout" svg:x1="16.815cm" svg:y1="26.335cm" svg:x2="16.814cm" svg:y2="26.262cm">
          <text:p/>
        </draw:line>
        <draw:line draw:style-name="gr1" draw:text-style-name="P1" draw:layer="layout" svg:x1="17.004cm" svg:y1="26.327cm" svg:x2="17.003cm" svg:y2="26.254cm">
          <text:p/>
        </draw:line>
        <draw:line draw:style-name="gr1" draw:text-style-name="P1" draw:layer="layout" svg:x1="17.182cm" svg:y1="26.327cm" svg:x2="17.182cm" svg:y2="26.254cm">
          <text:p/>
        </draw:line>
        <draw:line draw:style-name="gr1" draw:text-style-name="P1" draw:layer="layout" svg:x1="17.353cm" svg:y1="26.332cm" svg:x2="17.361cm" svg:y2="26.258cm">
          <text:p/>
        </draw:line>
        <draw:line draw:style-name="gr1" draw:text-style-name="P1" draw:layer="layout" svg:x1="17.528cm" svg:y1="26.353cm" svg:x2="17.541cm" svg:y2="26.287cm">
          <text:p/>
        </draw:line>
        <draw:polyline draw:style-name="gr1" draw:text-style-name="P1" draw:layer="layout" svg:width="1.467cm" svg:height="0.077cm" svg:x="16.243cm" svg:y="26.328cm" svg:viewBox="0 0 1468 78" draw:points="0,31 142,27 258,23 444,12 612,4 773,0 951,0 1060,0 1162,9 1286,23 1366,45 1468,78">
          <text:p/>
        </draw:polyline>
        <draw:polygon draw:style-name="gr6" draw:text-style-name="P4" draw:layer="layout" svg:width="0.093cm" svg:height="0.092cm" svg:x="11.218cm" svg:y="25.396cm" svg:viewBox="0 0 94 93" draw:points="94,93 47,80 0,67 32,33 63,0 78,47">
          <text:p/>
        </draw:polygon>
        <draw:line draw:style-name="gr1" draw:text-style-name="P1" draw:layer="layout" svg:x1="11.153cm" svg:y1="25.349cm" svg:x2="11.255cm" svg:y2="25.431cm">
          <text:p/>
        </draw:line>
        <draw:frame draw:style-name="gr4" draw:text-style-name="P3" draw:layer="layout" svg:width="0.455cm" svg:height="0.526cm" svg:x="14.49cm" svg:y="18.781cm">
          <draw:text-box>
            <text:p text:style-name="P2"><text:span text:style-name="T1">?</text:span></text:p>
          </draw:text-box>
        </draw:frame>
        <draw:frame draw:style-name="gr7" draw:text-style-name="P5" draw:layer="layout" svg:width="0.493cm" svg:height="0.581cm" svg:x="18.161cm" svg:y="27.786cm">
          <draw:text-box>
            <text:p text:style-name="P2"><text:span text:style-name="T2">1</text:span></text:p>
          </draw:text-box>
        </draw:frame>
        <draw:frame draw:style-name="gr8" draw:text-style-name="P6" draw:layer="layout" svg:width="13.625cm" svg:height="0.822cm" svg:x="1.073cm" svg:y="1.641cm">
          <draw:text-box>
            <text:p text:style-name="P2"><text:span text:style-name="T3">Symbole jaskiniowe: Oficjalna lista UIS</text:span></text:p>
          </draw:text-box>
        </draw:frame>
        <draw:frame draw:style-name="gr9" draw:text-style-name="P8" draw:layer="layout" svg:width="16.724cm" svg:height="0.653cm" svg:x="1.073cm" svg:y="2.695cm">
          <draw:text-box>
            <text:p text:style-name="P7"><text:span text:style-name="T4">Gruba robocza UIS "Kartowanie i planowanie jaskiń" (1999)</text:span></text:p>
          </draw:text-box>
        </draw:frame>
        <draw:frame draw:style-name="gr7" draw:text-style-name="P5" draw:layer="layout" svg:width="3.384cm" svg:height="1.161cm" svg:x="1.073cm" svg:y="5.668cm">
          <draw:text-box>
            <text:p text:style-name="P2"><text:span text:style-name="T2">Punkty ciągu</text:span><text:span text:style-name="T2"><text:line-break/></text:span><text:span text:style-name="T2">pomiarowego</text:span></text:p>
          </draw:text-box>
        </draw:frame>
        <draw:frame draw:style-name="gr7" draw:text-style-name="P5" draw:layer="layout" svg:width="6.094cm" svg:height="0.581cm" svg:x="1.073cm" svg:y="8.833cm">
          <draw:text-box>
            <text:p text:style-name="P2"><text:span text:style-name="T2">Przebieg ścian korytarza</text:span></text:p>
          </draw:text-box>
        </draw:frame>
        <draw:frame draw:style-name="gr7" draw:text-style-name="P5" draw:layer="layout" svg:width="4.019cm" svg:height="0.581cm" svg:x="1.073cm" svg:y="12.031cm">
          <draw:text-box>
            <text:p text:style-name="P2"><text:span text:style-name="T2">Korytarz poniżej</text:span></text:p>
          </draw:text-box>
        </draw:frame>
        <draw:frame draw:style-name="gr7" draw:text-style-name="P5" draw:layer="layout" svg:width="5.323cm" svg:height="1.161cm" svg:x="1.073cm" svg:y="15.228cm">
          <draw:text-box>
            <text:p text:style-name="P2"><text:span text:style-name="T2">Zwężenie niemożliwe</text:span><text:span text:style-name="T2"><text:line-break/></text:span><text:span text:style-name="T2">do przejścia</text:span></text:p>
          </draw:text-box>
        </draw:frame>
        <draw:frame draw:style-name="gr7" draw:text-style-name="P5" draw:layer="layout" svg:width="5.179cm" svg:height="0.581cm" svg:x="1.073cm" svg:y="18.359cm">
          <draw:text-box>
            <text:p text:style-name="P2"><text:span text:style-name="T2">Możliwa kontynuacja</text:span></text:p>
          </draw:text-box>
        </draw:frame>
        <draw:frame draw:style-name="gr7" draw:text-style-name="P5" draw:layer="layout" svg:width="5.061cm" svg:height="1.161cm" svg:x="1.073cm" svg:y="21.557cm">
          <draw:text-box>
            <text:p text:style-name="P2"><text:span text:style-name="T2">Szacowane wymiary</text:span></text:p>
            <text:p text:style-name="P2"><text:span text:style-name="T2">korytarza</text:span></text:p>
          </draw:text-box>
        </draw:frame>
        <draw:frame draw:style-name="gr7" draw:text-style-name="P5" draw:layer="layout" svg:width="3.312cm" svg:height="0.581cm" svg:x="1.073cm" svg:y="24.822cm">
          <draw:text-box>
            <text:p text:style-name="P2"><text:span text:style-name="T2">Formy stropu</text:span></text:p>
          </draw:text-box>
        </draw:frame>
        <draw:frame draw:style-name="gr10" draw:text-style-name="P9" draw:layer="layout" svg:width="9.421cm" svg:height="0.412cm" svg:x="1.058cm" svg:y="27.928cm">
          <draw:text-box>
            <text:p text:style-name="P2"><text:span text:style-name="T5">Http://www.carto.net/neumann/caving/cave-symbols/</text:span></text:p>
          </draw:text-box>
        </draw:frame>
        <draw:frame draw:style-name="gr11" draw:text-style-name="P5" draw:layer="layout" svg:width="4.083cm" svg:height="0.581cm" svg:x="8.121cm" svg:y="4.005cm">
          <draw:text-box>
            <text:p text:style-name="P10"><text:span text:style-name="T2">Symbol w planie</text:span></text:p>
          </draw:text-box>
        </draw:frame>
        <draw:frame draw:style-name="gr11" draw:text-style-name="P5" draw:layer="layout" svg:width="2.487cm" svg:height="1.161cm" svg:x="13.781cm" svg:y="3.978cm">
          <draw:text-box>
            <text:p text:style-name="P10"><text:span text:style-name="T2">Symbol w</text:span><text:span text:style-name="T2"><text:line-break/></text:span><text:span text:style-name="T2">przekroju </text:span></text:p>
          </draw:text-box>
        </draw:frame>
      </draw:page>
      <draw:page draw:name="page2" draw:style-name="dp1" draw:master-page-name="master-page3">
        <draw:polygon draw:style-name="gr2" draw:text-style-name="P1" draw:layer="layout" svg:width="4.743cm" svg:height="2.4cm" svg:x="8.001cm" svg:y="21.552cm" svg:viewBox="0 0 4744 2401" draw:points="0,0 4744,0 4744,2401 0,2401">
          <text:p/>
        </draw:polygon>
        <draw:polygon draw:style-name="gr1" draw:text-style-name="P1" draw:layer="layout" svg:width="4.743cm" svg:height="2.4cm" svg:x="8.001cm" svg:y="24.721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gon draw:style-name="gr1" draw:text-style-name="P1" draw:layer="layout" svg:width="4.742cm" svg:height="2.4cm" svg:x="13.614cm" svg:y="18.315cm" svg:viewBox="0 0 4743 2401" draw:points="0,0 4743,0 4743,2401 0,2401">
          <text:p/>
        </draw:polygon>
        <draw:polygon draw:style-name="gr2" draw:text-style-name="P1" draw:layer="layout" svg:width="4.742cm" svg:height="2.4cm" svg:x="13.614cm" svg:y="21.548cm" svg:viewBox="0 0 4743 2401" draw:points="0,0 4743,0 4743,2401 0,2401">
          <text:p/>
        </draw:polygon>
        <draw:polygon draw:style-name="gr1" draw:text-style-name="P1" draw:layer="layout" svg:width="4.742cm" svg:height="2.4cm" svg:x="13.614cm" svg:y="15.121cm" svg:viewBox="0 0 4743 2401" draw:points="0,0 4743,0 4743,2401 0,2401">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2cm" svg:height="2.4cm" svg:x="13.614cm" svg:y="8.712cm" svg:viewBox="0 0 4743 2401" draw:points="0,0 4743,0 4743,2401 0,2401">
          <text:p/>
        </draw:polygon>
        <draw:polyline draw:style-name="gr3" draw:text-style-name="P1" draw:layer="layout" svg:width="4.748cm" svg:height="0.934cm" svg:x="13.614cm" svg:y="9.105cm" svg:viewBox="0 0 4749 935" draw:points="4749,0 4388,17 4152,67 3932,146 3651,208 3341,259 2957,304 2479,354 2231,428 1967,450 1786,495 1663,580 1561,675 1409,710 1223,698 886,692 582,704 407,750 227,823 0,935">
          <text:p/>
        </draw:polyline>
        <draw:polyline draw:style-name="gr3" draw:text-style-name="P1" draw:layer="layout" svg:width="4.742cm" svg:height="0.906cm" svg:x="13.614cm" svg:y="9.33cm" svg:viewBox="0 0 4743 907" draw:points="0,907 176,907 649,907 1139,896 1375,879 1640,885 1950,896 2259,896 2501,902 2575,902 2631,885 2631,845 2603,767 2569,660 2558,541 2563,406 2575,367 2653,350 2879,322 3167,282 3398,249 3696,180 4006,135 4265,96 4501,45 4743,0">
          <text:p/>
        </draw:polyline>
        <draw:frame draw:style-name="gr12" draw:text-style-name="P11" draw:layer="layout" svg:width="0.574cm" svg:height="0.352cm" svg:x="8.465cm" svg:y="22.33cm">
          <draw:text-box>
            <text:p text:style-name="P2"><text:span text:style-name="T6">845</text:span></text:p>
          </draw:text-box>
        </draw:frame>
        <draw:frame draw:style-name="gr12" draw:text-style-name="P11" draw:layer="layout" svg:width="1.153cm" svg:height="0.352cm" svg:x="16.525cm" svg:y="25.375cm">
          <draw:text-box>
            <text:p text:style-name="P2"><text:span text:style-name="T6">1851 m</text:span></text:p>
          </draw:text-box>
        </draw:frame>
        <draw:frame draw:style-name="gr12" draw:text-style-name="P11" draw:layer="layout" svg:width="0.574cm" svg:height="0.352cm" svg:x="11.823cm" svg:y="22.4cm">
          <draw:text-box>
            <text:p text:style-name="P2"><text:span text:style-name="T6">850</text:span></text:p>
          </draw:text-box>
        </draw:frame>
        <draw:frame draw:style-name="gr12" draw:text-style-name="P11" draw:layer="layout" svg:width="0.692cm" svg:height="0.352cm" svg:x="14.751cm" svg:y="18.718cm">
          <draw:text-box>
            <text:p text:style-name="P2"><text:span text:style-name="T6">C 15</text:span></text:p>
          </draw:text-box>
        </draw:frame>
        <draw:frame draw:style-name="gr12" draw:text-style-name="P11" draw:layer="layout" svg:width="0.472cm" svg:height="0.352cm" svg:x="16.567cm" svg:y="16.205cm">
          <draw:text-box>
            <text:p text:style-name="P2"><text:span text:style-name="T6">P 5</text:span></text:p>
          </draw:text-box>
        </draw:frame>
        <draw:polyline draw:style-name="gr3" draw:text-style-name="P1" draw:layer="layout" svg:width="1.946cm" svg:height="2.398cm" svg:x="14.285cm" svg:y="11.913cm" svg:viewBox="0 0 1947 2399" draw:points="0,0 147,171 284,294 461,401 617,475 734,509 832,572 964,655 1101,734 1214,773 1385,802 1561,817 1668,841 1737,905 1815,1008 1879,1120 1928,1242 1947,1390 1942,1561 1908,1762 1884,1967 1859,2216 1845,2399">
          <text:p/>
        </draw:polyline>
        <draw:polyline draw:style-name="gr3" draw:text-style-name="P1" draw:layer="layout" svg:width="1.643cm" svg:height="1.444cm" svg:x="16.71cm" svg:y="12.862cm" svg:viewBox="0 0 1644 1445" draw:points="163,1445 123,1189 69,861 20,592 0,381 15,181 40,34 88,5 211,0 480,15 686,44 955,59 1239,73 1473,98 1644,112">
          <text:p/>
        </draw:polyline>
        <draw:polyline draw:style-name="gr3" draw:text-style-name="P1" draw:layer="layout" svg:width="3.516cm" svg:height="0.768cm" svg:x="14.842cm" svg:y="11.913cm" svg:viewBox="0 0 3517 769" draw:points="3517,769 3067,754 2598,734 2432,704 2261,660 1913,621 1571,602 1278,577 1116,509 915,396 739,342 499,313 323,264 181,166 79,69 0,0">
          <text:p/>
        </draw:polyline>
        <draw:polygon draw:style-name="gr6" draw:text-style-name="P4" draw:layer="layout" svg:width="0.402cm" svg:height="0.723cm" svg:x="16.255cm" svg:y="22.08cm" svg:viewBox="0 0 403 724" draw:points="403,724 202,412 0,102 122,51 243,0 323,361">
          <text:p/>
        </draw:polygon>
        <draw:polyline draw:style-name="gr3" draw:text-style-name="P1" draw:layer="layout" svg:width="4.737cm" svg:height="0.763cm" svg:x="13.614cm" svg:y="16.661cm" svg:viewBox="0 0 4738 764" draw:points="0,0 304,23 604,81 870,162 1171,225 1500,295 1859,358 2188,393 2633,422 2957,457 3276,474 3513,527 3744,579 3998,654 4206,694 4420,729 4680,758 4738,764">
          <text:p/>
        </draw:polyline>
        <draw:polyline draw:style-name="gr3" draw:text-style-name="P1" draw:layer="layout" svg:width="2.431cm" svg:height="0.78cm" svg:x="13.614cm" svg:y="15.944cm" svg:viewBox="0 0 2432 781" draw:points="0,325 292,417 518,464 709,521 836,568 905,591 980,597 1050,579 1107,562 1188,568 1240,602 1275,660 1327,683 1408,683 1483,672 1576,666 1639,672 1697,695 1749,712 1795,695 1847,666 1888,643 1940,643 1997,666 2073,701 2177,735 2293,776 2363,781 2403,764 2432,689 2432,556 2409,383 2380,232 2345,105 2299,29 2207,18 1934,0 1807,0">
          <text:p/>
        </draw:polyline>
        <draw:polyline draw:style-name="gr3" draw:text-style-name="P1" draw:layer="layout" svg:width="2.127cm" svg:height="1.214cm" svg:x="16.224cm" svg:y="15.967cm" svg:viewBox="0 0 2128 1215" draw:points="607,58 457,18 289,0 150,0 75,23 23,70 0,156 0,255 29,336 58,405 104,458 133,521 139,608 139,747 150,839 168,891 220,909 335,915 520,920 723,932 861,978 1046,1042 1214,1076 1387,1088 1520,1082 1572,1065 1636,1065 1694,1094 1734,1146 1809,1175 1972,1192 2128,1215">
          <text:p/>
        </draw:polyline>
        <draw:polyline draw:style-name="gr3" draw:text-style-name="P1" draw:layer="layout" svg:width="1.96cm" svg:height="1.121cm" svg:x="13.614cm" svg:y="18.314cm" svg:viewBox="0 0 1961 1122" draw:points="0,1122 474,1103 833,1079 1333,1030 1705,982 1845,945 1900,890 1948,775 1948,555 1954,281 1961,73 1961,0">
          <text:p/>
        </draw:polyline>
        <draw:polyline draw:style-name="gr3" draw:text-style-name="P1" draw:layer="layout" svg:width="1.133cm" svg:height="0.999cm" svg:x="15.902cm" svg:y="18.32cm" svg:viewBox="0 0 1134 1000" draw:points="13,0 7,98 7,397 0,647 13,787 43,866 116,890 232,890 317,897 354,945 408,1000 506,1000 635,963 732,872 830,836 939,823 1031,805 1079,750 1122,635 1128,452 1134,263 1134,104 1128,6">
          <text:p/>
        </draw:polyline>
        <draw:polyline draw:style-name="gr3" draw:text-style-name="P1" draw:layer="layout" svg:width="0.804cm" svg:height="0.676cm" svg:x="17.547cm" svg:y="18.326cm" svg:viewBox="0 0 805 677" draw:points="12,0 6,104 0,282 0,415 12,531 30,623 73,659 201,677 383,677 549,653 683,647 805,641">
          <text:p/>
        </draw:polyline>
        <draw:polyline draw:style-name="gr3" draw:text-style-name="P1" draw:layer="layout" svg:width="0.949cm" svg:height="1.244cm" svg:x="17.407cm" svg:y="19.47cm" svg:viewBox="0 0 950 1245" draw:points="950,0 756,13 549,38 354,62 183,93 103,123 42,166 18,233 0,367 0,543 6,732 12,897 6,1092 6,1245">
          <text:p/>
        </draw:polyline>
        <draw:polyline draw:style-name="gr3" draw:text-style-name="P1" draw:layer="layout" svg:width="3.433cm" svg:height="1.121cm" svg:x="13.614cm" svg:y="19.593cm" svg:viewBox="0 0 3434 1122" draw:points="3386,1122 3416,854 3434,628 3434,397 3434,159 3422,38 3392,0 3276,0 3026,19 2777,44 2570,86 2375,159 2082,184 1906,220 1807,226 1722,208 1643,190 1478,184 1150,196 869,220 620,251 346,281 175,293 0,287">
          <text:p/>
        </draw:polyline>
        <draw:polyline draw:style-name="gr3" draw:text-style-name="P1" draw:layer="layout" svg:width="3.287cm" svg:height="2.399cm" svg:x="8.176cm" svg:y="21.548cm" svg:viewBox="0 0 3288 2400" draw:points="3288,0 3110,165 2877,343 2795,439 2727,522 2639,605 2456,652 2332,687 2208,758 2102,805 1972,841 1831,841 1695,841 1583,859 1471,935 1347,1047 1205,1189 1093,1308 1010,1444 910,1603 810,1727 674,1863 474,2040 320,2152 179,2246 0,2400">
          <text:p/>
        </draw:polyline>
        <draw:polyline draw:style-name="gr3" draw:text-style-name="P1" draw:layer="layout" svg:width="3.386cm" svg:height="2.388cm" svg:x="9.357cm" svg:y="21.563cm" svg:viewBox="0 0 3387 2389" draw:points="0,2389 141,2225 271,2095 407,1936 507,1800 584,1676 684,1564 790,1517 961,1458 1132,1387 1309,1340 1463,1311 1593,1269 1746,1187 1799,1091 1888,991 2011,926 2147,838 2295,785 2472,749 2632,678 2762,554 2844,389 2956,295 3139,171 3287,71 3387,0">
          <text:p/>
        </draw:polyline>
        <draw:path draw:style-name="gr2" draw:text-style-name="P1" draw:layer="layout" svg:width="0.536cm" svg:height="0.582cm" svg:x="11.433cm" svg:y="21.628cm" svg:viewBox="0 0 537 583" svg:d="M0 0c49 266 252 475 537 583">
          <text:p/>
        </draw:path>
        <draw:path draw:style-name="gr2" draw:text-style-name="P1" draw:layer="layout" svg:width="0.649cm" svg:height="0.655cm" svg:x="11.062cm" svg:y="21.946cm" svg:viewBox="0 0 650 656" svg:d="M0 0c110 337 273 514 650 656">
          <text:p/>
        </draw:path>
        <draw:path draw:style-name="gr2" draw:text-style-name="P1" draw:layer="layout" svg:width="0.296cm" svg:height="0.539cm" svg:x="10.413cm" svg:y="22.324cm" svg:viewBox="0 0 297 540" svg:d="M0 0c136 129 240 349 297 540">
          <text:p/>
        </draw:path>
        <draw:path draw:style-name="gr2" draw:text-style-name="P1" draw:layer="layout" svg:width="0.279cm" svg:height="0.523cm" svg:x="10.089cm" svg:y="22.427cm" svg:viewBox="0 0 280 524" svg:d="M0 0c153 167 231 343 280 524">
          <text:p/>
        </draw:path>
        <draw:path draw:style-name="gr2" draw:text-style-name="P1" draw:layer="layout" svg:width="0.349cm" svg:height="0.587cm" svg:x="9.86cm" svg:y="22.427cm" svg:viewBox="0 0 350 588" svg:d="M0 0c169 196 278 370 350 588">
          <text:p/>
        </draw:path>
        <draw:path draw:style-name="gr2" draw:text-style-name="P1" draw:layer="layout" svg:width="0.493cm" svg:height="0.443cm" svg:x="9.553cm" svg:y="22.641cm" svg:viewBox="0 0 494 444" svg:d="M0 0c246 67 352 223 494 444">
          <text:p/>
        </draw:path>
        <draw:path draw:style-name="gr2" draw:text-style-name="P1" draw:layer="layout" svg:width="0.815cm" svg:height="0.686cm" svg:x="9.02cm" svg:y="22.672cm" svg:viewBox="0 0 816 687" svg:d="M816 687c-76-86-146-175-337-226-85-16-177-39-225-245l-254-216">
          <text:p/>
        </draw:path>
        <draw:path draw:style-name="gr2" draw:text-style-name="P1" draw:layer="layout" svg:width="0.462cm" svg:height="0.436cm" svg:x="9.06cm" svg:y="23.265cm" svg:viewBox="0 0 463 437" svg:d="M0 0c89 228 278 414 463 437">
          <text:p/>
        </draw:path>
        <draw:polygon draw:style-name="gr13" draw:text-style-name="P4" draw:layer="layout" svg:width="0.552cm" svg:height="0.422cm" svg:x="10.917cm" svg:y="22.044cm" svg:viewBox="0 0 553 423" draw:points="11,423 553,14 542,0 0,409">
          <text:p/>
        </draw:polygon>
        <draw:polygon draw:style-name="gr13" draw:text-style-name="P4" draw:layer="layout" svg:width="0.263cm" svg:height="0.235cm" svg:x="10.822cm" svg:y="22.3cm" svg:viewBox="0 0 264 236" draw:points="0,236 264,171 258,167 251,164 245,160 239,157 233,153 227,149 222,145 216,139 211,135 206,130 201,126 196,121 192,116 187,111 183,106 179,101 175,95 171,90 168,84 164,78 161,73 158,67 155,60 152,54 149,48 147,41 145,35 143,28 141,21 139,14 137,7 136,0">
          <text:p/>
        </draw:polygon>
        <draw:polygon draw:style-name="gr13" draw:text-style-name="P4" draw:layer="layout" svg:width="0.521cm" svg:height="0.461cm" svg:x="9.818cm" svg:y="25.611cm" svg:viewBox="0 0 522 462" draw:points="522,448 12,0 0,13 510,462">
          <text:p/>
        </draw:polygon>
        <draw:polygon draw:style-name="gr13" draw:text-style-name="P4" draw:layer="layout" svg:width="0.258cm" svg:height="0.244cm" svg:x="10.169cm" svg:y="25.903cm" svg:viewBox="0 0 259 245" draw:points="259,245 141,0 139,7 137,14 135,21 132,28 130,34 127,41 124,47 121,53 118,59 114,65 111,71 107,77 103,82 99,88 95,94 91,99 86,104 82,108 77,113 72,118 67,122 62,126 56,130 51,134 45,138 39,142 33,145 27,149 20,152 14,155 7,158 0,161">
          <text:p/>
        </draw:polygon>
        <draw:polygon draw:style-name="gr13" draw:text-style-name="P4" draw:layer="layout" svg:width="0.326cm" svg:height="0.611cm" svg:x="14.769cm" svg:y="22.316cm" svg:viewBox="0 0 327 612" draw:points="16,612 327,8 311,0 0,603">
          <text:p/>
        </draw:polygon>
        <draw:polygon draw:style-name="gr13" draw:text-style-name="P4" draw:layer="layout" svg:width="0.209cm" svg:height="0.27cm" svg:x="14.72cm" svg:y="22.764cm" svg:viewBox="0 0 210 271" draw:points="0,271 210,98 202,98 195,98 188,97 181,96 174,95 167,94 160,93 153,92 145,90 139,88 132,86 126,84 120,81 114,79 108,76 102,73 96,70 90,67 84,63 79,59 73,56 68,50 62,46 57,42 52,37 47,32 42,27 37,22 33,17 28,11 23,5 19,0">
          <text:p/>
        </draw:polygon>
        <draw:polyline draw:style-name="gr3" draw:text-style-name="P1" draw:layer="layout" svg:width="4.355cm" svg:height="2.098cm" svg:x="8.001cm" svg:y="25.014cm" svg:viewBox="0 0 4356 2099" draw:points="0,57 281,36 453,29 654,57 761,64 897,64 969,36 1026,0 1090,14 1126,57 1241,107 1398,107 1556,157 1749,222 1978,322 2093,372 2207,480 2315,609 2408,702 2508,766 2673,823 2794,888 3010,1045 3182,1211 3397,1383 3569,1540 3740,1676 3962,1820 4170,1948 4292,2042 4356,2099">
          <text:p/>
        </draw:polyline>
        <draw:polyline draw:style-name="gr3" draw:text-style-name="P1" draw:layer="layout" svg:width="3.31cm" svg:height="1.525cm" svg:x="8.001cm" svg:y="25.587cm" svg:viewBox="0 0 3311 1526" draw:points="0,43 231,14 483,0 726,7 970,14 1177,57 1392,150 1514,279 1571,336 1657,358 1736,394 1836,465 1908,558 1936,666 1958,730 1993,766 2087,773 2223,795 2344,845 2430,923 2530,959 2645,966 2767,995 2903,1132 3075,1282 3189,1383 3311,1526">
          <text:p/>
        </draw:polyline>
        <draw:path draw:style-name="gr1" draw:text-style-name="P1" draw:layer="layout" svg:width="0.557cm" svg:height="0.316cm" svg:x="9.38cm" svg:y="25.362cm" svg:viewBox="0 0 558 317" svg:d="M0 317c89-191 340-310 558-317">
          <text:p/>
        </draw:path>
        <draw:path draw:style-name="gr1" draw:text-style-name="P1" draw:layer="layout" svg:width="0.542cm" svg:height="0.323cm" svg:x="9.9cm" svg:y="25.757cm" svg:viewBox="0 0 543 324" svg:d="M1 324c-21-106 237-384 542-313">
          <text:p/>
        </draw:path>
        <draw:path draw:style-name="gr1" draw:text-style-name="P1" draw:layer="layout" svg:width="0.501cm" svg:height="0.157cm" svg:x="10.781cm" svg:y="26.396cm" svg:viewBox="0 0 502 158" svg:d="M0 158c146-88 313-149 502-158">
          <text:p/>
        </draw:path>
        <draw:path draw:style-name="gr1" draw:text-style-name="P1" draw:layer="layout" svg:width="0.58cm" svg:height="0.126cm" svg:x="11.168cm" svg:y="26.757cm" svg:viewBox="0 0 581 127" svg:d="M0 127c165-106 394-140 581-123">
          <text:p/>
        </draw:path>
        <draw:path draw:style-name="gr1" draw:text-style-name="P1" draw:layer="layout" svg:width="0.218cm" svg:height="0.218cm" svg:x="15.959cm" svg:y="25.807cm" svg:viewBox="0 0 219 219" svg:d="M109 0c60 0 110 49 110 109 0 61-50 110-110 110s-109-49-109-110c0-60 49-109 109-109z">
          <text:p/>
        </draw:path>
        <draw:line draw:style-name="gr1" draw:text-style-name="P1" draw:layer="layout" svg:x1="16.072cm" svg:y1="25.549cm" svg:x2="16.072cm" svg:y2="25.811cm">
          <text:p/>
        </draw:line>
        <draw:line draw:style-name="gr1" draw:text-style-name="P1" draw:layer="layout" svg:x1="16.068cm" svg:y1="26.025cm" svg:x2="16.068cm" svg:y2="26.273cm">
          <text:p/>
        </draw:line>
        <draw:line draw:style-name="gr1" draw:text-style-name="P1" draw:layer="layout" svg:x1="15.955cm" svg:y1="25.92cm" svg:x2="15.676cm" svg:y2="25.92cm">
          <text:p/>
        </draw:line>
        <draw:line draw:style-name="gr1" draw:text-style-name="P1" draw:layer="layout" svg:x1="16.177cm" svg:y1="25.92cm" svg:x2="16.408cm" svg:y2="25.92cm">
          <text:p/>
        </draw:line>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5cm" svg:viewBox="0 0 4744 2401" draw:points="0,0 4744,0 4744,2401 0,2401">
          <text:p/>
        </draw:polygon>
        <draw:polygon draw:style-name="gr1" draw:text-style-name="P1" draw:layer="layout" svg:width="4.742cm" svg:height="2.399cm" svg:x="13.614cm" svg:y="5.527cm" svg:viewBox="0 0 4743 2400" draw:points="0,0 4743,0 4743,2400 0,2400">
          <text:p/>
        </draw:polygon>
        <draw:polyline draw:style-name="gr3" draw:text-style-name="P1" draw:layer="layout" svg:width="4.234cm" svg:height="1.717cm" svg:x="14.12cm" svg:y="5.701cm" svg:viewBox="0 0 4235 1718" draw:points="64,0 16,224 0,530 0,835 16,1028 80,1092 240,1108 433,1108 609,1140 835,1172 1012,1188 1188,1236 1301,1333 1397,1413 1541,1477 1798,1525 1959,1541 2103,1590 2199,1590 2344,1541 2456,1477 2617,1461 2793,1493 2873,1557 3050,1574 3178,1654 3355,1718 3612,1718 3949,1686 4109,1654 4235,1561">
          <text:p/>
        </draw:polyline>
        <draw:polyline draw:style-name="gr3" draw:text-style-name="P1" draw:layer="layout" svg:width="4.442cm" svg:height="0.177cm" svg:x="13.911cm" svg:y="7.53cm" svg:viewBox="0 0 4443 178" draw:points="0,178 225,48 433,0 706,16 995,32 1300,65 1476,113 1702,146 1911,130 2168,97 2392,81 2649,65 2858,16 3050,0 3275,0 3436,48 3612,113 3773,146 3933,146 4158,113 4366,97 4443,98">
          <text:p/>
        </draw:polyline>
        <draw:line draw:style-name="gr1" draw:text-style-name="P1" draw:layer="layout" svg:x1="16.784cm" svg:y1="7.899cm" svg:x2="16.784cm" svg:y2="7.659cm">
          <text:p/>
        </draw:line>
        <draw:polyline draw:style-name="gr1" draw:text-style-name="P1" draw:layer="layout" svg:width="0.176cm" svg:height="0.498cm" svg:x="16.768cm" svg:y="6.551cm" svg:viewBox="0 0 177 499" draw:points="0,499 0,0 177,0">
          <text:p/>
        </draw:polyline>
        <draw:polygon draw:style-name="gr13" draw:text-style-name="P4" draw:layer="layout" svg:width="0.115cm" svg:height="0.103cm" svg:x="16.93cm" svg:y="6.501cm" svg:viewBox="0 0 116 104" draw:points="0,0 59,25 116,51 59,77 1,104 0,52">
          <text:p/>
        </draw:polygon>
        <draw:polyline draw:style-name="gr1" draw:text-style-name="P1" draw:layer="layout" svg:width="0.394cm" svg:height="0.437cm" svg:x="11.987cm" svg:y="6.307cm" svg:viewBox="0 0 395 438" draw:points="0,438 239,0 395,86">
          <text:p/>
        </draw:polyline>
        <draw:polygon draw:style-name="gr13" draw:text-style-name="P4" draw:layer="layout" svg:width="0.125cm" svg:height="0.1cm" svg:x="12.344cm" svg:y="6.341cm" svg:viewBox="0 0 126 101" draw:points="48,0 86,51 126,101 62,96 0,92 24,46">
          <text:p/>
        </draw:polygon>
        <draw:polygon draw:style-name="gr3" draw:text-style-name="P1" draw:layer="layout" svg:width="0.838cm" svg:height="0.327cm" svg:x="17.171cm" svg:y="6.187cm" svg:viewBox="0 0 839 328" draw:points="0,229 92,237 137,275 229,306 358,328 480,328 586,321 685,306 754,298 839,306 839,275 746,245 701,160 624,84 541,31 427,0 328,0 236,23 191,76 145,137 92,175">
          <text:p/>
        </draw:polygon>
        <draw:polyline draw:style-name="gr3" draw:text-style-name="P1" draw:layer="layout" svg:width="3.316cm" svg:height="0.855cm" svg:x="8.898cm" svg:y="7.071cm" svg:viewBox="0 0 3317 856" draw:points="3317,856 3235,731 3098,625 3022,549 2938,435 2862,343 2779,290 2641,267 2481,244 2260,221 2085,175 1918,137 1750,114 1636,106 1514,91 1461,122 1438,199 1431,282 1393,336 1316,336 1225,313 1126,290 1027,267 966,214 906,129 814,76 692,45 555,30 419,23 259,0 160,23 91,99 38,214 0,313">
          <text:p/>
        </draw:polyline>
        <draw:polyline draw:style-name="gr3" draw:text-style-name="P1" draw:layer="layout" svg:width="3.568cm" svg:height="1.562cm" svg:x="9.172cm" svg:y="5.709cm" svg:viewBox="0 0 3569 1563" draw:points="0,0 0,106 30,205 152,266 312,289 525,327 769,350 951,388 1164,441 1370,502 1613,555 1834,624 1979,654 2062,707 2161,814 2237,875 2344,943 2458,1012 2580,1073 2671,1171 2724,1225 2793,1263 2907,1293 3029,1325 3135,1386 3234,1439 3380,1492 3569,1563">
          <text:p/>
        </draw:polyline>
        <draw:line draw:style-name="gr1" draw:text-style-name="P1" draw:layer="layout" svg:x1="11.447cm" svg:y1="7.848cm" svg:x2="11.608cm" svg:y2="7.497cm">
          <text:p/>
        </draw:line>
        <draw:line draw:style-name="gr1" draw:text-style-name="P1" draw:layer="layout" svg:x1="8.001cm" svg:y1="10.085cm" svg:x2="8.001cm" svg:y2="10.07cm">
          <text:p/>
        </draw:line>
        <draw:polyline draw:style-name="gr3" draw:text-style-name="P1" draw:layer="layout" svg:width="1.658cm" svg:height="1.373cm" svg:x="8.001cm" svg:y="8.712cm" svg:viewBox="0 0 1659 1374" draw:points="0,1344 261,1329 366,1374 456,1359 562,1284 682,1179 832,1073 1012,998 1178,998 1329,1013 1464,968 1569,923 1644,818 1659,653 1614,473 1584,277 1511,0">
          <text:p/>
        </draw:polyline>
        <draw:polyline draw:style-name="gr3" draw:text-style-name="P1" draw:layer="layout" svg:width="3.122cm" svg:height="0.896cm" svg:x="8.001cm" svg:y="10.218cm" svg:viewBox="0 0 3123 897" draw:points="0,677 232,633 407,589 545,514 689,470 877,426 1108,339 1321,257 1534,176 1703,75 1797,25 1878,0 1985,18 2122,94 2279,207 2460,332 2642,464 2817,601 2968,720 3123,897">
          <text:p/>
        </draw:polyline>
        <draw:polyline draw:style-name="gr3" draw:text-style-name="P1" draw:layer="layout" svg:width="1.463cm" svg:height="2.399cm" svg:x="10.336cm" svg:y="8.715cm" svg:viewBox="0 0 1464 2400" draw:points="1464,2400 1259,2180 953,1897 721,1659 501,1446 338,1315 188,1139 100,1014 69,920 56,739 44,526 63,407 50,313 19,225 6,82 0,0">
          <text:p/>
        </draw:polyline>
        <draw:polyline draw:style-name="gr1" draw:text-style-name="P1" draw:layer="layout" svg:width="0.541cm" svg:height="0.671cm" svg:x="9.855cm" svg:y="9.554cm" svg:viewBox="0 0 542 672" draw:points="0,672 68,477 144,320 238,195 338,113 542,0">
          <text:p/>
        </draw:polyline>
        <draw:line draw:style-name="gr1" draw:text-style-name="P1" draw:layer="layout" svg:x1="9.901cm" svg:y1="10.1cm" svg:x2="9.844cm" svg:y2="10.079cm">
          <text:p/>
        </draw:line>
        <draw:line draw:style-name="gr1" draw:text-style-name="P1" draw:layer="layout" svg:x1="9.945cm" svg:y1="9.99cm" svg:x2="9.89cm" svg:y2="9.963cm">
          <text:p/>
        </draw:line>
        <draw:line draw:style-name="gr1" draw:text-style-name="P1" draw:layer="layout" svg:x1="9.995cm" svg:y1="9.885cm" svg:x2="9.943cm" svg:y2="9.855cm">
          <text:p/>
        </draw:line>
        <draw:line draw:style-name="gr1" draw:text-style-name="P1" draw:layer="layout" svg:x1="10.06cm" svg:y1="9.794cm" svg:x2="10.013cm" svg:y2="9.757cm">
          <text:p/>
        </draw:line>
        <draw:line draw:style-name="gr1" draw:text-style-name="P1" draw:layer="layout" svg:x1="10.139cm" svg:y1="9.714cm" svg:x2="10.094cm" svg:y2="9.673cm">
          <text:p/>
        </draw:line>
        <draw:line draw:style-name="gr1" draw:text-style-name="P1" draw:layer="layout" svg:x1="10.219cm" svg:y1="9.653cm" svg:x2="10.186cm" svg:y2="9.603cm">
          <text:p/>
        </draw:line>
        <draw:line draw:style-name="gr1" draw:text-style-name="P1" draw:layer="layout" svg:x1="10.311cm" svg:y1="9.603cm" svg:x2="10.279cm" svg:y2="9.551cm">
          <text:p/>
        </draw:line>
        <draw:frame draw:style-name="gr12" draw:text-style-name="P11" draw:layer="layout" svg:width="0.662cm" svg:height="0.352cm" svg:x="15.23cm" svg:y="12.937cm">
          <draw:text-box>
            <text:p text:style-name="P2"><text:span text:style-name="T6">P 19</text:span></text:p>
          </draw:text-box>
        </draw:frame>
        <draw:path draw:style-name="gr14" draw:text-style-name="P1" draw:layer="layout" svg:width="0.378cm" svg:height="1.055cm" svg:x="9.043cm" svg:y="5.991cm" svg:viewBox="0 0 379 1056" svg:d="M188 0c15 138 134 204 177 320 27 116 14 166-35 264-42 86-63 118-123 213-75 100-160 139-207 259">
          <text:p/>
        </draw:path>
        <draw:line draw:style-name="gr1" draw:text-style-name="P1" draw:layer="layout" svg:x1="9.404cm" svg:y1="6.303cm" svg:x2="9.476cm" svg:y2="6.273cm">
          <text:p/>
        </draw:line>
        <draw:line draw:style-name="gr1" draw:text-style-name="P1" draw:layer="layout" svg:x1="9.382cm" svg:y1="6.57cm" svg:x2="9.453cm" svg:y2="6.6cm">
          <text:p/>
        </draw:line>
        <draw:line draw:style-name="gr1" draw:text-style-name="P1" draw:layer="layout" svg:x1="9.239cm" svg:y1="6.798cm" svg:x2="9.302cm" svg:y2="6.843cm">
          <text:p/>
        </draw:line>
        <draw:line draw:style-name="gr1" draw:text-style-name="P1" draw:layer="layout" svg:x1="9.079cm" svg:y1="6.981cm" svg:x2="9.143cm" svg:y2="7.025cm">
          <text:p/>
        </draw:line>
        <draw:line draw:style-name="gr1" draw:text-style-name="P1" draw:layer="layout" svg:x1="9.261cm" svg:y1="6.075cm" svg:x2="9.331cm" svg:y2="6.042cm">
          <text:p/>
        </draw:line>
        <draw:polygon draw:style-name="gr1" draw:text-style-name="P1" draw:layer="layout" svg:width="4.743cm" svg:height="2.399cm" svg:x="8.001cm" svg:y="11.908cm" svg:viewBox="0 0 4744 2400" draw:points="0,0 4744,0 4744,2400 0,2400">
          <text:p/>
        </draw:polygon>
        <draw:polygon draw:style-name="gr1" draw:text-style-name="P1" draw:layer="layout" svg:width="4.743cm" svg:height="2.4cm" svg:x="8.001cm" svg:y="15.121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line draw:style-name="gr3" draw:text-style-name="P1" draw:layer="layout" svg:width="3.858cm" svg:height="2.396cm" svg:x="8.731cm" svg:y="11.908cm" svg:viewBox="0 0 3859 2397" draw:points="1,0 0,407 11,575 69,709 168,854 226,1005 273,1151 354,1303 389,1460 395,1674 343,1802 319,1889 325,1959 424,2029 546,2087 668,2075 802,2023 1023,1953 1296,1837 1593,1767 1819,1715 1947,1709 2116,1738 2296,1785 2540,1831 2633,1849 2737,1913 2900,1988 3132,2081 3318,2122 3382,2145 3429,2209 3493,2267 3591,2296 3713,2325 3859,2397">
          <text:p/>
        </draw:polyline>
        <draw:polyline draw:style-name="gr3" draw:text-style-name="P1" draw:layer="layout" svg:width="3.567cm" svg:height="1.93cm" svg:x="9.172cm" svg:y="11.908cm" svg:viewBox="0 0 3568 1931" draw:points="0,0 0,145 18,221 116,285 180,320 198,384 215,511 250,628 320,733 419,826 570,913 738,960 947,960 1156,989 1464,1035 1679,1105 1883,1175 2063,1210 2231,1262 2388,1337 2632,1436 2836,1547 3068,1634 3289,1756 3487,1866 3568,1931">
          <text:p/>
        </draw:polyline>
        <draw:polyline draw:style-name="gr1" draw:text-style-name="P1" draw:layer="layout" svg:width="0.608cm" svg:height="0.635cm" svg:x="9.342cm" svg:y="13.303cm" svg:viewBox="0 0 609 636" draw:points="169,636 84,506 38,403 10,270 0,162 10,120 29,94 65,47 96,12 134,0 176,0 271,55 349,107 424,177 499,272 561,383 609,486">
          <text:p/>
        </draw:polyline>
        <draw:frame draw:style-name="gr12" draw:text-style-name="P11" draw:layer="layout" svg:width="0.298cm" svg:height="0.352cm" svg:x="10.82cm" svg:y="9.193cm">
          <draw:text-box>
            <text:p text:style-name="P2"><text:span text:style-name="T6">4</text:span></text:p>
          </draw:text-box>
        </draw:frame>
        <draw:frame draw:style-name="gr12" draw:text-style-name="P11" draw:layer="layout" svg:width="0.662cm" svg:height="0.352cm" svg:x="9.994cm" svg:y="13.805cm">
          <draw:text-box>
            <text:p text:style-name="P2"><text:span text:style-name="T6">P 19</text:span></text:p>
          </draw:text-box>
        </draw:frame>
        <draw:frame draw:style-name="gr12" draw:text-style-name="P11" draw:layer="layout" svg:width="0.472cm" svg:height="0.352cm" svg:x="8.987cm" svg:y="15.664cm">
          <draw:text-box>
            <text:p text:style-name="P2"><text:span text:style-name="T6">P 5</text:span></text:p>
          </draw:text-box>
        </draw:frame>
        <draw:frame draw:style-name="gr12" draw:text-style-name="P11" draw:layer="layout" svg:width="0.692cm" svg:height="0.352cm" svg:x="8.454cm" svg:y="19.556cm">
          <draw:text-box>
            <text:p text:style-name="P2"><text:span text:style-name="T6">C 15</text:span></text:p>
          </draw:text-box>
        </draw:frame>
        <draw:frame draw:style-name="gr12" draw:text-style-name="P11" draw:layer="layout" svg:width="0.298cm" svg:height="0.352cm" svg:x="8.848cm" svg:y="18.59cm">
          <draw:text-box>
            <text:p text:style-name="P2"><text:span text:style-name="T6">+</text:span></text:p>
          </draw:text-box>
        </draw:frame>
        <draw:frame draw:style-name="gr12" draw:text-style-name="P11" draw:layer="layout" svg:width="0.298cm" svg:height="0.352cm" svg:x="10.06cm" svg:y="18.437cm">
          <draw:text-box>
            <text:p text:style-name="P2"><text:span text:style-name="T6">+</text:span></text:p>
          </draw:text-box>
        </draw:frame>
        <draw:frame draw:style-name="gr12" draw:text-style-name="P11" draw:layer="layout" svg:width="0.298cm" svg:height="0.352cm" svg:x="11.256cm" svg:y="19.744cm">
          <draw:text-box>
            <text:p text:style-name="P2"><text:span text:style-name="T6">+</text:span></text:p>
          </draw:text-box>
        </draw:frame>
        <draw:frame draw:style-name="gr12" draw:text-style-name="P11" draw:layer="layout" svg:width="0.298cm" svg:height="0.352cm" svg:x="11.529cm" svg:y="18.822cm">
          <draw:text-box>
            <text:p text:style-name="P2"><text:span text:style-name="T6">+</text:span></text:p>
          </draw:text-box>
        </draw:frame>
        <draw:frame draw:style-name="gr12" draw:text-style-name="P11" draw:layer="layout" svg:width="0.298cm" svg:height="0.352cm" svg:x="11.573cm" svg:y="19.004cm">
          <draw:text-box>
            <text:p text:style-name="P2"><text:span text:style-name="T6">_</text:span></text:p>
          </draw:text-box>
        </draw:frame>
        <draw:polygon draw:style-name="gr15" draw:text-style-name="P1" draw:layer="layout" svg:width="1.369cm" svg:height="1.066cm" svg:x="9.361cm" svg:y="15.6cm" svg:viewBox="0 0 1370 1067" draw:points="69,866 230,950 367,1009 475,1043 656,1067 841,1058 1018,1018 1175,940 1273,851 1336,705 1370,519 1370,333 1331,176 1233,64 1116,5 974,0 856,15 744,74 665,157 592,240 499,328 391,416 294,460 181,504 108,538 44,602 5,656 0,734 20,807">
          <text:p/>
        </draw:polygon>
        <draw:polygon draw:style-name="gr16" draw:text-style-name="P1" draw:layer="layout" svg:width="1.213cm" svg:height="0.916cm" svg:x="9.446cm" svg:y="15.68cm" svg:viewBox="0 0 1214 917" draw:points="80,742 194,804 316,860 425,893 538,917 647,917 779,907 874,879 983,827 1068,775 1134,700 1172,610 1205,483 1214,360 1205,227 1176,132 1120,71 1025,14 969,0 864,5 793,10 732,38 680,71 619,147 557,213 486,283 420,351 345,398 250,435 161,469 90,502 38,553 10,591 0,643 10,686 38,719">
          <text:p/>
        </draw:polygon>
        <draw:polyline draw:style-name="gr3" draw:text-style-name="P1" draw:layer="layout" svg:width="0.308cm" svg:height="0.487cm" svg:x="10.407cm" svg:y="15.125cm" svg:viewBox="0 0 309 488" draw:points="0,488 119,380 262,225 301,83 309,0">
          <text:p/>
        </draw:polyline>
        <draw:polyline draw:style-name="gr3" draw:text-style-name="P1" draw:layer="layout" svg:width="0.289cm" svg:height="0.864cm" svg:x="10.07cm" svg:y="16.653cm" svg:viewBox="0 0 290 865" draw:points="0,0 108,284 187,542 290,865">
          <text:p/>
        </draw:polyline>
        <draw:polyline draw:style-name="gr3" draw:text-style-name="P1" draw:layer="layout" svg:width="0.599cm" svg:height="2.397cm" svg:x="11.197cm" svg:y="15.123cm" svg:viewBox="0 0 600 2398" draw:points="41,2398 0,2150 13,1982 39,1775 39,1453 52,1156 78,898 194,666 361,368 530,110 600,0">
          <text:p/>
        </draw:polyline>
        <draw:polygon draw:style-name="gr6" draw:text-style-name="P4" draw:layer="layout" svg:width="0.512cm" svg:height="0.45cm" svg:x="9.043cm" svg:y="16.718cm" svg:viewBox="0 0 513 451" draw:points="513,0 323,226 134,451 67,371 0,290 256,145">
          <text:p/>
        </draw:polygon>
        <draw:polyline draw:style-name="gr3" draw:text-style-name="P1" draw:layer="layout" svg:width="4.314cm" svg:height="1.337cm" svg:x="8.001cm" svg:y="19.367cm" svg:viewBox="0 0 4315 1338" draw:points="0,7 299,0 466,0 547,36 622,82 691,76 748,36 812,24 887,42 985,76 1175,99 1319,94 1480,88 1630,88 1762,122 1889,174 1981,243 2044,289 2114,318 2240,347 2321,382 2436,468 2592,566 2718,595 2858,618 2927,652 2973,704 2967,802 2944,860 2944,906 2996,969 3059,1032 3134,1050 3215,1038 3318,992 3387,958 3497,952 3652,975 3779,1015 3958,1102 4142,1205 4240,1269 4315,1338">
          <text:p/>
        </draw:polyline>
        <draw:polyline draw:style-name="gr3" draw:text-style-name="P1" draw:layer="layout" svg:width="4.74cm" svg:height="1.93cm" svg:x="8.001cm" svg:y="18.532cm" svg:viewBox="0 0 4741 1931" draw:points="4741,1931 4580,1821 4465,1717 4361,1567 4292,1509 4200,1475 4061,1440 3889,1400 3703,1325 3634,1262 3548,1198 3427,1135 3317,1118 3254,1100 3047,1008 2897,933 2707,807 2563,703 2419,634 2263,576 2148,496 2027,369 1872,265 1676,190 1451,138 1192,69 956,17 806,0 679,0 587,23 535,92 535,179 593,259 639,323 645,380 604,432 495,455 322,461 161,444 0,438">
          <text:p/>
        </draw:polyline>
        <draw:polyline draw:style-name="gr14" draw:text-style-name="P1" draw:layer="layout" svg:width="0.864cm" svg:height="0.27cm" svg:x="8.709cm" svg:y="18.74cm" svg:viewBox="0 0 865 271" draw:points="0,221 115,260 311,271 594,265 738,219 813,145 865,0">
          <text:p/>
        </draw:polyline>
        <draw:line draw:style-name="gr1" draw:text-style-name="P1" draw:layer="layout" svg:x1="9.543cm" svg:y1="18.839cm" svg:x2="9.589cm" svg:y2="18.855cm">
          <text:p/>
        </draw:line>
        <draw:line draw:style-name="gr1" draw:text-style-name="P1" draw:layer="layout" svg:x1="11.205cm" svg:y1="19.746cm" svg:x2="11.248cm" svg:y2="19.788cm">
          <text:p/>
        </draw:line>
        <draw:line draw:style-name="gr1" draw:text-style-name="P1" draw:layer="layout" svg:x1="11.573cm" svg:y1="19.917cm" svg:x2="11.623cm" svg:y2="19.936cm">
          <text:p/>
        </draw:line>
        <draw:line draw:style-name="gr1" draw:text-style-name="P1" draw:layer="layout" svg:x1="11.535cm" svg:y1="20.013cm" svg:x2="11.585cm" svg:y2="20.034cm">
          <text:p/>
        </draw:line>
        <draw:line draw:style-name="gr1" draw:text-style-name="P1" draw:layer="layout" svg:x1="11.486cm" svg:y1="20.122cm" svg:x2="11.536cm" svg:y2="20.144cm">
          <text:p/>
        </draw:line>
        <draw:line draw:style-name="gr1" draw:text-style-name="P1" draw:layer="layout" svg:x1="11.425cm" svg:y1="20.212cm" svg:x2="11.473cm" svg:y2="20.247cm">
          <text:p/>
        </draw:line>
        <draw:line draw:style-name="gr1" draw:text-style-name="P1" draw:layer="layout" svg:x1="11.136cm" svg:y1="19.825cm" svg:x2="11.183cm" svg:y2="19.86cm">
          <text:p/>
        </draw:line>
        <draw:line draw:style-name="gr1" draw:text-style-name="P1" draw:layer="layout" svg:x1="11.031cm" svg:y1="20.005cm" svg:x2="11.078cm" svg:y2="20.031cm">
          <text:p/>
        </draw:line>
        <draw:line draw:style-name="gr1" draw:text-style-name="P1" draw:layer="layout" svg:x1="11.078cm" svg:y1="19.918cm" svg:x2="11.125cm" svg:y2="19.945cm">
          <text:p/>
        </draw:line>
        <draw:line draw:style-name="gr1" draw:text-style-name="P1" draw:layer="layout" svg:x1="9.344cm" svg:y1="18.994cm" svg:x2="9.362cm" svg:y2="19.039cm">
          <text:p/>
        </draw:line>
        <draw:line draw:style-name="gr1" draw:text-style-name="P1" draw:layer="layout" svg:x1="9.064cm" svg:y1="19.013cm" svg:x2="9.064cm" svg:y2="19.06cm">
          <text:p/>
        </draw:line>
        <draw:line draw:style-name="gr1" draw:text-style-name="P1" draw:layer="layout" svg:x1="8.794cm" svg:y1="18.994cm" svg:x2="8.781cm" svg:y2="19.04cm">
          <text:p/>
        </draw:line>
        <draw:path draw:style-name="gr1" draw:text-style-name="P1" draw:layer="layout" svg:width="0.28cm" svg:height="0.28cm" svg:x="10.039cm" svg:y="18.485cm" svg:viewBox="0 0 281 281" svg:d="M140 281c-77 0-140-63-140-140 0-78 63-141 140-141 78 0 141 63 141 141 0 77-63 140-141 140z">
          <text:p/>
        </draw:path>
        <draw:polyline draw:style-name="gr1" draw:text-style-name="P1" draw:layer="layout" svg:width="0.338cm" svg:height="0.471cm" svg:x="10.972cm" svg:y="19.648cm" svg:viewBox="0 0 339 472" draw:points="0,472 111,262 190,147 339,0">
          <text:p/>
        </draw:polyline>
        <draw:polyline draw:style-name="gr1" draw:text-style-name="P1" draw:layer="layout" svg:width="0.251cm" svg:height="0.504cm" svg:x="11.411cm" svg:y="19.817cm" svg:viewBox="0 0 252 505" draw:points="0,505 111,360 175,220 252,0">
          <text:p/>
        </draw:polyline>
        <draw:polygon draw:style-name="gr1" draw:text-style-name="P1" draw:layer="layout" svg:width="0.325cm" svg:height="0.827cm" svg:x="11.477cm" svg:y="18.744cm" svg:viewBox="0 0 326 828" draw:points="12,722 4,562 0,321 8,150 29,75 68,20 140,0 227,0 282,20 314,75 322,150 326,428 326,562 322,726 302,789 251,828 120,828 45,789">
          <text:p/>
        </draw:polygon>
        <draw:line draw:style-name="gr1" draw:text-style-name="P1" draw:layer="layout" svg:x1="9.462cm" svg:y1="13.862cm" svg:x2="9.526cm" svg:y2="13.819cm">
          <text:p/>
        </draw:line>
        <draw:line draw:style-name="gr16" draw:text-style-name="P1" draw:layer="layout" svg:x1="9.454cm" svg:y1="16.311cm" svg:x2="9.532cm" svg:y2="16.317cm">
          <text:p/>
        </draw:line>
        <draw:line draw:style-name="gr16" draw:text-style-name="P1" draw:layer="layout" svg:x1="9.563cm" svg:y1="16.165cm" svg:x2="9.598cm" svg:y2="16.235cm">
          <text:p/>
        </draw:line>
        <draw:line draw:style-name="gr16" draw:text-style-name="P1" draw:layer="layout" svg:x1="9.71cm" svg:y1="16.108cm" svg:x2="9.735cm" svg:y2="16.182cm">
          <text:p/>
        </draw:line>
        <draw:line draw:style-name="gr16" draw:text-style-name="P1" draw:layer="layout" svg:x1="9.834cm" svg:y1="16.054cm" svg:x2="9.873cm" svg:y2="16.121cm">
          <text:p/>
        </draw:line>
        <draw:line draw:style-name="gr16" draw:text-style-name="P1" draw:layer="layout" svg:x1="9.934cm" svg:y1="15.961cm" svg:x2="9.992cm" svg:y2="16.013cm">
          <text:p/>
        </draw:line>
        <draw:line draw:style-name="gr16" draw:text-style-name="P1" draw:layer="layout" svg:x1="10.032cm" svg:y1="15.865cm" svg:x2="10.09cm" svg:y2="15.917cm">
          <text:p/>
        </draw:line>
        <draw:line draw:style-name="gr16" draw:text-style-name="P1" draw:layer="layout" svg:x1="10.134cm" svg:y1="15.745cm" svg:x2="10.179cm" svg:y2="15.808cm">
          <text:p/>
        </draw:line>
        <draw:line draw:style-name="gr16" draw:text-style-name="P1" draw:layer="layout" svg:x1="10.301cm" svg:y1="15.683cm" svg:x2="10.301cm" svg:y2="15.76cm">
          <text:p/>
        </draw:line>
        <draw:line draw:style-name="gr16" draw:text-style-name="P1" draw:layer="layout" svg:x1="10.45cm" svg:y1="15.693cm" svg:x2="10.426cm" svg:y2="15.767cm">
          <text:p/>
        </draw:line>
        <draw:line draw:style-name="gr16" draw:text-style-name="P1" draw:layer="layout" svg:x1="10.584cm" svg:y1="15.778cm" svg:x2="10.531cm" svg:y2="15.835cm">
          <text:p/>
        </draw:line>
        <draw:line draw:style-name="gr16" draw:text-style-name="P1" draw:layer="layout" svg:x1="10.651cm" svg:y1="15.933cm" svg:x2="10.574cm" svg:y2="15.947cm">
          <text:p/>
        </draw:line>
        <draw:line draw:style-name="gr16" draw:text-style-name="P1" draw:layer="layout" svg:x1="10.651cm" svg:y1="16.093cm" svg:x2="10.574cm" svg:y2="16.088cm">
          <text:p/>
        </draw:line>
        <draw:line draw:style-name="gr16" draw:text-style-name="P1" draw:layer="layout" svg:x1="10.625cm" svg:y1="16.269cm" svg:x2="10.551cm" svg:y2="16.245cm">
          <text:p/>
        </draw:line>
        <draw:line draw:style-name="gr16" draw:text-style-name="P1" draw:layer="layout" svg:x1="10.532cm" svg:y1="16.433cm" svg:x2="10.474cm" svg:y2="16.381cm">
          <text:p/>
        </draw:line>
        <draw:line draw:style-name="gr16" draw:text-style-name="P1" draw:layer="layout" svg:x1="10.376cm" svg:y1="16.529cm" svg:x2="10.341cm" svg:y2="16.46cm">
          <text:p/>
        </draw:line>
        <draw:line draw:style-name="gr16" draw:text-style-name="P1" draw:layer="layout" svg:x1="10.208cm" svg:y1="16.59cm" svg:x2="10.193cm" svg:y2="16.514cm">
          <text:p/>
        </draw:line>
        <draw:line draw:style-name="gr16" draw:text-style-name="P1" draw:layer="layout" svg:x1="10.029cm" svg:y1="16.596cm" svg:x2="10.033cm" svg:y2="16.519cm">
          <text:p/>
        </draw:line>
        <draw:line draw:style-name="gr16" draw:text-style-name="P1" draw:layer="layout" svg:x1="9.849cm" svg:y1="16.567cm" svg:x2="9.874cm" svg:y2="16.493cm">
          <text:p/>
        </draw:line>
        <draw:line draw:style-name="gr16" draw:text-style-name="P1" draw:layer="layout" svg:x1="9.708cm" svg:y1="16.516cm" svg:x2="9.743cm" svg:y2="16.446cm">
          <text:p/>
        </draw:line>
        <draw:line draw:style-name="gr16" draw:text-style-name="P1" draw:layer="layout" svg:x1="9.577cm" svg:y1="16.449cm" svg:x2="9.616cm" svg:y2="16.382cm">
          <text:p/>
        </draw:line>
        <draw:line draw:style-name="gr1" draw:text-style-name="P1" draw:layer="layout" svg:x1="9.384cm" svg:y1="13.71cm" svg:x2="9.457cm" svg:y2="13.681cm">
          <text:p/>
        </draw:line>
        <draw:line draw:style-name="gr1" draw:text-style-name="P1" draw:layer="layout" svg:x1="9.353cm" svg:y1="13.572cm" svg:x2="9.429cm" svg:y2="13.559cm">
          <text:p/>
        </draw:line>
        <draw:line draw:style-name="gr1" draw:text-style-name="P1" draw:layer="layout" svg:x1="9.352cm" svg:y1="13.432cm" svg:x2="9.422cm" svg:y2="13.464cm">
          <text:p/>
        </draw:line>
        <draw:line draw:style-name="gr1" draw:text-style-name="P1" draw:layer="layout" svg:x1="9.439cm" svg:y1="13.313cm" svg:x2="9.47cm" svg:y2="13.385cm">
          <text:p/>
        </draw:line>
        <draw:line draw:style-name="gr1" draw:text-style-name="P1" draw:layer="layout" svg:x1="9.589cm" svg:y1="13.344cm" svg:x2="9.546cm" svg:y2="13.409cm">
          <text:p/>
        </draw:line>
        <draw:line draw:style-name="gr1" draw:text-style-name="P1" draw:layer="layout" svg:x1="9.713cm" svg:y1="13.429cm" svg:x2="9.661cm" svg:y2="13.487cm">
          <text:p/>
        </draw:line>
        <draw:line draw:style-name="gr1" draw:text-style-name="P1" draw:layer="layout" svg:x1="9.804cm" svg:y1="13.533cm" svg:x2="9.743cm" svg:y2="13.581cm">
          <text:p/>
        </draw:line>
        <draw:line draw:style-name="gr1" draw:text-style-name="P1" draw:layer="layout" svg:x1="9.875cm" svg:y1="13.641cm" svg:x2="9.81cm" svg:y2="13.683cm">
          <text:p/>
        </draw:line>
        <draw:frame draw:style-name="gr12" draw:text-style-name="P11" draw:layer="layout" svg:width="0.298cm" svg:height="0.352cm" svg:x="11.169cm" svg:y="19.8cm">
          <draw:text-box>
            <text:p text:style-name="P2"><text:span text:style-name="T6">_</text:span></text:p>
          </draw:text-box>
        </draw:frame>
        <draw:frame draw:style-name="gr12" draw:text-style-name="P11" draw:layer="layout" svg:width="0.298cm" svg:height="0.352cm" svg:x="9.519cm" svg:y="13.288cm">
          <draw:text-box>
            <text:p text:style-name="P2"><text:span text:style-name="T6">_</text:span></text:p>
          </draw:text-box>
        </draw:frame>
        <draw:path draw:style-name="gr13" draw:text-style-name="P4" draw:layer="layout" svg:width="0.409cm" svg:height="0.289cm" svg:x="16.576cm" svg:y="15.64cm" svg:viewBox="0 0 410 290" svg:d="M325 0c1 2 3 4 3 6 1 5-4 2-6 3-3-3-7-4-11-6-1 1-3 2-2 4 6 2 6 11 15 10 7 2 12 8 14 15 4-1 6 2 8 5 2-3 6-5 10-6 3 1-1 3 1 5 5-1 10-6 15-2-3 2-2 6-5 8 8 1 18 0 23 6 0 3-2 5-4 6-6 3-9-3-14-1 2 2 3 4 4 7-2 2-4 4-7 3l-7 6c4 3 8 5 6 10-1 0-2 1-3 2l4 7c5 2 15-3 15 4-1 2-4 4-4 6 1 1 2 1 3 1-1 2 1 6-3 7-2 1-6 0-6 3 4 1 9-1 13 3 0 3-3 5-2 6 5 0 11 0 17 1l2 3c-1 3-4 4-8 6 3 2 5 3 4 6 3 2 11 0 10 6-2 4-5 5-8 8 3 3 6 5 8 9-3 3-8 2-13 1-3-1-5-3-8-4-2 3-10 4-7 9 0 7-8 4-12 6 1 1 2 3 2 6-2 1-4 0-5 0-1-1-3-1-5-1-1-2-4-4-5-6-4 1-6 6-11 4-1-2-2-4-3-6-4 1-6 5-11 3-2 0-2-6-5-2 3 2 5 5 3 8-1 4-5 4-8 5l-1-1c-1 4-4 6-8 6v1c2 1 3 4 2 6-2 3-7 1-9 5-5 3-11-1-16 0 2 1 2 3 3 4-4 2-7 0-10-2 0 3 1 8-2 9-4 1-4-2-7-4 0-3-1-5-2-7-2 1-5 3-4 6 2 1 1 4 0 6-2 2-5 2-8 2-2 3-3 7-8 8-2 1-6 1-6-3-4 3-9 16-23-3 1 6 1 15 1 27 0 7-2 12-3 18-1 11-1 27-5 30-3 3-22 3-23 0-2-2-5-22-5-35 1-12-1-20-2-27-1-14 0-22 1-22-1 0-2 1-3 1-7-3 7-18-5-11-4-2-10 5-9-2 2-4 4-6 6-9-1-1-2-1-4-1-3 5-3 15-10 16-4-5 0-11-1-16-3 1-5 5-10 4 0-1 0-1 0-2-5 3-11 5-16 6-3-3-1-8-1-11-4 0-3 4-4 6 1 3 0 5-2 7-3 1-12-1-9 6-1 2-3 2-5 2-2-2-4-5-5-8-4-1-5 5-8 6s-7 5-10 2c0-6 3-9 7-13l-5-1c-1-6 6-8 9-11-1-2-3-1-4-3-4 2-3 7-8 5-3 0-3-4-4-6 0-1 0-2 0-4v-1c-4 4-4 12-10 12-3 1-4-2-5-3l1-5c-4 0-6-7-10-1-2 2-6 2-9 1-2-2 1-7-3-6l-4 5c2 4 0 10-2 14-2 2-3 4-5 4-2-1-5 0-7-3-4 3-8 14-16 8 0-3 1-6-1-9-1 2-3 1-5 1-2-2-1-9-6-5-2-1-3-1-4-2 0-8 8-11 14-15 0-3 4-1 6-3-5-2-3-9-10-8-2-2-2-5 1-6 6-3 13-2 19 0 0 1 1 1 2 1s3 1 3-1-3-3-2-6c4-4 13 0 13-8-3-2-9 2-8-3-2-7 5-6 7-10-1-1-4 0-3-3 4-4 12-3 13-10 2-4 12-4 6-10h-4c-2-3 0-7-1-9-7 2-12 7-20 6-2-2 0-4 0-6 2-4 5-6 8-8 2 1 3-2 5-2 0-3-5-3-3-6 4-3 9-3 13-5 0-3-3-5 0-7 3 0 6-1 7 2 3-1 2 3 5 2-1 2 3 1 2 3 7-2 12-6 19-5 4-2-2-5 0-7-1-3 2-4 4-5 4 0 6 1 10 2 2-5 6-5 10-8 5-3 8-9 13-10-4-4-12 3-13-4 1-2 4-2 4-4-4-2-6-9-11-7-2 0-3 1-3 2v1c-2-2-6 0-7-2-2 0-2 3-4 3-3 1-7 0-7-4-2 2-5 1-5 4-4 1-6-7-10-1-4 1-6-2-7-6-2 1-7 2-9 0-1-5 4-3 4-7 2-3 5-5 7-7z">
          <text:p/>
        </draw:path>
        <draw:path draw:style-name="gr13" draw:text-style-name="P4" draw:layer="layout" svg:width="0.296cm" svg:height="0.286cm" svg:x="16.644cm" svg:y="15.353cm" svg:viewBox="0 0 297 287" svg:d="M0 287c11-7 25-9 35-15 2 0 3 1 4-1-1-2-4-4-5-7 1-3 2-7 0-10-1 1-3 1-5 1 0-1 0-1-1-2-5 2-9 8-16 6 0-6 5-10 8-14-3-3-13 0-11-6 5-2 9-4 14-7-2 0-1-3-2-4 4-2 7-3 11-4 3 4 6 0 9-1v-2c-2 1-2-2-4-2-3-1-8-1-9-6l8-4c4 0 7 3 11 1-2-3-2-8-2-11 8 1 12 9 15 14 3-3 6-7 11-7 0 3 1 7-1 9l1 1c2-2 5-6 10-4 1 0 0 2 2 1 0-8 12-3 14-11 1-3 4-4 7-5 1 0 2 1 3 0-3-3-2-8-7-8-5 2-11 9-15 4-1-3 3-4 1-6-6 1-11 4-18 3-2-5 5-6 7-9 3 1 4-3 6-2 3 0 7 0 8-4v-1c2-1 3-1 6-2 0-1-1-1-1-1-3 1-5 0-8-2 0-1 0-2-1-3-2 2-6 9-10 5-2-3 1-7-1-10-2 1-6 0-7 3-4 0-7 2-11 1-2-4 2-5 4-8-3-2-10 1-9-5 6-3 12-5 19-6-1-2-3-4-2-6 1-1 4 0 5-2 4 0 8 0 12-1 0-1-1-2-1-3-4 1-7 3-10 1l-1-3c-5 2-11 3-15 7-4-1-5 5-9 2 1-7 6-11 12-15 5-1 8-4 14-3 3-5 11-3 16-4l5-5c-4-1-1-6-6-5-4 3-8 6-13 6-4-3 1-5 1-8l2-2c-3 0-7 2-10 3h-2c0-1 0-1-1-2-3 3-9 1-12 4h-2c-1-4 3-7 5-9 4-5 14 1 15-6 5-2 10-6 16-3-1-5 5-5 9-4s8 7 12 3c0-3-2-5-1-8l-7-2c2-2 5-6 9-5 1 0 2-1 4-2-2-1 0-2 0-4 2-3 6-3 6-8-2-1-5-1-8-1 2-5-13-4-4-10 3 0 7 2 8-1-1-3 1-2 2-3 4 1 6 3 8 6 3-3 6-5 6-10v-6c-5-2-14 3-16-4 3-3 8-2 13-3-4-3-9-1-13-2v-2c-5-1-9-2-14-3-1-1 0-3 2-4 8-4 13 5 21 1 0-2-2-4-1-7 2-4 9 1 9-5-1-4 1-7 3-8 1-1 2 0 3 1 1 4 0 9 1 13 1-1 3-1 3-1 3 1 3 3 2 5-6 2 3 5-2 8 2 1 5-2 7-2 3 1 6 1 8 4 0 2-1 2-2 4 2 1 4 4 4 7-2 3-8 2-10 1-1-1-2-1-3-1l-1 4c-5 2-7-7-11-3 0 4 1 7 2 11 1-1 3-2 5-1 1 1 1 5 0 7 0 0-1 0-1 1 2 2 6 1 7 4 4 6-8 4-2 9 4-1 12-3 14 2 0 3-3 5-6 6l-1-1c-2 3-4-2-5 2 1 1 1 4 0 6-2 3-6 2-5 6l11-10c2 1 4 0 4 2 2 3 5-2 8-3 1 0 4 0 5 0 0 2-1 3 0 3 3 1 5-2 6 1 1 2-1 4-1 6 3 0 6-3 9-5 4-1 8-2 13-2 4 2 7 8 15 7 0 1 1 1 1 3-5 7-14 3-20 6 2 0 1 3 2 4l-1 1c3 1-1 3 0 5l5-1v1c5 3 13 6 14 13-2 3-5 2-8 1-2-2-6-1-8-3-1 0-3-1-3 0 1 1 0 2 0 3 3 5 10 2 14 7 5 0 10 1 14 5h1c-2 6-9 2-14 5 1 3 5 5 4 8-1 2-3 3-5 2-6-2-10-17-18-7 0 0-1 0-2 0 5 4 13 8 13 16 3 5 7-3 11-3 2 1 4-1 7 0 0 0 0 1 1 1h1c0 3 0 5-2 7 2 1 5 2 4 6l-8 4c1 3 6 5 6 10l-3 2c2 1 1 5 0 7l-1 1c0 1 0 3 1 3 5-3 13-2 20-3 1 1 0 3 0 5 6 2 14 0 18 5 1 3-2 7 3 7 1 1 1 2 2 4h-1c4 2 12 2 12 8l-1 2c-5-1-10 1-15 1 4 3 10 5 8 13-5 2-9-4-13-3 0 2 2 3 0 4l1 1c-1 1-2 1-2 3-3-2-7-5-9-6-4-2-9-14-14-5-2 0-4 0-4 2s7 5 3 9c-5 2-10-2-14-3 1 8-11 3-8 10 0 2 0 5-3 5s-7-2-10-4c-2 2 1 4 0 7 3 2 10-1 10 5 9-1 18-3 27-4 3-2 7-4 12-4 0 1 0 2 1 3 5-4 10-9 17-9 1 2 1 4 0 6 7 3 14-3 20 1-2 2 0 6-4 7 8 3 16 4 21 11v3c-2 0-1 3-3 3-3 0-5-3-8-1 2 2 3 4 3 6h-10c-1-1-2-3-3-4-1 1-2 3-4 4h-10c0 0-1-1-1-2 0-2 0-3-2-3-1 1-4 1-3 4 0 0 1 1 2 1z">
          <text:p/>
        </draw:path>
        <draw:path draw:style-name="gr17" draw:text-style-name="P12" draw:layer="layout" svg:width="0.003cm" svg:height="0.01cm" svg:x="16.778cm" svg:y="15.361cm" svg:viewBox="0 0 4 11" svg:d="M2 11l-2-1 3-10c0 3 2 8-1 11z">
          <text:p/>
        </draw:path>
        <draw:path draw:style-name="gr17" draw:text-style-name="P12" draw:layer="layout" svg:width="0.024cm" svg:height="0.015cm" svg:x="16.762cm" svg:y="15.371cm" svg:viewBox="0 0 25 16" svg:d="M22 3h3c-1 1-2 2-3 3 0 1 2 3 1 4-1-1-3 0-5 0-4 1-2 4-3 6-2 0-3-2-4-2-3-2-7-1-11-1 3 1 4-6 8-3 0 2 1 2 2 2h2c0 0 0 1 1 1s1-1 2-1c0-5-5-7-7-11 7-4 11 13 14 2z">
          <text:p/>
        </draw:path>
        <draw:path draw:style-name="gr17" draw:text-style-name="P12" draw:layer="layout" svg:width="0.01cm" svg:height="0.003cm" svg:x="16.749cm" svg:y="15.378cm" svg:viewBox="0 0 11 4" svg:d="M11 3c-3 3-7-1-11 0 2-4 9-4 11 0z">
          <text:p/>
        </draw:path>
        <draw:path draw:style-name="gr17" draw:text-style-name="P12" draw:layer="layout" svg:width="0.006cm" svg:height="0.006cm" svg:x="16.779cm" svg:y="15.383cm" svg:viewBox="0 0 7 7" svg:d="M7 1c0 2-5 4-7 6l2-7z">
          <text:p/>
        </draw:path>
        <draw:path draw:style-name="gr17" draw:text-style-name="P12" draw:layer="layout" svg:width="0.02cm" svg:height="0.011cm" svg:x="16.781cm" svg:y="15.384cm" svg:viewBox="0 0 21 12" svg:d="M18 2c0 3-10-1-5 4 3 0 5 3 8 6-4 2-8-3-11-3-3-2-7-3-9-2v1h-1c4-3 9-6 14-8 2 0 3 1 4 2z">
          <text:p/>
        </draw:path>
        <draw:path draw:style-name="gr17" draw:text-style-name="P12" draw:layer="layout" svg:width="0.013cm" svg:height="0.003cm" svg:x="16.764cm" svg:y="15.389cm" svg:viewBox="0 0 14 4" svg:d="M1 3c-3-3 1-3 1-3 0 0 7-1 10 0 3 2 3 5-1 3-2-1-8 2-10 0z">
          <text:p/>
        </draw:path>
        <draw:path draw:style-name="gr17" draw:text-style-name="P12" draw:layer="layout" svg:width="0.008cm" svg:height="0.008cm" svg:x="16.761cm" svg:y="15.408cm" svg:viewBox="0 0 9 9" svg:d="M8 5c-1 2 1 3 1 4h-9v-2c1 0 2-1 4-2l-3-5c4 0 5 3 7 5z">
          <text:p/>
        </draw:path>
        <draw:path draw:style-name="gr17" draw:text-style-name="P12" draw:layer="layout" svg:width="0.024cm" svg:height="0.019cm" svg:x="16.766cm" svg:y="15.41cm" svg:viewBox="0 0 25 20" svg:d="M19 2c-1 3-8 6-7 10 4-1 9-4 13-1-3 4-9 2-14 3 0-1-1-2-2-3-5-1-1 5-3 7v2c-6 2-1-5-6-5 0-2 1-2 2-3 3 1 4-1 5-2-1-4-2-7 0-9h2c0 2 1 2 2 5 5 1 4-5 8-6z">
          <text:p/>
        </draw:path>
        <draw:path draw:style-name="gr17" draw:text-style-name="P12" draw:layer="layout" svg:width="0.005cm" svg:height="0.002cm" svg:x="16.754cm" svg:y="15.411cm" svg:viewBox="0 0 6 3" svg:d="M6 3c-3 1-4-2-6-2 1-1 5-3 6 2z">
          <text:p/>
        </draw:path>
        <draw:path draw:style-name="gr17" draw:text-style-name="P12" draw:layer="layout" svg:width="0.012cm" svg:height="0.007cm" svg:x="16.76cm" svg:y="15.427cm" svg:viewBox="0 0 13 8" svg:d="M13 4v4c-5-1-9-4-13-5 1-1 2-4 4-3 2 3 4 6 9 4z">
          <text:p/>
        </draw:path>
        <draw:path draw:style-name="gr17" draw:text-style-name="P12" draw:layer="layout" svg:width="0.012cm" svg:height="0.014cm" svg:x="16.774cm" svg:y="15.425cm" svg:viewBox="0 0 13 15" svg:d="M13 4c0 4-8 3-10 8l-2 3c0 0-3-13 0-13 5 1 10-6 12 2z">
          <text:p/>
        </draw:path>
        <draw:path draw:style-name="gr17" draw:text-style-name="P12" draw:layer="layout" svg:width="0.012cm" svg:height="0.003cm" svg:x="16.789cm" svg:y="15.43cm" svg:viewBox="0 0 13 4" svg:d="M13 1v1c-4 2-8 2-13 2 2-5 8-5 13-3z">
          <text:p/>
        </draw:path>
        <draw:path draw:style-name="gr17" draw:text-style-name="P12" draw:layer="layout" svg:width="0.153cm" svg:height="0.036cm" svg:x="16.701cm" svg:y="15.435cm" svg:viewBox="0 0 154 37" svg:d="M72 4c0 2 2 3 4 3 0-1 1-1 1-2 0 1 2 0 2 1 0 0-1 0-1 1 0 4 7 0 7 5-1 0-2 0-3 1 0 1 0 2 1 2h3c-3 0-3 4-1 5 7-1 9-10 16-12 0 3-4 5-2 7 4-2 8-8 13-8-1 2-2 3-2 6l1 1c3-1 4-4 6-4 0 2 0 5 0 7 9-1 15-8 25-7 0 0 1 0 1 1-1 2-3 1-4 3 1 1 0 2 1 3 4-2 9-3 14-2-7 7-18 2-27 4-3 2-1 5-1 7-5 0-9-4-13-7-1 3 1 7-3 9-3-4 3-6 1-11-5 6-14-3-17 6-11 2-21 6-32 5-1-2-5-2-7-2-1 1-3 1-3 2 2 2 6 0 6 3-4 6-9 4-15 6-2-2-6-2-5-6-2-3-5-1-7-1-2 3-7 3-10 6 1-6 9-6 9-13-7-1-12 3-18 6 0-1-1-2-2-3-3 1-6 3-10 3 6-7 15-1 20-10 5-2 11-2 14 3 5-2-2-7 1-9 7 0 12 11 20 3 3 0 3 6 7 4 2-1-1-6 2-8 2 0 4 1 5-1 1-4-5-1-5-5-3 1-4 4-6 7-4-1-2-4-3-6 0-1 1-3 1-4-1-1-4-1-5-1 4-2 9-2 13-1 2 2 4 5 8 3z">
          <text:p/>
        </draw:path>
        <draw:path draw:style-name="gr17" draw:text-style-name="P12" draw:layer="layout" svg:width="0.008cm" svg:height="0.006cm" svg:x="16.781cm" svg:y="15.436cm" svg:viewBox="0 0 9 7" svg:d="M9 2l-1 5c-4 0-6-1-8-4 2-2 6-6 9-1z">
          <text:p/>
        </draw:path>
        <draw:path draw:style-name="gr17" draw:text-style-name="P12" draw:layer="layout" svg:width="0.077cm" svg:height="0.072cm" svg:x="16.777cm" svg:y="15.459cm" svg:viewBox="0 0 78 73" svg:d="M61 4c-4 2-12-3-12 4l-6 1c1-3-2-5-7-4 0 0 0 2-2 2-3 3-8 5-6 9 0 1 1 1 2 1 0-2 2-1 3-2 1 4-5 6-3 12 0 2 3 0 4 1 2 4 4 7 6 10 5 2 5-2 7-5 3-7-4-11-3-17-2-4-4 0-6 1 0 3-2 5-4 7 2-3 3-7 4-10-1-1-2-3-4-2 2-2 3-3 4-3 2 1-1 4 2 5 2-1 6 1 7-2l4 2c3-5 8-1 12-1 4-1 7 4 11 3l4 4c-7-3-14-4-20-7-1 1-1 3-1 4 3 1 3 4 3 6-5-1-7-13-14-5 0 4 3 7 4 10 2 0 4 1 4-1 1-3-2-4-2-6 3 5 9 8 16 8 1 1 4 0 5 2-6 6-22-3-20 10-2 0-4-3-7 0 1 3 5 5 4 9-1 0-3-1-3-2-4 0-7-7-12-4v2c6 2 10 10 17 7 3-3 1-5 2-9h1c1 7 11 5 11 12-6 3-10-6-15-1 3 4 11 4 10 9-5-1-8-5-11-8-5 5 0 12-3 17-2-4-3-9-2-14l-2-3-16 4c3-4 9-6 13-9 0-1 0-2-1-3-8 0-13 13-21 7-2 4 1 9-3 12-2-2-3-2-5-4-1-3-1-6-3-8-3 0-4 5-7 5 1-4 3-8 5-11 4 2 9 1 13 3 5 0 8-3 12-4 0-1-1-2-2-2h-3c1-2 2-3 3-4 2 1 3-2 4-3-1-2-2-6-2-9 0-8-5-13-11-16-1-9 11-1 9-9 3 0 6 2 8 0 0-2 3-3 3-4 2 0 2 2 4 2 3 0 9 3 11-1v-2c2 1 7 0 7 4z">
          <text:p/>
        </draw:path>
        <draw:path draw:style-name="gr17" draw:text-style-name="P12" draw:layer="layout" svg:width="0.034cm" svg:height="0.019cm" svg:x="16.758cm" svg:y="15.466cm" svg:viewBox="0 0 35 20" svg:d="M35 2c-1 1 0 5-3 5 0-2-1-3-2-5-1 1-2 0-3 1-1 3 2 5 0 8-3 1-4-4-7 1 3 3 0 6-2 8-2 0-1-3-3-4 1 0 2 0 2-1s0-2 0-2c-2 1-2-2-3-4-5 0-10 4-14 0 4-12 19-3 28-9 3 2 6-3 7 2z">
          <text:p/>
        </draw:path>
        <draw:path draw:style-name="gr17" draw:text-style-name="P12" draw:layer="layout" svg:width="0.009cm" svg:height="0.004cm" svg:x="16.745cm" svg:y="15.474cm" svg:viewBox="0 0 10 5" svg:d="M10 5c-2 1-4-5-6 0-2-2-3-3-4-2 1-2 1-2 4-3 3 0 4 3 6 5z">
          <text:p/>
        </draw:path>
        <draw:path draw:style-name="gr17" draw:text-style-name="P12" draw:layer="layout" svg:width="0.005cm" svg:height="0.014cm" svg:x="16.815cm" svg:y="15.479cm" svg:viewBox="0 0 6 15" svg:d="M5 15c-3-4-5-7-5-11l2-4c2 4 6 9 3 15z">
          <text:p/>
        </draw:path>
        <draw:path draw:style-name="gr17" draw:text-style-name="P12" draw:layer="layout" svg:width="0.048cm" svg:height="0.018cm" svg:x="16.696cm" svg:y="15.48cm" svg:viewBox="0 0 49 19" svg:d="M42 6l7 2c-7 0-9 9-15 11 1-2 3-4 3-7-3-1-4-5-7-4-1 3-3 4-6 3 0-1 1-4-1-5-5-1-8 5-14 5-3 2-5 4-9 4 6-9 16-11 24-12 2-5 9-1 13-3 1 2 2 5 5 6z">
          <text:p/>
        </draw:path>
        <draw:path draw:style-name="gr17" draw:text-style-name="P12" draw:layer="layout" svg:width="0.091cm" svg:height="0.04cm" svg:x="16.699cm" svg:y="15.486cm" svg:viewBox="0 0 92 41" svg:d="M71 2c3 0 4 2 7 1 1-3 3-2 6-2 1 2 0 5 3 5 3-2 3 1 5 2v2c-6 2-12-1-16 0 2 6 10 2 12 9 0 1-2 1-4 1-1-1-2-4-4-2-1 2 1 7-4 7-4-1 3-10-4-7h-5c0-4 7-6 2-9-2 1-5 3-8 3 0-1 1-3-1-4-3-2-2 3-4 4-5 6-15 0-18 8 2 3 8-1 10 3l-11 1c-1 2 0 3 1 4 5-4 9 5 14 0-2 3-3 5-7 4-3 1-6-3-8 1 1 1 1 4 1 6-1 2-4 1-5 1 0-3-1-4-2-6-4 0-7 7-10 7 0-4 2-7 1-11-7-2-11 6-18 4 3-1 8-2 8-7-3-3-8-1-12-1 2-2 5-2 8-4 4 0 9 1 14 0 0-4-4-4-6-7 1-5 7-1 10-3 0 2-1 4 0 6 12 1 11-16 24-11 3-4 10 0 11-6 4-3 7 2 10 1z">
          <text:p/>
        </draw:path>
        <draw:path draw:style-name="gr17" draw:text-style-name="P12" draw:layer="layout" svg:width="0.012cm" svg:height="0.004cm" svg:x="16.85cm" svg:y="15.492cm" svg:viewBox="0 0 13 5" svg:d="M13 1c-2 4-7 0-10 4-2 0-2-1-3-2 3-4 9-3 13-2z">
          <text:p/>
        </draw:path>
        <draw:path draw:style-name="gr17" draw:text-style-name="P12" draw:layer="layout" svg:width="0.006cm" svg:height="0.003cm" svg:x="16.833cm" svg:y="15.496cm" svg:viewBox="0 0 7 4" svg:d="M7 0c-1 0-9 9-6 0z">
          <text:p/>
        </draw:path>
        <draw:path draw:style-name="gr17" draw:text-style-name="P12" draw:layer="layout" svg:width="0.008cm" svg:height="0.008cm" svg:x="16.846cm" svg:y="15.497cm" svg:viewBox="0 0 9 9" svg:d="M9 9c-6-2-6-7-9-9 3 2 8 3 9 9z">
          <text:p/>
        </draw:path>
        <draw:path draw:style-name="gr17" draw:text-style-name="P12" draw:layer="layout" svg:width="0.008cm" svg:height="0.006cm" svg:x="16.755cm" svg:y="15.503cm" svg:viewBox="0 0 9 7" svg:d="M7 0c-1 2 1 2 2 5-3 1-5 2-9 2 2-2 2-5 2-7 2-1 3 1 5 0z">
          <text:p/>
        </draw:path>
        <draw:path draw:style-name="gr17" draw:text-style-name="P12" draw:layer="layout" svg:width="0.015cm" svg:height="0.005cm" svg:x="16.755cm" svg:y="15.51cm" svg:viewBox="0 0 16 6" svg:d="M16 0c-3 7-11 3-16 6 1-4 6-4 9-6z">
          <text:p/>
        </draw:path>
        <draw:path draw:style-name="gr17" draw:text-style-name="P12" draw:layer="layout" svg:width="0.032cm" svg:height="0.028cm" svg:x="16.77cm" svg:y="15.514cm" svg:viewBox="0 0 33 29" svg:d="M4 0c0 3-4 7 1 9 2 0 6-2 7-4 1 5 7 9 11 10 4 3 7 5 10 9-11-9-21 3-30 5-1 0-1-1 0-2 4-4 9-4 15-8 0-1 0-2-1-3-6 1-11 4-15 7h-1c1-4 1-8-1-12 1 0 2 0 3 0 0-1 0-2-1-3-1 0-1 1-2 1 0-3-1-10 4-9z">
          <text:p/>
        </draw:path>
        <draw:path draw:style-name="gr17" draw:text-style-name="P12" draw:layer="layout" svg:width="0.02cm" svg:height="0.012cm" svg:x="16.746cm" svg:y="15.516cm" svg:viewBox="0 0 21 13" svg:d="M18 2c-5 6-11 8-18 11l1-5c0 0 0-1 1-1 1-3 5-3 8-4l11-3c1 3-3 1-3 2z">
          <text:p/>
        </draw:path>
        <draw:path draw:style-name="gr17" draw:text-style-name="P12" draw:layer="layout" svg:width="0.044cm" svg:height="0.028cm" svg:x="16.821cm" svg:y="15.517cm" svg:viewBox="0 0 45 29" svg:d="M44 0c-1 5-9 1-10 6 4 1 8 1 11 3-3 3-9 0-13 2-1 2 1 3 2 4 3 1 5 4 8 6l1 3c-8-1-12-11-19-14 0 2-2 4-4 5 0-2 3-4 1-6-5 1-5 7-6 11 1 1 3 1 4 1 2-2 4-3 6-5 5 2 7 8 13 10-4-1-7 2-10 3 0-4-4-5-6-6-4-1-4 9-10 4v-2c1 0 2 0 2-1s1-4-2-4c-5-1-10 6-12 0 3 2 5-2 6-4 1-3 1-7 1-12 4 2 7 6 12 5 2-2 2-4 2-7h3c0 2-1 5 0 7 3-2 5-7 9-6 4-3 7-4 11-3z">
          <text:p/>
        </draw:path>
        <draw:path draw:style-name="gr17" draw:text-style-name="P12" draw:layer="layout" svg:width="0.004cm" svg:height="0.012cm" svg:x="16.763cm" svg:y="15.524cm" svg:viewBox="0 0 5 13" svg:d="M5 1l-1 12h-4c-1-4 0-8 1-13 2-1 3 0 4 1z">
          <text:p/>
        </draw:path>
        <draw:path draw:style-name="gr17" draw:text-style-name="P12" draw:layer="layout" svg:width="0.052cm" svg:height="0.017cm" svg:x="16.715cm" svg:y="15.537cm" svg:viewBox="0 0 53 18" svg:d="M42 6c2 0 3 1 5 3h6c-1 4-3 8-6 8-1-1-3-2-3 0v1c-3-2-6-2-7-5 2 1 3-1 4-2 0-3-3-3-4-4-6 4-10-7-15 2-1 2-3 3-4 4 0-2 4-7 2-10-3 1-6 2-9 2-3 3-8 1-11 3 6-6 16-6 22-8l12 2 3-2c1 3 6 2 5 6z">
          <text:p/>
        </draw:path>
        <draw:path draw:style-name="gr17" draw:text-style-name="P12" draw:layer="layout" svg:width="0.014cm" svg:height="0.013cm" svg:x="16.767cm" svg:y="15.543cm" svg:viewBox="0 0 15 14" svg:d="M15 0c-10 2 5 8-4 9-3 2-6 4-8 5l-3-1c1-4 3-7 5-10 3 0 7-2 10-3z">
          <text:p/>
        </draw:path>
        <draw:path draw:style-name="gr17" draw:text-style-name="P12" draw:layer="layout" svg:width="0.108cm" svg:height="0.062cm" svg:x="16.705cm" svg:y="15.544cm" svg:viewBox="0 0 109 63" svg:d="M92 0c0 3-3 7-1 10 4 3 7 5 12 7 1 1 2 1 2 2l-9-1c-4 3 2 9-3 11-2-4-2-9-5-13-5 0-9 3-14 5 1 5 3 11 8 13 3 0 3-5 4-8l-1-5c5 2 2 9 7 12 6 0 9-12 17-3-3 1-6-1-8 2-1 1 2 2 2 3 4 0 4 3 6 5-6 0-10-6-16-6-2 6 2 13-1 19-2-4 0-10-2-15-2-1-2 1-3 2 0 1 0 3-1 4-4 1-7 3-11 1-2 3 4 7 0 10v1c-3 1-3-2-4-3-1-2-3-4-3-6-6 3-12 3-18 5 2-4 8-6 12-9-5-6-8 3-13 3-2 3-5 4-4 7 2 2 5 2 8 2h1c-1 2 0 4 1 5-2 2-5 3-8 1-8 1-7-13-14-5-3 0-5-1-7 1 0 1 2 2 2 4s-2 2-4 1c-3-2 1-11-5-9-1 3-4 6-7 7-1-3 5-7 0-9-4 2-6 4-12 3 4 0 7-5 11-3 8 0 13-11 21-5 4 0 8 0 11-3-3-3-5-2-6-2 1-3 3-4 6-7 1 2 3-1 5-1 3 0 7-2 9-4 8-2 3 15 12 7 2-1 4 2 6-1-2-4-8-9-2-13 0-2-3-1-3-3 4-2 9-6 16-7-1-4 0-12 6-12z">
          <text:p/>
        </draw:path>
        <draw:path draw:style-name="gr17" draw:text-style-name="P12" draw:layer="layout" svg:width="0.066cm" svg:height="0.039cm" svg:x="16.813cm" svg:y="15.544cm" svg:viewBox="0 0 67 40" svg:d="M30 0c2 3-4 5 0 8 6-1 12-8 18-4 0 5-4 0-7 2-2-1-3 1-5 2 0 2 1 2 1 3 3-1 6-2 8 0 3 1-1 8 4 8 3-7 12-5 18-7-3 1-9 6-16 5 1 2 5 4 1 6-3 0-4 8-8 4-2-3 0-8-4-9-4 3 0 6-1 10l2 2c-3 1-6-3-8 2l2 2c-4-1-5 5-9 6 0-2 1-5-1-7 3 0 6 0 7-3 2-2-1-4-1-7-4-3-10-10-17-8 5 4 11 6 15 12v1c-5 2-9-3-12 1 2 4 7 4 5 11-9 1-4-13-12-15-3-2-9-2-10-7 3-3 8-3 12-5 3 3 5-1 8-1 4-1 9 6 11-1-5-2-11-4-16-4 0-1 1-2 0-3 3 1 7-1 10 2 4 0 1-5 5-6z">
          <text:p/>
        </draw:path>
        <draw:path draw:style-name="gr17" draw:text-style-name="P12" draw:layer="layout" svg:width="0.015cm" svg:height="0.007cm" svg:x="16.743cm" svg:y="15.556cm" svg:viewBox="0 0 16 8" svg:d="M16 1c-2 3-7 7-12 7 0 0-2 1-3 0-4-7 6-5 8-8z">
          <text:p/>
        </draw:path>
        <draw:path draw:style-name="gr17" draw:text-style-name="P12" draw:layer="layout" svg:width="0.034cm" svg:height="0.027cm" svg:x="16.677cm" svg:y="15.561cm" svg:viewBox="0 0 35 28" svg:d="M25 15c2 0 3 0 5-2-1-3 3-5 5-6 1 4-9 8-2 11 0 1-1 2-2 3-5 2-12-2-16 3-4 0-8 4-12 4 1-3 6-4 9-7-1-6-7-7-12-9 5-3 10 0 15 0 4-4 0-8-1-12 6 2 6 12 11 15z">
          <text:p/>
        </draw:path>
        <draw:path draw:style-name="gr17" draw:text-style-name="P12" draw:layer="layout" svg:width="0.021cm" svg:height="0.005cm" svg:x="16.877cm" svg:y="15.561cm" svg:viewBox="0 0 22 6" svg:d="M21 3c0 1 0 1 1 2-3 2-9 0-13 0l-9-2c3-5 10-3 14-2 2 0 3 2 7 2z">
          <text:p/>
        </draw:path>
        <draw:path draw:style-name="gr17" draw:text-style-name="P12" draw:layer="layout" svg:width="0.017cm" svg:height="0.006cm" svg:x="16.729cm" svg:y="15.567cm" svg:viewBox="0 0 18 7" svg:d="M18 0c-6 4-11 9-18 6 1-3 4-4 6-6 4-1 7 2 12 0z">
          <text:p/>
        </draw:path>
        <draw:path draw:style-name="gr17" draw:text-style-name="P12" draw:layer="layout" svg:width="0.015cm" svg:height="0.006cm" svg:x="16.887cm" svg:y="15.568cm" svg:viewBox="0 0 16 7" svg:d="M15 3c0 1 1 1 1 3-6 2-11 0-15-4l-1-2c6 0 8 3 15 3z">
          <text:p/>
        </draw:path>
        <draw:path draw:style-name="gr17" draw:text-style-name="P12" draw:layer="layout" svg:width="0.033cm" svg:height="0.009cm" svg:x="16.879cm" svg:y="15.571cm" svg:viewBox="0 0 34 10" svg:d="M15 7c7 0 15-1 19 3-6 1-14 0-21-2v1c-3 0 0-3-3-4-3-3-7 1-10-4 3 0 5-1 7-1 1 3 5 6 8 7z">
          <text:p/>
        </draw:path>
        <draw:path draw:style-name="gr17" draw:text-style-name="P12" draw:layer="layout" svg:width="0.013cm" svg:height="0.007cm" svg:x="16.859cm" svg:y="15.573cm" svg:viewBox="0 0 14 8" svg:d="M14 4v4c-4-4-10-1-14-4 0-1 4-2 6-4 3 1 5 4 8 4z">
          <text:p/>
        </draw:path>
        <draw:path draw:style-name="gr17" draw:text-style-name="P12" draw:layer="layout" svg:width="0.011cm" svg:height="0.006cm" svg:x="16.815cm" svg:y="15.581cm" svg:viewBox="0 0 12 7" svg:d="M10 1c0 2 3 0 1 2 2 3-1 4-3 4-5 2-5-4-8-7 5 0 8 3 10 1z">
          <text:p/>
        </draw:path>
        <draw:path draw:style-name="gr17" draw:text-style-name="P12" draw:layer="layout" svg:width="0.04cm" svg:height="0.017cm" svg:x="16.854cm" svg:y="15.581cm" svg:viewBox="0 0 41 18" svg:d="M26 2c8 2 11 6 14 11l1 5c-5-4-9-9-14-13-3 2-5-5-7 1-3-1-3 2-5 2 0-3-6-5-9-4h-6c3 0 3-2 4-4 7 2 15 3 22 2z">
          <text:p/>
        </draw:path>
        <draw:path draw:style-name="gr17" draw:text-style-name="P12" draw:layer="layout" svg:width="0.01cm" svg:height="0.006cm" svg:x="16.719cm" svg:y="15.583cm" svg:viewBox="0 0 11 7" svg:d="M11 0c1 6-6 4-8 7-1 0-2-1-3 0 1-4 6-7 11-7z">
          <text:p/>
        </draw:path>
        <draw:path draw:style-name="gr17" draw:text-style-name="P12" draw:layer="layout" svg:width="0.024cm" svg:height="0.018cm" svg:x="16.799cm" svg:y="15.583cm" svg:viewBox="0 0 25 19" svg:d="M17 6l1-2c1 1 1 3 1 4 4-1 5 4 6 6-4 3-6-4-10-2-2 1-2 5-3 7-4-1-6-8-10-11l-2-8c6 2 11 5 17 6z">
          <text:p/>
        </draw:path>
        <draw:path draw:style-name="gr17" draw:text-style-name="P12" draw:layer="layout" svg:width="0.013cm" svg:height="0.009cm" svg:x="16.703cm" svg:y="15.585cm" svg:viewBox="0 0 14 10" svg:d="M14 0c-2 2-2 5-7 6-1 4-5 3-7 4 1-5 4-9 10-9 2 1 3-1 4-1z">
          <text:p/>
        </draw:path>
        <draw:path draw:style-name="gr17" draw:text-style-name="P12" draw:layer="layout" svg:width="0.044cm" svg:height="0.03cm" svg:x="16.658cm" svg:y="15.585cm" svg:viewBox="0 0 45 31" svg:d="M17 0c-1 2 0 7 2 8 5 2 10-8 11 0 0 1-1 2 0 3l13-5-1 5c1 3 5 4 2 8l-2 4c-4-2 5-14-5-9-2 2-5 0-7 2-3 3-1 9-4 12v1c-1 0-2 0-2 1v1c-1-4 2-5 4-9 0-1 0-2-1-3-4-1-3 4-6 4l-4 1c1-1 0-2 0-2-4-3-6 2-8 3s-5 4-7 3c4-7 9-11 16-14 0-1 1-3-1-3-4-1-8 6-10 3-2-2-5-1-7-1 1-2 6-1 8-3 3-1 6 0 8-1 2-4-3-4-4-7 0-2 4 0 5-2z">
          <text:p/>
        </draw:path>
        <draw:path draw:style-name="gr17" draw:text-style-name="P12" draw:layer="layout" svg:width="0.024cm" svg:height="0.025cm" svg:x="16.822cm" svg:y="15.585cm" svg:viewBox="0 0 25 26" svg:d="M14 8c1 7 14 10 10 18-6 0-7-6-13-7v1c-4-2-7 3-11 3 1-1 0-3 0-5 5 1 4-3 6-4-1-2-1-5-4-6 4-3 5-4 7-8 4 0 2 7 5 8z">
          <text:p/>
        </draw:path>
        <draw:path draw:style-name="gr17" draw:text-style-name="P12" draw:layer="layout" svg:width="0.007cm" svg:height="0.014cm" svg:x="16.846cm" svg:y="15.587cm" svg:viewBox="0 0 8 15" svg:d="M7 0c-2 6 5 10 0 15-5 0-8-3-6-7 1-3 0-10 6-8z">
          <text:p/>
        </draw:path>
        <draw:path draw:style-name="gr17" draw:text-style-name="P12" draw:layer="layout" svg:width="0.009cm" svg:height="0.008cm" svg:x="16.854cm" svg:y="15.587cm" svg:viewBox="0 0 10 9" svg:d="M10 1c-5 2-2 7-7 8l-3-7c3 1 7-5 10-1z">
          <text:p/>
        </draw:path>
        <draw:path draw:style-name="gr17" draw:text-style-name="P12" draw:layer="layout" svg:width="0.029cm" svg:height="0.027cm" svg:x="16.761cm" svg:y="15.594cm" svg:viewBox="0 0 30 28" svg:d="M18 9c4 0 9 1 11 3-2 2-6-2-7 1 0 4 6 4 7 7h1v1c-2 0-4 0-7-1-3 2-5-4-8 0 1 3-1 5-3 8-2-3 2-7-1-10-3 0-6-1-9 1-1-1-2-1-1-2 2-2 8 1 8-4-1-1-3-2-5-2-1-2-5-4-3-7 1-2 5-2 7-4 1 4 5 9 10 9z">
          <text:p/>
        </draw:path>
        <draw:path draw:style-name="gr17" draw:text-style-name="P12" draw:layer="layout" svg:width="0.007cm" svg:height="0.005cm" svg:x="16.861cm" svg:y="15.594cm" svg:viewBox="0 0 8 6" svg:d="M8 6c-4 0-6 0-8-3l2-3c1 2 7 1 6 6z">
          <text:p/>
        </draw:path>
        <draw:path draw:style-name="gr17" draw:text-style-name="P12" draw:layer="layout" svg:width="0.049cm" svg:height="0.025cm" svg:x="16.684cm" svg:y="15.6cm" svg:viewBox="0 0 50 26" svg:d="M33 8c2-1 5-4 7-6 2 2 2 5 6 7h4c1 9-19 7-9 16-4 1-9-7-11 1-1-4-6-4-9-3 0-1-1 0-2-1-2-1-2-5-6-4-3 1-2 4-3 7-4-2-6-5-10-7 1-1 2-3 4-4 1-4 1-8 1-10 3 0 4-2 7-2-1 3-1 7 1 9 6 1 7-7 9-10 2 1 5 1 7-1 1 2 0 7 4 8z">
          <text:p/>
        </draw:path>
        <draw:path draw:style-name="gr17" draw:text-style-name="P12" draw:layer="layout" svg:width="0.141cm" svg:height="0.072cm" svg:x="16.795cm" svg:y="15.611cm" svg:viewBox="0 0 142 73" svg:d="M107 0c-1 2-4 6-3 9 4 1 5-3 8-3l14-1c-1 2-2 3-3 5-1-1-2 0-3 0-1 1-1 2-1 3 1 3 4 1 5 1 6 1 13 4 18 7v3c-4 0-11-5-13 1 1 2 4 3 5 6-5 1-5-8-11-6-1 3-4 5-6 7-3 0-5-2-5-5 0-2 0-3-1-4-5 0-7 4-11 5 1 4 5 6 6 10l-13-6c-5-1-3 6-7 7-1-5 0-11-6-13-6-1-14-3-18 2 1 4 6 1 10 1 4 1 8 1 10 4-4 4-12 0-15 3 4 3 10 3 15 2 1 1 0 3 2 4 4 0 9 0 10 4 1 8 10 5 14 9 4 1 7 4 8 8-10 0-14-9-23-8 1 3 0 5 0 7-1 0-2 2-4 1-2-3 2-10-3-11-1 3-4 2-4 5-1-1-1 1-2 1 4 3 0 10 6 12 1 1-2 2-3 2-7 1-9-12-17-9-4 3-8 7-11 8 0-4 4-8 4-12h-1c6-4 10-8 18-13 0-1-2-2-3-3-4-1-4 3-7 3-1 1-3 1-4 1-1-3 4-5 1-8-1-3-5-2-8-1-1 2-5 2-6 5 3 9-5 13-9 18-4 0-2-5-5-5-1 6-4 12-7 17h-3c-1-4 2-5 2-9 2-1 0-4 2-5-2-1-1-2-2-3-7 0-11 7-17 6 1-6 12-10 4-16-5 0-10-2-14-4 1-2 1-3 2-4 3 1 4-2 5-2 0 3 4 5 6 6 6-2 3 5 7 6-1 5 1 6 3 7 1 0 3 1 4 0 0-2-2-2-2-3-1-5-4-8-5-12 5 0 10 0 13-3 7-1 14 3 21-1-2-7-11-5-17-9-6-2-12 8-15-2l-2-3c4-3 5 4 10 2 2-3 5-2 6-4 2 0 4 1 4 3 3 2 6 2 9 1 1-3 4-3 6-2 5 3 10-6 15-1 10 1 21 15 29 2l4-1c0 1 0 1 1 2 4-2 8-5 11-8-1-1-1-4-4-4-9-2-14 3-22 3-3 3-8 1-12 2-1-3 2-2 3-4 1 0 2 0 3-1 3 0 7-7 8-2 3 1 2-2 4-3 4-3 7-7 12-7z">
          <text:p/>
        </draw:path>
        <draw:path draw:style-name="gr17" draw:text-style-name="P12" draw:layer="layout" svg:width="0.078cm" svg:height="0.033cm" svg:x="16.735cm" svg:y="15.628cm" svg:viewBox="0 0 79 34" svg:d="M78 5c-9 0-18 2-25 7h-1c-4 2-7 7-11 7-2 2-1 4-1 5-1 1-2 0-2 1 3 4-2 7-4 9h-4c0-5 10-8 4-12-7-2-10 5-15 7-1-4-5-2-7-1-4 1-7 7-12 6 3-7 12-5 16-11 4-2 9-2 12-5v-1l-17-2c9 0 17-10 25-4 0 2 1 3 2 4 6-2 10-13 18-7 9 0 13-10 23-8z">
          <text:p/>
        </draw:path>
        <draw:path draw:style-name="gr17" draw:text-style-name="P12" draw:layer="layout" svg:width="0.076cm" svg:height="0.042cm" svg:x="16.666cm" svg:y="15.631cm" svg:viewBox="0 0 77 43" svg:d="M21 0c8 5 20 1 26 10 2 2 6 10 11 6 2-4 6 0 8-3 4-1 6-4 11-3-1 1-1 3-1 6-7 1-14 3-18 8-1 3 1 3 2 5l3 1c-1 2 0 4-1 6-6 0-13-3-17 2-1 2-2 4-3 5-2-2-6-1-8-3l6-1c0-3 0-5-2-7 3 0 8 0 10-4 2-3-3-5-5-7v1h-3v-1c1 0 2-1 2-1 0-4-2-7-4-9-5 1-11 9-15 2h-5c1-3 9-5 5-9-3 0-3 2-4 3-3 3-7 6-10 9-3 0-4 3-7 1 0 0-1 0-1-1h-1c5-5 10-6 16-8 0-1 0-2-1-3-4 1-3-4-6-2 3-2 8-3 12-3z">
          <text:p/>
        </draw:path>
        <draw:path draw:style-name="gr17" draw:text-style-name="P12" draw:layer="layout" svg:width="0.019cm" svg:height="0.005cm" svg:x="16.796cm" svg:y="15.637cm" svg:viewBox="0 0 20 6" svg:d="M20 0c-5 3-14 9-20 3 6-1 14-3 20-3z">
          <text:p/>
        </draw:path>
        <draw:path draw:style-name="gr17" draw:text-style-name="P12" draw:layer="layout" svg:width="0.015cm" svg:height="0.006cm" svg:x="16.783cm" svg:y="15.642cm" svg:viewBox="0 0 16 7" svg:d="M16 4c-4 4-12 3-16 3 1-3 5-2 7-6 4-3 7 1 9 3z">
          <text:p/>
        </draw:path>
        <draw:path draw:style-name="gr17" draw:text-style-name="P12" draw:layer="layout" svg:width="0.07cm" svg:height="0.021cm" svg:x="16.638cm" svg:y="15.646cm" svg:viewBox="0 0 71 22" svg:d="M52 7c4 1 8-4 12-5h2c0 2-3 2-4 3-2 0-2 1-3 2v2l12 2v2c-4 1-9 1-13 0-2 1-3 1-2 3 3 1 8 1 8 6-5 0-9-6-10-10-1-1-2-2-4-1-1 1-4 3-6 1-1-2-1-5-4-5-1 2-1 5 0 6 0 1 1 1 1 2-3 0-5-6-8-2 0 2 1 4-2 4h-1c1-3-1-4-3-5-3-1-4 3-7 4-3-2-1-6-5-5-2 2-3 5-6 5-1-4 6-5 2-9-5-1-6 5-11 3l11-8c0 3 1 4 3 5 10-1 21 1 29-7 4 0 8 3 9 7z">
          <text:p/>
        </draw:path>
        <draw:path draw:style-name="gr17" draw:text-style-name="P12" draw:layer="layout" svg:width="0.02cm" svg:height="0.008cm" svg:x="16.727cm" svg:y="15.649cm" svg:viewBox="0 0 21 9" svg:d="M21 0c-7 1-10 12-21 8 1-5 8-2 10-6 4 0 7-2 11-2z">
          <text:p/>
        </draw:path>
        <draw:path draw:style-name="gr17" draw:text-style-name="P12" draw:layer="layout" svg:width="0.008cm" svg:height="0.018cm" svg:x="16.779cm" svg:y="15.651cm" svg:viewBox="0 0 9 19" svg:d="M8 8c1 4 0 8-2 11-4-7-7-12-6-19 5 1 9 3 8 8z">
          <text:p/>
        </draw:path>
        <draw:path draw:style-name="gr17" draw:text-style-name="P12" draw:layer="layout" svg:width="0.014cm" svg:height="0.009cm" svg:x="16.751cm" svg:y="15.654cm" svg:viewBox="0 0 15 10" svg:d="M15 0c-4 6-8 10-15 10 3-5 9-7 15-10z">
          <text:p/>
        </draw:path>
        <draw:path draw:style-name="gr17" draw:text-style-name="P12" draw:layer="layout" svg:width="0.038cm" svg:height="0.035cm" svg:x="16.764cm" svg:y="15.658cm" svg:viewBox="0 0 39 36" svg:d="M19 14l1 1c1-1 2 0 3-1 4 3 8 3 12 5-2 4-10-2-8 5 4 5 8 6 12 12-10-1-13-14-25-14-4 1-8 0-12-1 0-2-3-2-2-5 2-1 5 2 8 1 1-3 1-8-2-10 0-3 4-4 5-7 3 4 3 11 8 14z">
          <text:p/>
        </draw:path>
        <draw:path draw:style-name="gr17" draw:text-style-name="P12" draw:layer="layout" svg:width="0.01cm" svg:height="0.005cm" svg:x="16.797cm" svg:y="15.66cm" svg:viewBox="0 0 11 6" svg:d="M11 0c-2 3-5 6-10 6 0-1 0-1-1-1 0-5 7-5 11-5z">
          <text:p/>
        </draw:path>
        <draw:path draw:style-name="gr17" draw:text-style-name="P12" draw:layer="layout" svg:width="0.08cm" svg:height="0.026cm" svg:x="16.696cm" svg:y="15.661cm" svg:viewBox="0 0 81 27" svg:d="M52 0c-1 2 0 5 1 7 4 1 9-2 13-5 0 5 5 3 7 3v5c-4-1-7 1-8 5 1 8 10 8 16 12-4 0-12 2-15-3s-2-16-11-15c-7 8-19 0-28 4-3 3-1 4-1 7 1 1 2 4 5 3l-4 4c-3-2-3-5-6-7-7 3-13 7-21 7v-1c5-5 12-10 20-10 1-3-4-2-2-5 4-3 10-2 15-1 2 0 3-2 3-4 6 0 10-4 14-6z">
          <text:p/>
        </draw:path>
        <draw:path draw:style-name="gr17" draw:text-style-name="P12" draw:layer="layout" svg:width="0.011cm" svg:height="0.011cm" svg:x="16.839cm" svg:y="15.667cm" svg:viewBox="0 0 12 12" svg:d="M12 4c-1 2-2 6-4 8-4-1-5-5-8-7 2-1 4-4 7-5-2 3 4 2 5 4z">
          <text:p/>
        </draw:path>
        <draw:path draw:style-name="gr17" draw:text-style-name="P12" draw:layer="layout" svg:width="0.04cm" svg:height="0.024cm" svg:x="16.723cm" svg:y="15.673cm" svg:viewBox="0 0 41 25" svg:d="M33 7c-1 8 5 8 8 12-4 1-9 7-16 6-3-3 5-6-1-9-3 3-7 6-11 8v-2c1-2 5-5 2-7-6 0-8 8-15 7v-2c4-5 13-8 17-13-5-4-11 1-16-2 6-3 14-2 21 0 2-2 5-6 9-5z">
          <text:p/>
        </draw:path>
        <draw:path draw:style-name="gr17" draw:text-style-name="P12" draw:layer="layout" svg:width="0.072cm" svg:height="0.041cm" svg:x="16.871cm" svg:y="15.674cm" svg:viewBox="0 0 73 42" svg:d="M41 6c2-1 4-1 6-1 6 2-2 9 4 8 4-2 5-8 8-9-1 3-5 7-1 10 3-1 5-3 7-6 3 0 5-4 8-2-2 5-11 7-6 14l1 1c-1 4-7-3-7 3 3 3 9 2 8 8-6 3-9-4-13-6-2 2-1 3 0 5 2 2 5 5 8 6-2 0-7 0-9-2s-2-7-6-6c0 3 3 7 4 10 0 1 0 3-2 3-3 0-3-3-4-5 2-1 1-2 1-4 0 0-1-1-1 0-1-2 2-4-1-4-1 1-3 2-2 4-4 0-4-4-7-4-4-1-3 6-7 4 2-1 5-4 4-8 4 3 7-6 10 0 4 0 7 2 10-1 2-2 3-4 2-7-1-1-2-3-3-3-2 3 1 7-3 8-2 0-4 2-5-1 2-3-2-6-4-7-3 1-9-3-9 2 2 2 5 0 7 2 1 3-1 3-3 4-2 0-5-1-7 0-1 3 3 5 0 7-4 1-8-4-10 1 3 3 6 3 9 5-1 1-1 1-1 2-7 1-9-11-16-4-1 1-1 2-2 2-1-4 6-7 2-11h-9c0 0 0-1-1-2h-1v-1c6-1 12 3 19 1-1-4-8-7-7-11 6-5 16 4 17-5 1-3-2-4 0-6 4 3 9 3 12 6z">
          <text:p/>
        </draw:path>
        <draw:path draw:style-name="gr17" draw:text-style-name="P12" draw:layer="layout" svg:width="0.017cm" svg:height="0.019cm" svg:x="16.851cm" svg:y="15.676cm" svg:viewBox="0 0 18 20" svg:d="M13 5c0 0-1 0-1 1 0 3 2 6 4 7-1 3 3 4 1 7-7-1-2-8-7-11-3 1-7 6-10 4 1-7 9-9 14-13z">
          <text:p/>
        </draw:path>
        <draw:path draw:style-name="gr17" draw:text-style-name="P12" draw:layer="layout" svg:width="0.023cm" svg:height="0.007cm" svg:x="16.94cm" svg:y="15.688cm" svg:viewBox="0 0 24 8" svg:d="M24 3c0 4-3 4-4 5-6-1-13-5-19-5 0-1-1-1-1-2 4-1 9-1 14 0 2 2 6-1 8 2z">
          <text:p/>
        </draw:path>
        <draw:path draw:style-name="gr17" draw:text-style-name="P12" draw:layer="layout" svg:width="0.009cm" svg:height="0.016cm" svg:x="16.767cm" svg:y="15.69cm" svg:viewBox="0 0 10 17" svg:d="M2 0c2 6 9 10 8 17-4-5-10-10-10-17z">
          <text:p/>
        </draw:path>
        <draw:path draw:style-name="gr17" draw:text-style-name="P12" draw:layer="layout" svg:width="0.007cm" svg:height="0.007cm" svg:x="16.941cm" svg:y="15.697cm" svg:viewBox="0 0 8 8" svg:d="M8 4c1 2-1 2-2 3-5 3-5-3-6-4v-3c4 1 6 1 8 4z">
          <text:p/>
        </draw:path>
        <draw:path draw:style-name="gr17" draw:text-style-name="P12" draw:layer="layout" svg:width="0.018cm" svg:height="0.012cm" svg:x="16.627cm" svg:y="15.704cm" svg:viewBox="0 0 19 13" svg:d="M19 3c-1 3-7 4-4 9v1l-15-1v-3c4 1 7-4 12-1 5-3-2-5-1-8 3 0 5 1 8 3z">
          <text:p/>
        </draw:path>
        <draw:path draw:style-name="gr17" draw:text-style-name="P12" draw:layer="layout" svg:width="0.079cm" svg:height="0.03cm" svg:x="16.644cm" svg:y="15.703cm" svg:viewBox="0 0 80 31" svg:d="M47 0c-3 1-5 2-8 2-1 2 0 4 0 5 6 5 10-3 17-1-1 2-1 6 0 8s4 1 6 2c3-1 5-4 6-6v-3c4-1 8-1 12 0-3 3-9 5-12 8 2 5 8 3 12 4-1 2-3 2-5 3-3 1-6-1-9-1-3 3-2 7-6 10h-4c-1-3 1-4 1-4 1 0 1-1 1-2l-13-1v-1c3-2 6-3 9-5 0-4-3-4-5-6-9-2-20-1-25 6-5 1-8-2-11-5-3 3-8 6-13 6 2-5 6-6 11-8 0-6-7-1-10-3l2-2 2 2c7-2 12-7 19-6 0 1 2 2 3 3 7 0 12-7 20-5z">
          <text:p/>
        </draw:path>
        <draw:path draw:style-name="gr17" draw:text-style-name="P12" draw:layer="layout" svg:width="0.025cm" svg:height="0.021cm" svg:x="16.863cm" svg:y="15.706cm" svg:viewBox="0 0 26 22" svg:d="M13 0c-2 1-1 2-1 3 2 4 6 3 8 2l4-3c-1 1 0 3 2 3-2 2-8 2-11 6 1 1-1 4 2 5v1c0 0-1 0-2 1s-1 4-4 4c-6 1-3-11-11-6 2-4 9-3 11-8-3-5-6 3-9 2 1-5 6-8 11-10z">
          <text:p/>
        </draw:path>
        <draw:path draw:style-name="gr17" draw:text-style-name="P12" draw:layer="layout" svg:width="0.038cm" svg:height="0.037cm" svg:x="16.812cm" svg:y="15.708cm" svg:viewBox="0 0 39 38" svg:d="M31 0c-2 3-3 7-1 9 3 2 6 1 7 5-3 1-7 2-9 5 1 2 3 2 4 3h3c0 2 3 0 4 2 0 1-1 1-1 2-5 0-9-2-14-3-2 4 0 10-4 13-1 1-2 2-3 2-6-4 5-27-10-16l-7-1c3-2 10-1 13-4l-2-3c4-2 8-2 12-3v-1c-5-2-11 0-15-2 4-7 12 2 16-6 2 0 3-3 7-2z">
          <text:p/>
        </draw:path>
        <draw:path draw:style-name="gr17" draw:text-style-name="P12" draw:layer="layout" svg:width="0.065cm" svg:height="0.025cm" svg:x="16.877cm" svg:y="15.714cm" svg:viewBox="0 0 66 26" svg:d="M46 5c1 1 0 4 2 5 2-1 7-1 8-3l2-6c3 1 7 0 7 4-1 2-5 2-5 5 2 3 4 4 6 6-1 1-3 1-4 3-2-1-5-4-8-2 2 2 6 3 8 6v3c-4 1-6-6-10-6 1-2-3 0-3-2-4 0-9 1-11-1 2-3 11-2 7-7-5 0-9 4-13 6 2 5-3 5-7 9-3-3 4-10-3-8-1 1-4 1-6 0 0-1-1-1-2-1 2-3 5-3 7-5 4 0 8 6 11 0 0-1 0-1-1-2-1 1-2 1-4 1-2-3-7-2-11-1-3 2-5 5-6 8l4 3c-4 3-5-3-8-4l-6-1c3-7 10-6 15-10 2-2 7 0 6-4 4-1 10 5 13-1 3 3 8 4 12 5z">
          <text:p/>
        </draw:path>
        <draw:path draw:style-name="gr17" draw:text-style-name="P12" draw:layer="layout" svg:width="0.027cm" svg:height="0.012cm" svg:x="16.615cm" svg:y="15.719cm" svg:viewBox="0 0 28 13" svg:d="M28 1c-2 0-1 3-2 5h-3c0-1 2-2 0-4-3 2-5 4-8 6-5 2-9 5-15 5 1-6 9-10 14-12 5 1 9-1 14-1z">
          <text:p/>
        </draw:path>
        <draw:path draw:style-name="gr17" draw:text-style-name="P12" draw:layer="layout" svg:width="0.011cm" svg:height="0.003cm" svg:x="16.736cm" svg:y="15.719cm" svg:viewBox="0 0 12 4" svg:d="M12 1c-5 0-8 3-12 3 2-6 7-3 12-3z">
          <text:p/>
        </draw:path>
        <draw:path draw:style-name="gr17" draw:text-style-name="P12" draw:layer="layout" svg:width="0.033cm" svg:height="0.013cm" svg:x="16.659cm" svg:y="15.719cm" svg:viewBox="0 0 34 14" svg:d="M33 1c0 1 1 1 1 1-4 1-8 5-9 10 0 0 1 1 2 1v1c-4 0-9 1-11-1l-2-4c-4 1-9 1-14 1 6-2 12-3 18-3 2 0 2-3 1-4 0-1-1-1-2-1 4-4 10 0 16-1z">
          <text:p/>
        </draw:path>
        <draw:path draw:style-name="gr17" draw:text-style-name="P12" draw:layer="layout" svg:width="0.019cm" svg:height="0.01cm" svg:x="16.754cm" svg:y="15.722cm" svg:viewBox="0 0 20 11" svg:d="M19 3c0 2 2 4 1 6-2 1-4 2-8 1-1-2-4 0-5-1-3-2-5-5-7-8 6-4 11 3 19 2z">
          <text:p/>
        </draw:path>
        <draw:path draw:style-name="gr17" draw:text-style-name="P12" draw:layer="layout" svg:width="0.014cm" svg:height="0.008cm" svg:x="16.644cm" svg:y="15.723cm" svg:viewBox="0 0 15 9" svg:d="M15 2c-2 2-6 3-6 6l-9 1c1-5 8-6 11-9 2 0 3 0 4 2z">
          <text:p/>
        </draw:path>
        <draw:path draw:style-name="gr17" draw:text-style-name="P12" draw:layer="layout" svg:width="0.047cm" svg:height="0.05cm" svg:x="16.775cm" svg:y="15.724cm" svg:viewBox="0 0 48 51" svg:d="M17 5c0 2 1 5 2 7 7-3 3 5 8 4 5 4 9 11 16 9 1 3-3 6 1 8h2c-2 1-1 3-1 4l3 1c-9 2-12 17-25 12 2-7 9-11 14-16 0-2-7-3-2-7 1-9-12-6-14-13-5-2-10-4-15-4-2-1-4-2-6-2 4-3-1-12 6-7 4 2 8 3 11 4z">
          <text:p/>
        </draw:path>
        <draw:path draw:style-name="gr17" draw:text-style-name="P12" draw:layer="layout" svg:width="0.009cm" svg:height="0.007cm" svg:x="16.634cm" svg:y="15.727cm" svg:viewBox="0 0 10 8" svg:d="M10 0c-1 3-5 5-6 8-4-1-4-4-4-7 4-1 7-1 10-1z">
          <text:p/>
        </draw:path>
        <draw:path draw:style-name="gr17" draw:text-style-name="P12" draw:layer="layout" svg:width="0.056cm" svg:height="0.02cm" svg:x="16.705cm" svg:y="15.727cm" svg:viewBox="0 0 57 21" svg:d="M55 6c-3 1-7 3-9 7 1 5 6 6 11 6-4 2-8 2-13 2-2-1 0-2-2-2-1-2 3-2 2-5-2-1-5-1-6 0-5 3-9 6-14 6-1-4 7-6 1-9-2 0-5 6-6 0 0-1-1-2-1-2-2 0-5 0-5 2-3 0-6-3-8 0l-5-1c5-2 5-12 13-7 1-1 3-1 5-1 0 2-2 7 2 7 3 0 4-2 7-1 2-15 15 6 20-8z">
          <text:p/>
        </draw:path>
        <draw:path draw:style-name="gr17" draw:text-style-name="P12" draw:layer="layout" svg:width="0.051cm" svg:height="0.034cm" svg:x="16.658cm" svg:y="15.733cm" svg:viewBox="0 0 52 35" svg:d="M17 3c4 3 12-2 15 5 5-1 10 1 14 6h1c1 2 3 5 4 7l1 1c-6 4-13-3-20-2-2 7-5 15-13 15 2-6 5-13 9-16-5-5-10 3-15 4h-5c5-6 13-5 19-10-1-5-6 1-8-3-6 2-13 2-19 3 3-5 10-7 13-11 0 0-1-2-2-1 3-3 3 2 6 2z">
          <text:p/>
        </draw:path>
        <draw:path draw:style-name="gr17" draw:text-style-name="P12" draw:layer="layout" svg:width="0.02cm" svg:height="0.019cm" svg:x="16.82cm" svg:y="15.734cm" svg:viewBox="0 0 21 20" svg:d="M21 1c-4 3 0 10-5 11 0 7-8 5-12 8h-4c1-2 1-5 3-7 0 1 2 1 3 2 7 1 9-4 11-8l2-7c0 2 1 1 2 1z">
          <text:p/>
        </draw:path>
        <draw:path draw:style-name="gr17" draw:text-style-name="P12" draw:layer="layout" svg:width="0.039cm" svg:height="0.031cm" svg:x="16.755cm" svg:y="15.735cm" svg:viewBox="0 0 40 32" svg:d="M32 4c4 0 6 0 8 3-4 4-11-1-16 2 0 4 4 6 7 9-4-1-7-5-10-2 3 4 2 10 3 15-4 2-2-5-4-6-3-2-3-5-4-8 0-1 1-1 1-3-4-3-8 4-12 2 2-4 7-3 7-7-3-3-8-2-12-3 0-3 4-4 7-5 7-3 15 0 22 2z">
          <text:p/>
        </draw:path>
        <draw:path draw:style-name="gr17" draw:text-style-name="P12" draw:layer="layout" svg:width="0.032cm" svg:height="0.008cm" svg:x="16.902cm" svg:y="15.735cm" svg:viewBox="0 0 33 9" svg:d="M33 7c-2 4-6-3-8 2-4 0-11 2-9-6-6-3-11 10-16 5 4-1 5-5 10-8 8 1 17 0 23 7z">
          <text:p/>
        </draw:path>
        <draw:path draw:style-name="gr17" draw:text-style-name="P12" draw:layer="layout" svg:width="0.004cm" svg:height="0.005cm" svg:x="16.893cm" svg:y="15.736cm" svg:viewBox="0 0 5 6" svg:d="M5 1v5c-1 0-3-3-5-5 2-2 3 2 5 0z">
          <text:p/>
        </draw:path>
        <draw:path draw:style-name="gr17" draw:text-style-name="P12" draw:layer="layout" svg:width="0.014cm" svg:height="0.008cm" svg:x="16.859cm" svg:y="15.738cm" svg:viewBox="0 0 15 9" svg:d="M15 6l-1 3c-5 0-11-3-14-8 3-4 12 2 15 5z">
          <text:p/>
        </draw:path>
        <draw:path draw:style-name="gr17" draw:text-style-name="P12" draw:layer="layout" svg:width="0.006cm" svg:height="0.02cm" svg:x="16.853cm" svg:y="15.739cm" svg:viewBox="0 0 7 21" svg:d="M5 5c-2 6 7 14-3 16l-2-12h2v-9c3 0 2 4 3 5z">
          <text:p/>
        </draw:path>
        <draw:path draw:style-name="gr17" draw:text-style-name="P12" draw:layer="layout" svg:width="0.056cm" svg:height="0.042cm" svg:x="16.616cm" svg:y="15.74cm" svg:viewBox="0 0 57 43" svg:d="M40 2l-3 4c1 4 8 4 12 3 2-1 5-2 8-2-3 4-11 3-11 10-5 4-11 7-11 15 0 1 1 2 3 2 0 0-1 3-1 2-3-4-9 3-10-3-1-2 2-4-1-5-6 0-5 10-12 11 0-2 0-4-1-5-1 0-2 0-3 2 0 1 1 3 0 4s-2 3-5 3c-1-5 6-9 2-13-3-1-5 2-7 0-1-2 1-2 2-3 3-1 7-1 8-7l-4-2c5-5 13-1 18-5v-2c-2-2-5-1-8-1 5-5 12-6 17-10 1 2 5 0 7 2z">
          <text:p/>
        </draw:path>
        <draw:path draw:style-name="gr17" draw:text-style-name="P12" draw:layer="layout" svg:width="0.078cm" svg:height="0.042cm" svg:x="16.851cm" svg:y="15.744cm" svg:viewBox="0 0 79 43" svg:d="M40 8c1 2-1 2 0 4 3 3 8 1 14 1 4 10 14 10 22 12-2 2-8 0-7 5 3 3 8 5 10 9-5 1-8-4-12-5-2-3-7-2-9-1-1 1-3 0-4 1-1-1-1-4 0-5s4-1 4-4c1 0 1-1 1-1 0-2 1-4-1-5-4 1-5 6-11 5-2-1-1-7-5-6-4 5-1 11-6 14-2-2 0-6-4-7-2 2-1 6 0 8 1 3 5 4 8 2 1 0 1 1 2 1 0 2-1 2-2 3-5 3-11 5-17 3 0-4 4-9 2-12h-1c4-7 12-12 8-20-4-3-9 1-12 2-1 4-7 2-6 6-2 1 0 7-4 6-3 5-5 9-9 12-1 0-1-3-1-5 3-4 4-11 8-13 3-2 2-10 9-8 4-1 8-3 10-8 0 0-1-1 0-1 2 1 4 1 5 2 1-1 3-1 2-3 4 1 2 7 6 8z">
          <text:p/>
        </draw:path>
        <draw:path draw:style-name="gr17" draw:text-style-name="P12" draw:layer="layout" svg:width="0.018cm" svg:height="0.027cm" svg:x="16.833cm" svg:y="15.747cm" svg:viewBox="0 0 19 28" svg:d="M18 0c1 2 0 5 0 8-4 7-9 12-16 19-1 0-1 1-2 1-2-9 13-11 7-19h-5c3-3 15 3 10-6 0-3 4-2 6-3z">
          <text:p/>
        </draw:path>
        <draw:path draw:style-name="gr17" draw:text-style-name="P12" draw:layer="layout" svg:width="0.023cm" svg:height="0.012cm" svg:x="16.917cm" svg:y="15.753cm" svg:viewBox="0 0 24 13" svg:d="M14 0c0 1-3 2-2 4 3 3 7 2 12 2 1 2-2 5-4 6-2-3-3 2-6 1 0-1-1-1-1-2h-11c-1-4 2-8-2-8 4-2 9-2 14-3z">
          <text:p/>
        </draw:path>
        <draw:path draw:style-name="gr17" draw:text-style-name="P12" draw:layer="layout" svg:width="0.009cm" svg:height="0.004cm" svg:x="16.824cm" svg:y="15.755cm" svg:viewBox="0 0 10 5" svg:d="M9 0c0 1 1 1 1 2-4-1-6 3-10 3 3-3 6-5 9-5z">
          <text:p/>
        </draw:path>
        <draw:path draw:style-name="gr17" draw:text-style-name="P12" draw:layer="layout" svg:width="0.041cm" svg:height="0.044cm" svg:x="16.941cm" svg:y="15.755cm" svg:viewBox="0 0 42 45" svg:d="M18 1c1 2-3 3-3 6-4-1-3 3-5 6l1 1c7-3 15-6 23-3-3 2-7 4-10 5-2 5 4 2 6 4 1 3-5 5 0 8 3-2 8-2 12 0-1 4-5 4-8 6-2 0-4-1-5 1 1 1 1 2 2 4 3 1 9 1 9 6-5 1-10-2-14-4 4-2 2-6 2-9-3 0-6-2-9-1l1-1c-1-4-4-5-8-5 2-4-3-4-5-6h-3c0-3-2-6-4-7 1-2 6-5 3-10 4-3 9-1 15-1z">
          <text:p/>
        </draw:path>
        <draw:path draw:style-name="gr17" draw:text-style-name="P12" draw:layer="layout" svg:width="0.021cm" svg:height="0.016cm" svg:x="16.656cm" svg:y="15.756cm" svg:viewBox="0 0 22 17" svg:d="M22 0c-2 5-1 13-8 12-4 1-9 2-12 5 0-2-1-2-1-3h-1c1-3 5-6 9-9 3-2 10 0 12-5z">
          <text:p/>
        </draw:path>
        <draw:path draw:style-name="gr17" draw:text-style-name="P12" draw:layer="layout" svg:width="0.066cm" svg:height="0.046cm" svg:x="16.659cm" svg:y="15.756cm" svg:viewBox="0 0 67 47" svg:d="M44 3c-4 5-12 9-12 17 1 3 4 2 6 3 5 0 9-10 14-2 4-1 9 2 12-2-2 6 8 12-1 15-6 2-5-9-10-5 1 6 7 11 4 18-5-1-6-6-8-10 1-5-4-6-6-8-2 0-5 0-5 2 2 3 9 0 8 6-1 3-4 1-7 2-3-2-4-7-7-8-2 4-5 8-10 8 0-3 2-7-2-8-2 1-3 4-3 7-6-2-5 6-10 5-1-2 1-3 1-4 1-2 7-3 4-7-4-1-8 4-12 1 4-5 12-8 19-9 1 1 2 1 3 1s0-2 0-2c-2-3-6-2-10-1 0 1-2 0-3 1 4-4 10-9 17-5 1-2 0-4 0-6 3-4 7-7 9-12 3 2 6 2 9 3z">
          <text:p/>
        </draw:path>
        <draw:path draw:style-name="gr17" draw:text-style-name="P12" draw:layer="layout" svg:width="0.011cm" svg:height="0.006cm" svg:x="16.705cm" svg:y="15.757cm" svg:viewBox="0 0 12 7" svg:d="M9 0c0 3 2 4 3 4v3c-4-2-7-3-12-3 3-1 7 0 9-4z">
          <text:p/>
        </draw:path>
        <draw:path draw:style-name="gr17" draw:text-style-name="P12" draw:layer="layout" svg:width="0.049cm" svg:height="0.027cm" svg:x="16.72cm" svg:y="15.759cm" svg:viewBox="0 0 50 28" svg:d="M12 0c-2 0 0 2-2 3 1 2 2 2 3 2 3-4 7-1 8-4l7-1c0 0-4 1-4 4 9 4 18-1 26 4-2 5-6 5-10 6-6 1-12-6-16 0 2 1 4 0 5 3 1 2-1 3-1 5-2 0-3-2-3 0s0 2-1 4c0 2-2 1-3 1-3-2-1-5-2-7 0-2 1-4 0-5-3-1-4 4-9 2-1 2-2 2-3 3-1-5 4-8 1-12-3 0-4 4-4 7-2-3 1-7-3-9l-1-1c4 0 7-7 12-5z">
          <text:p/>
        </draw:path>
        <draw:path draw:style-name="gr17" draw:text-style-name="P12" draw:layer="layout" svg:width="0.012cm" svg:height="0.011cm" svg:x="16.821cm" svg:y="15.762cm" svg:viewBox="0 0 13 12" svg:d="M0 12c-1-3 1-5 3-7 3-4 8-1 10-5-2 6-8 10-13 12z">
          <text:p/>
        </draw:path>
        <draw:path draw:style-name="gr17" draw:text-style-name="P12" draw:layer="layout" svg:width="0.025cm" svg:height="0.012cm" svg:x="16.694cm" svg:y="15.763cm" svg:viewBox="0 0 26 13" svg:d="M25 4c2 3 2 6-2 7-5 1-9-1-12-6-3 4-6 7-10 8-2-1 0-2 0-3 2-5 6-7 9-10 5 0 12 0 15 4z">
          <text:p/>
        </draw:path>
        <draw:path draw:style-name="gr17" draw:text-style-name="P12" draw:layer="layout" svg:width="0.064cm" svg:height="0.029cm" svg:x="16.899cm" svg:y="15.769cm" svg:viewBox="0 0 65 30" svg:d="M43 2c-1 2-4 3-4 6 3 5 6-3 9 2h2c0 3-10 1-5 6 5 0 9-2 13 0-1 2-9 3-5 6 4 1 8-1 12 0-2 3-4 6-8 8l-6-4c1 1 1 0 2 0v-1c-6-2-13 0-19-3-3 2 1 5 2 6v1c-7 1-12-11-20-3-4 1-9 3-12 0 0-2 3-3 3-5-2-4-4 2-7 1 6-3 8-15 18-10 5 3 9 8 16 6 2-1 2-2 2-4-2-3-4-7-8-9 4-1 10 2 11-3l-2-1c0-1 6-2 6 1z">
          <text:p/>
        </draw:path>
        <draw:path draw:style-name="gr17" draw:text-style-name="P12" draw:layer="layout" svg:width="0.006cm" svg:height="0.004cm" svg:x="16.812cm" svg:y="15.771cm" svg:viewBox="0 0 7 5" svg:d="M7 2l-7 3 6-5c2 0 1 1 1 2z">
          <text:p/>
        </draw:path>
        <draw:path draw:style-name="gr17" draw:text-style-name="P12" draw:layer="layout" svg:width="0.01cm" svg:height="0.017cm" svg:x="16.82cm" svg:y="15.772cm" svg:viewBox="0 0 11 18" svg:d="M11 0c-1 7-5 12-10 18-1-2-2-3-1-5 2-2 1-5 3-7 3-1 6-4 8-6z">
          <text:p/>
        </draw:path>
        <draw:path draw:style-name="gr17" draw:text-style-name="P12" draw:layer="layout" svg:width="0.008cm" svg:height="0.011cm" svg:x="16.75cm" svg:y="15.774cm" svg:viewBox="0 0 9 12" svg:d="M4 0c-3 5 3 7 5 11-3 3-7 0-9-1-2-3 3-5 1-10z">
          <text:p/>
        </draw:path>
        <draw:path draw:style-name="gr17" draw:text-style-name="P12" draw:layer="layout" svg:width="0.014cm" svg:height="0.011cm" svg:x="16.756cm" svg:y="15.774cm" svg:viewBox="0 0 15 12" svg:d="M15 5c0 3-2 6-5 7-6 0-6-6-9-9l-1-2c4 1 13-4 15 4z">
          <text:p/>
        </draw:path>
        <draw:path draw:style-name="gr17" draw:text-style-name="P12" draw:layer="layout" svg:width="0.04cm" svg:height="0.023cm" svg:x="16.828cm" svg:y="15.774cm" svg:viewBox="0 0 41 24" svg:d="M21 4l3 9c4 0 7-5 10-3 2-2 4 0 6 0l1 5c-4 1-10-2-13 0 1 1 1 3 0 4l-2 2c-2-3-7-3-9-6s-2-8-5-8c-2 7-5 12-11 17-3-6 4-12 4-19l8-5c2 2 4 6 8 4z">
          <text:p/>
        </draw:path>
        <draw:path draw:style-name="gr17" draw:text-style-name="P12" draw:layer="layout" svg:width="0.023cm" svg:height="0.023cm" svg:x="16.725cm" svg:y="15.778cm" svg:viewBox="0 0 24 24" svg:d="M16 10c3 3 3-1 6-2 3 1 1 8 1 11-3-2-5-5-9-6 0-4-3-3-5-3 0 5-1 10-1 14-3-2-5-6-8-10 4-1 4-5 4-7-5-6 4-5 7-7-1 4 0 9 5 10z">
          <text:p/>
        </draw:path>
        <draw:path draw:style-name="gr17" draw:text-style-name="P12" draw:layer="layout" svg:width="0.008cm" svg:height="0.007cm" svg:x="16.612cm" svg:y="15.782cm" svg:viewBox="0 0 9 8" svg:d="M9 4v4c-3 0-7-4-9-5 2-4 8-3 9 1z">
          <text:p/>
        </draw:path>
        <draw:path draw:style-name="gr17" draw:text-style-name="P12" draw:layer="layout" svg:width="0.014cm" svg:height="0.008cm" svg:x="16.889cm" svg:y="15.782cm" svg:viewBox="0 0 15 9" svg:d="M15 0c-3 4-10 4-6 9h-9c1-4 9-4 7-9z">
          <text:p/>
        </draw:path>
        <draw:path draw:style-name="gr17" draw:text-style-name="P12" draw:layer="layout" svg:width="0.053cm" svg:height="0.028cm" svg:x="16.726cm" svg:y="15.786cm" svg:viewBox="0 0 54 29" svg:d="M54 2c-4 6-13 0-18 3 1 6 11 2 14 7-1 3-7 2-10 3-4 1-10-7-11 1 3 5 14 2 11 9-1 2-2 2-4 2-6-1-1-14-8-8 3 3 0 7-1 9-1 0-1 2-3 1-3-1-2-5-2-6 3-2 1-6 2-8-3-2-3 3-6 2-1 5-5 2-6 6-3 2-7 5-12 5 0-9 8-5 12-11 4-2 8-5 13-4 3 0 1-4 4-3 1-7 9-9 16-10 4 0 6 1 9 2z">
          <text:p/>
        </draw:path>
        <draw:path draw:style-name="gr17" draw:text-style-name="P12" draw:layer="layout" svg:width="0.013cm" svg:height="0.016cm" svg:x="16.834cm" svg:y="15.786cm" svg:viewBox="0 0 14 17" svg:d="M9 8c1 0 4 1 5 4-1 1-1 3-3 4-4 0-6 1-8 1-2-4-5-8-1-12 2 0 2-4 3-5 0 4 2 5 4 8z">
          <text:p/>
        </draw:path>
        <draw:path draw:style-name="gr17" draw:text-style-name="P12" draw:layer="layout" svg:width="0.015cm" svg:height="0.005cm" svg:x="16.588cm" svg:y="15.788cm" svg:viewBox="0 0 16 6" svg:d="M16 3c-3 7-11 0-16 2-1-4 3-4 4-5 4 1 9-1 12 3z">
          <text:p/>
        </draw:path>
        <draw:path draw:style-name="gr17" draw:text-style-name="P12" draw:layer="layout" svg:width="0.081cm" svg:height="0.035cm" svg:x="16.584cm" svg:y="15.789cm" svg:viewBox="0 0 82 36" svg:d="M82 3c-4 3-9 7-16 5 0 0-3 0-2 2l6 7c-2 1-3 4-6 3 0-1 1-4-2-5-5 2-7 8-13 7-2-3 2-11-5-11-3 4-4 8-8 9-2 2-4 5-8 4-2 2-5 3-7 2-1-1-2-2-4-2-4 4-7 9-12 12h-2c0-5 5-6 7-10-1-1-1-2-3-2-2 2-4 4-7 5 5-5 12-8 21-8 5-5 12-6 19-10l-1-3c4 0 8-2 12 0 1-2 1-4 3-4 1-1 3 0 4-1 2-2 7 0 10-3 3-1 7 2 11 4z">
          <text:p/>
        </draw:path>
        <draw:path draw:style-name="gr17" draw:text-style-name="P12" draw:layer="layout" svg:width="0.014cm" svg:height="0.005cm" svg:x="16.604cm" svg:y="15.791cm" svg:viewBox="0 0 15 6" svg:d="M15 0c-2 0-4-1-5 3l1 1c-5-1-7 3-11 2 1-1-1-2 0-3 3-4 11-3 15-3z">
          <text:p/>
        </draw:path>
        <draw:path draw:style-name="gr17" draw:text-style-name="P12" draw:layer="layout" svg:width="0.016cm" svg:height="0.012cm" svg:x="16.858cm" svg:y="15.79cm" svg:viewBox="0 0 17 13" svg:d="M17 2c-4 3-3 13-12 10-2 0-5 0-5-3 0-4 2-6 5-8 4 2 10-5 12 1z">
          <text:p/>
        </draw:path>
        <draw:path draw:style-name="gr17" draw:text-style-name="P12" draw:layer="layout" svg:width="0.058cm" svg:height="0.049cm" svg:x="16.67cm" svg:y="15.792cm" svg:viewBox="0 0 59 50" svg:d="M54 1c1 3 3 7 5 11-4 1-5 5-6 7-5 2-8 5-13 6 1-3 1-6 4-8-1-2-2-2-3-2-2 1-2 2-3 3 0-2-4-1-6 0-2 2-6 1-9 0 0-1-1-2-2-3-1 0-2 0-3 1 2 4 4 9 9 11-4 2-6 7-10 9-2 3-8 5-9 9-1 2-5 2-7 5h-1c1-7 8-9 13-14-1-1 0-2-1-2-3 0-5 2-9 1 2-4 9-6 14-7 1-2 2-3 2-6-1-1-2-2-3-1s-1 3-1 4c-5 1-6-4-9-6 5-4 13-5 15-14 4 4 11 2 15 0 3 3 5 11 11 10 5-2 3-10 2-14l-1-1z">
          <text:p/>
        </draw:path>
        <draw:path draw:style-name="gr17" draw:text-style-name="P12" draw:layer="layout" svg:width="0.011cm" svg:height="0.014cm" svg:x="16.871cm" svg:y="15.794cm" svg:viewBox="0 0 12 15" svg:d="M12 2c-1 5-1 11-5 13-4 0-5 1-7-1 0-3 6-3 6-6-3-4 0-6 1-8 1 1 5-1 5 2z">
          <text:p/>
        </draw:path>
        <draw:path draw:style-name="gr17" draw:text-style-name="P12" draw:layer="layout" svg:width="0.04cm" svg:height="0.019cm" svg:x="16.914cm" svg:y="15.795cm" svg:viewBox="0 0 41 20" svg:d="M34 0c-1 2 1 2 2 5 4-2 4 2 5 4 0 2 1 4-1 5-6 2-8-7-15-3 4 3 6 6 6 9-4 1-6-2-8-5-1-1-1-3-3-5-3-1-2 3-4 4 0 2-4 1-4 4-2 0-2-2-3-3-1-3 6-8 0-9-4 2-5 6-9 6-1-4 5-6 7-10 3 0 6 3 9 3 2 1 5 2 7 1s1-4 1-6z">
          <text:p/>
        </draw:path>
        <draw:path draw:style-name="gr17" draw:text-style-name="P12" draw:layer="layout" svg:width="0.036cm" svg:height="0.03cm" svg:x="16.838cm" svg:y="15.796cm" svg:viewBox="0 0 37 31" svg:d="M17 7c3 4 9 1 14 2 0 3 1 6 4 7h2c-2 2-6 2-9 1-2-3-6-6-8-7-2 1-2 2-1 3 2 4 7 5 8 9-1 1-2 3-3 2-5-2-3-7-7-10 0-1 1-3-1-4-7 1 1 7 0 11h-4c-1-3-4-5-5-8-1-1-2-1-3-1-3 3 2 5 2 8 1 4 7 4 4 10-2 3-4-3-6-2-3-4-4-9-4-15 5 0 6-3 10-6-1-2 1-3 2-4 4 0 4-3 6-3 0 2-2 4-1 7z">
          <text:p/>
        </draw:path>
        <draw:path draw:style-name="gr17" draw:text-style-name="P12" draw:layer="layout" svg:width="0.008cm" svg:height="0.004cm" svg:x="16.674cm" svg:y="15.797cm" svg:viewBox="0 0 9 5" svg:d="M9 0c0 7-6 4-9 5 3-1 3-6 9-5z">
          <text:p/>
        </draw:path>
        <draw:path draw:style-name="gr17" draw:text-style-name="P12" draw:layer="layout" svg:width="0.008cm" svg:height="0.005cm" svg:x="16.885cm" svg:y="15.799cm" svg:viewBox="0 0 9 6" svg:d="M9 6c-3 0-8 1-9-3l1-3c1 3 5 2 8 6z">
          <text:p/>
        </draw:path>
        <draw:path draw:style-name="gr17" draw:text-style-name="P12" draw:layer="layout" svg:width="0.03cm" svg:height="0.042cm" svg:x="16.802cm" svg:y="15.803cm" svg:viewBox="0 0 31 43" svg:d="M20 16c0 3-4 5-1 7 1-4 5 0 8 1 2 1 4 3 4 6-3 1-7-3-10-2 0 4 0 9 2 13 0 0-1 0-1 1v1c-2 0-4 0-5-2-3-3 1-12-6-13-3 3-7 6-11 7 0-7 5-9 10-14 4 1 6-3 8-1 3-6-4-14 0-20 5 4-1 12 2 16z">
          <text:p/>
        </draw:path>
        <draw:path draw:style-name="gr17" draw:text-style-name="P12" draw:layer="layout" svg:width="0.007cm" svg:height="0.004cm" svg:x="16.595cm" svg:y="15.804cm" svg:viewBox="0 0 8 5" svg:d="M8 0c0 3-1 5-4 5-2 0-3 0-4-3 2 0 4-3 8-2z">
          <text:p/>
        </draw:path>
        <draw:path draw:style-name="gr17" draw:text-style-name="P12" draw:layer="layout" svg:width="0.011cm" svg:height="0.006cm" svg:x="16.88cm" svg:y="15.807cm" svg:viewBox="0 0 12 7" svg:d="M12 3c-5 0-8 7-12 2 1-8 6-5 12-3 0 1 1 1 0 1z">
          <text:p/>
        </draw:path>
        <draw:path draw:style-name="gr17" draw:text-style-name="P12" draw:layer="layout" svg:width="0.008cm" svg:height="0.01cm" svg:x="16.65cm" svg:y="15.808cm" svg:viewBox="0 0 9 11" svg:d="M9 1c-1 4-3 9-7 10-5-2 0-6 1-8-1-3 3-3 6-2z">
          <text:p/>
        </draw:path>
        <draw:path draw:style-name="gr17" draw:text-style-name="P12" draw:layer="layout" svg:width="0.005cm" svg:height="0.008cm" svg:x="16.666cm" svg:y="15.809cm" svg:viewBox="0 0 6 9" svg:d="M6 4c-2 1 0 6-5 4l-1-8c4-2 4 4 6 4z">
          <text:p/>
        </draw:path>
        <draw:path draw:style-name="gr17" draw:text-style-name="P12" draw:layer="layout" svg:width="0.005cm" svg:height="0.01cm" svg:x="16.83cm" svg:y="15.809cm" svg:viewBox="0 0 6 11" svg:d="M6 3c0 1-1 2 0 3 0 4-4 2-6 5 2-4 1-8 2-11 3 0 4 2 4 3z">
          <text:p/>
        </draw:path>
        <draw:path draw:style-name="gr17" draw:text-style-name="P12" draw:layer="layout" svg:width="0.013cm" svg:height="0.015cm" svg:x="16.732cm" svg:y="15.81cm" svg:viewBox="0 0 14 16" svg:d="M14 1c2 6-5 1-4 6-3 3-7 8-10 9 0-2 3-3 1-5l-1-2c5-2 9-7 13-9z">
          <text:p/>
        </draw:path>
        <draw:path draw:style-name="gr17" draw:text-style-name="P12" draw:layer="layout" svg:width="0.011cm" svg:height="0.008cm" svg:x="16.894cm" svg:y="15.812cm" svg:viewBox="0 0 12 9" svg:d="M11 4c-1 3-4 3-6 5-1-2-3-2-5-4 4-1 7-1 9-4v-1c2 0 4 2 2 4z">
          <text:p/>
        </draw:path>
        <draw:path draw:style-name="gr17" draw:text-style-name="P12" draw:layer="layout" svg:width="0.02cm" svg:height="0.025cm" svg:x="16.739cm" svg:y="15.812cm" svg:viewBox="0 0 21 26" svg:d="M21 3c-3 3-4 5-7 8-3 0-6-3-8-2 1 6-4 10-6 17-1-10 3-15 4-22 3 3 7 3 10 3l5-7c0 2 1 2 2 3z">
          <text:p/>
        </draw:path>
        <draw:path draw:style-name="gr17" draw:text-style-name="P12" draw:layer="layout" svg:width="0.009cm" svg:height="0.013cm" svg:x="16.61cm" svg:y="15.814cm" svg:viewBox="0 0 10 14" svg:d="M6 13c-1 1-3 0-5 1-1-2-2-4-1-7 3-2 7-3 9-7 2 3 1 10-3 13z">
          <text:p/>
        </draw:path>
        <draw:path draw:style-name="gr17" draw:text-style-name="P12" draw:layer="layout" svg:width="0.015cm" svg:height="0.011cm" svg:x="16.762cm" svg:y="15.816cm" svg:viewBox="0 0 16 12" svg:d="M15 6c2 4-2 4-3 6-5 0-7-1-9-5 0-2-2-3-3-5 5-2 17-5 15 4z">
          <text:p/>
        </draw:path>
        <draw:path draw:style-name="gr17" draw:text-style-name="P12" draw:layer="layout" svg:width="0.01cm" svg:height="0.008cm" svg:x="16.781cm" svg:y="15.819cm" svg:viewBox="0 0 11 9" svg:d="M11 2c1 4-4 3-5 5-1 1-4 3-5 1-2-2 2-4 0-6 3 1 6-6 10 0z">
          <text:p/>
        </draw:path>
        <draw:path draw:style-name="gr17" draw:text-style-name="P12" draw:layer="layout" svg:width="0.013cm" svg:height="0.006cm" svg:x="16.88cm" svg:y="15.819cm" svg:viewBox="0 0 14 7" svg:d="M14 3v3c-5 1-11 1-14-3 5 3 11-8 14 0z">
          <text:p/>
        </draw:path>
        <draw:path draw:style-name="gr17" draw:text-style-name="P12" draw:layer="layout" svg:width="0.011cm" svg:height="0.003cm" svg:x="16.718cm" svg:y="15.82cm" svg:viewBox="0 0 12 4" svg:d="M9 3c1-2 2-2 3-2-3 3-8 5-12 3 2-9 4 2 9-1z">
          <text:p/>
        </draw:path>
        <draw:path draw:style-name="gr17" draw:text-style-name="P12" draw:layer="layout" svg:width="0.011cm" svg:height="0.012cm" svg:x="16.694cm" svg:y="15.821cm" svg:viewBox="0 0 12 13" svg:d="M12 1c-3 4 0 9-5 12-3 0-5 0-7-3 0-1 0-3 2-3 3-1 5-3 7-7 2 0 2 1 3 1z">
          <text:p/>
        </draw:path>
        <draw:path draw:style-name="gr17" draw:text-style-name="P12" draw:layer="layout" svg:width="0.012cm" svg:height="0.012cm" svg:x="16.594cm" svg:y="15.822cm" svg:viewBox="0 0 13 13" svg:d="M13 0c1 5-6 7-7 11-1 0-2 0-3 0v2c-1 0-2-1-3-2v-4c5 0 6-7 13-7z">
          <text:p/>
        </draw:path>
        <draw:path draw:style-name="gr17" draw:text-style-name="P12" draw:layer="layout" svg:width="0.03cm" svg:height="0.014cm" svg:x="16.859cm" svg:y="15.824cm" svg:viewBox="0 0 31 15" svg:d="M14 0c2 3 8 0 10 3 2 2 6 2 7 5 0 2-1 4-3 3-7 3-9-12-15-4 4 1 6 5 9 7-8 2-14-2-21-5v1h-1c3-4 10-7 14-10z">
          <text:p/>
        </draw:path>
        <draw:path draw:style-name="gr17" draw:text-style-name="P12" draw:layer="layout" svg:width="0.024cm" svg:height="0.014cm" svg:x="16.762cm" svg:y="15.829cm" svg:viewBox="0 0 25 15" svg:d="M18 2c3 0 7 1 7 4v5c-7 2-10-6-14-9-5-1-4 5-6 8-1 3-3 4-5 5 0-6 1-11 6-13l-2-1c4-1 7-1 11-1z">
          <text:p/>
        </draw:path>
        <draw:path draw:style-name="gr17" draw:text-style-name="P12" draw:layer="layout" svg:width="0.004cm" svg:height="0.009cm" svg:x="16.688cm" svg:y="15.831cm" svg:viewBox="0 0 5 10" svg:d="M5 7v3c-2-3-5-6-5-10 3 0 5 4 5 7z">
          <text:p/>
        </draw:path>
        <draw:path draw:style-name="gr17" draw:text-style-name="P12" draw:layer="layout" svg:width="0.009cm" svg:height="0.008cm" svg:x="16.856cm" svg:y="15.834cm" svg:viewBox="0 0 10 9" svg:d="M10 9h-1c-2-1-3-3-6-3 0-1 0-2-1-2-3 1-1-3-2-4 6 0 6 5 10 9z">
          <text:p/>
        </draw:path>
        <draw:path draw:style-name="gr17" draw:text-style-name="P12" draw:layer="layout" svg:width="0.016cm" svg:height="0.016cm" svg:x="16.826cm" svg:y="15.835cm" svg:viewBox="0 0 17 17" svg:d="M9 1c1 4 8 7 8 13v3c-5 1-7-1-9-3 1-6-3-7-6-9-2-1-2-4-2-5 3-1 6 4 9 1z">
          <text:p/>
        </draw:path>
        <draw:path draw:style-name="gr17" draw:text-style-name="P12" draw:layer="layout" svg:width="0.006cm" svg:height="0.004cm" svg:x="16.84cm" svg:y="15.836cm" svg:viewBox="0 0 7 5" svg:d="M7 0c-2 1-2 5-5 5-1-1-3-2-2-5 2 3 5 0 7 0z">
          <text:p/>
        </draw:path>
        <draw:path draw:style-name="gr17" draw:text-style-name="P12" draw:layer="layout" svg:width="0.007cm" svg:height="0.012cm" svg:x="16.85cm" svg:y="15.836cm" svg:viewBox="0 0 8 13" svg:d="M7 5c0 2 2 5 0 8-5-3-7-9-7-13 4-1 5 3 7 5z">
          <text:p/>
        </draw:path>
        <draw:path draw:style-name="gr17" draw:text-style-name="P12" draw:layer="layout" svg:width="0.004cm" svg:height="0.011cm" svg:x="16.772cm" svg:y="15.837cm" svg:viewBox="0 0 5 12" svg:d="M3 12c-3-3-4-8-3-12 1 4 7 7 3 12z">
          <text:p/>
        </draw:path>
        <draw:path draw:style-name="gr17" draw:text-style-name="P12" draw:layer="layout" svg:width="0.009cm" svg:height="0.015cm" svg:x="16.825cm" svg:y="15.844cm" svg:viewBox="0 0 10 16" svg:d="M8 13c-1 2-4 4-8 3 2-3-1-9 4-13 1-1-3-2 0-3 0 5 9 8 4 13z">
          <text:p/>
        </draw:path>
        <draw:path draw:style-name="gr17" draw:text-style-name="P12" draw:layer="layout" svg:width="0.004cm" svg:height="0.005cm" svg:x="16.809cm" svg:y="15.85cm" svg:viewBox="0 0 5 6" svg:d="M5 2l-5 4 1-6c2 0 2 4 4 2z">
          <text:p/>
        </draw:path>
        <draw:path draw:style-name="gr17" draw:text-style-name="P12" draw:layer="layout" svg:width="0.009cm" svg:height="0.011cm" svg:x="16.813cm" svg:y="15.852cm" svg:viewBox="0 0 10 12" svg:d="M0 12c1-4 0-8 5-11 1 1 3 1 4 1l1-2c0 7-7 9-10 12z">
          <text:p/>
        </draw:path>
        <draw:frame draw:style-name="gr12" draw:text-style-name="P11" draw:layer="layout" svg:width="0.298cm" svg:height="0.352cm" svg:x="10.103cm" svg:y="15.862cm">
          <draw:text-box>
            <text:p text:style-name="P2"><text:span text:style-name="T6">_</text:span></text:p>
          </draw:text-box>
        </draw:frame>
        <draw:frame draw:style-name="gr7" draw:text-style-name="P5" draw:layer="layout" svg:width="0.493cm" svg:height="0.581cm" svg:x="18.161cm" svg:y="27.786cm">
          <draw:text-box>
            <text:p text:style-name="P2"><text:span text:style-name="T2">2</text:span></text:p>
          </draw:text-box>
        </draw:frame>
        <draw:frame draw:style-name="gr7" draw:text-style-name="P5" draw:layer="layout" svg:width="4.993cm" svg:height="1.161cm" svg:x="1.073cm" svg:y="5.668cm">
          <draw:text-box>
            <text:p text:style-name="P2"><text:span text:style-name="T2">Otwór jaskini -</text:span></text:p>
            <text:p text:style-name="P2"><text:span text:style-name="T2">Przekrój poprzeczny</text:span></text:p>
          </draw:text-box>
        </draw:frame>
        <draw:frame draw:style-name="gr7" draw:text-style-name="P5" draw:layer="layout" svg:width="1.124cm" svg:height="0.581cm" svg:x="1.073cm" svg:y="8.833cm">
          <draw:text-box>
            <text:p text:style-name="P2"><text:span text:style-name="T2">Próg</text:span></text:p>
          </draw:text-box>
        </draw:frame>
        <draw:frame draw:style-name="gr7" draw:text-style-name="P5" draw:layer="layout" svg:width="1.894cm" svg:height="0.581cm" svg:x="1.073cm" svg:y="12.031cm">
          <draw:text-box>
            <text:p text:style-name="P2"><text:span text:style-name="T2">Studnia</text:span></text:p>
          </draw:text-box>
        </draw:frame>
        <draw:frame draw:style-name="gr7" draw:text-style-name="P5" draw:layer="layout" svg:width="4.566cm" svg:height="1.161cm" svg:x="1.073cm" svg:y="15.228cm">
          <draw:text-box>
            <text:p text:style-name="P2"><text:span text:style-name="T2">Studnia połączona</text:span></text:p>
            <text:p text:style-name="P2"><text:span text:style-name="T2">z powierzchnią</text:span></text:p>
          </draw:text-box>
        </draw:frame>
        <draw:frame draw:style-name="gr7" draw:text-style-name="P5" draw:layer="layout" svg:width="5.59cm" svg:height="0.581cm" svg:x="1.073cm" svg:y="18.359cm">
          <draw:text-box>
            <text:p text:style-name="P2"><text:span text:style-name="T2">Komin/Komin i studnia</text:span></text:p>
          </draw:text-box>
        </draw:frame>
        <draw:frame draw:style-name="gr7" draw:text-style-name="P5" draw:layer="layout" svg:width="2.843cm" svg:height="0.581cm" svg:x="1.073cm" svg:y="21.557cm">
          <draw:text-box>
            <text:p text:style-name="P2"><text:span text:style-name="T2">Poziomice -</text:span></text:p>
          </draw:text-box>
        </draw:frame>
        <draw:frame draw:style-name="gr7" draw:text-style-name="P5" draw:layer="layout" svg:width="6.585cm" svg:height="1.161cm" svg:x="1.073cm" svg:y="22.153cm">
          <draw:text-box>
            <text:p text:style-name="P2"><text:span text:style-name="T2">Kierunek nachylenia dna -</text:span></text:p>
            <text:p text:style-name="P2"><text:span text:style-name="T2">Strzałka wskazująca otwór</text:span></text:p>
          </draw:text-box>
        </draw:frame>
        <draw:frame draw:style-name="gr7" draw:text-style-name="P5" draw:layer="layout" svg:width="6.305cm" svg:height="1.741cm" svg:x="1.073cm" svg:y="24.822cm">
          <draw:text-box>
            <text:p text:style-name="P2"><text:span text:style-name="T2">Linie rzeźby terenu</text:span></text:p>
            <text:p text:style-name="P2"><text:span text:style-name="T2">Wysokość nad poziomem</text:span></text:p>
            <text:p text:style-name="P2"><text:span text:style-name="T2">morza</text:span></text:p>
          </draw:text-box>
        </draw:frame>
        <draw:frame draw:style-name="gr10" draw:text-style-name="P9" draw:layer="layout" svg:width="9.421cm" svg:height="0.412cm" svg:x="1.058cm" svg:y="27.928cm">
          <draw:text-box>
            <text:p text:style-name="P2"><text:span text:style-name="T5">Http://www.carto.net/neumann/caving/cave-symbols/</text:span></text:p>
          </draw:text-box>
        </draw:frame>
        <draw:frame draw:style-name="gr11" draw:text-style-name="P5" draw:layer="layout" svg:width="4.083cm" svg:height="0.581cm" svg:x="8.121cm" svg:y="4.005cm">
          <draw:text-box>
            <text:p text:style-name="P10"><text:span text:style-name="T2">Symbol w planie</text:span></text:p>
          </draw:text-box>
        </draw:frame>
        <draw:frame draw:style-name="gr11" draw:text-style-name="P5" draw:layer="layout" svg:width="2.487cm" svg:height="1.161cm" svg:x="13.781cm" svg:y="3.978cm">
          <draw:text-box>
            <text:p text:style-name="P10"><text:span text:style-name="T2">Symbol w</text:span><text:span text:style-name="T2"><text:line-break/></text:span><text:span text:style-name="T2">przekroju </text:span></text:p>
          </draw:text-box>
        </draw:frame>
        <draw:frame draw:style-name="gr8" draw:text-style-name="P6" draw:layer="layout" svg:width="13.625cm" svg:height="0.822cm" svg:x="1.062cm" svg:y="1.642cm">
          <draw:text-box>
            <text:p text:style-name="P2"><text:span text:style-name="T3">Symbole jaskiniowe: Oficjalna lista UIS</text:span></text:p>
          </draw:text-box>
        </draw:frame>
        <draw:frame draw:style-name="gr9" draw:text-style-name="P8" draw:layer="layout" svg:width="16.724cm" svg:height="0.653cm" svg:x="1.062cm" svg:y="2.696cm">
          <draw:text-box>
            <text:p text:style-name="P7"><text:span text:style-name="T4">Gruba robocza UIS "Kartowanie i planowanie jaskiń" (1999)</text:span></text:p>
          </draw:text-box>
        </draw:frame>
      </draw:page>
      <draw:page draw:name="page3" draw:style-name="dp1" draw:master-page-name="master-page3">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2cm" svg:viewBox="0 0 4744 2401" draw:points="0,0 4744,0 4744,2401 0,2401">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2cm" svg:height="2.399cm" svg:x="13.614cm" svg:y="5.527cm" svg:viewBox="0 0 4743 2400" draw:points="0,0 4743,0 4743,2400 0,2400">
          <text:p/>
        </draw:polygon>
        <draw:frame draw:style-name="gr12" draw:text-style-name="P11" draw:layer="layout" svg:width="0.883cm" svg:height="0.352cm" svg:x="9.702cm" svg:y="7.1cm">
          <draw:text-box>
            <text:p text:style-name="P2"><text:span text:style-name="T6">-12 m</text:span></text:p>
          </draw:text-box>
        </draw:frame>
        <draw:frame draw:style-name="gr12" draw:text-style-name="P11" draw:layer="layout" svg:width="1.022cm" svg:height="0.352cm" svg:x="11.108cm" svg:y="6.158cm">
          <draw:text-box>
            <text:p text:style-name="P2"><text:span text:style-name="T6">+34 m</text:span></text:p>
          </draw:text-box>
        </draw:frame>
        <draw:polygon draw:style-name="gr1" draw:text-style-name="P1" draw:layer="layout" svg:width="4.741cm" svg:height="1.327cm" svg:x="8.001cm" svg:y="9.155cm" svg:viewBox="0 0 4742 1328" draw:points="4742,147 4742,141 4742,876 4613,893 4466,911 4290,923 4079,923 3950,958 3850,1023 3731,1128 3567,1222 3403,1263 3274,1298 3133,1328 2933,1310 2716,1281 2557,1240 2381,1175 2029,1040 1700,899 1436,794 996,605 726,482 585,411 479,405 403,435 274,523 145,593 0,687 0,35 116,0 239,0 456,53 767,153 1055,253 1336,352 1612,446 1800,517 2064,628 2282,710 2458,775 2645,864 2792,905 2974,911 3168,876 3373,787 3608,669 3784,581 4008,464 4173,347 4296,247 4390,188 4484,159 4601,147">
          <text:p/>
        </draw:polygon>
        <draw:polyline draw:style-name="gr3" draw:text-style-name="P1" draw:layer="layout" svg:width="4.741cm" svg:height="0.922cm" svg:x="8.001cm" svg:y="9.56cm" svg:viewBox="0 0 4742 923" draw:points="4742,471 4613,488 4466,506 4290,518 4079,518 3950,553 3850,618 3731,723 3567,817 3403,858 3274,893 3133,923 2933,905 2716,876 2557,835 2381,770 2029,635 1700,494 1436,389 996,201 726,77 585,6 479,0 403,30 274,119 145,189 0,283">
          <text:p/>
        </draw:polyline>
        <draw:polyline draw:style-name="gr3" draw:text-style-name="P1" draw:layer="layout" svg:width="4.741cm" svg:height="0.91cm" svg:x="8.001cm" svg:y="9.155cm" svg:viewBox="0 0 4742 911" draw:points="0,35 116,0 239,0 456,53 767,153 1055,253 1336,352 1612,447 1800,518 2064,629 2282,711 2458,776 2645,864 2792,905 2974,911 3168,876 3373,788 3608,670 3784,582 4008,465 4173,347 4296,247 4390,188 4484,159 4601,147 4742,147">
          <text:p/>
        </draw:polyline>
        <draw:path draw:style-name="gr1" draw:text-style-name="P1" draw:layer="layout" svg:width="1.025cm" svg:height="0.419cm" svg:x="9.393cm" svg:y="9.695cm" svg:viewBox="0 0 1026 420" svg:d="M1026 420c-34-84-94-117-193-76-103 41-168 13-194-82-29-93-99-104-188-77-116 40-192-4-242-106-33-65-122-31-209-79">
          <text:p/>
        </draw:path>
        <draw:polygon draw:style-name="gr13" draw:text-style-name="P4" draw:layer="layout" svg:width="0.207cm" svg:height="0.148cm" svg:x="9.216cm" svg:y="9.606cm" svg:viewBox="0 0 208 149" draw:points="150,149 75,74 0,0 104,15 208,30 180,90">
          <text:p/>
        </draw:polygon>
        <draw:path draw:style-name="gr1" draw:text-style-name="P1" draw:layer="layout" svg:width="0.981cm" svg:height="0.118cm" svg:x="14.813cm" svg:y="10.245cm" svg:viewBox="0 0 982 119" svg:d="M982 72c-54-67-114-78-185-6-73 74-135 71-186-11-52-79-114-65-180-8-84 78-161 61-233-18-48-50-111 14-198-3">
          <text:p/>
        </draw:path>
        <draw:polygon draw:style-name="gr13" draw:text-style-name="P4" draw:layer="layout" svg:width="0.181cm" svg:height="0.131cm" svg:x="14.639cm" svg:y="10.204cm" svg:viewBox="0 0 182 132" draw:points="170,132 84,88 0,43 90,21 182,0 176,66">
          <text:p/>
        </draw:polygon>
        <draw:polygon draw:style-name="gr13" draw:text-style-name="P4" draw:layer="layout" svg:width="0.142cm" svg:height="0.185cm" svg:x="11.747cm" svg:y="19.323cm" svg:viewBox="0 0 143 186" draw:points="143,57 71,122 0,186 12,93 24,0 83,28">
          <text:p/>
        </draw:polygon>
        <draw:polygon draw:style-name="gr13" draw:text-style-name="P4" draw:layer="layout" svg:width="0.169cm" svg:height="0.174cm" svg:x="11.431cm" svg:y="19.855cm" svg:viewBox="0 0 170 175" draw:points="79,175 39,87 0,0 84,39 170,78 124,126">
          <text:p/>
        </draw:polygon>
        <draw:polygon draw:style-name="gr13" draw:text-style-name="P4" draw:layer="layout" svg:width="0.133cm" svg:height="0.186cm" svg:x="9.538cm" svg:y="19.248cm" svg:viewBox="0 0 134 187" draw:points="134,50 68,118 0,187 5,94 11,0 73,25">
          <text:p/>
        </draw:polygon>
        <draw:polygon draw:style-name="gr13" draw:text-style-name="P4" draw:layer="layout" svg:width="0.177cm" svg:height="0.163cm" svg:x="11.384cm" svg:y="16.9cm" svg:viewBox="0 0 178 164" draw:points="100,164 51,82 0,0 90,28 178,58 139,111">
          <text:p/>
        </draw:polygon>
        <draw:polygon draw:style-name="gr13" draw:text-style-name="P4" draw:layer="layout" svg:width="0.18cm" svg:height="0.132cm" svg:x="9.736cm" svg:y="15.847cm" svg:viewBox="0 0 181 133" draw:points="172,133 86,91 0,48 91,24 181,0 177,66">
          <text:p/>
        </draw:polygon>
        <draw:polygon draw:style-name="gr13" draw:text-style-name="P4" draw:layer="layout" svg:width="0.154cm" svg:height="0.182cm" svg:x="9.212cm" svg:y="20.101cm" svg:viewBox="0 0 155 183" draw:points="155,69 77,127 0,183 21,92 42,0 98,35">
          <text:p/>
        </draw:polygon>
        <draw:polygon draw:style-name="gr13" draw:text-style-name="P4" draw:layer="layout" svg:width="0.127cm" svg:height="0.186cm" svg:x="16.536cm" svg:y="23.027cm" svg:viewBox="0 0 128 187" draw:points="128,44 64,115 0,187 1,93 3,0 66,22">
          <text:p/>
        </draw:polygon>
        <draw:polygon draw:style-name="gr13" draw:text-style-name="P4" draw:layer="layout" svg:width="0.162cm" svg:height="0.178cm" svg:x="15.315cm" svg:y="22.286cm" svg:viewBox="0 0 163 179" draw:points="163,77 81,128 0,179 28,89 56,0 109,38">
          <text:p/>
        </draw:polygon>
        <draw:polygon draw:style-name="gr13" draw:text-style-name="P4" draw:layer="layout" svg:width="0.134cm" svg:height="0.186cm" svg:x="15.802cm" svg:y="22.358cm" svg:viewBox="0 0 135 187" draw:points="135,50 67,118 0,187 6,93 12,0 73,25">
          <text:p/>
        </draw:polygon>
        <draw:polygon draw:style-name="gr13" draw:text-style-name="P4" draw:layer="layout" svg:width="0.132cm" svg:height="0.18cm" svg:x="16.168cm" svg:y="22.324cm" svg:viewBox="0 0 133 181" draw:points="133,0 101,90 68,181 35,93 0,6 67,3">
          <text:p/>
        </draw:polygon>
        <draw:polygon draw:style-name="gr13" draw:text-style-name="P4" draw:layer="layout" svg:width="0.191cm" svg:height="0.125cm" svg:x="9.724cm" svg:y="18.996cm" svg:viewBox="0 0 192 126" draw:points="192,126 97,120 0,113 76,57 150,0 171,63">
          <text:p/>
        </draw:polygon>
        <draw:polygon draw:style-name="gr13" draw:text-style-name="P4" draw:layer="layout" svg:width="0.184cm" svg:height="0.148cm" svg:x="8.348cm" svg:y="18.736cm" svg:viewBox="0 0 185 149" draw:points="121,149 61,74 0,0 92,16 185,32 153,90">
          <text:p/>
        </draw:polygon>
        <draw:polygon draw:style-name="gr13" draw:text-style-name="P4" draw:layer="layout" svg:width="0.182cm" svg:height="0.16cm" svg:x="11.437cm" svg:y="19.643cm" svg:viewBox="0 0 183 161" draw:points="183,101 92,130 0,161 48,80 97,0 140,51">
          <text:p/>
        </draw:polygon>
        <draw:polyline draw:style-name="gr3" draw:text-style-name="P1" draw:layer="layout" svg:width="4.739cm" svg:height="0.217cm" svg:x="13.614cm" svg:y="9.166cm" svg:viewBox="0 0 4740 218" draw:points="0,205 251,218 381,193 462,137 567,88 790,75 1161,75 1464,69 1749,75 1984,57 2257,51 2560,51 2814,51 2968,82 3087,113 3161,119 3217,88 3254,38 3310,32 3428,75 3520,94 3694,82 3848,88 3997,106 4164,94 4238,32 4282,0 4356,6 4424,51 4511,113 4604,137 4740,144">
          <text:p/>
        </draw:polyline>
        <draw:polygon draw:style-name="gr1" draw:text-style-name="P1" draw:layer="layout" svg:width="3.402cm" svg:height="0.272cm" svg:x="13.614cm" svg:y="9.717cm" svg:viewBox="0 0 3403 273" draw:points="0,0 3403,0 3372,81 3316,118 3180,124 3069,99 2939,74 2840,87 2728,124 2623,186 2487,230 2313,261 2053,273 1675,267 1235,242 1000,212 777,198 573,192 474,161 387,87 313,70 202,65 0,64">
          <text:p/>
        </draw:polygon>
        <draw:polyline draw:style-name="gr3" draw:text-style-name="P1" draw:layer="layout" svg:width="3.402cm" svg:height="0.272cm" svg:x="13.614cm" svg:y="9.717cm" svg:viewBox="0 0 3403 273" draw:points="3403,0 3372,81 3316,118 3180,124 3069,99 2939,74 2840,87 2728,124 2623,186 2487,230 2313,261 2053,273 1675,267 1235,242 1000,212 777,198 573,192 474,161 387,87 313,70 202,65 0,64">
          <text:p/>
        </draw:polyline>
        <draw:polyline draw:style-name="gr3" draw:text-style-name="P1" draw:layer="layout" svg:width="1.344cm" svg:height="0.171cm" svg:x="17.011cm" svg:y="9.541cm" svg:viewBox="0 0 1345 172" draw:points="0,172 105,128 242,112 330,106 419,56 523,17 628,0 804,6 992,28 1185,39 1345,39">
          <text:p/>
        </draw:polyline>
        <draw:polygon draw:style-name="gr1" draw:text-style-name="P1" draw:layer="layout" svg:width="4.743cm" svg:height="2.4cm" svg:x="8.001cm" svg:y="11.915cm" svg:viewBox="0 0 4744 2401" draw:points="0,0 4744,0 4744,2401 0,2401">
          <text:p/>
        </draw:polygon>
        <draw:polygon draw:style-name="gr1" draw:text-style-name="P1" draw:layer="layout" svg:width="4.743cm" svg:height="2.4cm" svg:x="8.001cm" svg:y="15.125cm" svg:viewBox="0 0 4744 2401" draw:points="0,0 4744,0 4744,2401 0,2401">
          <text:p/>
        </draw:polygon>
        <draw:polygon draw:style-name="gr1" draw:text-style-name="P1" draw:layer="layout" svg:width="4.742cm" svg:height="2.4cm" svg:x="13.614cm" svg:y="15.125cm" svg:viewBox="0 0 4743 2401" draw:points="0,0 4743,0 4743,2401 0,2401">
          <text:p/>
        </draw:polygon>
        <draw:polygon draw:style-name="gr2" draw:text-style-name="P1" draw:layer="layout" svg:width="4.742cm" svg:height="2.399cm" svg:x="13.614cm" svg:y="11.908cm" svg:viewBox="0 0 4743 2400" draw:points="0,0 4743,0 4743,2400 0,2400">
          <text:p/>
        </draw:polygon>
        <draw:polyline draw:style-name="gr3" draw:text-style-name="P1" draw:layer="layout" svg:width="2.203cm" svg:height="2.394cm" svg:x="8.254cm" svg:y="11.914cm" svg:viewBox="0 0 2204 2395" draw:points="1385,0 1528,161 1672,304 1839,423 2001,537 2132,656 2204,788 2192,895 2102,997 1911,1158 1750,1290 1647,1332 1492,1338 1337,1332 1188,1338 1092,1368 1021,1433 949,1511 889,1541 788,1547 698,1511 525,1445 376,1380 232,1350 125,1368 59,1415 24,1487 0,1565 6,1654 35,1708 101,1786 209,1845 334,1911 453,1989 513,2060 537,2168 537,2293 525,2395">
          <text:p/>
        </draw:polyline>
        <draw:polyline draw:style-name="gr3" draw:text-style-name="P1" draw:layer="layout" svg:width="2.472cm" svg:height="0.626cm" svg:x="10.271cm" svg:y="11.908cm" svg:viewBox="0 0 2473 627" draw:points="0,0 78,131 168,226 269,323 365,430 472,550 568,610 705,627 855,615 975,568 1076,532 1225,520 1357,526 1458,520 1643,508 1888,502 2115,520 2312,532 2473,544">
          <text:p/>
        </draw:polyline>
        <draw:polyline draw:style-name="gr3" draw:text-style-name="P1" draw:layer="layout" svg:width="1.958cm" svg:height="0.314cm" svg:x="10.779cm" svg:y="12.863cm" svg:viewBox="0 0 1959 315" draw:points="0,315 48,281 117,260 189,258 249,261 324,266 399,285 432,262 430,196 442,103 476,37 531,12 692,6 848,0 949,24 1075,77 1164,119 1230,131 1367,131 1439,113 1504,77 1588,54 1737,24 1857,24 1959,24">
          <text:p/>
        </draw:polyline>
        <draw:polyline draw:style-name="gr3" draw:text-style-name="P1" draw:layer="layout" svg:width="1.343cm" svg:height="1.133cm" svg:x="9.441cm" svg:y="13.175cm" svg:viewBox="0 0 1344 1134" draw:points="0,1134 13,936 78,804 180,721 311,673 419,661 568,667 696,690 785,723 841,731 879,722 896,702 899,663 883,619 854,583 836,536 827,476 855,398 939,344 1024,286 1118,192 1194,115 1280,47 1344,0">
          <text:p/>
        </draw:polyline>
        <draw:path draw:style-name="gr18" draw:text-style-name="P4" draw:layer="layout" svg:width="0.005cm" svg:height="0.004cm" svg:x="11.532cm" svg:y="12.57cm" svg:viewBox="0 0 6 5" svg:d="M1 0l-1 1 3 2 1 2 1-3c1 0 1-1 1-1l-2-1z">
          <text:p/>
        </draw:path>
        <draw:path draw:style-name="gr18" draw:text-style-name="P4" draw:layer="layout" svg:width="0.005cm" svg:height="0.004cm" svg:x="13.855cm" svg:y="26.173cm" svg:viewBox="0 0 6 5" svg:d="M1 0l-1 2 2 3h2l1-2c1 0 1-1 1-1l-2-2z">
          <text:p/>
        </draw:path>
        <draw:path draw:style-name="gr18" draw:text-style-name="P4" draw:layer="layout" svg:width="0.005cm" svg:height="0.004cm" svg:x="12.508cm" svg:y="12.779cm" svg:viewBox="0 0 6 5" svg:d="M1 0l-1 1 1 4h2l1-3c0 2 2-1 2-1l-3-1z">
          <text:p/>
        </draw:path>
        <draw:polygon draw:style-name="gr18" draw:text-style-name="P4" draw:layer="layout" svg:width="0.005cm" svg:height="0.004cm" svg:x="11.074cm" svg:y="22.619cm" svg:viewBox="0 0 6 5" draw:points="1,0 0,1 2,4 3,5 5,2 6,1 3,0">
          <text:p/>
        </draw:polygon>
        <draw:polygon draw:style-name="gr18" draw:text-style-name="P4" draw:layer="layout" svg:width="0.006cm" svg:height="0.004cm" svg:x="10.885cm" svg:y="22.591cm" svg:viewBox="0 0 7 5" draw:points="2,0 0,1 2,4 4,5 5,2 7,1 3,0">
          <text:p/>
        </draw:polygon>
        <draw:polygon draw:style-name="gr18" draw:text-style-name="P4" draw:layer="layout" svg:width="0.005cm" svg:height="0.004cm" svg:x="11.306cm" svg:y="22.556cm" svg:viewBox="0 0 6 5" draw:points="1,0 0,1 1,4 3,5 5,3 6,0 3,0">
          <text:p/>
        </draw:polygon>
        <draw:polygon draw:style-name="gr18" draw:text-style-name="P4" draw:layer="layout" svg:width="0.005cm" svg:height="0.004cm" svg:x="11.222cm" svg:y="22.212cm" svg:viewBox="0 0 6 5" draw:points="1,0 0,1 1,4 3,5 5,3 6,0 2,0">
          <text:p/>
        </draw:polygon>
        <draw:polygon draw:style-name="gr18" draw:text-style-name="P4" draw:layer="layout" svg:width="0.005cm" svg:height="0.004cm" svg:x="11.071cm" svg:y="22.159cm" svg:viewBox="0 0 6 5" draw:points="1,0 0,1 1,5 4,5 5,2 6,1 2,0">
          <text:p/>
        </draw:polygon>
        <draw:path draw:style-name="gr18" draw:text-style-name="P4" draw:layer="layout" svg:width="0.005cm" svg:height="0.004cm" svg:x="11.187cm" svg:y="22.11cm" svg:viewBox="0 0 6 5" svg:d="M0 0v1l2 2 2 2c0 0 0-3 1-3l1-1-3-1z">
          <text:p/>
        </draw:path>
        <draw:path draw:style-name="gr18" draw:text-style-name="P4" draw:layer="layout" svg:width="0.005cm" svg:height="0.004cm" svg:x="10.772cm" svg:y="22.159cm" svg:viewBox="0 0 6 5" svg:d="M1 0l-1 1 3 4h2v-3c1 0 1-1 1-1l-2-1z">
          <text:p/>
        </draw:path>
        <draw:path draw:style-name="gr18" draw:text-style-name="P4" draw:layer="layout" svg:width="0.005cm" svg:height="0.004cm" svg:x="10.944cm" svg:y="22.173cm" svg:viewBox="0 0 6 5" svg:d="M1 0l-1 2 3 3h2v-2c1 0 1-1 1-1l-2-2z">
          <text:p/>
        </draw:path>
        <draw:path draw:style-name="gr18" draw:text-style-name="P4" draw:layer="layout" svg:width="0.005cm" svg:height="0.004cm" svg:x="11.004cm" svg:y="22.664cm" svg:viewBox="0 0 6 5" svg:d="M1 0l-1 1 1 4h2l2-2c0 1 1-2 1-2l-3-1z">
          <text:p/>
        </draw:path>
        <draw:path draw:style-name="gr18" draw:text-style-name="P4" draw:layer="layout" svg:width="0.005cm" svg:height="0.004cm" svg:x="11.158cm" svg:y="22.692cm" svg:viewBox="0 0 6 5" svg:d="M1 0l-1 3 2 2h3c0 0 0-2 1-1v-3l-3-1z">
          <text:p/>
        </draw:path>
        <draw:path draw:style-name="gr18" draw:text-style-name="P4" draw:layer="layout" svg:width="0.005cm" svg:height="0.004cm" svg:x="11.316cm" svg:y="22.661cm" svg:viewBox="0 0 6 5" svg:d="M1 0l-1 2 3 3h2v-2c1 0 1-1 1-1l-2-2z">
          <text:p/>
        </draw:path>
        <draw:path draw:style-name="gr18" draw:text-style-name="P4" draw:layer="layout" svg:width="0.005cm" svg:height="0.004cm" svg:x="10.843cm" svg:y="22.685cm" svg:viewBox="0 0 6 5" svg:d="M1 0l-1 3 1 2h2c0 0 0-2 1-1l2-2-4-2z">
          <text:p/>
        </draw:path>
        <draw:polygon draw:style-name="gr18" draw:text-style-name="P4" draw:layer="layout" svg:width="0.006cm" svg:height="0.004cm" svg:x="11.429cm" svg:y="22.598cm" svg:viewBox="0 0 7 5" draw:points="2,0 0,1 2,3 4,5 5,2 7,1 3,0">
          <text:p/>
        </draw:polygon>
        <draw:path draw:style-name="gr18" draw:text-style-name="P4" draw:layer="layout" svg:width="0.004cm" svg:height="0.005cm" svg:x="10.312cm" svg:y="26.046cm" svg:viewBox="0 0 5 6" svg:d="M0 5v1h4l1-3c0 0-2-1-1-1l-1-2-3 2z">
          <text:p/>
        </draw:path>
        <draw:path draw:style-name="gr18" draw:text-style-name="P4" draw:layer="layout" svg:width="0.002cm" svg:height="0.004cm" svg:x="11.191cm" svg:y="12.534cm" svg:viewBox="0 0 3 5" svg:d="M1 0l-1 2v3l1-2c0 2 2 2 2 2v-3z">
          <text:p/>
        </draw:path>
        <draw:polygon draw:style-name="gr18" draw:text-style-name="P4" draw:layer="layout" svg:width="0.003cm" svg:height="0.004cm" svg:x="13.685cm" svg:y="26.168cm" svg:viewBox="0 0 4 5" draw:points="3,2 1,0 0,3 1,5 3,5 4,5 4,3">
          <text:p/>
        </draw:polygon>
        <draw:path draw:style-name="gr18" draw:text-style-name="P4" draw:layer="layout" svg:width="0.003cm" svg:height="0.002cm" svg:x="11.319cm" svg:y="12.778cm" svg:viewBox="0 0 4 3" svg:d="M1 0h-1l1 3h2c0 0 0-1 1-1v-2h-1z">
          <text:p/>
        </draw:path>
        <draw:polygon draw:style-name="gr18" draw:text-style-name="P4" draw:layer="layout" svg:width="0.004cm" svg:height="0.002cm" svg:x="13.864cm" svg:y="26.071cm" svg:viewBox="0 0 5 3" draw:points="2,0 0,0 2,3 3,3 5,1 5,0 3,0">
          <text:p/>
        </draw:polygon>
        <draw:polygon draw:style-name="gr18" draw:text-style-name="P4" draw:layer="layout" svg:width="0.003cm" svg:height="0.002cm" svg:x="12.703cm" svg:y="12.82cm" svg:viewBox="0 0 4 3" draw:points="1,0 0,0 1,3 3,3 4,2 4,0 3,0">
          <text:p/>
        </draw:polygon>
        <draw:polygon draw:style-name="gr18" draw:text-style-name="P4" draw:layer="layout" svg:width="0.004cm" svg:height="0.003cm" svg:x="10.414cm" svg:y="25.877cm" svg:viewBox="0 0 5 4" draw:points="0,3 0,4 3,4 5,3 3,1 2,0 0,1">
          <text:p/>
        </draw:polygon>
        <draw:path draw:style-name="gr18" draw:text-style-name="P4" draw:layer="layout" svg:width="0.004cm" svg:height="0.002cm" svg:x="12.7cm" svg:y="12.589cm" svg:viewBox="0 0 5 3" svg:d="M2 0l-2 1 2 2h1v-2c2 0 2-1 2-1h-2z">
          <text:p/>
        </draw:path>
        <draw:path draw:style-name="gr18" draw:text-style-name="P4" draw:layer="layout" svg:width="0.004cm" svg:height="0.004cm" svg:x="11.266cm" svg:y="22.428cm" svg:viewBox="0 0 5 5" svg:d="M2 0l-2 2 2 1 1 2c0 0 2-3 2-2v-1l-2-2z">
          <text:p/>
        </draw:path>
        <draw:path draw:style-name="gr18" draw:text-style-name="P4" draw:layer="layout" svg:width="0.003cm" svg:height="0.003cm" svg:x="15.195cm" svg:y="26.223cm" svg:viewBox="0 0 4 4" svg:d="M0 0v1 2l3 1v-3c0 2 1 0 1 0l-3-1z">
          <text:p/>
        </draw:path>
        <draw:polygon draw:style-name="gr18" draw:text-style-name="P4" draw:layer="layout" svg:width="0.003cm" svg:height="0.004cm" svg:x="12.607cm" svg:y="12.675cm" svg:viewBox="0 0 4 5" draw:points="2,0 0,0 0,1 0,2 0,4 2,5 2,4 4,4 2,2 2,1">
          <text:p/>
        </draw:polygon>
        <draw:polygon draw:style-name="gr18" draw:text-style-name="P4" draw:layer="layout" svg:width="0.003cm" svg:height="0.004cm" svg:x="11.173cm" svg:y="22.514cm" svg:viewBox="0 0 4 5" draw:points="2,0 0,0 0,2 0,3 0,5 2,5 4,5 4,3 4,2 2,1">
          <text:p/>
        </draw:polygon>
        <draw:polygon draw:style-name="gr18" draw:text-style-name="P4" draw:layer="layout" svg:width="0.004cm" svg:height="0.003cm" svg:x="10.245cm" svg:y="25.922cm" svg:viewBox="0 0 5 4" draw:points="0,0 1,2 3,4 4,4 5,4 5,2 5,0 4,0 3,0">
          <text:p/>
        </draw:polygon>
        <draw:polygon draw:style-name="gr18" draw:text-style-name="P4" draw:layer="layout" svg:width="0.005cm" svg:height="0.005cm" svg:x="12.571cm" svg:y="12.594cm" svg:viewBox="0 0 6 6" draw:points="5,0 2,1 0,1 0,5 2,6 5,5 6,2">
          <text:p/>
        </draw:polygon>
        <draw:polygon draw:style-name="gr18" draw:text-style-name="P4" draw:layer="layout" svg:width="0.006cm" svg:height="0.004cm" svg:x="11.137cm" svg:y="22.434cm" svg:viewBox="0 0 7 5" draw:points="5,0 3,0 0,0 0,3 3,5 5,3 7,2">
          <text:p/>
        </draw:polygon>
        <draw:polygon draw:style-name="gr18" draw:text-style-name="P4" draw:layer="layout" svg:width="0.004cm" svg:height="0.005cm" svg:x="10.508cm" svg:y="26.12cm" svg:viewBox="0 0 5 6" draw:points="4,0 3,1 0,1 0,5 1,6 5,5 5,3">
          <text:p/>
        </draw:polygon>
        <draw:polygon draw:style-name="gr18" draw:text-style-name="P4" draw:layer="layout" svg:width="0.005cm" svg:height="0.005cm" svg:x="11.992cm" svg:y="12.947cm" svg:viewBox="0 0 6 6" draw:points="5,0 4,0 0,1 0,4 3,6 5,5 6,2">
          <text:p/>
        </draw:polygon>
        <draw:polygon draw:style-name="gr18" draw:text-style-name="P4" draw:layer="layout" svg:width="0.004cm" svg:height="0.005cm" svg:x="10.3cm" svg:y="26.589cm" svg:viewBox="0 0 5 6" draw:points="1,0 0,2 0,5 4,6 5,5 5,1 4,0">
          <text:p/>
        </draw:polygon>
        <draw:polygon draw:style-name="gr18" draw:text-style-name="P4" draw:layer="layout" svg:width="0.005cm" svg:height="0.004cm" svg:x="12.174cm" svg:y="12.537cm" svg:viewBox="0 0 6 5" draw:points="5,0 2,0 0,0 0,4 2,5 5,4 6,3">
          <text:p/>
        </draw:polygon>
        <draw:polygon draw:style-name="gr18" draw:text-style-name="P4" draw:layer="layout" svg:width="0.004cm" svg:height="0.005cm" svg:x="10.741cm" svg:y="22.376cm" svg:viewBox="0 0 5 6" draw:points="4,0 3,0 0,1 0,5 2,6 4,5 5,3">
          <text:p/>
        </draw:polygon>
        <draw:polygon draw:style-name="gr18" draw:text-style-name="P4" draw:layer="layout" svg:width="0.004cm" svg:height="0.004cm" svg:x="10.091cm" svg:y="26.022cm" svg:viewBox="0 0 5 5" draw:points="4,0 2,0 0,0 0,3 1,5 5,3 5,1">
          <text:p/>
        </draw:polygon>
        <draw:polygon draw:style-name="gr18" draw:text-style-name="P4" draw:layer="layout" svg:width="0.005cm" svg:height="0.004cm" svg:x="12.372cm" svg:y="12.474cm" svg:viewBox="0 0 6 5" draw:points="5,0 3,0 0,0 0,3 3,5 5,3 6,2">
          <text:p/>
        </draw:polygon>
        <draw:polygon draw:style-name="gr18" draw:text-style-name="P4" draw:layer="layout" svg:width="0.005cm" svg:height="0.006cm" svg:x="10.938cm" svg:y="22.313cm" svg:viewBox="0 0 6 7" draw:points="5,0 2,0 0,2 0,5 2,7 5,5 6,3">
          <text:p/>
        </draw:polygon>
        <draw:polygon draw:style-name="gr18" draw:text-style-name="P4" draw:layer="layout" svg:width="0.005cm" svg:height="0.005cm" svg:x="14.788cm" svg:y="25.966cm" svg:viewBox="0 0 6 6" draw:points="5,0 3,1 0,1 0,5 3,6 5,5 6,2">
          <text:p/>
        </draw:polygon>
        <draw:polygon draw:style-name="gr18" draw:text-style-name="P4" draw:layer="layout" svg:width="0.004cm" svg:height="0.005cm" svg:x="11.677cm" svg:y="12.432cm" svg:viewBox="0 0 5 6" draw:points="4,0 3,1 0,1 0,5 2,6 5,5 5,3">
          <text:p/>
        </draw:polygon>
        <draw:polygon draw:style-name="gr18" draw:text-style-name="P4" draw:layer="layout" svg:width="0.005cm" svg:height="0.005cm" svg:x="14.226cm" svg:y="26.035cm" svg:viewBox="0 0 6 6" draw:points="5,0 2,1 0,1 0,5 2,6 5,5 6,2">
          <text:p/>
        </draw:polygon>
        <draw:path draw:style-name="gr18" draw:text-style-name="P4" draw:layer="layout" svg:width="0.008cm" svg:height="0.009cm" svg:x="12.013cm" svg:y="12.523cm" svg:viewBox="0 0 9 10" svg:d="M8 2l-3-2-5 4v4c0 0 5 0 5 1l3 1 1-5z">
          <text:p/>
        </draw:path>
        <draw:path draw:style-name="gr18" draw:text-style-name="P4" draw:layer="layout" svg:width="0.007cm" svg:height="0.009cm" svg:x="10.58cm" svg:y="22.362cm" svg:viewBox="0 0 8 10" svg:d="M7 2l-2-2-5 4v3c0 0 5 2 4 2 0 1 3 1 3 1l1-5z">
          <text:p/>
        </draw:path>
        <draw:path draw:style-name="gr18" draw:text-style-name="P4" draw:layer="layout" svg:width="0.007cm" svg:height="0.009cm" svg:x="14.508cm" svg:y="26.157cm" svg:viewBox="0 0 8 10" svg:d="M6 3l-2-3-4 5v3l4 1c0 1 2 1 2 1l2-4z">
          <text:p/>
        </draw:path>
        <draw:polygon draw:style-name="gr18" draw:text-style-name="P4" draw:layer="layout" svg:width="0cm" svg:height="0cm" svg:x="11.757cm" svg:y="12.608cm" svg:viewBox="0 0 0 1" draw:points="0,0 0,1">
          <text:p/>
        </draw:polygon>
        <draw:polygon draw:style-name="gr18" draw:text-style-name="P4" draw:layer="layout" svg:width="0cm" svg:height="0cm" svg:x="10.323cm" svg:y="22.447cm" svg:viewBox="0 0 1 1" draw:points="1,1 0,0 0,1">
          <text:p/>
        </draw:polygon>
        <draw:polygon draw:style-name="gr18" draw:text-style-name="P4" draw:layer="layout" svg:width="0cm" svg:height="0cm" svg:x="10.51cm" svg:y="26.003cm" svg:viewBox="0 0 1 1" draw:points="1,0 0,1 1,1">
          <text:p/>
        </draw:polygon>
        <draw:polygon draw:style-name="gr18" draw:text-style-name="P4" draw:layer="layout" svg:width="0cm" svg:height="0cm" svg:x="11.752cm" svg:y="12.531cm" svg:viewBox="0 0 0 1" draw:points="0,0 0,1">
          <text:p/>
        </draw:polygon>
        <draw:polygon draw:style-name="gr18" draw:text-style-name="P4" draw:layer="layout" svg:width="0cm" svg:height="0cm" svg:x="10.318cm" svg:y="22.37cm" svg:viewBox="0 0 1 1" draw:points="1,0 0,0 0,1 1,1">
          <text:p/>
        </draw:polygon>
        <draw:polygon draw:style-name="gr18" draw:text-style-name="P4" draw:layer="layout" svg:width="0cm" svg:height="0cm" svg:x="14.246cm" svg:y="26.165cm" svg:viewBox="0 0 1 1" draw:points="1,0 0,1 1,1">
          <text:p/>
        </draw:polygon>
        <draw:polygon draw:style-name="gr18" draw:text-style-name="P4" draw:layer="layout" svg:width="0cm" svg:height="0cm" svg:x="11.675cm" svg:y="12.632cm" svg:viewBox="0 0 1 0" draw:points="1,0 0,0">
          <text:p/>
        </draw:polygon>
        <draw:polygon draw:style-name="gr18" draw:text-style-name="P4" draw:layer="layout" svg:width="0cm" svg:height="0cm" svg:x="9.897cm" svg:y="26.788cm" svg:viewBox="0 0 1 0" draw:points="0,0 1,0">
          <text:p/>
        </draw:polygon>
        <draw:polygon draw:style-name="gr18" draw:text-style-name="P4" draw:layer="layout" svg:width="0.004cm" svg:height="0.005cm" svg:x="11.864cm" svg:y="12.886cm" svg:viewBox="0 0 5 6" draw:points="4,0 2,0 0,2 0,3 2,5 4,6 5,2">
          <text:p/>
        </draw:polygon>
        <draw:path draw:style-name="gr18" draw:text-style-name="P4" draw:layer="layout" svg:width="0.005cm" svg:height="0.004cm" svg:x="10.2cm" svg:y="26.691cm" svg:viewBox="0 0 6 5" svg:d="M1 0l-1 1 1 4h3l1-3c0 2 1-1 1-1l-2-1z">
          <text:p/>
        </draw:path>
        <draw:polygon draw:style-name="gr18" draw:text-style-name="P4" draw:layer="layout" svg:width="0.005cm" svg:height="0.005cm" svg:x="10.271cm" svg:y="26.87cm" svg:viewBox="0 0 6 6" draw:points="1,0 0,1 1,5 4,6 5,3 6,2 4,0">
          <text:p/>
        </draw:polygon>
        <draw:path draw:style-name="gr18" draw:text-style-name="P4" draw:layer="layout" svg:width="0.005cm" svg:height="0.004cm" svg:x="10.41cm" svg:y="26.623cm" svg:viewBox="0 0 6 5" svg:d="M1 0l-1 1 1 4h2c0 0 2-3 2-1l1-3-3-1z">
          <text:p/>
        </draw:path>
        <draw:path draw:style-name="gr18" draw:text-style-name="P4" draw:layer="layout" svg:width="0.005cm" svg:height="0.004cm" svg:x="10.364cm" svg:y="26.456cm" svg:viewBox="0 0 6 5" svg:d="M1 0l-1 1 1 4h2c0 0 1-1 2-1l1-1-3-3z">
          <text:p/>
        </draw:path>
        <draw:polygon draw:style-name="gr18" draw:text-style-name="P4" draw:layer="layout" svg:width="0.005cm" svg:height="0.005cm" svg:x="10.472cm" svg:y="26.394cm" svg:viewBox="0 0 6 6" draw:points="1,0 0,1 1,5 4,6 5,3 6,2 4,1">
          <text:p/>
        </draw:polygon>
        <draw:path draw:style-name="gr18" draw:text-style-name="P4" draw:layer="layout" svg:width="0.001cm" svg:height="0.003cm" svg:x="12.463cm" svg:y="12.629cm" svg:viewBox="0 0 2 4" svg:d="M2 0l-2 2c0 0 2 0 2 2v-2z">
          <text:p/>
        </draw:path>
        <draw:polygon draw:style-name="gr18" draw:text-style-name="P4" draw:layer="layout" svg:width="0.001cm" svg:height="0.003cm" svg:x="11.029cm" svg:y="22.468cm" svg:viewBox="0 0 2 4" draw:points="2,2 2,0 0,2 0,4 2,4">
          <text:p/>
        </draw:polygon>
        <draw:polygon draw:style-name="gr18" draw:text-style-name="P4" draw:layer="layout" svg:width="0.003cm" svg:height="0.001cm" svg:x="10.504cm" svg:y="25.731cm" svg:viewBox="0 0 4 2" draw:points="0,0 0,2 2,2 4,0 2,0">
          <text:p/>
        </draw:polygon>
        <draw:polygon draw:style-name="gr18" draw:text-style-name="P4" draw:layer="layout" svg:width="0.004cm" svg:height="0.005cm" svg:x="11.267cm" svg:y="12.51cm" svg:viewBox="0 0 5 6" draw:points="5,3 5,1 1,0 0,1 0,3 0,6 2,5">
          <text:p/>
        </draw:polygon>
        <draw:path draw:style-name="gr18" draw:text-style-name="P4" draw:layer="layout" svg:width="0.004cm" svg:height="0.004cm" svg:x="13.761cm" svg:y="26.145cm" svg:viewBox="0 0 5 5" svg:d="M5 3v-1l-2-2-3 2 2 2c-2 0 0 1 0 1l2-1z">
          <text:p/>
        </draw:path>
        <draw:polygon draw:style-name="gr18" draw:text-style-name="P4" draw:layer="layout" svg:width="0.004cm" svg:height="0.004cm" svg:x="12.159cm" svg:y="12.95cm" svg:viewBox="0 0 5 5" draw:points="5,0 3,0 0,1 0,3 3,5 5,5 5,2">
          <text:p/>
        </draw:polygon>
        <draw:path draw:style-name="gr18" draw:text-style-name="P4" draw:layer="layout" svg:width="0.004cm" svg:height="0.005cm" svg:x="14.513cm" svg:y="25.991cm" svg:viewBox="0 0 5 6" svg:d="M5 1l-1-1-4 2 1 3h3c-2 1 1 1 1 1v-2z">
          <text:p/>
        </draw:path>
        <draw:path draw:style-name="gr18" draw:text-style-name="P4" draw:layer="layout" svg:width="0.006cm" svg:height="0.005cm" svg:x="12.617cm" svg:y="12.846cm" svg:viewBox="0 0 7 6" svg:d="M5 1l-1-1-4 3 2 2c0 0 2 0 2 1h1l2-2z">
          <text:p/>
        </draw:path>
        <draw:path draw:style-name="gr18" draw:text-style-name="P4" draw:layer="layout" svg:width="0.006cm" svg:height="0.005cm" svg:x="10.411cm" svg:y="25.966cm" svg:viewBox="0 0 7 6" svg:d="M1 0l-1 1 1 4 3 1c0 0 1-3 2-3l1-1-3-2z">
          <text:p/>
        </draw:path>
        <draw:polygon draw:style-name="gr18" draw:text-style-name="P4" draw:layer="layout" svg:width="0.005cm" svg:height="0.005cm" svg:x="11.499cm" svg:y="12.706cm" svg:viewBox="0 0 6 6" draw:points="5,0 4,0 0,3 0,5 4,5 5,6 6,3">
          <text:p/>
        </draw:polygon>
        <draw:path draw:style-name="gr18" draw:text-style-name="P4" draw:layer="layout" svg:width="0.006cm" svg:height="0.005cm" svg:x="14.353cm" svg:y="26.019cm" svg:viewBox="0 0 7 6" svg:d="M5 0h-1l-4 2v3h4c0 1 1 1 1 1l2-4z">
          <text:p/>
        </draw:path>
        <draw:polygon draw:style-name="gr18" draw:text-style-name="P4" draw:layer="layout" svg:width="0.002cm" svg:height="0.004cm" svg:x="12.407cm" svg:y="12.702cm" svg:viewBox="0 0 3 5" draw:points="3,0 1,0 0,2 0,3 1,3 3,5 3,2">
          <text:p/>
        </draw:polygon>
        <draw:polygon draw:style-name="gr18" draw:text-style-name="P4" draw:layer="layout" svg:width="0.002cm" svg:height="0.003cm" svg:x="10.973cm" svg:y="22.541cm" svg:viewBox="0 0 3 4" draw:points="3,1 1,0 0,1 0,4 1,4 3,4 3,3">
          <text:p/>
        </draw:polygon>
        <draw:path draw:style-name="gr18" draw:text-style-name="P4" draw:layer="layout" svg:width="0.003cm" svg:height="0.003cm" svg:x="10.205cm" svg:y="26.119cm" svg:viewBox="0 0 4 4" svg:d="M1 0l-1 1 1 2 2 1c0 0 0-1 1-1v-2l-1-1z">
          <text:p/>
        </draw:path>
        <draw:polygon draw:style-name="gr18" draw:text-style-name="P4" draw:layer="layout" svg:width="0.002cm" svg:height="0.004cm" svg:x="11.635cm" svg:y="12.732cm" svg:viewBox="0 0 3 5" draw:points="3,2 1,0 0,2 0,5 1,5 3,5 3,3">
          <text:p/>
        </draw:polygon>
        <draw:path draw:style-name="gr18" draw:text-style-name="P4" draw:layer="layout" svg:width="0.003cm" svg:height="0.004cm" svg:x="10.193cm" svg:y="27.046cm" svg:viewBox="0 0 4 5" svg:d="M0 0v2 1l1 2c0 0 2-3 2-2l1-1-3-2z">
          <text:p/>
        </draw:path>
        <draw:polygon draw:style-name="gr18" draw:text-style-name="P4" draw:layer="layout" svg:width="0.004cm" svg:height="0.002cm" svg:x="10.242cm" svg:y="26.96cm" svg:viewBox="0 0 5 3" draw:points="2,0 0,0 2,3 3,3 3,2 5,0 3,0">
          <text:p/>
        </draw:polygon>
        <draw:polygon draw:style-name="gr18" draw:text-style-name="P4" draw:layer="layout" svg:width="0.006cm" svg:height="0.005cm" svg:x="11.46cm" svg:y="12.463cm" svg:viewBox="0 0 7 6" draw:points="7,2 7,0 4,0 2,2 0,2 0,4 0,6 2,6 4,4 6,3">
          <text:p/>
        </draw:polygon>
        <draw:polygon draw:style-name="gr18" draw:text-style-name="P4" draw:layer="layout" svg:width="0.007cm" svg:height="0.003cm" svg:x="13.954cm" svg:y="26.098cm" svg:viewBox="0 0 8 4" draw:points="8,2 7,0 4,0 3,2 1,2 0,3 1,4 3,4 4,4 6,3">
          <text:p/>
        </draw:polygon>
        <draw:polygon draw:style-name="gr18" draw:text-style-name="P4" draw:layer="layout" svg:width="0.008cm" svg:height="0.004cm" svg:x="11.966cm" svg:y="12.821cm" svg:viewBox="0 0 9 5" draw:points="9,1 7,0 5,0 4,1 2,1 0,4 2,5 3,5 5,4 6,2">
          <text:p/>
        </draw:polygon>
        <draw:polygon draw:style-name="gr18" draw:text-style-name="P4" draw:layer="layout" svg:width="0.003cm" svg:height="0.008cm" svg:x="10.173cm" svg:y="26.57cm" svg:viewBox="0 0 4 9" draw:points="3,0 1,2 0,4 1,5 0,7 1,9 3,9 4,6 4,5 4,3">
          <text:p/>
        </draw:polygon>
        <draw:polygon draw:style-name="gr18" draw:text-style-name="P4" draw:layer="layout" svg:width="0.007cm" svg:height="0.005cm" svg:x="11.49cm" svg:y="12.82cm" svg:viewBox="0 0 8 6" draw:points="8,2 7,0 5,0 4,2 2,2 0,4 2,6 3,6 5,4 6,3">
          <text:p/>
        </draw:polygon>
        <draw:polygon draw:style-name="gr18" draw:text-style-name="P4" draw:layer="layout" svg:width="0.007cm" svg:height="0.004cm" svg:x="10.432cm" svg:y="26.462cm" svg:viewBox="0 0 8 5" draw:points="8,1 8,0 5,0 4,1 1,2 0,4 1,5 3,5 5,5 7,4">
          <text:p/>
        </draw:polygon>
        <draw:polygon draw:style-name="gr18" draw:text-style-name="P4" draw:layer="layout" svg:width="0.004cm" svg:height="0.002cm" svg:x="12.118cm" svg:y="12.776cm" svg:viewBox="0 0 5 3" draw:points="5,2 5,0 2,0 2,2 1,2 0,3 1,3 2,3 3,3">
          <text:p/>
        </draw:polygon>
        <draw:polygon draw:style-name="gr18" draw:text-style-name="P4" draw:layer="layout" svg:width="0.004cm" svg:height="0.002cm" svg:x="10.684cm" svg:y="22.616cm" svg:viewBox="0 0 5 3" draw:points="5,0 4,0 3,0 1,2 0,2 1,3 3,3 4,3 4,2">
          <text:p/>
        </draw:polygon>
        <draw:polygon draw:style-name="gr18" draw:text-style-name="P4" draw:layer="layout" svg:width="0.001cm" svg:height="0.004cm" svg:x="10.181cm" svg:y="26.414cm" svg:viewBox="0 0 2 5" draw:points="2,0 0,1 0,2 0,3 0,5 2,5 2,3 2,2">
          <text:p/>
        </draw:polygon>
        <draw:polygon draw:style-name="gr18" draw:text-style-name="P4" draw:layer="layout" svg:width="0.004cm" svg:height="0.002cm" svg:x="12.685cm" svg:y="12.487cm" svg:viewBox="0 0 5 3" draw:points="5,0 3,0 0,0 0,1 0,3 2,3 3,1 4,1">
          <text:p/>
        </draw:polygon>
        <draw:polygon draw:style-name="gr18" draw:text-style-name="P4" draw:layer="layout" svg:width="0.004cm" svg:height="0.002cm" svg:x="11.251cm" svg:y="22.326cm" svg:viewBox="0 0 5 3" draw:points="5,2 5,0 2,0 2,2 1,2 0,3 1,3 2,3 4,2">
          <text:p/>
        </draw:polygon>
        <draw:polygon draw:style-name="gr18" draw:text-style-name="P4" draw:layer="layout" svg:width="0.004cm" svg:height="0.004cm" svg:x="14.934cm" svg:y="25.946cm" svg:viewBox="0 0 5 5" draw:points="5,2 5,0 2,2 1,2 0,3 1,5 2,5 2,3 3,3">
          <text:p/>
        </draw:polygon>
        <draw:polygon draw:style-name="gr18" draw:text-style-name="P4" draw:layer="layout" svg:width="0.008cm" svg:height="0.004cm" svg:x="11.768cm" svg:y="12.873cm" svg:viewBox="0 0 9 5" draw:points="9,1 8,0 6,0 4,1 1,1 0,4 1,5 4,5 5,4 7,3">
          <text:p/>
        </draw:polygon>
        <draw:polygon draw:style-name="gr18" draw:text-style-name="P4" draw:layer="layout" svg:width="0.003cm" svg:height="0.008cm" svg:x="10.157cm" svg:y="26.773cm" svg:viewBox="0 0 4 9" draw:points="2,0 1,1 0,3 1,5 0,8 1,9 4,9 4,7 4,4 4,3">
          <text:p/>
        </draw:polygon>
        <draw:polygon draw:style-name="gr18" draw:text-style-name="P4" draw:layer="layout" svg:width="0.007cm" svg:height="0.004cm" svg:x="12.337cm" svg:y="12.93cm" svg:viewBox="0 0 8 5" draw:points="8,1 7,0 5,0 4,1 0,1 0,4 2,4 3,5 5,4 6,3">
          <text:p/>
        </draw:polygon>
        <draw:polygon draw:style-name="gr18" draw:text-style-name="P4" draw:layer="layout" svg:width="0.003cm" svg:height="0.008cm" svg:x="10.398cm" svg:y="26.255cm" svg:viewBox="0 0 4 9" draw:points="3,0 1,1 0,3 1,5 0,8 1,9 4,9 4,7 4,4 4,3">
          <text:p/>
        </draw:polygon>
        <draw:polygon draw:style-name="gr18" draw:text-style-name="P4" draw:layer="layout" svg:width="0.007cm" svg:height="0.004cm" svg:x="11.939cm" svg:y="12.455cm" svg:viewBox="0 0 8 5" draw:points="8,1 6,0 4,0 3,1 0,1 0,4 1,4 2,5 4,4 5,2">
          <text:p/>
        </draw:polygon>
        <draw:polygon draw:style-name="gr18" draw:text-style-name="P4" draw:layer="layout" svg:width="0.008cm" svg:height="0.005cm" svg:x="10.505cm" svg:y="22.294cm" svg:viewBox="0 0 9 6" draw:points="9,2 8,0 4,0 3,2 1,2 0,4 1,6 3,6 4,4 7,3">
          <text:p/>
        </draw:polygon>
        <draw:polygon draw:style-name="gr18" draw:text-style-name="P4" draw:layer="layout" svg:width="0.008cm" svg:height="0.005cm" svg:x="14.433cm" svg:y="26.089cm" svg:viewBox="0 0 9 6" draw:points="9,2 8,0 6,0 3,2 1,2 0,4 1,6 3,6 4,4 7,3">
          <text:p/>
        </draw:polygon>
        <draw:polygon draw:style-name="gr18" draw:text-style-name="P4" draw:layer="layout" svg:width="0.007cm" svg:height="0.004cm" svg:x="12.09cm" svg:y="12.44cm" svg:viewBox="0 0 8 5" draw:points="8,1 8,0 5,0 4,1 1,1 0,4 1,5 2,5 5,4 6,2">
          <text:p/>
        </draw:polygon>
        <draw:polygon draw:style-name="gr18" draw:text-style-name="P4" draw:layer="layout" svg:width="0.008cm" svg:height="0.005cm" svg:x="10.656cm" svg:y="22.279cm" svg:viewBox="0 0 9 6" draw:points="9,2 8,0 5,0 4,2 1,2 0,4 1,6 4,6 5,4 7,3">
          <text:p/>
        </draw:polygon>
        <draw:polygon draw:style-name="gr18" draw:text-style-name="P4" draw:layer="layout" svg:width="0.009cm" svg:height="0.005cm" svg:x="14.584cm" svg:y="26.074cm" svg:viewBox="0 0 10 6" draw:points="10,2 8,0 6,0 4,2 2,2 0,4 2,6 4,6 5,4 7,3">
          <text:p/>
        </draw:polygon>
        <draw:polygon draw:style-name="gr18" draw:text-style-name="P4" draw:layer="layout" svg:width="0.004cm" svg:height="0.002cm" svg:x="11.429cm" svg:y="12.806cm" svg:viewBox="0 0 5 3" draw:points="5,2 5,0 4,0 3,2 2,2 0,3 2,3 3,3 4,3">
          <text:p/>
        </draw:polygon>
        <draw:polygon draw:style-name="gr18" draw:text-style-name="P4" draw:layer="layout" svg:width="0.004cm" svg:height="0.002cm" svg:x="10.415cm" svg:y="26.05cm" svg:viewBox="0 0 5 3" draw:points="5,2 4,0 2,0 1,2 0,2 0,3 1,3 2,3 4,2">
          <text:p/>
        </draw:polygon>
        <draw:polygon draw:style-name="gr18" draw:text-style-name="P4" draw:layer="layout" svg:width="0.004cm" svg:height="0.002cm" svg:x="12.446cm" svg:y="12.526cm" svg:viewBox="0 0 5 3" draw:points="5,0 3,0 2,0 1,0 0,0 0,2 0,3 1,3 2,3 3,2">
          <text:p/>
        </draw:polygon>
        <draw:polygon draw:style-name="gr18" draw:text-style-name="P4" draw:layer="layout" svg:width="0.004cm" svg:height="0.002cm" svg:x="11.012cm" svg:y="22.365cm" svg:viewBox="0 0 5 3" draw:points="5,1 4,0 3,0 1,1 0,1 0,3 1,3 3,3 4,3">
          <text:p/>
        </draw:polygon>
        <draw:polygon draw:style-name="gr18" draw:text-style-name="P4" draw:layer="layout" svg:width="0.004cm" svg:height="0.003cm" svg:x="10.484cm" svg:y="26.249cm" svg:viewBox="0 0 5 4" draw:points="5,1 5,0 4,1 3,1 1,1 0,3 1,4 3,4 3,3 4,3">
          <text:p/>
        </draw:polygon>
        <draw:polygon draw:style-name="gr18" draw:text-style-name="P4" draw:layer="layout" svg:width="0.004cm" svg:height="0.002cm" svg:x="11.534cm" svg:y="12.502cm" svg:viewBox="0 0 5 3" draw:points="5,2 5,0 2,0 1,2 0,2 0,3 1,3 2,3 3,3">
          <text:p/>
        </draw:polygon>
        <draw:polygon draw:style-name="gr18" draw:text-style-name="P4" draw:layer="layout" svg:width="0.004cm" svg:height="0.002cm" svg:x="14.029cm" svg:y="26.137cm" svg:viewBox="0 0 5 3" draw:points="5,0 4,0 3,0 2,0 0,0 0,1 0,3 2,3 3,3 4,1">
          <text:p/>
        </draw:polygon>
        <draw:polygon draw:style-name="gr18" draw:text-style-name="P4" draw:layer="layout" svg:width="0.004cm" svg:height="0.004cm" svg:x="11.287cm" svg:y="12.716cm" svg:viewBox="0 0 5 5" draw:points="5,2 4,0 2,2 1,2 0,2 0,3 0,5 1,5 2,3 4,3">
          <text:p/>
        </draw:polygon>
        <draw:polygon draw:style-name="gr18" draw:text-style-name="P4" draw:layer="layout" svg:width="0.004cm" svg:height="0.002cm" svg:x="10.516cm" svg:y="25.818cm" svg:viewBox="0 0 5 3" draw:points="5,2 5,0 3,0 3,2 0,2 0,3 1,3 3,3 4,2">
          <text:p/>
        </draw:polygon>
        <draw:polygon draw:style-name="gr18" draw:text-style-name="P4" draw:layer="layout" svg:width="0.005cm" svg:height="0.003cm" svg:x="11.251cm" svg:y="12.635cm" svg:viewBox="0 0 6 4" draw:points="4,4 6,2 4,1 3,1 3,0 2,0 0,1 2,1 3,2 3,4">
          <text:p/>
        </draw:polygon>
        <draw:polygon draw:style-name="gr18" draw:text-style-name="P4" draw:layer="layout" svg:width="0.003cm" svg:height="0.005cm" svg:x="10.444cm" svg:y="25.798cm" svg:viewBox="0 0 4 6" draw:points="4,6 4,4 3,3 3,2 2,0 0,2 0,3 2,4 3,4">
          <text:p/>
        </draw:polygon>
        <draw:polygon draw:style-name="gr18" draw:text-style-name="P4" draw:layer="layout" svg:width="0.004cm" svg:height="0.002cm" svg:x="12.072cm" svg:y="12.889cm" svg:viewBox="0 0 5 3" draw:points="5,0 4,0 3,0 1,0 0,0 0,1 0,3 1,3 3,1 4,1">
          <text:p/>
        </draw:polygon>
        <draw:polygon draw:style-name="gr18" draw:text-style-name="P4" draw:layer="layout" svg:width="0.003cm" svg:height="0.004cm" svg:x="10.271cm" svg:y="26.495cm" svg:viewBox="0 0 4 5" draw:points="2,0 2,1 0,2 2,4 0,5 2,5 4,5 4,4 4,2">
          <text:p/>
        </draw:polygon>
        <draw:polygon draw:style-name="gr18" draw:text-style-name="P4" draw:layer="layout" svg:width="0.004cm" svg:height="0.002cm" svg:x="12.397cm" svg:y="12.843cm" svg:viewBox="0 0 5 3" draw:points="5,0 3,0 2,0 0,1 2,3 3,3 3,1 4,1">
          <text:p/>
        </draw:polygon>
        <draw:polygon draw:style-name="gr18" draw:text-style-name="P4" draw:layer="layout" svg:width="0.003cm" svg:height="0.004cm" svg:x="10.335cm" svg:y="26.173cm" svg:viewBox="0 0 4 5" draw:points="2,0 0,2 2,3 0,4 2,5 4,5 4,4 4,3 4,2">
          <text:p/>
        </draw:polygon>
        <draw:polygon draw:style-name="gr18" draw:text-style-name="P4" draw:layer="layout" svg:width="0.004cm" svg:height="0.003cm" svg:x="11.58cm" svg:y="12.657cm" svg:viewBox="0 0 5 4" draw:points="5,4 5,3 3,0 0,1 0,3 2,4 3,4">
          <text:p/>
        </draw:polygon>
        <draw:polygon draw:style-name="gr18" draw:text-style-name="P4" draw:layer="layout" svg:width="0.002cm" svg:height="0.002cm" svg:x="9.891cm" svg:y="26.885cm" svg:viewBox="0 0 3 3" draw:points="3,0 1,0 0,0 0,1 0,3 3,3 3,1">
          <text:p/>
        </draw:polygon>
        <draw:polygon draw:style-name="gr18" draw:text-style-name="P4" draw:layer="layout" svg:width="0.005cm" svg:height="0.005cm" svg:x="11.832cm" svg:y="12.54cm" svg:viewBox="0 0 6 6" draw:points="6,4 5,3 5,0 2,1 0,3 3,5 4,6">
          <text:p/>
        </draw:polygon>
        <draw:polygon draw:style-name="gr18" draw:text-style-name="P4" draw:layer="layout" svg:width="0.005cm" svg:height="0.005cm" svg:x="10.398cm" svg:y="22.379cm" svg:viewBox="0 0 6 6" draw:points="6,5 6,2 4,0 1,1 0,4 2,6 4,6">
          <text:p/>
        </draw:polygon>
        <draw:polygon draw:style-name="gr18" draw:text-style-name="P4" draw:layer="layout" svg:width="0.005cm" svg:height="0.005cm" svg:x="14.327cm" svg:y="26.174cm" svg:viewBox="0 0 6 6" draw:points="6,5 5,2 4,0 0,1 0,3 2,6 4,6">
          <text:p/>
        </draw:polygon>
        <draw:polygon draw:style-name="gr18" draw:text-style-name="P4" draw:layer="layout" svg:width="0.004cm" svg:height="0.003cm" svg:x="11.254cm" svg:y="12.841cm" svg:viewBox="0 0 5 4" draw:points="5,3 3,1 3,0 0,1 0,3 2,4 3,4">
          <text:p/>
        </draw:polygon>
        <draw:polygon draw:style-name="gr18" draw:text-style-name="P4" draw:layer="layout" svg:width="0.004cm" svg:height="0.003cm" svg:x="10.52cm" svg:y="25.897cm" svg:viewBox="0 0 5 4" draw:points="5,3 5,1 3,0 2,0 0,1 2,3 3,4">
          <text:p/>
        </draw:polygon>
        <draw:polygon draw:style-name="gr18" draw:text-style-name="P4" draw:layer="layout" svg:width="0.004cm" svg:height="0.003cm" svg:x="12.074cm" svg:y="12.691cm" svg:viewBox="0 0 5 4" draw:points="5,3 5,1 5,0 2,1 0,3 2,4 3,4">
          <text:p/>
        </draw:polygon>
        <draw:polygon draw:style-name="gr18" draw:text-style-name="P4" draw:layer="layout" svg:width="0.003cm" svg:height="0.003cm" svg:x="10.641cm" svg:y="22.531cm" svg:viewBox="0 0 4 4" draw:points="4,3 3,1 3,0 0,0 0,1 1,3 3,4">
          <text:p/>
        </draw:polygon>
        <draw:polygon draw:style-name="gr18" draw:text-style-name="P4" draw:layer="layout" svg:width="0.004cm" svg:height="0.003cm" svg:x="10.342cm" svg:y="26.679cm" svg:viewBox="0 0 5 4" draw:points="5,0 3,0 0,0 0,3 2,4 3,3 5,1">
          <text:p/>
        </draw:polygon>
        <draw:polygon draw:style-name="gr18" draw:text-style-name="P4" draw:layer="layout" svg:width="0.003cm" svg:height="0.002cm" svg:x="10.333cm" svg:y="26.38cm" svg:viewBox="0 0 4 3" draw:points="3,0 1,0 0,0 0,2 1,3 3,3 4,2">
          <text:p/>
        </draw:polygon>
        <draw:polygon draw:style-name="gr18" draw:text-style-name="P4" draw:layer="layout" svg:width="0.003cm" svg:height="0.003cm" svg:x="10.379cm" svg:y="26.565cm" svg:viewBox="0 0 4 4" draw:points="4,0 3,0 0,0 0,3 1,4 4,3 4,1">
          <text:p/>
        </draw:polygon>
        <draw:polygon draw:style-name="gr18" draw:text-style-name="P4" draw:layer="layout" svg:width="0.003cm" svg:height="0.003cm" svg:x="10.163cm" svg:y="26.923cm" svg:viewBox="0 0 4 4" draw:points="3,0 1,0 0,1 0,3 1,4 3,4 4,3">
          <text:p/>
        </draw:polygon>
        <draw:polygon draw:style-name="gr18" draw:text-style-name="P4" draw:layer="layout" svg:width="0.003cm" svg:height="0.004cm" svg:x="10.209cm" svg:y="26.84cm" svg:viewBox="0 0 4 5" draw:points="4,0 3,0 0,0 0,3 1,5 4,3 4,2">
          <text:p/>
        </draw:polygon>
        <draw:polygon draw:style-name="gr18" draw:text-style-name="P4" draw:layer="layout" svg:width="0.004cm" svg:height="0.002cm" svg:x="10.104cm" svg:y="27.032cm" svg:viewBox="0 0 5 3" draw:points="5,0 3,0 0,0 0,2 2,3 5,3 5,2">
          <text:p/>
        </draw:polygon>
        <draw:polygon draw:style-name="gr18" draw:text-style-name="P4" draw:layer="layout" svg:width="0.004cm" svg:height="0.002cm" svg:x="9.968cm" svg:y="27.072cm" svg:viewBox="0 0 5 3" draw:points="5,0 3,0 0,0 0,3 2,3 5,3 5,2">
          <text:p/>
        </draw:polygon>
        <draw:polygon draw:style-name="gr18" draw:text-style-name="P4" draw:layer="layout" svg:width="0.003cm" svg:height="0.004cm" svg:x="11.755cm" svg:y="12.746cm" svg:viewBox="0 0 4 5" draw:points="4,3 3,2 3,0 0,0 0,2 1,3 3,5">
          <text:p/>
        </draw:polygon>
        <draw:polygon draw:style-name="gr18" draw:text-style-name="P4" draw:layer="layout" svg:width="0.003cm" svg:height="0.003cm" svg:x="10.321cm" svg:y="22.585cm" svg:viewBox="0 0 4 4" draw:points="4,3 3,1 3,0 0,0 0,3 1,4 3,4">
          <text:p/>
        </draw:polygon>
        <draw:polygon draw:style-name="gr18" draw:text-style-name="P4" draw:layer="layout" svg:width="0.003cm" svg:height="0.002cm" svg:x="10.031cm" svg:y="26.749cm" svg:viewBox="0 0 4 3" draw:points="4,0 3,0 1,0 0,3 1,3 4,3 4,1">
          <text:p/>
        </draw:polygon>
        <draw:polygon draw:style-name="gr18" draw:text-style-name="P4" draw:layer="layout" svg:width="0.004cm" svg:height="0.003cm" svg:x="10.068cm" svg:y="26.835cm" svg:viewBox="0 0 5 4" draw:points="5,0 3,0 2,0 0,3 2,4 5,3">
          <text:p/>
        </draw:polygon>
        <draw:polygon draw:style-name="gr18" draw:text-style-name="P4" draw:layer="layout" svg:width="0.004cm" svg:height="0.002cm" svg:x="10.266cm" svg:y="26.749cm" svg:viewBox="0 0 5 3" draw:points="5,0 3,0 0,0 0,3 2,3 5,3 5,1">
          <text:p/>
        </draw:polygon>
        <draw:polygon draw:style-name="gr18" draw:text-style-name="P4" draw:layer="layout" svg:width="0.004cm" svg:height="0.004cm" svg:x="10.362cm" svg:y="26.73cm" svg:viewBox="0 0 5 5" draw:points="3,0 2,0 0,0 0,3 2,5 3,3 5,2">
          <text:p/>
        </draw:polygon>
        <draw:polygon draw:style-name="gr18" draw:text-style-name="P4" draw:layer="layout" svg:width="0.003cm" svg:height="0.002cm" svg:x="10.161cm" svg:y="26.267cm" svg:viewBox="0 0 4 3" draw:points="4,0 3,0 0,0 0,3 1,3 3,3 4,1">
          <text:p/>
        </draw:polygon>
        <draw:polygon draw:style-name="gr18" draw:text-style-name="P4" draw:layer="layout" svg:width="0.004cm" svg:height="0.003cm" svg:x="11.82cm" svg:y="12.797cm" svg:viewBox="0 0 5 4" draw:points="5,3 5,1 3,0 2,0 0,1 2,3 3,4">
          <text:p/>
        </draw:polygon>
        <draw:polygon draw:style-name="gr18" draw:text-style-name="P4" draw:layer="layout" svg:width="0.004cm" svg:height="0.004cm" svg:x="10.386cm" svg:y="22.636cm" svg:viewBox="0 0 5 5" draw:points="5,3 5,2 5,0 2,2 0,3 2,5 3,5">
          <text:p/>
        </draw:polygon>
        <draw:polygon draw:style-name="gr18" draw:text-style-name="P4" draw:layer="layout" svg:width="0.003cm" svg:height="0.002cm" svg:x="10.293cm" svg:y="26.8cm" svg:viewBox="0 0 4 3" draw:points="3,0 1,0 0,0 0,2 1,3 3,3 4,2">
          <text:p/>
        </draw:polygon>
        <draw:polygon draw:style-name="gr18" draw:text-style-name="P4" draw:layer="layout" svg:width="0.003cm" svg:height="0.004cm" svg:x="12.279cm" svg:y="12.91cm" svg:viewBox="0 0 4 5" draw:points="4,3 3,2 3,0 0,2 0,3 1,5 3,5">
          <text:p/>
        </draw:polygon>
        <draw:polygon draw:style-name="gr18" draw:text-style-name="P4" draw:layer="layout" svg:width="0.004cm" svg:height="0.002cm" svg:x="10.36cm" svg:y="26.309cm" svg:viewBox="0 0 5 3" draw:points="3,0 2,0 0,0 0,1 2,3 3,3 5,1">
          <text:p/>
        </draw:polygon>
        <draw:polygon draw:style-name="gr18" draw:text-style-name="P4" draw:layer="layout" svg:width="0.003cm" svg:height="0.003cm" svg:x="11.903cm" svg:y="12.629cm" svg:viewBox="0 0 4 4" draw:points="4,3 3,3 3,0 0,1 0,3 1,4 3,4">
          <text:p/>
        </draw:polygon>
        <draw:polygon draw:style-name="gr18" draw:text-style-name="P4" draw:layer="layout" svg:width="0.003cm" svg:height="0.003cm" svg:x="10.469cm" svg:y="22.469cm" svg:viewBox="0 0 4 4" draw:points="4,3 4,1 3,0 0,0 0,1 1,3 3,4">
          <text:p/>
        </draw:polygon>
        <draw:polygon draw:style-name="gr18" draw:text-style-name="P4" draw:layer="layout" svg:width="0.003cm" svg:height="0.004cm" svg:x="9.983cm" svg:y="26.626cm" svg:viewBox="0 0 4 5" draw:points="3,0 1,0 0,0 0,3 1,5 3,3 4,2">
          <text:p/>
        </draw:polygon>
        <draw:polygon draw:style-name="gr18" draw:text-style-name="P4" draw:layer="layout" svg:width="0.003cm" svg:height="0.003cm" svg:x="11.365cm" svg:y="12.641cm" svg:viewBox="0 0 4 4" draw:points="4,3 3,1 3,0 0,0 0,3 1,4 3,4">
          <text:p/>
        </draw:polygon>
        <draw:polygon draw:style-name="gr18" draw:text-style-name="P4" draw:layer="layout" svg:width="0.003cm" svg:height="0.002cm" svg:x="14.057cm" svg:y="26.033cm" svg:viewBox="0 0 4 3" draw:points="4,3 3,1 3,0 0,0 0,1 1,3 3,3">
          <text:p/>
        </draw:polygon>
        <draw:polygon draw:style-name="gr18" draw:text-style-name="P4" draw:layer="layout" svg:width="0.005cm" svg:height="0.007cm" svg:x="12.436cm" svg:y="12.897cm" svg:viewBox="0 0 6 8" draw:points="6,5 6,2 1,0 0,3 0,8">
          <text:p/>
        </draw:polygon>
        <draw:polygon draw:style-name="gr18" draw:text-style-name="P4" draw:layer="layout" svg:width="0.005cm" svg:height="0.005cm" svg:x="10.399cm" svg:y="26.154cm" svg:viewBox="0 0 6 6" draw:points="6,1 2,0 0,3 1,6 6,6">
          <text:p/>
        </draw:polygon>
        <draw:polygon draw:style-name="gr18" draw:text-style-name="P4" draw:layer="layout" svg:width="0.003cm" svg:height="0.003cm" svg:x="12.264cm" svg:y="12.618cm" svg:viewBox="0 0 4 4" draw:points="4,3 4,0 1,0 0,1 1,4">
          <text:p/>
        </draw:polygon>
        <draw:polygon draw:style-name="gr18" draw:text-style-name="P4" draw:layer="layout" svg:width="0.003cm" svg:height="0.003cm" svg:x="10.83cm" svg:y="22.457cm" svg:viewBox="0 0 4 4" draw:points="4,2 4,1 1,0 0,1 1,4">
          <text:p/>
        </draw:polygon>
        <draw:polygon draw:style-name="gr18" draw:text-style-name="P4" draw:layer="layout" svg:width="0.003cm" svg:height="0.004cm" svg:x="14.668cm" svg:y="25.976cm" svg:viewBox="0 0 4 5" draw:points="4,4 4,1 2,0 0,1 0,5">
          <text:p/>
        </draw:polygon>
        <draw:polygon draw:style-name="gr18" draw:text-style-name="P4" draw:layer="layout" svg:width="0.004cm" svg:height="0.003cm" svg:x="11.585cm" svg:y="12.826cm" svg:viewBox="0 0 5 4" draw:points="5,3 4,2 1,0 0,2 1,4">
          <text:p/>
        </draw:polygon>
        <draw:polygon draw:style-name="gr18" draw:text-style-name="P4" draw:layer="layout" svg:width="0.003cm" svg:height="0.003cm" svg:x="10.051cm" svg:y="26.935cm" svg:viewBox="0 0 4 4" draw:points="4,0 2,0 0,2 2,3 4,4">
          <text:p/>
        </draw:polygon>
        <draw:polygon draw:style-name="gr18" draw:text-style-name="P4" draw:layer="layout" svg:width="0.003cm" svg:height="0.005cm" svg:x="9.961cm" svg:y="26.962cm" svg:viewBox="0 0 4 6" draw:points="4,2 3,0 0,3 2,4 4,6">
          <text:p/>
        </draw:polygon>
        <draw:polygon draw:style-name="gr18" draw:text-style-name="P4" draw:layer="layout" svg:width="0.003cm" svg:height="0.004cm" svg:x="11.631cm" svg:y="12.459cm" svg:viewBox="0 0 4 5" draw:points="4,4 4,1 1,0 0,1 0,5">
          <text:p/>
        </draw:polygon>
        <draw:polygon draw:style-name="gr18" draw:text-style-name="P4" draw:layer="layout" svg:width="0.003cm" svg:height="0.003cm" svg:x="14.125cm" svg:y="26.094cm" svg:viewBox="0 0 4 4" draw:points="4,3 4,0 2,0 0,1 2,4">
          <text:p/>
        </draw:polygon>
        <draw:polygon draw:style-name="gr18" draw:text-style-name="P4" draw:layer="layout" svg:width="0.004cm" svg:height="0.005cm" svg:x="11.976cm" svg:y="12.655cm" svg:viewBox="0 0 5 6" draw:points="5,4 4,2 1,0 0,3 1,6">
          <text:p/>
        </draw:polygon>
        <draw:polygon draw:style-name="gr18" draw:text-style-name="P4" draw:layer="layout" svg:width="0.003cm" svg:height="0.003cm" svg:x="10.543cm" svg:y="22.495cm" svg:viewBox="0 0 4 4" draw:points="4,3 4,2 2,0 0,2 0,4">
          <text:p/>
        </draw:polygon>
        <draw:polygon draw:style-name="gr18" draw:text-style-name="P4" draw:layer="layout" svg:width="0.003cm" svg:height="0.003cm" svg:x="10.019cm" svg:y="26.509cm" svg:viewBox="0 0 4 4" draw:points="4,2 2,0 0,3 1,4 4,4">
          <text:p/>
        </draw:polygon>
        <draw:polygon draw:style-name="gr18" draw:text-style-name="P4" draw:layer="layout" svg:width="0.003cm" svg:height="0.003cm" svg:x="12.56cm" svg:y="12.471cm" svg:viewBox="0 0 4 4" draw:points="4,3 4,1 1,0 0,1 0,4">
          <text:p/>
        </draw:polygon>
        <draw:polygon draw:style-name="gr18" draw:text-style-name="P4" draw:layer="layout" svg:width="0.003cm" svg:height="0.004cm" svg:x="11.126cm" svg:y="22.31cm" svg:viewBox="0 0 4 5" draw:points="4,4 4,1 1,0 0,1 1,5">
          <text:p/>
        </draw:polygon>
        <draw:polygon draw:style-name="gr18" draw:text-style-name="P4" draw:layer="layout" svg:width="0.003cm" svg:height="0.003cm" svg:x="14.845cm" svg:y="26.004cm" svg:viewBox="0 0 4 4" draw:points="4,3 3,1 2,0 0,1 0,4">
          <text:p/>
        </draw:polygon>
        <draw:polygon draw:style-name="gr18" draw:text-style-name="P4" draw:layer="layout" svg:width="0.003cm" svg:height="0.003cm" svg:x="12.283cm" svg:y="12.833cm" svg:viewBox="0 0 4 4" draw:points="4,2 4,0 2,0 0,1 0,4">
          <text:p/>
        </draw:polygon>
        <draw:polygon draw:style-name="gr18" draw:text-style-name="P4" draw:layer="layout" svg:width="0.003cm" svg:height="0.003cm" svg:x="10.288cm" svg:y="26.279cm" svg:viewBox="0 0 4 4" draw:points="4,0 2,0 0,1 0,4 4,4">
          <text:p/>
        </draw:polygon>
        <draw:polygon draw:style-name="gr18" draw:text-style-name="P4" draw:layer="layout" svg:width="0.003cm" svg:height="0.003cm" svg:x="12.11cm" svg:y="12.626cm" svg:viewBox="0 0 4 4" draw:points="4,2 4,1 1,0 0,1 0,4">
          <text:p/>
        </draw:polygon>
        <draw:polygon draw:style-name="gr18" draw:text-style-name="P4" draw:layer="layout" svg:width="0.003cm" svg:height="0.005cm" svg:x="10.676cm" svg:y="22.465cm" svg:viewBox="0 0 4 6" draw:points="4,4 4,2 1,0 0,3 1,6">
          <text:p/>
        </draw:polygon>
        <draw:polygon draw:style-name="gr18" draw:text-style-name="P4" draw:layer="layout" svg:width="0.004cm" svg:height="0.003cm" svg:x="10.035cm" svg:y="26.374cm" svg:viewBox="0 0 5 4" draw:points="4,0 3,0 0,2 1,4 5,4">
          <text:p/>
        </draw:polygon>
        <draw:polygon draw:style-name="gr18" draw:text-style-name="P4" draw:layer="layout" svg:width="0.003cm" svg:height="0.004cm" svg:x="12.246cm" svg:y="12.438cm" svg:viewBox="0 0 4 5" draw:points="4,4 4,1 1,0 0,3 0,5">
          <text:p/>
        </draw:polygon>
        <draw:polygon draw:style-name="gr18" draw:text-style-name="P4" draw:layer="layout" svg:width="0.003cm" svg:height="0.003cm" svg:x="10.812cm" svg:y="22.278cm" svg:viewBox="0 0 4 4" draw:points="4,3 4,1 1,0 0,1 1,4">
          <text:p/>
        </draw:polygon>
        <draw:polygon draw:style-name="gr18" draw:text-style-name="P4" draw:layer="layout" svg:width="0.003cm" svg:height="0.003cm" svg:x="14.741cm" svg:y="26.073cm" svg:viewBox="0 0 4 4" draw:points="4,3 2,0 1,0 0,1 0,4">
          <text:p/>
        </draw:polygon>
        <draw:polygon draw:style-name="gr18" draw:text-style-name="P4" draw:layer="layout" svg:width="0.003cm" svg:height="0.004cm" svg:x="12.624cm" svg:y="12.755cm" svg:viewBox="0 0 4 5" draw:points="4,4 4,1 1,0 0,2 1,5">
          <text:p/>
        </draw:polygon>
        <draw:polygon draw:style-name="gr18" draw:text-style-name="P4" draw:layer="layout" svg:width="0.003cm" svg:height="0.003cm" svg:x="11.191cm" svg:y="22.595cm" svg:viewBox="0 0 4 4" draw:points="4,2 4,1 2,0 0,1 0,4">
          <text:p/>
        </draw:polygon>
        <draw:polygon draw:style-name="gr18" draw:text-style-name="P4" draw:layer="layout" svg:width="0.003cm" svg:height="0.003cm" svg:x="10.442cm" svg:y="26.342cm" svg:viewBox="0 0 4 4" draw:points="4,0 1,0 0,1 1,4 4,4">
          <text:p/>
        </draw:polygon>
        <draw:polyline draw:style-name="gr3" draw:text-style-name="P1" draw:layer="layout" svg:width="2.272cm" svg:height="1.577cm" svg:x="14.356cm" svg:y="12.721cm" svg:viewBox="0 0 2273 1578" draw:points="0,0 180,68 352,262 475,420 648,557 827,607 1186,621 1567,628 1621,663 1636,717 1604,814 1555,905 1494,996 1465,1066 1458,1159 1495,1206 1564,1266 1636,1314 1718,1354 1822,1381 1923,1395 2045,1403 2121,1432 2194,1477 2244,1518 2273,1578">
          <text:p/>
        </draw:polyline>
        <draw:line draw:style-name="gr1" draw:text-style-name="P1" draw:layer="layout" svg:x1="14.953cm" svg:y1="12.727cm" svg:x2="14.356cm" svg:y2="12.721cm">
          <text:p/>
        </draw:line>
        <draw:polyline draw:style-name="gr3" draw:text-style-name="P1" draw:layer="layout" svg:width="1.429cm" svg:height="0.273cm" svg:x="14.952cm" svg:y="12.703cm" svg:viewBox="0 0 1430 274" draw:points="1430,0 1380,101 1315,180 1164,208 999,231 827,252 669,274 504,267 310,238 195,194 87,101 0,22">
          <text:p/>
        </draw:polyline>
        <draw:polyline draw:style-name="gr1" draw:text-style-name="P1" draw:layer="layout" svg:width="1.967cm" svg:height="0.251cm" svg:x="16.381cm" svg:y="12.703cm" svg:viewBox="0 0 1968 252" draw:points="1968,252 1968,0 0,0">
          <text:p/>
        </draw:polyline>
        <draw:polyline draw:style-name="gr3" draw:text-style-name="P1" draw:layer="layout" svg:width="1.919cm" svg:height="0.632cm" svg:x="16.447cm" svg:y="12.954cm" svg:viewBox="0 0 1920 633" draw:points="1920,633 1629,618 1444,591 1317,564 1199,533 1094,528 1008,537 884,575 720,614 602,611 505,581 432,526 372,485 297,463 177,438 74,402 26,380 0,346 0,286 106,209 257,94 465,36 695,15 954,58 1126,108 1392,115 1571,58 1736,8 1902,0">
          <text:p/>
        </draw:polyline>
        <draw:polyline draw:style-name="gr3" draw:text-style-name="P1" draw:layer="layout" svg:width="0.756cm" svg:height="0.059cm" svg:x="13.614cm" svg:y="12.662cm" svg:viewBox="0 0 757 60" draw:points="757,60 566,16 346,0 0,0">
          <text:p/>
        </draw:polyline>
        <draw:polyline draw:style-name="gr3" draw:text-style-name="P1" draw:layer="layout" svg:width="1.334cm" svg:height="0.417cm" svg:x="13.614cm" svg:y="12.311cm" svg:viewBox="0 0 1335 418" draw:points="0,7 155,0 390,0 669,44 888,110 1071,198 1247,307 1335,418">
          <text:p/>
        </draw:polyline>
        <draw:polyline draw:style-name="gr3" draw:text-style-name="P1" draw:layer="layout" svg:width="1.962cm" svg:height="0.651cm" svg:x="16.39cm" svg:y="12.055cm" svg:viewBox="0 0 1963 652" draw:points="0,652 44,512 88,395 168,344 301,322 469,315 645,271 821,212 938,132 1077,80 1267,66 1516,58 1721,22 1919,0 1963,0">
          <text:p/>
        </draw:polyline>
        <draw:polyline draw:style-name="gr1" draw:text-style-name="P1" draw:layer="layout" svg:width="0.503cm" svg:height="0.493cm" svg:x="9.283cm" svg:y="13.346cm" svg:viewBox="0 0 504 494" draw:points="0,0 1,61 24,107 86,148 150,161 220,163 297,164 338,170 378,184 432,238 448,269 467,343 473,386 477,446 484,460 504,494">
          <text:p/>
        </draw:polyline>
        <draw:polyline draw:style-name="gr1" draw:text-style-name="P1" draw:layer="layout" svg:width="0.123cm" svg:height="0.391cm" svg:x="11.119cm" svg:y="12.531cm" svg:viewBox="0 0 124 392" draw:points="0,0 64,51 92,137 94,244 100,331 124,392">
          <text:p/>
        </draw:polyline>
        <draw:polyline draw:style-name="gr16" draw:text-style-name="P1" draw:layer="layout" svg:width="0.364cm" svg:height="0.436cm" svg:x="9.907cm" svg:y="13.241cm" svg:viewBox="0 0 365 437" draw:points="0,0 69,42 143,103 209,182 268,277 315,371 337,411 365,437">
          <text:p/>
        </draw:polyline>
        <draw:polyline draw:style-name="gr16" draw:text-style-name="P1" draw:layer="layout" svg:width="0.438cm" svg:height="0.419cm" svg:x="10.463cm" svg:y="12.698cm" svg:viewBox="0 0 439 420" draw:points="0,0 35,58 100,140 166,213 253,271 348,325 421,392 439,420">
          <text:p/>
        </draw:polyline>
        <draw:path draw:style-name="gr13" draw:text-style-name="P4" draw:layer="layout" svg:width="0.562cm" svg:height="0.139cm" svg:x="15.982cm" svg:y="13.83cm" svg:viewBox="0 0 563 140" svg:d="M3 0c40 4 75 7 108 11l-3 7c-33-4-68-7-108-10zM111 11c33 4 64 9 94 18l-3 7c-30-8-61-14-94-18zM205 29h1l-2 3zM206 29l111 41-4 7-111-41zM317 70l-2 4zM317 70c23 12 47 22 72 30l-3 7c-26-8-50-18-73-30zM389 100c26 7 52 12 80 15l-3 8c-28-3-55-9-80-16zM469 115l-2 4zM469 115l94 18-3 7-94-17z">
          <text:p/>
        </draw:path>
        <draw:path draw:style-name="gr13" draw:text-style-name="P4" draw:layer="layout" svg:width="0.642cm" svg:height="0.132cm" svg:x="16.45cm" svg:y="13.639cm" svg:viewBox="0 0 643 133" svg:d="M3 0c38 3 75 9 110 17l-3 8c-36-9-72-14-110-18zM113 17c35 9 69 20 102 33l-3 7c-33-13-67-23-102-32zM215 50l-1 3zM215 50l118 62-3 7-118-62zM330 119l2-3zM333 112h206l-4 7h-205zM539 112l-3 4zM539 112l104 14-3 7-105-14z">
          <text:p/>
        </draw:path>
        <draw:path draw:style-name="gr13" draw:text-style-name="P4" draw:layer="layout" svg:width="0.777cm" svg:height="0.191cm" svg:x="17.158cm" svg:y="13.833cm" svg:viewBox="0 0 778 192" svg:d="M4 0l83 60-4 7-83-60zM83 67l2-3zM87 60l111 42-4 7-111-42zM195 109h-1l2-4zM198 102l185 17-3 7-185-17zM380 126l1-3zM382 119l115 4-3 7-114-4zM497 123h1l-2 3zM498 123l24 35-4 6-25-34zM518 165v-1l2-3zM521 157l108 7-3 8-108-7zM629 164l-2 4zM629 164l149 21-3 7-149-20z">
          <text:p/>
        </draw:path>
        <draw:path draw:style-name="gr13" draw:text-style-name="P4" draw:layer="layout" svg:width="0.898cm" svg:height="0.081cm" svg:x="17.443cm" svg:y="14.059cm" svg:viewBox="0 0 899 82" svg:d="M3 62c148 17 287 16 421 4l-3 7c-134 12-273 13-421-3zM424 66c133-11 262-32 388-56l-2 7c-126 25-255 46-389 56zM812 10l-1 4zM812 10l87-10-3 7-86 10z">
          <text:p/>
        </draw:path>
        <draw:path draw:style-name="gr13" draw:text-style-name="P4" draw:layer="layout" svg:width="0.447cm" svg:height="0.072cm" svg:x="17.356cm" svg:y="13.686cm" svg:viewBox="0 0 448 73" svg:d="M3 66c43 1 84 1 123 0l-3 7c-39 1-80 1-123 0zM126 66c39-1 76-3 109-7l-2 7c-34 4-71 6-110 7zM235 64l-1 2h-1l1-3zM233 61l31-46 2 3-31 46zM264 15l2-2-1 4zM266 13c2 0 3-1 4-1l-3 7c-1 1-2 1-3 1zM267 19l1-3zM270 12c8-2 16-4 25-5l-3 7c-8 2-16 3-25 5zM295 7c9-2 18-3 26-4l-3 7c-8 1-16 3-26 4zM321 3c42-5 85-3 127 6l-3 8c-42-9-84-11-127-7z">
          <text:p/>
        </draw:path>
        <draw:path draw:style-name="gr13" draw:text-style-name="P4" draw:layer="layout" svg:width="0.316cm" svg:height="0.118cm" svg:x="16.763cm" svg:y="13.951cm" svg:viewBox="0 0 317 119" svg:d="M3 0c66 7 128 17 181 36l-3 7c-53-19-115-29-181-36zM184 36c54 18 99 42 133 76l-5 7c-33-34-78-58-131-76z">
          <text:p/>
        </draw:path>
        <draw:polygon draw:style-name="gr13" draw:text-style-name="P4" draw:layer="layout" svg:width="0.288cm" svg:height="0.066cm" svg:x="16.471cm" svg:y="13.83cm" svg:viewBox="0 0 289 67" draw:points="3,0 289,59 286,67 0,7">
          <text:p/>
        </draw:polygon>
        <draw:path draw:style-name="gr13" draw:text-style-name="P4" draw:layer="layout" svg:width="0.217cm" svg:height="0.644cm" svg:x="16.464cm" svg:y="13.453cm" svg:viewBox="0 0 218 645" svg:d="M0 645v-1l4 1zM4 644v1h-2zM0 645c27-77 46-168 64-260l5-2c-19 92-38 184-65 261zM64 385c24-116 48-231 90-317l3 1c-40 85-64 199-88 314zM154 68l1-3 1 3zM155 65l63-65v5l-62 66z">
          <text:p/>
        </draw:path>
        <draw:path draw:style-name="gr13" draw:text-style-name="P4" draw:layer="layout" svg:width="0.136cm" svg:height="0.614cm" svg:x="17.046cm" svg:y="13.603cm" svg:viewBox="0 0 137 615" svg:d="M0 615l39-344 5-3-39 343zM39 271h1l2-1zM40 271c8-56 22-106 39-150h4c-16 43-30 93-39 147zM79 121c17-45 36-84 55-121l3 2c-19 36-38 75-54 119z">
          <text:p/>
        </draw:path>
        <draw:path draw:style-name="gr13" draw:text-style-name="P4" draw:layer="layout" svg:width="0.27cm" svg:height="0.687cm" svg:x="17.518cm" svg:y="13.564cm" svg:viewBox="0 0 271 688" svg:d="M0 688c3-19 5-37 7-55l5-4c-2 19-4 37-7 56zM7 633c4-38 8-75 21-117l5-1c-13 41-17 78-21 114zM28 516h1 1zM29 516c18-45 49-69 79-94v7c-29 23-59 46-76 87zM108 422c15-11 30-23 43-37l1 5c-13 14-29 27-44 39zM154 386l-2 4v-3zM149 389c1-1 1-1 1-2l5-3c0 0-1 1-1 2zM155 384l-3 1zM150 387c2-25 4-51 5-78l5-3c-1 26-3 52-5 78zM155 309c3-54 6-108 20-153l4-2c-13 44-16 98-19 152zM175 156v-1h2zM175 155c9-28 21-55 37-81l3 2c-15 25-27 51-36 78zM212 74c16-26 36-51 58-74l1 5c-22 23-41 46-56 71z">
          <text:p/>
        </draw:path>
        <draw:path draw:style-name="gr13" draw:text-style-name="P4" draw:layer="layout" svg:width="0.047cm" svg:height="0.553cm" svg:x="18.255cm" svg:y="13.626cm" svg:viewBox="0 0 48 554" svg:d="M2 554c-3-153-3-281 4-376l5-4c-7 95-7 223-4 376zM6 178c6-96 19-159 41-178l1 5c-19 17-31 77-37 169z">
          <text:p/>
        </draw:path>
        <draw:path draw:style-name="gr13" draw:text-style-name="P4" draw:layer="layout" svg:width="0.206cm" svg:height="0.114cm" svg:x="17.916cm" svg:y="13.726cm" svg:viewBox="0 0 207 115" svg:d="M0 109c38-29 73-53 108-72l-1 7c-34 18-70 42-107 71zM108 37c34-18 67-32 99-37l-2 7c-32 6-64 19-98 37z">
          <text:p/>
        </draw:path>
        <draw:path draw:style-name="gr13" draw:text-style-name="P4" draw:layer="layout" svg:width="0.016cm" svg:height="0.256cm" svg:x="18.042cm" svg:y="13.697cm" svg:viewBox="0 0 17 257" svg:d="M17 0c-4 28-8 63-10 105l-5 4c2-43 5-78 10-107zM7 105c-2 42-2 91-2 147l-5 5c0-57 0-106 2-148z">
          <text:p/>
        </draw:path>
        <draw:path draw:style-name="gr13" draw:text-style-name="P4" draw:layer="layout" svg:width="0.103cm" svg:height="0.306cm" svg:x="16.009cm" svg:y="13.65cm" svg:viewBox="0 0 104 307" svg:d="M0 307c18-80 35-149 51-201l5-1c-17 52-34 120-51 200zM51 106c18-54 35-91 53-106v6c-16 13-32 48-48 99z">
          <text:p/>
        </draw:path>
        <draw:polyline draw:style-name="gr16" draw:text-style-name="P1" draw:layer="layout" svg:width="0.552cm" svg:height="0.371cm" svg:x="12.191cm" svg:y="16.735cm" svg:viewBox="0 0 553 372" draw:points="0,372 28,308 54,256 85,196 120,137 163,89 215,70 263,64 328,60 381,53 476,21 526,7 553,0">
          <text:p/>
        </draw:polyline>
        <draw:polyline draw:style-name="gr16" draw:text-style-name="P1" draw:layer="layout" svg:width="0.435cm" svg:height="0.341cm" svg:x="10.832cm" svg:y="16.26cm" svg:viewBox="0 0 436 342" draw:points="0,342 7,259 21,211 39,176 55,153 92,110 131,87 195,48 264,21 335,5 379,0 436,2">
          <text:p/>
        </draw:polyline>
        <draw:polyline draw:style-name="gr16" draw:text-style-name="P1" draw:layer="layout" svg:width="0.447cm" svg:height="0.387cm" svg:x="11.033cm" svg:y="16.578cm" svg:viewBox="0 0 448 388" draw:points="0,388 39,388 76,381 138,368 202,345 264,320 307,290 347,254 386,204 411,161 430,126 441,85 446,51 448,0">
          <text:p/>
        </draw:polyline>
        <draw:polyline draw:style-name="gr16" draw:text-style-name="P1" draw:layer="layout" svg:width="0.07cm" svg:height="0.808cm" svg:x="9.624cm" svg:y="15.418cm" svg:viewBox="0 0 71 809" draw:points="34,0 50,59 62,122 66,187 71,283 71,401 68,466 64,552 57,606 48,655 34,708 17,755 0,809">
          <text:p/>
        </draw:polyline>
        <draw:line draw:style-name="gr1" draw:text-style-name="P1" draw:layer="layout" svg:x1="11.149cm" svg:y1="16.888cm" svg:x2="11.163cm" svg:y2="16.947cm">
          <text:p/>
        </draw:line>
        <draw:line draw:style-name="gr1" draw:text-style-name="P1" draw:layer="layout" svg:x1="10.144cm" svg:y1="16.035cm" svg:x2="10.192cm" svg:y2="16.071cm">
          <text:p/>
        </draw:line>
        <draw:line draw:style-name="gr1" draw:text-style-name="P1" draw:layer="layout" svg:x1="9.587cm" svg:y1="16.147cm" svg:x2="9.644cm" svg:y2="16.167cm">
          <text:p/>
        </draw:line>
        <draw:line draw:style-name="gr1" draw:text-style-name="P1" draw:layer="layout" svg:x1="9.616cm" svg:y1="16.039cm" svg:x2="9.673cm" svg:y2="16.057cm">
          <text:p/>
        </draw:line>
        <draw:line draw:style-name="gr1" draw:text-style-name="P1" draw:layer="layout" svg:x1="9.632cm" svg:y1="15.91cm" svg:x2="9.691cm" svg:y2="15.913cm">
          <text:p/>
        </draw:line>
        <draw:line draw:style-name="gr1" draw:text-style-name="P1" draw:layer="layout" svg:x1="9.828cm" svg:y1="15.708cm" svg:x2="9.846cm" svg:y2="15.651cm">
          <text:p/>
        </draw:line>
        <draw:line draw:style-name="gr1" draw:text-style-name="P1" draw:layer="layout" svg:x1="9.928cm" svg:y1="15.745cm" svg:x2="9.952cm" svg:y2="15.69cm">
          <text:p/>
        </draw:line>
        <draw:line draw:style-name="gr1" draw:text-style-name="P1" draw:layer="layout" svg:x1="10.028cm" svg:y1="15.788cm" svg:x2="10.054cm" svg:y2="15.734cm">
          <text:p/>
        </draw:line>
        <draw:line draw:style-name="gr1" draw:text-style-name="P1" draw:layer="layout" svg:x1="10.12cm" svg:y1="15.83cm" svg:x2="10.146cm" svg:y2="15.776cm">
          <text:p/>
        </draw:line>
        <draw:line draw:style-name="gr1" draw:text-style-name="P1" draw:layer="layout" svg:x1="10.44cm" svg:y1="15.973cm" svg:x2="10.465cm" svg:y2="15.919cm">
          <text:p/>
        </draw:line>
        <draw:line draw:style-name="gr1" draw:text-style-name="P1" draw:layer="layout" svg:x1="10.547cm" svg:y1="16.028cm" svg:x2="10.574cm" svg:y2="15.974cm">
          <text:p/>
        </draw:line>
        <draw:line draw:style-name="gr1" draw:text-style-name="P1" draw:layer="layout" svg:x1="10.655cm" svg:y1="16.083cm" svg:x2="10.687cm" svg:y2="16.032cm">
          <text:p/>
        </draw:line>
        <draw:line draw:style-name="gr1" draw:text-style-name="P1" draw:layer="layout" svg:x1="10.756cm" svg:y1="16.141cm" svg:x2="10.791cm" svg:y2="16.092cm">
          <text:p/>
        </draw:line>
        <draw:line draw:style-name="gr1" draw:text-style-name="P1" draw:layer="layout" svg:x1="10.853cm" svg:y1="16.195cm" svg:x2="10.888cm" svg:y2="16.147cm">
          <text:p/>
        </draw:line>
        <draw:line draw:style-name="gr1" draw:text-style-name="P1" draw:layer="layout" svg:x1="10.938cm" svg:y1="16.251cm" svg:x2="10.975cm" svg:y2="16.204cm">
          <text:p/>
        </draw:line>
        <draw:line draw:style-name="gr1" draw:text-style-name="P1" draw:layer="layout" svg:x1="9.636cm" svg:y1="15.777cm" svg:x2="9.695cm" svg:y2="15.781cm">
          <text:p/>
        </draw:line>
        <draw:line draw:style-name="gr1" draw:text-style-name="P1" draw:layer="layout" svg:x1="9.633cm" svg:y1="15.636cm" svg:x2="9.692cm" svg:y2="15.637cm">
          <text:p/>
        </draw:line>
        <draw:line draw:style-name="gr1" draw:text-style-name="P1" draw:layer="layout" svg:x1="9.613cm" svg:y1="15.507cm" svg:x2="9.673cm" svg:y2="15.498cm">
          <text:p/>
        </draw:line>
        <draw:line draw:style-name="gr1" draw:text-style-name="P1" draw:layer="layout" svg:x1="10.204cm" svg:y1="15.935cm" svg:x2="10.257cm" svg:y2="15.963cm">
          <text:p/>
        </draw:line>
        <draw:line draw:style-name="gr1" draw:text-style-name="P1" draw:layer="layout" svg:x1="10.234cm" svg:y1="15.837cm" svg:x2="10.291cm" svg:y2="15.855cm">
          <text:p/>
        </draw:line>
        <draw:line draw:style-name="gr1" draw:text-style-name="P1" draw:layer="layout" svg:x1="11.263cm" svg:y1="16.841cm" svg:x2="11.288cm" svg:y2="16.895cm">
          <text:p/>
        </draw:line>
        <draw:line draw:style-name="gr1" draw:text-style-name="P1" draw:layer="layout" svg:x1="11.344cm" svg:y1="16.779cm" svg:x2="11.389cm" svg:y2="16.819cm">
          <text:p/>
        </draw:line>
        <draw:line draw:style-name="gr1" draw:text-style-name="P1" draw:layer="layout" svg:x1="11.993cm" svg:y1="16.733cm" svg:x2="12.03cm" svg:y2="16.78cm">
          <text:p/>
        </draw:line>
        <draw:line draw:style-name="gr1" draw:text-style-name="P1" draw:layer="layout" svg:x1="12.096cm" svg:y1="16.651cm" svg:x2="12.137cm" svg:y2="16.695cm">
          <text:p/>
        </draw:line>
        <draw:line draw:style-name="gr1" draw:text-style-name="P1" draw:layer="layout" svg:x1="12.193cm" svg:y1="16.556cm" svg:x2="12.234cm" svg:y2="16.6cm">
          <text:p/>
        </draw:line>
        <draw:line draw:style-name="gr1" draw:text-style-name="P1" draw:layer="layout" svg:x1="12.278cm" svg:y1="16.465cm" svg:x2="12.32cm" svg:y2="16.509cm">
          <text:p/>
        </draw:line>
        <draw:line draw:style-name="gr1" draw:text-style-name="P1" draw:layer="layout" svg:x1="12.368cm" svg:y1="16.379cm" svg:x2="12.409cm" svg:y2="16.424cm">
          <text:p/>
        </draw:line>
        <draw:line draw:style-name="gr1" draw:text-style-name="P1" draw:layer="layout" svg:x1="12.466cm" svg:y1="16.295cm" svg:x2="12.5cm" svg:y2="16.344cm">
          <text:p/>
        </draw:line>
        <draw:line draw:style-name="gr1" draw:text-style-name="P1" draw:layer="layout" svg:x1="12.576cm" svg:y1="16.222cm" svg:x2="12.601cm" svg:y2="16.277cm">
          <text:p/>
        </draw:line>
        <draw:line draw:style-name="gr1" draw:text-style-name="P1" draw:layer="layout" svg:x1="12.31cm" svg:y1="16.655cm" svg:x2="12.347cm" svg:y2="16.702cm">
          <text:p/>
        </draw:line>
        <draw:line draw:style-name="gr1" draw:text-style-name="P1" draw:layer="layout" svg:x1="12.51cm" svg:y1="16.683cm" svg:x2="12.531cm" svg:y2="16.739cm">
          <text:p/>
        </draw:line>
        <draw:line draw:style-name="gr1" draw:text-style-name="P1" draw:layer="layout" svg:x1="12.619cm" svg:y1="16.632cm" svg:x2="12.65cm" svg:y2="16.683cm">
          <text:p/>
        </draw:line>
        <draw:line draw:style-name="gr1" draw:text-style-name="P1" draw:layer="layout" svg:x1="12.392cm" svg:y1="16.578cm" svg:x2="12.435cm" svg:y2="16.62cm">
          <text:p/>
        </draw:line>
        <draw:line draw:style-name="gr1" draw:text-style-name="P1" draw:layer="layout" svg:x1="12.48cm" svg:y1="16.5cm" svg:x2="12.521cm" svg:y2="16.544cm">
          <text:p/>
        </draw:line>
        <draw:line draw:style-name="gr1" draw:text-style-name="P1" draw:layer="layout" svg:x1="12.568cm" svg:y1="16.42cm" svg:x2="12.604cm" svg:y2="16.468cm">
          <text:p/>
        </draw:line>
        <draw:line draw:style-name="gr1" draw:text-style-name="P1" draw:layer="layout" svg:x1="12.668cm" svg:y1="16.358cm" svg:x2="12.69cm" svg:y2="16.413cm">
          <text:p/>
        </draw:line>
        <draw:line draw:style-name="gr1" draw:text-style-name="P1" draw:layer="layout" svg:x1="11.403cm" svg:y1="16.689cm" svg:x2="11.454cm" svg:y2="16.721cm">
          <text:p/>
        </draw:line>
        <draw:path draw:style-name="gr16" draw:text-style-name="P1" draw:layer="layout" svg:width="0.838cm" svg:height="0.629cm" svg:x="11.874cm" svg:y="16.18cm" svg:viewBox="0 0 839 630" svg:d="M0 630c222-107 436-417 614-529 85-66 155-79 225-101">
          <text:p/>
        </draw:path>
        <draw:path draw:style-name="gr16" draw:text-style-name="P1" draw:layer="layout" svg:width="0.524cm" svg:height="0.387cm" svg:x="12.208cm" svg:y="16.337cm" svg:viewBox="0 0 525 388" svg:d="M0 388c181-94 329-342 525-388">
          <text:p/>
        </draw:path>
        <draw:path draw:style-name="gr16" draw:text-style-name="P1" draw:layer="layout" svg:width="0.29cm" svg:height="0.145cm" svg:x="12.406cm" svg:y="16.571cm" svg:viewBox="0 0 291 146" svg:d="M0 146c111-23 212-67 291-146">
          <text:p/>
        </draw:path>
        <draw:path draw:style-name="gr16" draw:text-style-name="P1" draw:layer="layout" svg:width="0.173cm" svg:height="0.379cm" svg:x="10.145cm" svg:y="15.741cm" svg:viewBox="0 0 174 380" svg:d="M0 380c100-97 150-230 174-380">
          <text:p/>
        </draw:path>
        <draw:path draw:style-name="gr16" draw:text-style-name="P1" draw:layer="layout" svg:width="0.452cm" svg:height="0.182cm" svg:x="9.762cm" svg:y="15.624cm" svg:viewBox="0 0 453 183" svg:d="M0 0c167 50 309 110 453 183">
          <text:p/>
        </draw:path>
        <draw:path draw:style-name="gr16" draw:text-style-name="P1" draw:layer="layout" svg:width="0.657cm" svg:height="0.371cm" svg:x="10.383cm" svg:y="15.874cm" svg:viewBox="0 0 658 372" svg:d="M0 0c217 116 456 219 658 372">
          <text:p/>
        </draw:path>
        <draw:path draw:style-name="gr16" draw:text-style-name="P1" draw:layer="layout" svg:width="0.294cm" svg:height="0.067cm" svg:x="11.515cm" svg:y="16.789cm" svg:viewBox="0 0 295 68" svg:d="M295 65c-130 12-217-10-295-65">
          <text:p/>
        </draw:path>
        <draw:polygon draw:style-name="gr1" draw:text-style-name="P1" draw:layer="layout" svg:width="4.742cm" svg:height="2.4cm" svg:x="13.614cm" svg:y="21.548cm" svg:viewBox="0 0 4743 2401" draw:points="0,0 4743,0 4743,2401 0,2401">
          <text:p/>
        </draw:polygon>
        <draw:polygon draw:style-name="gr1" draw:text-style-name="P1" draw:layer="layout" svg:width="4.743cm" svg:height="2.4cm" svg:x="8.001cm" svg:y="21.548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gon draw:style-name="gr1" draw:text-style-name="P1" draw:layer="layout" svg:width="4.743cm" svg:height="2.4cm" svg:x="8.001cm" svg:y="24.727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2cm" svg:height="2.4cm" svg:x="13.614cm" svg:y="18.314cm" svg:viewBox="0 0 4743 2401" draw:points="0,0 4743,0 4743,2401 0,2401">
          <text:p/>
        </draw:polygon>
        <draw:polyline draw:style-name="gr3" draw:text-style-name="P1" draw:layer="layout" svg:width="3.272cm" svg:height="1.286cm" svg:x="8.354cm" svg:y="18.316cm" svg:viewBox="0 0 3273 1287" draw:points="0,0 211,134 379,210 547,269 782,345 1094,396 1346,404 1623,404 1800,421 1943,455 2078,488 2212,505 2279,547 2305,623 2347,715 2414,791 2523,867 2641,959 2784,1043 2902,1153 3011,1254 3105,1287 3180,1279 3273,1262">
          <text:p/>
        </draw:polyline>
        <draw:polyline draw:style-name="gr3" draw:text-style-name="P1" draw:layer="layout" svg:width="1.034cm" svg:height="0.572cm" svg:x="11.71cm" svg:y="19.577cm" svg:viewBox="0 0 1035 573" draw:points="0,0 25,51 101,109 228,153 329,178 480,245 632,287 724,329 783,405 859,472 934,523 1035,573">
          <text:p/>
        </draw:polyline>
        <draw:polyline draw:style-name="gr3" draw:text-style-name="P1" draw:layer="layout" svg:width="1.513cm" svg:height="0.332cm" svg:x="8.001cm" svg:y="19.13cm" svg:viewBox="0 0 1514 333" draw:points="0,0 208,40 413,91 575,146 735,166 857,183 1013,200 1138,227 1236,244 1386,271 1487,299 1514,333">
          <text:p/>
        </draw:polyline>
        <draw:path draw:style-name="gr3" draw:text-style-name="P1" draw:layer="layout" svg:width="2.546cm" svg:height="1.254cm" svg:x="9.579cm" svg:y="19.455cm" svg:viewBox="0 0 2547 1255" svg:d="M0 14l51-14h74 177l111 4 99 23 125 44 98 55 85 81 68 41 58 17 81 40 75 82 88 67 125 75 75 51 54 37 54 17 61 14 85 20c0 0 34 14 54 24 21 10 75 40 75 40l64 34 106 27 58 14 64 31 48 37 61 54 78 75 61 47 71 44 78 51 51 44 34 65">
          <text:p/>
        </draw:path>
        <draw:path draw:style-name="gr1" draw:text-style-name="P1" draw:layer="layout" svg:width="0.214cm" svg:height="0.291cm" svg:x="12.199cm" svg:y="20.106cm" svg:viewBox="0 0 215 292" svg:d="M184 0c82 138-3 319-184 289">
          <text:p/>
        </draw:path>
        <draw:path draw:style-name="gr1" draw:text-style-name="P1" draw:layer="layout" svg:width="0.128cm" svg:height="0.34cm" svg:x="11.356cm" svg:y="22.166cm" svg:viewBox="0 0 129 341" svg:d="M129 341c-147-61-187-258-23-341">
          <text:p/>
        </draw:path>
        <draw:path draw:style-name="gr1" draw:text-style-name="P1" draw:layer="layout" svg:width="0.16cm" svg:height="0.331cm" svg:x="8.284cm" svg:y="18.606cm" svg:viewBox="0 0 161 332" svg:d="M161 0c-156 36-227 223-81 332">
          <text:p/>
        </draw:path>
        <draw:path draw:style-name="gr16" draw:text-style-name="P1" draw:layer="layout" svg:width="1.118cm" svg:height="0.282cm" svg:x="8.444cm" svg:y="18.765cm" svg:viewBox="0 0 1119 283" svg:d="M0 0c74 90 136 129 183 115 83-15 135-85 185-68 55 21 81 148 128 150 59 2 91-80 146-74 39-4 98 105 140 111 82 40 220-16 337 49">
          <text:p/>
        </draw:path>
        <draw:path draw:style-name="gr16" draw:text-style-name="P1" draw:layer="layout" svg:width="0.098cm" svg:height="0.199cm" svg:x="9.573cm" svg:y="19.163cm" svg:viewBox="0 0 99 200" svg:d="M99 0c-37 52-79 121-99 200">
          <text:p/>
        </draw:path>
        <draw:path draw:style-name="gr16" draw:text-style-name="P1" draw:layer="layout" svg:width="0.302cm" svg:height="0.634cm" svg:x="9.275cm" svg:y="19.55cm" svg:viewBox="0 0 303 635" svg:d="M260 0c-52 130 90 175 26 263-64 43-164-72-222 11-23 83 132 111 128 204-4 68-141 59-192 157">
          <text:p/>
        </draw:path>
        <draw:polygon draw:style-name="gr13" draw:text-style-name="P4" draw:layer="layout" svg:width="0.185cm" svg:height="0.131cm" svg:x="11.553cm" svg:y="22.247cm" svg:viewBox="0 0 186 132" draw:points="186,132 92,107 0,83 84,41 168,0 177,66">
          <text:p/>
        </draw:polygon>
        <draw:path draw:style-name="gr16" draw:text-style-name="P1" draw:layer="layout" svg:width="0.656cm" svg:height="0.258cm" svg:x="11.669cm" svg:y="22.116cm" svg:viewBox="0 0 657 259" svg:d="M657 0c-133 43-79 181-188 187-74-21-47-172-149-165-79 34-3 173-77 229-55 39-134-74-243-51">
          <text:p/>
        </draw:path>
        <draw:polygon draw:style-name="gr6" draw:text-style-name="P4" draw:layer="layout" svg:width="0.172cm" svg:height="0.171cm" svg:x="9.391cm" svg:y="22.338cm" svg:viewBox="0 0 173 172" draw:points="86,0 129,87 173,172 86,136 0,101 43,51">
          <text:p/>
        </draw:polygon>
        <draw:path draw:style-name="gr16" draw:text-style-name="P1" draw:layer="layout" svg:width="0.584cm" svg:height="0.366cm" svg:x="8.892cm" svg:y="22.064cm" svg:viewBox="0 0 585 367" svg:d="M0 9c120 72 189-61 265 16 33 70-98 150-25 221 79 37 131-112 222-94 66 16 34 149 123 215">
          <text:p/>
        </draw:path>
        <draw:polygon draw:style-name="gr13" draw:text-style-name="P4" draw:layer="layout" svg:width="0.125cm" svg:height="0.191cm" svg:x="8.897cm" svg:y="22.483cm" svg:viewBox="0 0 126 192" draw:points="121,0 124,97 126,192 64,124 0,55 61,27">
          <text:p/>
        </draw:polygon>
        <draw:path draw:style-name="gr16" draw:text-style-name="P1" draw:layer="layout" svg:width="0.377cm" svg:height="0.572cm" svg:x="8.6cm" svg:y="21.994cm" svg:viewBox="0 0 378 573" svg:d="M0 0c78 116 196 25 232 127 0 77-152 94-116 189 55 66 167-46 241 9 54 42-32 150 21 248">
          <text:p/>
        </draw:path>
        <draw:polygon draw:style-name="gr13" draw:text-style-name="P4" draw:layer="layout" svg:width="0.131cm" svg:height="0.186cm" svg:x="8.415cm" svg:y="22.851cm" svg:viewBox="0 0 132 187" draw:points="132,48 67,117 0,187 4,93 9,0 71,24">
          <text:p/>
        </draw:polygon>
        <draw:path draw:style-name="gr16" draw:text-style-name="P1" draw:layer="layout" svg:width="0.225cm" svg:height="0.671cm" svg:x="8.456cm" svg:y="22.258cm" svg:viewBox="0 0 226 672" svg:d="M141 0c-26 137 123 156 76 255-55 54-175-41-217 51-7 86 150 85 164 177 9 67-129 83-161 189">
          <text:p/>
        </draw:path>
        <draw:path draw:style-name="gr16" draw:text-style-name="P1" draw:layer="layout" svg:width="1.57cm" svg:height="0.722cm" svg:x="9.757cm" svg:y="19.059cm" svg:viewBox="0 0 1571 723" svg:d="M0 37c57-19 94-31 144-37 102-2 129 43 202 63 92 30 184 48 276 56l157-8c153 29 165 198 248 297 73 58 170 53 243 100 70 30 66 111 119 154 63 42 102 47 182 61">
          <text:p/>
        </draw:path>
        <draw:path draw:style-name="gr1" draw:text-style-name="P1" draw:layer="layout" svg:width="0.102cm" svg:height="0.118cm" svg:x="11.555cm" svg:y="19.592cm" svg:viewBox="0 0 103 119" svg:d="M103 0c-39 54-47 71-103 119">
          <text:p/>
        </draw:path>
        <draw:path draw:style-name="gr16" draw:text-style-name="P1" draw:layer="layout" svg:width="0.799cm" svg:height="0.39cm" svg:x="11.511cm" svg:y="19.902cm" svg:viewBox="0 0 800 391" svg:d="M800 391c-63-27-165-5-199-51-37-40 15-189-35-187-100-31-127 141-195 62-25-64 2-184-74-190-98-9-167 99-247 58-43-33-33-41-50-83">
          <text:p/>
        </draw:path>
        <draw:path draw:style-name="gr16" draw:text-style-name="P1" draw:layer="layout" svg:width="0.528cm" svg:height="0.576cm" svg:x="11.801cm" svg:y="18.831cm" svg:viewBox="0 0 529 577" svg:d="M529 0c-69 45-20 86-285 96-120 48 92 147 71 221-78 52-211-75-253-16-76 56 33 168-62 276">
          <text:p/>
        </draw:path>
        <draw:path draw:style-name="gr1" draw:text-style-name="P1" draw:layer="layout" svg:width="0.75cm" svg:height="0.219cm" svg:x="16.584cm" svg:y="22.891cm" svg:viewBox="0 0 751 220" svg:d="M751 117c-82-11-71 53-279-112-122-42-25 172-89 215-95-12-80-180-183-177-112-12-165 46-200 162">
          <text:p/>
        </draw:path>
        <draw:path draw:style-name="gr1" draw:text-style-name="P1" draw:layer="layout" svg:width="0.371cm" svg:height="0.434cm" svg:x="15.41cm" svg:y="21.905cm" svg:viewBox="0 0 372 435" svg:d="M372 0c-13 44 5 112-39 130-77 6-142-93-218-24-49 95 56 184 21 255-28 60-98 18-136 74">
          <text:p/>
        </draw:path>
        <draw:path draw:style-name="gr1" draw:text-style-name="P1" draw:layer="layout" svg:width="0.199cm" svg:height="0.568cm" svg:x="15.77cm" svg:y="21.859cm" svg:viewBox="0 0 200 569" svg:d="M152 0c14 43 67 88 41 129-59 47-170 3-193 102 14 107 151 120 163 199 11 65-71 70-71 139">
          <text:p/>
        </draw:path>
        <draw:path draw:style-name="gr1" draw:text-style-name="P1" draw:layer="layout" svg:width="0.258cm" svg:height="0.521cm" svg:x="15.99cm" svg:y="21.849cm" svg:viewBox="0 0 259 522" svg:d="M20 0c34 30 103 42 101 90-28 71-145 87-116 185 65 87 192 30 241 93 41 51-27 96 7 154">
          <text:p/>
        </draw:path>
        <draw:polyline draw:style-name="gr3" draw:text-style-name="P1" draw:layer="layout" svg:width="4.748cm" svg:height="0.483cm" svg:x="13.614cm" svg:y="22.115cm" svg:viewBox="0 0 4749 484" draw:points="0,66 216,139 405,217 600,278 739,339 861,390 917,395 1017,379 1095,368 1184,368 1284,384 1378,412 1512,423 1673,434 1790,451 1895,473 1990,479 2118,484 2335,473 2629,418 2841,379 3025,357 3297,322 3564,305 3809,294 3992,255 4126,211 4332,144 4487,89 4660,33 4749,0">
          <text:p/>
        </draw:polyline>
        <draw:polyline draw:style-name="gr3" draw:text-style-name="P1" draw:layer="layout" svg:width="4.742cm" svg:height="0.417cm" svg:x="13.614cm" svg:y="22.471cm" svg:viewBox="0 0 4743 418" draw:points="4743,0 4515,44 4265,77 4009,122 3742,172 3514,212 3403,256 3314,295 3153,306 2885,312 2735,334 2629,367 2507,401 2368,418 2184,412 1912,390 1645,373 1367,345 1161,306 967,262 800,228 667,212 494,194 261,166 0,155">
          <text:p/>
        </draw:polyline>
        <draw:polyline draw:style-name="gr3" draw:text-style-name="P1" draw:layer="layout" svg:width="4.742cm" svg:height="0.468cm" svg:x="13.614cm" svg:y="25.245cm" svg:viewBox="0 0 4743 469" draw:points="0,469 123,456 216,456 302,450 339,413 351,346 382,290 431,260 517,241 628,247 708,253 800,253 911,235 978,210 1089,197 1169,191 1274,191 1323,172 1366,148 1403,117 1464,99 1520,92 1624,111 1667,129 1722,160 1778,172 1821,185 1889,229 1932,278 2005,303 2135,315 2258,315 2479,309 2713,303 2842,296 2984,278 3095,260 3199,247 3292,216 3347,172 3390,129 3427,117 3464,117 3513,129 3532,197 3550,253 3587,253 3605,197 3605,148 3612,99 3642,62 3685,25 3728,13 3796,0 3864,19 3907,68 3944,142 3974,210 3999,241 4042,241 4085,210 4104,179 4110,105 4134,56 4165,19 4220,6 4276,19 4294,49 4337,136 4380,185 4442,229 4546,272 4632,309 4743,346">
          <text:p/>
        </draw:polyline>
        <draw:polyline draw:style-name="gr3" draw:text-style-name="P1" draw:layer="layout" svg:width="4.748cm" svg:height="0.246cm" svg:x="13.614cm" svg:y="25.805cm" svg:viewBox="0 0 4749 247" draw:points="0,247 173,222 382,179 702,149 1052,111 1366,92 1802,74 2221,55 2510,12 2651,0 2823,0 3064,18 3298,18 3691,18 3919,0 4097,0 4343,6 4522,12 4749,12">
          <text:p/>
        </draw:polyline>
        <draw:path draw:style-name="gr1" draw:text-style-name="P1" draw:layer="layout" svg:width="0.379cm" svg:height="0.209cm" svg:x="15.889cm" svg:y="25.115cm" svg:viewBox="0 0 380 210" svg:d="M282 0c129 12 133 199 0 210-99-4-193-37-282-92 98-58 193-103 282-118z">
          <text:p/>
        </draw:path>
        <draw:path draw:style-name="gr1" draw:text-style-name="P1" draw:layer="layout" svg:width="0.208cm" svg:height="0.378cm" svg:x="8.912cm" svg:y="25.458cm" svg:viewBox="0 0 209 379" svg:d="M0 87c28-128 213-110 209 25-16 97-60 185-126 267-45-103-78-203-83-292z">
          <text:p/>
        </draw:path>
        <draw:path draw:style-name="gr1" draw:text-style-name="P1" draw:layer="layout" svg:width="0.208cm" svg:height="0.378cm" svg:x="8.42cm" svg:y="25.458cm" svg:viewBox="0 0 209 379" svg:d="M0 87c28-128 214-110 209 25-15 97-60 185-125 267-45-103-78-203-84-292z">
          <text:p/>
        </draw:path>
        <draw:polygon draw:style-name="gr13" draw:text-style-name="P4" draw:layer="layout" svg:width="0.177cm" svg:height="0.132cm" svg:x="15.07cm" svg:y="26.184cm" svg:viewBox="0 0 178 133" draw:points="178,133 88,97 0,60 88,30 177,0 178,66">
          <text:p/>
        </draw:polygon>
        <draw:line draw:style-name="gr1" draw:text-style-name="P1" draw:layer="layout" svg:x1="15.224cm" svg:y1="26.247cm" svg:x2="16.035cm" svg:y2="26.247cm">
          <text:p/>
        </draw:line>
        <draw:polygon draw:style-name="gr13" draw:text-style-name="P4" draw:layer="layout" svg:width="0.13cm" svg:height="0.182cm" svg:x="10.764cm" svg:y="26.646cm" svg:viewBox="0 0 131 183" draw:points="131,15 84,100 38,183 19,92 0,0 65,7">
          <text:p/>
        </draw:polygon>
        <draw:line draw:style-name="gr1" draw:text-style-name="P1" draw:layer="layout" svg:x1="10.824cm" svg:y1="26.676cm" svg:x2="10.919cm" svg:y2="25.87cm">
          <text:p/>
        </draw:line>
        <draw:line draw:style-name="gr1" draw:text-style-name="P1" draw:layer="layout" svg:x1="16.962cm" svg:y1="26.321cm" svg:x2="17.72cm" svg:y2="26.321cm">
          <text:p/>
        </draw:line>
        <draw:path draw:style-name="gr1" draw:text-style-name="P1" draw:layer="layout" svg:width="0.379cm" svg:height="0.137cm" svg:x="17.155cm" svg:y="26.18cm" svg:viewBox="0 0 380 138" svg:d="M0 138c73-184 292-184 380 0">
          <text:p/>
        </draw:path>
        <draw:line draw:style-name="gr1" draw:text-style-name="P1" draw:layer="layout" svg:x1="10.714cm" svg:y1="25.47cm" svg:x2="11.472cm" svg:y2="25.47cm">
          <text:p/>
        </draw:line>
        <draw:path draw:style-name="gr1" draw:text-style-name="P1" draw:layer="layout" svg:width="0.379cm" svg:height="0.137cm" svg:x="10.907cm" svg:y="25.474cm" svg:viewBox="0 0 380 138" svg:d="M0 0c74 184 292 184 380 0">
          <text:p/>
        </draw:path>
        <draw:polyline draw:style-name="gr3" draw:text-style-name="P1" draw:layer="layout" svg:width="0.533cm" svg:height="2.401cm" svg:x="9.134cm" svg:y="24.731cm" svg:viewBox="0 0 534 2402" draw:points="349,0 285,190 241,396 221,578 217,778 241,939 295,1057 383,1179 461,1262 515,1316 534,1384 534,1468 476,1595 407,1683 349,1751 309,1829 295,1932 280,2001 231,2074 181,2093 108,2152 49,2250 10,2338 0,2402">
          <text:p/>
        </draw:polyline>
        <draw:polyline draw:style-name="gr3" draw:text-style-name="P1" draw:layer="layout" svg:width="0.504cm" svg:height="2.411cm" svg:x="10.249cm" svg:y="24.721cm" svg:viewBox="0 0 505 2412" draw:points="0,2412 59,2231 99,2167 158,2099 192,2025 236,1893 285,1683 339,1404 339,1238 334,1013 314,876 300,720 304,582 344,376 388,259 451,112 505,0">
          <text:p/>
        </draw:polyline>
        <draw:polyline draw:style-name="gr3" draw:text-style-name="P1" draw:layer="layout" svg:width="4.736cm" svg:height="1.668cm" svg:x="8.001cm" svg:y="21.72cm" svg:viewBox="0 0 4737 1669" draw:points="0,1669 179,1559 340,1483 458,1415 569,1381 679,1347 772,1296 882,1195 1009,1059 1085,992 1204,941 1356,924 1475,890 1619,839 1839,745 2076,609 2364,491 2610,406 2872,330 3067,279 3338,211 3601,144 4025,101 4271,67 4483,33 4737,0">
          <text:p/>
        </draw:polyline>
        <draw:polyline draw:style-name="gr3" draw:text-style-name="P1" draw:layer="layout" svg:width="4.074cm" svg:height="1.186cm" svg:x="8.646cm" svg:y="22.761cm" svg:viewBox="0 0 4075 1187" draw:points="0,1187 212,975 381,874 618,755 864,628 1084,476 1262,349 1440,246 1585,161 1746,85 1864,43 2008,17 2127,17 2237,51 2305,110 2432,153 2533,153 2643,136 2847,93 2982,60 3101,17 3245,0 3363,17 3474,60 3584,127 3694,178 3787,187 3905,187 3999,178 4075,187">
          <text:p/>
        </draw:polyline>
        <draw:polyline draw:style-name="gr3" draw:text-style-name="P1" draw:layer="layout" svg:width="3.882cm" svg:height="2.401cm" svg:x="8.335cm" svg:y="15.121cm" svg:viewBox="0 0 3883 2402" draw:points="0,0 128,124 220,249 312,359 418,465 501,544 588,622 634,705 648,788 676,880 708,963 786,1045 910,1128 1021,1160 1108,1170 1191,1151 1292,1105 1366,1041 1459,990 1555,986 1689,981 1818,1009 1979,1041 2098,1096 2241,1193 2402,1335 2475,1441 2526,1561 2572,1671 2632,1777 2715,1860 2816,1896 2876,1924 2922,1975 2963,2025 3009,2094 3078,2126 3175,2145 3308,2149 3437,2122 3552,2085 3658,2048 3800,1984 3851,1984 3878,2007 3883,2044 3869,2113 3855,2172 3846,2269 3846,2352 3851,2402">
          <text:p/>
        </draw:polyline>
        <draw:polyline draw:style-name="gr3" draw:text-style-name="P1" draw:layer="layout" svg:width="3.27cm" svg:height="1.665cm" svg:x="9.471cm" svg:y="15.121cm" svg:viewBox="0 0 3271 1666" draw:points="3271,907 3170,926 3060,949 2963,976 2876,1032 2802,1119 2683,1262 2591,1400 2531,1482 2430,1565 2356,1643 2287,1666 2232,1657 2190,1639 2131,1597 2066,1533 2016,1469 1973,1386 1932,1285 1881,1220 1798,1142 1743,1087 1624,1009 1472,926 1384,875 1210,797 1104,742 934,663 750,561 648,511 515,451 409,391 308,345 211,313 152,267 110,216 64,161 37,97 0,0">
          <text:p/>
        </draw:polyline>
        <draw:path draw:style-name="gr3" draw:text-style-name="P1" draw:layer="layout" svg:width="1.121cm" svg:height="2.391cm" svg:x="15.193cm" svg:y="15.121cm" svg:viewBox="0 0 1122 2392" svg:d="M274 0l-111 168-120 77-43 77 9 104 9 94c0 0 17 34 94 68 77 35 196 52 196 52l154 85 146 171 85 197v205l-9 188-17 188-25 154-9 120 9 51 102 34 111 17 129 43 78 60 34 60 17 77 9 102">
          <text:p/>
        </draw:path>
        <draw:path draw:style-name="gr3" draw:text-style-name="P1" draw:layer="layout" svg:width="0.966cm" svg:height="2.391cm" svg:x="15.732cm" svg:y="15.121cm" svg:viewBox="0 0 967 2392" svg:d="M69 0l-52 143-17 85 34 111 86 104c0 0 68 17 129 26 60 8 94 0 163 8 68 9 222 26 222 26 0 0 43-17 68 68 26 86 17 188 17 188l-34 154c0 0 0 129-17 171-17 43 26 308 26 308l68 308 34 179-34 94-26 86 52 128 102 94 77 111">
          <text:p/>
        </draw:path>
        <draw:path draw:style-name="gr1" draw:text-style-name="P1" draw:layer="layout" svg:width="0.536cm" svg:height="1.167cm" svg:x="15.581cm" svg:y="15.79cm" svg:viewBox="0 0 537 1168" svg:d="M0 0c356 215 491 640 537 1168">
          <text:p/>
        </draw:path>
        <draw:path draw:style-name="gr1" draw:text-style-name="P1" draw:layer="layout" svg:width="0.134cm" svg:height="0.761cm" svg:x="15.901cm" svg:y="16.226cm" svg:viewBox="0 0 135 762" svg:d="M0 0c72 231 113 435 135 762">
          <text:p/>
        </draw:path>
        <draw:path draw:style-name="gr1" draw:text-style-name="P1" draw:layer="layout" svg:width="0.234cm" svg:height="0.037cm" svg:x="16.206cm" svg:y="16.939cm" svg:viewBox="0 0 235 38" svg:d="M0 38c136-47 161-40 235-33">
          <text:p/>
        </draw:path>
        <draw:path draw:style-name="gr1" draw:text-style-name="P1" draw:layer="layout" svg:width="0.179cm" svg:height="0.028cm" svg:x="16.273cm" svg:y="17.054cm" svg:viewBox="0 0 180 29" svg:d="M0 29c95-39 86-35 180-7">
          <text:p/>
        </draw:path>
        <draw:path draw:style-name="gr1" draw:text-style-name="P1" draw:layer="layout" svg:width="0.341cm" svg:height="0.334cm" svg:x="16.144cm" svg:y="17.186cm" svg:viewBox="0 0 342 335" svg:d="M0 0c179 30 292 150 342 335">
          <text:p/>
        </draw:path>
        <draw:path draw:style-name="gr1" draw:text-style-name="P1" draw:layer="layout" svg:width="0.554cm" svg:height="1.062cm" svg:x="15.681cm" svg:y="15.843cm" svg:viewBox="0 0 555 1063" svg:d="M0 0c335 181 528 612 555 1063">
          <text:p/>
        </draw:path>
        <draw:polyline draw:style-name="gr3" draw:text-style-name="P1" draw:layer="layout" svg:width="2.652cm" svg:height="1.361cm" svg:x="13.614cm" svg:y="18.642cm" svg:viewBox="0 0 2653 1362" draw:points="0,1362 253,1342 537,1323 968,1235 1243,1127 1478,1077 1703,1028 1938,989 2036,842 2085,695 2114,460 2183,264 2261,147 2428,49 2555,29 2653,0">
          <text:p/>
        </draw:polyline>
        <draw:path draw:style-name="gr3" draw:text-style-name="P1" draw:layer="layout" svg:width="2.173cm" svg:height="0.979cm" svg:x="16.178cm" svg:y="18.769cm" svg:viewBox="0 0 2174 980" svg:d="M107 0l-68 10-39 59 9 215 40 236 58 196 129 59 264-10c0 0 147-10 206-10 58 0 225 49 225 49 0 0 88 88 166 98 79 10 255 78 255 78l244-19 157-98 88-127 196-118 137-49">
          <text:p/>
        </draw:path>
        <draw:polyline draw:style-name="gr3" draw:text-style-name="P1" draw:layer="layout" svg:width="0.861cm" svg:height="0.049cm" svg:x="17.49cm" svg:y="19.885cm" svg:viewBox="0 0 862 50" draw:points="862,0 647,10 461,50 255,50 0,41">
          <text:p/>
        </draw:polyline>
        <draw:polyline draw:style-name="gr3" draw:text-style-name="P1" draw:layer="layout" svg:width="2.3cm" svg:height="0.215cm" svg:x="15.062cm" svg:y="19.68cm" svg:viewBox="0 0 2301 216" draw:points="2301,205 2153,147 1938,98 1723,78 1458,59 1155,0 969,29 763,78 577,137 352,166 156,176 0,216">
          <text:p/>
        </draw:polyline>
        <draw:polyline draw:style-name="gr3" draw:text-style-name="P1" draw:layer="layout" svg:width="1.32cm" svg:height="0.225cm" svg:x="13.614cm" svg:y="19.993cm" svg:viewBox="0 0 1321 226" draw:points="1321,0 1233,78 1018,88 705,137 362,197 0,226">
          <text:p/>
        </draw:polyline>
        <draw:polygon draw:style-name="gr13" draw:text-style-name="P4" draw:layer="layout" svg:width="0.183cm" svg:height="0.131cm" svg:x="15.026cm" svg:y="19.94cm" svg:viewBox="0 0 184 132" draw:points="166,132 83,85 0,38 91,20 184,0 175,67">
          <text:p/>
        </draw:polygon>
        <draw:path draw:style-name="gr1" draw:text-style-name="P1" draw:layer="layout" svg:width="0.835cm" svg:height="0.202cm" svg:x="15.187cm" svg:y="19.945cm" svg:viewBox="0 0 836 203" svg:d="M0 56c135 25 207-163 284 39 122 156 160-199 279 29 107 214 127-83 273-7">
          <text:p/>
        </draw:path>
        <draw:polygon draw:style-name="gr13" draw:text-style-name="P4" draw:layer="layout" svg:width="0.181cm" svg:height="0.131cm" svg:x="16.276cm" svg:y="18.631cm" svg:viewBox="0 0 182 132" draw:points="182,132 91,101 0,69 88,34 174,0 178,66">
          <text:p/>
        </draw:polygon>
        <draw:path draw:style-name="gr1" draw:text-style-name="P1" draw:layer="layout" svg:width="0.727cm" svg:height="0.129cm" svg:x="16.439cm" svg:y="18.597cm" svg:viewBox="0 0 728 130" svg:d="M0 97c120 1 153-197 249-12 129 133 107-225 245-21 124 192 96-103 234-56">
          <text:p/>
        </draw:path>
        <draw:polygon draw:style-name="gr13" draw:text-style-name="P4" draw:layer="layout" svg:width="0.181cm" svg:height="0.131cm" svg:x="16.413cm" svg:y="19.968cm" svg:viewBox="0 0 182 132" draw:points="182,132 92,102 0,71 88,36 174,0 178,66">
          <text:p/>
        </draw:polygon>
        <draw:path draw:style-name="gr1" draw:text-style-name="P1" draw:layer="layout" svg:width="0.833cm" svg:height="0.129cm" svg:x="16.571cm" svg:y="19.934cm" svg:viewBox="0 0 834 130" svg:d="M0 97c137 2 175-198 285-12 148 133 123-225 281-21 143 192 111-104 268-55">
          <text:p/>
        </draw:path>
        <draw:line draw:style-name="gr19" draw:text-style-name="P1" draw:layer="layout" svg:x1="8.001cm" svg:y1="9.731cm" svg:x2="8.076cm" svg:y2="9.804cm">
          <text:p/>
        </draw:line>
        <draw:line draw:style-name="gr19" draw:text-style-name="P1" draw:layer="layout" svg:x1="8.001cm" svg:y1="9.587cm" svg:x2="8.149cm" svg:y2="9.732cm">
          <text:p/>
        </draw:line>
        <draw:line draw:style-name="gr19" draw:text-style-name="P1" draw:layer="layout" svg:x1="8.001cm" svg:y1="9.443cm" svg:x2="8.248cm" svg:y2="9.684cm">
          <text:p/>
        </draw:line>
        <draw:line draw:style-name="gr19" draw:text-style-name="P1" draw:layer="layout" svg:x1="8.001cm" svg:y1="9.299cm" svg:x2="8.346cm" svg:y2="9.636cm">
          <text:p/>
        </draw:line>
        <draw:line draw:style-name="gr19" draw:text-style-name="P1" draw:layer="layout" svg:x1="8.027cm" svg:y1="9.18cm" svg:x2="8.444cm" svg:y2="9.589cm">
          <text:p/>
        </draw:line>
        <draw:line draw:style-name="gr19" draw:text-style-name="P1" draw:layer="layout" svg:x1="8.141cm" svg:y1="9.155cm" svg:x2="8.569cm" svg:y2="9.573cm">
          <text:p/>
        </draw:line>
        <draw:line draw:style-name="gr19" draw:text-style-name="P1" draw:layer="layout" svg:x1="8.298cm" svg:y1="9.169cm" svg:x2="8.82cm" svg:y2="9.68cm">
          <text:p/>
        </draw:line>
        <draw:line draw:style-name="gr19" draw:text-style-name="P1" draw:layer="layout" svg:x1="8.495cm" svg:y1="9.221cm" svg:x2="9.095cm" svg:y2="9.809cm">
          <text:p/>
        </draw:line>
        <draw:line draw:style-name="gr19" draw:text-style-name="P1" draw:layer="layout" svg:x1="8.711cm" svg:y1="9.296cm" svg:x2="9.352cm" svg:y2="9.924cm">
          <text:p/>
        </draw:line>
        <draw:line draw:style-name="gr19" draw:text-style-name="P1" draw:layer="layout" svg:x1="8.941cm" svg:y1="9.375cm" svg:x2="9.605cm" svg:y2="10.025cm">
          <text:p/>
        </draw:line>
        <draw:line draw:style-name="gr19" draw:text-style-name="P1" draw:layer="layout" svg:x1="9.149cm" svg:y1="9.446cm" svg:x2="9.836cm" svg:y2="10.119cm">
          <text:p/>
        </draw:line>
        <draw:line draw:style-name="gr19" draw:text-style-name="P1" draw:layer="layout" svg:x1="10.092cm" svg:y1="10.226cm" svg:x2="9.369cm" svg:y2="9.518cm">
          <text:p/>
        </draw:line>
        <draw:line draw:style-name="gr19" draw:text-style-name="P1" draw:layer="layout" svg:x1="9.575cm" svg:y1="9.587cm" svg:x2="10.311cm" svg:y2="10.308cm">
          <text:p/>
        </draw:line>
        <draw:line draw:style-name="gr19" draw:text-style-name="P1" draw:layer="layout" svg:x1="9.81cm" svg:y1="9.679cm" svg:x2="10.546cm" svg:y2="10.399cm">
          <text:p/>
        </draw:line>
        <draw:line draw:style-name="gr19" draw:text-style-name="P1" draw:layer="layout" svg:x1="10.045cm" svg:y1="9.77cm" svg:x2="10.73cm" svg:y2="10.441cm">
          <text:p/>
        </draw:line>
        <draw:line draw:style-name="gr19" draw:text-style-name="P1" draw:layer="layout" svg:x1="10.28cm" svg:y1="9.862cm" svg:x2="10.892cm" svg:y2="10.461cm">
          <text:p/>
        </draw:line>
        <draw:line draw:style-name="gr19" draw:text-style-name="P1" draw:layer="layout" svg:x1="10.515cm" svg:y1="9.954cm" svg:x2="11.051cm" svg:y2="10.478cm">
          <text:p/>
        </draw:line>
        <draw:line draw:style-name="gr19" draw:text-style-name="P1" draw:layer="layout" svg:x1="10.75cm" svg:y1="10.045cm" svg:x2="11.188cm" svg:y2="10.475cm">
          <text:p/>
        </draw:line>
        <draw:line draw:style-name="gr19" draw:text-style-name="P1" draw:layer="layout" svg:x1="10.911cm" svg:y1="10.065cm" svg:x2="11.303cm" svg:y2="10.449cm">
          <text:p/>
        </draw:line>
        <draw:line draw:style-name="gr19" draw:text-style-name="P1" draw:layer="layout" svg:x1="11.038cm" svg:y1="10.051cm" svg:x2="11.415cm" svg:y2="10.421cm">
          <text:p/>
        </draw:line>
        <draw:line draw:style-name="gr19" draw:text-style-name="P1" draw:layer="layout" svg:x1="11.173cm" svg:y1="10.031cm" svg:x2="11.538cm" svg:y2="10.388cm">
          <text:p/>
        </draw:line>
        <draw:line draw:style-name="gr19" draw:text-style-name="P1" draw:layer="layout" svg:x1="11.276cm" svg:y1="9.989cm" svg:x2="11.633cm" svg:y2="10.339cm">
          <text:p/>
        </draw:line>
        <draw:line draw:style-name="gr19" draw:text-style-name="P1" draw:layer="layout" svg:x1="11.375cm" svg:y1="9.943cm" svg:x2="11.73cm" svg:y2="10.291cm">
          <text:p/>
        </draw:line>
        <draw:line draw:style-name="gr19" draw:text-style-name="P1" draw:layer="layout" svg:x1="11.472cm" svg:y1="9.895cm" svg:x2="11.805cm" svg:y2="10.222cm">
          <text:p/>
        </draw:line>
        <draw:line draw:style-name="gr19" draw:text-style-name="P1" draw:layer="layout" svg:x1="11.567cm" svg:y1="9.846cm" svg:x2="11.885cm" svg:y2="10.157cm">
          <text:p/>
        </draw:line>
        <draw:line draw:style-name="gr19" draw:text-style-name="P1" draw:layer="layout" svg:x1="11.663cm" svg:y1="9.796cm" svg:x2="11.981cm" svg:y2="10.108cm">
          <text:p/>
        </draw:line>
        <draw:line draw:style-name="gr19" draw:text-style-name="P1" draw:layer="layout" svg:x1="11.765cm" svg:y1="9.754cm" svg:x2="12.099cm" svg:y2="10.08cm">
          <text:p/>
        </draw:line>
        <draw:line draw:style-name="gr19" draw:text-style-name="P1" draw:layer="layout" svg:x1="11.852cm" svg:y1="9.701cm" svg:x2="12.235cm" svg:y2="10.075cm">
          <text:p/>
        </draw:line>
        <draw:line draw:style-name="gr19" draw:text-style-name="P1" draw:layer="layout" svg:x1="12.378cm" svg:y1="10.071cm" svg:x2="11.945cm" svg:y2="9.648cm">
          <text:p/>
        </draw:line>
        <draw:line draw:style-name="gr19" draw:text-style-name="P1" draw:layer="layout" svg:x1="12.044cm" svg:y1="9.609cm" svg:x2="12.508cm" svg:y2="10.064cm">
          <text:p/>
        </draw:line>
        <draw:line draw:style-name="gr19" draw:text-style-name="P1" draw:layer="layout" svg:x1="12.123cm" svg:y1="9.546cm" svg:x2="12.638cm" svg:y2="10.05cm">
          <text:p/>
        </draw:line>
        <draw:line draw:style-name="gr19" draw:text-style-name="P1" draw:layer="layout" svg:x1="12.203cm" svg:y1="9.483cm" svg:x2="12.749cm" svg:y2="10.018cm">
          <text:p/>
        </draw:line>
        <draw:line draw:style-name="gr19" draw:text-style-name="P1" draw:layer="layout" svg:x1="12.283cm" svg:y1="9.421cm" svg:x2="12.746cm" svg:y2="9.874cm">
          <text:p/>
        </draw:line>
        <draw:line draw:style-name="gr19" draw:text-style-name="P1" draw:layer="layout" svg:x1="12.363cm" svg:y1="9.358cm" svg:x2="12.749cm" svg:y2="9.736cm">
          <text:p/>
        </draw:line>
        <draw:line draw:style-name="gr19" draw:text-style-name="P1" draw:layer="layout" svg:x1="12.466cm" svg:y1="9.319cm" svg:x2="12.749cm" svg:y2="9.595cm">
          <text:p/>
        </draw:line>
        <draw:line draw:style-name="gr19" draw:text-style-name="P1" draw:layer="layout" svg:x1="12.596cm" svg:y1="9.304cm" svg:x2="12.742cm" svg:y2="9.448cm">
          <text:p/>
        </draw:line>
        <draw:line draw:style-name="gr19" draw:text-style-name="P1" draw:layer="layout" svg:x1="14.117cm" svg:y1="9.715cm" svg:x2="14.318cm" svg:y2="9.918cm">
          <text:p/>
        </draw:line>
        <draw:line draw:style-name="gr19" draw:text-style-name="P1" draw:layer="layout" svg:x1="14.258cm" svg:y1="9.718cm" svg:x2="14.459cm" svg:y2="9.921cm">
          <text:p/>
        </draw:line>
        <draw:line draw:style-name="gr19" draw:text-style-name="P1" draw:layer="layout" svg:x1="14.4cm" svg:y1="9.721cm" svg:x2="14.6cm" svg:y2="9.924cm">
          <text:p/>
        </draw:line>
        <draw:line draw:style-name="gr19" draw:text-style-name="P1" draw:layer="layout" svg:x1="14.538cm" svg:y1="9.71cm" svg:x2="14.777cm" svg:y2="9.952cm">
          <text:p/>
        </draw:line>
        <draw:line draw:style-name="gr19" draw:text-style-name="P1" draw:layer="layout" svg:x1="14.693cm" svg:y1="9.715cm" svg:x2="14.944cm" svg:y2="9.969cm">
          <text:p/>
        </draw:line>
        <draw:line draw:style-name="gr19" draw:text-style-name="P1" draw:layer="layout" svg:x1="14.838cm" svg:y1="9.718cm" svg:x2="15.094cm" svg:y2="9.978cm">
          <text:p/>
        </draw:line>
        <draw:line draw:style-name="gr19" draw:text-style-name="P1" draw:layer="layout" svg:x1="14.986cm" svg:y1="9.726cm" svg:x2="15.244cm" svg:y2="9.987cm">
          <text:p/>
        </draw:line>
        <draw:line draw:style-name="gr19" draw:text-style-name="P1" draw:layer="layout" svg:x1="15.124cm" svg:y1="9.72cm" svg:x2="15.381cm" svg:y2="9.982cm">
          <text:p/>
        </draw:line>
        <draw:line draw:style-name="gr19" draw:text-style-name="P1" draw:layer="layout" svg:x1="15.261cm" svg:y1="9.715cm" svg:x2="15.529cm" svg:y2="9.987cm">
          <text:p/>
        </draw:line>
        <draw:line draw:style-name="gr19" draw:text-style-name="P1" draw:layer="layout" svg:x1="15.407cm" svg:y1="9.718cm" svg:x2="15.677cm" svg:y2="9.992cm">
          <text:p/>
        </draw:line>
        <draw:line draw:style-name="gr19" draw:text-style-name="P1" draw:layer="layout" svg:x1="15.553cm" svg:y1="9.722cm" svg:x2="15.826cm" svg:y2="9.998cm">
          <text:p/>
        </draw:line>
        <draw:line draw:style-name="gr19" draw:text-style-name="P1" draw:layer="layout" svg:x1="15.701cm" svg:y1="9.718cm" svg:x2="15.954cm" svg:y2="9.975cm">
          <text:p/>
        </draw:line>
        <draw:line draw:style-name="gr19" draw:text-style-name="P1" draw:layer="layout" svg:x1="15.842cm" svg:y1="9.717cm" svg:x2="16.076cm" svg:y2="9.955cm">
          <text:p/>
        </draw:line>
        <draw:line draw:style-name="gr19" draw:text-style-name="P1" draw:layer="layout" svg:x1="15.99cm" svg:y1="9.724cm" svg:x2="16.189cm" svg:y2="9.926cm">
          <text:p/>
        </draw:line>
        <draw:line draw:style-name="gr19" draw:text-style-name="P1" draw:layer="layout" svg:x1="16.126cm" svg:y1="9.718cm" svg:x2="16.282cm" svg:y2="9.877cm">
          <text:p/>
        </draw:line>
        <draw:line draw:style-name="gr19" draw:text-style-name="P1" draw:layer="layout" svg:x1="16.267cm" svg:y1="9.717cm" svg:x2="16.381cm" svg:y2="9.832cm">
          <text:p/>
        </draw:line>
        <draw:line draw:style-name="gr19" draw:text-style-name="P1" draw:layer="layout" svg:x1="16.41cm" svg:y1="9.718cm" svg:x2="16.489cm" svg:y2="9.799cm">
          <text:p/>
        </draw:line>
        <draw:line draw:style-name="gr19" draw:text-style-name="P1" draw:layer="layout" svg:x1="16.554cm" svg:y1="9.721cm" svg:x2="16.638cm" svg:y2="9.806cm">
          <text:p/>
        </draw:line>
        <draw:line draw:style-name="gr19" draw:text-style-name="P1" draw:layer="layout" svg:x1="16.698cm" svg:y1="9.724cm" svg:x2="16.809cm" svg:y2="9.836cm">
          <text:p/>
        </draw:line>
        <draw:line draw:style-name="gr19" draw:text-style-name="P1" draw:layer="layout" svg:x1="16.837cm" svg:y1="9.721cm" svg:x2="16.944cm" svg:y2="9.829cm">
          <text:p/>
        </draw:line>
        <draw:line draw:style-name="gr19" draw:text-style-name="P1" draw:layer="layout" svg:x1="13.973cm" svg:y1="9.718cm" svg:x2="14.157cm" svg:y2="9.904cm">
          <text:p/>
        </draw:line>
        <draw:line draw:style-name="gr19" draw:text-style-name="P1" draw:layer="layout" svg:x1="13.829cm" svg:y1="9.721cm" svg:x2="13.897cm" svg:y2="9.789cm">
          <text:p/>
        </draw:line>
        <draw:line draw:style-name="gr19" draw:text-style-name="P1" draw:layer="layout" svg:x1="13.744cm" svg:y1="9.783cm" svg:x2="13.68cm" svg:y2="9.718cm">
          <text:p/>
        </draw:line>
        <draw:line draw:style-name="gr19" draw:text-style-name="P1" draw:layer="layout" svg:x1="14.567cm" svg:y1="12.721cm" svg:x2="15.167cm" svg:y2="13.324cm">
          <text:p/>
        </draw:line>
        <draw:line draw:style-name="gr19" draw:text-style-name="P1" draw:layer="layout" svg:x1="14.705cm" svg:y1="12.725cm" svg:x2="15.311cm" svg:y2="13.334cm">
          <text:p/>
        </draw:line>
        <draw:line draw:style-name="gr19" draw:text-style-name="P1" draw:layer="layout" svg:x1="14.852cm" svg:y1="12.728cm" svg:x2="15.464cm" svg:y2="13.344cm">
          <text:p/>
        </draw:line>
        <draw:line draw:style-name="gr19" draw:text-style-name="P1" draw:layer="layout" svg:x1="15.184cm" svg:y1="12.918cm" svg:x2="15.608cm" svg:y2="13.344cm">
          <text:p/>
        </draw:line>
        <draw:line draw:style-name="gr19" draw:text-style-name="P1" draw:layer="layout" svg:x1="15.367cm" svg:y1="12.957cm" svg:x2="15.76cm" svg:y2="13.352cm">
          <text:p/>
        </draw:line>
        <draw:line draw:style-name="gr19" draw:text-style-name="P1" draw:layer="layout" svg:x1="15.525cm" svg:y1="12.971cm" svg:x2="15.906cm" svg:y2="13.353cm">
          <text:p/>
        </draw:line>
        <draw:line draw:style-name="gr19" draw:text-style-name="P1" draw:layer="layout" svg:x1="16.203cm" svg:y1="13.508cm" svg:x2="15.671cm" svg:y2="12.973cm">
          <text:p/>
        </draw:line>
        <draw:line draw:style-name="gr19" draw:text-style-name="P1" draw:layer="layout" svg:x1="16.333cm" svg:y1="13.488cm" svg:x2="15.801cm" svg:y2="12.953cm">
          <text:p/>
        </draw:line>
        <draw:line draw:style-name="gr19" draw:text-style-name="P1" draw:layer="layout" svg:x1="16.463cm" svg:y1="13.468cm" svg:x2="15.931cm" svg:y2="12.933cm">
          <text:p/>
        </draw:line>
        <draw:line draw:style-name="gr19" draw:text-style-name="P1" draw:layer="layout" svg:x1="16.58cm" svg:y1="13.449cm" svg:x2="16.052cm" svg:y2="12.917cm">
          <text:p/>
        </draw:line>
        <draw:line draw:style-name="gr19" draw:text-style-name="P1" draw:layer="layout" svg:x1="16.49cm" svg:y1="13.21cm" svg:x2="16.186cm" svg:y2="12.904cm">
          <text:p/>
        </draw:line>
        <draw:line draw:style-name="gr19" draw:text-style-name="P1" draw:layer="layout" svg:x1="16.572cm" svg:y1="13.15cm" svg:x2="16.281cm" svg:y2="12.858cm">
          <text:p/>
        </draw:line>
        <draw:line draw:style-name="gr19" draw:text-style-name="P1" draw:layer="layout" svg:x1="16.653cm" svg:y1="13.091cm" svg:x2="16.344cm" svg:y2="12.781cm">
          <text:p/>
        </draw:line>
        <draw:line draw:style-name="gr19" draw:text-style-name="P1" draw:layer="layout" svg:x1="16.741cm" svg:y1="13.038cm" svg:x2="16.411cm" svg:y2="12.706cm">
          <text:p/>
        </draw:line>
        <draw:line draw:style-name="gr19" draw:text-style-name="P1" draw:layer="layout" svg:x1="16.849cm" svg:y1="13.005cm" svg:x2="16.547cm" svg:y2="12.701cm">
          <text:p/>
        </draw:line>
        <draw:line draw:style-name="gr19" draw:text-style-name="P1" draw:layer="layout" svg:x1="16.97cm" svg:y1="12.985cm" svg:x2="16.688cm" svg:y2="12.701cm">
          <text:p/>
        </draw:line>
        <draw:line draw:style-name="gr19" draw:text-style-name="P1" draw:layer="layout" svg:x1="17.108cm" svg:y1="12.969cm" svg:x2="16.842cm" svg:y2="12.701cm">
          <text:p/>
        </draw:line>
        <draw:line draw:style-name="gr19" draw:text-style-name="P1" draw:layer="layout" svg:x1="17.269cm" svg:y1="12.985cm" svg:x2="16.991cm" svg:y2="12.706cm">
          <text:p/>
        </draw:line>
        <draw:line draw:style-name="gr19" draw:text-style-name="P1" draw:layer="layout" svg:x1="17.454cm" svg:y1="13.025cm" svg:x2="17.132cm" svg:y2="12.701cm">
          <text:p/>
        </draw:line>
        <draw:line draw:style-name="gr19" draw:text-style-name="P1" draw:layer="layout" svg:x1="17.642cm" svg:y1="13.068cm" svg:x2="17.277cm" svg:y2="12.701cm">
          <text:p/>
        </draw:line>
        <draw:line draw:style-name="gr19" draw:text-style-name="P1" draw:layer="layout" svg:x1="17.788cm" svg:y1="13.069cm" svg:x2="17.423cm" svg:y2="12.702cm">
          <text:p/>
        </draw:line>
        <draw:line draw:style-name="gr19" draw:text-style-name="P1" draw:layer="layout" svg:x1="17.912cm" svg:y1="13.047cm" svg:x2="17.57cm" svg:y2="12.704cm">
          <text:p/>
        </draw:line>
        <draw:line draw:style-name="gr19" draw:text-style-name="P1" draw:layer="layout" svg:x1="18.011cm" svg:y1="13.009cm" svg:x2="17.709cm" svg:y2="12.706cm">
          <text:p/>
        </draw:line>
        <draw:line draw:style-name="gr19" draw:text-style-name="P1" draw:layer="layout" svg:x1="18.116cm" svg:y1="12.978cm" svg:x2="17.85cm" svg:y2="12.711cm">
          <text:p/>
        </draw:line>
        <draw:line draw:style-name="gr19" draw:text-style-name="P1" draw:layer="layout" svg:x1="18.252cm" svg:y1="12.965cm" svg:x2="17.994cm" svg:y2="12.705cm">
          <text:p/>
        </draw:line>
        <draw:line draw:style-name="gr19" draw:text-style-name="P1" draw:layer="layout" svg:x1="18.352cm" svg:y1="12.914cm" svg:x2="18.14cm" svg:y2="12.702cm">
          <text:p/>
        </draw:line>
        <draw:line draw:style-name="gr19" draw:text-style-name="P1" draw:layer="layout" svg:x1="18.352cm" svg:y1="12.77cm" svg:x2="18.286cm" svg:y2="12.705cm">
          <text:p/>
        </draw:line>
        <draw:line draw:style-name="gr19" draw:text-style-name="P1" draw:layer="layout" svg:x1="16.085cm" svg:y1="13.532cm" svg:x2="15.998cm" svg:y2="13.445cm">
          <text:p/>
        </draw:line>
        <draw:line draw:style-name="gr19" draw:text-style-name="P1" draw:layer="layout" svg:x1="9.287cm" svg:y1="13.33cm" svg:x2="9.463cm" svg:y2="13.507cm">
          <text:p/>
        </draw:line>
        <draw:line draw:style-name="gr19" draw:text-style-name="P1" draw:layer="layout" svg:x1="9.375cm" svg:y1="13.276cm" svg:x2="9.62cm" svg:y2="13.521cm">
          <text:p/>
        </draw:line>
        <draw:line draw:style-name="gr19" draw:text-style-name="P1" draw:layer="layout" svg:x1="9.736cm" svg:y1="13.636cm" svg:x2="9.944cm" svg:y2="13.844cm">
          <text:p/>
        </draw:line>
        <draw:line draw:style-name="gr19" draw:text-style-name="P1" draw:layer="layout" svg:x1="9.492cm" svg:y1="13.248cm" svg:x2="10.104cm" svg:y2="13.86cm">
          <text:p/>
        </draw:line>
        <draw:line draw:style-name="gr19" draw:text-style-name="P1" draw:layer="layout" svg:x1="9.635cm" svg:y1="13.248cm" svg:x2="10.291cm" svg:y2="13.904cm">
          <text:p/>
        </draw:line>
        <draw:line draw:style-name="gr19" draw:text-style-name="P1" draw:layer="layout" svg:x1="9.779cm" svg:y1="13.248cm" svg:x2="10.316cm" svg:y2="13.785cm">
          <text:p/>
        </draw:line>
        <draw:line draw:style-name="gr19" draw:text-style-name="P1" draw:layer="layout" svg:x1="9.916cm" svg:y1="13.241cm" svg:x2="10.284cm" svg:y2="13.609cm">
          <text:p/>
        </draw:line>
        <draw:line draw:style-name="gr19" draw:text-style-name="P1" draw:layer="layout" svg:x1="10.016cm" svg:y1="13.198cm" svg:x2="10.355cm" svg:y2="13.537cm">
          <text:p/>
        </draw:line>
        <draw:line draw:style-name="gr19" draw:text-style-name="P1" draw:layer="layout" svg:x1="10.091cm" svg:y1="13.13cm" svg:x2="10.441cm" svg:y2="13.48cm">
          <text:p/>
        </draw:line>
        <draw:line draw:style-name="gr19" draw:text-style-name="P1" draw:layer="layout" svg:x1="10.516cm" svg:y1="13.411cm" svg:x2="10.162cm" svg:y2="13.056cm">
          <text:p/>
        </draw:line>
        <draw:line draw:style-name="gr19" draw:text-style-name="P1" draw:layer="layout" svg:x1="10.59cm" svg:y1="13.336cm" svg:x2="10.249cm" svg:y2="12.995cm">
          <text:p/>
        </draw:line>
        <draw:line draw:style-name="gr19" draw:text-style-name="P1" draw:layer="layout" svg:x1="10.127cm" svg:y1="13.443cm" svg:x2="10.651cm" svg:y2="12.919cm">
          <text:p/>
        </draw:line>
        <draw:line draw:style-name="gr19" draw:text-style-name="P1" draw:layer="layout" svg:x1="10.181cm" svg:y1="13.53cm" svg:x2="10.734cm" svg:y2="12.976cm">
          <text:p/>
        </draw:line>
        <draw:line draw:style-name="gr19" draw:text-style-name="P1" draw:layer="layout" svg:x1="10.227cm" svg:y1="13.624cm" svg:x2="10.824cm" svg:y2="13.027cm">
          <text:p/>
        </draw:line>
        <draw:line draw:style-name="gr19" draw:text-style-name="P1" draw:layer="layout" svg:x1="10.067cm" svg:y1="13.363cm" svg:x2="10.576cm" svg:y2="12.854cm">
          <text:p/>
        </draw:line>
        <draw:line draw:style-name="gr19" draw:text-style-name="P1" draw:layer="layout" svg:x1="9.987cm" svg:y1="13.288cm" svg:x2="10.511cm" svg:y2="12.764cm">
          <text:p/>
        </draw:line>
        <draw:line draw:style-name="gr19" draw:text-style-name="P1" draw:layer="layout" svg:x1="10.665cm" svg:y1="13.262cm" svg:x2="10.336cm" svg:y2="12.933cm">
          <text:p/>
        </draw:line>
        <draw:line draw:style-name="gr19" draw:text-style-name="P1" draw:layer="layout" svg:x1="10.752cm" svg:y1="13.2cm" svg:x2="10.411cm" svg:y2="12.858cm">
          <text:p/>
        </draw:line>
        <draw:line draw:style-name="gr19" draw:text-style-name="P1" draw:layer="layout" svg:x1="10.839cm" svg:y1="13.137cm" svg:x2="10.448cm" svg:y2="12.747cm">
          <text:p/>
        </draw:line>
        <draw:line draw:style-name="gr19" draw:text-style-name="P1" draw:layer="layout" svg:x1="10.968cm" svg:y1="13.118cm" svg:x2="9.766cm" svg:y2="11.916cm">
          <text:p/>
        </draw:line>
        <draw:line draw:style-name="gr19" draw:text-style-name="P1" draw:layer="layout" svg:x1="11.138cm" svg:y1="13.138cm" svg:x2="9.915cm" svg:y2="11.916cm">
          <text:p/>
        </draw:line>
        <draw:line draw:style-name="gr19" draw:text-style-name="P1" draw:layer="layout" svg:x1="11.213cm" svg:y1="13.064cm" svg:x2="10.061cm" svg:y2="11.912cm">
          <text:p/>
        </draw:line>
        <draw:line draw:style-name="gr19" draw:text-style-name="P1" draw:layer="layout" svg:x1="11.237cm" svg:y1="12.942cm" svg:x2="10.207cm" svg:y2="11.912cm">
          <text:p/>
        </draw:line>
        <draw:line draw:style-name="gr19" draw:text-style-name="P1" draw:layer="layout" svg:x1="11.213cm" svg:y1="12.772cm" svg:x2="10.973cm" svg:y2="12.532cm">
          <text:p/>
        </draw:line>
        <draw:line draw:style-name="gr19" draw:text-style-name="P1" draw:layer="layout" svg:x1="8.984cm" svg:y1="15.898cm" svg:x2="9.37cm" svg:y2="16.284cm">
          <text:p/>
        </draw:line>
        <draw:line draw:style-name="gr19" draw:text-style-name="P1" draw:layer="layout" svg:x1="8.473cm" svg:y1="15.247cm" svg:x2="9.507cm" svg:y2="16.281cm">
          <text:p/>
        </draw:line>
        <draw:line draw:style-name="gr19" draw:text-style-name="P1" draw:layer="layout" svg:x1="8.505cm" svg:y1="15.129cm" svg:x2="9.608cm" svg:y2="16.232cm">
          <text:p/>
        </draw:line>
        <draw:line draw:style-name="gr19" draw:text-style-name="P1" draw:layer="layout" svg:x1="8.654cm" svg:y1="15.129cm" svg:x2="9.657cm" svg:y2="16.132cm">
          <text:p/>
        </draw:line>
        <draw:line draw:style-name="gr19" draw:text-style-name="P1" draw:layer="layout" svg:x1="8.788cm" svg:y1="15.128cm" svg:x2="9.682cm" svg:y2="16.022cm">
          <text:p/>
        </draw:line>
        <draw:line draw:style-name="gr19" draw:text-style-name="P1" draw:layer="layout" svg:x1="8.923cm" svg:y1="15.128cm" svg:x2="9.691cm" svg:y2="15.896cm">
          <text:p/>
        </draw:line>
        <draw:line draw:style-name="gr19" draw:text-style-name="P1" draw:layer="layout" svg:x1="9.065cm" svg:y1="15.121cm" svg:x2="9.697cm" svg:y2="15.753cm">
          <text:p/>
        </draw:line>
        <draw:line draw:style-name="gr19" draw:text-style-name="P1" draw:layer="layout" svg:x1="9.22cm" svg:y1="15.13cm" svg:x2="9.688cm" svg:y2="15.598cm">
          <text:p/>
        </draw:line>
        <draw:line draw:style-name="gr19" draw:text-style-name="P1" draw:layer="layout" svg:x1="9.363cm" svg:y1="15.126cm" svg:x2="9.657cm" svg:y2="15.42cm">
          <text:p/>
        </draw:line>
        <draw:line draw:style-name="gr19" draw:text-style-name="P1" draw:layer="layout" svg:x1="10.849cm" svg:y1="16.644cm" svg:x2="11.149cm" svg:y2="16.949cm">
          <text:p/>
        </draw:line>
        <draw:line draw:style-name="gr19" draw:text-style-name="P1" draw:layer="layout" svg:x1="10.845cm" svg:y1="16.494cm" svg:x2="11.257cm" svg:y2="16.913cm">
          <text:p/>
        </draw:line>
        <draw:line draw:style-name="gr19" draw:text-style-name="P1" draw:layer="layout" svg:x1="10.9cm" svg:y1="16.405cm" svg:x2="11.35cm" svg:y2="16.862cm">
          <text:p/>
        </draw:line>
        <draw:line draw:style-name="gr19" draw:text-style-name="P1" draw:layer="layout" svg:x1="10.976cm" svg:y1="16.341cm" svg:x2="11.414cm" svg:y2="16.787cm">
          <text:p/>
        </draw:line>
        <draw:line draw:style-name="gr19" draw:text-style-name="P1" draw:layer="layout" svg:x1="11.069cm" svg:y1="16.29cm" svg:x2="11.469cm" svg:y2="16.696cm">
          <text:p/>
        </draw:line>
        <draw:line draw:style-name="gr19" draw:text-style-name="P1" draw:layer="layout" svg:x1="11.191cm" svg:y1="16.266cm" svg:x2="11.474cm" svg:y2="16.554cm">
          <text:p/>
        </draw:line>
        <draw:line draw:style-name="gr19" draw:text-style-name="P1" draw:layer="layout" svg:x1="12.185cm" svg:y1="17.357cm" svg:x2="12.356cm" svg:y2="17.526cm">
          <text:p/>
        </draw:line>
        <draw:line draw:style-name="gr19" draw:text-style-name="P1" draw:layer="layout" svg:x1="12.203cm" svg:y1="17.232cm" svg:x2="12.502cm" svg:y2="17.528cm">
          <text:p/>
        </draw:line>
        <draw:line draw:style-name="gr19" draw:text-style-name="P1" draw:layer="layout" svg:x1="12.201cm" svg:y1="17.087cm" svg:x2="12.649cm" svg:y2="17.53cm">
          <text:p/>
        </draw:line>
        <draw:line draw:style-name="gr19" draw:text-style-name="P1" draw:layer="layout" svg:x1="12.248cm" svg:y1="16.991cm" svg:x2="12.749cm" svg:y2="17.486cm">
          <text:p/>
        </draw:line>
        <draw:line draw:style-name="gr19" draw:text-style-name="P1" draw:layer="layout" svg:x1="12.297cm" svg:y1="16.896cm" svg:x2="12.747cm" svg:y2="17.342cm">
          <text:p/>
        </draw:line>
        <draw:line draw:style-name="gr19" draw:text-style-name="P1" draw:layer="layout" svg:x1="12.363cm" svg:y1="16.819cm" svg:x2="12.747cm" svg:y2="17.199cm">
          <text:p/>
        </draw:line>
        <draw:line draw:style-name="gr19" draw:text-style-name="P1" draw:layer="layout" svg:x1="12.487cm" svg:y1="16.799cm" svg:x2="12.747cm" svg:y2="17.056cm">
          <text:p/>
        </draw:line>
        <draw:line draw:style-name="gr19" draw:text-style-name="P1" draw:layer="layout" svg:x1="12.61cm" svg:y1="16.777cm" svg:x2="12.747cm" svg:y2="16.913cm">
          <text:p/>
        </draw:line>
        <draw:line draw:style-name="gr19" draw:text-style-name="P1" draw:layer="layout" svg:x1="12.717cm" svg:y1="16.741cm" svg:x2="12.747cm" svg:y2="16.77cm">
          <text:p/>
        </draw:line>
        <draw:path draw:style-name="gr1" draw:text-style-name="P1" draw:layer="layout" svg:width="0.162cm" svg:height="0.099cm" svg:x="10.785cm" svg:y="26.29cm" svg:viewBox="0 0 163 100" svg:d="M2 0c-21 113 151 144 161 18">
          <text:p/>
        </draw:path>
        <draw:path draw:style-name="gr1" draw:text-style-name="P1" draw:layer="layout" svg:width="0.091cm" svg:height="0.161cm" svg:x="15.524cm" svg:y="26.167cm" svg:viewBox="0 0 92 162" svg:d="M92 0c-116-10-129 165-2 162">
          <text:p/>
        </draw:path>
        <draw:path draw:style-name="gr13" draw:text-style-name="P4" draw:layer="layout" svg:width="0.271cm" svg:height="0.158cm" svg:x="15.995cm" svg:y="16.99cm" svg:viewBox="0 0 272 159" svg:d="M3 119c1 0 1 0 2 0l3 10c-1-1-2-1-2-1zM8 129l-2-5zM5 119c11 4 22 7 34 10l2 9c-11-3-23-6-33-9zM39 129c11 2 23 5 36 7l3 9c-13-2-25-4-37-7zM75 136c63 11 133 15 192 13l4 9c-60 2-130-2-193-13zM272 157v1h-1l-2-4zM266 150h1l5 6v1zM272 156l-3-3zM267 150c0-7 0-13-1-20l6 5c0 7 0 14 0 21zM266 130c0-6-1-13-3-19l5 2c2 8 3 15 4 22zM263 111c-7-34-26-69-46-96l1-6c21 30 42 67 50 104zM216 7h1l1 2v3zM219 16c-24-4-49-6-73-7l-3-9c24 1 49 3 73 7zM146 9c-26 0-50 1-74 3l-4-9c25-3 49-4 75-3zM67 3h1l2 5zM72 12c-16 19-29 39-40 58l-5-8c11-20 24-39 40-59zM32 70c-11 19-19 38-25 57l-5-7c6-20 14-39 25-58zM6 128l-6-2 2-6 2 3z">
          <text:p/>
        </draw:path>
        <draw:path draw:style-name="gr13" draw:text-style-name="P4" draw:layer="layout" svg:width="0.01cm" svg:height="0.11cm" svg:x="16.196cm" svg:y="17.021cm" svg:viewBox="0 0 11 111" svg:d="M5 4c5 19 6 39 6 57l-6-6c0-18-2-36-5-55zM11 61c0 17-1 34-6 50l-5-7c3-16 5-32 5-49z">
          <text:p/>
        </draw:path>
        <draw:path draw:style-name="gr13" draw:text-style-name="P4" draw:layer="layout" svg:width="0.162cm" svg:height="0.15cm" svg:x="15.857cm" svg:y="16.959cm" svg:viewBox="0 0 163 151" svg:d="M163 77c-12-14-26-27-41-39l-1-8c15 12 29 25 42 40zM122 38c-14-11-30-21-47-29l-3-9c18 8 34 18 49 30zM71 0h1l2 5zM76 9c-30 25-53 57-69 97l-6-9c17-39 40-71 70-97zM4 105l-4-6 1-2 4 4zM6 99l25 42-1 5-26-41zM32 148h-1l-1-2 1-3zM29 139h1l3 9h-1zM33 148l-1-4zM30 139c5 1 10 1 15 2l4 9c-5 0-10-1-16-2zM45 141c5 0 10 0 15 1l4 9c-5 0-10-1-15-1zM60 142c25 0 49-2 72-8l4 9c-23 6-47 9-72 8z">
          <text:p/>
        </draw:path>
        <draw:path draw:style-name="gr13" draw:text-style-name="P4" draw:layer="layout" svg:width="0.041cm" svg:height="0.101cm" svg:x="15.891cm" svg:y="16.985cm" svg:viewBox="0 0 42 102" svg:d="M42 9c-9 14-16 29-22 44l-5-8c6-15 13-30 21-45zM20 53c-6 17-11 33-15 49l-5-7c4-17 9-34 15-50z">
          <text:p/>
        </draw:path>
        <draw:path draw:style-name="gr1" draw:text-style-name="P1" draw:layer="layout" svg:width="0.116cm" svg:height="0.567cm" svg:x="16.06cm" svg:y="16.355cm" svg:viewBox="0 0 117 568" svg:d="M0 0c57 181 95 371 117 568">
          <text:p/>
        </draw:path>
        <draw:path draw:style-name="gr1" draw:text-style-name="P1" draw:layer="layout" svg:width="0.171cm" svg:height="0.239cm" svg:x="16.267cm" svg:y="17.281cm" svg:viewBox="0 0 172 240" svg:d="M0 0c63 34 145 141 172 240">
          <text:p/>
        </draw:path>
        <draw:path draw:style-name="gr1" draw:text-style-name="P1" draw:layer="layout" svg:width="0.161cm" svg:height="0.227cm" svg:x="16.396cm" svg:y="17.291cm" svg:viewBox="0 0 162 228" svg:d="M0 0c56 59 138 152 162 228">
          <text:p/>
        </draw:path>
        <draw:line draw:style-name="gr20" draw:text-style-name="P1" draw:layer="layout" svg:x1="15.837cm" svg:y1="5.98cm" svg:x2="15.021cm" svg:y2="7.534cm">
          <text:p/>
        </draw:line>
        <draw:line draw:style-name="gr21" draw:text-style-name="P1" draw:layer="layout" svg:x1="15.76cm" svg:y1="5.975cm" svg:x2="14.942cm" svg:y2="7.534cm">
          <text:p/>
        </draw:line>
        <draw:line draw:style-name="gr21" draw:text-style-name="P1" draw:layer="layout" svg:x1="14.796cm" svg:y1="5.975cm" svg:x2="13.987cm" svg:y2="7.516cm">
          <text:p/>
        </draw:line>
        <draw:line draw:style-name="gr22" draw:text-style-name="P1" draw:layer="layout" svg:x1="16.607cm" svg:y1="5.969cm" svg:x2="15.794cm" svg:y2="7.518cm">
          <text:p/>
        </draw:line>
        <draw:polygon draw:style-name="gr23" draw:text-style-name="P1" draw:layer="layout" svg:width="0.304cm" svg:height="0.723cm" svg:x="17.497cm" svg:y="6.424cm" svg:viewBox="0 0 305 724" draw:points="170,0 49,584 0,566 30,724 149,611 97,596 305,36">
          <text:p/>
        </draw:polygon>
        <draw:line draw:style-name="gr21" draw:text-style-name="P1" draw:layer="layout" svg:x1="16.532cm" svg:y1="6.953cm" svg:x2="18.235cm" svg:y2="7.398cm">
          <text:p/>
        </draw:line>
        <draw:line draw:style-name="gr21" draw:text-style-name="P1" draw:layer="layout" svg:x1="16.691cm" svg:y1="6.097cm" svg:x2="18.324cm" svg:y2="6.535cm">
          <text:p/>
        </draw:line>
        <draw:frame draw:style-name="gr12" draw:text-style-name="P11" draw:layer="layout" svg:width="0.942cm" svg:height="0.352cm" svg:x="8.704cm" svg:y="6.214cm">
          <draw:text-box>
            <text:p text:style-name="P2"><text:span text:style-name="T6">+-0 m</text:span></text:p>
          </draw:text-box>
        </draw:frame>
        <draw:path draw:style-name="gr1" draw:text-style-name="P1" draw:layer="layout" svg:width="0.967cm" svg:height="0.47cm" svg:x="9.896cm" svg:y="15.885cm" svg:viewBox="0 0 968 471" svg:d="M0 21c90 37 119-88 187 32 74 136 141 66 195 47 96-52 157-29 182 70 4 84 49 111 133 81 97-32 142 14 152 112 2 112 57 115 119 103">
          <text:p/>
        </draw:path>
        <draw:path draw:style-name="gr1" draw:text-style-name="P1" draw:layer="layout" svg:width="0.707cm" svg:height="0.122cm" svg:x="11.492cm" svg:y="16.949cm" svg:viewBox="0 0 708 123" svg:d="M0 33c60 33 67 145 187 57 82-72 159-80 232-25 66 67 112 36 182-32 62-60 107-19 107-19">
          <text:p/>
        </draw:path>
        <draw:frame draw:style-name="gr7" draw:text-style-name="P5" draw:layer="layout" svg:width="0.493cm" svg:height="0.581cm" svg:x="18.161cm" svg:y="27.786cm">
          <draw:text-box>
            <text:p text:style-name="P2"><text:span text:style-name="T2">3</text:span></text:p>
          </draw:text-box>
        </draw:frame>
        <draw:frame draw:style-name="gr7" draw:text-style-name="P5" draw:layer="layout" svg:width="6.09cm" svg:height="2.901cm" svg:x="1.073cm" svg:y="5.368cm">
          <draw:text-box>
            <text:p text:style-name="P2"><text:span text:style-name="T2">Różnica poziomów</text:span></text:p>
            <text:p text:style-name="P2"><text:span text:style-name="T2">Uławicenie</text:span></text:p>
            <text:p text:style-name="P2"><text:span text:style-name="T2">Spękanie – Uskok -</text:span></text:p>
            <text:p text:style-name="P2"><text:span text:style-name="T2">Płaszczyzna uławicenia -</text:span></text:p>
            <text:p text:style-name="P2"><text:span text:style-name="T2">Nachylone spękanie</text:span></text:p>
          </draw:text-box>
        </draw:frame>
        <draw:frame draw:style-name="gr7" draw:text-style-name="P5" draw:layer="layout" svg:width="3.918cm" svg:height="0.581cm" svg:x="1.073cm" svg:y="8.833cm">
          <draw:text-box>
            <text:p text:style-name="P2"><text:span text:style-name="T2">Potok, strumień</text:span></text:p>
          </draw:text-box>
        </draw:frame>
        <draw:frame draw:style-name="gr7" draw:text-style-name="P5" draw:layer="layout" svg:width="1.399cm" svg:height="0.581cm" svg:x="1.073cm" svg:y="12.031cm">
          <draw:text-box>
            <text:p text:style-name="P2"><text:span text:style-name="T2">Syfon</text:span></text:p>
          </draw:text-box>
        </draw:frame>
        <draw:frame draw:style-name="gr7" draw:text-style-name="P5" draw:layer="layout" svg:width="2.606cm" svg:height="0.581cm" svg:x="1.073cm" svg:y="15.228cm">
          <draw:text-box>
            <text:p text:style-name="P2"><text:span text:style-name="T2">Wodospad</text:span></text:p>
          </draw:text-box>
        </draw:frame>
        <draw:frame draw:style-name="gr7" draw:text-style-name="P5" draw:layer="layout" svg:width="3.537cm" svg:height="0.581cm" svg:x="1.073cm" svg:y="18.359cm">
          <draw:text-box>
            <text:p text:style-name="P2"><text:span text:style-name="T2">Źródło - ponor</text:span></text:p>
          </draw:text-box>
        </draw:frame>
        <draw:frame draw:style-name="gr7" draw:text-style-name="P5" draw:layer="layout" svg:width="6.657cm" svg:height="1.161cm" svg:x="1.073cm" svg:y="21.557cm">
          <draw:text-box>
            <text:p text:style-name="P2"><text:span text:style-name="T2">Rozproszone źródło wody -</text:span></text:p>
            <text:p text:style-name="P2"><text:span text:style-name="T2">Wsiąkanie</text:span></text:p>
          </draw:text-box>
        </draw:frame>
        <draw:frame draw:style-name="gr7" draw:text-style-name="P5" draw:layer="layout" svg:width="6.263cm" svg:height="2.321cm" svg:x="1.073cm" svg:y="24.822cm">
          <draw:text-box>
            <text:p text:style-name="P2"><text:span text:style-name="T2">Jamki wirowe (scallops) -</text:span></text:p>
            <text:p text:style-name="P2"><text:span text:style-name="T2">Formy eworsyjne</text:span></text:p>
            <text:p text:style-name="P2"><text:span text:style-name="T2">ogólnie (flutes) - </text:span></text:p>
            <text:p text:style-name="P2"><text:span text:style-name="T2">Kierunek paleoprzepływu</text:span></text:p>
          </draw:text-box>
        </draw:frame>
        <draw:frame draw:style-name="gr11" draw:text-style-name="P5" draw:layer="layout" svg:width="4.083cm" svg:height="0.581cm" svg:x="8.12cm" svg:y="4.004cm">
          <draw:text-box>
            <text:p text:style-name="P10"><text:span text:style-name="T2">Symbol w planie</text:span></text:p>
          </draw:text-box>
        </draw:frame>
        <draw:frame draw:style-name="gr11" draw:text-style-name="P5" draw:layer="layout" svg:width="2.487cm" svg:height="1.161cm" svg:x="13.78cm" svg:y="3.977cm">
          <draw:text-box>
            <text:p text:style-name="P10"><text:span text:style-name="T2">Symbol w</text:span><text:span text:style-name="T2"><text:line-break/></text:span><text:span text:style-name="T2">przekroju </text:span></text:p>
          </draw:text-box>
        </draw:frame>
        <draw:frame draw:style-name="gr10" draw:text-style-name="P9" draw:layer="layout" svg:width="9.421cm" svg:height="0.412cm" svg:x="1.058cm" svg:y="27.928cm">
          <draw:text-box>
            <text:p text:style-name="P2"><text:span text:style-name="T5">Http://www.carto.net/neumann/caving/cave-symbols/</text:span></text:p>
          </draw:text-box>
        </draw:frame>
        <draw:frame draw:style-name="gr8" draw:text-style-name="P6" draw:layer="layout" svg:width="13.625cm" svg:height="0.822cm" svg:x="1.062cm" svg:y="1.642cm">
          <draw:text-box>
            <text:p text:style-name="P2"><text:span text:style-name="T3">Symbole jaskiniowe: Oficjalna lista UIS</text:span></text:p>
          </draw:text-box>
        </draw:frame>
        <draw:frame draw:style-name="gr9" draw:text-style-name="P8" draw:layer="layout" svg:width="16.724cm" svg:height="0.653cm" svg:x="1.062cm" svg:y="2.696cm">
          <draw:text-box>
            <text:p text:style-name="P7"><text:span text:style-name="T4">Gruba robocza UIS "Kartowanie i planowanie jaskiń" (1999)</text:span></text:p>
          </draw:text-box>
        </draw:frame>
      </draw:page>
      <draw:page draw:name="page4" draw:style-name="dp1" draw:master-page-name="master-page3">
        <draw:path draw:style-name="gr1" draw:text-style-name="P1" draw:layer="layout" svg:width="0.541cm" svg:height="0.164cm" svg:x="15.139cm" svg:y="23.124cm" svg:viewBox="0 0 542 165" svg:d="M0 0h542c-44 90-106 147-251 165-121-20-207-22-291-165z">
          <text:p/>
        </draw:path>
        <draw:path draw:style-name="gr1" draw:text-style-name="P1" draw:layer="layout" svg:width="0.717cm" svg:height="0.17cm" svg:x="15.804cm" svg:y="22.754cm" svg:viewBox="0 0 718 171" svg:d="M0 0h718c-53 100-152 149-263 171-201-11-339-31-455-171z">
          <text:p/>
        </draw:path>
        <draw:path draw:style-name="gr1" draw:text-style-name="P1" draw:layer="layout" svg:width="0.674cm" svg:height="0.157cm" svg:x="16.798cm" svg:y="22.551cm" svg:viewBox="0 0 675 158" svg:d="M0 0h675c-64 89-172 142-339 158-139-16-232-32-336-158z">
          <text:p/>
        </draw:path>
        <draw:path draw:style-name="gr1" draw:text-style-name="P1" draw:layer="layout" svg:width="0.693cm" svg:height="0.142cm" svg:x="17.666cm" svg:y="22.359cm" svg:viewBox="0 0 694 143" svg:d="M0 0h694l-2 143c-283-10-557-1-692-143z">
          <text:p/>
        </draw:path>
        <draw:polygon draw:style-name="gr1" draw:text-style-name="P1" draw:layer="layout" svg:width="1.297cm" svg:height="0.696cm" svg:x="9.875cm" svg:y="21.554cm" svg:viewBox="0 0 1298 697" draw:points="25,0 9,80 0,174 15,273 81,399 183,511 314,573 516,657 650,691 743,697 874,685 1001,623 1082,536 1173,420 1239,264 1276,127 1298,0">
          <text:p/>
        </draw:polygon>
        <draw:polygon draw:style-name="gr1" draw:text-style-name="P1" draw:layer="layout" svg:width="0.603cm" svg:height="1.113cm" svg:x="9.244cm" svg:y="21.706cm" svg:viewBox="0 0 604 1114" draw:points="65,712 18,809 0,899 0,989 40,1076 106,1114 218,1114 355,1076 452,1033 536,924 579,756 604,616 604,429 601,292 576,162 508,68 442,16 396,0 368,109 368,221 281,420 259,479 215,541 181,591 119,650">
          <text:p/>
        </draw:polygon>
        <draw:polygon draw:style-name="gr1" draw:text-style-name="P1" draw:layer="layout" svg:width="0.927cm" svg:height="0.672cm" svg:x="9.89cm" svg:y="22.132cm" svg:viewBox="0 0 928 673" draw:points="53,0 28,134 16,252 0,387 4,489 28,567 75,632 168,673 265,670 374,642 501,598 629,533 788,436 866,352 925,255 928,212 847,236 725,246 610,246 473,224 358,199 243,140 153,87">
          <text:p/>
        </draw:polygon>
        <draw:polygon draw:style-name="gr1" draw:text-style-name="P1" draw:layer="layout" svg:width="1.048cm" svg:height="1.352cm" svg:x="10.78cm" svg:y="21.554cm" svg:viewBox="0 0 1049 1353" draw:points="514,1241 418,1316 349,1341 240,1353 124,1341 59,1316 15,1254 0,1173 3,1061 25,962 87,881 171,746 228,618 327,454 421,307 461,189 495,77 511,3 1049,0 1009,177 931,388 875,556 778,752 719,871 660,990 589,1123">
          <text:p/>
        </draw:polygon>
        <draw:polygon draw:style-name="gr1" draw:text-style-name="P1" draw:layer="layout" svg:width="4.742cm" svg:height="2.4cm" svg:x="13.614cm" svg:y="21.548cm" svg:viewBox="0 0 4743 2401" draw:points="0,0 4743,0 4743,2401 0,2401">
          <text:p/>
        </draw:polygon>
        <draw:polygon draw:style-name="gr1" draw:text-style-name="P1" draw:layer="layout" svg:width="4.742cm" svg:height="2.4cm" svg:x="7.995cm" svg:y="21.557cm" svg:viewBox="0 0 4743 2401" draw:points="0,0 4743,0 4743,2401 0,2401">
          <text:p/>
        </draw:polygon>
        <draw:polygon draw:style-name="gr1" draw:text-style-name="P1" draw:layer="layout" svg:width="4.743cm" svg:height="2.4cm" svg:x="8.001cm" svg:y="8.714cm" svg:viewBox="0 0 4744 2401" draw:points="0,0 4744,0 4744,2401 0,2401">
          <text:p/>
        </draw:polygon>
        <draw:polygon draw:style-name="gr1" draw:text-style-name="P1" draw:layer="layout" svg:width="4.743cm" svg:height="2.399cm" svg:x="8.001cm" svg:y="11.908cm" svg:viewBox="0 0 4744 2400" draw:points="0,0 4744,0 4744,2400 0,2400">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3cm" svg:height="2.4cm" svg:x="8.001cm" svg:y="5.533cm" svg:viewBox="0 0 4744 2401" draw:points="0,0 4744,0 4744,2401 0,2401">
          <text:p/>
        </draw:polygon>
        <draw:polygon draw:style-name="gr1" draw:text-style-name="P1" draw:layer="layout" svg:width="4.742cm" svg:height="2.399cm" svg:x="13.614cm" svg:y="5.527cm" svg:viewBox="0 0 4743 2400" draw:points="0,0 4743,0 4743,2400 0,2400">
          <text:p/>
        </draw:polygon>
        <draw:polygon draw:style-name="gr1" draw:text-style-name="P1" draw:layer="layout" svg:width="4.742cm" svg:height="2.399cm" svg:x="13.611cm" svg:y="15.155cm" svg:viewBox="0 0 4743 2400" draw:points="0,0 4743,0 4743,2400 0,2400">
          <text:p/>
        </draw:polygon>
        <draw:polygon draw:style-name="gr1" draw:text-style-name="P1" draw:layer="layout" svg:width="4.743cm" svg:height="2.4cm" svg:x="7.989cm" svg:y="15.118cm" svg:viewBox="0 0 4744 2401" draw:points="0,0 4744,0 4744,2401 0,2401">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2cm" svg:height="2.4cm" svg:x="13.614cm" svg:y="18.314cm" svg:viewBox="0 0 4743 2401" draw:points="0,0 4743,0 4743,2401 0,2401">
          <text:p/>
        </draw:polygon>
        <draw:polygon draw:style-name="gr2" draw:text-style-name="P1" draw:layer="layout" svg:width="4.742cm" svg:height="2.4cm" svg:x="8.006cm" svg:y="24.704cm" svg:viewBox="0 0 4743 2401" draw:points="0,0 4743,0 4743,2401 0,2401">
          <text:p/>
        </draw:polygon>
        <draw:polygon draw:style-name="gr1" draw:text-style-name="P1" draw:layer="layout" svg:width="4.742cm" svg:height="2.4cm" svg:x="13.614cm" svg:y="24.721cm" svg:viewBox="0 0 4743 2401" draw:points="0,0 4743,0 4743,2401 0,2401">
          <text:p/>
        </draw:polygon>
        <draw:polyline draw:style-name="gr3" draw:text-style-name="P1" draw:layer="layout" svg:width="4.743cm" svg:height="0.652cm" svg:x="13.614cm" svg:y="21.764cm" svg:viewBox="0 0 4744 653" draw:points="0,637 332,577 551,524 718,509 855,547 968,622 1067,653 1203,645 1946,516 2499,418 3130,304 3584,183 3789,122 3979,107 4183,107 4373,77 4585,30 4744,0">
          <text:p/>
        </draw:polyline>
        <draw:polyline draw:style-name="gr3" draw:text-style-name="P1" draw:layer="layout" svg:width="4.736cm" svg:height="1.084cm" svg:x="13.614cm" svg:y="22.363cm" svg:viewBox="0 0 4737 1085" draw:points="0,1085 316,1062 726,1054 1082,1062 1332,1085 1385,1031 1363,971 1302,909 1302,849 1378,788 1507,765 2067,765 2090,697 2052,614 1992,553 2007,492 2045,424 2181,394 2901,394 2954,333 3024,303 3114,295 3160,227 3175,189 3865,182 3941,128 4001,60 4039,0 4737,0">
          <text:p/>
        </draw:polyline>
        <draw:line draw:style-name="gr1" draw:text-style-name="P1" draw:layer="layout" svg:x1="13.777cm" svg:y1="23.531cm" svg:x2="13.971cm" svg:y2="23.524cm">
          <text:p/>
        </draw:line>
        <draw:line draw:style-name="gr1" draw:text-style-name="P1" draw:layer="layout" svg:x1="14.177cm" svg:y1="23.485cm" svg:x2="14.331cm" svg:y2="23.485cm">
          <text:p/>
        </draw:line>
        <draw:line draw:style-name="gr1" draw:text-style-name="P1" draw:layer="layout" svg:x1="14.28cm" svg:y1="23.582cm" svg:x2="14.441cm" svg:y2="23.582cm">
          <text:p/>
        </draw:line>
        <draw:line draw:style-name="gr1" draw:text-style-name="P1" draw:layer="layout" svg:x1="14.573cm" svg:y1="23.533cm" svg:x2="14.734cm" svg:y2="23.533cm">
          <text:p/>
        </draw:line>
        <draw:line draw:style-name="gr1" draw:text-style-name="P1" draw:layer="layout" svg:x1="14.857cm" svg:y1="23.52cm" svg:x2="15.018cm" svg:y2="23.52cm">
          <text:p/>
        </draw:line>
        <draw:line draw:style-name="gr1" draw:text-style-name="P1" draw:layer="layout" svg:x1="15.114cm" svg:y1="23.423cm" svg:x2="15.275cm" svg:y2="23.423cm">
          <text:p/>
        </draw:line>
        <draw:line draw:style-name="gr16" draw:text-style-name="P1" draw:layer="layout" svg:x1="13.782cm" svg:y1="25.522cm" svg:x2="13.943cm" svg:y2="25.522cm">
          <text:p/>
        </draw:line>
        <draw:line draw:style-name="gr16" draw:text-style-name="P1" draw:layer="layout" svg:x1="13.933cm" svg:y1="25.605cm" svg:x2="14.094cm" svg:y2="25.605cm">
          <text:p/>
        </draw:line>
        <draw:line draw:style-name="gr16" draw:text-style-name="P1" draw:layer="layout" svg:x1="14.206cm" svg:y1="25.651cm" svg:x2="14.367cm" svg:y2="25.651cm">
          <text:p/>
        </draw:line>
        <draw:line draw:style-name="gr16" draw:text-style-name="P1" draw:layer="layout" svg:x1="14.463cm" svg:y1="25.673cm" svg:x2="14.624cm" svg:y2="25.673cm">
          <text:p/>
        </draw:line>
        <draw:line draw:style-name="gr16" draw:text-style-name="P1" draw:layer="layout" svg:x1="14.251cm" svg:y1="25.726cm" svg:x2="14.412cm" svg:y2="25.726cm">
          <text:p/>
        </draw:line>
        <draw:line draw:style-name="gr1" draw:text-style-name="P1" draw:layer="layout" svg:x1="10.388cm" svg:y1="25.823cm" svg:x2="10.549cm" svg:y2="25.823cm">
          <text:p/>
        </draw:line>
        <draw:line draw:style-name="gr1" draw:text-style-name="P1" draw:layer="layout" svg:x1="10.261cm" svg:y1="25.931cm" svg:x2="10.422cm" svg:y2="25.931cm">
          <text:p/>
        </draw:line>
        <draw:line draw:style-name="gr1" draw:text-style-name="P1" draw:layer="layout" svg:x1="10.483cm" svg:y1="25.995cm" svg:x2="10.644cm" svg:y2="25.995cm">
          <text:p/>
        </draw:line>
        <draw:line draw:style-name="gr1" draw:text-style-name="P1" draw:layer="layout" svg:x1="10.204cm" svg:y1="26.052cm" svg:x2="10.365cm" svg:y2="26.052cm">
          <text:p/>
        </draw:line>
        <draw:line draw:style-name="gr1" draw:text-style-name="P1" draw:layer="layout" svg:x1="10.008cm" svg:y1="25.842cm" svg:x2="10.169cm" svg:y2="25.842cm">
          <text:p/>
        </draw:line>
        <draw:line draw:style-name="gr1" draw:text-style-name="P1" draw:layer="layout" svg:x1="9.818cm" svg:y1="25.747cm" svg:x2="9.979cm" svg:y2="25.747cm">
          <text:p/>
        </draw:line>
        <draw:line draw:style-name="gr1" draw:text-style-name="P1" draw:layer="layout" svg:x1="9.742cm" svg:y1="25.906cm" svg:x2="9.903cm" svg:y2="25.906cm">
          <text:p/>
        </draw:line>
        <draw:line draw:style-name="gr1" draw:text-style-name="P1" draw:layer="layout" svg:x1="9.951cm" svg:y1="26.007cm" svg:x2="10.112cm" svg:y2="26.007cm">
          <text:p/>
        </draw:line>
        <draw:line draw:style-name="gr1" draw:text-style-name="P1" draw:layer="layout" svg:x1="10.54cm" svg:y1="26.128cm" svg:x2="10.701cm" svg:y2="26.128cm">
          <text:p/>
        </draw:line>
        <draw:line draw:style-name="gr1" draw:text-style-name="P1" draw:layer="layout" svg:x1="10.192cm" svg:y1="26.23cm" svg:x2="10.353cm" svg:y2="26.23cm">
          <text:p/>
        </draw:line>
        <draw:line draw:style-name="gr1" draw:text-style-name="P1" draw:layer="layout" svg:x1="9.97cm" svg:y1="26.154cm" svg:x2="10.131cm" svg:y2="26.154cm">
          <text:p/>
        </draw:line>
        <draw:line draw:style-name="gr1" draw:text-style-name="P1" draw:layer="layout" svg:x1="9.729cm" svg:y1="26.071cm" svg:x2="9.89cm" svg:y2="26.071cm">
          <text:p/>
        </draw:line>
        <draw:line draw:style-name="gr1" draw:text-style-name="P1" draw:layer="layout" svg:x1="9.488cm" svg:y1="25.881cm" svg:x2="9.649cm" svg:y2="25.881cm">
          <text:p/>
        </draw:line>
        <draw:line draw:style-name="gr1" draw:text-style-name="P1" draw:layer="layout" svg:x1="9.545cm" svg:y1="25.754cm" svg:x2="9.706cm" svg:y2="25.754cm">
          <text:p/>
        </draw:line>
        <draw:line draw:style-name="gr1" draw:text-style-name="P1" draw:layer="layout" svg:x1="9.545cm" svg:y1="25.628cm" svg:x2="9.706cm" svg:y2="25.628cm">
          <text:p/>
        </draw:line>
        <draw:line draw:style-name="gr1" draw:text-style-name="P1" draw:layer="layout" svg:x1="9.26cm" svg:y1="25.666cm" svg:x2="9.421cm" svg:y2="25.666cm">
          <text:p/>
        </draw:line>
        <draw:line draw:style-name="gr1" draw:text-style-name="P1" draw:layer="layout" svg:x1="9.171cm" svg:y1="25.602cm" svg:x2="9.332cm" svg:y2="25.602cm">
          <text:p/>
        </draw:line>
        <draw:line draw:style-name="gr1" draw:text-style-name="P1" draw:layer="layout" svg:x1="9.317cm" svg:y1="25.799cm" svg:x2="9.478cm" svg:y2="25.799cm">
          <text:p/>
        </draw:line>
        <draw:line draw:style-name="gr1" draw:text-style-name="P1" draw:layer="layout" svg:x1="10.534cm" svg:y1="26.243cm" svg:x2="10.695cm" svg:y2="26.243cm">
          <text:p/>
        </draw:line>
        <draw:line draw:style-name="gr1" draw:text-style-name="P1" draw:layer="layout" svg:x1="10.293cm" svg:y1="26.351cm" svg:x2="10.454cm" svg:y2="26.351cm">
          <text:p/>
        </draw:line>
        <draw:line draw:style-name="gr1" draw:text-style-name="P1" draw:layer="layout" svg:x1="10.261cm" svg:y1="26.459cm" svg:x2="10.422cm" svg:y2="26.459cm">
          <text:p/>
        </draw:line>
        <draw:line draw:style-name="gr1" draw:text-style-name="P1" draw:layer="layout" svg:x1="10.566cm" svg:y1="26.383cm" svg:x2="10.727cm" svg:y2="26.383cm">
          <text:p/>
        </draw:line>
        <draw:line draw:style-name="gr1" draw:text-style-name="P1" draw:layer="layout" svg:x1="10.788cm" svg:y1="26.307cm" svg:x2="10.949cm" svg:y2="26.307cm">
          <text:p/>
        </draw:line>
        <draw:line draw:style-name="gr1" draw:text-style-name="P1" draw:layer="layout" svg:x1="10.908cm" svg:y1="26.452cm" svg:x2="11.069cm" svg:y2="26.452cm">
          <text:p/>
        </draw:line>
        <draw:line draw:style-name="gr1" draw:text-style-name="P1" draw:layer="layout" svg:x1="10.629cm" svg:y1="26.529cm" svg:x2="10.79cm" svg:y2="26.529cm">
          <text:p/>
        </draw:line>
        <draw:line draw:style-name="gr1" draw:text-style-name="P1" draw:layer="layout" svg:x1="10.946cm" svg:y1="26.554cm" svg:x2="11.107cm" svg:y2="26.554cm">
          <text:p/>
        </draw:line>
        <draw:line draw:style-name="gr1" draw:text-style-name="P1" draw:layer="layout" svg:x1="11.117cm" svg:y1="26.636cm" svg:x2="11.278cm" svg:y2="26.636cm">
          <text:p/>
        </draw:line>
        <draw:line draw:style-name="gr16" draw:text-style-name="P1" draw:layer="layout" svg:x1="14.569cm" svg:y1="25.757cm" svg:x2="14.73cm" svg:y2="25.757cm">
          <text:p/>
        </draw:line>
        <draw:line draw:style-name="gr16" draw:text-style-name="P1" draw:layer="layout" svg:x1="14.69cm" svg:y1="25.689cm" svg:x2="14.851cm" svg:y2="25.689cm">
          <text:p/>
        </draw:line>
        <draw:line draw:style-name="gr16" draw:text-style-name="P1" draw:layer="layout" svg:x1="14.743cm" svg:y1="25.863cm" svg:x2="14.904cm" svg:y2="25.863cm">
          <text:p/>
        </draw:line>
        <draw:line draw:style-name="gr16" draw:text-style-name="P1" draw:layer="layout" svg:x1="14.849cm" svg:y1="25.757cm" svg:x2="15.01cm" svg:y2="25.757cm">
          <text:p/>
        </draw:line>
        <draw:line draw:style-name="gr16" draw:text-style-name="P1" draw:layer="layout" svg:x1="14.97cm" svg:y1="25.832cm" svg:x2="15.131cm" svg:y2="25.832cm">
          <text:p/>
        </draw:line>
        <draw:line draw:style-name="gr16" draw:text-style-name="P1" draw:layer="layout" svg:x1="15.114cm" svg:y1="25.885cm" svg:x2="15.275cm" svg:y2="25.885cm">
          <text:p/>
        </draw:line>
        <draw:line draw:style-name="gr16" draw:text-style-name="P1" draw:layer="layout" svg:x1="15.205cm" svg:y1="25.81cm" svg:x2="15.366cm" svg:y2="25.81cm">
          <text:p/>
        </draw:line>
        <draw:line draw:style-name="gr16" draw:text-style-name="P1" draw:layer="layout" svg:x1="15.326cm" svg:y1="25.946cm" svg:x2="15.487cm" svg:y2="25.946cm">
          <text:p/>
        </draw:line>
        <draw:line draw:style-name="gr16" draw:text-style-name="P1" draw:layer="layout" svg:x1="15.387cm" svg:y1="25.863cm" svg:x2="15.548cm" svg:y2="25.863cm">
          <text:p/>
        </draw:line>
        <draw:line draw:style-name="gr16" draw:text-style-name="P1" draw:layer="layout" svg:x1="15.568cm" svg:y1="26.006cm" svg:x2="15.729cm" svg:y2="26.006cm">
          <text:p/>
        </draw:line>
        <draw:line draw:style-name="gr16" draw:text-style-name="P1" draw:layer="layout" svg:x1="15.568cm" svg:y1="25.923cm" svg:x2="15.729cm" svg:y2="25.923cm">
          <text:p/>
        </draw:line>
        <draw:line draw:style-name="gr16" draw:text-style-name="P1" draw:layer="layout" svg:x1="15.826cm" svg:y1="26.006cm" svg:x2="15.987cm" svg:y2="26.006cm">
          <text:p/>
        </draw:line>
        <draw:line draw:style-name="gr16" draw:text-style-name="P1" draw:layer="layout" svg:x1="15.97cm" svg:y1="26.097cm" svg:x2="16.131cm" svg:y2="26.097cm">
          <text:p/>
        </draw:line>
        <draw:line draw:style-name="gr16" draw:text-style-name="P1" draw:layer="layout" svg:x1="16.106cm" svg:y1="26.022cm" svg:x2="16.267cm" svg:y2="26.022cm">
          <text:p/>
        </draw:line>
        <draw:line draw:style-name="gr16" draw:text-style-name="P1" draw:layer="layout" svg:x1="16.325cm" svg:y1="26.143cm" svg:x2="16.486cm" svg:y2="26.143cm">
          <text:p/>
        </draw:line>
        <draw:line draw:style-name="gr16" draw:text-style-name="P1" draw:layer="layout" svg:x1="16.424cm" svg:y1="26.075cm" svg:x2="16.585cm" svg:y2="26.075cm">
          <text:p/>
        </draw:line>
        <draw:line draw:style-name="gr16" draw:text-style-name="P1" draw:layer="layout" svg:x1="16.394cm" svg:y1="25.655cm" svg:x2="16.495cm" svg:y2="25.655cm">
          <text:p/>
        </draw:line>
        <draw:line draw:style-name="gr16" draw:text-style-name="P1" draw:layer="layout" svg:x1="16.468cm" svg:y1="25.691cm" svg:x2="16.569cm" svg:y2="25.691cm">
          <text:p/>
        </draw:line>
        <draw:line draw:style-name="gr16" draw:text-style-name="P1" draw:layer="layout" svg:x1="16.557cm" svg:y1="25.725cm" svg:x2="16.658cm" svg:y2="25.725cm">
          <text:p/>
        </draw:line>
        <draw:line draw:style-name="gr16" draw:text-style-name="P1" draw:layer="layout" svg:x1="16.634cm" svg:y1="25.765cm" svg:x2="16.735cm" svg:y2="25.765cm">
          <text:p/>
        </draw:line>
        <draw:line draw:style-name="gr16" draw:text-style-name="P1" draw:layer="layout" svg:x1="16.413cm" svg:y1="25.739cm" svg:x2="16.514cm" svg:y2="25.739cm">
          <text:p/>
        </draw:line>
        <draw:line draw:style-name="gr16" draw:text-style-name="P1" draw:layer="layout" svg:x1="16.32cm" svg:y1="25.695cm" svg:x2="16.421cm" svg:y2="25.695cm">
          <text:p/>
        </draw:line>
        <draw:line draw:style-name="gr16" draw:text-style-name="P1" draw:layer="layout" svg:x1="16.309cm" svg:y1="25.607cm" svg:x2="16.41cm" svg:y2="25.607cm">
          <text:p/>
        </draw:line>
        <draw:line draw:style-name="gr16" draw:text-style-name="P1" draw:layer="layout" svg:x1="16.254cm" svg:y1="25.647cm" svg:x2="16.355cm" svg:y2="25.647cm">
          <text:p/>
        </draw:line>
        <draw:line draw:style-name="gr16" draw:text-style-name="P1" draw:layer="layout" svg:x1="16.515cm" svg:y1="26.257cm" svg:x2="16.676cm" svg:y2="26.257cm">
          <text:p/>
        </draw:line>
        <draw:line draw:style-name="gr16" draw:text-style-name="P1" draw:layer="layout" svg:x1="16.666cm" svg:y1="26.136cm" svg:x2="16.827cm" svg:y2="26.136cm">
          <text:p/>
        </draw:line>
        <draw:line draw:style-name="gr16" draw:text-style-name="P1" draw:layer="layout" svg:x1="16.802cm" svg:y1="26.227cm" svg:x2="16.963cm" svg:y2="26.227cm">
          <text:p/>
        </draw:line>
        <draw:line draw:style-name="gr16" draw:text-style-name="P1" draw:layer="layout" svg:x1="16.992cm" svg:y1="26.174cm" svg:x2="17.153cm" svg:y2="26.174cm">
          <text:p/>
        </draw:line>
        <draw:line draw:style-name="gr16" draw:text-style-name="P1" draw:layer="layout" svg:x1="17.075cm" svg:y1="26.295cm" svg:x2="17.236cm" svg:y2="26.295cm">
          <text:p/>
        </draw:line>
        <draw:line draw:style-name="gr16" draw:text-style-name="P1" draw:layer="layout" svg:x1="17.241cm" svg:y1="26.227cm" svg:x2="17.402cm" svg:y2="26.227cm">
          <text:p/>
        </draw:line>
        <draw:line draw:style-name="gr16" draw:text-style-name="P1" draw:layer="layout" svg:x1="17.385cm" svg:y1="26.348cm" svg:x2="17.546cm" svg:y2="26.348cm">
          <text:p/>
        </draw:line>
        <draw:line draw:style-name="gr16" draw:text-style-name="P1" draw:layer="layout" svg:x1="17.529cm" svg:y1="26.287cm" svg:x2="17.69cm" svg:y2="26.287cm">
          <text:p/>
        </draw:line>
        <draw:line draw:style-name="gr16" draw:text-style-name="P1" draw:layer="layout" svg:x1="17.673cm" svg:y1="26.461cm" svg:x2="17.834cm" svg:y2="26.461cm">
          <text:p/>
        </draw:line>
        <draw:line draw:style-name="gr16" draw:text-style-name="P1" draw:layer="layout" svg:x1="17.855cm" svg:y1="26.378cm" svg:x2="18.016cm" svg:y2="26.378cm">
          <text:p/>
        </draw:line>
        <draw:line draw:style-name="gr16" draw:text-style-name="P1" draw:layer="layout" svg:x1="17.991cm" svg:y1="26.469cm" svg:x2="18.152cm" svg:y2="26.469cm">
          <text:p/>
        </draw:line>
        <draw:line draw:style-name="gr16" draw:text-style-name="P1" draw:layer="layout" svg:x1="18.142cm" svg:y1="26.56cm" svg:x2="18.303cm" svg:y2="26.56cm">
          <text:p/>
        </draw:line>
        <draw:line draw:style-name="gr1" draw:text-style-name="P1" draw:layer="layout" svg:x1="14.683cm" svg:y1="23.636cm" svg:x2="14.844cm" svg:y2="23.636cm">
          <text:p/>
        </draw:line>
        <draw:line draw:style-name="gr1" draw:text-style-name="P1" draw:layer="layout" svg:x1="14.96cm" svg:y1="23.236cm" svg:x2="15.121cm" svg:y2="23.236cm">
          <text:p/>
        </draw:line>
        <draw:line draw:style-name="gr1" draw:text-style-name="P1" draw:layer="layout" svg:x1="15.088cm" svg:y1="23.314cm" svg:x2="15.249cm" svg:y2="23.314cm">
          <text:p/>
        </draw:line>
        <draw:line draw:style-name="gr1" draw:text-style-name="P1" draw:layer="layout" svg:x1="15.359cm" svg:y1="23.372cm" svg:x2="15.52cm" svg:y2="23.372cm">
          <text:p/>
        </draw:line>
        <draw:line draw:style-name="gr1" draw:text-style-name="P1" draw:layer="layout" svg:x1="15.578cm" svg:y1="23.32cm" svg:x2="15.739cm" svg:y2="23.32cm">
          <text:p/>
        </draw:line>
        <draw:line draw:style-name="gr1" draw:text-style-name="P1" draw:layer="layout" svg:x1="15.7cm" svg:y1="23.191cm" svg:x2="15.861cm" svg:y2="23.191cm">
          <text:p/>
        </draw:line>
        <draw:line draw:style-name="gr1" draw:text-style-name="P1" draw:layer="layout" svg:x1="15.771cm" svg:y1="23.056cm" svg:x2="15.932cm" svg:y2="23.056cm">
          <text:p/>
        </draw:line>
        <draw:line draw:style-name="gr1" draw:text-style-name="P1" draw:layer="layout" svg:x1="15.649cm" svg:y1="22.895cm" svg:x2="15.81cm" svg:y2="22.895cm">
          <text:p/>
        </draw:line>
        <draw:line draw:style-name="gr1" draw:text-style-name="P1" draw:layer="layout" svg:x1="15.874cm" svg:y1="22.966cm" svg:x2="16.035cm" svg:y2="22.966cm">
          <text:p/>
        </draw:line>
        <draw:line draw:style-name="gr1" draw:text-style-name="P1" draw:layer="layout" svg:x1="16.048cm" svg:y1="23.069cm" svg:x2="16.209cm" svg:y2="23.069cm">
          <text:p/>
        </draw:line>
        <draw:line draw:style-name="gr1" draw:text-style-name="P1" draw:layer="layout" svg:x1="16.254cm" svg:y1="22.992cm" svg:x2="16.415cm" svg:y2="22.992cm">
          <text:p/>
        </draw:line>
        <draw:line draw:style-name="gr1" draw:text-style-name="P1" draw:layer="layout" svg:x1="16.454cm" svg:y1="22.914cm" svg:x2="16.615cm" svg:y2="22.914cm">
          <text:p/>
        </draw:line>
        <draw:line draw:style-name="gr1" draw:text-style-name="P1" draw:layer="layout" svg:x1="16.64cm" svg:y1="22.844cm" svg:x2="16.801cm" svg:y2="22.844cm">
          <text:p/>
        </draw:line>
        <draw:line draw:style-name="gr1" draw:text-style-name="P1" draw:layer="layout" svg:x1="16.634cm" svg:y1="22.747cm" svg:x2="16.795cm" svg:y2="22.747cm">
          <text:p/>
        </draw:line>
        <draw:line draw:style-name="gr1" draw:text-style-name="P1" draw:layer="layout" svg:x1="16.84cm" svg:y1="22.799cm" svg:x2="17.001cm" svg:y2="22.799cm">
          <text:p/>
        </draw:line>
        <draw:line draw:style-name="gr1" draw:text-style-name="P1" draw:layer="layout" svg:x1="17.066cm" svg:y1="22.869cm" svg:x2="17.227cm" svg:y2="22.869cm">
          <text:p/>
        </draw:line>
        <draw:line draw:style-name="gr1" draw:text-style-name="P1" draw:layer="layout" svg:x1="17.259cm" svg:y1="22.773cm" svg:x2="17.42cm" svg:y2="22.773cm">
          <text:p/>
        </draw:line>
        <draw:line draw:style-name="gr1" draw:text-style-name="P1" draw:layer="layout" svg:x1="17.445cm" svg:y1="22.67cm" svg:x2="17.606cm" svg:y2="22.67cm">
          <text:p/>
        </draw:line>
        <draw:line draw:style-name="gr1" draw:text-style-name="P1" draw:layer="layout" svg:x1="17.671cm" svg:y1="22.605cm" svg:x2="17.832cm" svg:y2="22.605cm">
          <text:p/>
        </draw:line>
        <draw:line draw:style-name="gr1" draw:text-style-name="P1" draw:layer="layout" svg:x1="17.6cm" svg:y1="22.779cm" svg:x2="17.761cm" svg:y2="22.779cm">
          <text:p/>
        </draw:line>
        <draw:line draw:style-name="gr1" draw:text-style-name="P1" draw:layer="layout" svg:x1="17.626cm" svg:y1="22.515cm" svg:x2="17.787cm" svg:y2="22.515cm">
          <text:p/>
        </draw:line>
        <draw:line draw:style-name="gr1" draw:text-style-name="P1" draw:layer="layout" svg:x1="17.922cm" svg:y1="22.567cm" svg:x2="18.083cm" svg:y2="22.567cm">
          <text:p/>
        </draw:line>
        <draw:line draw:style-name="gr1" draw:text-style-name="P1" draw:layer="layout" svg:x1="18.135cm" svg:y1="22.631cm" svg:x2="18.296cm" svg:y2="22.631cm">
          <text:p/>
        </draw:line>
        <draw:line draw:style-name="gr1" draw:text-style-name="P1" draw:layer="layout" svg:x1="13.736cm" svg:y1="23.642cm" svg:x2="13.897cm" svg:y2="23.642cm">
          <text:p/>
        </draw:line>
        <draw:line draw:style-name="gr1" draw:text-style-name="P1" draw:layer="layout" svg:x1="14.016cm" svg:y1="23.64cm" svg:x2="14.151cm" svg:y2="23.64cm">
          <text:p/>
        </draw:line>
        <draw:polyline draw:style-name="gr3" draw:text-style-name="P1" draw:layer="layout" svg:width="0.979cm" svg:height="2.396cm" svg:x="8.781cm" svg:y="21.562cm" svg:viewBox="0 0 980 2397" draw:points="980,0 877,109 851,161 831,258 831,361 793,444 754,534 722,625 651,728 567,811 476,908 405,985 373,1063 360,1166 360,1270 367,1366 386,1527 380,1650 354,1759 309,1862 264,1926 206,2017 186,2094 174,2171 135,2223 77,2274 0,2397">
          <text:p/>
        </draw:polyline>
        <draw:polyline draw:style-name="gr3" draw:text-style-name="P1" draw:layer="layout" svg:width="2.08cm" svg:height="2.396cm" svg:x="9.747cm" svg:y="21.562cm" svg:viewBox="0 0 2081 2397" draw:points="2081,0 2042,167 1971,367 1894,586 1791,779 1720,934 1642,1082 1545,1237 1449,1366 1371,1431 1255,1443 1178,1418 1069,1418 985,1489 863,1611 721,1733 644,1823 579,1888 489,1926 399,1984 270,2081 167,2184 83,2268 0,2397">
          <text:p/>
        </draw:polyline>
        <draw:polyline draw:style-name="gr3" draw:text-style-name="P1" draw:layer="layout" svg:width="4.732cm" svg:height="1.074cm" svg:x="13.614cm" svg:y="25.367cm" svg:viewBox="0 0 4733 1075" draw:points="0,0 198,13 343,66 501,119 798,198 1068,251 1351,297 1589,349 1938,442 2261,521 2577,580 2907,639 3198,672 3461,732 3764,798 4127,877 4404,942 4581,1016 4733,1075">
          <text:p/>
        </draw:polyline>
        <draw:path draw:style-name="gr3" draw:text-style-name="P1" draw:layer="layout" svg:width="4.739cm" svg:height="1.061cm" svg:x="13.614cm" svg:y="25.044cm" svg:viewBox="0 0 4740 1062" svg:d="M0 79l126-13 39-39 40-27 39 7 27 39 33 46 79 47 171 66 145 46 152 52 171 20 158 13 125-13 66-20 79 7 73 33 92 39 152 33 197 47 205 19 197 13 79 20 53 20 73 33 65-7 47-46 72-13 79 20 73 53 211 85 185 27c0 0 158 0 191 0s73-14 112-7c40 7 139 7 139 7l112 52 105 60 165 46 158 52 198 67 125 46 132 53">
          <text:p/>
        </draw:path>
        <draw:polyline draw:style-name="gr3" draw:text-style-name="P1" draw:layer="layout" svg:width="4.428cm" svg:height="1.692cm" svg:x="8.006cm" svg:y="25.404cm" svg:viewBox="0 0 4429 1693" draw:points="0,183 104,101 206,50 326,0 485,6 688,76 872,177 1100,317 1296,437 1544,640 1797,850 1968,977 2171,1104 2380,1237 2634,1364 2850,1427 3168,1484 3396,1516 3611,1510 3808,1414 3903,1357 3998,1300 4106,1288 4220,1307 4328,1364 4385,1452 4417,1573 4429,1693">
          <text:p/>
        </draw:polyline>
        <draw:polyline draw:style-name="gr3" draw:text-style-name="P1" draw:layer="layout" svg:width="4.43cm" svg:height="1.996cm" svg:x="8.315cm" svg:y="24.72cm" svg:viewBox="0 0 4431 1997" draw:points="4431,1997 4323,1908 4158,1832 4051,1775 3873,1750 3708,1750 3550,1800 3423,1864 3290,1927 3176,1940 3062,1902 2922,1775 2789,1629 2636,1452 2484,1300 2369,1147 2262,989 2179,894 2103,856 2052,894 2002,983 1970,1014 1862,995 1628,894 1374,735 1190,609 1025,488 829,380 645,285 461,202 284,107 125,31 0,0">
          <text:p/>
        </draw:polyline>
        <draw:path draw:style-name="gr1" draw:text-style-name="P1" draw:layer="layout" svg:width="0.086cm" svg:height="0.206cm" svg:x="11.624cm" svg:y="26.263cm" svg:viewBox="0 0 87 207" svg:d="M87 206c-99 18-127-180-10-206">
          <text:p/>
        </draw:path>
        <draw:path draw:style-name="gr1" draw:text-style-name="P1" draw:layer="layout" svg:width="0.172cm" svg:height="0.16cm" svg:x="11.674cm" svg:y="26.102cm" svg:viewBox="0 0 173 161" svg:d="M24 161c-78-62 53-213 149-143">
          <text:p/>
        </draw:path>
        <draw:path draw:style-name="gr1" draw:text-style-name="P1" draw:layer="layout" svg:width="0.202cm" svg:height="0.11cm" svg:x="11.837cm" svg:y="26.003cm" svg:viewBox="0 0 203 111" svg:d="M6 111c-41-91 144-165 197-57">
          <text:p/>
        </draw:path>
        <draw:path draw:style-name="gr1" draw:text-style-name="P1" draw:layer="layout" svg:width="0.123cm" svg:height="0.203cm" svg:x="11.83cm" svg:y="26.263cm" svg:viewBox="0 0 124 204" svg:d="M44 204c-92-75-27-215 80-203">
          <text:p/>
        </draw:path>
        <draw:path draw:style-name="gr1" draw:text-style-name="P1" draw:layer="layout" svg:width="0.19cm" svg:height="0.133cm" svg:x="11.946cm" svg:y="26.13cm" svg:viewBox="0 0 191 134" svg:d="M6 134c-38-111 130-188 185-87">
          <text:p/>
        </draw:path>
        <draw:path draw:style-name="gr1" draw:text-style-name="P1" draw:layer="layout" svg:width="0.203cm" svg:height="0.095cm" svg:x="12.136cm" svg:y="26.083cm" svg:viewBox="0 0 204 96" svg:d="M0 96c3-119 188-131 204-17">
          <text:p/>
        </draw:path>
        <draw:path draw:style-name="gr1" draw:text-style-name="P1" draw:layer="layout" svg:width="0.191cm" svg:height="0.078cm" svg:x="12.071cm" svg:y="26.319cm" svg:viewBox="0 0 192 79" svg:d="M0 79c30-94 165-112 192-9">
          <text:p/>
        </draw:path>
        <draw:path draw:style-name="gr1" draw:text-style-name="P1" draw:layer="layout" svg:width="0.182cm" svg:height="0.102cm" svg:x="12.267cm" svg:y="26.334cm" svg:viewBox="0 0 183 103" svg:d="M0 42c62-77 195-44 182 61">
          <text:p/>
        </draw:path>
        <draw:path draw:style-name="gr1" draw:text-style-name="P1" draw:layer="layout" svg:width="0.171cm" svg:height="0.121cm" svg:x="12.452cm" svg:y="26.408cm" svg:viewBox="0 0 172 122" svg:d="M0 25c77-62 200-3 166 97">
          <text:p/>
        </draw:path>
        <draw:path draw:style-name="gr1" draw:text-style-name="P1" draw:layer="layout" svg:width="0.186cm" svg:height="0.093cm" svg:x="12.354cm" svg:y="26.187cm" svg:viewBox="0 0 187 94" svg:d="M0 51c54-83 190-63 187 43">
          <text:p/>
        </draw:path>
        <draw:path draw:style-name="gr1" draw:text-style-name="P1" draw:layer="layout" svg:width="0.19cm" svg:height="0.084cm" svg:x="12.3cm" svg:y="25.958cm" svg:viewBox="0 0 191 85" svg:d="M0 62c45-88 182-84 191 23">
          <text:p/>
        </draw:path>
        <draw:path draw:style-name="gr1" draw:text-style-name="P1" draw:layer="layout" svg:width="0.183cm" svg:height="0.1cm" svg:x="12.491cm" svg:y="25.991cm" svg:viewBox="0 0 184 101" svg:d="M0 45c60-79 194-50 183 56">
          <text:p/>
        </draw:path>
        <draw:path draw:style-name="gr1" draw:text-style-name="P1" draw:layer="layout" svg:width="0.065cm" svg:height="0.02cm" svg:x="12.675cm" svg:y="26.062cm" svg:viewBox="0 0 66 21" svg:d="M0 21c20-15 44-21 66-21">
          <text:p/>
        </draw:path>
        <draw:path draw:style-name="gr1" draw:text-style-name="P1" draw:layer="layout" svg:width="0.177cm" svg:height="0.111cm" svg:x="12.545cm" svg:y="26.234cm" svg:viewBox="0 0 178 112" svg:d="M0 34c68-71 198-26 175 78">
          <text:p/>
        </draw:path>
        <draw:polyline draw:style-name="gr1" draw:text-style-name="P1" draw:layer="layout" svg:width="0.179cm" svg:height="0.154cm" svg:x="9.079cm" svg:y="24.901cm" svg:viewBox="0 0 180 155" draw:points="0,52 168,0 180,155">
          <text:p/>
        </draw:polyline>
        <draw:polyline draw:style-name="gr1" draw:text-style-name="P1" draw:layer="layout" svg:width="0.169cm" svg:height="0.151cm" svg:x="9.369cm" svg:y="25.07cm" svg:viewBox="0 0 170 152" draw:points="0,49 158,0 170,152">
          <text:p/>
        </draw:polyline>
        <draw:polyline draw:style-name="gr1" draw:text-style-name="P1" draw:layer="layout" svg:width="0.169cm" svg:height="0.176cm" svg:x="9.591cm" svg:y="25.239cm" svg:viewBox="0 0 170 177" draw:points="0,57 170,0 167,177">
          <text:p/>
        </draw:polyline>
        <draw:polyline draw:style-name="gr1" draw:text-style-name="P1" draw:layer="layout" svg:width="0.176cm" svg:height="0.163cm" svg:x="9.837cm" svg:y="25.412cm" svg:viewBox="0 0 177 164" draw:points="0,46 173,0 177,164">
          <text:p/>
        </draw:polyline>
        <draw:path draw:style-name="gr16" draw:text-style-name="P1" draw:layer="layout" svg:width="0.088cm" svg:height="0.044cm" svg:x="16.288cm" svg:y="25.471cm" svg:viewBox="0 0 89 45" svg:d="M0 45c-4-44 63-65 89-18">
          <text:p/>
        </draw:path>
        <draw:path draw:style-name="gr16" draw:text-style-name="P1" draw:layer="layout" svg:width="0.083cm" svg:height="0.057cm" svg:x="16.377cm" svg:y="25.473cm" svg:viewBox="0 0 84 58" svg:d="M0 17c23-36 90-12 83 41">
          <text:p/>
        </draw:path>
        <draw:path draw:style-name="gr16" draw:text-style-name="P1" draw:layer="layout" svg:width="0.071cm" svg:height="0.071cm" svg:x="16.46cm" svg:y="25.516cm" svg:viewBox="0 0 72 72" svg:d="M0 10c32-30 89 13 67 62">
          <text:p/>
        </draw:path>
        <draw:path draw:style-name="gr16" draw:text-style-name="P1" draw:layer="layout" svg:width="0.115cm" svg:height="0.068cm" svg:x="16.32cm" svg:y="25.372cm" svg:viewBox="0 0 116 69" svg:d="M0 39c37-64 117-45 116 30">
          <text:p/>
        </draw:path>
        <draw:path draw:style-name="gr16" draw:text-style-name="P1" draw:layer="layout" svg:width="0.108cm" svg:height="0.081cm" svg:x="16.439cm" svg:y="25.407cm" svg:viewBox="0 0 109 82" svg:d="M0 25c52-53 124-16 106 57">
          <text:p/>
        </draw:path>
        <draw:path draw:style-name="gr16" draw:text-style-name="P1" draw:layer="layout" svg:width="0.106cm" svg:height="0.068cm" svg:x="16.216cm" svg:y="25.385cm" svg:viewBox="0 0 107 69" svg:d="M2 69c-17-70 70-91 105-42">
          <text:p/>
        </draw:path>
        <draw:path draw:style-name="gr16" draw:text-style-name="P1" draw:layer="layout" svg:width="0.12cm" svg:height="0.078cm" svg:x="16.632cm" svg:y="25.577cm" svg:viewBox="0 0 121 79" svg:d="M0 26c33-57 128-14 121 53">
          <text:p/>
        </draw:path>
        <draw:path draw:style-name="gr16" draw:text-style-name="P1" draw:layer="layout" svg:width="0.129cm" svg:height="0.057cm" svg:x="16.754cm" svg:y="25.616cm" svg:viewBox="0 0 130 58" svg:d="M0 41c16-65 120-49 130 17">
          <text:p/>
        </draw:path>
        <draw:path draw:style-name="gr16" draw:text-style-name="P1" draw:layer="layout" svg:width="0.13cm" svg:height="0.058cm" svg:x="16.883cm" svg:y="25.636cm" svg:viewBox="0 0 131 59" svg:d="M0 41c17-65 120-48 131 18">
          <text:p/>
        </draw:path>
        <draw:path draw:style-name="gr16" draw:text-style-name="P1" draw:layer="layout" svg:width="0.165cm" svg:height="0.078cm" svg:x="17.153cm" svg:y="25.596cm" svg:viewBox="0 0 166 79" svg:d="M0 79c6-79 112-110 166-39">
          <text:p/>
        </draw:path>
        <draw:path draw:style-name="gr16" draw:text-style-name="P1" draw:layer="layout" svg:width="0.159cm" svg:height="0.081cm" svg:x="17.319cm" svg:y="25.591cm" svg:viewBox="0 0 160 82" svg:d="M0 40c42-72 162-39 160 42">
          <text:p/>
        </draw:path>
        <draw:path draw:style-name="gr16" draw:text-style-name="P1" draw:layer="layout" svg:width="0.133cm" svg:height="0.12cm" svg:x="17.475cm" svg:y="25.655cm" svg:viewBox="0 0 134 121" svg:d="M0 13c71-45 164 37 125 108">
          <text:p/>
        </draw:path>
        <draw:path draw:style-name="gr16" draw:text-style-name="P1" draw:layer="layout" svg:width="0.151cm" svg:height="0.061cm" svg:x="17.664cm" svg:y="25.777cm" svg:viewBox="0 0 152 62" svg:d="M0 43c21-65 139-55 152 19">
          <text:p/>
        </draw:path>
        <draw:path draw:style-name="gr16" draw:text-style-name="P1" draw:layer="layout" svg:width="0.135cm" svg:height="0.093cm" svg:x="17.962cm" svg:y="25.864cm" svg:viewBox="0 0 136 94" svg:d="M0 20c43-51 149 1 135 74">
          <text:p/>
        </draw:path>
        <draw:path draw:style-name="gr16" draw:text-style-name="P1" draw:layer="layout" svg:width="0.142cm" svg:height="0.093cm" svg:x="17.816cm" svg:y="25.805cm" svg:viewBox="0 0 143 94" svg:d="M0 35c47-70 161-27 141 59">
          <text:p/>
        </draw:path>
        <draw:path draw:style-name="gr3" draw:text-style-name="P1" draw:layer="layout" svg:width="3.434cm" svg:height="2.396cm" svg:x="8.391cm" svg:y="8.712cm" svg:viewBox="0 0 3435 2397" svg:d="M0 0l94 99 55 65 30 84 26 75 39 70 60 49 109 40 95 20 99 40 75 64 74 65 60 65 55 94 34 75 45 79 85 80 119 34c0 0 74-5 99 0s134 5 134 5l85 30 70 80 79 94 80 65 94 54 84 25 140 25 154 10 104 25 85 45 134 89 104 94 95 95 144 94 139 70 144 95 114 90 75 64 79 85 45 65">
          <text:p/>
        </draw:path>
        <draw:polyline draw:style-name="gr3" draw:text-style-name="P1" draw:layer="layout" svg:width="3.31cm" svg:height="2.396cm" svg:x="9.181cm" svg:y="8.712cm" svg:viewBox="0 0 3311 2397" draw:points="3311,2397 3286,2312 3237,2237 3172,2198 3072,2178 2968,2133 2864,2038 2735,1953 2625,1884 2501,1784 2361,1655 2227,1580 2152,1531 2018,1397 1859,1302 1610,1138 1377,1009 1208,905 1004,765 820,651 666,562 492,457 348,383 249,283 129,149 0,0">
          <text:p/>
        </draw:polyline>
        <draw:polyline draw:style-name="gr1" draw:text-style-name="P1" draw:layer="layout" svg:width="0.109cm" svg:height="0.559cm" svg:x="11.136cm" svg:y="9.335cm" svg:viewBox="0 0 110 560" draw:points="110,0 110,370 0,560">
          <text:p/>
        </draw:polyline>
        <draw:line draw:style-name="gr1" draw:text-style-name="P1" draw:layer="layout" svg:x1="11.241cm" svg:y1="9.709cm" svg:x2="11.338cm" svg:y2="9.891cm">
          <text:p/>
        </draw:line>
        <draw:polyline draw:style-name="gr1" draw:text-style-name="P1" draw:layer="layout" svg:width="0.109cm" svg:height="0.559cm" svg:x="11.359cm" svg:y="12.152cm" svg:viewBox="0 0 110 560" draw:points="110,560 110,189 0,0">
          <text:p/>
        </draw:polyline>
        <draw:line draw:style-name="gr1" draw:text-style-name="P1" draw:layer="layout" svg:x1="11.464cm" svg:y1="12.338cm" svg:x2="11.562cm" svg:y2="12.156cm">
          <text:p/>
        </draw:line>
        <draw:polyline draw:style-name="gr1" draw:text-style-name="P1" draw:layer="layout" svg:width="0.109cm" svg:height="0.558cm" svg:x="12.114cm" svg:y="12.144cm" svg:viewBox="0 0 110 559" draw:points="110,559 110,189 0,0">
          <text:p/>
        </draw:polyline>
        <draw:line draw:style-name="gr1" draw:text-style-name="P1" draw:layer="layout" svg:x1="12.219cm" svg:y1="12.33cm" svg:x2="12.316cm" svg:y2="12.148cm">
          <text:p/>
        </draw:line>
        <draw:polyline draw:style-name="gr1" draw:text-style-name="P1" draw:layer="layout" svg:width="0.11cm" svg:height="0.559cm" svg:x="16.369cm" svg:y="13.404cm" svg:viewBox="0 0 111 560" draw:points="111,560 111,189 0,0">
          <text:p/>
        </draw:polyline>
        <draw:line draw:style-name="gr1" draw:text-style-name="P1" draw:layer="layout" svg:x1="16.474cm" svg:y1="13.59cm" svg:x2="16.572cm" svg:y2="13.408cm">
          <text:p/>
        </draw:line>
        <draw:path draw:style-name="gr1" draw:text-style-name="P1" draw:layer="layout" svg:width="0.11cm" svg:height="0.559cm" svg:x="14.654cm" svg:y="16.631cm" svg:viewBox="0 0 111 560" svg:d="M111 560v-125c-81-15-81-123 0-135v-111l-111-189">
          <text:p/>
        </draw:path>
        <draw:line draw:style-name="gr1" draw:text-style-name="P1" draw:layer="layout" svg:x1="14.759cm" svg:y1="16.817cm" svg:x2="14.857cm" svg:y2="16.635cm">
          <text:p/>
        </draw:line>
        <draw:path draw:style-name="gr1" draw:text-style-name="P1" draw:layer="layout" svg:width="0.109cm" svg:height="0.559cm" svg:x="8.489cm" svg:y="15.405cm" svg:viewBox="0 0 110 560" svg:d="M110 560v-126c-82-14-82-121 0-134v-111l-110-189">
          <text:p/>
        </draw:path>
        <draw:line draw:style-name="gr1" draw:text-style-name="P1" draw:layer="layout" svg:x1="8.594cm" svg:y1="15.591cm" svg:x2="8.692cm" svg:y2="15.41cm">
          <text:p/>
        </draw:line>
        <draw:polyline draw:style-name="gr1" draw:text-style-name="P1" draw:layer="layout" svg:width="0.11cm" svg:height="0.558cm" svg:x="11.888cm" svg:y="16.189cm" svg:viewBox="0 0 111 559" draw:points="111,559 111,189 0,0">
          <text:p/>
        </draw:polyline>
        <draw:line draw:style-name="gr1" draw:text-style-name="P1" draw:layer="layout" svg:x1="11.993cm" svg:y1="16.374cm" svg:x2="12.091cm" svg:y2="16.193cm">
          <text:p/>
        </draw:line>
        <draw:line draw:style-name="gr1" draw:text-style-name="P1" draw:layer="layout" svg:x1="11.999cm" svg:y1="16.735cm" svg:x2="11.888cm" svg:y2="16.925cm">
          <text:p/>
        </draw:line>
        <draw:line draw:style-name="gr1" draw:text-style-name="P1" draw:layer="layout" svg:x1="11.993cm" svg:y1="16.739cm" svg:x2="12.091cm" svg:y2="16.921cm">
          <text:p/>
        </draw:line>
        <draw:polyline draw:style-name="gr1" draw:text-style-name="P1" draw:layer="layout" svg:width="0.109cm" svg:height="0.559cm" svg:x="16.701cm" svg:y="16.594cm" svg:viewBox="0 0 110 560" draw:points="110,560 110,189 0,0">
          <text:p/>
        </draw:polyline>
        <draw:line draw:style-name="gr1" draw:text-style-name="P1" draw:layer="layout" svg:x1="16.806cm" svg:y1="16.78cm" svg:x2="16.904cm" svg:y2="16.598cm">
          <text:p/>
        </draw:line>
        <draw:line draw:style-name="gr1" draw:text-style-name="P1" draw:layer="layout" svg:x1="16.811cm" svg:y1="17.141cm" svg:x2="16.701cm" svg:y2="17.331cm">
          <text:p/>
        </draw:line>
        <draw:line draw:style-name="gr1" draw:text-style-name="P1" draw:layer="layout" svg:x1="16.806cm" svg:y1="17.145cm" svg:x2="16.904cm" svg:y2="17.327cm">
          <text:p/>
        </draw:line>
        <draw:polyline draw:style-name="gr1" draw:text-style-name="P1" draw:layer="layout" svg:width="0.109cm" svg:height="0.558cm" svg:x="17.056cm" svg:y="13.467cm" svg:viewBox="0 0 110 559" draw:points="110,559 110,189 0,0">
          <text:p/>
        </draw:polyline>
        <draw:line draw:style-name="gr1" draw:text-style-name="P1" draw:layer="layout" svg:x1="17.161cm" svg:y1="13.652cm" svg:x2="17.258cm" svg:y2="13.471cm">
          <text:p/>
        </draw:line>
        <draw:polyline draw:style-name="gr1" draw:text-style-name="P1" draw:layer="layout" svg:width="0.109cm" svg:height="0.559cm" svg:x="11.672cm" svg:y="9.512cm" svg:viewBox="0 0 110 560" draw:points="110,0 110,371 0,560">
          <text:p/>
        </draw:polyline>
        <draw:line draw:style-name="gr1" draw:text-style-name="P1" draw:layer="layout" svg:x1="11.777cm" svg:y1="9.886cm" svg:x2="11.874cm" svg:y2="10.068cm">
          <text:p/>
        </draw:line>
        <draw:polyline draw:style-name="gr1" draw:text-style-name="P1" draw:layer="layout" svg:width="0.109cm" svg:height="0.559cm" svg:x="16.765cm" svg:y="10.277cm" svg:viewBox="0 0 110 560" draw:points="110,0 110,371 0,560">
          <text:p/>
        </draw:polyline>
        <draw:line draw:style-name="gr1" draw:text-style-name="P1" draw:layer="layout" svg:x1="16.87cm" svg:y1="10.651cm" svg:x2="16.967cm" svg:y2="10.833cm">
          <text:p/>
        </draw:line>
        <draw:polyline draw:style-name="gr1" draw:text-style-name="P1" draw:layer="layout" svg:width="0.109cm" svg:height="0.559cm" svg:x="17.32cm" svg:y="10.298cm" svg:viewBox="0 0 110 560" draw:points="110,0 110,371 0,560">
          <text:p/>
        </draw:polyline>
        <draw:line draw:style-name="gr1" draw:text-style-name="P1" draw:layer="layout" svg:x1="17.425cm" svg:y1="10.672cm" svg:x2="17.523cm" svg:y2="10.854cm">
          <text:p/>
        </draw:line>
        <draw:polyline draw:style-name="gr1" draw:text-style-name="P1" draw:layer="layout" svg:width="0.051cm" svg:height="0.259cm" svg:x="9.933cm" svg:y="9.527cm" svg:viewBox="0 0 52 260" draw:points="52,0 52,172 0,260">
          <text:p/>
        </draw:polyline>
        <draw:line draw:style-name="gr1" draw:text-style-name="P1" draw:layer="layout" svg:x1="9.982cm" svg:y1="9.7cm" svg:x2="10.027cm" svg:y2="9.785cm">
          <text:p/>
        </draw:line>
        <draw:polyline draw:style-name="gr1" draw:text-style-name="P1" draw:layer="layout" svg:width="0.05cm" svg:height="0.258cm" svg:x="8.375cm" svg:y="12.82cm" svg:viewBox="0 0 51 259" draw:points="51,259 51,87 0,0">
          <text:p/>
        </draw:polyline>
        <draw:line draw:style-name="gr1" draw:text-style-name="P1" draw:layer="layout" svg:x1="8.423cm" svg:y1="12.906cm" svg:x2="8.469cm" svg:y2="12.822cm">
          <text:p/>
        </draw:line>
        <draw:polyline draw:style-name="gr1" draw:text-style-name="P1" draw:layer="layout" svg:width="0.052cm" svg:height="0.259cm" svg:x="8.924cm" svg:y="12.992cm" svg:viewBox="0 0 53 260" draw:points="53,260 53,88 0,0">
          <text:p/>
        </draw:polyline>
        <draw:line draw:style-name="gr1" draw:text-style-name="P1" draw:layer="layout" svg:x1="8.973cm" svg:y1="13.078cm" svg:x2="9.018cm" svg:y2="12.994cm">
          <text:p/>
        </draw:line>
        <draw:polyline draw:style-name="gr1" draw:text-style-name="P1" draw:layer="layout" svg:width="0.05cm" svg:height="0.259cm" svg:x="9.482cm" svg:y="12.68cm" svg:viewBox="0 0 51 260" draw:points="51,260 51,88 0,0">
          <text:p/>
        </draw:polyline>
        <draw:line draw:style-name="gr1" draw:text-style-name="P1" draw:layer="layout" svg:x1="9.53cm" svg:y1="12.767cm" svg:x2="9.576cm" svg:y2="12.682cm">
          <text:p/>
        </draw:line>
        <draw:polyline draw:style-name="gr1" draw:text-style-name="P1" draw:layer="layout" svg:width="0.051cm" svg:height="0.259cm" svg:x="9.629cm" svg:y="12.959cm" svg:viewBox="0 0 52 260" draw:points="52,260 52,89 0,0">
          <text:p/>
        </draw:polyline>
        <draw:line draw:style-name="gr1" draw:text-style-name="P1" draw:layer="layout" svg:x1="9.678cm" svg:y1="13.046cm" svg:x2="9.724cm" svg:y2="12.961cm">
          <text:p/>
        </draw:line>
        <draw:polyline draw:style-name="gr1" draw:text-style-name="P1" draw:layer="layout" svg:width="0.051cm" svg:height="0.259cm" svg:x="10.547cm" svg:y="16.256cm" svg:viewBox="0 0 52 260" draw:points="52,260 52,87 0,0">
          <text:p/>
        </draw:polyline>
        <draw:line draw:style-name="gr1" draw:text-style-name="P1" draw:layer="layout" svg:x1="10.596cm" svg:y1="16.342cm" svg:x2="10.642cm" svg:y2="16.258cm">
          <text:p/>
        </draw:line>
        <draw:line draw:style-name="gr1" draw:text-style-name="P1" draw:layer="layout" svg:x1="10.599cm" svg:y1="16.512cm" svg:x2="10.547cm" svg:y2="16.6cm">
          <text:p/>
        </draw:line>
        <draw:line draw:style-name="gr1" draw:text-style-name="P1" draw:layer="layout" svg:x1="10.596cm" svg:y1="16.514cm" svg:x2="10.642cm" svg:y2="16.598cm">
          <text:p/>
        </draw:line>
        <draw:polyline draw:style-name="gr1" draw:text-style-name="P1" draw:layer="layout" svg:width="0.051cm" svg:height="0.259cm" svg:x="11.635cm" svg:y="15.463cm" svg:viewBox="0 0 52 260" draw:points="52,260 52,87 0,0">
          <text:p/>
        </draw:polyline>
        <draw:line draw:style-name="gr1" draw:text-style-name="P1" draw:layer="layout" svg:x1="11.684cm" svg:y1="15.549cm" svg:x2="11.73cm" svg:y2="15.465cm">
          <text:p/>
        </draw:line>
        <draw:line draw:style-name="gr1" draw:text-style-name="P1" draw:layer="layout" svg:x1="11.687cm" svg:y1="15.719cm" svg:x2="11.635cm" svg:y2="15.807cm">
          <text:p/>
        </draw:line>
        <draw:line draw:style-name="gr1" draw:text-style-name="P1" draw:layer="layout" svg:x1="11.684cm" svg:y1="15.721cm" svg:x2="11.73cm" svg:y2="15.806cm">
          <text:p/>
        </draw:line>
        <draw:polyline draw:style-name="gr1" draw:text-style-name="P1" draw:layer="layout" svg:width="0.05cm" svg:height="0.259cm" svg:x="9.597cm" svg:y="9.322cm" svg:viewBox="0 0 51 260" draw:points="51,0 51,172 0,260">
          <text:p/>
        </draw:polyline>
        <draw:line draw:style-name="gr1" draw:text-style-name="P1" draw:layer="layout" svg:x1="9.645cm" svg:y1="9.495cm" svg:x2="9.691cm" svg:y2="9.58cm">
          <text:p/>
        </draw:line>
        <draw:polyline draw:style-name="gr1" draw:text-style-name="P1" draw:layer="layout" svg:width="0.051cm" svg:height="0.259cm" svg:x="9.192cm" svg:y="9.122cm" svg:viewBox="0 0 52 260" draw:points="52,0 52,173 0,260">
          <text:p/>
        </draw:polyline>
        <draw:line draw:style-name="gr1" draw:text-style-name="P1" draw:layer="layout" svg:x1="9.241cm" svg:y1="9.295cm" svg:x2="9.286cm" svg:y2="9.38cm">
          <text:p/>
        </draw:line>
        <draw:polyline draw:style-name="gr1" draw:text-style-name="P1" draw:layer="layout" svg:width="0.051cm" svg:height="0.258cm" svg:x="8.787cm" svg:y="8.872cm" svg:viewBox="0 0 52 259" draw:points="52,0 52,172 0,259">
          <text:p/>
        </draw:polyline>
        <draw:line draw:style-name="gr1" draw:text-style-name="P1" draw:layer="layout" svg:x1="8.836cm" svg:y1="9.045cm" svg:x2="8.882cm" svg:y2="9.129cm">
          <text:p/>
        </draw:line>
        <draw:polyline draw:style-name="gr1" draw:text-style-name="P1" draw:layer="layout" svg:width="0.05cm" svg:height="0.259cm" svg:x="9.084cm" svg:y="8.82cm" svg:viewBox="0 0 51 260" draw:points="51,0 51,172 0,260">
          <text:p/>
        </draw:polyline>
        <draw:line draw:style-name="gr1" draw:text-style-name="P1" draw:layer="layout" svg:x1="9.132cm" svg:y1="8.993cm" svg:x2="9.178cm" svg:y2="9.078cm">
          <text:p/>
        </draw:line>
        <draw:path draw:style-name="gr24" draw:text-style-name="P1" draw:layer="layout" svg:width="1.164cm" svg:height="0.688cm" svg:x="9.823cm" svg:y="21.597cm" svg:viewBox="0 0 1165 689" svg:d="M5 0c-50 375 258 540 393 595 155 79 287 102 431 92 138-7 246-66 336-155">
          <text:p/>
        </draw:path>
        <draw:path draw:style-name="gr24" draw:text-style-name="P1" draw:layer="layout" svg:width="1.037cm" svg:height="0.316cm" svg:x="9.913cm" svg:y="22.018cm" svg:viewBox="0 0 1038 317" svg:d="M0 0c120 163 283 243 432 285 153 39 253 34 380 26 74-5 167-62 226-96">
          <text:p/>
        </draw:path>
        <draw:path draw:style-name="gr24" draw:text-style-name="P1" draw:layer="layout" svg:width="0.639cm" svg:height="0.277cm" svg:x="9.197cm" svg:y="22.59cm" svg:viewBox="0 0 640 278" svg:d="M4 0c-18 139 30 196 79 250 115 51 220 22 313-7 107-39 177-93 244-207">
          <text:p/>
        </draw:path>
        <draw:path draw:style-name="gr24" draw:text-style-name="P1" draw:layer="layout" svg:width="0.66cm" svg:height="0.169cm" svg:x="9.168cm" svg:y="22.737cm" svg:viewBox="0 0 661 170" svg:d="M0 19c43 105 93 121 144 137 92 26 203 11 296-11 81-33 159-81 221-145">
          <text:p/>
        </draw:path>
        <draw:path draw:style-name="gr24" draw:text-style-name="P1" draw:layer="layout" svg:width="0.865cm" svg:height="0.26cm" svg:x="9.858cm" svg:y="22.584cm" svg:viewBox="0 0 866 261" svg:d="M0 55c57 211 234 239 435 176 170-60 297-132 431-231">
          <text:p/>
        </draw:path>
        <draw:path draw:style-name="gr24" draw:text-style-name="P1" draw:layer="layout" svg:width="0.424cm" svg:height="0.345cm" svg:x="10.734cm" svg:y="22.597cm" svg:viewBox="0 0 425 346" svg:d="M11 0c-27 148-11 267 113 324 133 32 226 24 301 4">
          <text:p/>
        </draw:path>
        <draw:path draw:style-name="gr24" draw:text-style-name="P1" draw:layer="layout" svg:width="0.121cm" svg:height="0.189cm" svg:x="10.697cm" svg:y="22.757cm" svg:viewBox="0 0 122 190" svg:d="M0 0c18 117 55 155 122 190">
          <text:p/>
        </draw:path>
        <draw:path draw:style-name="gr24" draw:text-style-name="P1" draw:layer="layout" svg:width="0.803cm" svg:height="0.215cm" svg:x="9.88cm" svg:y="22.665cm" svg:viewBox="0 0 804 216" svg:d="M0 107c79 122 214 120 382 95 144-38 304-133 422-202">
          <text:p/>
        </draw:path>
        <draw:path draw:style-name="gr24" draw:text-style-name="P1" draw:layer="layout" svg:width="0.04cm" svg:height="0.481cm" svg:x="9.854cm" svg:y="22.068cm" svg:viewBox="0 0 41 482" svg:d="M0 482l22-219c9-113 16-208 19-263">
          <text:p/>
        </draw:path>
        <draw:path draw:style-name="gr16" draw:text-style-name="P1" draw:layer="layout" svg:width="0.215cm" svg:height="0.095cm" svg:x="10.503cm" svg:y="22.816cm" svg:viewBox="0 0 216 96" svg:d="M0 0c17 91 130 125 216 68">
          <text:p/>
        </draw:path>
        <draw:path draw:style-name="gr16" draw:text-style-name="P1" draw:layer="layout" svg:width="0.098cm" svg:height="0.221cm" svg:x="10.549cm" svg:y="22.902cm" svg:viewBox="0 0 99 222" svg:d="M12 0c-36 115 16 199 87 222">
          <text:p/>
        </draw:path>
        <draw:path draw:style-name="gr16" draw:text-style-name="P1" draw:layer="layout" svg:width="0.283cm" svg:height="0.126cm" svg:x="10.266cm" svg:y="22.908cm" svg:viewBox="0 0 284 127" svg:d="M0 0c56 101 163 138 284 124">
          <text:p/>
        </draw:path>
        <draw:path draw:style-name="gr16" draw:text-style-name="P1" draw:layer="layout" svg:width="0.084cm" svg:height="0.31cm" svg:x="10.351cm" svg:y="23.015cm" svg:viewBox="0 0 85 311" svg:d="M17 0c-38 132-11 238 68 311">
          <text:p/>
        </draw:path>
        <draw:path draw:style-name="gr16" draw:text-style-name="P1" draw:layer="layout" svg:width="0.426cm" svg:height="0.354cm" svg:x="9.935cm" svg:y="22.877cm" svg:viewBox="0 0 427 355" svg:d="M0 0c19 254 170 363 427 354">
          <text:p/>
        </draw:path>
        <draw:path draw:style-name="gr16" draw:text-style-name="P1" draw:layer="layout" svg:width="0.353cm" svg:height="0.145cm" svg:x="9.615cm" svg:y="22.911cm" svg:viewBox="0 0 354 146" svg:d="M0 0c61 136 179 177 354 124">
          <text:p/>
        </draw:path>
        <draw:path draw:style-name="gr16" draw:text-style-name="P1" draw:layer="layout" svg:width="0.209cm" svg:height="0.191cm" svg:x="9.17cm" svg:y="22.929cm" svg:viewBox="0 0 210 192" svg:d="M0 192c107-32 186-87 210-192">
          <text:p/>
        </draw:path>
        <draw:path draw:style-name="gr16" draw:text-style-name="P1" draw:layer="layout" svg:width="0.31cm" svg:height="0.089cm" svg:x="9.358cm" svg:y="22.991cm" svg:viewBox="0 0 311 90" svg:d="M0 0c91 118 195 120 311 6">
          <text:p/>
        </draw:path>
        <draw:path draw:style-name="gr16" draw:text-style-name="P1" draw:layer="layout" svg:width="0.421cm" svg:height="0.439cm" svg:x="9.781cm" svg:y="23.055cm" svg:viewBox="0 0 422 440" svg:d="M0 0c47 158 153 201 314 129-60 147-12 245 108 311">
          <text:p/>
        </draw:path>
        <draw:line draw:style-name="gr16" draw:text-style-name="P1" draw:layer="layout" svg:x1="9.264cm" svg:y1="23.258cm" svg:x2="9.39cm" svg:y2="23.258cm">
          <text:p/>
        </draw:line>
        <draw:line draw:style-name="gr16" draw:text-style-name="P1" draw:layer="layout" svg:x1="9.416cm" svg:y1="23.367cm" svg:x2="9.542cm" svg:y2="23.367cm">
          <text:p/>
        </draw:line>
        <draw:line draw:style-name="gr16" draw:text-style-name="P1" draw:layer="layout" svg:x1="9.476cm" svg:y1="23.265cm" svg:x2="9.602cm" svg:y2="23.265cm">
          <text:p/>
        </draw:line>
        <draw:line draw:style-name="gr16" draw:text-style-name="P1" draw:layer="layout" svg:x1="9.631cm" svg:y1="23.317cm" svg:x2="9.757cm" svg:y2="23.317cm">
          <text:p/>
        </draw:line>
        <draw:line draw:style-name="gr16" draw:text-style-name="P1" draw:layer="layout" svg:x1="9.388cm" svg:y1="23.2cm" svg:x2="9.513cm" svg:y2="23.2cm">
          <text:p/>
        </draw:line>
        <draw:line draw:style-name="gr16" draw:text-style-name="P1" draw:layer="layout" svg:x1="9.678cm" svg:y1="23.244cm" svg:x2="9.804cm" svg:y2="23.244cm">
          <text:p/>
        </draw:line>
        <draw:line draw:style-name="gr16" draw:text-style-name="P1" draw:layer="layout" svg:x1="9.748cm" svg:y1="23.373cm" svg:x2="9.874cm" svg:y2="23.373cm">
          <text:p/>
        </draw:line>
        <draw:line draw:style-name="gr16" draw:text-style-name="P1" draw:layer="layout" svg:x1="9.843cm" svg:y1="23.309cm" svg:x2="9.969cm" svg:y2="23.309cm">
          <text:p/>
        </draw:line>
        <draw:line draw:style-name="gr16" draw:text-style-name="P1" draw:layer="layout" svg:x1="9.889cm" svg:y1="23.442cm" svg:x2="10.015cm" svg:y2="23.442cm">
          <text:p/>
        </draw:line>
        <draw:polyline draw:style-name="gr3" draw:text-style-name="P1" draw:layer="layout" svg:width="4.735cm" svg:height="0.266cm" svg:x="13.611cm" svg:y="15.802cm" svg:viewBox="0 0 4736 267" draw:points="0,0 131,23 217,40 264,55 319,110 405,134 491,126 663,110 851,95 1047,95 1243,79 1454,79 1666,63 1940,79 2135,55 2229,23 2370,15 2503,23 2629,55 2746,55 2895,32 3052,15 3233,7 3366,7 3507,23 3577,55 3671,118 3781,181 3867,251 3992,267 4133,259 4290,236 4485,228 4634,212 4736,212">
          <text:p/>
        </draw:polyline>
        <draw:polyline draw:style-name="gr3" draw:text-style-name="P1" draw:layer="layout" svg:width="4.735cm" svg:height="0.211cm" svg:x="13.611cm" svg:y="16.372cm" svg:viewBox="0 0 4736 212" draw:points="4736,102 4532,133 4297,141 4063,141 3828,109 3585,94 3319,70 3005,31 2683,15 2464,8 2268,0 2174,15 2096,47 1908,62 1650,62 1360,47 1094,55 898,70 789,109 640,164 554,188 366,212 209,212 0,212">
          <text:p/>
        </draw:polyline>
        <draw:polygon draw:style-name="gr6" draw:text-style-name="P4" draw:layer="layout" svg:width="0.328cm" svg:height="0.628cm" svg:x="16.626cm" svg:y="15.81cm" svg:viewBox="0 0 329 629" draw:points="0,9 85,77 126,126 142,196 134,354 131,439 127,489 108,536 86,565 46,596 117,610 225,624 277,629 263,593 234,563 220,517 212,465 212,378 217,295 237,127 271,48 329,0 200,5 121,7">
          <text:p/>
        </draw:polygon>
        <draw:polygon draw:style-name="gr6" draw:text-style-name="P4" draw:layer="layout" svg:width="0.23cm" svg:height="0.597cm" svg:x="17.23cm" svg:y="15.886cm" svg:viewBox="0 0 231 598" draw:points="4,577 23,546 37,485 39,380 39,230 37,146 27,66 0,0 150,92 197,129 231,154 180,237 166,293 161,373 156,457 156,527 178,598 92,584">
          <text:p/>
        </draw:polygon>
        <draw:polygon draw:style-name="gr6" draw:text-style-name="P4" draw:layer="layout" svg:width="0.248cm" svg:height="0.198cm" svg:x="14.904cm" svg:y="15.875cm" svg:viewBox="0 0 249 199" draw:points="0,8 56,45 122,86 180,123 204,164 217,199 230,157 236,119 247,78 249,31 247,0 143,4 72,6">
          <text:p/>
        </draw:polygon>
        <draw:polygon draw:style-name="gr6" draw:text-style-name="P4" draw:layer="layout" svg:width="0.228cm" svg:height="0.204cm" svg:x="15.361cm" svg:y="15.874cm" svg:viewBox="0 0 229 205" draw:points="0,0 42,42 110,102 148,133 181,165 210,205 217,144 219,95 224,47 229,5 164,7 94,4">
          <text:p/>
        </draw:polygon>
        <draw:path draw:style-name="gr1" draw:text-style-name="P1" draw:layer="layout" svg:width="0.04cm" svg:height="0.179cm" svg:x="15.12cm" svg:y="16.073cm" svg:viewBox="0 0 41 180" svg:d="M0 0l4 36c55 28 41 79 4 93l-1 51">
          <text:p/>
        </draw:path>
        <draw:path draw:style-name="gr1" draw:text-style-name="P1" draw:layer="layout" svg:width="0.04cm" svg:height="0.179cm" svg:x="15.569cm" svg:y="16.073cm" svg:viewBox="0 0 41 180" svg:d="M0 0l3 36c57 28 42 79 5 92l-1 52">
          <text:p/>
        </draw:path>
        <draw:path draw:style-name="gr3" draw:text-style-name="P1" draw:layer="layout" svg:width="3.509cm" svg:height="1.235cm" svg:x="8.001cm" svg:y="5.527cm" svg:viewBox="0 0 3510 1236" svg:d="M0 939l257 102 144 34 128 68h102c0 0 85 9 136-8s111-51 153-34c43 17 68 25 145 51 76 25 102 33 195 50s178 34 178 34l229-25c0 0 221-9 281-26 59-17 339-25 382-33 42-9 339-68 382-68 42 0 237-60 237-60l162-51 119-68 68-212 25-178 68-187 42-127 77-201">
          <text:p/>
        </draw:path>
        <draw:path draw:style-name="gr3" draw:text-style-name="P1" draw:layer="layout" svg:width="4.74cm" svg:height="0.384cm" svg:x="8.001cm" svg:y="6.873cm" svg:viewBox="0 0 4741 385" svg:d="M0 212h164l246-8 297 25 399 77 357 68c0 0 110 17 246 9 136-9 289-43 289-43l288 43 229-60 170-84 196-44 203-42 280-9 196-25 170-68 128-51 195 25 178 68c0 0 51 34 111 51 59 17 238 51 238 51l161 17">
          <text:p/>
        </draw:path>
        <draw:path draw:style-name="gr25" draw:text-style-name="P1" draw:layer="layout" svg:width="0.193cm" svg:height="0.481cm" svg:x="11.216cm" svg:y="6.485cm" svg:viewBox="0 0 194 482" svg:d="M0 0c0 0 0 236 194 482">
          <text:p/>
        </draw:path>
        <draw:path draw:style-name="gr26" draw:text-style-name="P1" draw:layer="layout" svg:width="0.266cm" svg:height="1.307cm" svg:x="11.446cm" svg:y="5.591cm" svg:viewBox="0 0 267 1308" svg:d="M267 0c-333 457-345 892-91 1308">
          <text:p/>
        </draw:path>
        <draw:path draw:style-name="gr26" draw:text-style-name="P1" draw:layer="layout" svg:width="0.242cm" svg:height="1.19cm" svg:x="11.72cm" svg:y="5.606cm" svg:viewBox="0 0 243 1191" svg:d="M243 0c-328 465-310 856-30 1191">
          <text:p/>
        </draw:path>
        <draw:path draw:style-name="gr26" draw:text-style-name="P1" draw:layer="layout" svg:width="0.397cm" svg:height="1.323cm" svg:x="11.975cm" svg:y="5.606cm" svg:viewBox="0 0 398 1324" svg:d="M204 0c-321 425-268 1001 194 1324">
          <text:p/>
        </draw:path>
        <draw:path draw:style-name="gr26" draw:text-style-name="P1" draw:layer="layout" svg:width="0.427cm" svg:height="1.224cm" svg:x="12.219cm" svg:y="5.606cm" svg:viewBox="0 0 428 1225" svg:d="M142 0c-290 486-107 1061 286 1225">
          <text:p/>
        </draw:path>
        <draw:path draw:style-name="gr26" draw:text-style-name="P1" draw:layer="layout" svg:width="0.23cm" svg:height="0.952cm" svg:x="12.454cm" svg:y="5.632cm" svg:viewBox="0 0 231 953" svg:d="M93 0c-179 418-81 817 138 953">
          <text:p/>
        </draw:path>
        <draw:line draw:style-name="gr16" draw:text-style-name="P1" draw:layer="layout" svg:x1="11.38cm" svg:y1="6.511cm" svg:x2="11.538cm" svg:y2="6.483cm">
          <text:p/>
        </draw:line>
        <draw:line draw:style-name="gr16" draw:text-style-name="P1" draw:layer="layout" svg:x1="11.466cm" svg:y1="6.767cm" svg:x2="11.611cm" svg:y2="6.697cm">
          <text:p/>
        </draw:line>
        <draw:line draw:style-name="gr16" draw:text-style-name="P1" draw:layer="layout" svg:x1="11.812cm" svg:y1="6.78cm" svg:x2="11.947cm" svg:y2="6.691cm">
          <text:p/>
        </draw:line>
        <draw:line draw:style-name="gr16" draw:text-style-name="P1" draw:layer="layout" svg:x1="11.684cm" svg:y1="6.537cm" svg:x2="11.84cm" svg:y2="6.495cm">
          <text:p/>
        </draw:line>
        <draw:line draw:style-name="gr16" draw:text-style-name="P1" draw:layer="layout" svg:x1="11.891cm" svg:y1="6.285cm" svg:x2="12.05cm" svg:y2="6.262cm">
          <text:p/>
        </draw:line>
        <draw:line draw:style-name="gr16" draw:text-style-name="P1" draw:layer="layout" svg:x1="11.948cm" svg:y1="6.551cm" svg:x2="12.099cm" svg:y2="6.495cm">
          <text:p/>
        </draw:line>
        <draw:line draw:style-name="gr16" draw:text-style-name="P1" draw:layer="layout" svg:x1="12.099cm" svg:y1="6.783cm" svg:x2="12.229cm" svg:y2="6.688cm">
          <text:p/>
        </draw:line>
        <draw:line draw:style-name="gr16" draw:text-style-name="P1" draw:layer="layout" svg:x1="12.421cm" svg:y1="6.778cm" svg:x2="12.535cm" svg:y2="6.664cm">
          <text:p/>
        </draw:line>
        <draw:line draw:style-name="gr1" draw:text-style-name="P1" draw:layer="layout" svg:x1="17.605cm" svg:y1="7.242cm" svg:x2="17.605cm" svg:y2="7.082cm">
          <text:p/>
        </draw:line>
        <draw:line draw:style-name="gr1" draw:text-style-name="P1" draw:layer="layout" svg:x1="17.753cm" svg:y1="7.043cm" svg:x2="17.753cm" svg:y2="6.883cm">
          <text:p/>
        </draw:line>
        <draw:line draw:style-name="gr1" draw:text-style-name="P1" draw:layer="layout" svg:x1="17.946cm" svg:y1="6.841cm" svg:x2="17.946cm" svg:y2="6.682cm">
          <text:p/>
        </draw:line>
        <draw:line draw:style-name="gr1" draw:text-style-name="P1" draw:layer="layout" svg:x1="18.19cm" svg:y1="6.841cm" svg:x2="18.19cm" svg:y2="6.682cm">
          <text:p/>
        </draw:line>
        <draw:line draw:style-name="gr1" draw:text-style-name="P1" draw:layer="layout" svg:x1="18.006cm" svg:y1="7.043cm" svg:x2="18.006cm" svg:y2="6.883cm">
          <text:p/>
        </draw:line>
        <draw:line draw:style-name="gr1" draw:text-style-name="P1" draw:layer="layout" svg:x1="18.259cm" svg:y1="7.043cm" svg:x2="18.258cm" svg:y2="6.883cm">
          <text:p/>
        </draw:line>
        <draw:line draw:style-name="gr1" draw:text-style-name="P1" draw:layer="layout" svg:x1="17.855cm" svg:y1="7.242cm" svg:x2="17.855cm" svg:y2="7.082cm">
          <text:p/>
        </draw:line>
        <draw:line draw:style-name="gr1" draw:text-style-name="P1" draw:layer="layout" svg:x1="18.111cm" svg:y1="7.242cm" svg:x2="18.111cm" svg:y2="7.082cm">
          <text:p/>
        </draw:line>
        <draw:line draw:style-name="gr16" draw:text-style-name="P1" draw:layer="layout" svg:x1="12.247cm" svg:y1="6.578cm" svg:x2="12.383cm" svg:y2="6.491cm">
          <text:p/>
        </draw:line>
        <draw:line draw:style-name="gr16" draw:text-style-name="P1" draw:layer="layout" svg:x1="12.152cm" svg:y1="6.302cm" svg:x2="12.312cm" svg:y2="6.282cm">
          <text:p/>
        </draw:line>
        <draw:line draw:style-name="gr16" draw:text-style-name="P1" draw:layer="layout" svg:x1="12.417cm" svg:y1="6.36cm" svg:x2="12.57cm" svg:y2="6.308cm">
          <text:p/>
        </draw:line>
        <draw:line draw:style-name="gr16" draw:text-style-name="P1" draw:layer="layout" svg:x1="12.582cm" svg:y1="6.601cm" svg:x2="12.693cm" svg:y2="6.484cm">
          <text:p/>
        </draw:line>
        <draw:polygon draw:style-name="gr13" draw:text-style-name="P4" draw:layer="layout" svg:width="0.249cm" svg:height="0.213cm" svg:x="8.245cm" svg:y="7.446cm" svg:viewBox="0 0 250 214" draw:points="0,107 250,0 247,7 244,13 241,20 239,27 236,33 234,40 232,47 230,53 229,60 227,67 226,73 225,80 225,87 224,93 224,100 224,107 224,113 224,121 225,128 225,134 226,141 227,148 229,154 230,161 232,168 234,174 236,181 239,188 241,194 244,201 247,208 250,214">
          <text:p/>
        </draw:polygon>
        <draw:polygon draw:style-name="gr13" draw:text-style-name="P4" draw:layer="layout" svg:width="0.782cm" svg:height="0.018cm" svg:x="8.371cm" svg:y="7.544cm" svg:viewBox="0 0 783 19" draw:points="783,0 0,0 0,19 783,19">
          <text:p/>
        </draw:polygon>
        <draw:line draw:style-name="gr1" draw:text-style-name="P1" draw:layer="layout" svg:x1="9.142cm" svg:y1="7.557cm" svg:x2="9.266cm" svg:y2="7.375cm">
          <text:p/>
        </draw:line>
        <draw:line draw:style-name="gr1" draw:text-style-name="P1" draw:layer="layout" svg:x1="9.023cm" svg:y1="7.557cm" svg:x2="9.147cm" svg:y2="7.375cm">
          <text:p/>
        </draw:line>
        <draw:polygon draw:style-name="gr13" draw:text-style-name="P4" draw:layer="layout" svg:width="0.249cm" svg:height="0.213cm" svg:x="13.821cm" svg:y="6.639cm" svg:viewBox="0 0 250 214" draw:points="0,108 250,0 247,7 244,13 241,20 238,27 236,33 234,40 232,47 230,53 228,60 227,67 226,74 225,81 224,88 224,94 223,101 223,108 223,114 224,121 224,128 225,134 226,141 227,148 228,154 230,161 232,168 234,174 236,181 238,188 241,194 244,201 247,208 250,214">
          <text:p/>
        </draw:polygon>
        <draw:polygon draw:style-name="gr13" draw:text-style-name="P4" draw:layer="layout" svg:width="0.782cm" svg:height="0.018cm" svg:x="13.946cm" svg:y="6.737cm" svg:viewBox="0 0 783 19" draw:points="783,0 0,0 0,19 783,19">
          <text:p/>
        </draw:polygon>
        <draw:line draw:style-name="gr1" draw:text-style-name="P1" draw:layer="layout" svg:x1="14.718cm" svg:y1="6.75cm" svg:x2="14.841cm" svg:y2="6.568cm">
          <text:p/>
        </draw:line>
        <draw:line draw:style-name="gr1" draw:text-style-name="P1" draw:layer="layout" svg:x1="14.598cm" svg:y1="6.75cm" svg:x2="14.722cm" svg:y2="6.568cm">
          <text:p/>
        </draw:line>
        <draw:frame draw:style-name="gr27" draw:text-style-name="P13" draw:layer="layout" svg:width="1.661cm" svg:height="0.331cm" svg:x="10.542cm" svg:y="7.518cm">
          <draw:text-box>
            <text:p text:style-name="P2"><text:span text:style-name="T7">1998-05-17</text:span></text:p>
          </draw:text-box>
        </draw:frame>
        <draw:path draw:style-name="gr3" draw:text-style-name="P1" draw:layer="layout" svg:width="3.589cm" svg:height="1.592cm" svg:x="13.614cm" svg:y="5.527cm" svg:viewBox="0 0 3590 1593" svg:d="M0 1577c133 0 342 16 342 16l155-16 140-31 162-38 140-62 155-31h209c0 0 101-24 140-24 38 0 155 0 193 0 39 0 256-7 256-7l349-55 224-23 265-46 225-86 201-116 178-124 187-101 38-108 24-233 7-224-7-268">
          <text:p/>
        </draw:path>
        <draw:path draw:style-name="gr3" draw:text-style-name="P1" draw:layer="layout" svg:width="4.724cm" svg:height="0.325cm" svg:x="13.614cm" svg:y="7.305cm" svg:viewBox="0 0 4725 326" svg:d="M0 326l342-15 256-31 232-39 225-15h248l186 31 225 23 155-8 139-23 240-78 233-54 240-23 210 23 148 8 147-31 183-35 239-17 242-7 179 35 180 14c0 0 138-49 193-49s200-28 200-28l83-7">
          <text:p/>
        </draw:path>
        <draw:polyline draw:style-name="gr1" draw:text-style-name="P1" draw:layer="layout" svg:width="1.418cm" svg:height="0.736cm" svg:x="16.932cm" svg:y="6.6cm" svg:viewBox="0 0 1419 737" draw:points="1419,201 1288,69 1233,31 1140,7 1016,0 908,31 807,100 674,232 566,356 449,458 349,543 256,590 147,621 85,667 0,737">
          <text:p/>
        </draw:polyline>
        <draw:line draw:style-name="gr28" draw:text-style-name="P1" draw:layer="layout" svg:x1="17.384cm" svg:y1="7.168cm" svg:x2="18.327cm" svg:y2="7.168cm">
          <text:p/>
        </draw:line>
        <draw:line draw:style-name="gr28" draw:text-style-name="P1" draw:layer="layout" svg:x1="17.537cm" svg:y1="6.967cm" svg:x2="18.324cm" svg:y2="6.967cm">
          <text:p/>
        </draw:line>
        <draw:line draw:style-name="gr28" draw:text-style-name="P1" draw:layer="layout" svg:x1="17.73cm" svg:y1="6.768cm" svg:x2="18.256cm" svg:y2="6.768cm">
          <text:p/>
        </draw:line>
        <draw:path draw:style-name="gr3" draw:text-style-name="P1" draw:layer="layout" svg:width="4.738cm" svg:height="0.387cm" svg:x="13.614cm" svg:y="9.456cm" svg:viewBox="0 0 4739 388" svg:d="M0 388l190-57 329-25 346-33 412-25 198-33c0 0 148-8 198-8 49 0 313 25 313 25l247-17 149-16 140 41 206 66 148-25 166-74 247-49 330-66 288-67 264-8 354-17h214">
          <text:p/>
        </draw:path>
        <draw:polyline draw:style-name="gr3" draw:text-style-name="P1" draw:layer="layout" svg:width="4.746cm" svg:height="0.371cm" svg:x="13.614cm" svg:y="9.934cm" svg:viewBox="0 0 4747 372" draw:points="4747,0 4484,41 4245,66 3998,99 3783,107 3437,132 3132,157 2744,181 2513,223 2118,239 1665,265 1261,290 890,314 528,322 256,355 0,372">
          <text:p/>
        </draw:polyline>
        <draw:path draw:style-name="gr6" draw:text-style-name="P4" draw:layer="layout" svg:width="0.19cm" svg:height="0.29cm" svg:x="14.05cm" svg:y="9.979cm" svg:viewBox="0 0 191 291" svg:d="M0 291l15-8 19-16 19-19 12-23 4-19 3-34 1-38-1-30 2-35 4-25 7-25 9-13 14-6 11 4 5 11 5 33 6 36-1 52 9 37 14 34c0 0 18 21 18 26s9 30 9 30l7 11-28-1-44 2-59 8z">
          <text:p/>
        </draw:path>
        <draw:polygon draw:style-name="gr6" draw:text-style-name="P4" draw:layer="layout" svg:width="0.098cm" svg:height="0.238cm" svg:x="14.537cm" svg:y="10.008cm" svg:viewBox="0 0 99 239" draw:points="0,239 13,234 28,222 36,201 41,177 47,147 48,121 51,87 51,53 53,31 58,9 71,0 78,3 81,20 80,42 85,92 83,124 86,175 87,203 99,227 83,235 33,236">
          <text:p/>
        </draw:polygon>
        <draw:path draw:style-name="gr6" draw:text-style-name="P4" draw:layer="layout" svg:width="0.082cm" svg:height="0.253cm" svg:x="14.753cm" svg:y="9.978cm" svg:viewBox="0 0 83 254" svg:d="M0 254l7-8 9-18 6-21 5-23-2-27 2-31 5-46-6-36 7-21 6-19 12-4 5 8 8 24-1 30-3 30c0 0 4 26 4 32 0 5 5 39 5 39l6 39 2 29 6 15z">
          <text:p/>
        </draw:path>
        <draw:path draw:style-name="gr6" draw:text-style-name="P4" draw:layer="layout" svg:width="0.11cm" svg:height="0.101cm" svg:x="15.006cm" svg:y="10.112cm" svg:viewBox="0 0 111 102" svg:d="M0 102l26-10 12-24c0 0 6-23 7-28 1-6 4-24 4-24l12-16c0 0 14-2 16 3s10 19 11 24 8 31 8 31l15 29-11 12-57 2z">
          <text:p/>
        </draw:path>
        <draw:path draw:style-name="gr3" draw:text-style-name="P1" draw:layer="layout" svg:width="4.744cm" svg:height="0.541cm" svg:x="8.001cm" svg:y="12.435cm" svg:viewBox="0 0 4745 542" svg:d="M0 128l208 75 293 22 195 8h233l293-23h97 91l90-45 142-67 188-68 225-30 241 15c0 0 187 38 233 60 45 23 210 143 210 143l203 61 217 60c0 0 121 53 166 75 45 23 150 98 150 98l82-15c0 0 68-53 106-60 37-8 105-15 187-23 84-7 197-7 264-7 68 0 135 0 195 7 60 8 203 38 248 53s188 75 188 75">
          <text:p/>
        </draw:path>
        <draw:path draw:style-name="gr3" draw:text-style-name="P1" draw:layer="layout" svg:width="4.736cm" svg:height="0.473cm" svg:x="8.001cm" svg:y="13.246cm" svg:viewBox="0 0 4737 474" svg:d="M0 233h230l278-15 233-38c0 0 203-45 271-45 67 0 398-15 398-15l240-7 210-30 143-60c0 0 97-23 135-23s143 8 218 23 240 52 293 75c52 22 240 98 240 98l248 98 218-15 150-15 165 15c0 0 135 45 189 60 52 15 173 75 233 90s135 45 172 45c38 0 151-7 151-7l135-38 120-37 67-15">
          <text:p/>
        </draw:path>
        <draw:path draw:style-name="gr3" draw:text-style-name="P1" draw:layer="layout" svg:width="4.755cm" svg:height="0.244cm" svg:x="13.614cm" svg:y="12.577cm" svg:viewBox="0 0 4756 245" svg:d="M0 245h243c0 0 220-8 268-16 49-9 187-33 228-33s195-25 236-33c41-9 114-25 154-49 41-25 114-73 171-73s268-25 268-25l301-8 260-8 350 49 244 32 318-48c0 0 138 8 203 8s374 32 374 32c0 0 301 25 342 25 40 0 439 0 439 0l219-25 138-8">
          <text:p/>
        </draw:path>
        <draw:polyline draw:style-name="gr3" draw:text-style-name="P1" draw:layer="layout" svg:width="4.739cm" svg:height="0.26cm" svg:x="13.614cm" svg:y="13.13cm" svg:viewBox="0 0 4740 261" draw:points="0,244 365,261 552,244 845,195 1203,138 1511,81 1853,57 2292,40 2690,16 3147,8 3691,8 4098,0 4529,40 4740,73">
          <text:p/>
        </draw:polyline>
        <draw:polygon draw:style-name="gr6" draw:text-style-name="P4" draw:layer="layout" svg:width="0.141cm" svg:height="0.274cm" svg:x="14.171cm" svg:y="12.781cm" svg:viewBox="0 0 142 275" draw:points="0,20 35,43 52,113 44,176 48,240 64,275 95,259 95,200 103,133 110,74 118,39 142,0 60,4">
          <text:p/>
        </draw:polygon>
        <draw:polygon draw:style-name="gr6" draw:text-style-name="P4" draw:layer="layout" svg:width="0.195cm" svg:height="0.383cm" svg:x="14.539cm" svg:y="12.707cm" svg:viewBox="0 0 196 384" draw:points="0,43 50,51 97,78 109,157 105,267 113,341 136,384 156,361 172,290 172,212 179,134 179,62 196,0 152,4 58,31">
          <text:p/>
        </draw:polygon>
        <draw:polygon draw:style-name="gr6" draw:text-style-name="P4" draw:layer="layout" svg:width="0.129cm" svg:height="0.168cm" svg:x="14.937cm" svg:y="12.601cm" svg:viewBox="0 0 130 169" draw:points="0,12 51,43 75,82 79,138 86,169 103,130 103,91 107,51 126,20 130,0 67,8">
          <text:p/>
        </draw:polygon>
        <draw:polygon draw:style-name="gr6" draw:text-style-name="P4" draw:layer="layout" svg:width="0.157cm" svg:height="0.324cm" svg:x="15.367cm" svg:y="12.578cm" svg:viewBox="0 0 158 325" draw:points="0,4 51,27 75,90 83,168 75,239 79,306 94,325 114,306 122,228 126,152 133,90 145,39 158,0 86,8">
          <text:p/>
        </draw:polygon>
        <draw:path draw:style-name="gr3" draw:text-style-name="P1" draw:layer="layout" svg:width="3.479cm" svg:height="1.757cm" svg:x="8.001cm" svg:y="15.121cm" svg:viewBox="0 0 3480 1758" svg:d="M0 1758l165-54 145-100 118-119 55-118 27-127 100-64c0 0 119-36 164-45 46-9 255-173 255-173l172-154 209-145 136-137 154-109 173-9c0 0 54 46 118 91 64 46 173 55 227 82s318 18 318 18l272-54 191-82 227-164 163-145 91-150">
          <text:p/>
        </draw:path>
        <draw:polyline draw:style-name="gr3" draw:text-style-name="P1" draw:layer="layout" svg:width="4.467cm" svg:height="1.816cm" svg:x="8.257cm" svg:y="15.689cm" svg:viewBox="0 0 4468 1817" draw:points="4468,136 4377,72 4223,9 4050,0 3851,36 3687,109 3542,209 3415,272 3297,308 3161,327 3033,381 2896,490 2824,599 2833,726 2824,871 2778,1008 2706,1080 2569,1162 2351,1171 2179,1207 2079,1180 1952,1108 1816,1035 1625,1044 1398,1089 1162,1135 962,1144 726,1198 590,1289 436,1407 318,1462 200,1525 127,1626 54,1726 0,1817">
          <text:p/>
        </draw:polyline>
        <draw:path draw:style-name="gr3" draw:text-style-name="P1" draw:layer="layout" svg:width="4.742cm" svg:height="0.707cm" svg:x="8.001cm" svg:y="18.754cm" svg:viewBox="0 0 4743 708" svg:d="M0 332l266-34 266-44 320-55 232-88 298-78c0 0 221-33 277-33 55 0 464 22 464 22l420 166 177 132c0 0 121 89 176 122 56 33 111 77 188 122 78 44 133 110 221 121 89 12 276 23 276 23l244-56 277-44h320l321 22">
          <text:p/>
        </draw:path>
        <draw:path draw:style-name="gr3" draw:text-style-name="P1" draw:layer="layout" svg:width="4.731cm" svg:height="0.597cm" svg:x="8.001cm" svg:y="19.395cm" svg:viewBox="0 0 4732 598" svg:d="M0 287l255-11 299-22 254-22 232-77c0 0 133-67 210-78s121-44 210-44c88 0 221-33 221-33l243 11c0 0 166 11 254 55s265 144 265 144l277 188 209 121 210 57 288-13 421-33 364-22 343 44 177 46">
          <text:p/>
        </draw:path>
        <draw:line draw:style-name="gr1" draw:text-style-name="P1" draw:layer="layout" svg:x1="11.931cm" svg:y1="20.217cm" svg:x2="12.292cm" svg:y2="20.217cm">
          <text:p/>
        </draw:line>
        <draw:line draw:style-name="gr1" draw:text-style-name="P1" draw:layer="layout" svg:x1="12.022cm" svg:y1="20.374cm" svg:x2="12.203cm" svg:y2="20.06cm">
          <text:p/>
        </draw:line>
        <draw:line draw:style-name="gr1" draw:text-style-name="P1" draw:layer="layout" svg:x1="12.203cm" svg:y1="20.374cm" svg:x2="12.022cm" svg:y2="20.06cm">
          <text:p/>
        </draw:line>
        <draw:line draw:style-name="gr1" draw:text-style-name="P1" draw:layer="layout" svg:x1="11.919cm" svg:y1="19.092cm" svg:x2="12.28cm" svg:y2="19.092cm">
          <text:p/>
        </draw:line>
        <draw:line draw:style-name="gr1" draw:text-style-name="P1" draw:layer="layout" svg:x1="12.009cm" svg:y1="19.25cm" svg:x2="12.191cm" svg:y2="18.936cm">
          <text:p/>
        </draw:line>
        <draw:line draw:style-name="gr1" draw:text-style-name="P1" draw:layer="layout" svg:x1="12.191cm" svg:y1="19.25cm" svg:x2="12.009cm" svg:y2="18.936cm">
          <text:p/>
        </draw:line>
        <draw:line draw:style-name="gr1" draw:text-style-name="P1" draw:layer="layout" svg:x1="17.645cm" svg:y1="19.002cm" svg:x2="18.007cm" svg:y2="19.002cm">
          <text:p/>
        </draw:line>
        <draw:line draw:style-name="gr1" draw:text-style-name="P1" draw:layer="layout" svg:x1="17.736cm" svg:y1="19.16cm" svg:x2="17.917cm" svg:y2="18.846cm">
          <text:p/>
        </draw:line>
        <draw:line draw:style-name="gr1" draw:text-style-name="P1" draw:layer="layout" svg:x1="17.917cm" svg:y1="19.16cm" svg:x2="17.736cm" svg:y2="18.846cm">
          <text:p/>
        </draw:line>
        <draw:line draw:style-name="gr1" draw:text-style-name="P1" draw:layer="layout" svg:x1="8.43cm" svg:y1="18.584cm" svg:x2="8.43cm" svg:y2="18.87cm">
          <text:p/>
        </draw:line>
        <draw:polyline draw:style-name="gr1" draw:text-style-name="P1" draw:layer="layout" svg:width="0.14cm" svg:height="0.276cm" svg:x="8.357cm" svg:y="18.59cm" svg:viewBox="0 0 141 277" draw:points="0,0 0,132 141,132 141,277">
          <text:p/>
        </draw:polyline>
        <draw:line draw:style-name="gr1" draw:text-style-name="P1" draw:layer="layout" svg:x1="14.149cm" svg:y1="19.261cm" svg:x2="14.149cm" svg:y2="19.548cm">
          <text:p/>
        </draw:line>
        <draw:polyline draw:style-name="gr1" draw:text-style-name="P1" draw:layer="layout" svg:width="0.141cm" svg:height="0.276cm" svg:x="14.075cm" svg:y="19.267cm" svg:viewBox="0 0 142 277" draw:points="0,0 0,133 142,133 142,277">
          <text:p/>
        </draw:polyline>
        <draw:line draw:style-name="gr1" draw:text-style-name="P1" draw:layer="layout" svg:x1="14.976cm" svg:y1="18.509cm" svg:x2="14.976cm" svg:y2="18.795cm">
          <text:p/>
        </draw:line>
        <draw:polyline draw:style-name="gr1" draw:text-style-name="P1" draw:layer="layout" svg:width="0.14cm" svg:height="0.276cm" svg:x="14.903cm" svg:y="18.515cm" svg:viewBox="0 0 141 277" draw:points="0,0 0,133 141,133 141,277">
          <text:p/>
        </draw:polyline>
        <draw:line draw:style-name="gr1" draw:text-style-name="P1" draw:layer="layout" svg:x1="8.64cm" svg:y1="19.844cm" svg:x2="8.64cm" svg:y2="20.13cm">
          <text:p/>
        </draw:line>
        <draw:polyline draw:style-name="gr1" draw:text-style-name="P1" draw:layer="layout" svg:width="0.14cm" svg:height="0.276cm" svg:x="8.567cm" svg:y="19.85cm" svg:viewBox="0 0 141 277" draw:points="0,0 0,133 141,133 141,277">
          <text:p/>
        </draw:polyline>
        <draw:line draw:style-name="gr1" draw:text-style-name="P1" draw:layer="layout" svg:x1="9.695cm" svg:y1="18.49cm" svg:x2="10.367cm" svg:y2="18.49cm">
          <text:p/>
        </draw:line>
        <draw:line draw:style-name="gr1" draw:text-style-name="P1" draw:layer="layout" svg:x1="9.768cm" svg:y1="18.49cm" svg:x2="9.768cm" svg:y2="18.62cm">
          <text:p/>
        </draw:line>
        <draw:line draw:style-name="gr1" draw:text-style-name="P1" draw:layer="layout" svg:x1="9.874cm" svg:y1="18.49cm" svg:x2="9.874cm" svg:y2="18.705cm">
          <text:p/>
        </draw:line>
        <draw:line draw:style-name="gr1" draw:text-style-name="P1" draw:layer="layout" svg:x1="9.964cm" svg:y1="18.493cm" svg:x2="9.964cm" svg:y2="18.601cm">
          <text:p/>
        </draw:line>
        <draw:line draw:style-name="gr1" draw:text-style-name="P1" draw:layer="layout" svg:x1="10.046cm" svg:y1="18.49cm" svg:x2="10.046cm" svg:y2="18.681cm">
          <text:p/>
        </draw:line>
        <draw:line draw:style-name="gr1" draw:text-style-name="P1" draw:layer="layout" svg:x1="10.112cm" svg:y1="18.49cm" svg:x2="10.112cm" svg:y2="18.653cm">
          <text:p/>
        </draw:line>
        <draw:line draw:style-name="gr1" draw:text-style-name="P1" draw:layer="layout" svg:x1="10.226cm" svg:y1="18.488cm" svg:x2="10.226cm" svg:y2="18.712cm">
          <text:p/>
        </draw:line>
        <draw:line draw:style-name="gr1" draw:text-style-name="P1" draw:layer="layout" svg:x1="10.285cm" svg:y1="18.488cm" svg:x2="10.285cm" svg:y2="18.658cm">
          <text:p/>
        </draw:line>
        <draw:line draw:style-name="gr1" draw:text-style-name="P1" draw:layer="layout" svg:x1="16.233cm" svg:y1="18.927cm" svg:x2="16.906cm" svg:y2="18.927cm">
          <text:p/>
        </draw:line>
        <draw:line draw:style-name="gr1" draw:text-style-name="P1" draw:layer="layout" svg:x1="16.307cm" svg:y1="18.927cm" svg:x2="16.307cm" svg:y2="19.056cm">
          <text:p/>
        </draw:line>
        <draw:line draw:style-name="gr1" draw:text-style-name="P1" draw:layer="layout" svg:x1="16.413cm" svg:y1="18.927cm" svg:x2="16.413cm" svg:y2="19.141cm">
          <text:p/>
        </draw:line>
        <draw:line draw:style-name="gr1" draw:text-style-name="P1" draw:layer="layout" svg:x1="16.502cm" svg:y1="18.929cm" svg:x2="16.502cm" svg:y2="19.038cm">
          <text:p/>
        </draw:line>
        <draw:line draw:style-name="gr1" draw:text-style-name="P1" draw:layer="layout" svg:x1="16.585cm" svg:y1="18.927cm" svg:x2="16.585cm" svg:y2="19.118cm">
          <text:p/>
        </draw:line>
        <draw:line draw:style-name="gr1" draw:text-style-name="P1" draw:layer="layout" svg:x1="16.651cm" svg:y1="18.927cm" svg:x2="16.651cm" svg:y2="19.089cm">
          <text:p/>
        </draw:line>
        <draw:line draw:style-name="gr1" draw:text-style-name="P1" draw:layer="layout" svg:x1="16.764cm" svg:y1="18.924cm" svg:x2="16.764cm" svg:y2="19.148cm">
          <text:p/>
        </draw:line>
        <draw:line draw:style-name="gr1" draw:text-style-name="P1" draw:layer="layout" svg:x1="16.823cm" svg:y1="18.924cm" svg:x2="16.823cm" svg:y2="19.094cm">
          <text:p/>
        </draw:line>
        <draw:line draw:style-name="gr1" draw:text-style-name="P1" draw:layer="layout" svg:x1="9.728cm" svg:y1="19.827cm" svg:x2="10.4cm" svg:y2="19.827cm">
          <text:p/>
        </draw:line>
        <draw:line draw:style-name="gr1" draw:text-style-name="P1" draw:layer="layout" svg:x1="9.801cm" svg:y1="19.827cm" svg:x2="9.801cm" svg:y2="19.957cm">
          <text:p/>
        </draw:line>
        <draw:line draw:style-name="gr1" draw:text-style-name="P1" draw:layer="layout" svg:x1="9.907cm" svg:y1="19.827cm" svg:x2="9.907cm" svg:y2="20.042cm">
          <text:p/>
        </draw:line>
        <draw:line draw:style-name="gr1" draw:text-style-name="P1" draw:layer="layout" svg:x1="9.997cm" svg:y1="19.83cm" svg:x2="9.997cm" svg:y2="19.938cm">
          <text:p/>
        </draw:line>
        <draw:line draw:style-name="gr1" draw:text-style-name="P1" draw:layer="layout" svg:x1="10.08cm" svg:y1="19.827cm" svg:x2="10.08cm" svg:y2="20.018cm">
          <text:p/>
        </draw:line>
        <draw:line draw:style-name="gr1" draw:text-style-name="P1" draw:layer="layout" svg:x1="10.146cm" svg:y1="19.827cm" svg:x2="10.146cm" svg:y2="19.99cm">
          <text:p/>
        </draw:line>
        <draw:line draw:style-name="gr1" draw:text-style-name="P1" draw:layer="layout" svg:x1="10.259cm" svg:y1="19.825cm" svg:x2="10.259cm" svg:y2="20.049cm">
          <text:p/>
        </draw:line>
        <draw:line draw:style-name="gr1" draw:text-style-name="P1" draw:layer="layout" svg:x1="10.318cm" svg:y1="19.825cm" svg:x2="10.318cm" svg:y2="19.995cm">
          <text:p/>
        </draw:line>
        <draw:path draw:style-name="gr3" draw:text-style-name="P1" draw:layer="layout" svg:width="4.743cm" svg:height="1.169cm" svg:x="13.614cm" svg:y="18.89cm" svg:viewBox="0 0 4744 1170" svg:d="M0 0l230 63 153 63c0 0 143 27 233 45s207 54 252 63 180 27 252 45 243 27 314 63c72 35 234 54 306 90s333 108 396 117 161 27 233 36 279 63 342 72 289 72 361 117 260 72 305 81 252 63 306 72 315 81 315 81l341 108 270 45 135 9">
          <text:p/>
        </draw:path>
        <draw:path draw:style-name="gr3" draw:text-style-name="P1" draw:layer="layout" svg:width="4.725cm" svg:height="1.07cm" svg:x="13.614cm" svg:y="18.593cm" svg:viewBox="0 0 4726 1071" svg:d="M0 0l185 63 171 55 206 90 117 27 153 27 117-18 135 18 180 45 197 9 99-27 81 36c0 0 45 27 108 54s72-9 126 45 198 99 198 99c0 0 144 54 189 63 44 9 233 89 233 89l252 54 171 18 172-9 116-54 45-53 63-45 54 9 45 63 36 89 36 54h90l126 36 108 63 153 36 197 45 90-36 81-99 63 9 54 99c0 0 0 81 63 99s45 18 99 18 117-18 117-18">
          <text:p/>
        </draw:path>
        <draw:line draw:style-name="gr1" draw:text-style-name="P1" draw:layer="layout" svg:x1="15.439cm" svg:y1="18.987cm" svg:x2="15.439cm" svg:y2="19.157cm">
          <text:p/>
        </draw:line>
        <draw:path draw:style-name="gr6" draw:text-style-name="P4" draw:layer="layout" svg:width="0.073cm" svg:height="0.213cm" svg:x="15.494cm" svg:y="19.029cm" svg:viewBox="0 0 74 214" svg:d="M0 0l21 49c0 0-2 39 0 54 5 15 5 72 5 72l2 39c13-15 18-48 18-48l6-63 7-39 15-27-30-19z">
          <text:p/>
        </draw:path>
        <draw:path draw:style-name="gr13" draw:text-style-name="P4" draw:layer="layout" svg:width="0.162cm" svg:height="0.198cm" svg:x="15.747cm" svg:y="19.131cm" svg:viewBox="0 0 163 199" svg:d="M0 0l39 45 41 48 7 45c0 0 2 6 0 30-3 25-3 31-3 31h18l8-43 10-39 9-24 6-21 28-12-83-30z">
          <text:p/>
        </draw:path>
        <draw:path draw:style-name="gr1" draw:text-style-name="P1" draw:layer="layout" svg:width="0.162cm" svg:height="0.198cm" svg:x="15.747cm" svg:y="19.131cm" svg:viewBox="0 0 163 199" svg:d="M0 0l39 45 41 48 7 45c0 0 2 6 0 30-3 25-3 31-3 31h18l8-43 10-39 9-24 6-21 28-12-83-30z">
          <text:p/>
        </draw:path>
        <draw:path draw:style-name="gr6" draw:text-style-name="P4" draw:layer="layout" svg:width="0.088cm" svg:height="0.151cm" svg:x="16.049cm" svg:y="19.239cm" svg:viewBox="0 0 89 152" svg:d="M0 0l29 37 6 42-6 60 8 13 9-7 13-51 2-39 28-15-30-13c0 0-61-24-59-27z">
          <text:p/>
        </draw:path>
        <draw:line draw:style-name="gr1" draw:text-style-name="P1" draw:layer="layout" svg:x1="16.518cm" svg:y1="19.341cm" svg:x2="16.518cm" svg:y2="19.44cm">
          <text:p/>
        </draw:line>
        <draw:line draw:style-name="gr1" draw:text-style-name="P1" draw:layer="layout" svg:x1="16.574cm" svg:y1="19.335cm" svg:x2="16.574cm" svg:y2="19.47cm">
          <text:p/>
        </draw:line>
        <draw:line draw:style-name="gr1" draw:text-style-name="P1" draw:layer="layout" svg:x1="16.632cm" svg:y1="19.335cm" svg:x2="16.632cm" svg:y2="19.455cm">
          <text:p/>
        </draw:line>
        <draw:line draw:style-name="gr1" draw:text-style-name="P1" draw:layer="layout" svg:x1="16.677cm" svg:y1="19.335cm" svg:x2="16.677cm" svg:y2="19.413cm">
          <text:p/>
        </draw:line>
        <draw:line draw:style-name="gr1" draw:text-style-name="P1" draw:layer="layout" svg:x1="16.841cm" svg:y1="19.257cm" svg:x2="16.841cm" svg:y2="19.476cm">
          <text:p/>
        </draw:line>
        <draw:line draw:style-name="gr1" draw:text-style-name="P1" draw:layer="layout" svg:x1="16.893cm" svg:y1="19.203cm" svg:x2="16.893cm" svg:y2="19.422cm">
          <text:p/>
        </draw:line>
        <draw:line draw:style-name="gr1" draw:text-style-name="P1" draw:layer="layout" svg:x1="17.067cm" svg:y1="19.344cm" svg:x2="17.067cm" svg:y2="19.506cm">
          <text:p/>
        </draw:line>
        <draw:line draw:style-name="gr1" draw:text-style-name="P1" draw:layer="layout" svg:x1="17.123cm" svg:y1="19.389cm" svg:x2="17.123cm" svg:y2="19.491cm">
          <text:p/>
        </draw:line>
        <draw:line draw:style-name="gr19" draw:text-style-name="P1" draw:layer="layout" svg:x1="9.243cm" svg:y1="22.659cm" svg:x2="9.405cm" svg:y2="22.821cm">
          <text:p/>
        </draw:line>
        <draw:line draw:style-name="gr19" draw:text-style-name="P1" draw:layer="layout" svg:x1="9.26cm" svg:y1="22.531cm" svg:x2="9.533cm" svg:y2="22.804cm">
          <text:p/>
        </draw:line>
        <draw:line draw:style-name="gr19" draw:text-style-name="P1" draw:layer="layout" svg:x1="9.3cm" svg:y1="22.426cm" svg:x2="9.64cm" svg:y2="22.767cm">
          <text:p/>
        </draw:line>
        <draw:line draw:style-name="gr19" draw:text-style-name="P1" draw:layer="layout" svg:x1="9.37cm" svg:y1="22.353cm" svg:x2="9.722cm" svg:y2="22.705cm">
          <text:p/>
        </draw:line>
        <draw:line draw:style-name="gr19" draw:text-style-name="P1" draw:layer="layout" svg:x1="9.435cm" svg:y1="22.274cm" svg:x2="9.782cm" svg:y2="22.62cm">
          <text:p/>
        </draw:line>
        <draw:line draw:style-name="gr19" draw:text-style-name="P1" draw:layer="layout" svg:x1="9.498cm" svg:y1="22.192cm" svg:x2="9.813cm" svg:y2="22.507cm">
          <text:p/>
        </draw:line>
        <draw:line draw:style-name="gr19" draw:text-style-name="P1" draw:layer="layout" svg:x1="9.894cm" svg:y1="22.511cm" svg:x2="10.184cm" svg:y2="22.801cm">
          <text:p/>
        </draw:line>
        <draw:line draw:style-name="gr19" draw:text-style-name="P1" draw:layer="layout" svg:x1="9.911cm" svg:y1="22.667cm" svg:x2="10.042cm" svg:y2="22.798cm">
          <text:p/>
        </draw:line>
        <draw:line draw:style-name="gr19" draw:text-style-name="P1" draw:layer="layout" svg:x1="9.911cm" svg:y1="22.381cm" svg:x2="10.294cm" svg:y2="22.764cm">
          <text:p/>
        </draw:line>
        <draw:line draw:style-name="gr19" draw:text-style-name="P1" draw:layer="layout" svg:x1="9.925cm" svg:y1="22.251cm" svg:x2="10.401cm" svg:y2="22.727cm">
          <text:p/>
        </draw:line>
        <draw:line draw:style-name="gr19" draw:text-style-name="P1" draw:layer="layout" svg:x1="10.041cm" svg:y1="22.223cm" svg:x2="10.495cm" svg:y2="22.677cm">
          <text:p/>
        </draw:line>
        <draw:line draw:style-name="gr19" draw:text-style-name="P1" draw:layer="layout" svg:x1="10.31cm" svg:y1="22.347cm" svg:x2="10.588cm" svg:y2="22.626cm">
          <text:p/>
        </draw:line>
        <draw:line draw:style-name="gr19" draw:text-style-name="P1" draw:layer="layout" svg:x1="9.894cm" svg:y1="21.829cm" svg:x2="10.189cm" svg:y2="22.125cm">
          <text:p/>
        </draw:line>
        <draw:line draw:style-name="gr19" draw:text-style-name="P1" draw:layer="layout" svg:x1="9.883cm" svg:y1="21.677cm" svg:x2="10.427cm" svg:y2="22.221cm">
          <text:p/>
        </draw:line>
        <draw:line draw:style-name="gr19" draw:text-style-name="P1" draw:layer="layout" svg:x1="9.914cm" svg:y1="21.56cm" svg:x2="10.602cm" svg:y2="22.249cm">
          <text:p/>
        </draw:line>
        <draw:line draw:style-name="gr19" draw:text-style-name="P1" draw:layer="layout" svg:x1="10.052cm" svg:y1="21.558cm" svg:x2="10.735cm" svg:y2="22.241cm">
          <text:p/>
        </draw:line>
        <draw:line draw:style-name="gr19" draw:text-style-name="P1" draw:layer="layout" svg:x1="10.191cm" svg:y1="21.555cm" svg:x2="10.834cm" svg:y2="22.198cm">
          <text:p/>
        </draw:line>
        <draw:line draw:style-name="gr19" draw:text-style-name="P1" draw:layer="layout" svg:x1="10.33cm" svg:y1="21.552cm" svg:x2="10.914cm" svg:y2="22.136cm">
          <text:p/>
        </draw:line>
        <draw:line draw:style-name="gr19" draw:text-style-name="P1" draw:layer="layout" svg:x1="10.468cm" svg:y1="21.549cm" svg:x2="10.982cm" svg:y2="22.062cm">
          <text:p/>
        </draw:line>
        <draw:line draw:style-name="gr19" draw:text-style-name="P1" draw:layer="layout" svg:x1="10.607cm" svg:y1="21.546cm" svg:x2="11.047cm" svg:y2="21.986cm">
          <text:p/>
        </draw:line>
        <draw:line draw:style-name="gr19" draw:text-style-name="P1" draw:layer="layout" svg:x1="10.76cm" svg:y1="21.552cm" svg:x2="11.092cm" svg:y2="21.884cm">
          <text:p/>
        </draw:line>
        <draw:line draw:style-name="gr19" draw:text-style-name="P1" draw:layer="layout" svg:x1="10.907cm" svg:y1="21.552cm" svg:x2="11.129cm" svg:y2="21.774cm">
          <text:p/>
        </draw:line>
        <draw:line draw:style-name="gr19" draw:text-style-name="P1" draw:layer="layout" svg:x1="11.06cm" svg:y1="21.558cm" svg:x2="11.157cm" svg:y2="21.655cm">
          <text:p/>
        </draw:line>
        <draw:line draw:style-name="gr19" draw:text-style-name="P1" draw:layer="layout" svg:x1="10.482cm" svg:y1="22.376cm" svg:x2="10.679cm" svg:y2="22.572cm">
          <text:p/>
        </draw:line>
        <draw:line draw:style-name="gr19" draw:text-style-name="P1" draw:layer="layout" svg:x1="10.791cm" svg:y1="22.775cm" svg:x2="10.914cm" svg:y2="22.897cm">
          <text:p/>
        </draw:line>
        <draw:line draw:style-name="gr19" draw:text-style-name="P1" draw:layer="layout" svg:x1="10.785cm" svg:y1="22.625cm" svg:x2="11.061cm" svg:y2="22.9cm">
          <text:p/>
        </draw:line>
        <draw:line draw:style-name="gr19" draw:text-style-name="P1" draw:layer="layout" svg:x1="10.814cm" svg:y1="22.509cm" svg:x2="11.18cm" svg:y2="22.875cm">
          <text:p/>
        </draw:line>
        <draw:line draw:style-name="gr19" draw:text-style-name="P1" draw:layer="layout" svg:x1="10.876cm" svg:y1="22.426cm" svg:x2="11.267cm" svg:y2="22.818cm">
          <text:p/>
        </draw:line>
        <draw:line draw:style-name="gr19" draw:text-style-name="P1" draw:layer="layout" svg:x1="10.932cm" svg:y1="22.339cm" svg:x2="11.333cm" svg:y2="22.739cm">
          <text:p/>
        </draw:line>
        <draw:line draw:style-name="gr19" draw:text-style-name="P1" draw:layer="layout" svg:x1="10.981cm" svg:y1="22.243cm" svg:x2="11.386cm" svg:y2="22.648cm">
          <text:p/>
        </draw:line>
        <draw:line draw:style-name="gr19" draw:text-style-name="P1" draw:layer="layout" svg:x1="11.026cm" svg:y1="22.144cm" svg:x2="11.437cm" svg:y2="22.555cm">
          <text:p/>
        </draw:line>
        <draw:line draw:style-name="gr19" draw:text-style-name="P1" draw:layer="layout" svg:x1="11.08cm" svg:y1="22.053cm" svg:x2="11.485cm" svg:y2="22.459cm">
          <text:p/>
        </draw:line>
        <draw:line draw:style-name="gr19" draw:text-style-name="P1" draw:layer="layout" svg:x1="11.136cm" svg:y1="21.965cm" svg:x2="11.533cm" svg:y2="22.362cm">
          <text:p/>
        </draw:line>
        <draw:line draw:style-name="gr19" draw:text-style-name="P1" draw:layer="layout" svg:x1="11.19cm" svg:y1="21.875cm" svg:x2="11.584cm" svg:y2="22.269cm">
          <text:p/>
        </draw:line>
        <draw:line draw:style-name="gr19" draw:text-style-name="P1" draw:layer="layout" svg:x1="11.23cm" svg:y1="21.77cm" svg:x2="11.63cm" svg:y2="22.17cm">
          <text:p/>
        </draw:line>
        <draw:line draw:style-name="gr19" draw:text-style-name="P1" draw:layer="layout" svg:x1="11.266cm" svg:y1="21.662cm" svg:x2="11.672cm" svg:y2="22.068cm">
          <text:p/>
        </draw:line>
        <draw:line draw:style-name="gr19" draw:text-style-name="P1" draw:layer="layout" svg:x1="11.309cm" svg:y1="21.56cm" svg:x2="11.709cm" svg:y2="21.961cm">
          <text:p/>
        </draw:line>
        <draw:line draw:style-name="gr19" draw:text-style-name="P1" draw:layer="layout" svg:x1="11.45cm" svg:y1="21.557cm" svg:x2="11.743cm" svg:y2="21.85cm">
          <text:p/>
        </draw:line>
        <draw:line draw:style-name="gr19" draw:text-style-name="P1" draw:layer="layout" svg:x1="11.586cm" svg:y1="21.555cm" svg:x2="11.78cm" svg:y2="21.748cm">
          <text:p/>
        </draw:line>
        <draw:line draw:style-name="gr19" draw:text-style-name="P1" draw:layer="layout" svg:x1="11.728cm" svg:y1="21.558cm" svg:x2="11.811cm" svg:y2="21.641cm">
          <text:p/>
        </draw:line>
        <draw:line draw:style-name="gr19" draw:text-style-name="P1" draw:layer="layout" svg:x1="10.627cm" svg:y1="22.376cm" svg:x2="10.747cm" svg:y2="22.495cm">
          <text:p/>
        </draw:line>
        <draw:line draw:style-name="gr19" draw:text-style-name="P1" draw:layer="layout" svg:x1="10.8cm" svg:y1="22.405cm" svg:x2="10.757cm" svg:y2="22.361cm">
          <text:p/>
        </draw:line>
        <draw:line draw:style-name="gr19" draw:text-style-name="P1" draw:layer="layout" svg:x1="9.537cm" svg:y1="22.087cm" svg:x2="9.839cm" svg:y2="22.389cm">
          <text:p/>
        </draw:line>
        <draw:line draw:style-name="gr19" draw:text-style-name="P1" draw:layer="layout" svg:x1="9.58cm" svg:y1="21.985cm" svg:x2="9.85cm" svg:y2="22.255cm">
          <text:p/>
        </draw:line>
        <draw:line draw:style-name="gr19" draw:text-style-name="P1" draw:layer="layout" svg:x1="9.612cm" svg:y1="21.873cm" svg:x2="9.85cm" svg:y2="22.111cm">
          <text:p/>
        </draw:line>
        <draw:line draw:style-name="gr19" draw:text-style-name="P1" draw:layer="layout" svg:x1="9.631cm" svg:y1="21.748cm" svg:x2="9.837cm" svg:y2="21.954cm">
          <text:p/>
        </draw:line>
        <draw:line draw:style-name="gr19" draw:text-style-name="P1" draw:layer="layout" svg:x1="17.807cm" svg:y1="22.362cm" svg:x2="17.918cm" svg:y2="22.473cm">
          <text:p/>
        </draw:line>
        <draw:line draw:style-name="gr19" draw:text-style-name="P1" draw:layer="layout" svg:x1="16.902cm" svg:y1="22.552cm" svg:x2="17.049cm" svg:y2="22.7cm">
          <text:p/>
        </draw:line>
        <draw:line draw:style-name="gr19" draw:text-style-name="P1" draw:layer="layout" svg:x1="15.913cm" svg:y1="22.757cm" svg:x2="16.061cm" svg:y2="22.905cm">
          <text:p/>
        </draw:line>
        <draw:line draw:style-name="gr19" draw:text-style-name="P1" draw:layer="layout" svg:x1="15.252cm" svg:y1="23.124cm" svg:x2="15.415cm" svg:y2="23.288cm">
          <text:p/>
        </draw:line>
        <draw:line draw:style-name="gr19" draw:text-style-name="P1" draw:layer="layout" svg:x1="15.399cm" svg:y1="23.13cm" svg:x2="15.534cm" svg:y2="23.266cm">
          <text:p/>
        </draw:line>
        <draw:line draw:style-name="gr19" draw:text-style-name="P1" draw:layer="layout" svg:x1="15.546cm" svg:y1="23.136cm" svg:x2="15.623cm" svg:y2="23.214cm">
          <text:p/>
        </draw:line>
        <draw:line draw:style-name="gr19" draw:text-style-name="P1" draw:layer="layout" svg:x1="16.055cm" svg:y1="22.758cm" svg:x2="16.218cm" svg:y2="22.922cm">
          <text:p/>
        </draw:line>
        <draw:line draw:style-name="gr19" draw:text-style-name="P1" draw:layer="layout" svg:x1="16.197cm" svg:y1="22.759cm" svg:x2="16.338cm" svg:y2="22.902cm">
          <text:p/>
        </draw:line>
        <draw:line draw:style-name="gr19" draw:text-style-name="P1" draw:layer="layout" svg:x1="16.338cm" svg:y1="22.761cm" svg:x2="16.431cm" svg:y2="22.854cm">
          <text:p/>
        </draw:line>
        <draw:line draw:style-name="gr19" draw:text-style-name="P1" draw:layer="layout" svg:x1="17.049cm" svg:y1="22.552cm" svg:x2="17.196cm" svg:y2="22.7cm">
          <text:p/>
        </draw:line>
        <draw:line draw:style-name="gr19" draw:text-style-name="P1" draw:layer="layout" svg:x1="17.189cm" svg:y1="22.553cm" svg:x2="17.309cm" svg:y2="22.674cm">
          <text:p/>
        </draw:line>
        <draw:line draw:style-name="gr19" draw:text-style-name="P1" draw:layer="layout" svg:x1="17.329cm" svg:y1="22.554cm" svg:x2="17.399cm" svg:y2="22.625cm">
          <text:p/>
        </draw:line>
        <draw:line draw:style-name="gr19" draw:text-style-name="P1" draw:layer="layout" svg:x1="17.949cm" svg:y1="22.364cm" svg:x2="18.075cm" svg:y2="22.491cm">
          <text:p/>
        </draw:line>
        <draw:line draw:style-name="gr19" draw:text-style-name="P1" draw:layer="layout" svg:x1="18.087cm" svg:y1="22.363cm" svg:x2="18.221cm" svg:y2="22.499cm">
          <text:p/>
        </draw:line>
        <draw:line draw:style-name="gr19" draw:text-style-name="P1" draw:layer="layout" svg:x1="18.232cm" svg:y1="22.36cm" svg:x2="18.358cm" svg:y2="22.488cm">
          <text:p/>
        </draw:line>
        <draw:frame draw:style-name="gr27" draw:text-style-name="P13" draw:layer="layout" svg:width="1.661cm" svg:height="0.331cm" svg:x="13.979cm" svg:y="6.04cm">
          <draw:text-box>
            <text:p text:style-name="P2"><text:span text:style-name="T7">1998-05-17</text:span></text:p>
          </draw:text-box>
        </draw:frame>
        <draw:frame draw:style-name="gr7" draw:text-style-name="P5" draw:layer="layout" svg:width="0.493cm" svg:height="0.581cm" svg:x="18.161cm" svg:y="27.786cm">
          <draw:text-box>
            <text:p text:style-name="P2"><text:span text:style-name="T2">4</text:span></text:p>
          </draw:text-box>
        </draw:frame>
        <draw:frame draw:style-name="gr7" draw:text-style-name="P5" draw:layer="layout" svg:width="4.201cm" svg:height="1.161cm" svg:x="1.073cm" svg:y="5.668cm">
          <draw:text-box>
            <text:p text:style-name="P2"><text:span text:style-name="T2">Ruch powietrza -</text:span></text:p>
            <text:p text:style-name="P2"><text:span text:style-name="T2">Lód - Śnieg - Firn</text:span></text:p>
          </draw:text-box>
        </draw:frame>
        <draw:frame draw:style-name="gr7" draw:text-style-name="P5" draw:layer="layout" svg:width="2.682cm" svg:height="0.581cm" svg:x="1.073cm" svg:y="8.833cm">
          <draw:text-box>
            <text:p text:style-name="P2"><text:span text:style-name="T2">Stalagmity</text:span></text:p>
          </draw:text-box>
        </draw:frame>
        <draw:frame draw:style-name="gr7" draw:text-style-name="P5" draw:layer="layout" svg:width="2.521cm" svg:height="0.581cm" svg:x="1.073cm" svg:y="12.031cm">
          <draw:text-box>
            <text:p text:style-name="P2"><text:span text:style-name="T2">Stalaktyty</text:span></text:p>
          </draw:text-box>
        </draw:frame>
        <draw:frame draw:style-name="gr7" draw:text-style-name="P5" draw:layer="layout" svg:width="4.798cm" svg:height="1.161cm" svg:x="1.073cm" svg:y="15.228cm">
          <draw:text-box>
            <text:p text:style-name="P2"><text:span text:style-name="T2">Draperie (nacieki) -</text:span></text:p>
            <text:p text:style-name="P2"><text:span text:style-name="T2">Stalagnaty</text:span></text:p>
          </draw:text-box>
        </draw:frame>
        <draw:frame draw:style-name="gr7" draw:text-style-name="P5" draw:layer="layout" svg:width="5.531cm" svg:height="1.741cm" svg:x="1.073cm" svg:y="18.359cm">
          <draw:text-box>
            <text:p text:style-name="P2"><text:span text:style-name="T2">Heliktyty -</text:span></text:p>
            <text:p text:style-name="P2"><text:span text:style-name="T2">Nacieki makaronowe -</text:span></text:p>
            <text:p text:style-name="P2"><text:span text:style-name="T2">Kryształy</text:span></text:p>
          </draw:text-box>
        </draw:frame>
        <draw:frame draw:style-name="gr7" draw:text-style-name="P5" draw:layer="layout" svg:width="4.295cm" svg:height="0.581cm" svg:x="1.073cm" svg:y="21.557cm">
          <draw:text-box>
            <text:p text:style-name="P2"><text:span text:style-name="T2">Misy martwicowe</text:span></text:p>
          </draw:text-box>
        </draw:frame>
        <draw:frame draw:style-name="gr7" draw:text-style-name="P5" draw:layer="layout" svg:width="4.892cm" svg:height="1.741cm" svg:x="1.073cm" svg:y="24.822cm">
          <draw:text-box>
            <text:p text:style-name="P2"><text:span text:style-name="T2">Polewa naciekowa -</text:span></text:p>
            <text:p text:style-name="P2"><text:span text:style-name="T2">Polewa na ścianie -</text:span></text:p>
            <text:p text:style-name="P2"><text:span text:style-name="T2">Mleko wapienne</text:span></text:p>
          </draw:text-box>
        </draw:frame>
        <draw:frame draw:style-name="gr10" draw:text-style-name="P9" draw:layer="layout" svg:width="9.421cm" svg:height="0.412cm" svg:x="1.058cm" svg:y="27.928cm">
          <draw:text-box>
            <text:p text:style-name="P2"><text:span text:style-name="T5">Http://www.carto.net/neumann/caving/cave-symbols/</text:span></text:p>
          </draw:text-box>
        </draw:frame>
        <draw:frame draw:style-name="gr11" draw:text-style-name="P5" draw:layer="layout" svg:width="4.083cm" svg:height="0.581cm" svg:x="8.121cm" svg:y="4.005cm">
          <draw:text-box>
            <text:p text:style-name="P10"><text:span text:style-name="T2">Symbol w planie</text:span></text:p>
          </draw:text-box>
        </draw:frame>
        <draw:frame draw:style-name="gr11" draw:text-style-name="P5" draw:layer="layout" svg:width="2.487cm" svg:height="1.161cm" svg:x="13.781cm" svg:y="3.978cm">
          <draw:text-box>
            <text:p text:style-name="P10"><text:span text:style-name="T2">Symbol w</text:span><text:span text:style-name="T2"><text:line-break/></text:span><text:span text:style-name="T2">przekroju </text:span></text:p>
          </draw:text-box>
        </draw:frame>
        <draw:frame draw:style-name="gr8" draw:text-style-name="P6" draw:layer="layout" svg:width="13.625cm" svg:height="0.822cm" svg:x="1.062cm" svg:y="1.642cm">
          <draw:text-box>
            <text:p text:style-name="P2"><text:span text:style-name="T3">Symbole jaskiniowe: Oficjalna lista UIS</text:span></text:p>
          </draw:text-box>
        </draw:frame>
        <draw:frame draw:style-name="gr9" draw:text-style-name="P8" draw:layer="layout" svg:width="16.724cm" svg:height="0.653cm" svg:x="1.062cm" svg:y="2.696cm">
          <draw:text-box>
            <text:p text:style-name="P7"><text:span text:style-name="T4">Gruba robocza UIS "Kartowanie i planowanie jaskiń" (1999)</text:span></text:p>
          </draw:text-box>
        </draw:frame>
      </draw:page>
      <draw:page draw:name="page5" draw:style-name="dp1" draw:master-page-name="master-page3">
        <draw:polygon draw:style-name="gr1" draw:text-style-name="P1" draw:layer="layout" svg:width="1.393cm" svg:height="0.517cm" svg:x="16.459cm" svg:y="20.194cm" svg:viewBox="0 0 1394 518" draw:points="0,5 1076,0 1143,77 1189,159 1255,262 1312,360 1353,431 1394,518 399,518 379,416 333,334 282,262 220,184 154,123 82,62">
          <text:p/>
        </draw:polygon>
        <draw:polygon draw:style-name="gr1" draw:text-style-name="P1" draw:layer="layout" svg:width="0.731cm" svg:height="0.737cm" svg:x="12.008cm" svg:y="18.977cm" svg:viewBox="0 0 732 738" draw:points="123,6 50,73 18,146 0,250 0,384 6,531 38,616 98,714 141,738 348,726 494,726 628,726 726,726 732,18 513,6 336,0">
          <text:p/>
        </draw:polygon>
        <draw:polygon draw:style-name="gr1" draw:text-style-name="P1" draw:layer="layout" svg:width="4.743cm" svg:height="2.399cm" svg:x="8.001cm" svg:y="5.527cm" svg:viewBox="0 0 4744 2400" draw:points="0,0 4744,0 4744,2400 0,2400">
          <text:p/>
        </draw:polygon>
        <draw:polygon draw:style-name="gr1" draw:text-style-name="P1" draw:layer="layout" svg:width="4.743cm" svg:height="2.4cm" svg:x="8.001cm" svg:y="8.712cm" svg:viewBox="0 0 4744 2401" draw:points="0,0 4744,0 4744,2401 0,2401">
          <text:p/>
        </draw:polygon>
        <draw:polygon draw:style-name="gr1" draw:text-style-name="P1" draw:layer="layout" svg:width="4.742cm" svg:height="2.4cm" svg:x="7.996cm" svg:y="11.915cm" svg:viewBox="0 0 4743 2401" draw:points="0,0 4743,0 4743,2401 0,2401">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3cm" svg:height="2.399cm" svg:x="8.001cm" svg:y="15.135cm" svg:viewBox="0 0 4744 2400" draw:points="0,0 4744,0 4744,2400 0,2400">
          <text:p/>
        </draw:polygon>
        <draw:polygon draw:style-name="gr1" draw:text-style-name="P1" draw:layer="layout" svg:width="4.743cm" svg:height="2.4cm" svg:x="8.001cm" svg:y="18.314cm" svg:viewBox="0 0 4744 2401" draw:points="0,0 4744,0 4744,2401 0,2401">
          <text:p/>
        </draw:polygon>
        <draw:polygon draw:style-name="gr1" draw:text-style-name="P1" draw:layer="layout" svg:width="4.742cm" svg:height="2.4cm" svg:x="13.614cm" svg:y="18.314cm" svg:viewBox="0 0 4743 2401" draw:points="0,0 4743,0 4743,2401 0,2401">
          <text:p/>
        </draw:polygon>
        <draw:polygon draw:style-name="gr1" draw:text-style-name="P1" draw:layer="layout" svg:width="4.743cm" svg:height="2.4cm" svg:x="8.001cm" svg:y="21.555cm" svg:viewBox="0 0 4744 2401" draw:points="0,0 4744,0 4744,2401 0,2401">
          <text:p/>
        </draw:polygon>
        <draw:polygon draw:style-name="gr1" draw:text-style-name="P1" draw:layer="layout" svg:width="4.743cm" svg:height="2.4cm" svg:x="8.001cm" svg:y="24.727cm" svg:viewBox="0 0 4744 2401" draw:points="0,0 4744,0 4744,2401 0,2401">
          <text:p/>
        </draw:polygon>
        <draw:polygon draw:style-name="gr1" draw:text-style-name="P1" draw:layer="layout" svg:width="4.742cm" svg:height="2.4cm" svg:x="13.614cm" svg:y="24.721cm" svg:viewBox="0 0 4743 2401" draw:points="0,0 4743,0 4743,2401 0,2401">
          <text:p/>
        </draw:polygon>
        <draw:polygon draw:style-name="gr1" draw:text-style-name="P1" draw:layer="layout" svg:width="4.742cm" svg:height="2.4cm" svg:x="13.614cm" svg:y="21.548cm" svg:viewBox="0 0 4743 2401" draw:points="0,0 4743,0 4743,2401 0,2401">
          <text:p/>
        </draw:polygon>
        <draw:polygon draw:style-name="gr1" draw:text-style-name="P1" draw:layer="layout" svg:width="4.742cm" svg:height="2.4cm" svg:x="13.614cm" svg:y="15.121cm" svg:viewBox="0 0 4743 2401" draw:points="0,0 4743,0 4743,2401 0,2401">
          <text:p/>
        </draw:polygon>
        <draw:polygon draw:style-name="gr1" draw:text-style-name="P1" draw:layer="layout" svg:width="4.742cm" svg:height="2.4cm" svg:x="13.62cm" svg:y="8.712cm" svg:viewBox="0 0 4743 2401" draw:points="0,0 4743,0 4743,2401 0,2401">
          <text:p/>
        </draw:polygon>
        <draw:polygon draw:style-name="gr1" draw:text-style-name="P1" draw:layer="layout" svg:width="4.743cm" svg:height="2.4cm" svg:x="13.618cm" svg:y="5.505cm" svg:viewBox="0 0 4744 2401" draw:points="0,0 4744,0 4744,2401 0,2401">
          <text:p/>
        </draw:polygon>
        <draw:line draw:style-name="gr1" draw:text-style-name="P1" draw:layer="layout" svg:x1="8.967cm" svg:y1="7.426cm" svg:x2="8.979cm" svg:y2="6.362cm">
          <text:p/>
        </draw:line>
        <draw:polygon draw:style-name="gr6" draw:text-style-name="P4" draw:layer="layout" svg:width="0.225cm" svg:height="0.411cm" svg:x="8.865cm" svg:y="5.959cm" svg:viewBox="0 0 226 412" draw:points="113,0 169,205 226,412 113,412 0,412 57,205">
          <text:p/>
        </draw:polygon>
        <draw:line draw:style-name="gr1" draw:text-style-name="P1" draw:layer="layout" svg:x1="10.779cm" svg:y1="7.426cm" svg:x2="10.792cm" svg:y2="6.362cm">
          <text:p/>
        </draw:line>
        <draw:polygon draw:style-name="gr6" draw:text-style-name="P4" draw:layer="layout" svg:width="0.225cm" svg:height="0.411cm" svg:x="10.678cm" svg:y="5.959cm" svg:viewBox="0 0 226 412" draw:points="113,0 169,205 226,412 113,412 0,412 56,205">
          <text:p/>
        </draw:polygon>
        <draw:line draw:style-name="gr1" draw:text-style-name="P1" draw:layer="layout" svg:x1="14.923cm" svg:y1="7.405cm" svg:x2="14.935cm" svg:y2="6.341cm">
          <text:p/>
        </draw:line>
        <draw:polygon draw:style-name="gr6" draw:text-style-name="P4" draw:layer="layout" svg:width="0.225cm" svg:height="0.41cm" svg:x="14.821cm" svg:y="5.938cm" svg:viewBox="0 0 226 411" draw:points="114,0 170,206 226,411 114,411 0,411 57,206">
          <text:p/>
        </draw:polygon>
        <draw:frame draw:style-name="gr29" draw:text-style-name="P14" draw:layer="layout" svg:width="0.846cm" svg:height="0.987cm" svg:x="9.096cm" svg:y="6.691cm">
          <draw:text-box>
            <text:p text:style-name="P2"><text:span text:style-name="T8">N</text:span></text:p>
          </draw:text-box>
        </draw:frame>
        <draw:frame draw:style-name="gr29" draw:text-style-name="P14" draw:layer="layout" svg:width="0.846cm" svg:height="0.987cm" svg:x="10.886cm" svg:y="6.679cm">
          <draw:text-box>
            <text:p text:style-name="P2"><text:span text:style-name="T8">N</text:span></text:p>
          </draw:text-box>
        </draw:frame>
        <draw:frame draw:style-name="gr11" draw:text-style-name="P8" draw:layer="layout" svg:width="0.563cm" svg:height="0.653cm" svg:x="11.483cm" svg:y="6.941cm">
          <draw:text-box>
            <text:p text:style-name="P2"><text:span text:style-name="T4">c</text:span></text:p>
          </draw:text-box>
        </draw:frame>
        <draw:frame draw:style-name="gr29" draw:text-style-name="P14" draw:layer="layout" svg:width="0.846cm" svg:height="0.987cm" svg:x="15.041cm" svg:y="6.658cm">
          <draw:text-box>
            <text:p text:style-name="P2"><text:span text:style-name="T8">N</text:span></text:p>
          </draw:text-box>
        </draw:frame>
        <draw:polyline draw:style-name="gr3" draw:text-style-name="P1" draw:layer="layout" svg:width="3.461cm" svg:height="1.801cm" svg:x="8.001cm" svg:y="9.307cm" svg:viewBox="0 0 3462 1802" draw:points="0,0 86,47 172,114 247,204 300,289 352,384 404,455 456,502 513,531 603,550 732,554 846,564 940,588 1045,650 1154,707 1286,807 1377,859 1547,920 1708,954 1983,1025 2173,1105 2377,1219 2562,1314 2799,1442 3017,1541 3163,1612 3306,1693 3415,1759 3462,1802">
          <text:p/>
        </draw:polyline>
        <draw:polyline draw:style-name="gr3" draw:text-style-name="P1" draw:layer="layout" svg:width="3.195cm" svg:height="1.574cm" svg:x="9.552cm" svg:y="8.714cm" svg:viewBox="0 0 3196 1575" draw:points="0,0 99,128 171,209 251,308 332,417 379,474 412,493 464,512 540,526 616,536 706,555 810,598 915,659 1014,702 1109,740 1232,759 1337,778 1412,820 1474,910 1512,986 1574,1034 1712,1109 1849,1157 2001,1233 2120,1309 2248,1403 2380,1484 2456,1513 2523,1518 2665,1532 2888,1537 3058,1556 3196,1575">
          <text:p/>
        </draw:polyline>
        <draw:path draw:style-name="gr13" draw:text-style-name="P4" draw:layer="layout" svg:width="0.336cm" svg:height="0.532cm" svg:x="9.031cm" svg:y="9.322cm" svg:viewBox="0 0 337 533" svg:d="M272 530c-109-100-199-209-270-330l5-8c72 120 161 230 270 329zM2 200l-2-4 5-4v4zM5 192c49-38 102-72 157-104l-2 9c-55 31-107 65-156 103zM162 88c55-32 113-61 173-87l-2 8c-60 27-117 56-173 88zM335 1l2-1v2l-3 3zM337 2c-1 89-6 176-16 263l-6 5c10-87 16-174 16-262zM321 265c-10 87-25 173-44 259l-5 3c18-86 33-171 43-257zM277 524l-2 9-3-3 2-5z">
          <text:p/>
        </draw:path>
        <draw:path draw:style-name="gr13" draw:text-style-name="P4" draw:layer="layout" svg:width="0.296cm" svg:height="0.347cm" svg:x="9.137cm" svg:y="8.89cm" svg:viewBox="0 0 297 348" svg:d="M8 338l287-36-3 9-287 36zM297 304v7h-5l2-4zM291 310c-2-51-8-101-17-150l6-7c9 50 15 100 17 151zM274 160c-10-50-22-100-37-149l6-8c15 50 27 100 37 150zM239 5l3-5 1 3-3 4zM241 9l-234 336-2-5 234-335zM5 347l-5 1 5-8 1 2z">
          <text:p/>
        </draw:path>
        <draw:path draw:style-name="gr13" draw:text-style-name="P4" draw:layer="layout" svg:width="0.694cm" svg:height="0.361cm" svg:x="8.259cm" svg:y="9.024cm" svg:viewBox="0 0 695 362" svg:d="M270 353c74-30 145-64 216-102l-2 8c-71 39-142 73-216 103zM486 251c69-38 137-81 203-125l-1 8c-67 45-135 87-204 125zM691 125l4 4-7 5v-4zM686 134c-73-52-161-94-263-125l5-9c102 31 189 73 263 125zM427 0h1l-3 4zM424 9c-78 28-151 60-220 96l2-8c69-36 142-69 221-97zM204 105c-70 36-135 76-198 120l1-9c63-43 129-83 199-119zM4 225l-4-4 7-5v4zM9 216c77 64 164 110 262 137l-4 9c-98-27-186-73-263-137zM268 362h-1l2-4z">
          <text:p/>
        </draw:path>
        <draw:path draw:style-name="gr13" draw:text-style-name="P4" draw:layer="layout" svg:width="0.492cm" svg:height="0.452cm" svg:x="9.515cm" svg:y="9.34cm" svg:viewBox="0 0 493 453" svg:d="M7 287c116 72 231 124 347 156l-5 9c-115-32-231-84-347-156zM354 448l-2 5-3-1 3-4zM349 448l138-342h4l-137 342zM491 102l2 1-2 3h-2zM487 111c-49-30-99-54-151-70l5-9c51 16 102 40 150 70zM336 41c-51-17-105-28-159-32l3-9c55 4 109 15 161 32zM177 3l2-3h1l-2 5zM180 7l-174 286-3-3 174-287zM2 296l-2-1 3-5 1 1z">
          <text:p/>
        </draw:path>
        <draw:path draw:style-name="gr13" draw:text-style-name="P4" draw:layer="layout" svg:width="0.244cm" svg:height="0.233cm" svg:x="10.135cm" svg:y="9.543cm" svg:viewBox="0 0 245 234" svg:d="M7 210c74 20 147 20 221 0l-2 9c-75 20-149 20-223 0zM230 214l-2 5h-2l1-4zM224 216c20-69 20-139 0-208l6-7c20 71 20 142 0 213zM228 1l1-1 1 1-3 4zM226 9c-93 56-166 126-220 208l-2-4c55-84 129-155 224-212zM3 219h-3l4-6 1 2z">
          <text:p/>
        </draw:path>
        <draw:path draw:style-name="gr13" draw:text-style-name="P4" draw:layer="layout" svg:width="0.197cm" svg:height="0.129cm" svg:x="10.238cm" svg:y="9.889cm" svg:viewBox="0 0 198 130" svg:d="M5 121c32-5 65-15 95-27l-2 9c-31 13-64 22-96 27zM100 94c31-12 61-27 90-45l-1 8c-30 19-60 34-91 46zM192 48l6 4-9 5 1-4zM187 57h-1l5-9h1zM186 57c-6-4-13-8-20-12l4-9c7 4 14 8 21 12zM166 45c-7-3-14-6-21-9l4-9c7 3 14 6 21 9zM145 36c-37-16-76-24-119-26l3-9c44 2 83 10 120 26zM25 7l1-7 3 1-1 4zM30 4l-24 120-5 3 24-120zM2 130h-2l1-3 3-1z">
          <text:p/>
        </draw:path>
        <draw:path draw:style-name="gr13" draw:text-style-name="P4" draw:layer="layout" svg:width="0.593cm" svg:height="0.132cm" svg:x="8.312cm" svg:y="9.128cm" svg:viewBox="0 0 594 133" svg:d="M3 113h1l-4 9zM4 113c54-7 109 1 159 7l-4 9c-50-6-105-12-159-7zM163 120c12 2 24 3 34 4l-4 9c-13-1-23-2-34-4zM194 133h-1l2-4zM196 124l244-123-2 8-244 124zM440 1l1-1-2 5zM441 0c9 2 17 4 26 5l-4 10c-9-2-18-4-26-6zM467 5c42 9 84 18 127 17l-4 9c-42 1-85-8-127-16z">
          <text:p/>
        </draw:path>
        <draw:polygon draw:style-name="gr13" draw:text-style-name="P4" draw:layer="layout" svg:width="0.06cm" svg:height="0.087cm" svg:x="8.687cm" svg:y="9.047cm" svg:viewBox="0 0 61 88" draw:points="56,88 0,8 6,0 61,80">
          <text:p/>
        </draw:polygon>
        <draw:path draw:style-name="gr13" draw:text-style-name="P4" draw:layer="layout" svg:width="0.017cm" svg:height="0.11cm" svg:x="8.515cm" svg:y="9.252cm" svg:viewBox="0 0 18 111" svg:d="M7 0c10 32 10 60 11 89l-6 5c-1-28-1-56-12-87zM18 89c0 5 0 10 0 17l-6 5c0-5 0-11 0-17z">
          <text:p/>
        </draw:path>
        <draw:path draw:style-name="gr13" draw:text-style-name="P4" draw:layer="layout" svg:width="0.212cm" svg:height="0.267cm" svg:x="9.081cm" svg:y="9.53cm" svg:viewBox="0 0 213 268" svg:d="M208 268c-13-38-26-76-36-113l6-8c10 38 22 76 35 114zM172 155c-10-38-17-77-19-118l6-6c2 41 9 79 19 116zM158 30h1v1l-3 3zM154 39l-154-30 4-9 154 30z">
          <text:p/>
        </draw:path>
        <draw:polygon draw:style-name="gr13" draw:text-style-name="P4" draw:layer="layout" svg:width="0.097cm" svg:height="0.187cm" svg:x="9.234cm" svg:y="9.375cm" svg:viewBox="0 0 98 188" draw:points="0,187 94,0 98,2 4,188">
          <text:p/>
        </draw:polygon>
        <draw:path draw:style-name="gr13" draw:text-style-name="P4" draw:layer="layout" svg:width="0.175cm" svg:height="0.257cm" svg:x="9.194cm" svg:y="8.946cm" svg:viewBox="0 0 176 258" svg:d="M2 249l106-65-1 8-107 66zM110 186l-1 4-2 2 1-4zM105 189c15-67 38-130 67-189l4 2c-29 58-50 119-66 184z">
          <text:p/>
        </draw:path>
        <draw:polygon draw:style-name="gr13" draw:text-style-name="P4" draw:layer="layout" svg:width="0.097cm" svg:height="0.05cm" svg:x="9.305cm" svg:y="9.128cm" svg:viewBox="0 0 98 51" draw:points="4,0 98,42 94,51 0,9">
          <text:p/>
        </draw:polygon>
        <draw:path draw:style-name="gr13" draw:text-style-name="P4" draw:layer="layout" svg:width="0.292cm" svg:height="0.164cm" svg:x="9.556cm" svg:y="9.606cm" svg:viewBox="0 0 293 165" svg:d="M4 11l123-11-4 9-123 11zM127 0l-2 5zM127 0l138 55-5 9-137-55zM265 55v1l-3 3zM265 56l28 102-6 7-27-102z">
          <text:p/>
        </draw:path>
        <draw:path draw:style-name="gr13" draw:text-style-name="P4" draw:layer="layout" svg:width="0.011cm" svg:height="0.212cm" svg:x="9.683cm" svg:y="9.385cm" svg:viewBox="0 0 12 213" svg:d="M6 213c-8-69-8-138 0-209l6-4c-7 69-7 138 0 207z">
          <text:p/>
        </draw:path>
        <draw:path draw:style-name="gr13" draw:text-style-name="P4" draw:layer="layout" svg:width="0.131cm" svg:height="0.169cm" svg:x="9.825cm" svg:y="9.47cm" svg:viewBox="0 0 132 170" svg:d="M1 162c46-35 88-90 127-162l4 3c-41 74-84 130-132 167z">
          <text:p/>
        </draw:path>
        <draw:path draw:style-name="gr13" draw:text-style-name="P4" draw:layer="layout" svg:width="0.207cm" svg:height="0.204cm" svg:x="10.599cm" svg:y="10.214cm" svg:viewBox="0 0 208 205" svg:d="M0 191c8-33 17-64 29-95h5c-12 30-21 61-28 92zM29 96c12-32 27-63 47-93l2 4c-18 28-32 59-44 89zM76 3l1-3 2 1-2 4zM79 1c27 5 51 15 72 27l-4 9c-21-12-45-22-72-27zM151 28c21 13 40 28 56 45l-4 8c-17-16-35-31-56-44zM207 73l1 1v2l-3 1zM208 76c-1 1-1 1-1 1h-4l-1 1zM202 78l1-1h2zM207 77c-2 7-5 13-7 20l-5-1c3-6 5-12 7-18zM200 97c-3 6-6 13-10 19l-3-2c3-6 6-12 8-18zM190 116l-1-1zM190 116c-16 32-38 60-66 83v-8c27-22 47-47 63-77zM124 199l-1 1 1-5zM123 200h-2l3-9h2zM121 200c-5 1-11 2-16 3l3-9c5-1 11-2 16-3zM108 194l-2 4zM105 203c-6 1-12 1-17 2l3-10c6 0 11-1 17-1zM88 205c-30 1-59-2-87-11l4-9c28 9 58 12 86 10zM1 194l-1-1v-2l3-2z">
          <text:p/>
        </draw:path>
        <draw:path draw:style-name="gr13" draw:text-style-name="P4" draw:layer="layout" svg:width="0.163cm" svg:height="0.159cm" svg:x="10.614cm" svg:y="9.961cm" svg:viewBox="0 0 164 160" svg:d="M7 10c6 24 13 48 22 71l-5 8c-9-24-16-48-22-72zM29 81c9 24 21 47 35 70l-6 8c-14-22-25-46-34-70zM59 160h-1v-1l3-4zM62 151c22-5 40-12 56-22l-2 9c-16 10-35 17-57 22zM118 129c16-9 30-21 42-33l1 7c-14 13-28 25-45 35zM163 96l1 3-3 4-1-3zM158 103c-7-18-15-34-25-49l5-9c10 16 19 33 25 51zM133 54c-11-15-23-29-37-41l5-9c14 12 27 26 37 41zM100 4h1l-3 5zM96 13h-1l4-9h1zM99 4l-2 4zM95 13c-4-1-9-2-13-2l4-9c4 0 9 1 13 2zM82 11c-4-1-9-1-13-2l4-9c4 1 9 1 13 2zM69 9c-22-1-44 2-66 9l3-9c22-7 44-10 67-9zM2 17l-2-7 6-1-1 4z">
          <text:p/>
        </draw:path>
        <draw:path draw:style-name="gr13" draw:text-style-name="P4" draw:layer="layout" svg:width="0.156cm" svg:height="0.186cm" svg:x="11.5cm" svg:y="10.418cm" svg:viewBox="0 0 157 187" svg:d="M114 10c-20 14-40 30-58 47v-7c19-19 39-34 59-49zM56 57c-18 17-35 35-51 56l-2-5c16-22 34-41 53-58zM2 115l-2-3 3-4 1 3zM7 106c12 18 25 32 40 44l-5 9c-15-12-28-26-40-44zM47 150c14 11 30 20 47 28l-5 9c-16-8-32-17-47-28zM91 186l-1 1h-1l2-5zM92 178l-1 1 1 7c-1 0-1 0-1 0zM91 179l1-1v4zM92 178c4-3 7-7 11-10v7c-3 4-7 7-12 11zM103 168c4-4 7-8 10-11l2 6c-4 4-8 8-12 12zM113 157c18-20 31-41 39-66l5-1c-9 27-23 52-42 73zM157 88v2l-3 1zM151 94l6-7v1zM151 94c0-4-1-9-2-13l5-7c1 4 2 9 3 13zM149 81c-1-4-3-8-4-12l6-8c1 5 2 9 3 13zM145 69c-7-21-17-41-33-59l5-9c16 18 27 39 34 60zM115 1l2-1v1l-2 4z">
          <text:p/>
        </draw:path>
        <draw:path draw:style-name="gr13" draw:text-style-name="P4" draw:layer="layout" svg:width="0.177cm" svg:height="0.138cm" svg:x="10.832cm" svg:y="10.028cm" svg:viewBox="0 0 178 139" svg:d="M6 70c21 13 44 25 68 35l-5 9c-24-10-46-22-67-35zM74 105c23 11 47 19 72 25l-4 9c-25-6-50-14-73-25zM146 136l-2 3h-2l2-5zM143 132c11-18 18-35 22-52l6-2c-5 19-13 39-25 58zM165 80l3-1zM165 80c5-17 7-35 7-52l6-6c0 19-2 37-7 56zM177 21h1v1l-3 3zM173 30c-1 0-1-1-1-1l4-9c1 1 1 1 1 1zM172 29l2-4zM172 29c-5-2-10-4-15-6l5-9c5 2 10 4 14 6zM157 23l3-4zM157 23c-5-2-9-4-14-5l4-9c5 1 10 3 15 5zM143 18c-25-8-51-11-78-8l3-9c27-3 53 0 79 8zM67 1h1l-1 4zM66 9v1l1-9zM67 1v4zM66 10c-4 2-7 4-11 7l1-8c4-3 7-5 11-8zM55 17c-4 2-7 5-10 8v-8c3-2 7-5 11-8zM45 25c-16 14-29 31-39 50l-4-2c11-22 26-40 43-56zM2 79l-2-2 2-4 2 1z">
          <text:p/>
        </draw:path>
        <draw:path draw:style-name="gr13" draw:text-style-name="P4" draw:layer="layout" svg:width="0.179cm" svg:height="0.138cm" svg:x="10.607cm" svg:y="9.695cm" svg:viewBox="0 0 180 139" svg:d="M174 79c-23 13-45 25-68 35l2-8c23-10 45-22 67-35zM106 114c-23 11-48 19-73 25l2-9c26-6 50-14 73-24zM33 139h-1l-1-1 3-4zM31 138c-11-18-19-36-24-54l6-8c5 18 12 36 24 54zM7 84c-4-19-6-37-7-56l6-6c0 19 2 37 7 54zM0 28v-6l4-1-1 4zM4 21c1 0 0 0 1-1l-2 9c-1 0 0 0-1 0zM3 29l1-4zM5 20c5-2 10-4 15-6l-3 9c-4 2-9 4-14 6zM17 23l2-5zM20 14c5-2 10-4 15-5l-3 9c-5 1-10 3-15 5zM35 9c25-8 52-11 79-8l-4 9c-27-3-53 0-78 8zM114 1l-2 4zM114 1l-5 9zM114 1l-2 4zM114 1c4 2 7 5 11 7l-5 9c-3-2-7-5-11-7zM125 8c3 3 7 6 10 9l-5 8c-3-2-6-5-10-8zM135 17c17 14 31 33 42 54l-5 8c-12-21-25-38-42-54zM177 71l3 5-6 3v-4z">
          <text:p/>
        </draw:path>
        <draw:path draw:style-name="gr13" draw:text-style-name="P4" draw:layer="layout" svg:width="0.171cm" svg:height="0.197cm" svg:x="11.22cm" svg:y="10.521cm" svg:viewBox="0 0 172 198" svg:d="M2 194c15-38 32-72 51-104l3 4c-19 31-35 64-49 100zM53 90c20-32 43-61 69-88v7c-24 26-47 54-66 85zM122 2l2-2v1l-2 4zM124 1c13 26 24 51 32 77l-6 7c-8-25-18-50-31-76zM156 78c8 25 14 52 16 79l-6 6c-2-27-7-53-16-78zM172 157v5l-4 2 1-4zM168 164c-23 13-49 22-76 27l3-9c27-5 52-14 75-26zM92 191c-29 6-58 8-89 7l3-9c31 1 61-1 89-7zM3 198h-3l2-4h3z">
          <text:p/>
        </draw:path>
        <draw:path draw:style-name="gr13" draw:text-style-name="P4" draw:layer="layout" svg:width="0.172cm" svg:height="0.197cm" svg:x="12.183cm" svg:y="10.343cm" svg:viewBox="0 0 173 198" svg:d="M8 0c15 37 31 70 51 102l-6 8c-19-32-36-66-50-102zM59 102c19 31 41 59 66 85l-5 10c-25-27-47-56-67-87zM125 192l-3 6-2-1 3-6zM121 190c12-24 23-48 31-73l5-1c-8 26-20 51-32 76zM152 117c8-25 13-50 15-77l6-5c-2 28-8 55-16 81zM172 33l1 1v1l-3 3zM168 42c-23-12-49-21-77-26l4-9c29 5 54 14 77 26zM91 16c-27-6-56-8-87-7l3-9c32-1 61 1 88 7zM3 8l-3-8h7l-1 4z">
          <text:p/>
        </draw:path>
        <draw:path draw:style-name="gr13" draw:text-style-name="P4" draw:layer="layout" svg:width="0.175cm" svg:height="0.121cm" svg:x="10.895cm" svg:y="10.574cm" svg:viewBox="0 0 176 122" svg:d="M11 1c14 21 31 41 50 61l-5 8c-19-18-36-39-50-61zM61 62c19 18 41 35 66 50l-5 9c-24-15-46-32-66-51zM125 120l-2 2-1-1 3-4zM124 114c12-14 23-28 31-43l4 3c-10 16-21 31-34 46zM155 71c8-14 13-29 15-44l6-4c-2 17-8 34-17 51zM175 20h1v3l-3 2zM171 29c-24-7-50-12-77-16l4-9c27 4 53 9 77 16zM94 13c-27-3-56-4-87-4l3-9c32 0 61 1 88 4zM6 9l-6-9h10l-2 5z">
          <text:p/>
        </draw:path>
        <draw:path draw:style-name="gr13" draw:text-style-name="P4" draw:layer="layout" svg:width="0.171cm" svg:height="0.116cm" svg:x="11.833cm" svg:y="10.831cm" svg:viewBox="0 0 172 117" svg:d="M9 96c25 7 52 11 79 11l-4 10c-27-1-54-5-79-11zM88 107c26 1 54-1 82-6l-3 9c-28 5-56 7-83 7zM172 102v7l-5 1 2-5zM166 108c-1-19-2-37-7-53l6-7c4 17 6 35 7 54zM159 55c-4-17-10-33-19-46l5-8c10 13 16 29 20 47zM144 1l1-1v1l-2 4zM142 9c-22 11-45 24-67 40l1-8c23-17 45-30 68-40zM75 49c-22 16-45 34-68 56v-8c23-21 47-40 69-56zM5 106l-5-2 7-7v4z">
          <text:p/>
        </draw:path>
        <draw:path draw:style-name="gr13" draw:text-style-name="P4" draw:layer="layout" svg:width="0.221cm" svg:height="0.175cm" svg:x="11.3cm" svg:y="10.248cm" svg:viewBox="0 0 222 176" svg:d="M0 166c1-31 6-60 15-88l5-1c-9 25-13 54-14 83zM15 78c8-27 23-53 40-76l2 5c-16 21-29 45-37 70zM55 2l1-2h2l-2 5zM58 0l163 55-4 9-164-55zM221 55l1 1v1l-3 3zM222 57v1l-6 5v-1zM222 58c-1 6-1 11-2 17l-6 3c1-5 2-10 2-15zM220 75c-1 5-2 10-3 15l-5 4c1-5 1-10 2-16zM217 90c-5 28-13 53-24 74l-3-2c9-20 17-42 22-68zM193 164l-1 3-2 1 2-5zM190 168c-33 5-65 8-96 8l4-10c31 0 63-2 95-7zM94 176c-31 0-62-3-93-8l4-9c31 5 62 7 93 7zM1 168h-1v-2l3-3z">
          <text:p/>
        </draw:path>
        <draw:path draw:style-name="gr13" draw:text-style-name="P4" draw:layer="layout" svg:width="0.192cm" svg:height="0.13cm" svg:x="11.332cm" svg:y="10.083cm" svg:viewBox="0 0 193 131" svg:d="M6 7c0 1 1 2 1 2l-6 6c0-1 0-2 0-2zM7 9c0 6 0 12 1 18l-6 6c-1-6-1-12-1-18zM8 27c1 6 2 11 3 17l-6 7c-1-6-2-12-3-18zM11 44c6 28 19 54 40 77l-5 9c-21-24-34-50-41-79zM47 130l-1 1v-1l3-4zM50 120l140-40-2 9-141 41zM192 81l1 7-5 1 1-4zM186 88v-1l6-6zM192 81l-3 3zM186 87c0-4-1-7-2-11l6-7c1 4 1 8 2 12zM184 76c0-4-1-8-2-12l6-7c1 4 2 8 2 12zM182 64c-4-18-11-35-19-50l5-8c9 15 16 32 20 51zM167 5h1v1l-3 4zM163 14l4-9zM163 14c-19-2-37-4-55-5l4-9c18 1 36 3 55 5zM108 9c-6 0-12 0-17 0l3-9c6 0 12 0 18 0zM91 9l1-5zM91 9c-30-1-61 1-89 5l3-9c30-4 59-6 89-5zM1 13l-1-7 5-1-1 5z">
          <text:p/>
        </draw:path>
        <draw:path draw:style-name="gr13" draw:text-style-name="P4" draw:layer="layout" svg:width="0.181cm" svg:height="0.184cm" svg:x="11.031cm" svg:y="10.305cm" svg:viewBox="0 0 182 185" svg:d="M34 185v-1l5-8zM34 184c-4-7-7-13-10-20l5-8c3 7 7 13 10 20zM24 164c-3-6-6-13-9-19l6-8c2 6 5 13 8 19zM21 137l-3 4zM15 145c-12-34-17-70-14-106l6-4c-3 34 1 69 14 102zM1 39l1-6h4l-2 4zM6 33l149-33-3 9-149 33zM155 0h1v1l-2 4zM156 1l1 1-6 7zM157 2l-3 4zM157 2c2 4 4 8 6 13l-6 7c-2-4-4-8-6-13zM157 23v-1l3-3zM163 15c1 4 3 8 5 13l-6 7c-1-4-3-8-5-12zM168 28c8 22 13 43 14 65l-6 6c-1-21-6-42-14-64zM182 93v3l-3 3v-3zM179 99c-22 19-45 36-69 50l1-8c24-14 46-31 68-49zM110 149c-25 14-49 26-74 36l2-9c25-10 49-21 73-35zM36 185h-1-1l3-5z">
          <text:p/>
        </draw:path>
        <draw:path draw:style-name="gr13" draw:text-style-name="P4" draw:layer="layout" svg:width="0.141cm" svg:height="0.145cm" svg:x="12.25cm" svg:y="10.902cm" svg:viewBox="0 0 142 146" svg:d="M111 139c10-17 17-35 21-52l5-3c-4 19-12 39-22 58zM132 87c4-18 5-36 3-54l6-6c2 19 1 38-4 57zM140 25h1v2l-3 3zM136 34l-115-25 4-9 115 25zM21 4l2-4h2l-2 5zM25 5c0 1-1 1-1 1l-3-1c0-1 0-1 0-1zM20 5h1 1zM25 6c-2 3-3 7-5 10l-4-1c1-3 3-7 4-10zM20 16c-1 3-2 6-4 9l-4 1c1-4 2-7 4-11zM12 26h2zM17 25c-6 16-10 32-11 47l-6 4c1-16 5-33 12-50zM1 78h-1v-2l3-2zM5 70c17 14 35 27 53 38l-4 9c-18-12-36-24-53-39zM58 108c18 11 38 21 57 28l-4 9c-19-8-39-17-57-28zM115 142l-2 4-2-1 2-5z">
          <text:p/>
        </draw:path>
        <draw:path draw:style-name="gr13" draw:text-style-name="P4" draw:layer="layout" svg:width="0.25cm" svg:height="0.198cm" svg:x="10.376cm" svg:y="10.046cm" svg:viewBox="0 0 251 199" svg:d="M102 199c-22-8-43-17-60-29l5-9c17 12 37 21 59 29zM42 170c-17-12-31-27-41-45l5-8c10 17 24 31 41 44zM1 125l-1-1 1-4 2 1zM1 120c13-25 29-48 49-68v7c-18 19-33 39-44 63zM50 52c20-19 42-36 66-52l-1 8c-24 16-46 32-65 51zM116 0h2l-2 4zM118 0c49 7 93 26 130 58l-5 9c-37-32-80-51-129-58zM248 58l3 3-5 5-1-3zM246 66c-48 53-95 98-142 133l1-8c46-34 93-79 140-131zM104 199h-1-1l2-4z">
          <text:p/>
        </draw:path>
        <draw:path draw:style-name="gr13" draw:text-style-name="P4" draw:layer="layout" svg:width="0.155cm" svg:height="0.147cm" svg:x="10.879cm" svg:y="9.737cm" svg:viewBox="0 0 156 148" svg:d="M64 148c-14-6-27-13-38-22l5-8c10 8 24 15 37 21zM26 126c-10-8-19-19-25-32l5-7c6 12 15 22 25 31zM1 94l-1-1 1-3h3zM1 90c8-19 18-35 31-50l1 6c-11 13-20 28-27 45zM32 40c12-16 27-28 42-40l-1 8c-15 11-29 23-40 38zM74 0h1l-2 4zM75 0c31 5 57 19 79 44l-5 8c-22-24-48-38-78-43zM154 44l2 2-3 4-1-2zM153 50c-15 20-29 38-44 54v-7c14-15 28-33 42-52zM109 104c-14 16-29 30-43 43v-7c14-13 29-27 43-43zM66 147l-1 1h-1l2-5z">
          <text:p/>
        </draw:path>
        <draw:path draw:style-name="gr13" draw:text-style-name="P4" draw:layer="layout" svg:width="0.144cm" svg:height="0.162cm" svg:x="11.146cm" svg:y="10.044cm" svg:viewBox="0 0 145 163" svg:d="M141 108c-8 13-17 25-28 34v-7c10-9 18-19 25-31zM113 142c-11 10-23 17-36 21l2-9c13-4 24-10 34-19zM77 163h-1l2-4zM76 163c-17-10-31-22-43-36l5-8c12 13 26 25 42 35zM33 127c-12-14-22-29-31-46l5-8c9 17 19 32 31 46zM2 81l-2-1 2-2 2-1zM2 78c5-16 13-30 22-43l2 6c-8 11-15 23-19 36zM24 35c10-12 22-24 35-34l-1 8c-13 9-23 20-32 32zM59 1l2-1v1l-2 4zM61 1c34 35 61 69 81 101l-5 8c-20-32-47-65-81-100zM142 102l3 2-4 4-1-2z">
          <text:p/>
        </draw:path>
        <draw:path draw:style-name="gr13" draw:text-style-name="P4" draw:layer="layout" svg:width="0.189cm" svg:height="0.162cm" svg:x="11.459cm" svg:y="10.725cm" svg:viewBox="0 0 190 163" svg:d="M186 108c-11 13-23 24-37 34l1-9c13-8 24-19 34-31zM149 142c-14 10-29 17-49 21l4-9c18-4 33-12 46-21zM100 163l2-5zM100 163c-23-10-41-23-57-37l4-9c16 14 35 27 58 37zM43 126c-16-14-30-29-42-45l6-9c11 17 25 32 40 45zM1 81l-1-2 2-3h2zM2 76c14-31 39-56 75-75l-2 9c-34 17-57 40-69 67zM77 1l1-1 1 1-3 4zM79 1c22 17 43 34 61 51l-5 8c-17-16-39-33-61-50zM140 52c18 16 34 33 48 49l-5 8c-14-16-30-32-48-49zM188 101l2 2-4 5-1-3z">
          <text:p/>
        </draw:path>
        <draw:path draw:style-name="gr13" draw:text-style-name="P4" draw:layer="layout" svg:width="0.161cm" svg:height="0.182cm" svg:x="11.988cm" svg:y="10.51cm" svg:viewBox="0 0 162 183" svg:d="M125 1c10 13 19 26 26 41l-6 8c-6-15-15-28-25-41zM151 42c6 15 10 32 11 52l-6 6c-1-18-4-35-11-50zM162 94l-2 5-1-2zM160 99c-14 21-30 37-47 51l1-8c16-13 30-28 44-48zM113 150c-17 13-34 24-53 32l2-8c18-9 36-19 52-32zM60 182l-1 1v-1l2-4zM59 182l4-9v1zM59 182l2-4zM59 182c-4-2-8-5-11-8l5-9c3 3 7 6 10 8zM48 174c-3-3-7-6-10-9l5-9c3 3 7 6 10 9zM38 165c-16-18-28-40-37-68l5-7c10 27 22 49 37 66zM1 97l-1-3 4-4v4zM4 90v7h-1zM4 90v4zM4 90c7-5 12-10 18-17v9c-6 5-11 10-18 15zM22 73c6-5 12-9 18-14l-1 8c-6 4-11 9-17 15zM40 59c29-24 57-43 83-58l-1 8c-27 15-54 34-83 58zM123 1l1-1 1 1-3 4z">
          <text:p/>
        </draw:path>
        <draw:path draw:style-name="gr13" draw:text-style-name="P4" draw:layer="layout" svg:width="0.256cm" svg:height="0.218cm" svg:x="11.796cm" svg:y="10.249cm" svg:viewBox="0 0 257 219" svg:d="M6 202c58 13 121 10 190-9l-3 9c-70 19-134 22-191 10zM197 197l-2 4-2 1 1-4zM192 198l58-165h5l-58 164zM255 28l2 1-2 4h-2zM251 37l-148-28 4-9 148 28zM105 2l1-2h1l-2 5zM106 8c-46 53-79 120-99 198l-6 2c22-81 56-150 104-206zM2 212l-2-1 1-3 3-1z">
          <text:p/>
        </draw:path>
        <draw:path draw:style-name="gr13" draw:text-style-name="P4" draw:layer="layout" svg:width="0.227cm" svg:height="0.151cm" svg:x="11.652cm" svg:y="10.61cm" svg:viewBox="0 0 228 152" svg:d="M8 39c10 19 23 37 39 54l-5 9c-16-17-29-35-39-55zM47 93c16 17 34 35 56 50l-5 9c-22-16-40-32-56-50zM99 152h-1l3-5zM102 143l121-46-2 9-122 46zM225 98l3 5-7 3 1-4zM219 106l-55-97 6-8 55 97zM169 0l1 1-3 4zM165 10c-6 0-12 0-18 0l3-9c6 0 13-1 19-1zM147 10c-7 0-15 1-22 2l3-9c8-1 15-2 22-2zM125 12c-7 1-14 2-21 3l3-9c7-1 14-2 21-3zM104 15c-33 6-66 17-99 33l2-9c33-16 67-27 100-33zM3 47l-3-5 7-3-1 4z">
          <text:p/>
        </draw:path>
        <draw:path draw:style-name="gr13" draw:text-style-name="P4" draw:layer="layout" svg:width="0.163cm" svg:height="0.228cm" svg:x="12.194cm" svg:y="10.603cm" svg:viewBox="0 0 164 229" svg:d="M52 7c-11 17-22 36-29 57l-5 1c8-23 18-44 32-62zM23 64c-8 22-13 45-17 71l-5 4c3-27 9-52 17-74zM1 141h-1l1-2 3-2zM6 133l96 85-5 9-96-86zM101 225l-2 4-2-2 3-4zM99 221l60-93 3 4-61 93zM163 126l1 2-2 4-2-2zM158 134c-12-23-28-45-46-66l5-8c19 20 34 43 46 66zM112 68c-18-21-39-40-63-59l5-8c24 18 45 38 63 59zM50 3l2-3 2 1-3 4z">
          <text:p/>
        </draw:path>
        <draw:path draw:style-name="gr3" draw:text-style-name="P1" draw:layer="layout" svg:width="4.746cm" svg:height="0.358cm" svg:x="13.614cm" svg:y="9.327cm" svg:viewBox="0 0 4747 359" svg:d="M0 329l168-5 189 15 238 20 218-10 159-25 188-40 258-5h308l159-20 124-54 109-25h148l139 40c0 0 65 39 90 39 24 0 228 25 228 25l213-5 100-40 65-24 59 10 50 34 49 10 95-10 94-59 149-40 139-20 148 5 110 15 94 20 114-10 79-35 199-80 124-25 143-30">
          <text:p/>
        </draw:path>
        <draw:line draw:style-name="gr3" draw:text-style-name="P1" draw:layer="layout" svg:x1="16.028cm" svg:y1="10.496cm" svg:x2="16.244cm" svg:y2="10.473cm">
          <text:p/>
        </draw:line>
        <draw:line draw:style-name="gr3" draw:text-style-name="P1" draw:layer="layout" svg:x1="15.409cm" svg:y1="10.515cm" svg:x2="15.462cm" svg:y2="10.514cm">
          <text:p/>
        </draw:line>
        <draw:line draw:style-name="gr3" draw:text-style-name="P1" draw:layer="layout" svg:x1="14.941cm" svg:y1="10.514cm" svg:x2="14.994cm" svg:y2="10.514cm">
          <text:p/>
        </draw:line>
        <draw:line draw:style-name="gr3" draw:text-style-name="P1" draw:layer="layout" svg:x1="14.427cm" svg:y1="10.503cm" svg:x2="14.49cm" svg:y2="10.508cm">
          <text:p/>
        </draw:line>
        <draw:polyline draw:style-name="gr3" draw:text-style-name="P1" draw:layer="layout" svg:width="0.298cm" svg:height="0.015cm" svg:x="13.624cm" svg:y="10.478cm" svg:viewBox="0 0 299 16" draw:points="0,5 173,0 299,16">
          <text:p/>
        </draw:polyline>
        <draw:polyline draw:style-name="gr3" draw:text-style-name="P1" draw:layer="layout" svg:width="0.282cm" svg:height="0.02cm" svg:x="18.078cm" svg:y="10.2cm" svg:viewBox="0 0 283 21" draw:points="0,21 164,0 283,0">
          <text:p/>
        </draw:polyline>
        <draw:path draw:style-name="gr13" draw:text-style-name="P4" draw:layer="layout" svg:width="0.318cm" svg:height="0.096cm" svg:x="17.064cm" svg:y="10.377cm" svg:viewBox="0 0 319 97" svg:d="M6 83c12-15 27-30 46-45l-4 13c-16 12-27 24-36 35zM52 38c18-13 41-26 69-37l-7 14c-27 11-49 23-66 36zM121 1l2-1-5 8zM123 0l196 24-10 16-196-25zM319 24l-8 14 3-7zM311 38c-47 25-96 43-148 52l8-15c51-9 100-26 146-50zM163 90c-51 9-104 10-159 2l10-15c55 8 107 7 157-2zM4 92l-4-1 6-8 3 2z">
          <text:p/>
        </draw:path>
        <draw:path draw:style-name="gr13" draw:text-style-name="P4" draw:layer="layout" svg:width="0.252cm" svg:height="0.174cm" svg:x="17.412cm" svg:y="10.236cm" svg:viewBox="0 0 253 175" svg:d="M1 173c3-18 7-37 13-55l12-8c-6 18-10 35-13 52zM14 118c7-19 14-37 25-55l9-4c-8 17-16 34-22 51zM39 63l7-9-3 7zM46 54c17-10 37-20 60-29l-7 15c-23 9-42 18-58 28zM106 25c23-9 49-17 80-25l-8 14c-31 8-57 17-79 26zM186 0h1 1l-6 7zM188 0l-12 14h1zM177 14h-1l6-7zM188 0c3 3 7 5 10 8l-11 14c-4-2-7-5-10-8zM198 8c3 3 6 5 10 8l-12 15c-3-3-6-6-9-9zM208 16c16 15 30 32 42 51l-11 14c-12-19-26-36-43-50zM250 67l3 4-9 8 1-5zM244 79c0 1-1 1-1 1l1-10c1 0 1-1 1-1zM243 80l1-5zM243 80c-5 5-12 10-21 15l5-13c8-5 14-9 17-12zM222 95c-8 5-19 11-30 17l6-14c11-6 21-11 29-16zM192 112c-57 30-145 64-190 63l10-15c43 1 130-32 186-62zM2 175h-2l1-2 6-5z">
          <text:p/>
        </draw:path>
        <draw:path draw:style-name="gr13" draw:text-style-name="P4" draw:layer="layout" svg:width="0.206cm" svg:height="0.194cm" svg:x="17.676cm" svg:y="10.121cm" svg:viewBox="0 0 207 195" svg:d="M0 161l12-11v1zM0 161l6-6zM0 161c1-5 2-10 3-15l12-9c-1 4-2 9-2 13zM15 137l-6 5zM3 146c1-4 2-9 3-14l12-8c-1 4-2 8-3 13zM18 124l-6 4zM6 132c7-24 19-48 35-72l6 2c-13 20-23 40-29 62zM41 60l5-6-2 7zM46 54c17-10 36-19 56-28l-6 14c-21 9-38 18-55 29zM102 26c21-9 45-18 70-26l-8 15c-25 8-48 16-68 25zM172 0h2v1l-6 6zM174 1c9 18 16 37 21 56l-12 14c-5-20-12-38-21-57zM195 57l-6 6zM195 57c6 19 10 38 12 57l-12 12c-2-18-6-37-12-55zM207 114l-3 7-3-1zM204 121l-46 67-6-2 46-67zM158 188l-5 7h-3l5-8zM150 195c-53-5-103-15-149-32l11-14c46 16 95 26 148 31zM1 163h-1v-2l6-5z">
          <text:p/>
        </draw:path>
        <draw:path draw:style-name="gr13" draw:text-style-name="P4" draw:layer="layout" svg:width="0.167cm" svg:height="0.131cm" svg:x="17.905cm" svg:y="10.111cm" svg:viewBox="0 0 168 132" svg:d="M1 126c9-26 21-50 36-71l6 2c-12 17-23 39-30 62zM37 55c15-21 32-39 52-53l-4 13c-16 11-30 26-42 42zM89 2l3-2 1 1-6 7zM93 1c17 10 30 24 42 41l-11 14c-12-17-27-30-42-40zM135 42c12 17 22 37 29 62l-12 13c-7-24-17-45-28-61zM164 104l4 10-14 4 4-7zM154 118c-25 8-51 12-76 14l9-15c26-2 51-6 75-14zM78 132c-26 1-51 0-76-2l10-15c25 3 50 3 75 2zM2 130h-2l1-4 6-3z">
          <text:p/>
        </draw:path>
        <draw:path draw:style-name="gr13" draw:text-style-name="P4" draw:layer="layout" svg:width="0.401cm" svg:height="0.325cm" svg:x="14.525cm" svg:y="10.235cm" svg:viewBox="0 0 402 326" svg:d="M3 306c33-60 66-118 101-170l7 2c-34 50-67 107-99 166zM104 136c37-53 75-99 116-134l-2 13c-38 31-73 73-107 123zM220 2l3-2 1 1-5 8zM224 1c23 10 43 22 62 36l-11 14c-19-14-39-25-61-35zM286 37c19 14 36 31 52 50l-12 14c-15-19-32-35-51-50zM338 87v1l-6 6zM338 88l60 216-12 13-60-216zM398 304l4 12-14 2 4-8zM388 318h-3l10-15h2zM385 318c-17 1-34 3-52 4l9-15c18-1 35-3 53-4zM333 322c-44 3-89 4-134 4l10-14c45 0 90-2 133-5zM199 326c-67 0-135-3-197-13l10-15c62 10 130 14 197 14zM2 313l-2-1 3-6 4-1z">
          <text:p/>
        </draw:path>
        <draw:path draw:style-name="gr13" draw:text-style-name="P4" draw:layer="layout" svg:width="0.372cm" svg:height="0.237cm" svg:x="15.007cm" svg:y="10.319cm" svg:viewBox="0 0 373 238" svg:d="M2 221c23-47 46-90 70-126h8c-24 35-46 76-68 122zM72 95c24-38 48-69 73-89l-3 12c-20 16-41 43-62 77zM145 6l3-2-4 8zM148 4h3l-10 15c0 0-1 0-2 0zM151 4l-5 8zM151 4c21 1 43 0 65-2l-9 15c-22 1-44 3-66 2zM216 2c46-3 92-5 134 7l-11 15c-41-12-86-10-132-7zM350 9v1l-6 7zM350 10c8 30 13 61 17 92l-12 13c-4-32-9-62-17-92zM367 102c4 32 6 64 6 98l-12 12c0-34-3-66-6-97zM373 200v11l-10 3 4-8zM363 214c-57 14-115 22-175 23l9-14c60-2 118-10 174-24zM188 237c-60 2-122-2-186-11l10-15c64 9 125 13 185 12zM2 226h-2l2-5 5-2z">
          <text:p/>
        </draw:path>
        <draw:path draw:style-name="gr13" draw:text-style-name="P4" draw:layer="layout" svg:width="0.362cm" svg:height="0.237cm" svg:x="13.971cm" svg:y="10.306cm" svg:viewBox="0 0 363 238" svg:d="M1 197c17-46 34-87 50-118l9-3c-15 30-31 69-48 114zM51 79c17-34 34-58 51-68l-5 13c-11 7-23 25-37 52zM102 11l2-1-5 7zM104 10c2 0 4 0 5 0l-9 15c-2 0-4 0-5 0zM109 10c23 0 47-3 72-5l-9 15c-25 2-50 5-72 5zM181 5c54-5 108-10 137 8l-11 14c-28-17-82-12-135-7zM318 13h1l-6 7zM319 13c17 35 27 70 33 105l-12 12c-6-34-17-69-33-103zM352 118l-6 6zM352 118c7 34 10 69 10 105l-12 12c0-34-3-70-10-105zM362 223l1 15-11-1 4-8zM352 237c-1 0 0 0-1 0l9-15c1 0 1 0 1 0zM351 237l5-8zM351 237c-40-4-82-6-125-8l10-15c42 2 85 4 125 8zM236 214l-5 8zM226 229c-86-3-172-6-225-28l11-15c52 22 138 25 224 28zM1 201h-1l1-4 6-4z">
          <text:p/>
        </draw:path>
        <draw:path draw:style-name="gr13" draw:text-style-name="P4" draw:layer="layout" svg:width="0.025cm" svg:height="0.175cm" svg:x="14.248cm" svg:y="10.335cm" svg:viewBox="0 0 26 176" svg:d="M12 0c6 27 10 54 12 82l-13 13c-2-29-6-56-11-83zM24 82c2 28 2 55 1 82l-13 12c1-27 1-54-1-81z">
          <text:p/>
        </draw:path>
        <draw:path draw:style-name="gr13" draw:text-style-name="P4" draw:layer="layout" svg:width="0.11cm" svg:height="0.233cm" svg:x="14.645cm" svg:y="10.29cm" svg:viewBox="0 0 111 234" svg:d="M111 0c-17 28-33 63-49 101l-11 5c17-39 34-75 51-105zM62 101c-17 38-35 80-51 126l-11 7c16-46 33-89 51-128z">
          <text:p/>
        </draw:path>
        <draw:path draw:style-name="gr13" draw:text-style-name="P4" draw:layer="layout" svg:width="0.068cm" svg:height="0.165cm" svg:x="15.109cm" svg:y="10.359cm" svg:viewBox="0 0 69 166" svg:d="M69 0c-13 24-24 49-33 76l-11 7c10-27 21-54 35-79zM36 76c-10 26-18 53-25 80l-11 10c6-29 14-56 25-83z">
          <text:p/>
        </draw:path>
        <draw:path draw:style-name="gr13" draw:text-style-name="P4" draw:layer="layout" svg:width="0.489cm" svg:height="0.266cm" svg:x="15.492cm" svg:y="10.28cm" svg:viewBox="0 0 490 267" svg:d="M6 243c-2-32-4-64-5-96l12-12c1 32 3 64 5 96zM1 147c-1-32-1-64 0-96l12-11c-1 31-1 63 0 95zM1 51v-14l11 1-5 8zM12 38l196 20-10 15-196-20zM200 72l-2 1 5-7zM205 59c16-10 34-19 53-27l-7 14c-19 8-35 17-51 26zM258 32c19-8 40-15 62-21l-8 14c-22 7-43 14-61 21zM320 11l-4 7zM320 11c22-6 46-10 72-11l-10 15c-26 1-49 5-70 10zM392 0c25 0 52 1 80 6l-10 14c-28-4-55-5-80-5zM472 6h1l-6 7zM473 6c17 55 19 123 16 197l-13 11c4-73 2-141-15-194zM489 203l-1 14-10-1 4-7zM478 216c-1 0-1 0-1 0l10-15zM477 216c-12-1-24-2-36-2l10-15c12 0 24 1 36 2zM441 214c-11-1-23-1-34 0l9-15c11 0 23-1 35 0zM407 214c-60 4-115 22-167 53l6-14c53-32 109-50 170-54zM240 267h-2l5-7zM238 267l-231-22 10-15 231 23zM7 245h-1v-2l6-6z">
          <text:p/>
        </draw:path>
        <draw:path draw:style-name="gr13" draw:text-style-name="P4" draw:layer="layout" svg:width="0.451cm" svg:height="0.086cm" svg:x="15.517cm" svg:y="10.225cm" svg:viewBox="0 0 452 87" svg:d="M3 76c26-20 50-36 73-46l-7 14c-22 11-45 25-69 43zM76 30c23-11 45-18 66-20l-9 15c-20 2-42 8-64 19zM142 10l-4 8zM142 10l186-10-9 15-186 10zM328 0h1l-6 8zM329 0l123 43-11 16-123-44z">
          <text:p/>
        </draw:path>
        <draw:polygon draw:style-name="gr13" draw:text-style-name="P4" draw:layer="layout" svg:width="0.035cm" svg:height="0.19cm" svg:x="15.803cm" svg:y="10.302cm" svg:viewBox="0 0 36 191" draw:points="12,0 36,179 23,191 0,12">
          <text:p/>
        </draw:polygon>
        <draw:polygon draw:style-name="gr13" draw:text-style-name="P4" draw:layer="layout" svg:width="0.03cm" svg:height="0.161cm" svg:x="15.698cm" svg:y="10.362cm" svg:viewBox="0 0 31 162" draw:points="13,0 31,149 18,162 0,12">
          <text:p/>
        </draw:polygon>
        <draw:polyline draw:style-name="gr3" draw:text-style-name="P1" draw:layer="layout" svg:width="2.61cm" svg:height="2.022cm" svg:x="8.001cm" svg:y="15.121cm" svg:viewBox="0 0 2611 2023" draw:points="0,1534 77,1655 150,1759 237,1859 324,1950 410,2002 544,2023 739,2006 947,1950 1191,1846 1351,1759 1450,1677 1507,1590 1546,1486 1593,1391 1671,1296 1801,1175 2000,1040 2182,897 2321,759 2477,586 2589,447 2606,378 2611,317 2593,274 2554,235 2502,187 2477,114 2472,0">
          <text:p/>
        </draw:polyline>
        <draw:polyline draw:style-name="gr3" draw:text-style-name="P1" draw:layer="layout" svg:width="3.134cm" svg:height="2.316cm" svg:x="8.001cm" svg:y="15.126cm" svg:viewBox="0 0 3135 2317" draw:points="0,2074 90,2173 194,2229 384,2300 622,2317 847,2304 1021,2282 1172,2229 1350,2143 1532,2061 1670,1970 1783,1870 1843,1814 1900,1779 1969,1788 2060,1801 2172,1801 2259,1770 2294,1701 2294,1619 2315,1506 2376,1407 2489,1208 2627,1034 2753,896 2891,727 2979,632 3048,571 3100,545 3126,502 3135,437 3113,346 3078,259 3031,173 3000,103 2992,0">
          <text:p/>
        </draw:polyline>
        <draw:polyline draw:style-name="gr3" draw:text-style-name="P1" draw:layer="layout" svg:width="4.737cm" svg:height="0.741cm" svg:x="13.614cm" svg:y="16.113cm" svg:viewBox="0 0 4738 742" draw:points="0,15 115,0 303,5 491,15 704,20 978,25 1258,40 1512,56 1822,66 2060,76 2223,96 2355,132 2441,157 2512,183 2584,233 2639,259 2711,279 2832,299 2981,310 3179,340 3448,386 3722,462 3971,508 4215,548 4413,595 4556,661 4667,722 4738,742">
          <text:p/>
        </draw:polyline>
        <draw:polyline draw:style-name="gr1" draw:text-style-name="P1" draw:layer="layout" svg:width="3.291cm" svg:height="0.569cm" svg:x="15.066cm" svg:y="16.59cm" svg:viewBox="0 0 3292 570" draw:points="0,209 60,210 288,184 578,153 867,158 1116,142 1218,107 1289,51 1350,15 1441,0 1614,26 1904,71 2097,132 2254,174 2356,215 2483,260 2661,301 2793,331 2899,377 3114,458 3200,509 3292,570">
          <text:p/>
        </draw:polyline>
        <draw:polyline draw:style-name="gr3" draw:text-style-name="P1" draw:layer="layout" svg:width="4.735cm" svg:height="0.557cm" svg:x="13.614cm" svg:y="16.717cm" svg:viewBox="0 0 4736 558" draw:points="0,0 99,5 277,15 480,46 694,66 953,87 1247,102 1380,128 1564,176 1919,189 2178,182 2471,216 2894,203 3168,216 3516,279 3884,354 4286,449 4600,518 4736,558">
          <text:p/>
        </draw:polyline>
        <draw:path draw:style-name="gr18" draw:text-style-name="P4" draw:layer="layout" svg:width="0.004cm" svg:height="0.006cm" svg:x="10.132cm" svg:y="16.381cm" svg:viewBox="0 0 5 7" svg:d="M0 4v1l4 2 1-3c0 0-1-1-1-2v-2l-3 2z">
          <text:p/>
        </draw:path>
        <draw:polygon draw:style-name="gr18" draw:text-style-name="P4" draw:layer="layout" svg:width="0.005cm" svg:height="0.004cm" svg:x="17.294cm" svg:y="16.824cm" svg:viewBox="0 0 6 5" draw:points="1,0 0,3 2,5 3,5 5,3 6,1 2,0">
          <text:p/>
        </draw:polygon>
        <draw:path draw:style-name="gr18" draw:text-style-name="P4" draw:layer="layout" svg:width="0.005cm" svg:height="0.004cm" svg:x="10.862cm" svg:y="15.701cm" svg:viewBox="0 0 6 5" svg:d="M0 4v1h3l3-1-3-2c2 0 0-2 0-2l-2 2z">
          <text:p/>
        </draw:path>
        <draw:polygon draw:style-name="gr18" draw:text-style-name="P4" draw:layer="layout" svg:width="0.003cm" svg:height="0.002cm" svg:x="9.907cm" svg:y="16.643cm" svg:viewBox="0 0 4 3" draw:points="0,0 0,3 1,3 3,1 4,1 1,0">
          <text:p/>
        </draw:polygon>
        <draw:polygon draw:style-name="gr18" draw:text-style-name="P4" draw:layer="layout" svg:width="0.004cm" svg:height="0.004cm" svg:x="17.974cm" svg:y="17.124cm" svg:viewBox="0 0 5 5" draw:points="3,0 2,0 0,3 2,5 3,5 5,5 3,2">
          <text:p/>
        </draw:polygon>
        <draw:polygon draw:style-name="gr18" draw:text-style-name="P4" draw:layer="layout" svg:width="0.004cm" svg:height="0.002cm" svg:x="9.636cm" svg:y="17.057cm" svg:viewBox="0 0 5 3" draw:points="0,0 0,3 2,3 3,1 5,1 2,0">
          <text:p/>
        </draw:polygon>
        <draw:polygon draw:style-name="gr18" draw:text-style-name="P4" draw:layer="layout" svg:width="0.004cm" svg:height="0.002cm" svg:x="15.244cm" svg:y="16.825cm" svg:viewBox="0 0 5 3" draw:points="3,0 2,0 0,1 2,3 3,3 5,3 3,1">
          <text:p/>
        </draw:polygon>
        <draw:path draw:style-name="gr18" draw:text-style-name="P4" draw:layer="layout" svg:width="0.003cm" svg:height="0.003cm" svg:x="9.657cm" svg:y="16.893cm" svg:viewBox="0 0 4 4" svg:d="M0 0v1 2l1 1c0 0 2-3 2-1l1-2-3-1z">
          <text:p/>
        </draw:path>
        <draw:polygon draw:style-name="gr18" draw:text-style-name="P4" draw:layer="layout" svg:width="0.004cm" svg:height="0.004cm" svg:x="11.228cm" svg:y="19cm" svg:viewBox="0 0 5 5" draw:points="0,0 0,2 0,3 2,5 3,3 5,2 2,0">
          <text:p/>
        </draw:polygon>
        <draw:path draw:style-name="gr18" draw:text-style-name="P4" draw:layer="layout" svg:width="0.002cm" svg:height="0.003cm" svg:x="16.931cm" svg:y="19.515cm" svg:viewBox="0 0 3 4" svg:d="M1 0h-1v3 1l1-1c0 1 2 1 2 1v-3z">
          <text:p/>
        </draw:path>
        <draw:polygon draw:style-name="gr18" draw:text-style-name="P4" draw:layer="layout" svg:width="0.002cm" svg:height="0.002cm" svg:x="16.26cm" svg:y="20.104cm" svg:viewBox="0 0 3 3" draw:points="2,0 0,0 0,2 0,3 2,3 3,3 3,2">
          <text:p/>
        </draw:polygon>
        <draw:path draw:style-name="gr18" draw:text-style-name="P4" draw:layer="layout" svg:width="0.002cm" svg:height="0.003cm" svg:x="16.472cm" svg:y="16.833cm" svg:viewBox="0 0 3 4" svg:d="M2 0h-2v3 1c0 0 2-1 2 0h1v-3z">
          <text:p/>
        </draw:path>
        <draw:path draw:style-name="gr18" draw:text-style-name="P4" draw:layer="layout" svg:width="0.003cm" svg:height="0.002cm" svg:x="9.083cm" svg:y="17.232cm" svg:viewBox="0 0 4 3" svg:d="M1 0h-1l1 3h2c0 0 0-1 1-1l-1-2z">
          <text:p/>
        </draw:path>
        <draw:path draw:style-name="gr18" draw:text-style-name="P4" draw:layer="layout" svg:width="0.004cm" svg:height="0.002cm" svg:x="11.618cm" svg:y="19.883cm" svg:viewBox="0 0 5 3" svg:d="M0 0v1 2h2l1-2c0 2 2 0 2 0l-3-1z">
          <text:p/>
        </draw:path>
        <draw:polygon draw:style-name="gr18" draw:text-style-name="P4" draw:layer="layout" svg:width="0.003cm" svg:height="0.004cm" svg:x="8.775cm" svg:y="17.278cm" svg:viewBox="0 0 4 5" draw:points="0,0 0,2 0,5 1,5 3,3 4,2 1,2">
          <text:p/>
        </draw:polygon>
        <draw:path draw:style-name="gr18" draw:text-style-name="P4" draw:layer="layout" svg:width="0.004cm" svg:height="0.003cm" svg:x="10.652cm" svg:y="19.995cm" svg:viewBox="0 0 5 4" svg:d="M2 0l-2 1 2 2 1 1c0 0 0-1 2-1v-2l-2-1z">
          <text:p/>
        </draw:path>
        <draw:polygon draw:style-name="gr18" draw:text-style-name="P4" draw:layer="layout" svg:width="0.003cm" svg:height="0.004cm" svg:x="8.835cm" svg:y="17.34cm" svg:viewBox="0 0 4 5" draw:points="1,0 0,2 0,5 3,5 3,3 4,2 3,2">
          <text:p/>
        </draw:polygon>
        <draw:path draw:style-name="gr18" draw:text-style-name="P4" draw:layer="layout" svg:width="0.004cm" svg:height="0.004cm" svg:x="10.38cm" svg:y="19.32cm" svg:viewBox="0 0 5 5" svg:d="M2 0l-2 2 2 1 1 2c0 0 0-3 2-3 0 1 0 0 0 0l-2-2z">
          <text:p/>
        </draw:path>
        <draw:polygon draw:style-name="gr18" draw:text-style-name="P4" draw:layer="layout" svg:width="0.002cm" svg:height="0.004cm" svg:x="16.144cm" svg:y="19.074cm" svg:viewBox="0 0 3 5" draw:points="2,2 2,0 0,3 0,5 2,5 3,5 3,2">
          <text:p/>
        </draw:polygon>
        <draw:polygon draw:style-name="gr18" draw:text-style-name="P4" draw:layer="layout" svg:width="0.004cm" svg:height="0.002cm" svg:x="15.424cm" svg:y="19.773cm" svg:viewBox="0 0 5 3" draw:points="3,0 2,0 0,1 0,3 3,3 5,3 3,1">
          <text:p/>
        </draw:polygon>
        <draw:polygon draw:style-name="gr18" draw:text-style-name="P4" draw:layer="layout" svg:width="0.003cm" svg:height="0.002cm" svg:x="9.979cm" svg:y="16.845cm" svg:viewBox="0 0 4 3" draw:points="0,0 0,3 1,3 3,1 4,0 1,0">
          <text:p/>
        </draw:polygon>
        <draw:polygon draw:style-name="gr18" draw:text-style-name="P4" draw:layer="layout" svg:width="0.004cm" svg:height="0.002cm" svg:x="17.936cm" svg:y="17.064cm" svg:viewBox="0 0 5 3" draw:points="3,0 2,0 0,2 2,3 3,3 5,3 5,2">
          <text:p/>
        </draw:polygon>
        <draw:polygon draw:style-name="gr18" draw:text-style-name="P4" draw:layer="layout" svg:width="0.003cm" svg:height="0.003cm" svg:x="9.405cm" svg:y="17.183cm" svg:viewBox="0 0 4 4" draw:points="1,0 0,1 1,4 3,4 3,3 4,1 3,1">
          <text:p/>
        </draw:polygon>
        <draw:path draw:style-name="gr18" draw:text-style-name="P4" draw:layer="layout" svg:width="0.003cm" svg:height="0.003cm" svg:x="10.071cm" svg:y="19.433cm" svg:viewBox="0 0 4 4" svg:d="M0 0v1 2l1 1c0 0 2-3 2-1l1-2-3-1z">
          <text:p/>
        </draw:path>
        <draw:polygon draw:style-name="gr18" draw:text-style-name="P4" draw:layer="layout" svg:width="0.002cm" svg:height="0.004cm" svg:x="15.926cm" svg:y="16.868cm" svg:viewBox="0 0 3 5" draw:points="2,2 2,0 0,3 0,5 2,5 3,5 3,2">
          <text:p/>
        </draw:polygon>
        <draw:polygon draw:style-name="gr18" draw:text-style-name="P4" draw:layer="layout" svg:width="0.003cm" svg:height="0.004cm" svg:x="10.063cm" svg:y="16.496cm" svg:viewBox="0 0 4 5" draw:points="1,0 0,2 1,3 3,5 4,3 4,2 3,0">
          <text:p/>
        </draw:polygon>
        <draw:path draw:style-name="gr18" draw:text-style-name="P4" draw:layer="layout" svg:width="0.002cm" svg:height="0.003cm" svg:x="17.465cm" svg:y="16.987cm" svg:viewBox="0 0 3 4" svg:d="M3 0h-2l-1 3v1c0 0 3-1 3 0v-3z">
          <text:p/>
        </draw:path>
        <draw:path draw:style-name="gr18" draw:text-style-name="P4" draw:layer="layout" svg:width="0.004cm" svg:height="0.002cm" svg:x="9.792cm" svg:y="16.91cm" svg:viewBox="0 0 5 3" svg:d="M2 0l-2 2 2 1h1c0 0 0-1 2-1 0 1 0 0 0 0l-2-2z">
          <text:p/>
        </draw:path>
        <draw:polygon draw:style-name="gr18" draw:text-style-name="P4" draw:layer="layout" svg:width="0.003cm" svg:height="0.004cm" svg:x="11.385cm" svg:y="18.944cm" svg:viewBox="0 0 4 5" draw:points="1,0 0,2 1,3 3,5 3,3 4,2 3,0">
          <text:p/>
        </draw:polygon>
        <draw:path draw:style-name="gr18" draw:text-style-name="P4" draw:layer="layout" svg:width="0.002cm" svg:height="0.003cm" svg:x="17.085cm" svg:y="19.577cm" svg:viewBox="0 0 3 4" svg:d="M1 0h-1v3 1c0 0 1-1 1 0h2v-3z">
          <text:p/>
        </draw:path>
        <draw:path draw:style-name="gr18" draw:text-style-name="P4" draw:layer="layout" svg:width="0.004cm" svg:height="0.003cm" svg:x="16.38cm" svg:y="20.187cm" svg:viewBox="0 0 5 4" svg:d="M3 0h-1l-2 3v1c0 0 3-1 3 0h2l-2-3z">
          <text:p/>
        </draw:path>
        <draw:path draw:style-name="gr18" draw:text-style-name="P4" draw:layer="layout" svg:width="0.003cm" svg:height="0.003cm" svg:x="15.367cm" svg:y="16.851cm" svg:viewBox="0 0 4 4" svg:d="M3 0h-2l-1 3 1 1c0 0 2-1 2 0h1v-3z">
          <text:p/>
        </draw:path>
        <draw:polygon draw:style-name="gr18" draw:text-style-name="P4" draw:layer="layout" svg:width="0.003cm" svg:height="0.002cm" svg:x="9.219cm" svg:y="17.249cm" svg:viewBox="0 0 4 3" draw:points="0,0 0,3 1,3 3,1 4,1 1,0">
          <text:p/>
        </draw:polygon>
        <draw:path draw:style-name="gr18" draw:text-style-name="P4" draw:layer="layout" svg:width="0.004cm" svg:height="0.003cm" svg:x="10.618cm" svg:y="19.221cm" svg:viewBox="0 0 5 4" svg:d="M2 0l-2 1 2 2 1 1v-3c0 2 2 0 2 0l-2-1z">
          <text:p/>
        </draw:path>
        <draw:polygon draw:style-name="gr18" draw:text-style-name="P4" draw:layer="layout" svg:width="0.004cm" svg:height="0.002cm" svg:x="16.376cm" svg:y="19.173cm" svg:viewBox="0 0 5 3" draw:points="3,0 2,0 0,1 2,3 3,3 5,3 5,1">
          <text:p/>
        </draw:polygon>
        <draw:polygon draw:style-name="gr18" draw:text-style-name="P4" draw:layer="layout" svg:width="0.002cm" svg:height="0.003cm" svg:x="15.657cm" svg:y="19.871cm" svg:viewBox="0 0 3 4" draw:points="1,1 0,0 0,3 0,4 1,4 3,4 3,1">
          <text:p/>
        </draw:polygon>
        <draw:polygon draw:style-name="gr18" draw:text-style-name="P4" draw:layer="layout" svg:width="0.003cm" svg:height="0.004cm" svg:x="15.533cm" svg:y="16.844cm" svg:viewBox="0 0 4 5" draw:points="3,0 1,0 0,3 1,5 3,3 4,3 4,2">
          <text:p/>
        </draw:polygon>
        <draw:polygon draw:style-name="gr18" draw:text-style-name="P4" draw:layer="layout" svg:width="0.004cm" svg:height="0.004cm" svg:x="10.18cm" svg:y="16.676cm" svg:viewBox="0 0 5 5" draw:points="0,3 0,5 3,5 5,3 3,2 3,0 2,2">
          <text:p/>
        </draw:polygon>
        <draw:polygon draw:style-name="gr18" draw:text-style-name="P4" draw:layer="layout" svg:width="0.004cm" svg:height="0.002cm" svg:x="15.322cm" svg:y="16.821cm" svg:viewBox="0 0 5 3" draw:points="2,0 0,1 2,3 3,3 5,1 5,0 3,0">
          <text:p/>
        </draw:polygon>
        <draw:polygon draw:style-name="gr18" draw:text-style-name="P4" draw:layer="layout" svg:width="0.002cm" svg:height="0.003cm" svg:x="11.007cm" svg:y="15.565cm" svg:viewBox="0 0 3 4" draw:points="0,3 0,4 1,4 3,3 3,1 1,0 0,1">
          <text:p/>
        </draw:polygon>
        <draw:path draw:style-name="gr18" draw:text-style-name="P4" draw:layer="layout" svg:width="0.003cm" svg:height="0.004cm" svg:x="10.815cm" svg:y="15.436cm" svg:viewBox="0 0 4 5" svg:d="M0 3h1l2 2 1-2c0 0-1-1 0-1l-1-2-2 2z">
          <text:p/>
        </draw:path>
        <draw:polygon draw:style-name="gr18" draw:text-style-name="P4" draw:layer="layout" svg:width="0.004cm" svg:height="0.002cm" svg:x="10.832cm" svg:y="15.563cm" svg:viewBox="0 0 5 3" draw:points="1,0 0,1 1,1 2,3 4,3 5,3 5,1 4,0 2,0">
          <text:p/>
        </draw:polygon>
        <draw:polygon draw:style-name="gr18" draw:text-style-name="P4" draw:layer="layout" svg:width="0.005cm" svg:height="0.005cm" svg:x="10.746cm" svg:y="15.544cm" svg:viewBox="0 0 6 6" draw:points="2,0 1,1 0,3 3,6 6,5 6,2 5,0">
          <text:p/>
        </draw:polygon>
        <draw:polygon draw:style-name="gr18" draw:text-style-name="P4" draw:layer="layout" svg:width="0.004cm" svg:height="0.005cm" svg:x="10.935cm" svg:y="15.49cm" svg:viewBox="0 0 5 6" draw:points="1,0 0,1 0,4 2,6 5,5 5,1 4,0">
          <text:p/>
        </draw:polygon>
        <draw:polygon draw:style-name="gr18" draw:text-style-name="P4" draw:layer="layout" svg:width="0.005cm" svg:height="0.005cm" svg:x="10.472cm" svg:y="15.836cm" svg:viewBox="0 0 6 6" draw:points="3,0 1,3 0,5 3,6 5,5 6,3 5,0">
          <text:p/>
        </draw:polygon>
        <draw:polygon draw:style-name="gr18" draw:text-style-name="P4" draw:layer="layout" svg:width="0.006cm" svg:height="0.005cm" svg:x="17.609cm" svg:y="16.902cm" svg:viewBox="0 0 7 6" draw:points="5,0 3,0 0,1 0,5 3,6 5,3 7,2">
          <text:p/>
        </draw:polygon>
        <draw:polygon draw:style-name="gr18" draw:text-style-name="P4" draw:layer="layout" svg:width="0.006cm" svg:height="0.005cm" svg:x="10.533cm" svg:y="15.638cm" svg:viewBox="0 0 7 6" draw:points="3,0 2,2 0,3 4,6 7,4 7,2 5,0">
          <text:p/>
        </draw:polygon>
        <draw:polygon draw:style-name="gr18" draw:text-style-name="P4" draw:layer="layout" svg:width="0.004cm" svg:height="0.006cm" svg:x="10.102cm" svg:y="16.184cm" svg:viewBox="0 0 5 7" draw:points="1,0 0,2 0,5 2,7 5,6 5,2 3,1">
          <text:p/>
        </draw:polygon>
        <draw:polygon draw:style-name="gr18" draw:text-style-name="P4" draw:layer="layout" svg:width="0.005cm" svg:height="0.005cm" svg:x="17.103cm" svg:y="16.855cm" svg:viewBox="0 0 6 6" draw:points="4,0 2,1 0,1 0,5 2,6 5,5 6,2">
          <text:p/>
        </draw:polygon>
        <draw:path draw:style-name="gr18" draw:text-style-name="P4" draw:layer="layout" svg:width="0.009cm" svg:height="0.008cm" svg:x="10.37cm" svg:y="15.959cm" svg:viewBox="0 0 10 9" svg:d="M4 0l-4 1 1 6 4 2c0 0 2-3 3-2l2-3-3-3z">
          <text:p/>
        </draw:path>
        <draw:path draw:style-name="gr18" draw:text-style-name="P4" draw:layer="layout" svg:width="0.007cm" svg:height="0.008cm" svg:x="17.448cm" svg:y="16.907cm" svg:viewBox="0 0 8 9" svg:d="M6 2l-2-2-4 4v4h4c0 1 4 1 4 1v-4z">
          <text:p/>
        </draw:path>
        <draw:polygon draw:style-name="gr18" draw:text-style-name="P4" draw:layer="layout" svg:width="0cm" svg:height="0cm" svg:x="10.291cm" svg:y="16.222cm" svg:viewBox="0 0 1 1" draw:points="0,0 0,1 1,1 1,0">
          <text:p/>
        </draw:polygon>
        <draw:polygon draw:style-name="gr18" draw:text-style-name="P4" draw:layer="layout" svg:width="0cm" svg:height="0cm" svg:x="17.202cm" svg:y="17.021cm" svg:viewBox="0 0 1 1" draw:points="1,0 0,0 0,1 1,1">
          <text:p/>
        </draw:polygon>
        <draw:polygon draw:style-name="gr18" draw:text-style-name="P4" draw:layer="layout" svg:width="0cm" svg:height="0cm" svg:x="10.225cm" svg:y="16.182cm" svg:viewBox="0 0 1 1" draw:points="0,0 0,1 1,0">
          <text:p/>
        </draw:polygon>
        <draw:path draw:style-name="gr18" draw:text-style-name="P4" draw:layer="layout" svg:width="0cm" svg:height="0cm" svg:x="17.189cm" svg:y="16.945cm" svg:viewBox="0 0 0 1" svg:d="M0 0c0 1 0 1 0 1z">
          <text:p/>
        </draw:path>
        <draw:polygon draw:style-name="gr18" draw:text-style-name="P4" draw:layer="layout" svg:width="0cm" svg:height="0cm" svg:x="10.264cm" svg:y="16.302cm" svg:viewBox="0 0 1 1" draw:points="0,0 0,1 1,1">
          <text:p/>
        </draw:polygon>
        <draw:polygon draw:style-name="gr18" draw:text-style-name="P4" draw:layer="layout" svg:width="0cm" svg:height="0cm" svg:x="17.237cm" svg:y="16.896cm" svg:viewBox="0 0 0 1" draw:points="0,1 0,0">
          <text:p/>
        </draw:polygon>
        <draw:path draw:style-name="gr18" draw:text-style-name="P4" draw:layer="layout" svg:width="0.004cm" svg:height="0.005cm" svg:x="9.982cm" svg:y="16.255cm" svg:viewBox="0 0 5 6" svg:d="M1 0l-1 1v4l2 1 1-2c0 1 2 0 2 0l-2-3z">
          <text:p/>
        </draw:path>
        <draw:path draw:style-name="gr18" draw:text-style-name="P4" draw:layer="layout" svg:width="0.004cm" svg:height="0.005cm" svg:x="16.97cm" svg:y="16.811cm" svg:viewBox="0 0 5 6" svg:d="M5 1l-3-1-2 4 1 1c0 0 3 0 3 1h1v-2z">
          <text:p/>
        </draw:path>
        <draw:polygon draw:style-name="gr18" draw:text-style-name="P4" draw:layer="layout" svg:width="0.004cm" svg:height="0.006cm" svg:x="9.711cm" svg:y="16.669cm" svg:viewBox="0 0 5 7" draw:points="1,0 0,2 0,5 1,7 4,4 5,3 4,2">
          <text:p/>
        </draw:polygon>
        <draw:polygon draw:style-name="gr18" draw:text-style-name="P4" draw:layer="layout" svg:width="0.004cm" svg:height="0.004cm" svg:x="16.481cm" svg:y="16.883cm" svg:viewBox="0 0 5 5" draw:points="4,0 2,0 0,2 0,5 2,5 5,5 5,2">
          <text:p/>
        </draw:polygon>
        <draw:path draw:style-name="gr18" draw:text-style-name="P4" draw:layer="layout" svg:width="0.005cm" svg:height="0.004cm" svg:x="9.488cm" svg:y="17.1cm" svg:viewBox="0 0 6 5" svg:d="M1 0l-1 1v3l3 1 1-1c1 0 2-1 2-1l-2-2z">
          <text:p/>
        </draw:path>
        <draw:polygon draw:style-name="gr18" draw:text-style-name="P4" draw:layer="layout" svg:width="0.004cm" svg:height="0.005cm" svg:x="10.873cm" svg:y="19.083cm" svg:viewBox="0 0 5 6" draw:points="2,0 0,1 0,5 3,6 4,4 5,2 4,1">
          <text:p/>
        </draw:polygon>
        <draw:path draw:style-name="gr18" draw:text-style-name="P4" draw:layer="layout" svg:width="0.005cm" svg:height="0.006cm" svg:x="16.645cm" svg:y="19.277cm" svg:viewBox="0 0 6 7" svg:d="M6 2l-3-2-3 3 2 2c0 0 2 0 2 2h2v-3z">
          <text:p/>
        </draw:path>
        <draw:polygon draw:style-name="gr18" draw:text-style-name="P4" draw:layer="layout" svg:width="0.003cm" svg:height="0.005cm" svg:x="15.926cm" svg:y="19.976cm" svg:viewBox="0 0 4 6" draw:points="4,0 2,0 0,3 0,5 2,5 4,6 4,3">
          <text:p/>
        </draw:polygon>
        <draw:polygon draw:style-name="gr18" draw:text-style-name="P4" draw:layer="layout" svg:width="0.005cm" svg:height="0.005cm" svg:x="16.06cm" svg:y="16.79cm" svg:viewBox="0 0 6 6" draw:points="4,1 3,0 0,2 0,5 3,5 6,6 6,2">
          <text:p/>
        </draw:polygon>
        <draw:polygon draw:style-name="gr18" draw:text-style-name="P4" draw:layer="layout" svg:width="0.001cm" svg:height="0.001cm" svg:x="10.713cm" svg:y="15.655cm" svg:viewBox="0 0 2 2" draw:points="0,0 0,2 2,2 2,0">
          <text:p/>
        </draw:polygon>
        <draw:polygon draw:style-name="gr18" draw:text-style-name="P4" draw:layer="layout" svg:width="0.005cm" svg:height="0.005cm" svg:x="9.931cm" svg:y="16.566cm" svg:viewBox="0 0 6 6" draw:points="6,0 4,0 0,1 0,3 3,5 4,6 6,2">
          <text:p/>
        </draw:polygon>
        <draw:polygon draw:style-name="gr18" draw:text-style-name="P4" draw:layer="layout" svg:width="0.005cm" svg:height="0.004cm" svg:x="17.09cm" svg:y="16.787cm" svg:viewBox="0 0 6 5" draw:points="6,2 6,1 2,0 0,1 1,4 1,5 5,4">
          <text:p/>
        </draw:polygon>
        <draw:path draw:style-name="gr18" draw:text-style-name="P4" draw:layer="layout" svg:width="0.004cm" svg:height="0.005cm" svg:x="9.66cm" svg:y="16.979cm" svg:viewBox="0 0 5 6" svg:d="M5 1l-1-1-4 2v3c0 0 3 0 3 1h1l1-2z">
          <text:p/>
        </draw:path>
        <draw:polygon draw:style-name="gr18" draw:text-style-name="P4" draw:layer="layout" svg:width="0.005cm" svg:height="0.005cm" svg:x="11.143cm" svg:y="19.032cm" svg:viewBox="0 0 6 6" draw:points="6,1 4,0 0,1 0,4 3,5 6,6 6,4">
          <text:p/>
        </draw:polygon>
        <draw:path draw:style-name="gr18" draw:text-style-name="P4" draw:layer="layout" svg:width="0.004cm" svg:height="0.004cm" svg:x="16.86cm" svg:y="19.451cm" svg:viewBox="0 0 5 5" svg:d="M5 2v-1l-4-1-1 1c0 0 1 3 0 3l1 1 3-1z">
          <text:p/>
        </draw:path>
        <draw:path draw:style-name="gr18" draw:text-style-name="P4" draw:layer="layout" svg:width="0.004cm" svg:height="0.006cm" svg:x="16.186cm" svg:y="20.085cm" svg:viewBox="0 0 5 7" svg:d="M5 4v-2l-4-2-1 2c0 0 1 2 0 2l1 3 2-2z">
          <text:p/>
        </draw:path>
        <draw:path draw:style-name="gr18" draw:text-style-name="P4" draw:layer="layout" svg:width="0.004cm" svg:height="0.005cm" svg:x="16.691cm" svg:y="16.678cm" svg:viewBox="0 0 5 6" svg:d="M5 2v-1l-4-1-1 1c0 0 1 2 0 2l1 3 3-1z">
          <text:p/>
        </draw:path>
        <draw:path draw:style-name="gr18" draw:text-style-name="P4" draw:layer="layout" svg:width="0.004cm" svg:height="0.005cm" svg:x="9.086cm" svg:y="17.318cm" svg:viewBox="0 0 5 6" svg:d="M5 1l-1-1-3 2-1 3h2c0 1 3 1 3 1v-3z">
          <text:p/>
        </draw:path>
        <draw:polygon draw:style-name="gr18" draw:text-style-name="P4" draw:layer="layout" svg:width="0.004cm" svg:height="0.005cm" svg:x="10.289cm" svg:y="19.32cm" svg:viewBox="0 0 5 6" draw:points="4,1 2,0 0,1 0,4 2,5 4,6 5,3">
          <text:p/>
        </draw:polygon>
        <draw:polygon draw:style-name="gr18" draw:text-style-name="P4" draw:layer="layout" svg:width="0.005cm" svg:height="0.004cm" svg:x="16.086cm" svg:y="19.027cm" svg:viewBox="0 0 6 5" draw:points="6,2 6,1 2,0 0,1 1,4 1,5 5,4">
          <text:p/>
        </draw:polygon>
        <draw:polygon draw:style-name="gr18" draw:text-style-name="P4" draw:layer="layout" svg:width="0.004cm" svg:height="0.006cm" svg:x="15.367cm" svg:y="19.725cm" svg:viewBox="0 0 5 7" draw:points="5,3 5,2 1,0 0,2 0,4 0,7 4,5">
          <text:p/>
        </draw:polygon>
        <draw:path draw:style-name="gr18" draw:text-style-name="P4" draw:layer="layout" svg:width="0.005cm" svg:height="0.005cm" svg:x="10.338cm" svg:y="16.399cm" svg:viewBox="0 0 6 6" svg:d="M1 0l-1 1v4l2 1c0 0 1-2 3-2l1-2-3-1z">
          <text:p/>
        </draw:path>
        <draw:polygon draw:style-name="gr18" draw:text-style-name="P4" draw:layer="layout" svg:width="0.004cm" svg:height="0.006cm" svg:x="15.728cm" svg:y="16.845cm" svg:viewBox="0 0 5 7" draw:points="4,0 2,0 0,3 0,5 2,5 5,7 5,3">
          <text:p/>
        </draw:polygon>
        <draw:path draw:style-name="gr18" draw:text-style-name="P4" draw:layer="layout" svg:width="0.005cm" svg:height="0.005cm" svg:x="10.98cm" svg:y="15.65cm" svg:viewBox="0 0 6 6" svg:d="M2 0l-2 1v4l2 1c0 0 3-2 3-1l1-1-2-3z">
          <text:p/>
        </draw:path>
        <draw:polygon draw:style-name="gr18" draw:text-style-name="P4" draw:layer="layout" svg:width="0.005cm" svg:height="0.005cm" svg:x="10.225cm" svg:y="16.487cm" svg:viewBox="0 0 6 6" draw:points="1,0 0,0 0,4 2,6 5,4 6,3 4,0">
          <text:p/>
        </draw:polygon>
        <draw:path draw:style-name="gr18" draw:text-style-name="P4" draw:layer="layout" svg:width="0.005cm" svg:height="0.005cm" svg:x="15.143cm" svg:y="16.834cm" svg:viewBox="0 0 6 6" svg:d="M5 0h-1l-4 2 1 3c0 0 3 0 3 1h2v-4z">
          <text:p/>
        </draw:path>
        <draw:path draw:style-name="gr18" draw:text-style-name="P4" draw:layer="layout" svg:width="0.002cm" svg:height="0.002cm" svg:x="10.741cm" svg:y="15.742cm" svg:viewBox="0 0 3 3" svg:d="M0 0v3h1c0 0 2-1 2 0v-1l-2-2z">
          <text:p/>
        </draw:path>
        <draw:polygon draw:style-name="gr18" draw:text-style-name="P4" draw:layer="layout" svg:width="0.004cm" svg:height="0.004cm" svg:x="10.324cm" svg:y="16.392cm" svg:viewBox="0 0 5 5" draw:points="2,0 0,0 0,3 2,5 3,3 5,2 3,0">
          <text:p/>
        </draw:polygon>
        <draw:polygon draw:style-name="gr18" draw:text-style-name="P4" draw:layer="layout" svg:width="0.002cm" svg:height="0.002cm" svg:x="15.817cm" svg:y="16.842cm" svg:viewBox="0 0 3 3" draw:points="3,0 1,0 0,2 0,3 1,3 3,3 3,2">
          <text:p/>
        </draw:polygon>
        <draw:polygon draw:style-name="gr18" draw:text-style-name="P4" draw:layer="layout" svg:width="0.003cm" svg:height="0.007cm" svg:x="10.004cm" svg:y="16.378cm" svg:viewBox="0 0 4 8" draw:points="4,0 2,0 1,2 1,4 0,6 0,8 2,8 2,6 4,4 4,2">
          <text:p/>
        </draw:polygon>
        <draw:polygon draw:style-name="gr18" draw:text-style-name="P4" draw:layer="layout" svg:width="0.007cm" svg:height="0.004cm" svg:x="16.891cm" svg:y="16.91cm" svg:viewBox="0 0 8 5" draw:points="8,1 7,0 4,1 3,2 0,2 0,5 1,5 3,5 5,5 6,3">
          <text:p/>
        </draw:polygon>
        <draw:polygon draw:style-name="gr18" draw:text-style-name="P4" draw:layer="layout" svg:width="0.003cm" svg:height="0.006cm" svg:x="9.733cm" svg:y="16.792cm" svg:viewBox="0 0 4 7" draw:points="4,0 3,0 0,2 0,3 0,6 0,7 2,7 3,6 4,4 4,2">
          <text:p/>
        </draw:polygon>
        <draw:polygon draw:style-name="gr18" draw:text-style-name="P4" draw:layer="layout" svg:width="0.004cm" svg:height="0.006cm" svg:x="11.46cm" svg:y="18.969cm" svg:viewBox="0 0 5 7" draw:points="5,0 3,0 1,2 1,3 0,5 1,7 3,7 4,5 5,3 5,2">
          <text:p/>
        </draw:polygon>
        <draw:polygon draw:style-name="gr18" draw:text-style-name="P4" draw:layer="layout" svg:width="0.006cm" svg:height="0.004cm" svg:x="17.112cm" svg:y="19.652cm" svg:viewBox="0 0 7 5" draw:points="7,1 6,0 4,0 2,1 0,1 0,4 1,5 2,4 4,4 6,2">
          <text:p/>
        </draw:polygon>
        <draw:polygon draw:style-name="gr18" draw:text-style-name="P4" draw:layer="layout" svg:width="0.006cm" svg:height="0.004cm" svg:x="16.505cm" svg:y="16.658cm" svg:viewBox="0 0 7 5" draw:points="7,1 6,0 3,1 2,2 0,2 0,5 1,5 2,5 3,3 6,2">
          <text:p/>
        </draw:polygon>
        <draw:polygon draw:style-name="gr18" draw:text-style-name="P4" draw:layer="layout" svg:width="0.003cm" svg:height="0.006cm" svg:x="9.159cm" svg:y="17.131cm" svg:viewBox="0 0 4 7" draw:points="4,0 3,0 1,3 1,4 0,6 1,7 3,7 4,6 4,5 4,3">
          <text:p/>
        </draw:polygon>
        <draw:polygon draw:style-name="gr18" draw:text-style-name="P4" draw:layer="layout" svg:width="0.003cm" svg:height="0.006cm" svg:x="11.69cm" svg:y="19.826cm" svg:viewBox="0 0 4 7" draw:points="4,0 2,0 1,3 1,4 0,6 1,7 2,7 4,6 4,4 4,3">
          <text:p/>
        </draw:polygon>
        <draw:polygon draw:style-name="gr18" draw:text-style-name="P4" draw:layer="layout" svg:width="0.006cm" svg:height="0.004cm" svg:x="15.768cm" svg:y="16.776cm" svg:viewBox="0 0 7 5" draw:points="7,1 6,0 4,1 2,3 0,3 0,5 1,5 2,5 4,5 6,3">
          <text:p/>
        </draw:polygon>
        <draw:polygon draw:style-name="gr18" draw:text-style-name="P4" draw:layer="layout" svg:width="0.005cm" svg:height="0.006cm" svg:x="10.054cm" svg:y="16.744cm" svg:viewBox="0 0 6 7" draw:points="6,0 3,0 2,2 2,3 0,6 2,7 3,7 4,6 6,3 6,2">
          <text:p/>
        </draw:polygon>
        <draw:polygon draw:style-name="gr18" draw:text-style-name="P4" draw:layer="layout" svg:width="0.007cm" svg:height="0.004cm" svg:x="15.475cm" svg:y="16.829cm" svg:viewBox="0 0 8 5" draw:points="8,2 7,0 5,0 4,2 1,3 0,4 1,5 4,5 5,4 6,3">
          <text:p/>
        </draw:polygon>
        <draw:polygon draw:style-name="gr18" draw:text-style-name="P4" draw:layer="layout" svg:width="0.004cm" svg:height="0.006cm" svg:x="10.508cm" svg:y="16.176cm" svg:viewBox="0 0 5 7" draw:points="5,0 2,0 1,1 1,4 0,6 1,7 2,7 4,6 5,4 5,2">
          <text:p/>
        </draw:polygon>
        <draw:polygon draw:style-name="gr18" draw:text-style-name="P4" draw:layer="layout" svg:width="0.007cm" svg:height="0.004cm" svg:x="15.559cm" svg:y="16.793cm" svg:viewBox="0 0 8 5" draw:points="8,2 7,0 5,2 4,3 1,3 0,5 1,5 4,5 5,5 6,4">
          <text:p/>
        </draw:polygon>
        <draw:polygon draw:style-name="gr18" draw:text-style-name="P4" draw:layer="layout" svg:width="0.004cm" svg:height="0.007cm" svg:x="10.313cm" svg:y="16.557cm" svg:viewBox="0 0 5 8" draw:points="5,0 4,0 1,3 1,5 0,7 1,8 2,8 5,7 5,5 5,3">
          <text:p/>
        </draw:polygon>
        <draw:polygon draw:style-name="gr18" draw:text-style-name="P4" draw:layer="layout" svg:width="0.007cm" svg:height="0.004cm" svg:x="17.201cm" svg:y="16.835cm" svg:viewBox="0 0 8 5" draw:points="8,1 7,0 5,0 3,1 0,2 0,4 1,5 3,5 5,4 6,2">
          <text:p/>
        </draw:polygon>
        <draw:polygon draw:style-name="gr18" draw:text-style-name="P4" draw:layer="layout" svg:width="0.003cm" svg:height="0.004cm" svg:x="10.637cm" svg:y="16.019cm" svg:viewBox="0 0 4 5" draw:points="4,0 2,0 0,2 0,4 0,5 2,5 4,4 4,2">
          <text:p/>
        </draw:polygon>
        <draw:polygon draw:style-name="gr18" draw:text-style-name="P4" draw:layer="layout" svg:width="0.004cm" svg:height="0.004cm" svg:x="16.754cm" svg:y="16.694cm" svg:viewBox="0 0 5 5" draw:points="5,2 4,0 2,0 1,2 0,2 0,3 0,5 1,5 2,3 4,3">
          <text:p/>
        </draw:polygon>
        <draw:polygon draw:style-name="gr18" draw:text-style-name="P4" draw:layer="layout" svg:width="0.003cm" svg:height="0.004cm" svg:x="10.724cm" svg:y="15.389cm" svg:viewBox="0 0 4 5" draw:points="4,0 2,0 0,1 0,2 0,4 0,5 2,5 2,4 2,2 4,1">
          <text:p/>
        </draw:polygon>
        <draw:polygon draw:style-name="gr18" draw:text-style-name="P4" draw:layer="layout" svg:width="0.004cm" svg:height="0.007cm" svg:x="9.972cm" svg:y="16.458cm" svg:viewBox="0 0 5 8" draw:points="5,0 4,0 1,2 3,5 0,7 1,8 4,8 5,7 5,5 5,4">
          <text:p/>
        </draw:polygon>
        <draw:polygon draw:style-name="gr18" draw:text-style-name="P4" draw:layer="layout" svg:width="0.007cm" svg:height="0.005cm" svg:x="16.81cm" svg:y="16.94cm" svg:viewBox="0 0 8 6" draw:points="8,1 7,0 5,1 4,3 0,3 0,5 2,6 3,6 5,5 6,4">
          <text:p/>
        </draw:polygon>
        <draw:polygon draw:style-name="gr18" draw:text-style-name="P4" draw:layer="layout" svg:width="0.004cm" svg:height="0.007cm" svg:x="9.701cm" svg:y="16.872cm" svg:viewBox="0 0 5 8" draw:points="5,0 4,0 1,3 1,5 0,7 1,8 4,8 5,7 5,5 5,3">
          <text:p/>
        </draw:polygon>
        <draw:polygon draw:style-name="gr18" draw:text-style-name="P4" draw:layer="layout" svg:width="0.004cm" svg:height="0.007cm" svg:x="11.316cm" svg:y="19.001cm" svg:viewBox="0 0 5 8" draw:points="5,0 3,0 1,3 1,5 0,7 1,8 3,8 4,7 5,5 5,4">
          <text:p/>
        </draw:polygon>
        <draw:polygon draw:style-name="gr18" draw:text-style-name="P4" draw:layer="layout" svg:width="0.007cm" svg:height="0.005cm" svg:x="16.993cm" svg:y="19.563cm" svg:viewBox="0 0 8 6" draw:points="8,1 6,0 4,1 2,2 0,2 0,5 1,6 2,5 4,5 5,4">
          <text:p/>
        </draw:polygon>
        <draw:polygon draw:style-name="gr18" draw:text-style-name="P4" draw:layer="layout" svg:width="0.008cm" svg:height="0.005cm" svg:x="16.297cm" svg:y="20.176cm" svg:viewBox="0 0 9 6" draw:points="9,1 8,0 5,1 4,3 1,3 0,5 1,6 4,5 5,5 7,4">
          <text:p/>
        </draw:polygon>
        <draw:polygon draw:style-name="gr18" draw:text-style-name="P4" draw:layer="layout" svg:width="0.007cm" svg:height="0.006cm" svg:x="16.639cm" svg:y="16.733cm" svg:viewBox="0 0 8 7" draw:points="8,2 7,0 5,0 3,3 1,3 0,5 1,7 3,5 5,5 7,4">
          <text:p/>
        </draw:polygon>
        <draw:polygon draw:style-name="gr18" draw:text-style-name="P4" draw:layer="layout" svg:width="0.004cm" svg:height="0.007cm" svg:x="9.128cm" svg:y="17.211cm" svg:viewBox="0 0 5 8" draw:points="5,0 2,0 1,2 1,4 0,7 1,8 2,8 4,7 4,4 5,2">
          <text:p/>
        </draw:polygon>
        <draw:polygon draw:style-name="gr18" draw:text-style-name="P4" draw:layer="layout" svg:width="0.003cm" svg:height="0.007cm" svg:x="10.67cm" svg:y="19.172cm" svg:viewBox="0 0 4 8" draw:points="4,0 2,0 1,2 1,4 0,7 0,8 2,8 4,7 4,4 4,2">
          <text:p/>
        </draw:polygon>
        <draw:polygon draw:style-name="gr18" draw:text-style-name="P4" draw:layer="layout" svg:width="0.008cm" svg:height="0.004cm" svg:x="16.443cm" svg:y="19.182cm" svg:viewBox="0 0 9 5" draw:points="9,1 8,0 5,0 3,1 1,2 0,3 1,5 3,5 5,3 7,2">
          <text:p/>
        </draw:polygon>
        <draw:polygon draw:style-name="gr18" draw:text-style-name="P4" draw:layer="layout" svg:width="0.007cm" svg:height="0.005cm" svg:x="15.724cm" svg:y="19.88cm" svg:viewBox="0 0 8 6" draw:points="8,1 7,0 4,1 3,3 0,3 0,5 0,6 3,6 5,5 6,4">
          <text:p/>
        </draw:polygon>
        <draw:polygon draw:style-name="gr18" draw:text-style-name="P4" draw:layer="layout" svg:width="0.007cm" svg:height="0.005cm" svg:x="15.687cm" svg:y="16.806cm" svg:viewBox="0 0 8 6" draw:points="8,1 7,0 3,1 2,2 0,2 0,5 1,6 2,6 5,5 6,3">
          <text:p/>
        </draw:polygon>
        <draw:polygon draw:style-name="gr18" draw:text-style-name="P4" draw:layer="layout" svg:width="0.005cm" svg:height="0.007cm" svg:x="9.868cm" svg:y="16.703cm" svg:viewBox="0 0 6 8" draw:points="6,0 4,0 2,2 2,5 0,6 2,8 4,8 6,6 6,5 6,2">
          <text:p/>
        </draw:polygon>
        <draw:polygon draw:style-name="gr18" draw:text-style-name="P4" draw:layer="layout" svg:width="0.007cm" svg:height="0.006cm" svg:x="18.08cm" svg:y="17.145cm" svg:viewBox="0 0 8 7" draw:points="8,3 7,0 4,2 3,3 0,4 0,5 1,7 3,7 4,5 6,4">
          <text:p/>
        </draw:polygon>
        <draw:polygon draw:style-name="gr18" draw:text-style-name="P4" draw:layer="layout" svg:width="0.005cm" svg:height="0.009cm" svg:x="9.295cm" svg:y="17.041cm" svg:viewBox="0 0 6 10" draw:points="6,0 3,0 2,4 2,5 0,7 2,10 3,10 4,7 4,6 6,4">
          <text:p/>
        </draw:polygon>
        <draw:polygon draw:style-name="gr18" draw:text-style-name="P4" draw:layer="layout" svg:width="0.004cm" svg:height="0.007cm" svg:x="11.88cm" svg:y="18.868cm" svg:viewBox="0 0 5 8" draw:points="5,0 4,0 1,3 3,5 0,6 1,8 4,8 5,6 5,5 5,3">
          <text:p/>
        </draw:polygon>
        <draw:polygon draw:style-name="gr18" draw:text-style-name="P4" draw:layer="layout" svg:width="0.007cm" svg:height="0.005cm" svg:x="17.418cm" svg:y="19.927cm" svg:viewBox="0 0 8 6" draw:points="8,1 7,0 5,1 3,2 0,2 0,5 1,6 3,6 5,5 6,4">
          <text:p/>
        </draw:polygon>
        <draw:polygon draw:style-name="gr18" draw:text-style-name="P4" draw:layer="layout" svg:width="0.007cm" svg:height="0.005cm" svg:x="15.924cm" svg:y="16.819cm" svg:viewBox="0 0 8 6" draw:points="8,1 7,0 4,0 3,2 1,2 0,5 1,6 3,5 4,5 7,4">
          <text:p/>
        </draw:polygon>
        <draw:polygon draw:style-name="gr18" draw:text-style-name="P4" draw:layer="layout" svg:width="0.003cm" svg:height="0.007cm" svg:x="10.113cm" svg:y="16.853cm" svg:viewBox="0 0 4 8" draw:points="4,0 3,0 1,2 1,4 0,5 1,8 3,8 4,5 4,4 4,2">
          <text:p/>
        </draw:polygon>
        <draw:polygon draw:style-name="gr18" draw:text-style-name="P4" draw:layer="layout" svg:width="0.007cm" svg:height="0.006cm" svg:x="16.407cm" svg:y="16.693cm" svg:viewBox="0 0 8 7" draw:points="8,2 7,0 4,0 3,3 1,3 0,5 1,7 3,5 4,5 7,4">
          <text:p/>
        </draw:polygon>
        <draw:polygon draw:style-name="gr18" draw:text-style-name="P4" draw:layer="layout" svg:width="0.005cm" svg:height="0.007cm" svg:x="11.023cm" svg:y="15.473cm" svg:viewBox="0 0 6 8" draw:points="6,0 3,0 2,3 2,5 0,6 2,8 3,8 4,6 6,5 6,3">
          <text:p/>
        </draw:polygon>
        <draw:polygon draw:style-name="gr18" draw:text-style-name="P4" draw:layer="layout" svg:width="0.004cm" svg:height="0.007cm" svg:x="10.271cm" svg:y="15.98cm" svg:viewBox="0 0 5 8" draw:points="5,0 2,0 1,2 1,4 0,7 1,8 2,8 4,6 4,4 5,2">
          <text:p/>
        </draw:polygon>
        <draw:polygon draw:style-name="gr18" draw:text-style-name="P4" draw:layer="layout" svg:width="0.007cm" svg:height="0.004cm" svg:x="17.366cm" svg:y="16.847cm" svg:viewBox="0 0 8 5" draw:points="8,1 7,0 4,0 3,1 1,2 0,5 1,5 3,5 4,5 7,2">
          <text:p/>
        </draw:polygon>
        <draw:polygon draw:style-name="gr18" draw:text-style-name="P4" draw:layer="layout" svg:width="0.005cm" svg:height="0.008cm" svg:x="10.345cm" svg:y="15.847cm" svg:viewBox="0 0 6 9" draw:points="6,0 3,0 2,3 2,4 0,7 2,9 3,8 4,7 6,6 6,3">
          <text:p/>
        </draw:polygon>
        <draw:polygon draw:style-name="gr18" draw:text-style-name="P4" draw:layer="layout" svg:width="0.008cm" svg:height="0.004cm" svg:x="17.01cm" svg:y="16.744cm" svg:viewBox="0 0 9 5" draw:points="9,1 8,0 5,0 3,1 1,3 0,4 1,5 3,5 6,4 7,3">
          <text:p/>
        </draw:polygon>
        <draw:polygon draw:style-name="gr18" draw:text-style-name="P4" draw:layer="layout" svg:width="0.003cm" svg:height="0.004cm" svg:x="10.267cm" svg:y="16.601cm" svg:viewBox="0 0 4 5" draw:points="4,0 2,0 2,2 0,4 0,5 2,5 4,4 4,2">
          <text:p/>
        </draw:polygon>
        <draw:polygon draw:style-name="gr18" draw:text-style-name="P4" draw:layer="layout" svg:width="0.004cm" svg:height="0.002cm" svg:x="17.843cm" svg:y="17.089cm" svg:viewBox="0 0 5 3" draw:points="5,0 4,0 2,0 1,1 0,1 0,3 1,3 2,3 4,1">
          <text:p/>
        </draw:polygon>
        <draw:polygon draw:style-name="gr18" draw:text-style-name="P4" draw:layer="layout" svg:width="0.003cm" svg:height="0.004cm" svg:x="9.747cm" svg:y="16.617cm" svg:viewBox="0 0 4 5" draw:points="4,0 2,0 2,1 2,3 0,4 0,5 2,5 4,4 4,3 4,1">
          <text:p/>
        </draw:polygon>
        <draw:polygon draw:style-name="gr18" draw:text-style-name="P4" draw:layer="layout" svg:width="0.004cm" svg:height="0.002cm" svg:x="16.544cm" svg:y="16.876cm" svg:viewBox="0 0 5 3" draw:points="5,0 4,0 2,0 1,2 0,2 0,3 1,3 2,3 4,2">
          <text:p/>
        </draw:polygon>
        <draw:polygon draw:style-name="gr18" draw:text-style-name="P4" draw:layer="layout" svg:width="0.003cm" svg:height="0.004cm" svg:x="9.476cm" svg:y="17.031cm" svg:viewBox="0 0 4 5" draw:points="4,0 2,0 0,1 0,3 0,4 0,5 2,5 4,4 4,3 4,1">
          <text:p/>
        </draw:polygon>
        <draw:polygon draw:style-name="gr18" draw:text-style-name="P4" draw:layer="layout" svg:width="0.003cm" svg:height="0.004cm" svg:x="12.043cm" svg:y="18.857cm" svg:viewBox="0 0 4 5" draw:points="4,0 2,0 2,1 2,2 0,4 2,5 4,4 4,2">
          <text:p/>
        </draw:polygon>
        <draw:polygon draw:style-name="gr18" draw:text-style-name="P4" draw:layer="layout" svg:width="0.005cm" svg:height="0.002cm" svg:x="17.512cm" svg:y="20.041cm" svg:viewBox="0 0 6 3" draw:points="6,0 3,0 2,1 0,3 2,3 3,3 4,1">
          <text:p/>
        </draw:polygon>
        <draw:polygon draw:style-name="gr18" draw:text-style-name="P4" draw:layer="layout" svg:width="0.004cm" svg:height="0.003cm" svg:x="15.587cm" svg:y="16.839cm" svg:viewBox="0 0 5 4" draw:points="5,1 4,0 2,0 2,1 0,1 0,3 1,4 2,4 2,3 4,3">
          <text:p/>
        </draw:polygon>
        <draw:polygon draw:style-name="gr18" draw:text-style-name="P4" draw:layer="layout" svg:width="0.003cm" svg:height="0.004cm" svg:x="8.902cm" svg:y="17.37cm" svg:viewBox="0 0 4 5" draw:points="4,0 2,1 2,3 0,4 2,5 4,5 4,4 4,3 4,1">
          <text:p/>
        </draw:polygon>
        <draw:polygon draw:style-name="gr18" draw:text-style-name="P4" draw:layer="layout" svg:width="0.003cm" svg:height="0.004cm" svg:x="10.148cm" svg:y="19.368cm" svg:viewBox="0 0 4 5" draw:points="4,0 2,1 2,3 0,4 2,5 4,4 4,3 4,1">
          <text:p/>
        </draw:polygon>
        <draw:polygon draw:style-name="gr18" draw:text-style-name="P4" draw:layer="layout" svg:width="0.005cm" svg:height="0.002cm" svg:x="17.539cm" svg:y="20.104cm" svg:viewBox="0 0 6 3" draw:points="6,0 4,0 3,0 2,2 0,2 0,3 2,3 3,3 4,2">
          <text:p/>
        </draw:polygon>
        <draw:polygon draw:style-name="gr18" draw:text-style-name="P4" draw:layer="layout" svg:width="0.003cm" svg:height="0.003cm" svg:x="10.619cm" svg:y="15.608cm" svg:viewBox="0 0 4 4" draw:points="4,0 2,0 0,1 0,2 0,4 2,4 2,2 4,1">
          <text:p/>
        </draw:polygon>
        <draw:polygon draw:style-name="gr18" draw:text-style-name="P4" draw:layer="layout" svg:width="0.003cm" svg:height="0.005cm" svg:x="10.078cm" svg:y="16.342cm" svg:viewBox="0 0 4 6" draw:points="4,0 2,0 0,2 0,3 0,4 0,6 2,4 2,3 4,2">
          <text:p/>
        </draw:polygon>
        <draw:polygon draw:style-name="gr18" draw:text-style-name="P4" draw:layer="layout" svg:width="0.003cm" svg:height="0.003cm" svg:x="16.983cm" svg:y="16.905cm" svg:viewBox="0 0 4 4" draw:points="4,1 4,0 3,0 1,1 0,1 0,3 0,4 1,3 3,3">
          <text:p/>
        </draw:polygon>
        <draw:polygon draw:style-name="gr18" draw:text-style-name="P4" draw:layer="layout" svg:width="0.003cm" svg:height="0.004cm" svg:x="9.807cm" svg:y="16.755cm" svg:viewBox="0 0 4 5" draw:points="4,0 2,0 0,3 0,4 0,5 2,5 2,4 4,3">
          <text:p/>
        </draw:polygon>
        <draw:polygon draw:style-name="gr18" draw:text-style-name="P4" draw:layer="layout" svg:width="0.003cm" svg:height="0.005cm" svg:x="11.918cm" svg:y="19.801cm" svg:viewBox="0 0 4 6" draw:points="4,0 2,0 0,2 0,3 0,4 0,6 2,6 2,4 4,3 4,2">
          <text:p/>
        </draw:polygon>
        <draw:polygon draw:style-name="gr18" draw:text-style-name="P4" draw:layer="layout" svg:width="0.005cm" svg:height="0.003cm" svg:x="18.109cm" svg:y="17.079cm" svg:viewBox="0 0 6 4" draw:points="6,1 6,0 4,1 3,1 2,3 0,3 2,4 3,4 4,3">
          <text:p/>
        </draw:polygon>
        <draw:polygon draw:style-name="gr18" draw:text-style-name="P4" draw:layer="layout" svg:width="0.003cm" svg:height="0.004cm" svg:x="9.233cm" svg:y="17.094cm" svg:viewBox="0 0 4 5" draw:points="4,0 2,0 2,1 2,3 0,4 0,5 2,5 4,4 4,3 4,1">
          <text:p/>
        </draw:polygon>
        <draw:polygon draw:style-name="gr18" draw:text-style-name="P4" draw:layer="layout" svg:width="0.003cm" svg:height="0.004cm" svg:x="11.757cm" svg:y="19.877cm" svg:viewBox="0 0 4 5" draw:points="4,0 2,0 0,1 0,2 0,4 0,5 2,5 2,4 2,2 4,1">
          <text:p/>
        </draw:polygon>
        <draw:polygon draw:style-name="gr18" draw:text-style-name="P4" draw:layer="layout" svg:width="0.004cm" svg:height="0.002cm" svg:x="15.846cm" svg:y="16.807cm" svg:viewBox="0 0 5 3" draw:points="5,0 4,0 3,0 1,1 0,1 0,3 1,3 3,3 4,1">
          <text:p/>
        </draw:polygon>
        <draw:polygon draw:style-name="gr18" draw:text-style-name="P4" draw:layer="layout" svg:width="0.003cm" svg:height="0.004cm" svg:x="9.204cm" svg:y="17.036cm" svg:viewBox="0 0 4 5" draw:points="4,0 2,0 2,1 2,2 0,4 0,5 2,5 4,4 4,2 4,1">
          <text:p/>
        </draw:polygon>
        <draw:polygon draw:style-name="gr18" draw:text-style-name="P4" draw:layer="layout" svg:width="0.003cm" svg:height="0.004cm" svg:x="11.271cm" svg:y="19.881cm" svg:viewBox="0 0 4 5" draw:points="4,0 2,0 2,1 2,3 0,4 2,5 4,4 4,3 4,1">
          <text:p/>
        </draw:polygon>
        <draw:polygon draw:style-name="gr18" draw:text-style-name="P4" draw:layer="layout" svg:width="0.004cm" svg:height="0.002cm" svg:x="15.87cm" svg:y="16.747cm" svg:viewBox="0 0 5 3" draw:points="5,0 4,0 3,0 0,1 0,3 1,3 3,3 4,1">
          <text:p/>
        </draw:polygon>
        <draw:polygon draw:style-name="gr18" draw:text-style-name="P4" draw:layer="layout" svg:width="0.003cm" svg:height="0.004cm" svg:x="9.919cm" svg:y="16.326cm" svg:viewBox="0 0 4 5" draw:points="4,0 2,0 0,1 0,3 0,4 0,5 2,5 2,4 4,3 4,1">
          <text:p/>
        </draw:polygon>
        <draw:polygon draw:style-name="gr18" draw:text-style-name="P4" draw:layer="layout" svg:width="0.005cm" svg:height="0.002cm" svg:x="16.876cm" svg:y="16.812cm" svg:viewBox="0 0 6 3" draw:points="6,0 4,0 3,0 2,0 0,2 0,3 2,3 3,2 4,2">
          <text:p/>
        </draw:polygon>
        <draw:polygon draw:style-name="gr18" draw:text-style-name="P4" draw:layer="layout" svg:width="0.003cm" svg:height="0.003cm" svg:x="9.648cm" svg:y="16.74cm" svg:viewBox="0 0 4 4" draw:points="4,0 2,0 0,1 0,3 0,4 2,4 4,3 4,1">
          <text:p/>
        </draw:polygon>
        <draw:polygon draw:style-name="gr18" draw:text-style-name="P4" draw:layer="layout" svg:width="0.004cm" svg:height="0.002cm" svg:x="16.386cm" svg:y="16.883cm" svg:viewBox="0 0 5 3" draw:points="5,0 3,0 1,1 0,3 1,3 3,3 4,1">
          <text:p/>
        </draw:polygon>
        <draw:polygon draw:style-name="gr18" draw:text-style-name="P4" draw:layer="layout" svg:width="0.003cm" svg:height="0.004cm" svg:x="9.074cm" svg:y="17.078cm" svg:viewBox="0 0 4 5" draw:points="4,0 2,0 2,2 0,4 2,5 4,4 4,2">
          <text:p/>
        </draw:polygon>
        <draw:polygon draw:style-name="gr18" draw:text-style-name="P4" draw:layer="layout" svg:width="0.003cm" svg:height="0.004cm" svg:x="11.167cm" svg:y="19.941cm" svg:viewBox="0 0 4 5" draw:points="4,0 2,0 2,1 2,3 0,4 2,5 4,4 4,3 4,1">
          <text:p/>
        </draw:polygon>
        <draw:polygon draw:style-name="gr18" draw:text-style-name="P4" draw:layer="layout" svg:width="0.003cm" svg:height="0.004cm" svg:x="9.907cm" svg:y="16.401cm" svg:viewBox="0 0 4 5" draw:points="4,0 2,0 0,1 0,3 0,4 0,5 2,5 4,4 4,3 4,1">
          <text:p/>
        </draw:polygon>
        <draw:polygon draw:style-name="gr18" draw:text-style-name="P4" draw:layer="layout" svg:width="0.004cm" svg:height="0.002cm" svg:x="16.811cm" svg:y="16.853cm" svg:viewBox="0 0 5 3" draw:points="5,0 2,0 1,1 0,3 1,3 2,3 4,3 4,1">
          <text:p/>
        </draw:polygon>
        <draw:polygon draw:style-name="gr18" draw:text-style-name="P4" draw:layer="layout" svg:width="0.003cm" svg:height="0.004cm" svg:x="9.636cm" svg:y="16.815cm" svg:viewBox="0 0 4 5" draw:points="4,0 2,0 0,1 0,3 0,4 0,5 2,5 4,4 4,3 4,1">
          <text:p/>
        </draw:polygon>
        <draw:polygon draw:style-name="gr18" draw:text-style-name="P4" draw:layer="layout" svg:width="0.003cm" svg:height="0.004cm" svg:x="11.462cm" svg:y="19.908cm" svg:viewBox="0 0 4 5" draw:points="4,0 2,0 2,1 2,3 0,4 2,5 4,4 4,3 4,1">
          <text:p/>
        </draw:polygon>
        <draw:polygon draw:style-name="gr18" draw:text-style-name="P4" draw:layer="layout" svg:width="0.004cm" svg:height="0.002cm" svg:x="16.322cm" svg:y="16.924cm" svg:viewBox="0 0 5 3" draw:points="5,0 4,0 2,0 1,0 0,2 0,3 1,3 2,3 4,2">
          <text:p/>
        </draw:polygon>
        <draw:polygon draw:style-name="gr18" draw:text-style-name="P4" draw:layer="layout" svg:width="0.003cm" svg:height="0.004cm" svg:x="9.062cm" svg:y="17.154cm" svg:viewBox="0 0 4 5" draw:points="4,0 2,1 2,3 0,4 2,5 4,4 4,3 4,1">
          <text:p/>
        </draw:polygon>
        <draw:polygon draw:style-name="gr18" draw:text-style-name="P4" draw:layer="layout" svg:width="0.003cm" svg:height="0.004cm" svg:x="11.378cm" svg:y="19.874cm" svg:viewBox="0 0 4 5" draw:points="4,0 2,0 0,1 0,2 0,4 0,5 2,5 2,4 4,4 4,2">
          <text:p/>
        </draw:polygon>
        <draw:polygon draw:style-name="gr18" draw:text-style-name="P4" draw:layer="layout" svg:width="0.003cm" svg:height="0.003cm" svg:x="9.958cm" svg:y="16.767cm" svg:viewBox="0 0 4 4" draw:points="4,0 2,0 0,1 0,3 0,4 2,4 4,3 4,1">
          <text:p/>
        </draw:polygon>
        <draw:polygon draw:style-name="gr18" draw:text-style-name="P4" draw:layer="layout" svg:width="0.004cm" svg:height="0.002cm" svg:x="18.044cm" svg:y="17.094cm" svg:viewBox="0 0 5 3" draw:points="5,0 2,0 2,2 0,2 0,3 1,3 2,3 4,2">
          <text:p/>
        </draw:polygon>
        <draw:polygon draw:style-name="gr18" draw:text-style-name="P4" draw:layer="layout" svg:width="0.003cm" svg:height="0.004cm" svg:x="9.384cm" svg:y="17.105cm" svg:viewBox="0 0 4 5" draw:points="4,0 2,0 2,2 0,4 2,5 4,4 4,2">
          <text:p/>
        </draw:polygon>
        <draw:polygon draw:style-name="gr18" draw:text-style-name="P4" draw:layer="layout" svg:width="0.003cm" svg:height="0.005cm" svg:x="10.97cm" svg:y="19.081cm" svg:viewBox="0 0 4 6" draw:points="4,0 2,0 0,2 0,3 0,4 0,6 2,6 2,4 4,4 4,3">
          <text:p/>
        </draw:polygon>
        <draw:polygon draw:style-name="gr18" draw:text-style-name="P4" draw:layer="layout" svg:width="0.004cm" svg:height="0.002cm" svg:x="16.709cm" svg:y="19.351cm" svg:viewBox="0 0 5 3" draw:points="5,0 4,0 2,0 1,1 0,1 1,3 2,3 4,1">
          <text:p/>
        </draw:polygon>
        <draw:polygon draw:style-name="gr18" draw:text-style-name="P4" draw:layer="layout" svg:width="0.004cm" svg:height="0.004cm" svg:x="16.038cm" svg:y="20cm" svg:viewBox="0 0 5 5" draw:points="5,2 5,0 4,0 3,2 1,2 0,3 1,5 3,3 4,3 4,2">
          <text:p/>
        </draw:polygon>
        <draw:polygon draw:style-name="gr18" draw:text-style-name="P4" draw:layer="layout" svg:width="0.003cm" svg:height="0.003cm" svg:x="15.938cm" svg:y="16.927cm" svg:viewBox="0 0 4 4" draw:points="4,1 4,0 2,1 1,1 0,3 0,4 1,4 2,3 4,3">
          <text:p/>
        </draw:polygon>
        <draw:polygon draw:style-name="gr18" draw:text-style-name="P4" draw:layer="layout" svg:width="0.003cm" svg:height="0.003cm" svg:x="9.835cm" svg:y="16.354cm" svg:viewBox="0 0 4 4" draw:points="4,0 2,2 2,3 0,4 2,4 4,4 4,3 4,2">
          <text:p/>
        </draw:polygon>
        <draw:polygon draw:style-name="gr18" draw:text-style-name="P4" draw:layer="layout" svg:width="0.004cm" svg:height="0.003cm" svg:x="16.8cm" svg:y="16.767cm" svg:viewBox="0 0 5 4" draw:points="5,1 4,0 3,1 1,1 0,3 0,4 1,4 3,3 4,3">
          <text:p/>
        </draw:polygon>
        <draw:polygon draw:style-name="gr18" draw:text-style-name="P4" draw:layer="layout" svg:width="0.003cm" svg:height="0.004cm" svg:x="9.564cm" svg:y="16.767cm" svg:viewBox="0 0 4 5" draw:points="4,0 2,3 0,4 2,5 4,5 4,4 4,3">
          <text:p/>
        </draw:polygon>
        <draw:polygon draw:style-name="gr18" draw:text-style-name="P4" draw:layer="layout" svg:width="0.003cm" svg:height="0.003cm" svg:x="11.084cm" svg:y="19.919cm" svg:viewBox="0 0 4 4" draw:points="4,0 2,0 2,1 2,2 0,4 2,4 4,4 4,2 4,1">
          <text:p/>
        </draw:polygon>
        <draw:polygon draw:style-name="gr18" draw:text-style-name="P4" draw:layer="layout" svg:width="0.004cm" svg:height="0.002cm" svg:x="16.31cm" svg:y="16.839cm" svg:viewBox="0 0 5 3" draw:points="5,0 2,0 1,1 0,3 1,3 2,3 4,1">
          <text:p/>
        </draw:polygon>
        <draw:polygon draw:style-name="gr18" draw:text-style-name="P4" draw:layer="layout" svg:width="0.003cm" svg:height="0.004cm" svg:x="8.991cm" svg:y="17.106cm" svg:viewBox="0 0 4 5" draw:points="4,0 2,0 0,1 0,3 0,4 0,5 2,5 4,4 4,3 4,1">
          <text:p/>
        </draw:polygon>
        <draw:polygon draw:style-name="gr18" draw:text-style-name="P4" draw:layer="layout" svg:width="0.003cm" svg:height="0.005cm" svg:x="10.967cm" svg:y="19.969cm" svg:viewBox="0 0 4 6" draw:points="4,0 2,0 0,2 0,3 0,4 0,6 2,6 4,4 4,3 4,2">
          <text:p/>
        </draw:polygon>
        <draw:polygon draw:style-name="gr18" draw:text-style-name="P4" draw:layer="layout" svg:width="0.003cm" svg:height="0.005cm" svg:x="9.764cm" svg:y="16.429cm" svg:viewBox="0 0 4 6" draw:points="4,0 2,0 2,2 2,3 0,4 0,6 2,6 4,4 4,3 4,2">
          <text:p/>
        </draw:polygon>
        <draw:polygon draw:style-name="gr18" draw:text-style-name="P4" draw:layer="layout" svg:width="0.005cm" svg:height="0.002cm" svg:x="16.696cm" svg:y="16.764cm" svg:viewBox="0 0 6 3" draw:points="6,0 4,0 3,0 2,2 0,2 0,3 2,3 3,3 4,2">
          <text:p/>
        </draw:polygon>
        <draw:polygon draw:style-name="gr18" draw:text-style-name="P4" draw:layer="layout" svg:width="0.003cm" svg:height="0.005cm" svg:x="9.493cm" svg:y="16.843cm" svg:viewBox="0 0 4 6" draw:points="4,0 2,0 0,2 0,3 0,4 0,6 2,6 4,4 4,3 4,2">
          <text:p/>
        </draw:polygon>
        <draw:polygon draw:style-name="gr18" draw:text-style-name="P4" draw:layer="layout" svg:width="0.003cm" svg:height="0.004cm" svg:x="11.79cm" svg:y="18.906cm" svg:viewBox="0 0 4 5" draw:points="4,0 2,0 2,1 2,3 0,4 2,5 4,4 4,3">
          <text:p/>
        </draw:polygon>
        <draw:polygon draw:style-name="gr18" draw:text-style-name="P4" draw:layer="layout" svg:width="0.003cm" svg:height="0.002cm" svg:x="17.36cm" svg:y="19.877cm" svg:viewBox="0 0 4 3" draw:points="4,0 2,0 1,1 0,1 0,3 1,3 2,3 4,1">
          <text:p/>
        </draw:polygon>
        <draw:polygon draw:style-name="gr18" draw:text-style-name="P4" draw:layer="layout" svg:width="0.004cm" svg:height="0.002cm" svg:x="16.206cm" svg:y="16.835cm" svg:viewBox="0 0 5 3" draw:points="5,1 5,0 3,0 3,1 1,1 0,3 1,3 3,3 4,3 4,1">
          <text:p/>
        </draw:polygon>
        <draw:polygon draw:style-name="gr18" draw:text-style-name="P4" draw:layer="layout" svg:width="0.003cm" svg:height="0.003cm" svg:x="8.919cm" svg:y="17.182cm" svg:viewBox="0 0 4 4" draw:points="4,0 2,2 2,3 0,4 2,4 4,4 4,3 4,2">
          <text:p/>
        </draw:polygon>
        <draw:polygon draw:style-name="gr18" draw:text-style-name="P4" draw:layer="layout" svg:width="0.003cm" svg:height="0.004cm" svg:x="10.527cm" svg:y="20.066cm" svg:viewBox="0 0 4 5" draw:points="4,0 2,0 0,1 0,2 0,4 0,5 2,5 2,4 4,4 4,2">
          <text:p/>
        </draw:polygon>
        <draw:polygon draw:style-name="gr18" draw:text-style-name="P4" draw:layer="layout" svg:width="0.003cm" svg:height="0.004cm" svg:x="8.82cm" svg:y="17.226cm" svg:viewBox="0 0 4 5" draw:points="4,0 2,1 2,3 0,4 2,5 4,5 4,4 4,3 4,1">
          <text:p/>
        </draw:polygon>
        <draw:polygon draw:style-name="gr18" draw:text-style-name="P4" draw:layer="layout" svg:width="0.003cm" svg:height="0.004cm" svg:x="10.421cm" svg:y="20.078cm" svg:viewBox="0 0 4 5" draw:points="4,0 2,0 0,1 0,2 0,4 0,5 2,5 2,4 2,2 2,1">
          <text:p/>
        </draw:polygon>
        <draw:polygon draw:style-name="gr18" draw:text-style-name="P4" draw:layer="layout" svg:width="0.003cm" svg:height="0.004cm" svg:x="9.855cm" svg:y="16.457cm" svg:viewBox="0 0 4 5" draw:points="4,0 2,0 2,1 2,2 0,4 2,5 4,4 4,2 4,1">
          <text:p/>
        </draw:polygon>
        <draw:polygon draw:style-name="gr18" draw:text-style-name="P4" draw:layer="layout" svg:width="0.003cm" svg:height="0.002cm" svg:x="16.736cm" svg:y="16.851cm" svg:viewBox="0 0 4 3" draw:points="4,0 2,0 1,1 0,1 0,3 1,3 2,3 4,1">
          <text:p/>
        </draw:polygon>
        <draw:polygon draw:style-name="gr18" draw:text-style-name="P4" draw:layer="layout" svg:width="0.003cm" svg:height="0.003cm" svg:x="9.584cm" svg:y="16.871cm" svg:viewBox="0 0 4 4" draw:points="4,0 2,0 2,1 2,2 0,4 2,4 4,4 4,2 4,1">
          <text:p/>
        </draw:polygon>
        <draw:polygon draw:style-name="gr18" draw:text-style-name="P4" draw:layer="layout" svg:width="0.003cm" svg:height="0.004cm" svg:x="11.706cm" svg:y="18.876cm" svg:viewBox="0 0 4 5" draw:points="4,0 2,0 2,1 2,3 0,4 2,5 2,4 4,4 4,3 4,1">
          <text:p/>
        </draw:polygon>
        <draw:polygon draw:style-name="gr18" draw:text-style-name="P4" draw:layer="layout" svg:width="0.004cm" svg:height="0.002cm" svg:x="17.313cm" svg:y="19.79cm" svg:viewBox="0 0 5 3" draw:points="5,2 5,0 3,0 3,2 1,2 0,3 1,3 3,3 4,2">
          <text:p/>
        </draw:polygon>
        <draw:polygon draw:style-name="gr18" draw:text-style-name="P4" draw:layer="layout" svg:width="0.005cm" svg:height="0.002cm" svg:x="16.246cm" svg:y="16.922cm" svg:viewBox="0 0 6 3" draw:points="6,0 4,0 3,0 2,2 0,2 0,3 2,3 3,3 4,2">
          <text:p/>
        </draw:polygon>
        <draw:polygon draw:style-name="gr18" draw:text-style-name="P4" draw:layer="layout" svg:width="0.003cm" svg:height="0.005cm" svg:x="9.011cm" svg:y="17.209cm" svg:viewBox="0 0 4 6" draw:points="4,0 2,0 0,3 0,4 0,6 2,6 2,4 4,4 4,3">
          <text:p/>
        </draw:polygon>
        <draw:polygon draw:style-name="gr18" draw:text-style-name="P4" draw:layer="layout" svg:width="0.003cm" svg:height="0.004cm" svg:x="11.52cm" svg:y="19.853cm" svg:viewBox="0 0 4 5" draw:points="4,0 2,0 0,1 0,2 0,4 0,5 2,5 2,4 4,2 4,1">
          <text:p/>
        </draw:polygon>
        <draw:polygon draw:style-name="gr18" draw:text-style-name="P4" draw:layer="layout" svg:width="0.003cm" svg:height="0.005cm" svg:x="9.906cm" svg:y="16.822cm" svg:viewBox="0 0 4 6" draw:points="4,0 2,0 2,2 2,3 0,4 2,6 4,4 4,3 4,2">
          <text:p/>
        </draw:polygon>
        <draw:polygon draw:style-name="gr18" draw:text-style-name="P4" draw:layer="layout" svg:width="0.003cm" svg:height="0.005cm" svg:x="11.842cm" svg:y="19.813cm" svg:viewBox="0 0 4 6" draw:points="4,0 2,0 2,2 2,3 0,4 0,6 2,6 4,4 4,3 4,2">
          <text:p/>
        </draw:polygon>
        <draw:polygon draw:style-name="gr18" draw:text-style-name="P4" draw:layer="layout" svg:width="0.005cm" svg:height="0.002cm" svg:x="16.114cm" svg:y="16.801cm" svg:viewBox="0 0 6 3" draw:points="6,0 3,0 2,1 0,3 2,3 3,3 4,1">
          <text:p/>
        </draw:polygon>
        <draw:polygon draw:style-name="gr18" draw:text-style-name="P4" draw:layer="layout" svg:width="0.003cm" svg:height="0.005cm" svg:x="9.333cm" svg:y="17.161cm" svg:viewBox="0 0 4 6" draw:points="4,0 2,0 0,2 0,3 0,4 0,6 2,6 2,4 2,3 4,2">
          <text:p/>
        </draw:polygon>
        <draw:polygon draw:style-name="gr18" draw:text-style-name="P4" draw:layer="layout" svg:width="0.003cm" svg:height="0.004cm" svg:x="10.765cm" svg:y="19.155cm" svg:viewBox="0 0 4 5" draw:points="4,0 2,0 0,1 0,3 0,4 0,5 2,5 2,4 4,3 4,1">
          <text:p/>
        </draw:polygon>
        <draw:polygon draw:style-name="gr18" draw:text-style-name="P4" draw:layer="layout" svg:width="0.004cm" svg:height="0.004cm" svg:x="16.52cm" svg:y="19.242cm" svg:viewBox="0 0 5 5" draw:points="5,2 5,0 2,2 1,2 0,3 1,5 2,5 2,3 4,3">
          <text:p/>
        </draw:polygon>
        <draw:polygon draw:style-name="gr18" draw:text-style-name="P4" draw:layer="layout" svg:width="0.003cm" svg:height="0.002cm" svg:x="15.801cm" svg:y="19.941cm" svg:viewBox="0 0 4 3" draw:points="4,0 3,0 1,1 0,1 0,3 1,3 3,3 3,1">
          <text:p/>
        </draw:polygon>
        <draw:polygon draw:style-name="gr18" draw:text-style-name="P4" draw:layer="layout" svg:width="0.005cm" svg:height="0.003cm" svg:x="16.252cm" svg:y="16.759cm" svg:viewBox="0 0 6 4" draw:points="6,1 6,0 3,1 2,3 0,3 2,4 3,4 4,3">
          <text:p/>
        </draw:polygon>
        <draw:polygon draw:style-name="gr18" draw:text-style-name="P4" draw:layer="layout" svg:width="0.003cm" svg:height="0.005cm" svg:x="9.851cm" svg:y="16.54cm" svg:viewBox="0 0 4 6" draw:points="4,0 2,2 2,3 0,4 2,6 4,4 4,3 4,2">
          <text:p/>
        </draw:polygon>
        <draw:polygon draw:style-name="gr18" draw:text-style-name="P4" draw:layer="layout" svg:width="0.004cm" svg:height="0.002cm" svg:x="16.181cm" svg:y="16.782cm" svg:viewBox="0 0 5 3" draw:points="5,0 4,0 2,0 2,2 0,2 0,3 1,3 2,3 4,2">
          <text:p/>
        </draw:polygon>
        <draw:polygon draw:style-name="gr18" draw:text-style-name="P4" draw:layer="layout" svg:width="0.003cm" svg:height="0.005cm" svg:x="9.58cm" svg:y="16.954cm" svg:viewBox="0 0 4 6" draw:points="4,0 2,0 2,2 2,3 0,4 2,6 4,4 4,3 4,2">
          <text:p/>
        </draw:polygon>
        <draw:polygon draw:style-name="gr18" draw:text-style-name="P4" draw:layer="layout" svg:width="0.003cm" svg:height="0.004cm" svg:x="11.538cm" svg:y="18.908cm" svg:viewBox="0 0 4 5" draw:points="4,0 2,0 2,1 2,2 0,4 2,5 4,4 4,2 4,1">
          <text:p/>
        </draw:polygon>
        <draw:polygon draw:style-name="gr18" draw:text-style-name="P4" draw:layer="layout" svg:width="0.004cm" svg:height="0.002cm" svg:x="17.21cm" svg:y="19.671cm" svg:viewBox="0 0 5 3" draw:points="5,0 4,0 2,0 1,1 0,1 0,3 1,3 2,3 4,1">
          <text:p/>
        </draw:polygon>
        <draw:polygon draw:style-name="gr18" draw:text-style-name="P4" draw:layer="layout" svg:width="0.004cm" svg:height="0.004cm" svg:x="16.257cm" svg:y="16.866cm" svg:viewBox="0 0 5 5" draw:points="5,2 5,0 3,2 1,2 0,3 1,5 3,5 3,3 4,3">
          <text:p/>
        </draw:polygon>
        <draw:polygon draw:style-name="gr18" draw:text-style-name="P4" draw:layer="layout" svg:width="0.003cm" svg:height="0.005cm" svg:x="9.007cm" svg:y="17.293cm" svg:viewBox="0 0 4 6" draw:points="4,0 2,0 0,2 0,3 0,4 0,6 2,6 2,4 4,3 4,2">
          <text:p/>
        </draw:polygon>
        <draw:polygon draw:style-name="gr18" draw:text-style-name="P4" draw:layer="layout" svg:width="0.003cm" svg:height="0.004cm" svg:x="10.446cm" svg:y="19.25cm" svg:viewBox="0 0 4 5" draw:points="4,0 2,0 2,2 0,4 2,5 4,4 4,2">
          <text:p/>
        </draw:polygon>
        <draw:polygon draw:style-name="gr18" draw:text-style-name="P4" draw:layer="layout" svg:width="0.004cm" svg:height="0.002cm" svg:x="16.232cm" svg:y="19.071cm" svg:viewBox="0 0 5 3" draw:points="5,1 4,0 2,0 1,1 0,1 0,3 1,3 2,3 4,1">
          <text:p/>
        </draw:polygon>
        <draw:polygon draw:style-name="gr18" draw:text-style-name="P4" draw:layer="layout" svg:width="0.004cm" svg:height="0.003cm" svg:x="15.512cm" svg:y="19.769cm" svg:viewBox="0 0 5 4" draw:points="5,1 5,0 2,1 1,1 0,3 1,4 2,4 2,3 4,3">
          <text:p/>
        </draw:polygon>
        <draw:polygon draw:style-name="gr18" draw:text-style-name="P4" draw:layer="layout" svg:width="0.003cm" svg:height="0.005cm" svg:x="8.764cm" svg:y="17.347cm" svg:viewBox="0 0 4 6" draw:points="4,0 2,0 2,2 2,3 0,4 2,6 4,4 4,3 4,2">
          <text:p/>
        </draw:polygon>
        <draw:polygon draw:style-name="gr18" draw:text-style-name="P4" draw:layer="layout" svg:width="0.003cm" svg:height="0.005cm" svg:x="10.762cm" svg:y="20.02cm" svg:viewBox="0 0 4 6" draw:points="4,0 2,0 2,2 2,3 0,4 2,6 4,4 4,3 4,2">
          <text:p/>
        </draw:polygon>
        <draw:polygon draw:style-name="gr18" draw:text-style-name="P4" draw:layer="layout" svg:width="0.003cm" svg:height="0.005cm" svg:x="9.732cm" svg:y="16.516cm" svg:viewBox="0 0 4 6" draw:points="4,0 2,0 2,2 2,3 0,4 2,6 4,4 4,3">
          <text:p/>
        </draw:polygon>
        <draw:polygon draw:style-name="gr18" draw:text-style-name="P4" draw:layer="layout" svg:width="0.005cm" svg:height="0.002cm" svg:x="16.609cm" svg:y="16.798cm" svg:viewBox="0 0 6 3" draw:points="6,2 6,0 4,0 3,2 2,2 0,3 2,3 3,3 4,3 4,2">
          <text:p/>
        </draw:polygon>
        <draw:polygon draw:style-name="gr18" draw:text-style-name="P4" draw:layer="layout" svg:width="0.003cm" svg:height="0.005cm" svg:x="9.461cm" svg:y="16.93cm" svg:viewBox="0 0 4 6" draw:points="4,0 2,0 2,2 2,3 0,4 2,6 4,4 4,3 4,2">
          <text:p/>
        </draw:polygon>
        <draw:polygon draw:style-name="gr18" draw:text-style-name="P4" draw:layer="layout" svg:width="0.003cm" svg:height="0.004cm" svg:x="11.313cm" svg:y="19.932cm" svg:viewBox="0 0 4 5" draw:points="4,0 2,0 2,1 2,3 0,4 2,5 2,4 4,4 4,3 4,1">
          <text:p/>
        </draw:polygon>
        <draw:polygon draw:style-name="gr18" draw:text-style-name="P4" draw:layer="layout" svg:width="0.005cm" svg:height="0.002cm" svg:x="16.12cm" svg:y="16.869cm" svg:viewBox="0 0 6 3" draw:points="6,1 4,0 3,0 2,1 0,1 0,3 2,3 3,3 4,1">
          <text:p/>
        </draw:polygon>
        <draw:polygon draw:style-name="gr18" draw:text-style-name="P4" draw:layer="layout" svg:width="0.003cm" svg:height="0.005cm" svg:x="8.888cm" svg:y="17.269cm" svg:viewBox="0 0 4 6" draw:points="4,0 2,0 0,2 0,3 0,4 0,6 2,6 2,4 4,3 4,2">
          <text:p/>
        </draw:polygon>
        <draw:polygon draw:style-name="gr18" draw:text-style-name="P4" draw:layer="layout" svg:width="0.003cm" svg:height="0.004cm" svg:x="10.864cm" svg:y="19.949cm" svg:viewBox="0 0 4 5" draw:points="4,0 2,0 0,1 0,2 0,4 0,5 2,5 2,4 4,2 4,1">
          <text:p/>
        </draw:polygon>
        <draw:polygon draw:style-name="gr18" draw:text-style-name="P4" draw:layer="layout" svg:width="0.003cm" svg:height="0.004cm" svg:x="10.112cm" svg:y="16.667cm" svg:viewBox="0 0 4 5" draw:points="4,0 2,0 0,1 0,2 0,4 0,5 2,5 2,4 4,2 4,1">
          <text:p/>
        </draw:polygon>
        <draw:polygon draw:style-name="gr18" draw:text-style-name="P4" draw:layer="layout" svg:width="0.003cm" svg:height="0.003cm" svg:x="15.415cm" svg:y="16.817cm" svg:viewBox="0 0 4 4" draw:points="4,1 4,0 3,1 2,1 0,1 0,3 0,4 2,4 3,3 4,3">
          <text:p/>
        </draw:polygon>
        <draw:polygon draw:style-name="gr18" draw:text-style-name="P4" draw:layer="layout" svg:width="0.004cm" svg:height="0.003cm" svg:x="10.024cm" svg:y="16.651cm" svg:viewBox="0 0 5 4" draw:points="5,2 5,0 3,0 1,0 0,2 0,4 1,4 3,2 4,2">
          <text:p/>
        </draw:polygon>
        <draw:polygon draw:style-name="gr18" draw:text-style-name="P4" draw:layer="layout" svg:width="0.004cm" svg:height="0.003cm" svg:x="17.808cm" svg:y="16.989cm" svg:viewBox="0 0 5 4" draw:points="4,4 5,3 4,1 3,1 1,0 0,0 0,1 1,3 3,4">
          <text:p/>
        </draw:polygon>
        <draw:polygon draw:style-name="gr18" draw:text-style-name="P4" draw:layer="layout" svg:width="0.004cm" svg:height="0.003cm" svg:x="9.601cm" svg:y="16.656cm" svg:viewBox="0 0 5 4" draw:points="5,0 4,0 3,0 2,0 0,0 0,2 2,4 3,2 4,2">
          <text:p/>
        </draw:polygon>
        <draw:polygon draw:style-name="gr18" draw:text-style-name="P4" draw:layer="layout" svg:width="0.004cm" svg:height="0.003cm" svg:x="16.419cm" svg:y="16.791cm" svg:viewBox="0 0 5 4" draw:points="5,4 4,3 3,1 3,0 1,0 0,1 1,3 3,3 3,4">
          <text:p/>
        </draw:polygon>
        <draw:polygon draw:style-name="gr18" draw:text-style-name="P4" draw:layer="layout" svg:width="0.003cm" svg:height="0.003cm" svg:x="8.82cm" svg:y="17.165cm" svg:viewBox="0 0 4 4" draw:points="4,0 2,1 2,2 0,4 2,4 4,4 4,2 4,1">
          <text:p/>
        </draw:polygon>
        <draw:polygon draw:style-name="gr18" draw:text-style-name="P4" draw:layer="layout" svg:width="0.003cm" svg:height="0.004cm" svg:x="10.326cm" svg:y="20.133cm" svg:viewBox="0 0 4 5" draw:points="4,0 2,0 0,1 0,3 0,4 0,5 2,5 2,4 4,3 4,1">
          <text:p/>
        </draw:polygon>
        <draw:polygon draw:style-name="gr18" draw:text-style-name="P4" draw:layer="layout" svg:width="0.003cm" svg:height="0.003cm" svg:x="10.851cm" svg:y="15.829cm" svg:viewBox="0 0 4 4" draw:points="4,0 2,0 0,2 0,3 0,4 2,4 4,3 4,2">
          <text:p/>
        </draw:polygon>
        <draw:polygon draw:style-name="gr18" draw:text-style-name="P4" draw:layer="layout" svg:width="0.003cm" svg:height="0.002cm" svg:x="17.655cm" svg:y="17.037cm" svg:viewBox="0 0 4 3" draw:points="4,0 3,0 1,1 0,1 0,3 1,3 3,3 4,1">
          <text:p/>
        </draw:polygon>
        <draw:polygon draw:style-name="gr18" draw:text-style-name="P4" draw:layer="layout" svg:width="0.003cm" svg:height="0.002cm" svg:x="10.231cm" svg:y="16.394cm" svg:viewBox="0 0 4 3" draw:points="4,0 3,0 1,0 0,2 1,3 3,3 4,3">
          <text:p/>
        </draw:polygon>
        <draw:polygon draw:style-name="gr18" draw:text-style-name="P4" draw:layer="layout" svg:width="0.004cm" svg:height="0.003cm" svg:x="18.266cm" svg:y="17.193cm" svg:viewBox="0 0 5 4" draw:points="5,3 4,1 2,0 1,1 0,3 2,4 4,4">
          <text:p/>
        </draw:polygon>
        <draw:polygon draw:style-name="gr18" draw:text-style-name="P4" draw:layer="layout" svg:width="0.004cm" svg:height="0.003cm" svg:x="9.794cm" svg:y="16.501cm" svg:viewBox="0 0 5 4" draw:points="5,1 3,0 2,0 0,3 2,4 3,4 5,3">
          <text:p/>
        </draw:polygon>
        <draw:polygon draw:style-name="gr18" draw:text-style-name="P4" draw:layer="layout" svg:width="0.003cm" svg:height="0.004cm" svg:x="16.663cm" svg:y="16.834cm" svg:viewBox="0 0 4 5" draw:points="4,3 4,2 3,0 0,0 0,3 2,5 3,5">
          <text:p/>
        </draw:polygon>
        <draw:polygon draw:style-name="gr18" draw:text-style-name="P4" draw:layer="layout" svg:width="0.003cm" svg:height="0.002cm" svg:x="9.523cm" svg:y="16.915cm" svg:viewBox="0 0 4 3" draw:points="4,0 3,0 1,0 0,1 1,3 3,3 4,3">
          <text:p/>
        </draw:polygon>
        <draw:polygon draw:style-name="gr18" draw:text-style-name="P4" draw:layer="layout" svg:width="0.003cm" svg:height="0.003cm" svg:x="11.623cm" svg:y="18.931cm" svg:viewBox="0 0 4 4" draw:points="4,0 3,0 1,0 0,1 1,4 3,3 4,3">
          <text:p/>
        </draw:polygon>
        <draw:polygon draw:style-name="gr18" draw:text-style-name="P4" draw:layer="layout" svg:width="0.003cm" svg:height="0.003cm" svg:x="17.237cm" svg:y="19.771cm" svg:viewBox="0 0 4 4" draw:points="4,3 2,1 2,0 0,1 0,3 1,4 2,4">
          <text:p/>
        </draw:polygon>
        <draw:polygon draw:style-name="gr18" draw:text-style-name="P4" draw:layer="layout" svg:width="0.004cm" svg:height="0.004cm" svg:x="16.191cm" svg:y="16.878cm" svg:viewBox="0 0 5 5" draw:points="5,3 4,2 3,0 1,2 0,3 3,5 4,5">
          <text:p/>
        </draw:polygon>
        <draw:polygon draw:style-name="gr18" draw:text-style-name="P4" draw:layer="layout" svg:width="0.003cm" svg:height="0.002cm" svg:x="8.95cm" svg:y="17.254cm" svg:viewBox="0 0 4 3" draw:points="3,0 0,0 0,2 0,3 3,3 4,2">
          <text:p/>
        </draw:polygon>
        <draw:polygon draw:style-name="gr18" draw:text-style-name="P4" draw:layer="layout" svg:width="0.003cm" svg:height="0.003cm" svg:x="10.535cm" svg:y="19.251cm" svg:viewBox="0 0 4 4" draw:points="4,1 2,1 1,0 0,3 1,4 2,4 4,3">
          <text:p/>
        </draw:polygon>
        <draw:polygon draw:style-name="gr18" draw:text-style-name="P4" draw:layer="layout" svg:width="0.003cm" svg:height="0.004cm" svg:x="16.299cm" svg:y="19.13cm" svg:viewBox="0 0 4 5" draw:points="4,3 4,2 3,0 0,0 0,2 1,3 3,5">
          <text:p/>
        </draw:polygon>
        <draw:polygon draw:style-name="gr18" draw:text-style-name="P4" draw:layer="layout" svg:width="0.003cm" svg:height="0.004cm" svg:x="15.579cm" svg:y="19.828cm" svg:viewBox="0 0 4 5" draw:points="4,3 4,2 3,0 1,2 0,3 1,5 3,5">
          <text:p/>
        </draw:polygon>
        <draw:polygon draw:style-name="gr18" draw:text-style-name="P4" draw:layer="layout" svg:width="0.004cm" svg:height="0.004cm" svg:x="8.694cm" svg:y="17.236cm" svg:viewBox="0 0 5 5" draw:points="3,2 2,2 0,0 0,3 0,5 3,5 5,3">
          <text:p/>
        </draw:polygon>
        <draw:polygon draw:style-name="gr18" draw:text-style-name="P4" draw:layer="layout" svg:width="0.004cm" svg:height="0.004cm" svg:x="10.772cm" svg:y="19.964cm" svg:viewBox="0 0 5 5" draw:points="5,0 3,0 0,0 0,3 0,5 3,5 5,3">
          <text:p/>
        </draw:polygon>
        <draw:polygon draw:style-name="gr18" draw:text-style-name="P4" draw:layer="layout" svg:width="0.003cm" svg:height="0.004cm" svg:x="9.822cm" svg:y="16.612cm" svg:viewBox="0 0 4 5" draw:points="4,2 3,2 1,0 0,3 1,5 3,5 4,3">
          <text:p/>
        </draw:polygon>
        <draw:polygon draw:style-name="gr18" draw:text-style-name="P4" draw:layer="layout" svg:width="0.003cm" svg:height="0.004cm" svg:x="16.598cm" svg:y="16.928cm" svg:viewBox="0 0 4 5" draw:points="4,3 4,2 2,0 1,2 0,3 1,5 2,5">
          <text:p/>
        </draw:polygon>
        <draw:polygon draw:style-name="gr18" draw:text-style-name="P4" draw:layer="layout" svg:width="0.003cm" svg:height="0.004cm" svg:x="9.551cm" svg:y="17.026cm" svg:viewBox="0 0 4 5" draw:points="4,2 2,0 1,0 0,3 1,5 2,5 4,3">
          <text:p/>
        </draw:polygon>
        <draw:polygon draw:style-name="gr18" draw:text-style-name="P4" draw:layer="layout" svg:width="0.003cm" svg:height="0.002cm" svg:x="11.045cm" svg:y="19.013cm" svg:viewBox="0 0 4 3" draw:points="4,0 3,0 1,0 0,1 1,3 3,3 4,3">
          <text:p/>
        </draw:polygon>
        <draw:polygon draw:style-name="gr18" draw:text-style-name="P4" draw:layer="layout" svg:width="0.003cm" svg:height="0.003cm" svg:x="16.793cm" svg:y="19.397cm" svg:viewBox="0 0 4 4" draw:points="4,3 4,1 2,0 1,0 0,1 1,3 2,4">
          <text:p/>
        </draw:polygon>
        <draw:polygon draw:style-name="gr18" draw:text-style-name="P4" draw:layer="layout" svg:width="0.003cm" svg:height="0.003cm" svg:x="16.119cm" svg:y="20.037cm" svg:viewBox="0 0 4 4" draw:points="4,3 4,1 3,0 1,1 0,3 1,4 3,4">
          <text:p/>
        </draw:polygon>
        <draw:polygon draw:style-name="gr18" draw:text-style-name="P4" draw:layer="layout" svg:width="0.003cm" svg:height="0.004cm" svg:x="16.055cm" svg:y="16.874cm" svg:viewBox="0 0 4 5" draw:points="4,3 2,2 2,0 0,0 0,2 1,3 2,5">
          <text:p/>
        </draw:polygon>
        <draw:polygon draw:style-name="gr18" draw:text-style-name="P4" draw:layer="layout" svg:width="0.003cm" svg:height="0.002cm" svg:x="8.977cm" svg:y="17.365cm" svg:viewBox="0 0 4 3" draw:points="4,0 3,0 1,0 0,1 1,3 4,3">
          <text:p/>
        </draw:polygon>
        <draw:polygon draw:style-name="gr18" draw:text-style-name="P4" draw:layer="layout" svg:width="0.003cm" svg:height="0.002cm" svg:x="10.231cm" svg:y="19.385cm" svg:viewBox="0 0 4 3" draw:points="4,0 3,0 0,0 0,1 0,3 3,3 4,1">
          <text:p/>
        </draw:polygon>
        <draw:polygon draw:style-name="gr18" draw:text-style-name="P4" draw:layer="layout" svg:width="0.003cm" svg:height="0.004cm" svg:x="16.019cm" svg:y="19.036cm" svg:viewBox="0 0 4 5" draw:points="4,3 2,2 2,0 0,2 0,3 1,5 2,5">
          <text:p/>
        </draw:polygon>
        <draw:polygon draw:style-name="gr18" draw:text-style-name="P4" draw:layer="layout" svg:width="0.003cm" svg:height="0.003cm" svg:x="15.299cm" svg:y="19.735cm" svg:viewBox="0 0 4 4" draw:points="4,3 4,1 2,0 0,0 0,1 1,3 2,4">
          <text:p/>
        </draw:polygon>
        <draw:polygon draw:style-name="gr18" draw:text-style-name="P4" draw:layer="layout" svg:width="0.005cm" svg:height="0.004cm" svg:x="10.279cm" svg:y="16.119cm" svg:viewBox="0 0 6 5" draw:points="6,1 3,0 1,0 0,2 1,5 5,5 6,4">
          <text:p/>
        </draw:polygon>
        <draw:polygon draw:style-name="gr18" draw:text-style-name="P4" draw:layer="layout" svg:width="0.005cm" svg:height="0.005cm" svg:x="17.27cm" svg:y="16.944cm" svg:viewBox="0 0 6 6" draw:points="6,5 5,3 4,0 0,1 0,4 1,6 4,6">
          <text:p/>
        </draw:polygon>
        <draw:polygon draw:style-name="gr18" draw:text-style-name="P4" draw:layer="layout" svg:width="0.005cm" svg:height="0.005cm" svg:x="9.628cm" svg:y="16.571cm" svg:viewBox="0 0 6 6" draw:points="6,1 3,1 1,0 0,4 1,6 4,5 6,4">
          <text:p/>
        </draw:polygon>
        <draw:polygon draw:style-name="gr18" draw:text-style-name="P4" draw:layer="layout" svg:width="0.005cm" svg:height="0.005cm" svg:x="16.499cm" svg:y="16.756cm" svg:viewBox="0 0 6 6" draw:points="6,5 6,3 5,0 1,1 0,4 2,6 5,6">
          <text:p/>
        </draw:polygon>
        <draw:polygon draw:style-name="gr18" draw:text-style-name="P4" draw:layer="layout" svg:width="0.005cm" svg:height="0.004cm" svg:x="9.357cm" svg:y="16.985cm" svg:viewBox="0 0 6 5" draw:points="6,2 4,2 2,0 0,4 2,5 5,5 6,4">
          <text:p/>
        </draw:polygon>
        <draw:polygon draw:style-name="gr18" draw:text-style-name="P4" draw:layer="layout" svg:width="0.005cm" svg:height="0.005cm" svg:x="11.972cm" svg:y="18.895cm" svg:viewBox="0 0 6 6" draw:points="6,1 4,1 2,0 0,4 2,6 4,5 6,4">
          <text:p/>
        </draw:polygon>
        <draw:polygon draw:style-name="gr18" draw:text-style-name="P4" draw:layer="layout" svg:width="0.005cm" svg:height="0.005cm" svg:x="17.452cm" svg:y="20.014cm" svg:viewBox="0 0 6 6" draw:points="6,3 6,2 5,0 2,1 0,3 3,5 5,6">
          <text:p/>
        </draw:polygon>
        <draw:polygon draw:style-name="gr18" draw:text-style-name="P4" draw:layer="layout" svg:width="0.005cm" svg:height="0.005cm" svg:x="16.01cm" svg:y="16.827cm" svg:viewBox="0 0 6 6" draw:points="6,5 5,2 4,0 0,1 0,4 2,6 4,6">
          <text:p/>
        </draw:polygon>
        <draw:polygon draw:style-name="gr18" draw:text-style-name="P4" draw:layer="layout" svg:width="0.003cm" svg:height="0.002cm" svg:x="10.195cm" svg:y="16.767cm" svg:viewBox="0 0 4 3" draw:points="4,0 3,0 0,0 0,1 1,3 3,3 4,3">
          <text:p/>
        </draw:polygon>
        <draw:polygon draw:style-name="gr18" draw:text-style-name="P4" draw:layer="layout" svg:width="0.003cm" svg:height="0.003cm" svg:x="16.581cm" svg:y="16.677cm" svg:viewBox="0 0 4 4" draw:points="4,3 3,1 3,0 0,0 0,3 1,4 3,4">
          <text:p/>
        </draw:polygon>
        <draw:polygon draw:style-name="gr18" draw:text-style-name="P4" draw:layer="layout" svg:width="0.004cm" svg:height="0.002cm" svg:x="10.542cm" svg:y="16.008cm" svg:viewBox="0 0 5 3" draw:points="5,0 3,0 0,0 0,2 0,3 3,3 5,3">
          <text:p/>
        </draw:polygon>
        <draw:polygon draw:style-name="gr18" draw:text-style-name="P4" draw:layer="layout" svg:width="0.003cm" svg:height="0.003cm" svg:x="17.523cm" svg:y="16.937cm" svg:viewBox="0 0 4 4" draw:points="4,3 4,1 3,0 1,0 0,3 1,4 3,4">
          <text:p/>
        </draw:polygon>
        <draw:polygon draw:style-name="gr18" draw:text-style-name="P4" draw:layer="layout" svg:width="0.003cm" svg:height="0.003cm" svg:x="10.403cm" svg:y="16.301cm" svg:viewBox="0 0 4 4" draw:points="4,1 2,0 1,0 0,3 1,4 2,4 4,3">
          <text:p/>
        </draw:polygon>
        <draw:polygon draw:style-name="gr18" draw:text-style-name="P4" draw:layer="layout" svg:width="0.003cm" svg:height="0.004cm" svg:x="17.346cm" svg:y="16.978cm" svg:viewBox="0 0 4 5" draw:points="4,3 4,2 3,0 1,2 0,3 1,5 4,5">
          <text:p/>
        </draw:polygon>
        <draw:polygon draw:style-name="gr18" draw:text-style-name="P4" draw:layer="layout" svg:width="0.003cm" svg:height="0.002cm" svg:x="10.483cm" svg:y="16.277cm" svg:viewBox="0 0 4 3" draw:points="3,0 2,0 0,0 0,1 0,3 3,3 4,1">
          <text:p/>
        </draw:polygon>
        <draw:polygon draw:style-name="gr18" draw:text-style-name="P4" draw:layer="layout" svg:width="0.003cm" svg:height="0.004cm" svg:x="16.854cm" svg:y="16.71cm" svg:viewBox="0 0 4 5" draw:points="4,3 4,2 3,0 1,0 0,3 1,5 4,5">
          <text:p/>
        </draw:polygon>
        <draw:polygon draw:style-name="gr18" draw:text-style-name="P4" draw:layer="layout" svg:width="0.003cm" svg:height="0.002cm" svg:x="10.699cm" svg:y="15.843cm" svg:viewBox="0 0 4 3" draw:points="4,0 3,0 2,0 0,1 2,3 3,3 4,1">
          <text:p/>
        </draw:polygon>
        <draw:polygon draw:style-name="gr18" draw:text-style-name="P4" draw:layer="layout" svg:width="0.003cm" svg:height="0.004cm" svg:x="17.756cm" svg:y="17.076cm" svg:viewBox="0 0 4 5" draw:points="4,3 2,2 2,0 0,0 0,2 1,3 2,5">
          <text:p/>
        </draw:polygon>
        <draw:polygon draw:style-name="gr18" draw:text-style-name="P4" draw:layer="layout" svg:width="0.003cm" svg:height="0.003cm" svg:x="10.393cm" svg:y="16.113cm" svg:viewBox="0 0 4 4" draw:points="3,1 1,0 0,0 0,3 0,4 3,4 4,3">
          <text:p/>
        </draw:polygon>
        <draw:polygon draw:style-name="gr18" draw:text-style-name="P4" draw:layer="layout" svg:width="0.003cm" svg:height="0.003cm" svg:x="17.35cm" svg:y="17.025cm" svg:viewBox="0 0 4 4" draw:points="4,3 4,1 3,0 0,1 0,3 2,4 3,4">
          <text:p/>
        </draw:polygon>
        <draw:polygon draw:style-name="gr18" draw:text-style-name="P4" draw:layer="layout" svg:width="0.003cm" svg:height="0.003cm" svg:x="10.094cm" svg:y="16.561cm" svg:viewBox="0 0 4 4" draw:points="4,0 2,0 1,0 0,3 1,4 2,4 4,3">
          <text:p/>
        </draw:polygon>
        <draw:polygon draw:style-name="gr18" draw:text-style-name="P4" draw:layer="layout" svg:width="0.003cm" svg:height="0.004cm" svg:x="16.332cm" svg:y="16.756cm" svg:viewBox="0 0 4 5" draw:points="4,3 4,2 3,0 1,2 0,3 1,5 4,5">
          <text:p/>
        </draw:polygon>
        <draw:polygon draw:style-name="gr18" draw:text-style-name="P4" draw:layer="layout" svg:width="0.005cm" svg:height="0.006cm" svg:x="10.918cm" svg:y="15.828cm" svg:viewBox="0 0 6 7" draw:points="6,1 2,0 0,2 0,4 4,7">
          <text:p/>
        </draw:polygon>
        <draw:polygon draw:style-name="gr18" draw:text-style-name="P4" draw:layer="layout" svg:width="0.005cm" svg:height="0.006cm" svg:x="17.904cm" svg:y="17.043cm" svg:viewBox="0 0 6 7" draw:points="6,4 5,1 1,0 0,2 1,7">
          <text:p/>
        </draw:polygon>
        <draw:polygon draw:style-name="gr18" draw:text-style-name="P4" draw:layer="layout" svg:width="0.003cm" svg:height="0.003cm" svg:x="10.59cm" svg:y="15.81cm" svg:viewBox="0 0 4 4" draw:points="4,1 3,0 0,1 0,3 3,4">
          <text:p/>
        </draw:polygon>
        <draw:polygon draw:style-name="gr18" draw:text-style-name="P4" draw:layer="layout" svg:width="0.003cm" svg:height="0.005cm" svg:x="17.708cm" svg:y="16.972cm" svg:viewBox="0 0 4 6" draw:points="4,3 4,2 1,0 0,2 0,6">
          <text:p/>
        </draw:polygon>
        <draw:polygon draw:style-name="gr18" draw:text-style-name="P4" draw:layer="layout" svg:width="0.003cm" svg:height="0.003cm" svg:x="10.372cm" svg:y="16.486cm" svg:viewBox="0 0 4 4" draw:points="4,0 3,0 0,2 0,3 4,4">
          <text:p/>
        </draw:polygon>
        <draw:polygon draw:style-name="gr18" draw:text-style-name="P4" draw:layer="layout" svg:width="0.003cm" svg:height="0.003cm" svg:x="15.526cm" svg:y="16.895cm" svg:viewBox="0 0 4 4" draw:points="4,2 4,0 2,0 0,1 2,4">
          <text:p/>
        </draw:polygon>
        <draw:polygon draw:style-name="gr18" draw:text-style-name="P4" draw:layer="layout" svg:width="0.003cm" svg:height="0.003cm" svg:x="10.097cm" svg:y="16.239cm" svg:viewBox="0 0 4 4" draw:points="4,1 2,0 0,1 1,3 4,4">
          <text:p/>
        </draw:polygon>
        <draw:polygon draw:style-name="gr18" draw:text-style-name="P4" draw:layer="layout" svg:width="0.003cm" svg:height="0.004cm" svg:x="17.06cm" svg:y="16.887cm" svg:viewBox="0 0 4 5" draw:points="4,4 4,1 1,0 0,3 1,5">
          <text:p/>
        </draw:polygon>
        <draw:polygon draw:style-name="gr18" draw:text-style-name="P4" draw:layer="layout" svg:width="0.003cm" svg:height="0.004cm" svg:x="10.456cm" svg:y="16.067cm" svg:viewBox="0 0 4 5" draw:points="4,1 3,0 0,2 2,4 4,5">
          <text:p/>
        </draw:polygon>
        <draw:polygon draw:style-name="gr18" draw:text-style-name="P4" draw:layer="layout" svg:width="0.003cm" svg:height="0.003cm" svg:x="17.426cm" svg:y="17.043cm" svg:viewBox="0 0 4 4" draw:points="4,3 4,0 1,0 0,1 1,4">
          <text:p/>
        </draw:polygon>
        <draw:polygon draw:style-name="gr18" draw:text-style-name="P4" draw:layer="layout" svg:width="0.003cm" svg:height="0.004cm" svg:x="10.639cm" svg:y="15.483cm" svg:viewBox="0 0 4 5" draw:points="4,1 2,0 0,1 0,4 3,5">
          <text:p/>
        </draw:polygon>
        <draw:polygon draw:style-name="gr18" draw:text-style-name="P4" draw:layer="layout" svg:width="0.003cm" svg:height="0.003cm" svg:x="10.777cm" svg:y="15.918cm" svg:viewBox="0 0 4 4" draw:points="4,1 2,0 0,1 0,3 3,4">
          <text:p/>
        </draw:polygon>
        <draw:polygon draw:style-name="gr18" draw:text-style-name="P4" draw:layer="layout" svg:width="0.003cm" svg:height="0.004cm" svg:x="18.145cm" svg:y="17.132cm" svg:viewBox="0 0 4 5" draw:points="4,2 4,1 2,0 0,1 0,5">
          <text:p/>
        </draw:polygon>
        <draw:polygon draw:style-name="gr18" draw:text-style-name="P4" draw:layer="layout" svg:width="0.003cm" svg:height="0.004cm" svg:x="10.508cm" svg:y="15.941cm" svg:viewBox="0 0 4 5" draw:points="4,1 2,0 0,1 1,4 4,5">
          <text:p/>
        </draw:polygon>
        <draw:polygon draw:style-name="gr18" draw:text-style-name="P4" draw:layer="layout" svg:width="0.003cm" svg:height="0.004cm" svg:x="17.555cm" svg:y="16.998cm" svg:viewBox="0 0 4 5" draw:points="4,3 4,1 1,0 0,1 1,5">
          <text:p/>
        </draw:polygon>
        <draw:polygon draw:style-name="gr18" draw:text-style-name="P4" draw:layer="layout" svg:width="0.003cm" svg:height="0.004cm" svg:x="10.579cm" svg:y="15.702cm" svg:viewBox="0 0 4 5" draw:points="4,1 3,0 0,1 2,4 4,5">
          <text:p/>
        </draw:polygon>
        <draw:polygon draw:style-name="gr18" draw:text-style-name="P4" draw:layer="layout" svg:width="0.003cm" svg:height="0.004cm" svg:x="10.909cm" svg:y="15.593cm" svg:viewBox="0 0 4 5" draw:points="4,1 3,0 0,1 0,4 4,5">
          <text:p/>
        </draw:polygon>
        <draw:polyline draw:style-name="gr3" draw:text-style-name="P1" draw:layer="layout" svg:width="0.865cm" svg:height="2.404cm" svg:x="9.26cm" svg:y="21.548cm" svg:viewBox="0 0 866 2405" draw:points="0,2405 92,2228 210,1966 308,1750 361,1547 433,1285 511,996 596,741 655,492 735,289 814,138 866,0">
          <text:p/>
        </draw:polyline>
        <draw:polyline draw:style-name="gr3" draw:text-style-name="P1" draw:layer="layout" svg:width="0.635cm" svg:height="2.404cm" svg:x="10.4cm" svg:y="21.555cm" svg:viewBox="0 0 636 2405" draw:points="636,0 597,151 558,314 505,419 427,517 342,629 283,753 217,891 165,1022 119,1199 99,1376 80,1540 80,1763 66,1946 26,2176 7,2333 0,2405">
          <text:p/>
        </draw:polyline>
        <draw:path draw:style-name="gr1" draw:text-style-name="P1" draw:layer="layout" svg:width="0.372cm" svg:height="0.221cm" svg:x="9.977cm" svg:y="22.134cm" svg:viewBox="0 0 373 222" svg:d="M0 34c91-76 174-29 149 188 35-230 213-224 224-108">
          <text:p/>
        </draw:path>
        <draw:path draw:style-name="gr1" draw:text-style-name="P1" draw:layer="layout" svg:width="0.371cm" svg:height="0.221cm" svg:x="14.14cm" svg:y="23.393cm" svg:viewBox="0 0 372 222" svg:d="M0 34c91-76 175-29 150 188 35-231 212-225 222-109">
          <text:p/>
        </draw:path>
        <draw:path draw:style-name="gr1" draw:text-style-name="P1" draw:layer="layout" svg:width="0.372cm" svg:height="0.221cm" svg:x="10.078cm" svg:y="21.767cm" svg:viewBox="0 0 373 222" svg:d="M0 35c92-77 175-30 151 187 34-231 211-225 222-108">
          <text:p/>
        </draw:path>
        <draw:path draw:style-name="gr1" draw:text-style-name="P1" draw:layer="layout" svg:width="0.372cm" svg:height="0.221cm" svg:x="14.674cm" svg:y="23.299cm" svg:viewBox="0 0 373 222" svg:d="M0 35c92-77 174-30 150 187 34-230 212-224 223-107">
          <text:p/>
        </draw:path>
        <draw:polyline draw:style-name="gr3" draw:text-style-name="P1" draw:layer="layout" svg:width="4.744cm" svg:height="0.878cm" svg:x="13.614cm" svg:y="22.52cm" svg:viewBox="0 0 4745 879" draw:points="0,879 278,799 583,728 897,688 1261,618 1621,578 2005,539 2274,479 2454,459 2729,444 2903,444 3074,379 3179,309 3248,289 3363,264 3563,259 3752,259 3972,264 4117,259 4296,219 4426,179 4526,104 4611,40 4716,0 4745,0">
          <text:p/>
        </draw:polyline>
        <draw:polyline draw:style-name="gr3" draw:text-style-name="P1" draw:layer="layout" svg:width="4.744cm" svg:height="0.978cm" svg:x="13.614cm" svg:y="21.871cm" svg:viewBox="0 0 4745 979" draw:points="0,979 253,959 528,919 762,879 1057,839 1296,819 1526,789 1805,759 2055,734 2240,725 2434,695 2554,640 2694,545 2903,420 3124,320 3253,270 3403,225 3603,216 3817,211 3937,201 4102,146 4242,85 4361,40 4461,25 4601,10 4745,0">
          <text:p/>
        </draw:polyline>
        <draw:polyline draw:style-name="gr3" draw:text-style-name="P1" draw:layer="layout" svg:width="0.975cm" svg:height="2.399cm" svg:x="9.001cm" svg:y="24.726cm" svg:viewBox="0 0 976 2400" draw:points="0,2400 27,2119 102,1801 188,1521 330,1219 432,993 551,794 675,626 782,454 879,280 939,119 976,0">
          <text:p/>
        </draw:polyline>
        <draw:polyline draw:style-name="gr3" draw:text-style-name="P1" draw:layer="layout" svg:width="1.903cm" svg:height="2.404cm" svg:x="10.219cm" svg:y="24.721cm" svg:viewBox="0 0 1904 2405" draw:points="0,2405 81,2184 178,1979 287,1779 405,1607 551,1435 734,1311 928,1262 1047,1219 1144,1149 1246,1063 1348,976 1451,858 1553,691 1618,551 1688,436 1780,323 1850,188 1893,64 1904,0">
          <text:p/>
        </draw:polyline>
        <draw:polyline draw:style-name="gr3" draw:text-style-name="P1" draw:layer="layout" svg:width="4.748cm" svg:height="0.589cm" svg:x="13.614cm" svg:y="25.998cm" svg:viewBox="0 0 4749 590" draw:points="0,590 220,513 422,453 589,411 827,376 1112,364 1529,376 1820,358 2177,328 2648,257 3047,233 3499,172 3862,113 4213,47 4493,18 4749,0">
          <text:p/>
        </draw:polyline>
        <draw:polyline draw:style-name="gr3" draw:text-style-name="P1" draw:layer="layout" svg:width="4.748cm" svg:height="0.904cm" svg:x="13.614cm" svg:y="24.939cm" svg:viewBox="0 0 4749 905" draw:points="0,905 339,828 708,744 1118,678 1541,625 1874,523 2249,434 2582,333 3011,256 3392,196 3761,107 4041,53 4326,24 4606,6 4749,0">
          <text:p/>
        </draw:polyline>
        <draw:polygon draw:style-name="gr6" draw:text-style-name="P4" draw:layer="layout" svg:width="0.45cm" svg:height="0.588cm" svg:x="10.277cm" svg:y="25.245cm" svg:viewBox="0 0 451 589" draw:points="225,0 338,294 451,589 225,589 0,589 112,294">
          <text:p/>
        </draw:polygon>
        <draw:line draw:style-name="gr1" draw:text-style-name="P1" draw:layer="layout" svg:x1="10.041cm" svg:y1="25.848cm" svg:x2="10.942cm" svg:y2="25.843cm">
          <text:p/>
        </draw:line>
        <draw:polyline draw:style-name="gr1" draw:text-style-name="P1" draw:layer="layout" svg:width="0.611cm" svg:height="0.781cm" svg:x="10.194cm" svg:y="25.066cm" svg:viewBox="0 0 612 782" draw:points="612,782 310,0 0,782">
          <text:p/>
        </draw:polyline>
        <draw:polygon draw:style-name="gr6" draw:text-style-name="P4" draw:layer="layout" svg:width="0.216cm" svg:height="0.087cm" svg:x="10.513cm" svg:y="25.067cm" svg:viewBox="0 0 217 88" draw:points="0,0 217,30 26,88">
          <text:p/>
        </draw:polygon>
        <draw:polygon draw:style-name="gr6" draw:text-style-name="P4" draw:layer="layout" svg:width="0.45cm" svg:height="0.589cm" svg:x="17.004cm" svg:y="26.412cm" svg:viewBox="0 0 451 590" draw:points="225,0 339,294 451,590 225,590 0,590 113,294">
          <text:p/>
        </draw:polygon>
        <draw:line draw:style-name="gr1" draw:text-style-name="P1" draw:layer="layout" svg:x1="16.769cm" svg:y1="27.016cm" svg:x2="17.669cm" svg:y2="27.01cm">
          <text:p/>
        </draw:line>
        <draw:polyline draw:style-name="gr1" draw:text-style-name="P1" draw:layer="layout" svg:width="0.612cm" svg:height="0.782cm" svg:x="16.921cm" svg:y="26.233cm" svg:viewBox="0 0 613 783" draw:points="613,783 310,0 0,783">
          <text:p/>
        </draw:polyline>
        <draw:polygon draw:style-name="gr6" draw:text-style-name="P4" draw:layer="layout" svg:width="0.215cm" svg:height="0.087cm" svg:x="17.241cm" svg:y="26.234cm" svg:viewBox="0 0 216 88" draw:points="0,0 216,29 25,88">
          <text:p/>
        </draw:polygon>
        <draw:polyline draw:style-name="gr3" draw:text-style-name="P1" draw:layer="layout" svg:width="4.744cm" svg:height="0.828cm" svg:x="8.001cm" svg:y="18.965cm" svg:viewBox="0 0 4745 829" draw:points="0,585 134,604 274,659 359,701 450,744 566,780 712,805 846,817 1041,829 1206,823 1333,793 1553,707 1754,622 1991,567 2204,487 2417,402 2558,341 2777,250 2941,189 3100,152 3282,103 3447,67 3599,36 3776,6 3947,0 4124,6 4337,12 4513,18 4629,18 4745,18">
          <text:p/>
        </draw:polyline>
        <draw:polyline draw:style-name="gr3" draw:text-style-name="P1" draw:layer="layout" svg:width="4.738cm" svg:height="0.743cm" svg:x="8.001cm" svg:y="19.702cm" svg:viewBox="0 0 4739 744" draw:points="0,316 164,335 243,377 316,420 383,469 450,493 554,517 633,536 694,560 737,584 798,633 852,670 913,688 992,700 1066,719 1218,738 1358,744 1492,744 1656,719 1784,688 1967,597 2107,511 2229,426 2363,335 2576,262 2783,213 2990,176 3252,134 3483,115 3709,91 3880,61 4008,30 4172,12 4373,0 4574,0 4739,0">
          <text:p/>
        </draw:polyline>
        <draw:polyline draw:style-name="gr3" draw:text-style-name="P1" draw:layer="layout" svg:width="4.243cm" svg:height="2.084cm" svg:x="13.614cm" svg:y="18.627cm" svg:viewBox="0 0 4244 2085" draw:points="0,0 208,47 413,72 618,87 869,113 1099,139 1392,159 1653,205 1858,292 2078,379 2242,415 2421,461 2616,528 2810,630 2989,717 3153,840 3343,989 3532,1137 3691,1276 3803,1430 3972,1630 4080,1788 4167,1937 4244,2085">
          <text:p/>
        </draw:polyline>
        <draw:polyline draw:style-name="gr3" draw:text-style-name="P1" draw:layer="layout" svg:width="3.244cm" svg:height="1.454cm" svg:x="13.614cm" svg:y="19.247cm" svg:viewBox="0 0 3245 1455" draw:points="0,0 90,67 218,128 372,195 561,251 766,276 940,287 1156,307 1356,353 1581,400 1832,462 1965,518 2114,580 2226,636 2354,682 2467,702 2539,733 2636,805 2800,917 2969,1045 3092,1158 3179,1286 3225,1363 3245,1455">
          <text:p/>
        </draw:polyline>
        <draw:polyline draw:style-name="gr3" draw:text-style-name="P1" draw:layer="layout" svg:width="2.405cm" svg:height="2.391cm" svg:x="8.877cm" svg:y="11.916cm" svg:viewBox="0 0 2406 2392" draw:points="0,0 47,145 131,327 219,518 382,718 531,886 755,1072 965,1226 1189,1413 1403,1562 1655,1730 1892,1926 2080,2061 2233,2182 2322,2271 2378,2345 2406,2392">
          <text:p/>
        </draw:polyline>
        <draw:polyline draw:style-name="gr3" draw:text-style-name="P1" draw:layer="layout" svg:width="2.339cm" svg:height="2.382cm" svg:x="9.474cm" svg:y="11.916cm" svg:viewBox="0 0 2340 2383" draw:points="0,0 74,108 191,247 298,345 428,494 531,620 624,737 722,844 820,932 946,1049 1073,1170 1194,1274 1301,1353 1389,1437 1515,1548 1627,1656 1702,1735 1799,1819 1897,1898 1986,1968 2098,2066 2191,2154 2265,2257 2317,2331 2340,2383">
          <text:p/>
        </draw:polyline>
        <draw:polyline draw:style-name="gr3" draw:text-style-name="P1" draw:layer="layout" svg:width="4.743cm" svg:height="0.23cm" svg:x="13.614cm" svg:y="12.59cm" svg:viewBox="0 0 4744 231" draw:points="0,172 143,178 332,201 555,225 909,231 1174,201 1386,184 1592,196 1828,207 2081,178 2246,143 2511,112 2758,65 2929,47 3071,41 3278,71 3466,112 3619,131 3849,148 4049,148 4208,100 4338,59 4491,24 4615,12 4744,0">
          <text:p/>
        </draw:polyline>
        <draw:polyline draw:style-name="gr3" draw:text-style-name="P1" draw:layer="layout" svg:width="0.566cm" svg:height="0.082cm" svg:x="17.785cm" svg:y="12.997cm" svg:viewBox="0 0 567 83" draw:points="0,83 108,83 226,83 385,59 473,41 567,0">
          <text:p/>
        </draw:polyline>
        <draw:polyline draw:style-name="gr3" draw:text-style-name="P1" draw:layer="layout" svg:width="0.236cm" svg:height="0.006cm" svg:x="16.026cm" svg:y="13.22cm" svg:viewBox="0 0 237 7" draw:points="0,4 129,7 237,0">
          <text:p/>
        </draw:polyline>
        <draw:line draw:style-name="gr3" draw:text-style-name="P1" draw:layer="layout" svg:x1="15.818cm" svg:y1="13.218cm" svg:x2="15.901cm" svg:y2="13.222cm">
          <text:p/>
        </draw:line>
        <draw:polyline draw:style-name="gr3" draw:text-style-name="P1" draw:layer="layout" svg:width="0.291cm" svg:height="0.004cm" svg:x="15.374cm" svg:y="13.215cm" svg:viewBox="0 0 292 5" draw:points="0,5 263,0 292,0">
          <text:p/>
        </draw:polyline>
        <draw:line draw:style-name="gr3" draw:text-style-name="P1" draw:layer="layout" svg:x1="14.98cm" svg:y1="13.248cm" svg:x2="15.205cm" svg:y2="13.228cm">
          <text:p/>
        </draw:line>
        <draw:polyline draw:style-name="gr3" draw:text-style-name="P1" draw:layer="layout" svg:width="0.394cm" svg:height="0.031cm" svg:x="14.41cm" svg:y="13.264cm" svg:viewBox="0 0 395 32" draw:points="0,32 136,28 301,9 395,0">
          <text:p/>
        </draw:polyline>
        <draw:polyline draw:style-name="gr3" draw:text-style-name="P1" draw:layer="layout" svg:width="0.631cm" svg:height="0.021cm" svg:x="13.614cm" svg:y="13.273cm" svg:viewBox="0 0 632 22" draw:points="0,12 155,0 320,12 538,19 632,22">
          <text:p/>
        </draw:polyline>
        <draw:path draw:style-name="gr13" draw:text-style-name="P4" draw:layer="layout" svg:width="0.319cm" svg:height="0.139cm" svg:x="16.735cm" svg:y="10.359cm" svg:viewBox="0 0 320 140" svg:d="M6 109c17-21 35-41 56-60l-1 12c-19 16-35 34-51 52zM62 49c21-18 45-35 74-48l-7 14c-27 13-49 28-68 46zM136 1l2-1-5 8zM138 0c28 5 57 16 85 32l-11 14c-28-15-56-26-84-31zM223 32c29 16 57 37 85 60l-11 15c-28-24-56-44-85-61zM308 92l12 10-21 5 4-7zM299 107l-147 30 8-15 147-30zM152 137l4-7zM152 137c-29 4-55 4-79 0l10-15c24 4 50 4 77 0zM73 137c-24-3-47-10-70-18l11-15c22 8 45 15 69 18zM3 119l-3-2 6-8 2 2z">
          <text:p/>
        </draw:path>
        <draw:path draw:style-name="gr13" draw:text-style-name="P4" draw:layer="layout" svg:width="0.279cm" svg:height="0.125cm" svg:x="16.411cm" svg:y="10.382cm" svg:viewBox="0 0 280 126" svg:d="M187 126l9-15h1zM187 126l4-8zM187 126c-35-3-79-17-122-31l11-15c42 13 86 28 120 31zM65 95c-21-7-43-14-63-19l10-15c21 6 42 12 64 19zM2 76h-1v-1l6-6zM1 75c-4-17 15-34 34-51l-1 10c-11 10-23 21-21 28zM35 24c8-7 15-13 19-18l4 4c-7 9-15 16-24 24zM54 6l4-6 3 1-5 7zM61 1c17 0 60 2 105 6l-10 15c-45-4-87-6-105-7zM166 7c44 4 89 10 113 19l-11 15c-23-9-68-15-112-19zM279 26l1 1v2l-6 5zM280 29l-12 65-12 11 12-66zM268 94l-2 11-8 2 4-7zM258 107l-70 19 8-15 70-19zM188 126h-1l5-7z">
          <text:p/>
        </draw:path>
        <draw:path draw:style-name="gr13" draw:text-style-name="P4" draw:layer="layout" svg:width="0.166cm" svg:height="0.125cm" svg:x="16.232cm" svg:y="10.373cm" svg:viewBox="0 0 167 126" svg:d="M65 125c-15-9-28-21-38-32l11-14c10 11 23 21 38 32zM27 93c-11-12-19-24-25-37l12-13c6 13 14 25 24 36zM2 56l-2-4 9-8-1 6zM9 44c3-2 5-4 7-6l-1 10c-3 3-6 5-8 7zM15 48v-5zM16 38c22-19 42-37 76-38l-10 15c-31 1-48 17-67 33zM92 0l-5 8zM92 0l74 19-11 15-73-19zM166 19h1l-1 4-6 3zM166 23l-28 70-11 6 28-70zM138 93l-4 8-5 2 3-7zM129 103l-62 22 8-14 61-22zM67 125l-1 1-1-1 6-7z">
          <text:p/>
        </draw:path>
        <draw:path draw:style-name="gr1" draw:text-style-name="P1" draw:layer="layout" svg:width="0.11cm" svg:height="0.141cm" svg:x="9.737cm" svg:y="12.556cm" svg:viewBox="0 0 111 142" svg:d="M25 3c26-11 60 10 76 47 18 38 11 78-16 89-25 12-59-10-76-47-18-38-9-78 16-89z">
          <text:p/>
        </draw:path>
        <draw:path draw:style-name="gr1" draw:text-style-name="P1" draw:layer="layout" svg:width="0.108cm" svg:height="0.103cm" svg:x="9.358cm" svg:y="12.417cm" svg:viewBox="0 0 109 104" svg:d="M55 0c30 0 54 23 54 51 0 30-24 53-54 53-29 0-55-23-55-53 0-28 26-51 55-51z">
          <text:p/>
        </draw:path>
        <draw:path draw:style-name="gr1" draw:text-style-name="P1" draw:layer="layout" svg:width="0.106cm" svg:height="0.123cm" svg:x="9.442cm" svg:y="12.196cm" svg:viewBox="0 0 107 124" svg:d="M18 37c22-31 57-45 76-32 19 14 17 51-5 82s-57 46-76 32c-19-13-17-50 5-82z">
          <text:p/>
        </draw:path>
        <draw:path draw:style-name="gr1" draw:text-style-name="P1" draw:layer="layout" svg:width="0.121cm" svg:height="0.14cm" svg:x="9.129cm" svg:y="12.049cm" svg:viewBox="0 0 122 141" svg:d="M27 5c28-15 66 3 85 39 18 36 11 77-16 92-28 14-66-3-85-39-19-37-12-78 16-92z">
          <text:p/>
        </draw:path>
        <draw:path draw:style-name="gr1" draw:text-style-name="P1" draw:layer="layout" svg:width="0.091cm" svg:height="0.11cm" svg:x="9.851cm" svg:y="12.903cm" svg:viewBox="0 0 92 111" svg:d="M66 2c23 8 32 40 21 69-10 29-38 46-61 37s-33-39-22-68c11-30 40-47 62-38z">
          <text:p/>
        </draw:path>
        <draw:path draw:style-name="gr1" draw:text-style-name="P1" draw:layer="layout" svg:width="0.121cm" svg:height="0.146cm" svg:x="10.115cm" svg:y="13.121cm" svg:viewBox="0 0 122 147" svg:d="M22 5c27-14 65 5 86 42 21 38 17 81-9 96-26 14-64-5-86-42-21-39-17-81 9-96z">
          <text:p/>
        </draw:path>
        <draw:path draw:style-name="gr1" draw:text-style-name="P1" draw:layer="layout" svg:width="0.099cm" svg:height="0.133cm" svg:x="10.314cm" svg:y="13.084cm" svg:viewBox="0 0 100 134" svg:d="M75 2c23 10 32 46 19 82-14 35-44 57-69 48-24-9-32-46-19-81 13-36 45-58 69-49z">
          <text:p/>
        </draw:path>
        <draw:path draw:style-name="gr1" draw:text-style-name="P1" draw:layer="layout" svg:width="0.09cm" svg:height="0.102cm" svg:x="10.196cm" svg:y="12.938cm" svg:viewBox="0 0 91 103" svg:d="M73 4c21 12 25 42 9 69-15 26-43 37-63 26-20-12-25-43-9-69 15-25 43-37 63-26z">
          <text:p/>
        </draw:path>
        <draw:path draw:style-name="gr1" draw:text-style-name="P1" draw:layer="layout" svg:width="0.11cm" svg:height="0.107cm" svg:x="10.282cm" svg:y="13.332cm" svg:viewBox="0 0 111 108" svg:d="M79 79c27-27 39-59 26-73s-46-4-73 22c-28 26-40 60-27 73 13 14 47 4 74-22z">
          <text:p/>
        </draw:path>
        <draw:path draw:style-name="gr1" draw:text-style-name="P1" draw:layer="layout" svg:width="0.088cm" svg:height="0.132cm" svg:x="10.478cm" svg:y="13.375cm" svg:viewBox="0 0 89 133" svg:d="M45 0c25 0 44 31 44 67 0 37-19 66-44 66s-45-29-45-66c0-36 20-67 45-67z">
          <text:p/>
        </draw:path>
        <draw:path draw:style-name="gr1" draw:text-style-name="P1" draw:layer="layout" svg:width="0.077cm" svg:height="0.125cm" svg:x="10.481cm" svg:y="13.188cm" svg:viewBox="0 0 78 126" svg:d="M64 1c17 6 19 40 5 74-13 33-39 56-55 49s-18-39-5-73c14-35 39-57 55-50z">
          <text:p/>
        </draw:path>
        <draw:path draw:style-name="gr1" draw:text-style-name="P1" draw:layer="layout" svg:width="0.099cm" svg:height="0.12cm" svg:x="10.659cm" svg:y="13.338cm" svg:viewBox="0 0 100 121" svg:d="M20 39c22-31 53-47 70-36 17 12 13 46-9 78-22 31-53 47-70 36-17-12-13-47 9-78z">
          <text:p/>
        </draw:path>
        <draw:path draw:style-name="gr1" draw:text-style-name="P1" draw:layer="layout" svg:width="0.104cm" svg:height="0.103cm" svg:x="10.6cm" svg:y="13.527cm" svg:viewBox="0 0 105 104" svg:d="M30 29c26-26 58-36 70-24 12 13 1 44-25 69-27 27-58 37-70 24-13-13-1-44 25-69z">
          <text:p/>
        </draw:path>
        <draw:path draw:style-name="gr1" draw:text-style-name="P1" draw:layer="layout" svg:width="0.093cm" svg:height="0.103cm" svg:x="10.791cm" svg:y="13.654cm" svg:viewBox="0 0 94 104" svg:d="M48 0c25 0 46 23 46 52s-21 52-46 52c-26 0-48-23-48-52s22-52 48-52z">
          <text:p/>
        </draw:path>
        <draw:path draw:style-name="gr1" draw:text-style-name="P1" draw:layer="layout" svg:width="0.091cm" svg:height="0.106cm" svg:x="10.816cm" svg:y="13.472cm" svg:viewBox="0 0 92 107" svg:d="M17 4c20-12 50 1 65 29 16 27 12 58-8 69-21 12-49-1-65-28-15-26-12-59 8-70z">
          <text:p/>
        </draw:path>
        <draw:path draw:style-name="gr1" draw:text-style-name="P1" draw:layer="layout" svg:width="0.081cm" svg:height="0.098cm" svg:x="10.971cm" svg:y="13.673cm" svg:viewBox="0 0 82 99" svg:d="M12 4c18-11 43 3 59 28 15 25 14 54-2 64s-43-3-58-29c-15-25-15-54 1-63z">
          <text:p/>
        </draw:path>
        <draw:path draw:style-name="gr1" draw:text-style-name="P1" draw:layer="layout" svg:width="0.078cm" svg:height="0.091cm" svg:x="10.997cm" svg:y="13.844cm" svg:viewBox="0 0 79 92" svg:d="M66 4c16 10 17 37 3 61-15 23-40 33-56 23s-18-37-3-60c14-23 39-34 56-24z">
          <text:p/>
        </draw:path>
        <draw:path draw:style-name="gr1" draw:text-style-name="P1" draw:layer="layout" svg:width="0.088cm" svg:height="0.088cm" svg:x="11.178cm" svg:y="13.845cm" svg:viewBox="0 0 89 89" svg:d="M45 0c24 0 44 21 44 45s-20 44-44 44c-26 0-45-20-45-44s19-45 45-45z">
          <text:p/>
        </draw:path>
        <draw:path draw:style-name="gr1" draw:text-style-name="P1" draw:layer="layout" svg:width="0.108cm" svg:height="0.093cm" svg:x="11.297cm" svg:y="13.97cm" svg:viewBox="0 0 109 94" svg:d="M35 7c28-13 59-6 71 16 10 22-4 51-33 65-28 13-59 6-69-15-11-22 3-52 31-66z">
          <text:p/>
        </draw:path>
        <draw:path draw:style-name="gr1" draw:text-style-name="P1" draw:layer="layout" svg:width="0.081cm" svg:height="0.1cm" svg:x="11.323cm" svg:y="14.139cm" svg:viewBox="0 0 82 101" svg:d="M57 2c21 7 30 35 21 62s-34 43-54 36-30-34-21-61 33-44 54-37z">
          <text:p/>
        </draw:path>
        <draw:path draw:style-name="gr1" draw:text-style-name="P1" draw:layer="layout" svg:width="0.083cm" svg:height="0.088cm" svg:x="11.495cm" svg:y="14.114cm" svg:viewBox="0 0 84 89" svg:d="M43 0c23 0 41 21 41 45s-18 44-41 44-43-20-43-44 20-45 43-45z">
          <text:p/>
        </draw:path>
        <draw:path draw:style-name="gr1" draw:text-style-name="P1" draw:layer="layout" svg:width="0.105cm" svg:height="0.09cm" svg:x="11.125cm" svg:y="13.978cm" svg:viewBox="0 0 106 91" svg:d="M32 15c27-18 58-20 70-3 11 17-1 46-27 64-28 19-59 21-71 4-11-17 1-45 28-65z">
          <text:p/>
        </draw:path>
        <draw:path draw:style-name="gr1" draw:text-style-name="P1" draw:layer="layout" svg:width="0.137cm" svg:height="0.086cm" svg:x="14.275cm" svg:y="13.214cm" svg:viewBox="0 0 138 87" svg:d="M58 8c37-14 73-8 79 13 7 20-18 47-55 59-37 14-74 7-81-13-6-20 18-47 57-59z">
          <text:p/>
        </draw:path>
        <draw:path draw:style-name="gr1" draw:text-style-name="P1" draw:layer="layout" svg:width="0.153cm" svg:height="0.109cm" svg:x="14.81cm" svg:y="13.148cm" svg:viewBox="0 0 154 110" svg:d="M76 0c44 0 78 24 78 54 0 31-34 56-78 56-42 0-76-25-76-56 0-30 34-54 76-54z">
          <text:p/>
        </draw:path>
        <draw:path draw:style-name="gr1" draw:text-style-name="P1" draw:layer="layout" svg:width="0.15cm" svg:height="0.125cm" svg:x="15.206cm" svg:y="13.107cm" svg:viewBox="0 0 151 126" svg:d="M97 6c39 14 62 52 51 83-11 32-53 46-94 31-39-14-62-53-51-84s53-45 94-30z">
          <text:p/>
        </draw:path>
        <draw:path draw:style-name="gr1" draw:text-style-name="P1" draw:layer="layout" svg:width="0.136cm" svg:height="0.092cm" svg:x="15.695cm" svg:y="13.126cm" svg:viewBox="0 0 137 93" svg:d="M54 8c37-14 73-9 81 12 9 21-14 50-51 65-36 15-74 10-82-12s15-51 52-65z">
          <text:p/>
        </draw:path>
        <draw:path draw:style-name="gr1" draw:text-style-name="P1" draw:layer="layout" svg:width="0.112cm" svg:height="0.092cm" svg:x="15.932cm" svg:y="13.132cm" svg:viewBox="0 0 113 93" svg:d="M38 23c29-22 61-29 72-16 10 14-7 42-36 65-29 22-61 28-71 15-11-13 6-43 35-64z">
          <text:p/>
        </draw:path>
        <draw:path draw:style-name="gr1" draw:text-style-name="P1" draw:layer="layout" svg:width="0.059cm" svg:height="0.057cm" svg:x="16.272cm" svg:y="13.174cm" svg:viewBox="0 0 60 58" svg:d="M29 0c18 0 31 13 31 30 0 16-13 28-31 28-16 0-29-12-29-28 0-17 13-30 29-30z">
          <text:p/>
        </draw:path>
        <draw:path draw:style-name="gr1" draw:text-style-name="P1" draw:layer="layout" svg:width="0.075cm" svg:height="0.048cm" svg:x="16.348cm" svg:y="13.165cm" svg:viewBox="0 0 76 49" svg:d="M30 5c22-8 42-5 46 6s-10 26-30 34c-21 8-41 5-45-6-4-10 9-26 29-34z">
          <text:p/>
        </draw:path>
        <draw:path draw:style-name="gr1" draw:text-style-name="P1" draw:layer="layout" svg:width="0.048cm" svg:height="0.024cm" svg:x="16.438cm" svg:y="13.15cm" svg:viewBox="0 0 49 25" svg:d="M25 0c14 0 24 6 24 12 0 8-10 13-24 13-13 0-25-5-25-13 0-6 12-12 25-12z">
          <text:p/>
        </draw:path>
        <draw:path draw:style-name="gr1" draw:text-style-name="P1" draw:layer="layout" svg:width="0.068cm" svg:height="0.062cm" svg:x="16.504cm" svg:y="13.121cm" svg:viewBox="0 0 69 63" svg:d="M19 8c17-11 37-10 46 3s2 33-14 45c-17 11-37 10-47-4-9-13-3-33 15-44z">
          <text:p/>
        </draw:path>
        <draw:path draw:style-name="gr1" draw:text-style-name="P1" draw:layer="layout" svg:width="0.046cm" svg:height="0.044cm" svg:x="16.574cm" svg:y="13.067cm" svg:viewBox="0 0 47 45" svg:d="M24 45c-13 0-24-10-24-23 0-12 11-22 24-22s23 10 23 22c0 13-10 23-23 23z">
          <text:p/>
        </draw:path>
        <draw:path draw:style-name="gr1" draw:text-style-name="P1" draw:layer="layout" svg:width="0.072cm" svg:height="0.059cm" svg:x="16.627cm" svg:y="13.1cm" svg:viewBox="0 0 73 60" svg:d="M36 0c-20 0-36 13-36 30s16 30 36 30c21 0 37-13 37-30s-16-30-37-30z">
          <text:p/>
        </draw:path>
        <draw:path draw:style-name="gr1" draw:text-style-name="P1" draw:layer="layout" svg:width="0.059cm" svg:height="0.038cm" svg:x="16.692cm" svg:y="13.06cm" svg:viewBox="0 0 60 39" svg:d="M30 0c17 0 30 9 30 19 0 11-13 20-30 20-16 0-30-9-30-20 0-10 14-19 30-19z">
          <text:p/>
        </draw:path>
        <draw:path draw:style-name="gr1" draw:text-style-name="P1" draw:layer="layout" svg:width="0.058cm" svg:height="0.047cm" svg:x="16.75cm" svg:y="13.088cm" svg:viewBox="0 0 59 48" svg:d="M19 7c15-10 33-9 38 1 6 9-2 24-18 33-16 10-32 9-38-1-5-10 3-24 18-33z">
          <text:p/>
        </draw:path>
        <draw:path draw:style-name="gr1" draw:text-style-name="P1" draw:layer="layout" svg:width="0.058cm" svg:height="0.047cm" svg:x="17.089cm" svg:y="13.033cm" svg:viewBox="0 0 59 48" svg:d="M19 6c15-9 33-8 39 1 5 11-3 25-19 34-15 9-32 8-37-1-6-9 2-24 17-34z">
          <text:p/>
        </draw:path>
        <draw:path draw:style-name="gr1" draw:text-style-name="P1" draw:layer="layout" svg:width="0.058cm" svg:height="0.047cm" svg:x="17.153cm" svg:y="13.05cm" svg:viewBox="0 0 59 48" svg:d="M19 7c15-9 33-9 38 1 6 9-2 24-18 34-16 8-32 8-38-1-5-11 3-26 18-34z">
          <text:p/>
        </draw:path>
        <draw:path draw:style-name="gr1" draw:text-style-name="P1" draw:layer="layout" svg:width="0.065cm" svg:height="0.044cm" svg:x="16.802cm" svg:y="13.041cm" svg:viewBox="0 0 66 45" svg:d="M34 0c18 0 32 11 32 23s-14 22-32 22-34-10-34-22 16-23 34-23z">
          <text:p/>
        </draw:path>
        <draw:path draw:style-name="gr1" draw:text-style-name="P1" draw:layer="layout" svg:width="0.079cm" svg:height="0.043cm" svg:x="16.882cm" svg:y="13.056cm" svg:viewBox="0 0 80 44" svg:d="M34 42c-21-6-37-19-34-30 2-10 22-15 44-9 23 5 38 18 35 29-2 11-23 16-45 10z">
          <text:p/>
        </draw:path>
        <draw:path draw:style-name="gr1" draw:text-style-name="P1" draw:layer="layout" svg:width="0.048cm" svg:height="0.039cm" svg:x="16.955cm" svg:y="13.028cm" svg:viewBox="0 0 49 40" svg:d="M25 0c13 0 24 8 24 20 0 11-11 20-24 20-14 0-25-9-25-20 0-12 11-20 25-20z">
          <text:p/>
        </draw:path>
        <draw:path draw:style-name="gr1" draw:text-style-name="P1" draw:layer="layout" svg:width="0.066cm" svg:height="0.055cm" svg:x="17.012cm" svg:y="13.045cm" svg:viewBox="0 0 67 56" svg:d="M33 0c19 0 34 12 34 28 0 15-15 28-34 28-18 0-33-13-33-28 0-16 15-28 33-28z">
          <text:p/>
        </draw:path>
        <draw:path draw:style-name="gr1" draw:text-style-name="P1" draw:layer="layout" svg:width="0.088cm" svg:height="0.038cm" svg:x="17.23cm" svg:y="13.029cm" svg:viewBox="0 0 89 39" svg:d="M74 8c18 9 19 22 3 28s-45 4-63-4c-18-10-19-22-3-28 16-7 45-4 63 4z">
          <text:p/>
        </draw:path>
        <draw:path draw:style-name="gr1" draw:text-style-name="P1" draw:layer="layout" svg:width="0.057cm" svg:height="0.038cm" svg:x="17.338cm" svg:y="13.058cm" svg:viewBox="0 0 58 39" svg:d="M29 0c15 0 29 9 29 19 0 11-14 20-29 20-16 0-29-9-29-20 0-10 13-19 29-19z">
          <text:p/>
        </draw:path>
        <draw:path draw:style-name="gr1" draw:text-style-name="P1" draw:layer="layout" svg:width="0.072cm" svg:height="0.044cm" svg:x="17.411cm" svg:y="13.023cm" svg:viewBox="0 0 73 45" svg:d="M36 0c21 0 37 10 37 22 0 13-16 23-37 23-20 0-36-10-36-23 0-12 16-22 36-22z">
          <text:p/>
        </draw:path>
        <draw:path draw:style-name="gr1" draw:text-style-name="P1" draw:layer="layout" svg:width="0.026cm" svg:height="0.031cm" svg:x="17.498cm" svg:y="13.065cm" svg:viewBox="0 0 27 32" svg:d="M14 0c8 0 13 7 13 15 0 9-5 17-13 17s-14-8-14-17c0-8 6-15 14-15z">
          <text:p/>
        </draw:path>
        <draw:path draw:style-name="gr1" draw:text-style-name="P1" draw:layer="layout" svg:width="0.066cm" svg:height="0.048cm" svg:x="17.531cm" svg:y="13.02cm" svg:viewBox="0 0 67 49" svg:d="M42 5c18 8 28 25 24 35-5 10-24 12-42 4-17-8-28-24-23-35 5-10 23-12 41-4z">
          <text:p/>
        </draw:path>
        <draw:path draw:style-name="gr1" draw:text-style-name="P1" draw:layer="layout" svg:width="0.045cm" svg:height="0.033cm" svg:x="17.609cm" svg:y="13.039cm" svg:viewBox="0 0 46 34" svg:d="M30 4c12 6 19 16 16 23-4 8-16 10-28 3-13-6-20-16-17-23 4-8 17-9 29-3z">
          <text:p/>
        </draw:path>
        <draw:path draw:style-name="gr1" draw:text-style-name="P1" draw:layer="layout" svg:width="0.052cm" svg:height="0.038cm" svg:x="17.664cm" svg:y="13.055cm" svg:viewBox="0 0 53 39" svg:d="M31 31c14-10 23-22 21-28-3-6-17-4-30 4-15 8-24 21-22 27 3 7 17 5 31-3z">
          <text:p/>
        </draw:path>
        <draw:path draw:style-name="gr1" draw:text-style-name="P1" draw:layer="layout" svg:width="0.044cm" svg:height="0.02cm" svg:x="17.73cm" svg:y="13.071cm" svg:viewBox="0 0 45 21" svg:d="M23 21c12 0 22-4 22-11 0-5-10-10-22-10s-23 5-23 10c0 7 11 11 23 11z">
          <text:p/>
        </draw:path>
        <draw:line draw:style-name="gr19" draw:text-style-name="P1" draw:layer="layout" svg:x1="12.033cm" svg:y1="19.559cm" svg:x2="12.191cm" svg:y2="19.715cm">
          <text:p/>
        </draw:line>
        <draw:line draw:style-name="gr19" draw:text-style-name="P1" draw:layer="layout" svg:x1="12.013cm" svg:y1="19.395cm" svg:x2="12.328cm" svg:y2="19.705cm">
          <text:p/>
        </draw:line>
        <draw:line draw:style-name="gr19" draw:text-style-name="P1" draw:layer="layout" svg:x1="12.008cm" svg:y1="19.253cm" svg:x2="12.468cm" svg:y2="19.705cm">
          <text:p/>
        </draw:line>
        <draw:line draw:style-name="gr19" draw:text-style-name="P1" draw:layer="layout" svg:x1="12.023cm" svg:y1="19.131cm" svg:x2="12.607cm" svg:y2="19.705cm">
          <text:p/>
        </draw:line>
        <draw:line draw:style-name="gr19" draw:text-style-name="P1" draw:layer="layout" svg:x1="12.081cm" svg:y1="19.034cm" svg:x2="12.739cm" svg:y2="19.682cm">
          <text:p/>
        </draw:line>
        <draw:line draw:style-name="gr19" draw:text-style-name="P1" draw:layer="layout" svg:x1="12.178cm" svg:y1="18.986cm" svg:x2="12.741cm" svg:y2="19.541cm">
          <text:p/>
        </draw:line>
        <draw:line draw:style-name="gr19" draw:text-style-name="P1" draw:layer="layout" svg:x1="12.312cm" svg:y1="18.979cm" svg:x2="12.741cm" svg:y2="19.401cm">
          <text:p/>
        </draw:line>
        <draw:line draw:style-name="gr19" draw:text-style-name="P1" draw:layer="layout" svg:x1="12.466cm" svg:y1="18.986cm" svg:x2="12.743cm" svg:y2="19.259cm">
          <text:p/>
        </draw:line>
        <draw:line draw:style-name="gr19" draw:text-style-name="P1" draw:layer="layout" svg:x1="12.62cm" svg:y1="18.992cm" svg:x2="12.745cm" svg:y2="19.116cm">
          <text:p/>
        </draw:line>
        <draw:line draw:style-name="gr19" draw:text-style-name="P1" draw:layer="layout" svg:x1="16.581cm" svg:y1="20.199cm" svg:x2="17.095cm" svg:y2="20.713cm">
          <text:p/>
        </draw:line>
        <draw:line draw:style-name="gr19" draw:text-style-name="P1" draw:layer="layout" svg:x1="16.725cm" svg:y1="20.202cm" svg:x2="17.239cm" svg:y2="20.716cm">
          <text:p/>
        </draw:line>
        <draw:line draw:style-name="gr19" draw:text-style-name="P1" draw:layer="layout" svg:x1="16.866cm" svg:y1="20.202cm" svg:x2="17.378cm" svg:y2="20.713cm">
          <text:p/>
        </draw:line>
        <draw:line draw:style-name="gr19" draw:text-style-name="P1" draw:layer="layout" svg:x1="17.008cm" svg:y1="20.202cm" svg:x2="17.517cm" svg:y2="20.71cm">
          <text:p/>
        </draw:line>
        <draw:line draw:style-name="gr19" draw:text-style-name="P1" draw:layer="layout" svg:x1="17.149cm" svg:y1="20.202cm" svg:x2="17.656cm" svg:y2="20.708cm">
          <text:p/>
        </draw:line>
        <draw:line draw:style-name="gr19" draw:text-style-name="P1" draw:layer="layout" svg:x1="17.291cm" svg:y1="20.202cm" svg:x2="17.795cm" svg:y2="20.705cm">
          <text:p/>
        </draw:line>
        <draw:line draw:style-name="gr19" draw:text-style-name="P1" draw:layer="layout" svg:x1="17.435cm" svg:y1="20.197cm" svg:x2="17.753cm" svg:y2="20.514cm">
          <text:p/>
        </draw:line>
        <draw:line draw:style-name="gr19" draw:text-style-name="P1" draw:layer="layout" svg:x1="16.837cm" svg:y1="20.604cm" svg:x2="16.946cm" svg:y2="20.713cm">
          <text:p/>
        </draw:line>
        <draw:frame draw:style-name="gr7" draw:text-style-name="P5" draw:layer="layout" svg:width="1.894cm" svg:height="0.581cm" svg:x="15.638cm" svg:y="6.985cm">
          <draw:text-box>
            <text:p text:style-name="P2"><text:span text:style-name="T2">m 1989</text:span></text:p>
          </draw:text-box>
        </draw:frame>
        <draw:frame draw:style-name="gr7" draw:text-style-name="P5" draw:layer="layout" svg:width="0.493cm" svg:height="0.581cm" svg:x="18.161cm" svg:y="27.786cm">
          <draw:text-box>
            <text:p text:style-name="P2"><text:span text:style-name="T2">5</text:span></text:p>
          </draw:text-box>
        </draw:frame>
        <draw:frame draw:style-name="gr7" draw:text-style-name="P5" draw:layer="layout" svg:width="5.146cm" svg:height="1.741cm" svg:x="1.073cm" svg:y="5.668cm">
          <draw:text-box>
            <text:p text:style-name="P2"><text:span text:style-name="T2">Północ geograficzna</text:span></text:p>
            <text:p text:style-name="P2"><text:span text:style-name="T2">i topograficzna -</text:span></text:p>
            <text:p text:style-name="P2"><text:span text:style-name="T2">Północ magnetyczna</text:span></text:p>
          </draw:text-box>
        </draw:frame>
        <draw:frame draw:style-name="gr7" draw:text-style-name="P5" draw:layer="layout" svg:width="3.312cm" svg:height="1.161cm" svg:x="1.073cm" svg:y="8.833cm">
          <draw:text-box>
            <text:p text:style-name="P2"><text:span text:style-name="T2">Bloki skalne -</text:span></text:p>
            <text:p text:style-name="P2"><text:span text:style-name="T2">piarg</text:span></text:p>
          </draw:text-box>
        </draw:frame>
        <draw:frame draw:style-name="gr7" draw:text-style-name="P5" draw:layer="layout" svg:width="2.153cm" svg:height="0.581cm" svg:x="1.073cm" svg:y="12.031cm">
          <draw:text-box>
            <text:p text:style-name="P2"><text:span text:style-name="T2">Otoczaki</text:span></text:p>
          </draw:text-box>
        </draw:frame>
        <draw:frame draw:style-name="gr7" draw:text-style-name="P5" draw:layer="layout" svg:width="6.593cm" svg:height="1.161cm" svg:x="1.073cm" svg:y="15.228cm">
          <draw:text-box>
            <text:p text:style-name="P2"><text:span text:style-name="T2">Osady klastyczne: Piasek -</text:span></text:p>
            <text:p text:style-name="P2"><text:span text:style-name="T2">Żwir - Glina - Humus</text:span></text:p>
          </draw:text-box>
        </draw:frame>
        <draw:frame draw:style-name="gr7" draw:text-style-name="P5" draw:layer="layout" svg:width="5.061cm" svg:height="0.581cm" svg:x="1.073cm" svg:y="18.359cm">
          <draw:text-box>
            <text:p text:style-name="P2"><text:span text:style-name="T2">Ściany pokryte gliną</text:span></text:p>
          </draw:text-box>
        </draw:frame>
        <draw:frame draw:style-name="gr7" draw:text-style-name="P5" draw:layer="layout" svg:width="1.623cm" svg:height="0.581cm" svg:x="1.073cm" svg:y="21.557cm">
          <draw:text-box>
            <text:p text:style-name="P2"><text:span text:style-name="T2">Guano</text:span></text:p>
          </draw:text-box>
        </draw:frame>
        <draw:frame draw:style-name="gr7" draw:text-style-name="P5" draw:layer="layout" svg:width="1.479cm" svg:height="0.581cm" svg:x="1.073cm" svg:y="24.822cm">
          <draw:text-box>
            <text:p text:style-name="P2"><text:span text:style-name="T2">Biwak</text:span></text:p>
          </draw:text-box>
        </draw:frame>
        <draw:frame draw:style-name="gr10" draw:text-style-name="P9" draw:layer="layout" svg:width="9.421cm" svg:height="0.412cm" svg:x="1.058cm" svg:y="27.928cm">
          <draw:text-box>
            <text:p text:style-name="P2"><text:span text:style-name="T5">Http://www.carto.net/neumann/caving/cave-symbols/</text:span></text:p>
          </draw:text-box>
        </draw:frame>
        <draw:frame draw:style-name="gr11" draw:text-style-name="P5" draw:layer="layout" svg:width="4.083cm" svg:height="0.581cm" svg:x="8.121cm" svg:y="4.005cm">
          <draw:text-box>
            <text:p text:style-name="P10"><text:span text:style-name="T2">Symbol w planie</text:span></text:p>
          </draw:text-box>
        </draw:frame>
        <draw:frame draw:style-name="gr11" draw:text-style-name="P5" draw:layer="layout" svg:width="2.487cm" svg:height="1.161cm" svg:x="13.781cm" svg:y="3.978cm">
          <draw:text-box>
            <text:p text:style-name="P10"><text:span text:style-name="T2">Symbol w</text:span><text:span text:style-name="T2"><text:line-break/></text:span><text:span text:style-name="T2">przekroju </text:span></text:p>
          </draw:text-box>
        </draw:frame>
        <draw:frame draw:style-name="gr8" draw:text-style-name="P6" draw:layer="layout" svg:width="13.625cm" svg:height="0.822cm" svg:x="1.062cm" svg:y="1.642cm">
          <draw:text-box>
            <text:p text:style-name="P2"><text:span text:style-name="T3">Symbole jaskiniowe: Oficjalna lista UIS</text:span></text:p>
          </draw:text-box>
        </draw:frame>
        <draw:frame draw:style-name="gr9" draw:text-style-name="P8" draw:layer="layout" svg:width="16.724cm" svg:height="0.653cm" svg:x="1.062cm" svg:y="2.696cm">
          <draw:text-box>
            <text:p text:style-name="P7"><text:span text:style-name="T4">Gruba robocza UIS "Kartowanie i planowanie jaskiń" (1999)</text:span></text:p>
          </draw:text-box>
        </draw:frame>
      </draw:page>
      <draw:page draw:name="page6" draw:style-name="dp1" draw:master-page-name="master-page3">
        <draw:polygon draw:style-name="gr1" draw:text-style-name="P1" draw:layer="layout" svg:width="4.743cm" svg:height="2.4cm" svg:x="8.001cm" svg:y="18.314cm" svg:viewBox="0 0 4744 2401" draw:points="0,0 4744,0 4744,2401 0,2401">
          <text:p/>
        </draw:polygon>
        <draw:polygon draw:style-name="gr1" draw:text-style-name="P1" draw:layer="layout" svg:width="4.743cm" svg:height="2.4cm" svg:x="8.001cm" svg:y="5.531cm" svg:viewBox="0 0 4744 2401" draw:points="0,0 4744,0 4744,2401 0,2401">
          <text:p/>
        </draw:polygon>
        <draw:polygon draw:style-name="gr1" draw:text-style-name="P1" draw:layer="layout" svg:width="4.743cm" svg:height="2.4cm" svg:x="8.001cm" svg:y="8.712cm" svg:viewBox="0 0 4744 2401" draw:points="0,0 4744,0 4744,2401 0,2401">
          <text:p/>
        </draw:polygon>
        <draw:polygon draw:style-name="gr1" draw:text-style-name="P1" draw:layer="layout" svg:width="4.742cm" svg:height="2.4cm" svg:x="13.614cm" svg:y="8.712cm" svg:viewBox="0 0 4743 2401" draw:points="0,0 4743,0 4743,2401 0,2401">
          <text:p/>
        </draw:polygon>
        <draw:polygon draw:style-name="gr1" draw:text-style-name="P1" draw:layer="layout" svg:width="4.743cm" svg:height="2.399cm" svg:x="8.001cm" svg:y="11.908cm" svg:viewBox="0 0 4744 2400" draw:points="0,0 4744,0 4744,2400 0,2400">
          <text:p/>
        </draw:polygon>
        <draw:polygon draw:style-name="gr1" draw:text-style-name="P1" draw:layer="layout" svg:width="4.743cm" svg:height="2.4cm" svg:x="8.001cm" svg:y="15.121cm" svg:viewBox="0 0 4744 2401" draw:points="0,0 4744,0 4744,2401 0,2401">
          <text:p/>
        </draw:polygon>
        <draw:polygon draw:style-name="gr1" draw:text-style-name="P1" draw:layer="layout" svg:width="4.742cm" svg:height="2.399cm" svg:x="13.614cm" svg:y="11.908cm" svg:viewBox="0 0 4743 2400" draw:points="0,0 4743,0 4743,2400 0,2400">
          <text:p/>
        </draw:polygon>
        <draw:polygon draw:style-name="gr1" draw:text-style-name="P1" draw:layer="layout" svg:width="4.742cm" svg:height="2.4cm" svg:x="13.614cm" svg:y="15.121cm" svg:viewBox="0 0 4743 2401" draw:points="0,0 4743,0 4743,2401 0,2401">
          <text:p/>
        </draw:polygon>
        <draw:polygon draw:style-name="gr1" draw:text-style-name="P1" draw:layer="layout" svg:width="4.742cm" svg:height="2.399cm" svg:x="13.614cm" svg:y="5.527cm" svg:viewBox="0 0 4743 2400" draw:points="0,0 4743,0 4743,2400 0,2400">
          <text:p/>
        </draw:polygon>
        <draw:polygon draw:style-name="gr1" draw:text-style-name="P1" draw:layer="layout" svg:width="4.742cm" svg:height="2.399cm" svg:x="13.614cm" svg:y="5.527cm" svg:viewBox="0 0 4743 2400" draw:points="0,0 4743,0 4743,2400 0,2400">
          <text:p/>
        </draw:polygon>
        <draw:polyline draw:style-name="gr3" draw:text-style-name="P1" draw:layer="layout" svg:width="3.62cm" svg:height="1.862cm" svg:x="8.001cm" svg:y="18.847cm" svg:viewBox="0 0 3621 1863" draw:points="0,512 285,512 585,512 844,512 1008,491 1193,491 1329,478 1411,437 1500,327 1548,225 1582,171 1643,130 1711,75 1780,0 1834,21 1875,96 1930,150 2046,205 2209,212 2366,225 2584,212 2762,212 2884,171 3000,143 3103,123 3219,130 3321,171 3382,232 3416,300 3430,416 3485,491 3580,580 3621,662 3607,751 3580,813 3553,908 3546,1038 3553,1154 3546,1229 3519,1290 3485,1386 3485,1447 3505,1529 3553,1617 3566,1720 3566,1808 3566,1863">
          <text:p/>
        </draw:polyline>
        <draw:polyline draw:style-name="gr3" draw:text-style-name="P1" draw:layer="layout" svg:width="3.279cm" svg:height="1.091cm" svg:x="8.001cm" svg:y="19.618cm" svg:viewBox="0 0 3280 1092" draw:points="3103,1092 3116,956 3116,874 3096,785 3089,703 3103,642 3144,574 3171,491 3191,409 3205,354 3239,320 3280,252 3266,163 3205,88 3157,54 3034,7 2939,0 2871,48 2789,82 2680,116 2550,136 2380,150 2216,136 2121,157 2066,225 2032,348 2005,409 1943,464 1882,504 1848,567 1786,574 1705,525 1630,443 1568,409 1493,395 1439,375 1398,327 1343,245 1275,218 1200,232 1098,245 941,259 736,273 491,293 293,293 135,300 0,286">
          <text:p/>
        </draw:polyline>
        <draw:path draw:style-name="gr1" draw:text-style-name="P1" draw:layer="layout" svg:width="0.559cm" svg:height="0.56cm" svg:x="8.825cm" svg:y="18.608cm" svg:viewBox="0 0 560 561" svg:d="M279 561c-154 0-279-126-279-280s125-281 279-281c155 0 281 127 281 281s-126 280-281 280z">
          <text:p/>
        </draw:path>
        <draw:polyline draw:style-name="gr3" draw:text-style-name="P1" draw:layer="layout" svg:width="3.009cm" svg:height="1.435cm" svg:x="8.001cm" svg:y="5.527cm" svg:viewBox="0 0 3010 1436" draw:points="0,890 143,954 300,1028 536,1143 683,1227 840,1290 997,1332 1233,1389 1511,1426 1731,1436 1988,1436 2234,1410 2381,1347 2522,1206 2623,1022 2811,686 2900,450 2969,225 2995,99 3010,0">
          <text:p/>
        </draw:polyline>
        <draw:polyline draw:style-name="gr3" draw:text-style-name="P1" draw:layer="layout" svg:width="3.78cm" svg:height="2.211cm" svg:x="8.001cm" svg:y="5.527cm" svg:viewBox="0 0 3781 2212" draw:points="3781,0 3713,231 3608,546 3503,797 3419,1007 3335,1153 3241,1342 3141,1552 3068,1719 3005,1866 2916,2013 2827,2081 2686,2139 2539,2175 2293,2196 2146,2212 1931,2212 1769,2186 1585,2159 1406,2144 1333,2123 1249,2097 1175,2008 1102,1945 976,1887 819,1845 651,1787 452,1751 238,1740 91,1698 0,1662">
          <text:p/>
        </draw:polyline>
        <draw:polyline draw:style-name="gr1" draw:text-style-name="P1" draw:layer="layout" svg:width="0.357cm" svg:height="0.33cm" svg:x="10.224cm" svg:y="7.193cm" svg:viewBox="0 0 358 331" draw:points="0,247 90,331 262,0 358,68">
          <text:p/>
        </draw:polyline>
        <draw:polyline draw:style-name="gr1" draw:text-style-name="P1" draw:layer="layout" svg:width="0.357cm" svg:height="0.33cm" svg:x="10.528cm" svg:y="7.172cm" svg:viewBox="0 0 358 331" draw:points="0,246 89,331 262,0 358,68">
          <text:p/>
        </draw:polyline>
        <draw:polyline draw:style-name="gr1" draw:text-style-name="P1" draw:layer="layout" svg:width="0.356cm" svg:height="0.33cm" svg:x="17.166cm" svg:y="7.319cm" svg:viewBox="0 0 357 331" draw:points="0,247 89,331 263,0 357,68">
          <text:p/>
        </draw:polyline>
        <draw:polyline draw:style-name="gr1" draw:text-style-name="P1" draw:layer="layout" svg:width="0.357cm" svg:height="0.33cm" svg:x="17.381cm" svg:y="7.327cm" svg:viewBox="0 0 358 331" draw:points="0,247 89,331 263,0 358,68">
          <text:p/>
        </draw:polyline>
        <draw:polyline draw:style-name="gr1" draw:text-style-name="P1" draw:layer="layout" svg:width="0.356cm" svg:height="0.33cm" svg:x="17.589cm" svg:y="7.335cm" svg:viewBox="0 0 357 331" draw:points="0,247 90,331 263,0 357,68">
          <text:p/>
        </draw:polyline>
        <draw:path draw:style-name="gr1" draw:text-style-name="P1" draw:layer="layout" svg:width="1.34cm" svg:height="0.976cm" svg:x="8.387cm" svg:y="5.896cm" svg:viewBox="0 0 1341 977" svg:d="M9 401c-44 129 76 233 188 106 107-169 160-541 321-504 163 116-283 642-58 745 136 47 255-693 446-641 178 81-271 665-74 756 144 14 277-658 430-625 188 55-244 554-89 725 92 38 128-7 168-48">
          <text:p/>
        </draw:path>
        <draw:polyline draw:style-name="gr3" draw:text-style-name="P1" draw:layer="layout" svg:width="4.737cm" svg:height="0.16cm" svg:x="13.614cm" svg:y="6.444cm" svg:viewBox="0 0 4738 161" draw:points="0,104 372,104 779,120 1154,128 1689,120 2136,104 2423,88 2615,64 2798,80 2894,128 3063,136 3374,136 3653,161 3797,128 4004,56 4236,32 4499,8 4738,0">
          <text:p/>
        </draw:polyline>
        <draw:polyline draw:style-name="gr3" draw:text-style-name="P1" draw:layer="layout" svg:width="4.745cm" svg:height="0.151cm" svg:x="13.614cm" svg:y="6.963cm" svg:viewBox="0 0 4746 152" draw:points="0,152 293,120 636,97 1075,81 1561,81 2040,56 2511,40 2950,56 3374,89 3725,73 4052,56 4324,24 4563,24 4746,0">
          <text:p/>
        </draw:polyline>
        <draw:polyline draw:style-name="gr3" draw:text-style-name="P1" draw:layer="layout" svg:width="4.735cm" svg:height="0.97cm" svg:x="8.001cm" svg:y="12.315cm" svg:viewBox="0 0 4736 971" draw:points="0,971 201,828 437,728 624,678 829,610 1041,547 1246,504 1495,466 1756,417 2023,379 2285,355 2509,342 2714,330 2888,311 2981,274 3075,236 3149,236 3224,274 3280,342 3367,379 3522,386 3715,367 3928,317 4108,255 4313,180 4488,93 4587,37 4736,0">
          <text:p/>
        </draw:polyline>
        <draw:polyline draw:style-name="gr3" draw:text-style-name="P1" draw:layer="layout" svg:width="4.735cm" svg:height="0.97cm" svg:x="8.001cm" svg:y="15.529cm" svg:viewBox="0 0 4736 971" draw:points="0,971 201,828 437,728 624,679 829,610 1041,548 1246,504 1495,466 1756,416 2023,379 2285,354 2509,342 2714,329 2888,311 2981,273 3075,236 3149,236 3224,273 3280,342 3367,379 3522,385 3715,367 3928,317 4108,255 4313,180 4488,93 4587,37 4736,0">
          <text:p/>
        </draw:polyline>
        <draw:polyline draw:style-name="gr3" draw:text-style-name="P1" draw:layer="layout" svg:width="4.068cm" svg:height="0.846cm" svg:x="8.675cm" svg:y="13.453cm" svg:viewBox="0 0 4069 847" draw:points="0,847 137,642 255,549 392,467 591,392 864,317 1088,274 1312,261 1618,268 1892,286 2190,305 2408,293 2601,255 2762,168 2930,75 3049,25 3210,0 3403,6 3571,25 3683,69 3758,106 3845,125 3950,131 4069,125">
          <text:p/>
        </draw:polyline>
        <draw:polyline draw:style-name="gr3" draw:text-style-name="P1" draw:layer="layout" svg:width="4.068cm" svg:height="0.846cm" svg:x="8.675cm" svg:y="16.667cm" svg:viewBox="0 0 4069 847" draw:points="0,847 137,640 255,547 392,466 591,392 864,317 1088,274 1312,261 1618,267 1892,286 2190,305 2408,292 2601,255 2762,168 2930,74 3049,25 3210,0 3403,6 3571,25 3683,68 3758,106 3845,124 3950,130 4069,124">
          <text:p/>
        </draw:polyline>
        <draw:polygon draw:style-name="gr18" draw:text-style-name="P4" draw:layer="layout" svg:width="0.005cm" svg:height="0.004cm" svg:x="11.134cm" svg:y="13.178cm" svg:viewBox="0 0 6 5" draw:points="1,0 0,2 2,5 5,5 5,2 6,1 3,0">
          <text:p/>
        </draw:polygon>
        <draw:polygon draw:style-name="gr18" draw:text-style-name="P4" draw:layer="layout" svg:width="0.005cm" svg:height="0.004cm" svg:x="11.134cm" svg:y="16.392cm" svg:viewBox="0 0 6 5" draw:points="1,0 0,1 2,5 5,5 5,3 6,0 3,0">
          <text:p/>
        </draw:polygon>
        <draw:polygon draw:style-name="gr18" draw:text-style-name="P4" draw:layer="layout" svg:width="0.002cm" svg:height="0.004cm" svg:x="10.791cm" svg:y="13.182cm" svg:viewBox="0 0 3 5" draw:points="1,0 0,0 0,3 0,5 1,3 3,3 3,2">
          <text:p/>
        </draw:polygon>
        <draw:polygon draw:style-name="gr18" draw:text-style-name="P4" draw:layer="layout" svg:width="0.002cm" svg:height="0.002cm" svg:x="10.791cm" svg:y="16.396cm" svg:viewBox="0 0 3 3" draw:points="1,0 0,0 0,2 0,3 1,3 3,3 3,2">
          <text:p/>
        </draw:polygon>
        <draw:polygon draw:style-name="gr18" draw:text-style-name="P4" draw:layer="layout" svg:width="0.003cm" svg:height="0.002cm" svg:x="9.403cm" svg:y="12.995cm" svg:viewBox="0 0 4 3" draw:points="3,0 1,0 0,1 1,3 3,3 4,3 3,1">
          <text:p/>
        </draw:polygon>
        <draw:path draw:style-name="gr18" draw:text-style-name="P4" draw:layer="layout" svg:width="0.003cm" svg:height="0.004cm" svg:x="9.403cm" svg:y="16.208cm" svg:viewBox="0 0 4 5" svg:d="M3 0h-2l-1 3 1 2c0 0 2-2 2 0h1l-1-3z">
          <text:p/>
        </draw:path>
        <draw:polygon draw:style-name="gr18" draw:text-style-name="P4" draw:layer="layout" svg:width="0.002cm" svg:height="0.003cm" svg:x="8.466cm" svg:y="13.367cm" svg:viewBox="0 0 3 4" draw:points="2,0 0,0 0,3 0,4 2,4 3,4 3,1">
          <text:p/>
        </draw:polygon>
        <draw:polygon draw:style-name="gr18" draw:text-style-name="P4" draw:layer="layout" svg:width="0.002cm" svg:height="0.002cm" svg:x="8.466cm" svg:y="16.581cm" svg:viewBox="0 0 3 3" draw:points="2,0 0,0 0,1 0,3 2,3 3,3 3,1">
          <text:p/>
        </draw:polygon>
        <draw:polygon draw:style-name="gr18" draw:text-style-name="P4" draw:layer="layout" svg:width="0.002cm" svg:height="0.004cm" svg:x="8.236cm" svg:y="14.052cm" svg:viewBox="0 0 3 5" draw:points="2,0 0,2 0,5 2,3 3,3 3,2">
          <text:p/>
        </draw:polygon>
        <draw:polygon draw:style-name="gr18" draw:text-style-name="P4" draw:layer="layout" svg:width="0.002cm" svg:height="0.002cm" svg:x="8.236cm" svg:y="17.266cm" svg:viewBox="0 0 3 3" draw:points="2,0 0,2 0,3 2,3 3,3 3,2">
          <text:p/>
        </draw:polygon>
        <draw:polygon draw:style-name="gr18" draw:text-style-name="P4" draw:layer="layout" svg:width="0.002cm" svg:height="0.004cm" svg:x="9.452cm" svg:y="13.268cm" svg:viewBox="0 0 3 5" draw:points="3,2 2,0 0,3 0,5 3,5">
          <text:p/>
        </draw:polygon>
        <draw:path draw:style-name="gr18" draw:text-style-name="P4" draw:layer="layout" svg:width="0.002cm" svg:height="0.004cm" svg:x="9.452cm" svg:y="16.482cm" svg:viewBox="0 0 3 5" svg:d="M3 0h-1l-2 3v2l3-2c0 2 0 0 0 0v-1z">
          <text:p/>
        </draw:path>
        <draw:polygon draw:style-name="gr18" draw:text-style-name="P4" draw:layer="layout" svg:width="0.002cm" svg:height="0.004cm" svg:x="9.506cm" svg:y="13.624cm" svg:viewBox="0 0 3 5" draw:points="2,0 0,3 0,5 2,5 3,5 3,2">
          <text:p/>
        </draw:polygon>
        <draw:polygon draw:style-name="gr18" draw:text-style-name="P4" draw:layer="layout" svg:width="0.002cm" svg:height="0.002cm" svg:x="9.506cm" svg:y="16.838cm" svg:viewBox="0 0 3 3" draw:points="2,0 0,2 0,3 2,3 3,3 3,2">
          <text:p/>
        </draw:polygon>
        <draw:path draw:style-name="gr18" draw:text-style-name="P4" draw:layer="layout" svg:width="0.004cm" svg:height="0.003cm" svg:x="8.514cm" svg:y="13.641cm" svg:viewBox="0 0 5 4" svg:d="M3 0h-1l-2 3 2 1 1-1c0 1 2 1 2 1v-3z">
          <text:p/>
        </draw:path>
        <draw:polygon draw:style-name="gr18" draw:text-style-name="P4" draw:layer="layout" svg:width="0.004cm" svg:height="0.002cm" svg:x="8.514cm" svg:y="16.855cm" svg:viewBox="0 0 5 3" draw:points="3,0 2,0 0,1 2,3 3,3 5,3 5,1">
          <text:p/>
        </draw:polygon>
        <draw:polygon draw:style-name="gr18" draw:text-style-name="P4" draw:layer="layout" svg:width="0.003cm" svg:height="0.002cm" svg:x="8.565cm" svg:y="14.048cm" svg:viewBox="0 0 4 3" draw:points="3,0 1,0 0,2 1,3 3,3 4,3 3,2">
          <text:p/>
        </draw:polygon>
        <draw:polygon draw:style-name="gr18" draw:text-style-name="P4" draw:layer="layout" svg:width="0.003cm" svg:height="0.003cm" svg:x="8.565cm" svg:y="17.261cm" svg:viewBox="0 0 4 4" draw:points="3,0 1,0 0,3 1,4 3,4 4,4 3,1">
          <text:p/>
        </draw:polygon>
        <draw:polygon draw:style-name="gr18" draw:text-style-name="P4" draw:layer="layout" svg:width="0.002cm" svg:height="0.002cm" svg:x="8.168cm" svg:y="13.483cm" svg:viewBox="0 0 3 3" draw:points="2,0 0,0 0,1 0,3 2,3 3,3 3,1">
          <text:p/>
        </draw:polygon>
        <draw:path draw:style-name="gr18" draw:text-style-name="P4" draw:layer="layout" svg:width="0.002cm" svg:height="0.004cm" svg:x="8.168cm" svg:y="16.696cm" svg:viewBox="0 0 3 5" svg:d="M2 0h-2v3 2c0 0 2-2 2 0h1v-3z">
          <text:p/>
        </draw:path>
        <draw:polygon draw:style-name="gr18" draw:text-style-name="P4" draw:layer="layout" svg:width="0.002cm" svg:height="0.003cm" svg:x="12.212cm" svg:y="13.375cm" svg:viewBox="0 0 3 4" draw:points="2,1 0,0 0,3 0,4 2,4 3,4 3,1">
          <text:p/>
        </draw:polygon>
        <draw:polygon draw:style-name="gr18" draw:text-style-name="P4" draw:layer="layout" svg:width="0.002cm" svg:height="0.003cm" svg:x="12.212cm" svg:y="16.589cm" svg:viewBox="0 0 3 4" draw:points="2,0 0,0 0,1 0,4 2,3 3,3 3,1">
          <text:p/>
        </draw:polygon>
        <draw:path draw:style-name="gr18" draw:text-style-name="P4" draw:layer="layout" svg:width="0.003cm" svg:height="0.004cm" svg:x="10.053cm" svg:y="13.164cm" svg:viewBox="0 0 4 5" svg:d="M3 0h-2l-1 3 1 2 2-2c0 2 1 2 1 2v-3z">
          <text:p/>
        </draw:path>
        <draw:polygon draw:style-name="gr18" draw:text-style-name="P4" draw:layer="layout" svg:width="0.003cm" svg:height="0.002cm" svg:x="10.053cm" svg:y="16.378cm" svg:viewBox="0 0 4 3" draw:points="3,0 1,0 0,2 1,3 3,3 4,3 4,2">
          <text:p/>
        </draw:polygon>
        <draw:polygon draw:style-name="gr18" draw:text-style-name="P4" draw:layer="layout" svg:width="0.003cm" svg:height="0.002cm" svg:x="12.529cm" svg:y="12.804cm" svg:viewBox="0 0 4 3" draw:points="3,0 1,0 0,2 1,3 3,3 4,3 4,0">
          <text:p/>
        </draw:polygon>
        <draw:path draw:style-name="gr18" draw:text-style-name="P4" draw:layer="layout" svg:width="0.003cm" svg:height="0.003cm" svg:x="12.529cm" svg:y="16.017cm" svg:viewBox="0 0 4 4" svg:d="M3 0h-2l-1 3 1 1 2-1c0 1 1 1 1 1v-3z">
          <text:p/>
        </draw:path>
        <draw:polygon draw:style-name="gr18" draw:text-style-name="P4" draw:layer="layout" svg:width="0.003cm" svg:height="0.004cm" svg:x="10.361cm" svg:y="12.754cm" svg:viewBox="0 0 4 5" draw:points="3,2 1,0 0,3 1,5 3,5 4,5 4,2">
          <text:p/>
        </draw:polygon>
        <draw:path draw:style-name="gr18" draw:text-style-name="P4" draw:layer="layout" svg:width="0.003cm" svg:height="0.004cm" svg:x="10.361cm" svg:y="15.968cm" svg:viewBox="0 0 4 5" svg:d="M3 0h-2l-1 3 1 2 2-2c0 2 1 0 1 0v-1z">
          <text:p/>
        </draw:path>
        <draw:polygon draw:style-name="gr18" draw:text-style-name="P4" draw:layer="layout" svg:width="0.004cm" svg:height="0.004cm" svg:x="11.004cm" svg:y="13.202cm" svg:viewBox="0 0 5 5" draw:points="3,0 2,0 0,2 2,5 3,3 5,3 3,2">
          <text:p/>
        </draw:polygon>
        <draw:polygon draw:style-name="gr18" draw:text-style-name="P4" draw:layer="layout" svg:width="0.004cm" svg:height="0.002cm" svg:x="11.004cm" svg:y="16.416cm" svg:viewBox="0 0 5 3" draw:points="3,0 2,0 0,2 2,3 3,3 5,3 3,2">
          <text:p/>
        </draw:polygon>
        <draw:path draw:style-name="gr18" draw:text-style-name="P4" draw:layer="layout" svg:width="0.004cm" svg:height="0.003cm" svg:x="9.526cm" svg:y="13.021cm" svg:viewBox="0 0 5 4" svg:d="M3 0h-1l-2 3 2 1 1-1c0 1 2 1 2 1v-3z">
          <text:p/>
        </draw:path>
        <draw:polygon draw:style-name="gr18" draw:text-style-name="P4" draw:layer="layout" svg:width="0.004cm" svg:height="0.002cm" svg:x="9.526cm" svg:y="16.235cm" svg:viewBox="0 0 5 3" draw:points="3,0 2,0 0,1 2,3 3,3 5,3 5,1">
          <text:p/>
        </draw:polygon>
        <draw:polygon draw:style-name="gr18" draw:text-style-name="P4" draw:layer="layout" svg:width="0.002cm" svg:height="0.002cm" svg:x="8.589cm" svg:y="13.394cm" svg:viewBox="0 0 3 3" draw:points="1,0 0,0 0,2 0,3 1,3 3,3 3,2">
          <text:p/>
        </draw:polygon>
        <draw:polygon draw:style-name="gr18" draw:text-style-name="P4" draw:layer="layout" svg:width="0.002cm" svg:height="0.003cm" svg:x="8.589cm" svg:y="16.607cm" svg:viewBox="0 0 3 4" draw:points="1,0 0,0 0,3 0,4 1,4 3,4 3,1">
          <text:p/>
        </draw:polygon>
        <draw:polygon draw:style-name="gr18" draw:text-style-name="P4" draw:layer="layout" svg:width="0.002cm" svg:height="0.004cm" svg:x="8.359cm" svg:y="14.078cm" svg:viewBox="0 0 3 5" draw:points="3,2 1,0 0,3 0,5 3,5">
          <text:p/>
        </draw:polygon>
        <draw:path draw:style-name="gr18" draw:text-style-name="P4" draw:layer="layout" svg:width="0.002cm" svg:height="0.004cm" svg:x="8.359cm" svg:y="17.292cm" svg:viewBox="0 0 3 5" svg:d="M3 0h-2l-1 3v2l3-2c0 2 0 0 0 0v-1z">
          <text:p/>
        </draw:path>
        <draw:polygon draw:style-name="gr18" draw:text-style-name="P4" draw:layer="layout" svg:width="0.004cm" svg:height="0.003cm" svg:x="8.236cm" svg:y="14.225cm" svg:viewBox="0 0 5 4" draw:points="3,0 2,0 0,1 2,4 3,3 5,3 5,1">
          <text:p/>
        </draw:polygon>
        <draw:polygon draw:style-name="gr18" draw:text-style-name="P4" draw:layer="layout" svg:width="0.004cm" svg:height="0.002cm" svg:x="8.236cm" svg:y="17.439cm" svg:viewBox="0 0 5 3" draw:points="3,0 2,0 0,1 2,3 3,3 5,3 5,1">
          <text:p/>
        </draw:polygon>
        <draw:polygon draw:style-name="gr18" draw:text-style-name="P4" draw:layer="layout" svg:width="0.004cm" svg:height="0.002cm" svg:x="9.61cm" svg:y="12.847cm" svg:viewBox="0 0 5 3" draw:points="3,0 2,0 0,1 2,3 3,3 5,3 5,1">
          <text:p/>
        </draw:polygon>
        <draw:polygon draw:style-name="gr18" draw:text-style-name="P4" draw:layer="layout" svg:width="0.004cm" svg:height="0.004cm" svg:x="9.61cm" svg:y="16.06cm" svg:viewBox="0 0 5 5" draw:points="3,2 2,0 0,3 2,5 3,5 5,5 5,2">
          <text:p/>
        </draw:polygon>
        <draw:polygon draw:style-name="gr18" draw:text-style-name="P4" draw:layer="layout" svg:width="0.002cm" svg:height="0.003cm" svg:x="8.673cm" svg:y="13.219cm" svg:viewBox="0 0 3 4" draw:points="1,1 1,0 0,3 0,4 1,4 3,4 3,1">
          <text:p/>
        </draw:polygon>
        <draw:path draw:style-name="gr18" draw:text-style-name="P4" draw:layer="layout" svg:width="0.002cm" svg:height="0.003cm" svg:x="8.673cm" svg:y="16.433cm" svg:viewBox="0 0 3 4" svg:d="M1 0l-1 3v1l1-1c0 1 2 0 2 0v-2z">
          <text:p/>
        </draw:path>
        <draw:path draw:style-name="gr18" draw:text-style-name="P4" draw:layer="layout" svg:width="0.003cm" svg:height="0.004cm" svg:x="8.443cm" svg:y="13.904cm" svg:viewBox="0 0 4 5" svg:d="M3 0h-2l-1 3v2c0 0 3-2 3 0h1l-1-3z">
          <text:p/>
        </draw:path>
        <draw:polygon draw:style-name="gr18" draw:text-style-name="P4" draw:layer="layout" svg:width="0.003cm" svg:height="0.002cm" svg:x="8.443cm" svg:y="17.118cm" svg:viewBox="0 0 4 3" draw:points="3,0 1,0 0,2 0,3 3,3 4,3 3,2">
          <text:p/>
        </draw:polygon>
        <draw:polygon draw:style-name="gr18" draw:text-style-name="P4" draw:layer="layout" svg:width="0.002cm" svg:height="0.002cm" svg:x="9.881cm" svg:y="13.068cm" svg:viewBox="0 0 3 3" draw:points="3,0 1,0 0,2 0,3 3,3 3,2">
          <text:p/>
        </draw:polygon>
        <draw:polygon draw:style-name="gr18" draw:text-style-name="P4" draw:layer="layout" svg:width="0.002cm" svg:height="0.003cm" svg:x="9.881cm" svg:y="16.281cm" svg:viewBox="0 0 3 4" draw:points="3,1 1,0 0,3 0,4 3,4">
          <text:p/>
        </draw:polygon>
        <draw:path draw:style-name="gr18" draw:text-style-name="P4" draw:layer="layout" svg:width="0.003cm" svg:height="0.003cm" svg:x="12.357cm" svg:y="12.707cm" svg:viewBox="0 0 4 4" svg:d="M3 0h-2l-1 3v1c0 0 3-1 3 0h1l-1-3z">
          <text:p/>
        </draw:path>
        <draw:polygon draw:style-name="gr18" draw:text-style-name="P4" draw:layer="layout" svg:width="0.003cm" svg:height="0.002cm" svg:x="12.357cm" svg:y="15.921cm" svg:viewBox="0 0 4 3" draw:points="3,0 1,0 0,1 0,3 3,3 4,3 3,1">
          <text:p/>
        </draw:polygon>
        <draw:polygon draw:style-name="gr18" draw:text-style-name="P4" draw:layer="layout" svg:width="0.003cm" svg:height="0.004cm" svg:x="8.943cm" svg:y="13.44cm" svg:viewBox="0 0 4 5" draw:points="3,2 1,0 0,3 1,5 3,5 4,5 4,2">
          <text:p/>
        </draw:polygon>
        <draw:path draw:style-name="gr18" draw:text-style-name="P4" draw:layer="layout" svg:width="0.003cm" svg:height="0.004cm" svg:x="8.943cm" svg:y="16.654cm" svg:viewBox="0 0 4 5" svg:d="M3 0h-2l-1 3 1 2 2-2c0 2 1 0 1 0v-1z">
          <text:p/>
        </draw:path>
        <draw:polygon draw:style-name="gr18" draw:text-style-name="P4" draw:layer="layout" svg:width="0.003cm" svg:height="0.004cm" svg:x="8.925cm" svg:y="13.862cm" svg:viewBox="0 0 4 5" draw:points="3,0 1,0 0,3 1,5 3,3 4,3 4,2">
          <text:p/>
        </draw:polygon>
        <draw:polygon draw:style-name="gr18" draw:text-style-name="P4" draw:layer="layout" svg:width="0.003cm" svg:height="0.002cm" svg:x="8.925cm" svg:y="17.076cm" svg:viewBox="0 0 4 3" draw:points="3,0 1,0 0,2 1,3 3,3 4,3 4,2">
          <text:p/>
        </draw:polygon>
        <draw:polygon draw:style-name="gr18" draw:text-style-name="P4" draw:layer="layout" svg:width="0.003cm" svg:height="0.002cm" svg:x="8.635cm" svg:y="14.254cm" svg:viewBox="0 0 4 3" draw:points="3,0 1,0 0,2 1,3 3,3 4,3 4,2">
          <text:p/>
        </draw:polygon>
        <draw:polygon draw:style-name="gr18" draw:text-style-name="P4" draw:layer="layout" svg:width="0.003cm" svg:height="0.003cm" svg:x="8.635cm" svg:y="17.467cm" svg:viewBox="0 0 4 4" draw:points="3,0 1,0 0,3 1,4 3,4 4,4 4,1">
          <text:p/>
        </draw:polygon>
        <draw:polygon draw:style-name="gr18" draw:text-style-name="P4" draw:layer="layout" svg:width="0.003cm" svg:height="0.002cm" svg:x="8.731cm" svg:y="13.103cm" svg:viewBox="0 0 4 3" draw:points="3,0 1,0 0,1 0,3 3,3 4,3 3,1">
          <text:p/>
        </draw:polygon>
        <draw:path draw:style-name="gr18" draw:text-style-name="P4" draw:layer="layout" svg:width="0.003cm" svg:height="0.004cm" svg:x="8.731cm" svg:y="16.316cm" svg:viewBox="0 0 4 5" svg:d="M3 0h-2l-1 3v2c0 0 3-2 3 0h1l-1-3z">
          <text:p/>
        </draw:path>
        <draw:path draw:style-name="gr18" draw:text-style-name="P4" draw:layer="layout" svg:width="0.003cm" svg:height="0.003cm" svg:x="8.501cm" svg:y="13.787cm" svg:viewBox="0 0 4 4" svg:d="M3 0h-2l-1 3 1 1c0 0 2-1 2 0h1l-1-3z">
          <text:p/>
        </draw:path>
        <draw:polygon draw:style-name="gr18" draw:text-style-name="P4" draw:layer="layout" svg:width="0.003cm" svg:height="0.002cm" svg:x="8.501cm" svg:y="17.001cm" svg:viewBox="0 0 4 3" draw:points="3,0 1,0 0,1 1,3 3,3 4,3 3,1">
          <text:p/>
        </draw:polygon>
        <draw:polygon draw:style-name="gr18" draw:text-style-name="P4" draw:layer="layout" svg:width="0.004cm" svg:height="0.003cm" svg:x="8.752cm" svg:y="13.267cm" svg:viewBox="0 0 5 4" draw:points="3,0 2,0 0,3 0,4 3,3 5,3 3,1">
          <text:p/>
        </draw:polygon>
        <draw:polygon draw:style-name="gr18" draw:text-style-name="P4" draw:layer="layout" svg:width="0.004cm" svg:height="0.002cm" svg:x="8.752cm" svg:y="16.481cm" svg:viewBox="0 0 5 3" draw:points="3,0 2,0 0,1 0,3 3,3 5,3 3,1">
          <text:p/>
        </draw:polygon>
        <draw:polygon draw:style-name="gr18" draw:text-style-name="P4" draw:layer="layout" svg:width="0.004cm" svg:height="0.002cm" svg:x="8.522cm" svg:y="13.952cm" svg:viewBox="0 0 5 3" draw:points="3,0 2,0 0,2 2,3 3,3 5,3 3,2">
          <text:p/>
        </draw:polygon>
        <draw:polygon draw:style-name="gr18" draw:text-style-name="P4" draw:layer="layout" svg:width="0.004cm" svg:height="0.003cm" svg:x="8.522cm" svg:y="17.165cm" svg:viewBox="0 0 5 4" draw:points="3,0 2,0 0,3 2,4 3,4 5,4 3,1">
          <text:p/>
        </draw:polygon>
        <draw:polygon draw:style-name="gr18" draw:text-style-name="P4" draw:layer="layout" svg:width="0.003cm" svg:height="0.002cm" svg:x="9.965cm" svg:y="12.894cm" svg:viewBox="0 0 4 3" draw:points="3,0 1,0 0,2 0,3 3,3 4,3">
          <text:p/>
        </draw:polygon>
        <draw:path draw:style-name="gr18" draw:text-style-name="P4" draw:layer="layout" svg:width="0.003cm" svg:height="0.003cm" svg:x="9.965cm" svg:y="16.107cm" svg:viewBox="0 0 4 4" svg:d="M3 0h-2l-1 3v1l3-1c0 1 1 1 1 1l-1-3z">
          <text:p/>
        </draw:path>
        <draw:path draw:style-name="gr18" draw:text-style-name="P4" draw:layer="layout" svg:width="0.003cm" svg:height="0.004cm" svg:x="9.027cm" svg:y="13.266cm" svg:viewBox="0 0 4 5" svg:d="M3 0h-2l-1 3 1 2 2-2c0 2 1 2 1 2v-3z">
          <text:p/>
        </draw:path>
        <draw:polygon draw:style-name="gr18" draw:text-style-name="P4" draw:layer="layout" svg:width="0.003cm" svg:height="0.002cm" svg:x="9.027cm" svg:y="16.48cm" svg:viewBox="0 0 4 3" draw:points="3,0 1,0 0,2 1,3 3,3 4,3 4,2">
          <text:p/>
        </draw:polygon>
        <draw:path draw:style-name="gr18" draw:text-style-name="P4" draw:layer="layout" svg:width="0.003cm" svg:height="0.003cm" svg:x="9.135cm" svg:y="13.535cm" svg:viewBox="0 0 4 4" svg:d="M3 0h-2l-1 3 1 1c0 0 2-1 2 0h1l-1-3z">
          <text:p/>
        </draw:path>
        <draw:polygon draw:style-name="gr18" draw:text-style-name="P4" draw:layer="layout" svg:width="0.003cm" svg:height="0.002cm" svg:x="9.135cm" svg:y="16.749cm" svg:viewBox="0 0 4 3" draw:points="3,0 1,0 0,1 1,3 3,3 4,3 3,1">
          <text:p/>
        </draw:polygon>
        <draw:polygon draw:style-name="gr18" draw:text-style-name="P4" draw:layer="layout" svg:width="0.003cm" svg:height="0.002cm" svg:x="9.441cm" svg:y="13.067cm" svg:viewBox="0 0 4 3" draw:points="0,0 0,1 1,3 3,3 3,1 4,0 1,0">
          <text:p/>
        </draw:polygon>
        <draw:polygon draw:style-name="gr18" draw:text-style-name="P4" draw:layer="layout" svg:width="0.003cm" svg:height="0.002cm" svg:x="9.441cm" svg:y="16.281cm" svg:viewBox="0 0 4 3" draw:points="0,0 1,3 3,3 3,1 4,0 1,0">
          <text:p/>
        </draw:polygon>
        <draw:polygon draw:style-name="gr18" draw:text-style-name="P4" draw:layer="layout" svg:width="0.003cm" svg:height="0.002cm" svg:x="9.495cm" svg:y="13.423cm" svg:viewBox="0 0 4 3" draw:points="0,0 0,1 1,3 3,3 3,1 4,0 1,0">
          <text:p/>
        </draw:polygon>
        <draw:polygon draw:style-name="gr18" draw:text-style-name="P4" draw:layer="layout" svg:width="0.003cm" svg:height="0.004cm" svg:x="9.495cm" svg:y="16.636cm" svg:viewBox="0 0 4 5" draw:points="0,2 1,5 3,5 3,3 4,2 1,0">
          <text:p/>
        </draw:polygon>
        <draw:polygon draw:style-name="gr18" draw:text-style-name="P4" draw:layer="layout" svg:width="0.003cm" svg:height="0.002cm" svg:x="8.503cm" svg:y="13.44cm" svg:viewBox="0 0 4 3" draw:points="1,0 0,0 1,3 3,3 4,2 4,0 3,0">
          <text:p/>
        </draw:polygon>
        <draw:polygon draw:style-name="gr18" draw:text-style-name="P4" draw:layer="layout" svg:width="0.003cm" svg:height="0.003cm" svg:x="8.503cm" svg:y="16.653cm" svg:viewBox="0 0 4 4" draw:points="1,0 0,1 1,3 3,4 4,1 3,0">
          <text:p/>
        </draw:polygon>
        <draw:path draw:style-name="gr18" draw:text-style-name="P4" draw:layer="layout" svg:width="0.003cm" svg:height="0.004cm" svg:x="8.273cm" svg:y="14.124cm" svg:viewBox="0 0 4 5" svg:d="M1 0l-1 2 1 3h3v-3c0 1 0 0 0 0l-1-2z">
          <text:p/>
        </draw:path>
        <draw:polygon draw:style-name="gr18" draw:text-style-name="P4" draw:layer="layout" svg:width="0.003cm" svg:height="0.002cm" svg:x="8.273cm" svg:y="17.338cm" svg:viewBox="0 0 4 3" draw:points="1,0 0,2 1,3 4,3 4,2 4,0 3,0">
          <text:p/>
        </draw:polygon>
        <draw:polygon draw:style-name="gr18" draw:text-style-name="P4" draw:layer="layout" svg:width="0.003cm" svg:height="0.002cm" svg:x="8.321cm" svg:y="14.187cm" svg:viewBox="0 0 4 3" draw:points="1,0 0,1 1,3 3,3 4,1 4,0 3,0">
          <text:p/>
        </draw:polygon>
        <draw:polygon draw:style-name="gr18" draw:text-style-name="P4" draw:layer="layout" svg:width="0.003cm" svg:height="0.002cm" svg:x="8.321cm" svg:y="17.401cm" svg:viewBox="0 0 4 3" draw:points="1,0 0,1 1,3 3,3 4,1 4,0 3,0">
          <text:p/>
        </draw:polygon>
        <draw:polygon draw:style-name="gr18" draw:text-style-name="P4" draw:layer="layout" svg:width="0.003cm" svg:height="0.004cm" svg:x="8.073cm" svg:y="14.148cm" svg:viewBox="0 0 4 5" draw:points="1,0 0,2 1,5 3,5 4,2 3,0">
          <text:p/>
        </draw:polygon>
        <draw:polygon draw:style-name="gr18" draw:text-style-name="P4" draw:layer="layout" svg:width="0.003cm" svg:height="0.002cm" svg:x="8.073cm" svg:y="17.362cm" svg:viewBox="0 0 4 3" draw:points="1,0 0,2 1,3 3,3 4,2 4,0 3,0">
          <text:p/>
        </draw:polygon>
        <draw:polygon draw:style-name="gr18" draw:text-style-name="P4" draw:layer="layout" svg:width="0.003cm" svg:height="0.002cm" svg:x="9.157cm" svg:y="12.909cm" svg:viewBox="0 0 4 3" draw:points="1,0 0,1 1,3 3,3 4,1 4,0 3,0">
          <text:p/>
        </draw:polygon>
        <draw:polygon draw:style-name="gr18" draw:text-style-name="P4" draw:layer="layout" svg:width="0.003cm" svg:height="0.004cm" svg:x="9.157cm" svg:y="16.122cm" svg:viewBox="0 0 4 5" draw:points="1,2 0,2 1,5 3,5 4,3 4,2 3,0">
          <text:p/>
        </draw:polygon>
        <draw:polygon draw:style-name="gr18" draw:text-style-name="P4" draw:layer="layout" svg:width="0.004cm" svg:height="0.003cm" svg:x="8.22cm" svg:y="13.281cm" svg:viewBox="0 0 5 4" draw:points="0,1 2,4 3,4 3,3 5,1 2,0">
          <text:p/>
        </draw:polygon>
        <draw:polygon draw:style-name="gr18" draw:text-style-name="P4" draw:layer="layout" svg:width="0.004cm" svg:height="0.002cm" svg:x="8.22cm" svg:y="16.495cm" svg:viewBox="0 0 5 3" draw:points="0,0 0,1 2,3 3,3 3,1 5,0 2,0">
          <text:p/>
        </draw:polygon>
        <draw:polygon draw:style-name="gr18" draw:text-style-name="P4" draw:layer="layout" svg:width="0.004cm" svg:height="0.002cm" svg:x="9.062cm" svg:y="12.997cm" svg:viewBox="0 0 5 3" draw:points="0,0 0,1 2,3 3,3 3,1 5,0 2,0">
          <text:p/>
        </draw:polygon>
        <draw:path draw:style-name="gr18" draw:text-style-name="P4" draw:layer="layout" svg:width="0.004cm" svg:height="0.004cm" svg:x="9.062cm" svg:y="16.21cm" svg:viewBox="0 0 5 5" svg:d="M0 0v2l2 3h1v-3c0 1 2 0 2 0l-3-2z">
          <text:p/>
        </draw:path>
        <draw:path draw:style-name="gr18" draw:text-style-name="P4" draw:layer="layout" svg:width="0.003cm" svg:height="0.002cm" svg:x="9.525cm" svg:y="12.893cm" svg:viewBox="0 0 4 3" svg:d="M0 0v1l1 2h2v-2c1 0 1-1 1-1h-1z">
          <text:p/>
        </draw:path>
        <draw:path draw:style-name="gr18" draw:text-style-name="P4" draw:layer="layout" svg:width="0.003cm" svg:height="0.004cm" svg:x="9.525cm" svg:y="16.106cm" svg:viewBox="0 0 4 5" svg:d="M0 0v2l1 3h2v-3c1 1 1 0 1 0l-1-2z">
          <text:p/>
        </draw:path>
        <draw:path draw:style-name="gr18" draw:text-style-name="P4" draw:layer="layout" svg:width="0.003cm" svg:height="0.003cm" svg:x="8.587cm" svg:y="13.265cm" svg:viewBox="0 0 4 4" svg:d="M1 0l-1 1 1 3h3v-3c0 2 0 0 0 0l-1-1z">
          <text:p/>
        </draw:path>
        <draw:polygon draw:style-name="gr18" draw:text-style-name="P4" draw:layer="layout" svg:width="0.003cm" svg:height="0.002cm" svg:x="8.587cm" svg:y="16.479cm" svg:viewBox="0 0 4 3" draw:points="1,0 0,1 1,3 4,3 4,1 4,0 3,0">
          <text:p/>
        </draw:polygon>
        <draw:polygon draw:style-name="gr18" draw:text-style-name="P4" draw:layer="layout" svg:width="0.004cm" svg:height="0.002cm" svg:x="8.358cm" svg:y="13.95cm" svg:viewBox="0 0 5 3" draw:points="0,0 0,2 2,3 3,3 3,2 5,0 2,0">
          <text:p/>
        </draw:polygon>
        <draw:polygon draw:style-name="gr18" draw:text-style-name="P4" draw:layer="layout" svg:width="0.004cm" svg:height="0.002cm" svg:x="8.358cm" svg:y="17.164cm" svg:viewBox="0 0 5 3" draw:points="0,0 2,3 3,3 3,2 5,0 2,0">
          <text:p/>
        </draw:polygon>
        <draw:polygon draw:style-name="gr18" draw:text-style-name="P4" draw:layer="layout" svg:width="0.003cm" svg:height="0.002cm" svg:x="8.109cm" svg:y="14.231cm" svg:viewBox="0 0 4 3" draw:points="1,0 0,1 1,3 4,3 4,1 4,0 3,0">
          <text:p/>
        </draw:polygon>
        <draw:polygon draw:style-name="gr18" draw:text-style-name="P4" draw:layer="layout" svg:width="0.003cm" svg:height="0.002cm" svg:x="8.109cm" svg:y="17.445cm" svg:viewBox="0 0 4 3" draw:points="1,0 0,1 1,3 4,3 4,1 4,0 3,0">
          <text:p/>
        </draw:polygon>
        <draw:polygon draw:style-name="gr18" draw:text-style-name="P4" draw:layer="layout" svg:width="0.003cm" svg:height="0.002cm" svg:x="8.059cm" svg:y="13.645cm" svg:viewBox="0 0 4 3" draw:points="0,0 0,1 1,3 3,3 3,1 4,0 1,0">
          <text:p/>
        </draw:polygon>
        <draw:polygon draw:style-name="gr18" draw:text-style-name="P4" draw:layer="layout" svg:width="0.003cm" svg:height="0.002cm" svg:x="8.059cm" svg:y="16.859cm" svg:viewBox="0 0 4 3" draw:points="0,0 0,1 1,3 3,3 3,1 4,0 1,0">
          <text:p/>
        </draw:polygon>
        <draw:polygon draw:style-name="gr18" draw:text-style-name="P4" draw:layer="layout" svg:width="0.005cm" svg:height="0.005cm" svg:x="11.768cm" svg:y="13.072cm" svg:viewBox="0 0 6 6" draw:points="5,0 3,0 0,1 0,5 3,6 5,4 6,3">
          <text:p/>
        </draw:polygon>
        <draw:polygon draw:style-name="gr18" draw:text-style-name="P4" draw:layer="layout" svg:width="0.005cm" svg:height="0.006cm" svg:x="11.768cm" svg:y="16.285cm" svg:viewBox="0 0 6 7" draw:points="5,0 3,2 0,3 0,5 3,7 5,5 6,3">
          <text:p/>
        </draw:polygon>
        <draw:polygon draw:style-name="gr18" draw:text-style-name="P4" draw:layer="layout" svg:width="0.004cm" svg:height="0.005cm" svg:x="14.281cm" svg:y="14.034cm" svg:viewBox="0 0 5 6" draw:points="4,0 2,1 0,2 0,5 3,6 5,3 5,2">
          <text:p/>
        </draw:polygon>
        <draw:polygon draw:style-name="gr18" draw:text-style-name="P4" draw:layer="layout" svg:width="0.004cm" svg:height="0.005cm" svg:x="14.281cm" svg:y="17.248cm" svg:viewBox="0 0 5 6" draw:points="4,0 2,0 0,1 0,4 3,6 5,3 5,1">
          <text:p/>
        </draw:polygon>
        <draw:polygon draw:style-name="gr18" draw:text-style-name="P4" draw:layer="layout" svg:width="0.004cm" svg:height="0.006cm" svg:x="10.883cm" svg:y="12.933cm" svg:viewBox="0 0 5 7" draw:points="4,0 2,0 0,2 0,5 2,7 5,4 5,2">
          <text:p/>
        </draw:polygon>
        <draw:polygon draw:style-name="gr18" draw:text-style-name="P4" draw:layer="layout" svg:width="0.006cm" svg:height="0.005cm" svg:x="10.465cm" svg:y="16.294cm" svg:viewBox="0 0 7 6" draw:points="4,0 3,0 0,1 0,5 3,6 5,3 7,1">
          <text:p/>
        </draw:polygon>
        <draw:polygon draw:style-name="gr18" draw:text-style-name="P4" draw:layer="layout" svg:width="0.005cm" svg:height="0.005cm" svg:x="10.855cm" svg:y="12.791cm" svg:viewBox="0 0 6 6" draw:points="4,0 2,0 0,1 0,5 2,6 5,5 6,2">
          <text:p/>
        </draw:polygon>
        <draw:polygon draw:style-name="gr18" draw:text-style-name="P4" draw:layer="layout" svg:width="0.005cm" svg:height="0.004cm" svg:x="10.855cm" svg:y="16.005cm" svg:viewBox="0 0 6 5" draw:points="4,0 2,0 0,2 0,5 2,5 5,4 6,2">
          <text:p/>
        </draw:polygon>
        <draw:polygon draw:style-name="gr18" draw:text-style-name="P4" draw:layer="layout" svg:width="0.005cm" svg:height="0.006cm" svg:x="10.956cm" svg:y="12.697cm" svg:viewBox="0 0 6 7" draw:points="5,0 3,2 0,2 0,5 3,7 5,5 6,3">
          <text:p/>
        </draw:polygon>
        <draw:polygon draw:style-name="gr18" draw:text-style-name="P4" draw:layer="layout" svg:width="0.005cm" svg:height="0.005cm" svg:x="10.956cm" svg:y="15.911cm" svg:viewBox="0 0 6 6" draw:points="5,0 3,0 0,1 0,5 3,6 5,5 6,2">
          <text:p/>
        </draw:polygon>
        <draw:polygon draw:style-name="gr18" draw:text-style-name="P4" draw:layer="layout" svg:width="0.005cm" svg:height="0.006cm" svg:x="9.176cm" svg:y="13.205cm" svg:viewBox="0 0 6 7" draw:points="5,0 3,2 0,2 1,5 3,7 5,5 6,3">
          <text:p/>
        </draw:polygon>
        <draw:polygon draw:style-name="gr18" draw:text-style-name="P4" draw:layer="layout" svg:width="0.005cm" svg:height="0.005cm" svg:x="9.176cm" svg:y="16.419cm" svg:viewBox="0 0 6 6" draw:points="5,0 3,0 0,1 1,5 3,6 5,4 6,2">
          <text:p/>
        </draw:polygon>
        <draw:polygon draw:style-name="gr18" draw:text-style-name="P4" draw:layer="layout" svg:width="0.005cm" svg:height="0.005cm" svg:x="8.239cm" svg:y="13.578cm" svg:viewBox="0 0 6 6" draw:points="4,0 2,0 0,1 0,5 2,6 5,3 6,2">
          <text:p/>
        </draw:polygon>
        <draw:polygon draw:style-name="gr18" draw:text-style-name="P4" draw:layer="layout" svg:width="0.005cm" svg:height="0.004cm" svg:x="8.239cm" svg:y="16.792cm" svg:viewBox="0 0 6 5" draw:points="4,0 2,0 0,1 0,4 2,5 5,4 6,1">
          <text:p/>
        </draw:polygon>
        <draw:path draw:style-name="gr18" draw:text-style-name="P4" draw:layer="layout" svg:width="0.007cm" svg:height="0.009cm" svg:x="11.607cm" svg:y="13.076cm" svg:viewBox="0 0 8 10" svg:d="M7 2l-2-2-5 4v5h5c0 1 3 1 3 1v-5z">
          <text:p/>
        </draw:path>
        <draw:polygon draw:style-name="gr18" draw:text-style-name="P4" draw:layer="layout" svg:width="0.007cm" svg:height="0.009cm" svg:x="11.607cm" svg:y="16.29cm" svg:viewBox="0 0 8 10" draw:points="7,1 5,0 0,5 0,8 5,9 8,10 8,5">
          <text:p/>
        </draw:polygon>
        <draw:path draw:style-name="gr18" draw:text-style-name="P4" draw:layer="layout" svg:width="0.008cm" svg:height="0.008cm" svg:x="14.466cm" svg:y="14.014cm" svg:viewBox="0 0 9 9" svg:d="M6 1l-3-1-3 5 2 4c0 0 4 0 3 0h4v-5z">
          <text:p/>
        </draw:path>
        <draw:path draw:style-name="gr18" draw:text-style-name="P4" draw:layer="layout" svg:width="0.008cm" svg:height="0.008cm" svg:x="14.466cm" svg:y="17.228cm" svg:viewBox="0 0 9 9" svg:d="M6 1l-3-1-3 5 2 4c0 0 4-2 3 0h4v-6z">
          <text:p/>
        </draw:path>
        <draw:path draw:style-name="gr18" draw:text-style-name="P4" draw:layer="layout" svg:width="0.008cm" svg:height="0.008cm" svg:x="11.265cm" svg:y="12.877cm" svg:viewBox="0 0 9 9" svg:d="M7 1l-2-1-5 3 1 5h5c0 1 2 1 2 1l1-5z">
          <text:p/>
        </draw:path>
        <draw:polygon draw:style-name="gr18" draw:text-style-name="P4" draw:layer="layout" svg:width="0.008cm" svg:height="0.009cm" svg:x="11.265cm" svg:y="16.09cm" svg:viewBox="0 0 9 10" draw:points="7,1 5,0 0,5 1,9 6,9 8,10 9,5">
          <text:p/>
        </draw:polygon>
        <draw:polygon draw:style-name="gr18" draw:text-style-name="P4" draw:layer="layout" svg:width="0cm" svg:height="0cm" svg:x="11.212cm" svg:y="13.322cm" svg:viewBox="0 0 1 1" draw:points="1,0 0,0 0,1 1,1">
          <text:p/>
        </draw:polygon>
        <draw:polygon draw:style-name="gr18" draw:text-style-name="P4" draw:layer="layout" svg:width="0cm" svg:height="0cm" svg:x="11.212cm" svg:y="16.536cm" svg:viewBox="0 0 1 1" draw:points="1,0 0,0 0,1 1,1">
          <text:p/>
        </draw:polygon>
        <draw:polygon draw:style-name="gr18" draw:text-style-name="P4" draw:layer="layout" svg:width="0cm" svg:height="0cm" svg:x="11.407cm" svg:y="13.203cm" svg:viewBox="0 0 1 1" draw:points="0,1 0,0 0,1 1,1">
          <text:p/>
        </draw:polygon>
        <draw:polygon draw:style-name="gr18" draw:text-style-name="P4" draw:layer="layout" svg:width="0cm" svg:height="0cm" svg:x="11.407cm" svg:y="16.417cm" svg:viewBox="0 0 1 1" draw:points="0,0 0,1 1,1 1,0">
          <text:p/>
        </draw:polygon>
        <draw:path draw:style-name="gr18" draw:text-style-name="P4" draw:layer="layout" svg:width="0cm" svg:height="0cm" svg:x="9.262cm" svg:y="13.295cm" svg:viewBox="0 0 1 1" svg:d="M1 0h-1v1h1c-1 0 0 0 0 0z">
          <text:p/>
        </draw:path>
        <draw:polygon draw:style-name="gr18" draw:text-style-name="P4" draw:layer="layout" svg:width="0cm" svg:height="0cm" svg:x="9.262cm" svg:y="16.509cm" svg:viewBox="0 0 1 0" draw:points="1,0 0,0">
          <text:p/>
        </draw:polygon>
        <draw:polygon draw:style-name="gr18" draw:text-style-name="P4" draw:layer="layout" svg:width="0cm" svg:height="0cm" svg:x="9.367cm" svg:y="13.471cm" svg:viewBox="0 0 0 1" draw:points="0,0 0,1">
          <text:p/>
        </draw:polygon>
        <draw:polygon draw:style-name="gr18" draw:text-style-name="P4" draw:layer="layout" svg:width="0cm" svg:height="0cm" svg:x="9.367cm" svg:y="16.685cm" svg:viewBox="0 0 0 1" draw:points="0,0 0,1">
          <text:p/>
        </draw:polygon>
        <draw:polygon draw:style-name="gr18" draw:text-style-name="P4" draw:layer="layout" svg:width="0cm" svg:height="0cm" svg:x="9.316cm" svg:y="13.651cm" svg:viewBox="0 0 1 1" draw:points="0,0 0,1 1,1 1,0">
          <text:p/>
        </draw:polygon>
        <draw:polygon draw:style-name="gr18" draw:text-style-name="P4" draw:layer="layout" svg:width="0cm" svg:height="0cm" svg:x="9.316cm" svg:y="16.864cm" svg:viewBox="0 0 1 1" draw:points="0,0 0,1 1,1">
          <text:p/>
        </draw:polygon>
        <draw:polygon draw:style-name="gr18" draw:text-style-name="P4" draw:layer="layout" svg:width="0cm" svg:height="0cm" svg:x="9.241cm" svg:y="13.376cm" svg:viewBox="0 0 1 1" draw:points="1,0 0,0 1,0 1,1">
          <text:p/>
        </draw:polygon>
        <draw:polygon draw:style-name="gr18" draw:text-style-name="P4" draw:layer="layout" svg:width="0cm" svg:height="0cm" svg:x="9.241cm" svg:y="16.589cm" svg:viewBox="0 0 1 1" draw:points="1,0 0,1 1,1">
          <text:p/>
        </draw:polygon>
        <draw:polygon draw:style-name="gr18" draw:text-style-name="P4" draw:layer="layout" svg:width="0cm" svg:height="0cm" svg:x="9.295cm" svg:y="13.731cm" svg:viewBox="0 0 1 1" draw:points="1,1 0,0 0,1">
          <text:p/>
        </draw:polygon>
        <draw:polygon draw:style-name="gr18" draw:text-style-name="P4" draw:layer="layout" svg:width="0cm" svg:height="0cm" svg:x="9.295cm" svg:y="16.945cm" svg:viewBox="0 0 1 1" draw:points="1,0 0,0 0,1 1,1">
          <text:p/>
        </draw:polygon>
        <draw:polygon draw:style-name="gr18" draw:text-style-name="P4" draw:layer="layout" svg:width="0cm" svg:height="0cm" svg:x="8.325cm" svg:y="13.668cm" svg:viewBox="0 0 0 0" draw:points="0,0">
          <text:p/>
        </draw:polygon>
        <draw:polygon draw:style-name="gr18" draw:text-style-name="P4" draw:layer="layout" svg:width="0cm" svg:height="0cm" svg:x="8.325cm" svg:y="16.881cm" svg:viewBox="0 0 0 1" draw:points="0,0 0,1">
          <text:p/>
        </draw:polygon>
        <draw:polygon draw:style-name="gr18" draw:text-style-name="P4" draw:layer="layout" svg:width="0cm" svg:height="0cm" svg:x="8.094cm" svg:y="13.455cm" svg:viewBox="0 0 1 1" draw:points="1,0 0,1 1,1">
          <text:p/>
        </draw:polygon>
        <draw:polygon draw:style-name="gr18" draw:text-style-name="P4" draw:layer="layout" svg:width="0cm" svg:height="0cm" svg:x="8.094cm" svg:y="16.669cm" svg:viewBox="0 0 1 1" draw:points="1,0 0,0 0,1 1,1">
          <text:p/>
        </draw:polygon>
        <draw:polygon draw:style-name="gr18" draw:text-style-name="P4" draw:layer="layout" svg:width="0cm" svg:height="0cm" svg:x="11.283cm" svg:y="13.223cm" svg:viewBox="0 0 1 1" draw:points="1,1 1,0 0,1">
          <text:p/>
        </draw:polygon>
        <draw:polygon draw:style-name="gr18" draw:text-style-name="P4" draw:layer="layout" svg:width="0cm" svg:height="0cm" svg:x="11.283cm" svg:y="16.437cm" svg:viewBox="0 0 1 1" draw:points="1,0 0,0 0,1 1,1">
          <text:p/>
        </draw:polygon>
        <draw:path draw:style-name="gr18" draw:text-style-name="P4" draw:layer="layout" svg:width="0.004cm" svg:height="0.006cm" svg:x="11.129cm" svg:y="12.981cm" svg:viewBox="0 0 5 7" svg:d="M5 2l-3-2-2 3 1 2c0 0 3 0 3 2h1v-3z">
          <text:p/>
        </draw:path>
        <draw:path draw:style-name="gr18" draw:text-style-name="P4" draw:layer="layout" svg:width="0.004cm" svg:height="0.006cm" svg:x="10.557cm" svg:y="16.325cm" svg:viewBox="0 0 5 7" svg:d="M4 0h-1l-3 3v2h4c-1 0 1 2 1 2v-4z">
          <text:p/>
        </draw:path>
        <draw:path draw:style-name="gr18" draw:text-style-name="P4" draw:layer="layout" svg:width="0.004cm" svg:height="0.004cm" svg:x="9.654cm" svg:y="13.161cm" svg:viewBox="0 0 5 5" svg:d="M4 0h-1l-3 3v2c0 0 4 0 3 0h2v-2z">
          <text:p/>
        </draw:path>
        <draw:path draw:style-name="gr18" draw:text-style-name="P4" draw:layer="layout" svg:width="0.004cm" svg:height="0.005cm" svg:x="9.654cm" svg:y="16.374cm" svg:viewBox="0 0 5 6" svg:d="M4 1l-1-1-3 2v3c0 0 4 0 3 0 0 1 2 1 2 1v-4z">
          <text:p/>
        </draw:path>
        <draw:polygon draw:style-name="gr18" draw:text-style-name="P4" draw:layer="layout" svg:width="0.005cm" svg:height="0.005cm" svg:x="12.13cm" svg:y="12.8cm" svg:viewBox="0 0 6 6" draw:points="6,1 3,0 0,3 2,5 4,5 6,6 6,3">
          <text:p/>
        </draw:polygon>
        <draw:polygon draw:style-name="gr18" draw:text-style-name="P4" draw:layer="layout" svg:width="0.005cm" svg:height="0.004cm" svg:x="12.13cm" svg:y="16.014cm" svg:viewBox="0 0 6 5" draw:points="6,0 3,0 0,2 2,5 4,5 6,5 6,2">
          <text:p/>
        </draw:polygon>
        <draw:polygon draw:style-name="gr18" draw:text-style-name="P4" draw:layer="layout" svg:width="0.004cm" svg:height="0.004cm" svg:x="12.021cm" svg:y="12.899cm" svg:viewBox="0 0 5 5" draw:points="5,0 3,0 0,2 1,5 4,5 5,5 5,2">
          <text:p/>
        </draw:polygon>
        <draw:path draw:style-name="gr18" draw:text-style-name="P4" draw:layer="layout" svg:width="0.004cm" svg:height="0.005cm" svg:x="12.021cm" svg:y="16.112cm" svg:viewBox="0 0 5 6" svg:d="M5 1l-2-1-3 3 1 2c0 0 3 0 3 1h1v-2z">
          <text:p/>
        </draw:path>
        <draw:polygon draw:style-name="gr18" draw:text-style-name="P4" draw:layer="layout" svg:width="0.004cm" svg:height="0.004cm" svg:x="15.663cm" svg:y="13.804cm" svg:viewBox="0 0 5 5" draw:points="4,0 2,0 0,4 1,5 4,5 5,5 5,3">
          <text:p/>
        </draw:polygon>
        <draw:polygon draw:style-name="gr18" draw:text-style-name="P4" draw:layer="layout" svg:width="0.004cm" svg:height="0.004cm" svg:x="15.663cm" svg:y="17.018cm" svg:viewBox="0 0 5 5" draw:points="4,0 2,0 0,2 1,5 4,5 5,5 5,2">
          <text:p/>
        </draw:polygon>
        <draw:path draw:style-name="gr18" draw:text-style-name="P4" draw:layer="layout" svg:width="0.004cm" svg:height="0.004cm" svg:x="11.151cm" svg:y="12.641cm" svg:viewBox="0 0 5 5" svg:d="M4 0h-1l-3 3v2c0 0 4 0 3 0h2v-2z">
          <text:p/>
        </draw:path>
        <draw:path draw:style-name="gr18" draw:text-style-name="P4" draw:layer="layout" svg:width="0.004cm" svg:height="0.005cm" svg:x="11.151cm" svg:y="15.854cm" svg:viewBox="0 0 5 6" svg:d="M4 1l-1-1-3 2v3c0 0 4 0 3 0 0 1 2 1 2 1v-4z">
          <text:p/>
        </draw:path>
        <draw:path draw:style-name="gr18" draw:text-style-name="P4" draw:layer="layout" svg:width="0.005cm" svg:height="0.005cm" svg:x="11.629cm" svg:y="12.744cm" svg:viewBox="0 0 6 6" svg:d="M6 1l-3-1-3 3 2 2c0 0 2 0 2 1h2v-2z">
          <text:p/>
        </draw:path>
        <draw:polygon draw:style-name="gr18" draw:text-style-name="P4" draw:layer="layout" svg:width="0.005cm" svg:height="0.005cm" svg:x="11.629cm" svg:y="15.958cm" svg:viewBox="0 0 6 6" draw:points="6,1 3,0 0,2 2,5 4,5 6,6 6,2">
          <text:p/>
        </draw:polygon>
        <draw:polygon draw:style-name="gr18" draw:text-style-name="P4" draw:layer="layout" svg:width="0.004cm" svg:height="0.004cm" svg:x="9.612cm" svg:y="13.412cm" svg:viewBox="0 0 5 5" draw:points="5,0 3,0 0,3 1,5 4,5 5,5 5,3">
          <text:p/>
        </draw:polygon>
        <draw:path draw:style-name="gr18" draw:text-style-name="P4" draw:layer="layout" svg:width="0.004cm" svg:height="0.006cm" svg:x="9.612cm" svg:y="16.625cm" svg:viewBox="0 0 5 7" svg:d="M5 2l-2-2-3 4 1 1c0 0 3 0 3 2h1v-3z">
          <text:p/>
        </draw:path>
        <draw:path draw:style-name="gr18" draw:text-style-name="P4" draw:layer="layout" svg:width="0.005cm" svg:height="0.005cm" svg:x="12.088cm" svg:y="13.051cm" svg:viewBox="0 0 6 6" svg:d="M6 1l-3-1-3 2 2 3h2c0 1 2 1 2 1v-4z">
          <text:p/>
        </draw:path>
        <draw:polygon draw:style-name="gr18" draw:text-style-name="P4" draw:layer="layout" svg:width="0.005cm" svg:height="0.004cm" svg:x="12.088cm" svg:y="16.265cm" svg:viewBox="0 0 6 5" draw:points="6,0 3,0 0,3 2,5 4,5 6,5 6,3">
          <text:p/>
        </draw:polygon>
        <draw:path draw:style-name="gr18" draw:text-style-name="P4" draw:layer="layout" svg:width="0.004cm" svg:height="0.004cm" svg:x="15.3cm" svg:y="13.975cm" svg:viewBox="0 0 5 5" svg:d="M4 0h-1l-3 2 1 3c0 0 3-1 3 0h1v-4z">
          <text:p/>
        </draw:path>
        <draw:polygon draw:style-name="gr18" draw:text-style-name="P4" draw:layer="layout" svg:width="0.004cm" svg:height="0.004cm" svg:x="15.3cm" svg:y="17.188cm" svg:viewBox="0 0 5 5" draw:points="4,0 3,0 0,4 1,5 4,5 5,5 5,3">
          <text:p/>
        </draw:polygon>
        <draw:polygon draw:style-name="gr18" draw:text-style-name="P4" draw:layer="layout" svg:width="0.004cm" svg:height="0.005cm" svg:x="11.175cm" svg:y="12.826cm" svg:viewBox="0 0 5 6" draw:points="4,1 3,0 0,2 0,5 3,5 5,6 5,2">
          <text:p/>
        </draw:polygon>
        <draw:polygon draw:style-name="gr18" draw:text-style-name="P4" draw:layer="layout" svg:width="0.004cm" svg:height="0.004cm" svg:x="11.175cm" svg:y="16.04cm" svg:viewBox="0 0 5 5" draw:points="4,0 3,0 0,3 0,5 3,5 5,5 5,3">
          <text:p/>
        </draw:polygon>
        <draw:path draw:style-name="gr18" draw:text-style-name="P4" draw:layer="layout" svg:width="0.005cm" svg:height="0.006cm" svg:x="11.527cm" svg:y="12.917cm" svg:viewBox="0 0 6 7" svg:d="M4 2l-1-2-3 3v2h3c0 2 3 2 3 2v-4z">
          <text:p/>
        </draw:path>
        <draw:polygon draw:style-name="gr18" draw:text-style-name="P4" draw:layer="layout" svg:width="0.005cm" svg:height="0.004cm" svg:x="11.527cm" svg:y="16.131cm" svg:viewBox="0 0 6 5" draw:points="4,0 3,0 0,2 0,5 3,5 6,5 6,2">
          <text:p/>
        </draw:polygon>
        <draw:polygon draw:style-name="gr18" draw:text-style-name="P4" draw:layer="layout" svg:width="0.006cm" svg:height="0.005cm" svg:x="14.769cm" svg:y="14.01cm" svg:viewBox="0 0 7 6" draw:points="4,1 3,0 0,3 2,5 4,5 7,6 5,2">
          <text:p/>
        </draw:polygon>
        <draw:polygon draw:style-name="gr18" draw:text-style-name="P4" draw:layer="layout" svg:width="0.006cm" svg:height="0.004cm" svg:x="14.769cm" svg:y="17.224cm" svg:viewBox="0 0 7 5" draw:points="4,0 3,0 0,3 2,5 4,5 7,5 5,3">
          <text:p/>
        </draw:polygon>
        <draw:path draw:style-name="gr18" draw:text-style-name="P4" draw:layer="layout" svg:width="0.004cm" svg:height="0.005cm" svg:x="11.436cm" svg:y="12.808cm" svg:viewBox="0 0 5 6" svg:d="M4 1l-1-1-3 3v2c0 0 3 0 3 1h1l1-2z">
          <text:p/>
        </draw:path>
        <draw:polygon draw:style-name="gr18" draw:text-style-name="P4" draw:layer="layout" svg:width="0.004cm" svg:height="0.005cm" svg:x="11.436cm" svg:y="16.022cm" svg:viewBox="0 0 5 6" draw:points="4,0 3,0 0,2 0,5 3,5 4,6 5,2">
          <text:p/>
        </draw:polygon>
        <draw:polygon draw:style-name="gr18" draw:text-style-name="P4" draw:layer="layout" svg:width="0.005cm" svg:height="0.005cm" svg:x="11.539cm" svg:y="12.816cm" svg:viewBox="0 0 6 6" draw:points="6,0 3,0 0,3 2,5 4,5 6,6 6,3">
          <text:p/>
        </draw:polygon>
        <draw:polygon draw:style-name="gr18" draw:text-style-name="P4" draw:layer="layout" svg:width="0.005cm" svg:height="0.004cm" svg:x="11.539cm" svg:y="16.03cm" svg:viewBox="0 0 6 5" draw:points="6,0 3,0 0,2 2,3 4,5 6,5 6,2">
          <text:p/>
        </draw:polygon>
        <draw:polygon draw:style-name="gr18" draw:text-style-name="P4" draw:layer="layout" svg:width="0.004cm" svg:height="0.004cm" svg:x="10.064cm" svg:y="13.472cm" svg:viewBox="0 0 5 5" draw:points="4,0 2,0 0,3 0,5 2,5 5,5 5,3">
          <text:p/>
        </draw:polygon>
        <draw:path draw:style-name="gr18" draw:text-style-name="P4" draw:layer="layout" svg:width="0.004cm" svg:height="0.006cm" svg:x="10.064cm" svg:y="16.685cm" svg:viewBox="0 0 5 7" svg:d="M4 2l-2-2-2 3v2h2c0 2 3 2 3 2v-4z">
          <text:p/>
        </draw:path>
        <draw:polygon draw:style-name="gr18" draw:text-style-name="P4" draw:layer="layout" svg:width="0.004cm" svg:height="0.005cm" svg:x="12.54cm" svg:y="13.111cm" svg:viewBox="0 0 5 6" draw:points="4,1 3,0 0,2 0,5 3,5 5,6 5,2">
          <text:p/>
        </draw:polygon>
        <draw:polygon draw:style-name="gr18" draw:text-style-name="P4" draw:layer="layout" svg:width="0.004cm" svg:height="0.004cm" svg:x="12.54cm" svg:y="16.325cm" svg:viewBox="0 0 5 5" draw:points="4,0 3,0 0,3 0,5 3,5 5,5 5,3">
          <text:p/>
        </draw:polygon>
        <draw:path draw:style-name="gr18" draw:text-style-name="P4" draw:layer="layout" svg:width="0.004cm" svg:height="0.004cm" svg:x="14.557cm" svg:y="14.001cm" svg:viewBox="0 0 5 5" svg:d="M4 0h-2l-2 3v2c0 0 4-1 4 0h1v-3z">
          <text:p/>
        </draw:path>
        <draw:polygon draw:style-name="gr18" draw:text-style-name="P4" draw:layer="layout" svg:width="0.004cm" svg:height="0.004cm" svg:x="14.557cm" svg:y="17.214cm" svg:viewBox="0 0 5 5" draw:points="4,0 2,0 0,2 0,5 4,5 5,5 5,2">
          <text:p/>
        </draw:polygon>
        <draw:path draw:style-name="gr18" draw:text-style-name="P4" draw:layer="layout" svg:width="0.003cm" svg:height="0.006cm" svg:x="8.717cm" svg:y="13.533cm" svg:viewBox="0 0 4 7" svg:d="M4 2l-2-2-2 3v2h2c0 2 2 2 2 2v-4z">
          <text:p/>
        </draw:path>
        <draw:polygon draw:style-name="gr18" draw:text-style-name="P4" draw:layer="layout" svg:width="0.003cm" svg:height="0.005cm" svg:x="8.717cm" svg:y="16.747cm" svg:viewBox="0 0 4 6" draw:points="4,0 2,0 0,2 0,5 2,5 4,6 4,2">
          <text:p/>
        </draw:polygon>
        <draw:polygon draw:style-name="gr18" draw:text-style-name="P4" draw:layer="layout" svg:width="0.005cm" svg:height="0.005cm" svg:x="8.767cm" svg:y="13.94cm" svg:viewBox="0 0 6 6" draw:points="6,0 3,0 0,3 2,5 4,5 6,6 6,3">
          <text:p/>
        </draw:polygon>
        <draw:path draw:style-name="gr18" draw:text-style-name="P4" draw:layer="layout" svg:width="0.005cm" svg:height="0.004cm" svg:x="8.767cm" svg:y="17.154cm" svg:viewBox="0 0 6 5" svg:d="M6 0h-3l-3 2 2 1c0 0 2 0 2 2h2v-3z">
          <text:p/>
        </draw:path>
        <draw:polygon draw:style-name="gr18" draw:text-style-name="P4" draw:layer="layout" svg:width="0.003cm" svg:height="0.005cm" svg:x="10.17cm" svg:y="13.171cm" svg:viewBox="0 0 4 6" draw:points="4,1 3,0 0,2 0,5 3,5 4,6 4,2">
          <text:p/>
        </draw:polygon>
        <draw:polygon draw:style-name="gr18" draw:text-style-name="P4" draw:layer="layout" svg:width="0.003cm" svg:height="0.004cm" svg:x="10.17cm" svg:y="16.385cm" svg:viewBox="0 0 4 5" draw:points="4,0 3,0 0,3 0,5 3,5 4,5 4,3">
          <text:p/>
        </draw:polygon>
        <draw:path draw:style-name="gr18" draw:text-style-name="P4" draw:layer="layout" svg:width="0.005cm" svg:height="0.005cm" svg:x="12.646cm" svg:y="12.81cm" svg:viewBox="0 0 6 6" svg:d="M4 1l-1-1-3 2v3c0 0 3 0 3 1h3v-3z">
          <text:p/>
        </draw:path>
        <draw:polygon draw:style-name="gr18" draw:text-style-name="P4" draw:layer="layout" svg:width="0.005cm" svg:height="0.005cm" svg:x="12.646cm" svg:y="16.024cm" svg:viewBox="0 0 6 6" draw:points="4,1 3,0 0,3 0,5 3,5 6,6 6,3">
          <text:p/>
        </draw:polygon>
        <draw:polygon draw:style-name="gr18" draw:text-style-name="P4" draw:layer="layout" svg:width="0.005cm" svg:height="0.004cm" svg:x="10.863cm" svg:y="13.15cm" svg:viewBox="0 0 6 5" draw:points="6,2 6,1 2,0 0,1 1,3 1,5 4,3">
          <text:p/>
        </draw:polygon>
        <draw:polygon draw:style-name="gr18" draw:text-style-name="P4" draw:layer="layout" svg:width="0.005cm" svg:height="0.005cm" svg:x="10.863cm" svg:y="16.363cm" svg:viewBox="0 0 6 6" draw:points="6,4 6,1 2,0 0,1 1,4 1,6 4,5">
          <text:p/>
        </draw:polygon>
        <draw:polygon draw:style-name="gr18" draw:text-style-name="P4" draw:layer="layout" svg:width="0.004cm" svg:height="0.006cm" svg:x="9.388cm" svg:y="13.329cm" svg:viewBox="0 0 5 7" draw:points="5,3 5,2 3,0 0,2 1,4 1,7 4,4">
          <text:p/>
        </draw:polygon>
        <draw:polygon draw:style-name="gr18" draw:text-style-name="P4" draw:layer="layout" svg:width="0.004cm" svg:height="0.004cm" svg:x="9.388cm" svg:y="16.543cm" svg:viewBox="0 0 5 5" draw:points="5,2 5,0 3,0 0,1 1,4 1,5 4,4">
          <text:p/>
        </draw:polygon>
        <draw:path draw:style-name="gr18" draw:text-style-name="P4" draw:layer="layout" svg:width="0.004cm" svg:height="0.004cm" svg:x="9.442cm" svg:y="13.685cm" svg:viewBox="0 0 5 5" svg:d="M5 3v-1l-4-2-1 2 1 2c-1 0 0 1 0 1l2-1z">
          <text:p/>
        </draw:path>
        <draw:path draw:style-name="gr18" draw:text-style-name="P4" draw:layer="layout" svg:width="0.004cm" svg:height="0.005cm" svg:x="9.442cm" svg:y="16.898cm" svg:viewBox="0 0 5 6" svg:d="M5 3v-2l-4-1-1 1 1 2c-1 0 0 3 0 3l2-1z">
          <text:p/>
        </draw:path>
        <draw:polygon draw:style-name="gr18" draw:text-style-name="P4" draw:layer="layout" svg:width="0.005cm" svg:height="0.004cm" svg:x="8.45cm" svg:y="13.702cm" svg:viewBox="0 0 6 5" draw:points="6,2 6,0 2,0 0,1 1,3 1,5 5,3">
          <text:p/>
        </draw:polygon>
        <draw:polygon draw:style-name="gr18" draw:text-style-name="P4" draw:layer="layout" svg:width="0.005cm" svg:height="0.005cm" svg:x="8.45cm" svg:y="16.915cm" svg:viewBox="0 0 6 6" draw:points="6,2 6,1 2,0 0,1 1,4 1,6 5,5">
          <text:p/>
        </draw:polygon>
        <draw:polygon draw:style-name="gr18" draw:text-style-name="P4" draw:layer="layout" svg:width="0.004cm" svg:height="0.004cm" svg:x="9.074cm" svg:y="13.105cm" svg:viewBox="0 0 5 5" draw:points="5,0 2,0 0,3 1,5 4,5 5,5 5,3">
          <text:p/>
        </draw:polygon>
        <draw:path draw:style-name="gr18" draw:text-style-name="P4" draw:layer="layout" svg:width="0.004cm" svg:height="0.005cm" svg:x="9.074cm" svg:y="16.318cm" svg:viewBox="0 0 5 6" svg:d="M5 1l-3-1-2 2 1 3h3c0 1 1 1 1 1v-4z">
          <text:p/>
        </draw:path>
        <draw:path draw:style-name="gr18" draw:text-style-name="P4" draw:layer="layout" svg:width="0.004cm" svg:height="0.005cm" svg:x="9.289cm" svg:y="13.026cm" svg:viewBox="0 0 5 6" svg:d="M4 1l-1-1-3 4v2c0 0 4 0 3 0h2v-2z">
          <text:p/>
        </draw:path>
        <draw:path draw:style-name="gr18" draw:text-style-name="P4" draw:layer="layout" svg:width="0.004cm" svg:height="0.005cm" svg:x="9.289cm" svg:y="16.24cm" svg:viewBox="0 0 5 6" svg:d="M4 0h-1l-3 2v3c0 0 4 0 3 0 0 1 2 1 2 1v-4z">
          <text:p/>
        </draw:path>
        <draw:path draw:style-name="gr18" draw:text-style-name="P4" draw:layer="layout" svg:width="0.004cm" svg:height="0.005cm" svg:x="9.343cm" svg:y="13.382cm" svg:viewBox="0 0 5 6" svg:d="M4 2l-2-2-2 3v2c0 0 2 0 2 1h3v-3z">
          <text:p/>
        </draw:path>
        <draw:path draw:style-name="gr18" draw:text-style-name="P4" draw:layer="layout" svg:width="0.004cm" svg:height="0.005cm" svg:x="9.343cm" svg:y="16.596cm" svg:viewBox="0 0 5 6" svg:d="M4 0h-2l-2 3v2h2c0 1 3 1 3 1v-3z">
          <text:p/>
        </draw:path>
        <draw:path draw:style-name="gr18" draw:text-style-name="P4" draw:layer="layout" svg:width="0.005cm" svg:height="0.005cm" svg:x="8.351cm" svg:y="13.399cm" svg:viewBox="0 0 6 6" svg:d="M5 0h-3l-2 2 1 3h3c0 1 2 1 2 1v-4z">
          <text:p/>
        </draw:path>
        <draw:polygon draw:style-name="gr18" draw:text-style-name="P4" draw:layer="layout" svg:width="0.005cm" svg:height="0.007cm" svg:x="8.351cm" svg:y="16.612cm" svg:viewBox="0 0 6 8" draw:points="5,2 2,0 0,4 1,6 4,6 6,8 6,4">
          <text:p/>
        </draw:polygon>
        <draw:polygon draw:style-name="gr18" draw:text-style-name="P4" draw:layer="layout" svg:width="0.006cm" svg:height="0.005cm" svg:x="8.121cm" svg:y="14.084cm" svg:viewBox="0 0 7 6" draw:points="5,0 4,0 0,2 2,5 4,5 7,6 7,2">
          <text:p/>
        </draw:polygon>
        <draw:polygon draw:style-name="gr18" draw:text-style-name="P4" draw:layer="layout" svg:width="0.006cm" svg:height="0.005cm" svg:x="8.121cm" svg:y="17.297cm" svg:viewBox="0 0 7 6" draw:points="5,2 4,0 0,3 2,6 4,6 7,6 7,4">
          <text:p/>
        </draw:polygon>
        <draw:polygon draw:style-name="gr18" draw:text-style-name="P4" draw:layer="layout" svg:width="0.002cm" svg:height="0.002cm" svg:x="9.976cm" svg:y="13.012cm" svg:viewBox="0 0 3 3" draw:points="3,0 2,0 0,2 0,3 2,3 3,3 3,2">
          <text:p/>
        </draw:polygon>
        <draw:polygon draw:style-name="gr18" draw:text-style-name="P4" draw:layer="layout" svg:width="0.002cm" svg:height="0.003cm" svg:x="9.976cm" svg:y="16.225cm" svg:viewBox="0 0 3 4" draw:points="3,1 2,0 0,1 0,4 2,4 3,4 3,3">
          <text:p/>
        </draw:polygon>
        <draw:path draw:style-name="gr18" draw:text-style-name="P4" draw:layer="layout" svg:width="0.002cm" svg:height="0.003cm" svg:x="12.452cm" svg:y="12.651cm" svg:viewBox="0 0 3 4" svg:d="M3 0h-1l-2 1v2c0 0 2 0 2 1h1v-3z">
          <text:p/>
        </draw:path>
        <draw:polygon draw:style-name="gr18" draw:text-style-name="P4" draw:layer="layout" svg:width="0.002cm" svg:height="0.002cm" svg:x="12.452cm" svg:y="15.865cm" svg:viewBox="0 0 3 3" draw:points="3,0 2,0 0,1 0,3 2,3 3,3 3,1">
          <text:p/>
        </draw:polygon>
        <draw:polygon draw:style-name="gr18" draw:text-style-name="P4" draw:layer="layout" svg:width="0.004cm" svg:height="0.003cm" svg:x="12.664cm" svg:y="12.413cm" svg:viewBox="0 0 5 4" draw:points="3,1 3,0 0,1 2,4 3,4 5,4 5,1">
          <text:p/>
        </draw:polygon>
        <draw:polygon draw:style-name="gr18" draw:text-style-name="P4" draw:layer="layout" svg:width="0.004cm" svg:height="0.003cm" svg:x="12.664cm" svg:y="15.627cm" svg:viewBox="0 0 5 4" draw:points="3,0 0,1 2,3 3,3 5,4 5,1">
          <text:p/>
        </draw:polygon>
        <draw:polygon draw:style-name="gr18" draw:text-style-name="P4" draw:layer="layout" svg:width="0.002cm" svg:height="0.004cm" svg:x="12.414cm" svg:y="12.504cm" svg:viewBox="0 0 3 5" draw:points="3,2 2,0 0,3 0,5 2,5 3,5 3,3">
          <text:p/>
        </draw:polygon>
        <draw:polygon draw:style-name="gr18" draw:text-style-name="P4" draw:layer="layout" svg:width="0.002cm" svg:height="0.004cm" svg:x="12.414cm" svg:y="15.718cm" svg:viewBox="0 0 3 5" draw:points="3,0 2,0 0,2 0,3 2,3 3,5 3,2">
          <text:p/>
        </draw:polygon>
        <draw:polygon draw:style-name="gr18" draw:text-style-name="P4" draw:layer="layout" svg:width="0.002cm" svg:height="0.004cm" svg:x="9.038cm" svg:y="13.384cm" svg:viewBox="0 0 3 5" draw:points="3,2 2,0 0,2 0,5 3,5 3,3">
          <text:p/>
        </draw:polygon>
        <draw:polygon draw:style-name="gr18" draw:text-style-name="P4" draw:layer="layout" svg:width="0.002cm" svg:height="0.004cm" svg:x="9.038cm" svg:y="16.598cm" svg:viewBox="0 0 3 5" draw:points="3,0 2,0 0,2 0,3 3,3 3,5 3,2">
          <text:p/>
        </draw:polygon>
        <draw:polygon draw:style-name="gr18" draw:text-style-name="P4" draw:layer="layout" svg:width="0.002cm" svg:height="0.004cm" svg:x="9.122cm" svg:y="13.686cm" svg:viewBox="0 0 3 5" draw:points="3,2 2,0 0,2 0,5 2,5 3,5 3,3">
          <text:p/>
        </draw:polygon>
        <draw:polygon draw:style-name="gr18" draw:text-style-name="P4" draw:layer="layout" svg:width="0.002cm" svg:height="0.004cm" svg:x="9.122cm" svg:y="16.9cm" svg:viewBox="0 0 3 5" draw:points="3,0 2,0 0,2 0,3 2,3 3,5 3,2">
          <text:p/>
        </draw:polygon>
        <draw:polygon draw:style-name="gr18" draw:text-style-name="P4" draw:layer="layout" svg:width="0.002cm" svg:height="0.003cm" svg:x="8.877cm" svg:y="13.943cm" svg:viewBox="0 0 3 4" draw:points="3,1 1,0 0,3 0,4 1,4 3,4 3,3">
          <text:p/>
        </draw:polygon>
        <draw:path draw:style-name="gr18" draw:text-style-name="P4" draw:layer="layout" svg:width="0.002cm" svg:height="0.003cm" svg:x="8.877cm" svg:y="17.157cm" svg:viewBox="0 0 3 4" svg:d="M3 0h-2l-1 1v2h1c0 1 2 1 2 1v-3z">
          <text:p/>
        </draw:path>
        <draw:path draw:style-name="gr18" draw:text-style-name="P4" draw:layer="layout" svg:width="0.002cm" svg:height="0.003cm" svg:x="8.901cm" svg:y="13.169cm" svg:viewBox="0 0 3 4" svg:d="M3 0h-2l-1 1v2h1c0 1 2 1 2 1v-3z">
          <text:p/>
        </draw:path>
        <draw:polygon draw:style-name="gr18" draw:text-style-name="P4" draw:layer="layout" svg:width="0.002cm" svg:height="0.002cm" svg:x="8.901cm" svg:y="16.383cm" svg:viewBox="0 0 3 3" draw:points="3,0 1,0 0,1 0,3 1,3 3,3 3,1">
          <text:p/>
        </draw:polygon>
        <draw:polygon draw:style-name="gr18" draw:text-style-name="P4" draw:layer="layout" svg:width="0.002cm" svg:height="0.002cm" svg:x="8.856cm" svg:y="12.999cm" svg:viewBox="0 0 3 3" draw:points="3,0 2,0 0,1 0,3 2,3 3,3 3,1">
          <text:p/>
        </draw:polygon>
        <draw:polygon draw:style-name="gr18" draw:text-style-name="P4" draw:layer="layout" svg:width="0.002cm" svg:height="0.004cm" svg:x="8.856cm" svg:y="16.212cm" svg:viewBox="0 0 3 5" draw:points="3,0 2,0 0,2 0,3 2,5 3,5 3,2">
          <text:p/>
        </draw:polygon>
        <draw:polygon draw:style-name="gr18" draw:text-style-name="P4" draw:layer="layout" svg:width="0.006cm" svg:height="0.004cm" svg:x="11.05cm" svg:y="13.08cm" svg:viewBox="0 0 7 5" draw:points="7,1 7,0 3,1 2,3 0,3 0,5 1,5 2,5 4,5 6,4">
          <text:p/>
        </draw:polygon>
        <draw:polygon draw:style-name="gr18" draw:text-style-name="P4" draw:layer="layout" svg:width="0.007cm" svg:height="0.004cm" svg:x="11.285cm" svg:y="16.276cm" svg:viewBox="0 0 8 5" draw:points="8,1 7,0 5,1 2,3 1,3 0,5 1,5 2,5 5,5 6,4">
          <text:p/>
        </draw:polygon>
        <draw:polygon draw:style-name="gr18" draw:text-style-name="P4" draw:layer="layout" svg:width="0.006cm" svg:height="0.004cm" svg:x="9.575cm" svg:y="13.26cm" svg:viewBox="0 0 7 5" draw:points="7,0 6,0 3,0 2,1 0,1 0,4 1,5 2,5 3,4 6,3">
          <text:p/>
        </draw:polygon>
        <draw:polygon draw:style-name="gr18" draw:text-style-name="P4" draw:layer="layout" svg:width="0.006cm" svg:height="0.004cm" svg:x="9.575cm" svg:y="16.473cm" svg:viewBox="0 0 7 5" draw:points="7,2 6,0 3,2 2,3 0,3 0,4 1,5 2,5 3,4 6,3">
          <text:p/>
        </draw:polygon>
        <draw:polygon draw:style-name="gr18" draw:text-style-name="P4" draw:layer="layout" svg:width="0.007cm" svg:height="0.004cm" svg:x="8.637cm" svg:y="13.632cm" svg:viewBox="0 0 8 5" draw:points="8,1 7,0 4,1 3,3 1,3 0,5 1,5 3,5 4,4 5,3">
          <text:p/>
        </draw:polygon>
        <draw:polygon draw:style-name="gr18" draw:text-style-name="P4" draw:layer="layout" svg:width="0.007cm" svg:height="0.004cm" svg:x="8.637cm" svg:y="16.846cm" svg:viewBox="0 0 8 5" draw:points="8,1 7,0 4,0 3,1 1,2 0,3 1,5 3,5 4,3 5,2">
          <text:p/>
        </draw:polygon>
        <draw:polygon draw:style-name="gr18" draw:text-style-name="P4" draw:layer="layout" svg:width="0.007cm" svg:height="0.004cm" svg:x="8.688cm" svg:y="14.039cm" svg:viewBox="0 0 8 5" draw:points="8,1 7,0 4,0 2,1 0,2 0,4 1,5 2,5 5,4 6,2">
          <text:p/>
        </draw:polygon>
        <draw:polygon draw:style-name="gr18" draw:text-style-name="P4" draw:layer="layout" svg:width="0.007cm" svg:height="0.004cm" svg:x="8.688cm" svg:y="17.252cm" svg:viewBox="0 0 8 5" draw:points="8,1 7,0 4,1 2,3 0,3 0,5 1,5 2,5 5,5 6,4">
          <text:p/>
        </draw:polygon>
        <draw:polygon draw:style-name="gr18" draw:text-style-name="P4" draw:layer="layout" svg:width="0.006cm" svg:height="0.004cm" svg:x="9.927cm" svg:y="12.946cm" svg:viewBox="0 0 7 5" draw:points="7,1 5,0 3,1 2,2 0,2 0,3 0,5 2,5 3,3 5,2">
          <text:p/>
        </draw:polygon>
        <draw:polygon draw:style-name="gr18" draw:text-style-name="P4" draw:layer="layout" svg:width="0.006cm" svg:height="0.004cm" svg:x="9.927cm" svg:y="16.16cm" svg:viewBox="0 0 7 5" draw:points="7,1 5,0 3,0 2,1 0,3 0,4 0,5 2,5 3,4 5,3">
          <text:p/>
        </draw:polygon>
        <draw:polygon draw:style-name="gr18" draw:text-style-name="P4" draw:layer="layout" svg:width="0.007cm" svg:height="0.004cm" svg:x="8.989cm" svg:y="13.319cm" svg:viewBox="0 0 8 5" draw:points="8,1 7,0 5,0 3,1 1,2 0,4 1,5 3,5 5,4 6,2">
          <text:p/>
        </draw:polygon>
        <draw:polygon draw:style-name="gr18" draw:text-style-name="P4" draw:layer="layout" svg:width="0.007cm" svg:height="0.004cm" svg:x="8.989cm" svg:y="16.532cm" svg:viewBox="0 0 8 5" draw:points="8,1 7,0 5,1 3,3 1,3 0,5 1,5 3,5 5,5 6,4">
          <text:p/>
        </draw:polygon>
        <draw:polygon draw:style-name="gr18" draw:text-style-name="P4" draw:layer="layout" svg:width="0.006cm" svg:height="0.004cm" svg:x="9.097cm" svg:y="13.588cm" svg:viewBox="0 0 7 5" draw:points="7,1 6,0 4,0 3,1 0,3 0,4 1,5 3,5 4,4 6,3">
          <text:p/>
        </draw:polygon>
        <draw:polygon draw:style-name="gr18" draw:text-style-name="P4" draw:layer="layout" svg:width="0.006cm" svg:height="0.006cm" svg:x="9.097cm" svg:y="16.801cm" svg:viewBox="0 0 7 7" draw:points="7,2 6,0 4,2 3,3 0,3 0,5 1,7 3,5 4,5 6,4">
          <text:p/>
        </draw:polygon>
        <draw:polygon draw:style-name="gr18" draw:text-style-name="P4" draw:layer="layout" svg:width="0.007cm" svg:height="0.004cm" svg:x="9.634cm" svg:y="12.999cm" svg:viewBox="0 0 8 5" draw:points="8,1 7,0 4,0 2,1 1,2 0,4 1,5 2,5 4,4 6,2">
          <text:p/>
        </draw:polygon>
        <draw:polygon draw:style-name="gr18" draw:text-style-name="P4" draw:layer="layout" svg:width="0.007cm" svg:height="0.004cm" svg:x="9.634cm" svg:y="16.212cm" svg:viewBox="0 0 8 5" draw:points="8,1 7,0 4,1 2,3 1,3 0,5 1,5 2,5 4,5 6,4">
          <text:p/>
        </draw:polygon>
        <draw:polygon draw:style-name="gr18" draw:text-style-name="P4" draw:layer="layout" svg:width="0.008cm" svg:height="0.004cm" svg:x="12.11cm" svg:y="12.638cm" svg:viewBox="0 0 9 5" draw:points="9,1 7,0 5,1 4,2 2,2 0,3 2,5 4,5 5,3 6,2">
          <text:p/>
        </draw:polygon>
        <draw:polygon draw:style-name="gr18" draw:text-style-name="P4" draw:layer="layout" svg:width="0.008cm" svg:height="0.004cm" svg:x="12.11cm" svg:y="15.852cm" svg:viewBox="0 0 9 5" draw:points="9,1 7,0 5,0 4,1 2,3 0,4 2,5 4,5 5,4 6,3">
          <text:p/>
        </draw:polygon>
        <draw:polygon draw:style-name="gr18" draw:text-style-name="P4" draw:layer="layout" svg:width="0.006cm" svg:height="0.004cm" svg:x="10.008cm" svg:y="13.378cm" svg:viewBox="0 0 7 5" draw:points="7,1 7,0 4,1 2,2 0,2 0,5 1,5 2,5 5,5 6,3">
          <text:p/>
        </draw:polygon>
        <draw:polygon draw:style-name="gr18" draw:text-style-name="P4" draw:layer="layout" svg:width="0.006cm" svg:height="0.004cm" svg:x="10.008cm" svg:y="16.592cm" svg:viewBox="0 0 7 5" draw:points="7,1 7,0 4,0 2,1 0,3 0,4 1,5 2,5 5,4 6,3">
          <text:p/>
        </draw:polygon>
        <draw:polygon draw:style-name="gr18" draw:text-style-name="P4" draw:layer="layout" svg:width="0.007cm" svg:height="0.004cm" svg:x="12.484cm" svg:y="13.018cm" svg:viewBox="0 0 8 5" draw:points="8,1 7,0 3,0 2,1 0,2 0,3 1,5 2,5 4,3 6,2">
          <text:p/>
        </draw:polygon>
        <draw:polygon draw:style-name="gr18" draw:text-style-name="P4" draw:layer="layout" svg:width="0.007cm" svg:height="0.004cm" svg:x="12.484cm" svg:y="16.231cm" svg:viewBox="0 0 8 5" draw:points="8,1 7,0 3,1 2,2 0,2 0,5 1,5 2,5 4,5 6,4">
          <text:p/>
        </draw:polygon>
        <draw:polygon draw:style-name="gr18" draw:text-style-name="P4" draw:layer="layout" svg:width="0.006cm" svg:height="0.005cm" svg:x="16.525cm" svg:y="13.704cm" svg:viewBox="0 0 7 6" draw:points="7,1 6,0 4,1 3,3 1,4 0,6 1,6 4,6 5,5 6,4">
          <text:p/>
        </draw:polygon>
        <draw:polygon draw:style-name="gr18" draw:text-style-name="P4" draw:layer="layout" svg:width="0.006cm" svg:height="0.005cm" svg:x="16.525cm" svg:y="16.918cm" svg:viewBox="0 0 7 6" draw:points="7,1 6,0 4,1 3,2 1,3 0,5 1,6 4,5 5,5 6,2">
          <text:p/>
        </draw:polygon>
        <draw:polygon draw:style-name="gr18" draw:text-style-name="P4" draw:layer="layout" svg:width="0.006cm" svg:height="0.005cm" svg:x="17.548cm" svg:y="13.412cm" svg:viewBox="0 0 7 6" draw:points="7,1 6,0 3,1 2,3 0,4 0,5 1,6 2,5 3,4 6,3">
          <text:p/>
        </draw:polygon>
        <draw:polygon draw:style-name="gr18" draw:text-style-name="P4" draw:layer="layout" svg:width="0.006cm" svg:height="0.006cm" svg:x="17.548cm" svg:y="16.625cm" svg:viewBox="0 0 7 7" draw:points="7,2 6,0 3,2 2,3 0,4 0,7 1,7 2,7 3,5 6,4">
          <text:p/>
        </draw:polygon>
        <draw:polygon draw:style-name="gr18" draw:text-style-name="P4" draw:layer="layout" svg:width="0.006cm" svg:height="0.004cm" svg:x="12.684cm" svg:y="13.301cm" svg:viewBox="0 0 7 5" draw:points="7,2 7,0 4,2 2,3 0,3 0,4 1,5 2,5 4,4 6,3">
          <text:p/>
        </draw:polygon>
        <draw:polygon draw:style-name="gr18" draw:text-style-name="P4" draw:layer="layout" svg:width="0.006cm" svg:height="0.004cm" svg:x="12.684cm" svg:y="16.515cm" svg:viewBox="0 0 7 5" draw:points="7,1 7,0 4,0 2,1 0,2 0,4 1,5 2,5 4,4 6,2">
          <text:p/>
        </draw:polygon>
        <draw:polygon draw:style-name="gr18" draw:text-style-name="P4" draw:layer="layout" svg:width="0.007cm" svg:height="0.004cm" svg:x="10.564cm" svg:y="13.396cm" svg:viewBox="0 0 8 5" draw:points="8,1 7,0 3,1 2,3 0,3 0,5 1,5 2,5 4,5 6,4">
          <text:p/>
        </draw:polygon>
        <draw:polygon draw:style-name="gr18" draw:text-style-name="P4" draw:layer="layout" svg:width="0.007cm" svg:height="0.004cm" svg:x="10.564cm" svg:y="16.61cm" svg:viewBox="0 0 8 5" draw:points="8,1 7,0 3,0 2,1 0,2 0,3 1,5 2,5 4,3 6,2">
          <text:p/>
        </draw:polygon>
        <draw:polygon draw:style-name="gr18" draw:text-style-name="P4" draw:layer="layout" svg:width="0.007cm" svg:height="0.006cm" svg:x="10.923cm" svg:y="13.277cm" svg:viewBox="0 0 8 7" draw:points="8,2 7,0 4,2 3,3 1,3 0,5 1,7 3,5 4,5 5,4">
          <text:p/>
        </draw:polygon>
        <draw:polygon draw:style-name="gr18" draw:text-style-name="P4" draw:layer="layout" svg:width="0.007cm" svg:height="0.004cm" svg:x="10.923cm" svg:y="16.491cm" svg:viewBox="0 0 8 5" draw:points="8,1 7,0 4,0 3,1 1,2 0,4 1,5 3,5 4,4 5,2">
          <text:p/>
        </draw:polygon>
        <draw:polygon draw:style-name="gr18" draw:text-style-name="P4" draw:layer="layout" svg:width="0.007cm" svg:height="0.004cm" svg:x="11.075cm" svg:y="13.627cm" svg:viewBox="0 0 8 5" draw:points="8,1 7,0 5,0 2,1 1,1 0,4 1,5 2,5 5,4 6,2">
          <text:p/>
        </draw:polygon>
        <draw:polygon draw:style-name="gr18" draw:text-style-name="P4" draw:layer="layout" svg:width="0.007cm" svg:height="0.004cm" svg:x="11.075cm" svg:y="16.84cm" svg:viewBox="0 0 8 5" draw:points="8,1 7,0 5,1 2,3 1,3 0,5 1,5 2,5 5,4 6,3">
          <text:p/>
        </draw:polygon>
        <draw:polygon draw:style-name="gr18" draw:text-style-name="P4" draw:layer="layout" svg:width="0.006cm" svg:height="0.004cm" svg:x="8.697cm" svg:y="13.371cm" svg:viewBox="0 0 7 5" draw:points="7,1 5,0 3,1 2,2 0,2 0,5 2,5 3,5 5,4">
          <text:p/>
        </draw:polygon>
        <draw:polygon draw:style-name="gr18" draw:text-style-name="P4" draw:layer="layout" svg:width="0.006cm" svg:height="0.004cm" svg:x="8.697cm" svg:y="16.585cm" svg:viewBox="0 0 7 5" draw:points="7,2 5,0 3,0 2,2 0,3 0,4 0,5 2,5 3,4 5,3">
          <text:p/>
        </draw:polygon>
        <draw:polygon draw:style-name="gr18" draw:text-style-name="P4" draw:layer="layout" svg:width="0.006cm" svg:height="0.004cm" svg:x="8.467cm" svg:y="14.056cm" svg:viewBox="0 0 7 5" draw:points="7,1 6,0 4,0 3,1 0,3 0,4 1,5 3,5 4,4 6,3">
          <text:p/>
        </draw:polygon>
        <draw:polygon draw:style-name="gr18" draw:text-style-name="P4" draw:layer="layout" svg:width="0.006cm" svg:height="0.004cm" svg:x="8.467cm" svg:y="17.27cm" svg:viewBox="0 0 7 5" draw:points="7,1 6,0 4,0 3,1 0,1 0,3 1,5 3,5 4,3 6,2">
          <text:p/>
        </draw:polygon>
        <draw:polygon draw:style-name="gr18" draw:text-style-name="P4" draw:layer="layout" svg:width="0.007cm" svg:height="0.004cm" svg:x="8.069cm" svg:y="13.895cm" svg:viewBox="0 0 8 5" draw:points="8,0 7,0 5,0 2,1 1,1 0,4 1,5 2,4 5,4 6,2">
          <text:p/>
        </draw:polygon>
        <draw:polygon draw:style-name="gr18" draw:text-style-name="P4" draw:layer="layout" svg:width="0.007cm" svg:height="0.004cm" svg:x="8.069cm" svg:y="17.108cm" svg:viewBox="0 0 8 5" draw:points="8,1 7,0 5,1 2,3 1,3 0,4 1,5 2,5 5,4 6,3">
          <text:p/>
        </draw:polygon>
        <draw:polygon draw:style-name="gr18" draw:text-style-name="P4" draw:layer="layout" svg:width="0.007cm" svg:height="0.004cm" svg:x="9.718cm" svg:y="12.824cm" svg:viewBox="0 0 8 5" draw:points="8,1 7,0 4,1 3,3 1,3 0,5 1,5 3,5 4,5 6,4">
          <text:p/>
        </draw:polygon>
        <draw:polygon draw:style-name="gr18" draw:text-style-name="P4" draw:layer="layout" svg:width="0.007cm" svg:height="0.004cm" svg:x="9.718cm" svg:y="16.038cm" svg:viewBox="0 0 8 5" draw:points="8,1 7,0 4,0 3,1 1,2 0,3 1,5 3,5 4,3 6,2">
          <text:p/>
        </draw:polygon>
        <draw:polygon draw:style-name="gr18" draw:text-style-name="P4" draw:layer="layout" svg:width="0.006cm" svg:height="0.004cm" svg:x="8.781cm" svg:y="13.197cm" svg:viewBox="0 0 7 5" draw:points="7,2 5,0 3,0 2,2 0,3 0,4 1,5 2,5 3,4 5,3">
          <text:p/>
        </draw:polygon>
        <draw:polygon draw:style-name="gr18" draw:text-style-name="P4" draw:layer="layout" svg:width="0.006cm" svg:height="0.004cm" svg:x="8.781cm" svg:y="16.411cm" svg:viewBox="0 0 7 5" draw:points="7,1 5,0 3,0 2,1 0,1 0,4 1,5 2,5 3,4 5,2">
          <text:p/>
        </draw:polygon>
        <draw:polygon draw:style-name="gr18" draw:text-style-name="P4" draw:layer="layout" svg:width="0.006cm" svg:height="0.004cm" svg:x="8.551cm" svg:y="13.882cm" svg:viewBox="0 0 7 5" draw:points="7,1 7,0 4,0 3,1 0,2 0,3 1,5 3,5 5,3 6,2">
          <text:p/>
        </draw:polygon>
        <draw:polygon draw:style-name="gr18" draw:text-style-name="P4" draw:layer="layout" svg:width="0.006cm" svg:height="0.004cm" svg:x="8.551cm" svg:y="17.095cm" svg:viewBox="0 0 7 5" draw:points="7,1 7,0 4,1 3,2 0,2 0,5 1,5 3,5 5,5 6,4">
          <text:p/>
        </draw:polygon>
        <draw:polygon draw:style-name="gr18" draw:text-style-name="P4" draw:layer="layout" svg:width="0.006cm" svg:height="0.004cm" svg:x="8.991cm" svg:y="13.053cm" svg:viewBox="0 0 7 5" draw:points="7,2 7,0 3,0 2,2 0,3 0,4 1,5 2,5 4,4 5,3">
          <text:p/>
        </draw:polygon>
        <draw:polygon draw:style-name="gr18" draw:text-style-name="P4" draw:layer="layout" svg:width="0.006cm" svg:height="0.004cm" svg:x="8.991cm" svg:y="16.267cm" svg:viewBox="0 0 7 5" draw:points="7,1 7,0 3,0 2,1 0,1 0,4 1,5 2,5 4,4 5,2">
          <text:p/>
        </draw:polygon>
        <draw:polygon draw:style-name="gr18" draw:text-style-name="P4" draw:layer="layout" svg:width="0.007cm" svg:height="0.004cm" svg:x="9.274cm" svg:y="13.185cm" svg:viewBox="0 0 8 5" draw:points="8,2 8,0 4,0 3,3 1,3 0,5 1,5 3,5 4,5 7,3">
          <text:p/>
        </draw:polygon>
        <draw:polygon draw:style-name="gr18" draw:text-style-name="P4" draw:layer="layout" svg:width="0.007cm" svg:height="0.004cm" svg:x="9.274cm" svg:y="16.399cm" svg:viewBox="0 0 8 5" draw:points="8,1 8,0 4,0 3,1 1,2 0,4 1,5 3,5 4,4 7,2">
          <text:p/>
        </draw:polygon>
        <draw:polygon draw:style-name="gr18" draw:text-style-name="P4" draw:layer="layout" svg:width="0.007cm" svg:height="0.004cm" svg:x="9.328cm" svg:y="13.541cm" svg:viewBox="0 0 8 5" draw:points="8,2 6,0 4,0 3,2 1,3 0,4 1,5 3,5 4,4 6,3">
          <text:p/>
        </draw:polygon>
        <draw:polygon draw:style-name="gr18" draw:text-style-name="P4" draw:layer="layout" svg:width="0.007cm" svg:height="0.005cm" svg:x="9.328cm" svg:y="16.754cm" svg:viewBox="0 0 8 6" draw:points="8,1 6,0 4,1 3,2 1,2 0,5 1,6 3,6 4,5 6,3">
          <text:p/>
        </draw:polygon>
        <draw:polygon draw:style-name="gr18" draw:text-style-name="P4" draw:layer="layout" svg:width="0.007cm" svg:height="0.004cm" svg:x="8.337cm" svg:y="13.558cm" svg:viewBox="0 0 8 5" draw:points="8,1 7,0 5,0 2,1 0,2 0,3 1,5 2,5 5,3 6,2">
          <text:p/>
        </draw:polygon>
        <draw:polygon draw:style-name="gr18" draw:text-style-name="P4" draw:layer="layout" svg:width="0.007cm" svg:height="0.005cm" svg:x="8.337cm" svg:y="16.771cm" svg:viewBox="0 0 8 6" draw:points="8,1 7,0 5,1 2,2 0,2 0,5 1,6 2,6 5,5 6,4">
          <text:p/>
        </draw:polygon>
        <draw:polygon draw:style-name="gr18" draw:text-style-name="P4" draw:layer="layout" svg:width="0.004cm" svg:height="0.002cm" svg:x="9.987cm" svg:y="13.141cm" svg:viewBox="0 0 5 3" draw:points="5,0 3,0 1,1 0,3 1,3 3,3 4,3 4,1">
          <text:p/>
        </draw:polygon>
        <draw:polygon draw:style-name="gr18" draw:text-style-name="P4" draw:layer="layout" svg:width="0.004cm" svg:height="0.004cm" svg:x="9.987cm" svg:y="16.354cm" svg:viewBox="0 0 5 5" draw:points="5,2 5,0 3,0 3,2 1,2 0,3 1,5 3,5 4,3">
          <text:p/>
        </draw:polygon>
        <draw:polygon draw:style-name="gr18" draw:text-style-name="P4" draw:layer="layout" svg:width="0.005cm" svg:height="0.002cm" svg:x="12.463cm" svg:y="12.78cm" svg:viewBox="0 0 6 3" draw:points="6,2 6,0 4,0 3,2 2,2 0,3 2,3 3,3 4,3 4,2">
          <text:p/>
        </draw:polygon>
        <draw:polygon draw:style-name="gr18" draw:text-style-name="P4" draw:layer="layout" svg:width="0.005cm" svg:height="0.002cm" svg:x="12.463cm" svg:y="15.994cm" svg:viewBox="0 0 6 3" draw:points="6,0 4,0 3,0 2,2 0,3 2,3 3,3 4,3 4,2">
          <text:p/>
        </draw:polygon>
        <draw:polygon draw:style-name="gr18" draw:text-style-name="P4" draw:layer="layout" svg:width="0.004cm" svg:height="0.002cm" svg:x="10.295cm" svg:y="12.731cm" svg:viewBox="0 0 5 3" draw:points="5,1 5,0 2,0 2,1 1,1 0,3 1,3 2,3 4,1">
          <text:p/>
        </draw:polygon>
        <draw:polygon draw:style-name="gr18" draw:text-style-name="P4" draw:layer="layout" svg:width="0.004cm" svg:height="0.002cm" svg:x="10.295cm" svg:y="15.945cm" svg:viewBox="0 0 5 3" draw:points="5,0 2,0 1,1 0,3 1,3 2,3 4,1">
          <text:p/>
        </draw:polygon>
        <draw:polygon draw:style-name="gr18" draw:text-style-name="P4" draw:layer="layout" svg:width="0.004cm" svg:height="0.003cm" svg:x="9.05cm" svg:y="13.513cm" svg:viewBox="0 0 5 4" draw:points="5,1 4,0 2,0 1,1 0,1 0,3 0,4 1,4 2,3 4,3">
          <text:p/>
        </draw:polygon>
        <draw:polygon draw:style-name="gr18" draw:text-style-name="P4" draw:layer="layout" svg:width="0.004cm" svg:height="0.002cm" svg:x="9.05cm" svg:y="16.727cm" svg:viewBox="0 0 5 3" draw:points="5,0 4,0 2,0 1,1 0,1 0,3 1,3 2,3 4,1">
          <text:p/>
        </draw:polygon>
        <draw:polygon draw:style-name="gr18" draw:text-style-name="P4" draw:layer="layout" svg:width="0.005cm" svg:height="0.004cm" svg:x="9.157cm" svg:y="13.782cm" svg:viewBox="0 0 6 5" draw:points="6,2 6,0 3,2 2,2 0,3 2,5 3,5 4,3">
          <text:p/>
        </draw:polygon>
        <draw:polygon draw:style-name="gr18" draw:text-style-name="P4" draw:layer="layout" svg:width="0.005cm" svg:height="0.002cm" svg:x="9.157cm" svg:y="16.996cm" svg:viewBox="0 0 6 3" draw:points="6,0 3,0 3,2 2,2 0,3 2,3 3,3 4,3 4,2">
          <text:p/>
        </draw:polygon>
        <draw:polygon draw:style-name="gr18" draw:text-style-name="P4" draw:layer="layout" svg:width="0.005cm" svg:height="0.004cm" svg:x="8.353cm" svg:y="13.16cm" svg:viewBox="0 0 6 5" draw:points="6,2 4,0 3,2 0,3 2,5 3,5 3,3 4,3">
          <text:p/>
        </draw:polygon>
        <draw:polygon draw:style-name="gr18" draw:text-style-name="P4" draw:layer="layout" svg:width="0.005cm" svg:height="0.002cm" svg:x="8.353cm" svg:y="16.374cm" svg:viewBox="0 0 6 3" draw:points="6,2 4,0 3,0 3,2 0,2 0,3 2,3 3,3 4,2">
          <text:p/>
        </draw:polygon>
        <draw:polygon draw:style-name="gr18" draw:text-style-name="P4" draw:layer="layout" svg:width="0.004cm" svg:height="0.003cm" svg:x="8.123cm" svg:y="13.845cm" svg:viewBox="0 0 5 4" draw:points="5,1 5,0 2,0 2,1 1,1 0,3 1,4 2,3 4,1">
          <text:p/>
        </draw:polygon>
        <draw:polygon draw:style-name="gr18" draw:text-style-name="P4" draw:layer="layout" svg:width="0.004cm" svg:height="0.002cm" svg:x="8.123cm" svg:y="17.059cm" svg:viewBox="0 0 5 3" draw:points="5,0 2,0 2,1 1,1 0,3 1,3 2,3 4,1">
          <text:p/>
        </draw:polygon>
        <draw:polygon draw:style-name="gr18" draw:text-style-name="P4" draw:layer="layout" svg:width="0.004cm" svg:height="0.002cm" svg:x="9.855cm" svg:y="13.147cm" svg:viewBox="0 0 5 3" draw:points="5,0 4,0 3,0 0,1 0,3 1,3 3,3 4,1">
          <text:p/>
        </draw:polygon>
        <draw:polygon draw:style-name="gr18" draw:text-style-name="P4" draw:layer="layout" svg:width="0.004cm" svg:height="0.004cm" svg:x="9.855cm" svg:y="16.36cm" svg:viewBox="0 0 5 5" draw:points="5,2 4,0 3,0 3,2 0,2 0,3 1,5 3,5 3,3 4,3">
          <text:p/>
        </draw:polygon>
        <draw:polygon draw:style-name="gr18" draw:text-style-name="P4" draw:layer="layout" svg:width="0.005cm" svg:height="0.002cm" svg:x="12.331cm" svg:y="12.786cm" svg:viewBox="0 0 6 3" draw:points="6,2 6,0 3,0 3,2 2,2 0,3 2,3 3,3 4,2">
          <text:p/>
        </draw:polygon>
        <draw:polygon draw:style-name="gr18" draw:text-style-name="P4" draw:layer="layout" svg:width="0.005cm" svg:height="0.002cm" svg:x="12.331cm" svg:y="16cm" svg:viewBox="0 0 6 3" draw:points="6,0 3,0 2,2 0,3 2,3 3,3 4,2">
          <text:p/>
        </draw:polygon>
        <draw:polygon draw:style-name="gr18" draw:text-style-name="P4" draw:layer="layout" svg:width="0.005cm" svg:height="0.004cm" svg:x="11.83cm" svg:y="12.73cm" svg:viewBox="0 0 6 5" draw:points="6,2 6,0 3,2 2,2 0,3 2,5 3,5 3,3 4,3">
          <text:p/>
        </draw:polygon>
        <draw:polygon draw:style-name="gr18" draw:text-style-name="P4" draw:layer="layout" svg:width="0.005cm" svg:height="0.002cm" svg:x="11.83cm" svg:y="15.944cm" svg:viewBox="0 0 6 3" draw:points="6,2 6,0 3,0 3,2 2,2 0,3 2,3 3,3 4,2">
          <text:p/>
        </draw:polygon>
        <draw:polygon draw:style-name="gr18" draw:text-style-name="P4" draw:layer="layout" svg:width="0.004cm" svg:height="0.002cm" svg:x="10.163cm" svg:y="12.737cm" svg:viewBox="0 0 5 3" draw:points="5,1 4,0 2,0 1,1 0,1 0,3 1,3 2,3 4,1">
          <text:p/>
        </draw:polygon>
        <draw:polygon draw:style-name="gr18" draw:text-style-name="P4" draw:layer="layout" svg:width="0.004cm" svg:height="0.002cm" svg:x="10.163cm" svg:y="15.951cm" svg:viewBox="0 0 5 3" draw:points="5,0 4,0 2,0 1,0 0,1 0,3 1,3 2,3 4,1">
          <text:p/>
        </draw:polygon>
        <draw:polygon draw:style-name="gr18" draw:text-style-name="P4" draw:layer="layout" svg:width="0.004cm" svg:height="0.002cm" svg:x="10.265cm" svg:y="13.458cm" svg:viewBox="0 0 5 3" draw:points="5,0 4,0 2,0 1,0 0,2 0,3 1,3 2,3 4,2">
          <text:p/>
        </draw:polygon>
        <draw:polygon draw:style-name="gr18" draw:text-style-name="P4" draw:layer="layout" svg:width="0.004cm" svg:height="0.003cm" svg:x="10.265cm" svg:y="16.671cm" svg:viewBox="0 0 5 4" draw:points="5,1 4,0 2,0 1,1 0,1 0,3 0,4 1,4 2,3 4,3">
          <text:p/>
        </draw:polygon>
        <draw:polygon draw:style-name="gr18" draw:text-style-name="P4" draw:layer="layout" svg:width="0.005cm" svg:height="0.002cm" svg:x="10.474cm" svg:y="12.839cm" svg:viewBox="0 0 6 3" draw:points="6,0 4,0 3,0 2,1 0,1 0,3 2,3 3,3 4,1">
          <text:p/>
        </draw:polygon>
        <draw:polygon draw:style-name="gr18" draw:text-style-name="P4" draw:layer="layout" svg:width="0.005cm" svg:height="0.004cm" svg:x="10.474cm" svg:y="16.052cm" svg:viewBox="0 0 6 5" draw:points="6,2 4,0 3,2 2,2 0,2 0,3 2,5 3,3 4,3">
          <text:p/>
        </draw:polygon>
        <draw:polygon draw:style-name="gr18" draw:text-style-name="P4" draw:layer="layout" svg:width="0.005cm" svg:height="0.002cm" svg:x="10.459cm" svg:y="12.743cm" svg:viewBox="0 0 6 3" draw:points="6,1 4,0 3,0 3,1 0,1 0,3 2,3 3,3 4,1">
          <text:p/>
        </draw:polygon>
        <draw:polygon draw:style-name="gr18" draw:text-style-name="P4" draw:layer="layout" svg:width="0.005cm" svg:height="0.002cm" svg:x="10.459cm" svg:y="15.957cm" svg:viewBox="0 0 6 3" draw:points="6,0 4,0 3,0 0,1 0,3 2,3 3,3 4,1">
          <text:p/>
        </draw:polygon>
        <draw:polygon draw:style-name="gr18" draw:text-style-name="P4" draw:layer="layout" svg:width="0.005cm" svg:height="0.002cm" svg:x="10.591cm" svg:y="12.752cm" svg:viewBox="0 0 6 3" draw:points="6,0 4,0 3,0 2,2 0,2 0,3 2,3 3,3 4,2">
          <text:p/>
        </draw:polygon>
        <draw:polygon draw:style-name="gr18" draw:text-style-name="P4" draw:layer="layout" svg:width="0.005cm" svg:height="0.002cm" svg:x="10.591cm" svg:y="15.966cm" svg:viewBox="0 0 6 3" draw:points="6,0 4,0 3,0 2,0 0,2 0,3 2,3 3,3 4,2">
          <text:p/>
        </draw:polygon>
        <draw:polygon draw:style-name="gr18" draw:text-style-name="P4" draw:layer="layout" svg:width="0.004cm" svg:height="0.002cm" svg:x="10.677cm" svg:y="12.833cm" svg:viewBox="0 0 5 3" draw:points="5,0 3,0 3,1 1,1 0,3 1,3 3,3 4,3 4,1">
          <text:p/>
        </draw:polygon>
        <draw:polygon draw:style-name="gr18" draw:text-style-name="P4" draw:layer="layout" svg:width="0.004cm" svg:height="0.004cm" svg:x="10.677cm" svg:y="16.046cm" svg:viewBox="0 0 5 5" draw:points="5,2 5,0 3,2 1,2 0,3 1,5 3,5 4,3">
          <text:p/>
        </draw:polygon>
        <draw:polygon draw:style-name="gr18" draw:text-style-name="P4" draw:layer="layout" svg:width="0.004cm" svg:height="0.002cm" svg:x="10.719cm" svg:y="12.734cm" svg:viewBox="0 0 5 3" draw:points="5,2 5,0 3,0 3,2 1,2 0,3 1,3 3,3 4,2">
          <text:p/>
        </draw:polygon>
        <draw:polygon draw:style-name="gr18" draw:text-style-name="P4" draw:layer="layout" svg:width="0.004cm" svg:height="0.002cm" svg:x="10.719cm" svg:y="15.948cm" svg:viewBox="0 0 5 3" draw:points="5,0 3,0 1,2 0,3 1,3 3,3 4,2">
          <text:p/>
        </draw:polygon>
        <draw:polygon draw:style-name="gr18" draw:text-style-name="P4" draw:layer="layout" svg:width="0.003cm" svg:height="0.003cm" svg:x="8.918cm" svg:y="13.519cm" svg:viewBox="0 0 4 4" draw:points="4,1 4,0 2,1 1,1 0,1 0,3 0,4 1,4 2,3 4,3">
          <text:p/>
        </draw:polygon>
        <draw:polygon draw:style-name="gr18" draw:text-style-name="P4" draw:layer="layout" svg:width="0.003cm" svg:height="0.002cm" svg:x="8.918cm" svg:y="16.733cm" svg:viewBox="0 0 4 3" draw:points="4,0 2,0 1,1 0,1 0,3 1,3 2,3 4,1">
          <text:p/>
        </draw:polygon>
        <draw:polygon draw:style-name="gr18" draw:text-style-name="P4" draw:layer="layout" svg:width="0.007cm" svg:height="0.005cm" svg:x="10.969cm" svg:y="13.11cm" svg:viewBox="0 0 8 6" draw:points="8,1 7,0 5,1 2,2 0,2 0,5 1,6 2,6 5,5 6,3">
          <text:p/>
        </draw:polygon>
        <draw:polygon draw:style-name="gr18" draw:text-style-name="P4" draw:layer="layout" svg:width="0.007cm" svg:height="0.004cm" svg:x="11.246cm" svg:y="16.201cm" svg:viewBox="0 0 8 5" draw:points="8,2 6,0 4,0 3,3 1,3 0,5 1,5 3,5 4,5 6,3">
          <text:p/>
        </draw:polygon>
        <draw:polygon draw:style-name="gr18" draw:text-style-name="P4" draw:layer="layout" svg:width="0.007cm" svg:height="0.006cm" svg:x="9.494cm" svg:y="13.289cm" svg:viewBox="0 0 8 7" draw:points="8,2 7,0 5,2 3,3 0,3 0,5 1,7 3,7 5,5 6,4">
          <text:p/>
        </draw:polygon>
        <draw:polygon draw:style-name="gr18" draw:text-style-name="P4" draw:layer="layout" svg:width="0.007cm" svg:height="0.005cm" svg:x="9.494cm" svg:y="16.503cm" svg:viewBox="0 0 8 6" draw:points="8,1 7,0 5,1 3,2 0,2 0,5 1,6 3,5 5,5 6,4">
          <text:p/>
        </draw:polygon>
        <draw:polygon draw:style-name="gr18" draw:text-style-name="P4" draw:layer="layout" svg:width="0.008cm" svg:height="0.006cm" svg:x="9.547cm" svg:y="13.645cm" svg:viewBox="0 0 9 7" draw:points="9,2 8,0 4,2 3,3 1,3 0,5 1,7 3,7 6,5 7,4">
          <text:p/>
        </draw:polygon>
        <draw:polygon draw:style-name="gr18" draw:text-style-name="P4" draw:layer="layout" svg:width="0.008cm" svg:height="0.004cm" svg:x="9.547cm" svg:y="16.859cm" svg:viewBox="0 0 9 5" draw:points="9,1 8,0 4,0 3,1 1,2 0,5 1,5 3,5 6,5 7,2">
          <text:p/>
        </draw:polygon>
        <draw:polygon draw:style-name="gr18" draw:text-style-name="P4" draw:layer="layout" svg:width="0.007cm" svg:height="0.005cm" svg:x="8.556cm" svg:y="13.662cm" svg:viewBox="0 0 8 6" draw:points="8,1 7,0 5,1 4,2 1,2 0,5 1,6 4,5 5,5 7,3">
          <text:p/>
        </draw:polygon>
        <draw:polygon draw:style-name="gr18" draw:text-style-name="P4" draw:layer="layout" svg:width="0.007cm" svg:height="0.004cm" svg:x="8.556cm" svg:y="16.876cm" svg:viewBox="0 0 8 5" draw:points="8,1 7,0 5,0 4,1 1,3 0,4 1,5 4,5 5,4 7,3">
          <text:p/>
        </draw:polygon>
        <draw:polygon draw:style-name="gr18" draw:text-style-name="P4" draw:layer="layout" svg:width="0.007cm" svg:height="0.004cm" svg:x="8.607cm" svg:y="14.069cm" svg:viewBox="0 0 8 5" draw:points="8,2 6,0 4,0 3,2 0,3 0,4 1,5 3,5 4,4 5,3">
          <text:p/>
        </draw:polygon>
        <draw:polygon draw:style-name="gr18" draw:text-style-name="P4" draw:layer="layout" svg:width="0.007cm" svg:height="0.005cm" svg:x="8.607cm" svg:y="17.282cm" svg:viewBox="0 0 8 6" draw:points="8,1 6,0 4,1 3,2 0,2 0,5 1,6 3,6 4,5 5,3">
          <text:p/>
        </draw:polygon>
        <draw:polygon draw:style-name="gr18" draw:text-style-name="P4" draw:layer="layout" svg:width="0.007cm" svg:height="0.005cm" svg:x="8.096cm" svg:y="13.536cm" svg:viewBox="0 0 8 6" draw:points="8,3 6,0 3,1 2,3 0,4 0,5 1,6 2,6 4,5 5,4">
          <text:p/>
        </draw:polygon>
        <draw:polygon draw:style-name="gr18" draw:text-style-name="P4" draw:layer="layout" svg:width="0.007cm" svg:height="0.005cm" svg:x="8.096cm" svg:y="16.75cm" svg:viewBox="0 0 8 6" draw:points="8,1 6,0 3,1 2,2 0,2 0,5 1,6 2,5 4,5 5,3">
          <text:p/>
        </draw:polygon>
        <draw:polygon draw:style-name="gr18" draw:text-style-name="P4" draw:layer="layout" svg:width="0.007cm" svg:height="0.005cm" svg:x="9.846cm" svg:y="12.976cm" svg:viewBox="0 0 8 6" draw:points="8,1 6,0 3,0 2,3 0,3 0,5 0,6 2,5 4,5 5,4">
          <text:p/>
        </draw:polygon>
        <draw:polygon draw:style-name="gr18" draw:text-style-name="P4" draw:layer="layout" svg:width="0.007cm" svg:height="0.004cm" svg:x="9.846cm" svg:y="16.19cm" svg:viewBox="0 0 8 5" draw:points="8,1 6,0 3,0 2,1 0,2 0,3 0,5 2,5 4,3 5,2">
          <text:p/>
        </draw:polygon>
        <draw:polygon draw:style-name="gr18" draw:text-style-name="P4" draw:layer="layout" svg:width="0.007cm" svg:height="0.005cm" svg:x="12.322cm" svg:y="12.615cm" svg:viewBox="0 0 8 6" draw:points="8,1 7,0 5,1 3,2 0,2 0,5 1,6 3,6 5,5 6,4">
          <text:p/>
        </draw:polygon>
        <draw:polygon draw:style-name="gr18" draw:text-style-name="P4" draw:layer="layout" svg:width="0.007cm" svg:height="0.006cm" svg:x="12.322cm" svg:y="15.829cm" svg:viewBox="0 0 8 7" draw:points="8,2 7,0 5,0 3,3 0,3 0,5 1,7 3,5 5,5 6,4">
          <text:p/>
        </draw:polygon>
        <draw:polygon draw:style-name="gr18" draw:text-style-name="P4" draw:layer="layout" svg:width="0.007cm" svg:height="0.005cm" svg:x="10.255cm" svg:y="13.287cm" svg:viewBox="0 0 8 6" draw:points="8,1 7,0 5,0 3,2 1,2 0,5 1,6 3,5 5,5 7,4">
          <text:p/>
        </draw:polygon>
        <draw:polygon draw:style-name="gr18" draw:text-style-name="P4" draw:layer="layout" svg:width="0.007cm" svg:height="0.004cm" svg:x="10.255cm" svg:y="16.501cm" svg:viewBox="0 0 8 5" draw:points="8,2 7,0 5,0 3,2 1,3 0,4 1,5 3,5 5,4 7,3">
          <text:p/>
        </draw:polygon>
        <draw:polygon draw:style-name="gr18" draw:text-style-name="P4" draw:layer="layout" svg:width="0.007cm" svg:height="0.004cm" svg:x="8.908cm" svg:y="13.349cm" svg:viewBox="0 0 8 5" draw:points="8,2 6,0 4,0 3,2 0,3 0,4 1,5 3,5 4,4 5,3">
          <text:p/>
        </draw:polygon>
        <draw:polygon draw:style-name="gr18" draw:text-style-name="P4" draw:layer="layout" svg:width="0.007cm" svg:height="0.005cm" svg:x="8.908cm" svg:y="16.562cm" svg:viewBox="0 0 8 6" draw:points="8,1 6,0 4,1 3,2 0,2 0,5 1,6 3,6 4,5 5,3">
          <text:p/>
        </draw:polygon>
        <draw:polygon draw:style-name="gr18" draw:text-style-name="P4" draw:layer="layout" svg:width="0.007cm" svg:height="0.005cm" svg:x="8.89cm" svg:y="13.77cm" svg:viewBox="0 0 8 6" draw:points="8,1 7,0 5,1 3,2 1,2 0,5 1,6 3,6 5,5 7,3">
          <text:p/>
        </draw:polygon>
        <draw:polygon draw:style-name="gr18" draw:text-style-name="P4" draw:layer="layout" svg:width="0.007cm" svg:height="0.004cm" svg:x="8.89cm" svg:y="16.984cm" svg:viewBox="0 0 8 5" draw:points="8,1 7,0 5,0 3,1 1,3 0,5 1,5 3,5 5,5 7,3">
          <text:p/>
        </draw:polygon>
        <draw:polygon draw:style-name="gr18" draw:text-style-name="P4" draw:layer="layout" svg:width="0.007cm" svg:height="0.004cm" svg:x="9.77cm" svg:y="13.034cm" svg:viewBox="0 0 8 5" draw:points="8,1 8,0 4,0 3,1 1,2 0,3 1,5 3,5 4,3 7,2">
          <text:p/>
        </draw:polygon>
        <draw:polygon draw:style-name="gr18" draw:text-style-name="P4" draw:layer="layout" svg:width="0.007cm" svg:height="0.005cm" svg:x="9.77cm" svg:y="16.247cm" svg:viewBox="0 0 8 6" draw:points="8,1 8,0 4,1 3,2 1,2 0,5 1,6 3,6 4,5 7,4">
          <text:p/>
        </draw:polygon>
        <draw:polygon draw:style-name="gr18" draw:text-style-name="P4" draw:layer="layout" svg:width="0.009cm" svg:height="0.006cm" svg:x="12.246cm" svg:y="12.673cm" svg:viewBox="0 0 10 7" draw:points="10,2 8,0 5,2 4,3 2,3 0,5 2,7 4,7 5,5 7,4">
          <text:p/>
        </draw:polygon>
        <draw:polygon draw:style-name="gr18" draw:text-style-name="P4" draw:layer="layout" svg:width="0.009cm" svg:height="0.004cm" svg:x="12.246cm" svg:y="15.887cm" svg:viewBox="0 0 10 5" draw:points="10,1 8,0 5,0 4,1 2,2 0,4 2,5 4,5 5,4 7,2">
          <text:p/>
        </draw:polygon>
        <draw:polygon draw:style-name="gr18" draw:text-style-name="P4" draw:layer="layout" svg:width="0.007cm" svg:height="0.004cm" svg:x="10.18cm" svg:y="13.345cm" svg:viewBox="0 0 8 5" draw:points="8,2 7,0 5,0 4,2 0,3 0,4 1,5 3,5 5,4 6,3">
          <text:p/>
        </draw:polygon>
        <draw:polygon draw:style-name="gr18" draw:text-style-name="P4" draw:layer="layout" svg:width="0.007cm" svg:height="0.005cm" svg:x="10.18cm" svg:y="16.558cm" svg:viewBox="0 0 8 6" draw:points="8,1 7,0 5,1 4,2 0,2 0,5 1,6 3,6 5,5 6,3">
          <text:p/>
        </draw:polygon>
        <draw:polygon draw:style-name="gr18" draw:text-style-name="P4" draw:layer="layout" svg:width="0.007cm" svg:height="0.005cm" svg:x="12.656cm" svg:y="12.984cm" svg:viewBox="0 0 8 6" draw:points="8,1 7,0 5,1 3,3 0,3 0,5 1,6 3,6 5,5 7,4">
          <text:p/>
        </draw:polygon>
        <draw:polygon draw:style-name="gr18" draw:text-style-name="P4" draw:layer="layout" svg:width="0.007cm" svg:height="0.004cm" svg:x="12.656cm" svg:y="16.198cm" svg:viewBox="0 0 8 5" draw:points="8,1 7,0 5,0 3,1 0,2 0,3 1,5 3,5 5,3 7,2">
          <text:p/>
        </draw:polygon>
        <draw:polygon draw:style-name="gr18" draw:text-style-name="P4" draw:layer="layout" svg:width="0.006cm" svg:height="0.006cm" svg:x="16.812cm" svg:y="13.605cm" svg:viewBox="0 0 7 7" draw:points="7,1 6,0 4,1 2,4 0,4 0,6 1,7 2,6 5,5 6,4">
          <text:p/>
        </draw:polygon>
        <draw:polygon draw:style-name="gr18" draw:text-style-name="P4" draw:layer="layout" svg:width="0.006cm" svg:height="0.005cm" svg:x="16.812cm" svg:y="16.819cm" svg:viewBox="0 0 7 6" draw:points="7,1 6,0 4,1 2,2 0,3 0,6 1,6 2,6 5,5 6,3">
          <text:p/>
        </draw:polygon>
        <draw:polygon draw:style-name="gr18" draw:text-style-name="P4" draw:layer="layout" svg:width="0.008cm" svg:height="0.005cm" svg:x="17.834cm" svg:y="13.313cm" svg:viewBox="0 0 9 6" draw:points="9,1 7,0 4,1 3,2 0,3 0,6 2,6 4,6 5,4 6,2">
          <text:p/>
        </draw:polygon>
        <draw:polygon draw:style-name="gr18" draw:text-style-name="P4" draw:layer="layout" svg:width="0.008cm" svg:height="0.006cm" svg:x="17.834cm" svg:y="16.526cm" svg:viewBox="0 0 9 7" draw:points="9,1 7,0 4,1 3,4 0,4 0,6 2,7 4,6 5,5 6,4">
          <text:p/>
        </draw:polygon>
        <draw:polygon draw:style-name="gr18" draw:text-style-name="P4" draw:layer="layout" svg:width="0.007cm" svg:height="0.005cm" svg:x="18.18cm" svg:y="13.171cm" svg:viewBox="0 0 8 6" draw:points="8,1 7,0 5,1 4,3 1,4 0,6 2,6 4,6 5,5 7,3">
          <text:p/>
        </draw:polygon>
        <draw:polygon draw:style-name="gr18" draw:text-style-name="P4" draw:layer="layout" svg:width="0.007cm" svg:height="0.006cm" svg:x="18.18cm" svg:y="16.384cm" svg:viewBox="0 0 8 7" draw:points="8,1 7,0 5,1 4,3 1,3 0,6 2,7 4,6 5,5 7,3">
          <text:p/>
        </draw:polygon>
        <draw:polygon draw:style-name="gr18" draw:text-style-name="P4" draw:layer="layout" svg:width="0.007cm" svg:height="0.006cm" svg:x="18.277cm" svg:y="13.111cm" svg:viewBox="0 0 8 7" draw:points="8,1 7,0 4,1 3,3 0,4 0,6 1,7 4,6 5,5 6,4">
          <text:p/>
        </draw:polygon>
        <draw:polygon draw:style-name="gr18" draw:text-style-name="P4" draw:layer="layout" svg:width="0.007cm" svg:height="0.005cm" svg:x="18.277cm" svg:y="16.325cm" svg:viewBox="0 0 8 6" draw:points="8,1 7,0 4,1 3,2 0,4 0,5 1,6 4,6 5,5 6,2">
          <text:p/>
        </draw:polygon>
        <draw:polygon draw:style-name="gr18" draw:text-style-name="P4" draw:layer="layout" svg:width="0.007cm" svg:height="0.007cm" svg:x="16.973cm" svg:y="13.537cm" svg:viewBox="0 0 8 8" draw:points="8,2 7,0 5,2 3,3 1,4 0,6 2,8 3,6 5,5 7,4">
          <text:p/>
        </draw:polygon>
        <draw:polygon draw:style-name="gr18" draw:text-style-name="P4" draw:layer="layout" svg:width="0.007cm" svg:height="0.005cm" svg:x="16.973cm" svg:y="16.751cm" svg:viewBox="0 0 8 6" draw:points="8,1 7,0 5,1 3,3 1,4 0,5 2,6 3,6 5,5 7,3">
          <text:p/>
        </draw:polygon>
        <draw:polygon draw:style-name="gr18" draw:text-style-name="P4" draw:layer="layout" svg:width="0.007cm" svg:height="0.005cm" svg:x="8.833cm" svg:y="13.406cm" svg:viewBox="0 0 8 6" draw:points="8,1 7,0 4,1 2,2 0,2 0,5 1,6 2,6 4,5 6,3">
          <text:p/>
        </draw:polygon>
        <draw:polygon draw:style-name="gr18" draw:text-style-name="P4" draw:layer="layout" svg:width="0.007cm" svg:height="0.005cm" svg:x="8.833cm" svg:y="16.62cm" svg:viewBox="0 0 8 6" draw:points="8,1 7,0 4,0 2,3 0,3 0,5 1,6 2,5 4,5 6,4">
          <text:p/>
        </draw:polygon>
        <draw:polygon draw:style-name="gr18" draw:text-style-name="P4" draw:layer="layout" svg:width="0.007cm" svg:height="0.004cm" svg:x="8.815cm" svg:y="13.828cm" svg:viewBox="0 0 8 5" draw:points="8,1 7,0 5,0 3,3 0,3 0,5 1,5 3,5 5,5 6,3">
          <text:p/>
        </draw:polygon>
        <draw:polygon draw:style-name="gr18" draw:text-style-name="P4" draw:layer="layout" svg:width="0.007cm" svg:height="0.004cm" svg:x="8.815cm" svg:y="17.042cm" svg:viewBox="0 0 8 5" draw:points="8,1 7,0 5,0 3,1 0,2 0,3 1,5 3,5 5,3 6,2">
          <text:p/>
        </draw:polygon>
        <draw:polygon draw:style-name="gr18" draw:text-style-name="P4" draw:layer="layout" svg:width="0.008cm" svg:height="0.005cm" svg:x="9.426cm" svg:y="12.883cm" svg:viewBox="0 0 9 6" draw:points="9,1 8,0 4,1 3,2 1,2 0,5 1,6 3,6 4,5 6,4">
          <text:p/>
        </draw:polygon>
        <draw:polygon draw:style-name="gr18" draw:text-style-name="P4" draw:layer="layout" svg:width="0.008cm" svg:height="0.004cm" svg:x="9.426cm" svg:y="16.097cm" svg:viewBox="0 0 9 5" draw:points="9,2 8,0 4,0 3,2 1,3 0,4 1,5 3,5 4,4 6,3">
          <text:p/>
        </draw:polygon>
        <draw:polygon draw:style-name="gr18" draw:text-style-name="P4" draw:layer="layout" svg:width="0.007cm" svg:height="0.004cm" svg:x="8.489cm" svg:y="13.256cm" svg:viewBox="0 0 8 5" draw:points="8,1 7,0 4,0 2,1 0,3 0,4 1,5 2,5 4,4 5,3">
          <text:p/>
        </draw:polygon>
        <draw:polygon draw:style-name="gr18" draw:text-style-name="P4" draw:layer="layout" svg:width="0.007cm" svg:height="0.006cm" svg:x="8.489cm" svg:y="16.469cm" svg:viewBox="0 0 8 7" draw:points="8,2 7,0 4,2 2,3 0,3 0,5 1,7 2,7 4,5 5,4">
          <text:p/>
        </draw:polygon>
        <draw:polygon draw:style-name="gr18" draw:text-style-name="P4" draw:layer="layout" svg:width="0.007cm" svg:height="0.005cm" svg:x="8.259cm" svg:y="13.94cm" svg:viewBox="0 0 8 6" draw:points="8,3 7,0 4,1 3,3 0,4 0,5 1,6 3,6 4,5 7,4">
          <text:p/>
        </draw:polygon>
        <draw:polygon draw:style-name="gr18" draw:text-style-name="P4" draw:layer="layout" svg:width="0.007cm" svg:height="0.005cm" svg:x="8.259cm" svg:y="17.154cm" svg:viewBox="0 0 8 6" draw:points="8,1 7,0 4,1 3,2 0,2 0,5 1,6 3,5 4,5 7,3">
          <text:p/>
        </draw:polygon>
        <draw:polygon draw:style-name="gr18" draw:text-style-name="P4" draw:layer="layout" svg:width="0.007cm" svg:height="0.004cm" svg:x="9.93cm" svg:y="12.802cm" svg:viewBox="0 0 8 5" draw:points="8,1 6,0 4,0 2,1 0,2 0,3 1,5 2,5 4,3 5,2">
          <text:p/>
        </draw:polygon>
        <draw:polygon draw:style-name="gr18" draw:text-style-name="P4" draw:layer="layout" svg:width="0.007cm" svg:height="0.005cm" svg:x="9.93cm" svg:y="16.015cm" svg:viewBox="0 0 8 6" draw:points="8,1 6,0 4,1 2,2 0,2 0,5 1,6 2,6 4,5 5,4">
          <text:p/>
        </draw:polygon>
        <draw:polygon draw:style-name="gr18" draw:text-style-name="P4" draw:layer="layout" svg:width="0.007cm" svg:height="0.005cm" svg:x="8.992cm" svg:y="13.174cm" svg:viewBox="0 0 8 6" draw:points="8,1 6,0 4,1 3,2 1,2 0,5 1,6 3,6 4,5 6,3">
          <text:p/>
        </draw:polygon>
        <draw:polygon draw:style-name="gr18" draw:text-style-name="P4" draw:layer="layout" svg:width="0.007cm" svg:height="0.004cm" svg:x="8.992cm" svg:y="16.388cm" svg:viewBox="0 0 8 5" draw:points="8,1 6,0 4,0 3,3 1,3 0,5 1,5 3,5 4,5 6,3">
          <text:p/>
        </draw:polygon>
        <draw:polygon draw:style-name="gr18" draw:text-style-name="P4" draw:layer="layout" svg:width="0.007cm" svg:height="0.005cm" svg:x="10.717cm" svg:y="13.194cm" svg:viewBox="0 0 8 6" draw:points="8,1 7,0 5,1 2,2 0,2 0,5 1,6 2,6 5,5 6,3">
          <text:p/>
        </draw:polygon>
        <draw:polygon draw:style-name="gr18" draw:text-style-name="P4" draw:layer="layout" svg:width="0.009cm" svg:height="0.005cm" svg:x="10.762cm" svg:y="16.334cm" svg:viewBox="0 0 10 6" draw:points="10,1 8,0 5,1 4,2 2,2 0,5 2,6 4,5 5,5 7,3">
          <text:p/>
        </draw:polygon>
        <draw:polygon draw:style-name="gr18" draw:text-style-name="P4" draw:layer="layout" svg:width="0.007cm" svg:height="0.005cm" svg:x="10.648cm" svg:y="13.143cm" svg:viewBox="0 0 8 6" draw:points="8,1 7,0 5,1 4,2 1,2 0,5 1,6 4,6 5,5 7,4">
          <text:p/>
        </draw:polygon>
        <draw:polygon draw:style-name="gr18" draw:text-style-name="P4" draw:layer="layout" svg:width="0.007cm" svg:height="0.004cm" svg:x="10.648cm" svg:y="16.357cm" svg:viewBox="0 0 8 5" draw:points="8,2 7,0 5,0 4,3 1,3 0,5 1,5 4,5 5,5 7,3">
          <text:p/>
        </draw:polygon>
        <draw:polygon draw:style-name="gr18" draw:text-style-name="P4" draw:layer="layout" svg:width="0.007cm" svg:height="0.005cm" svg:x="10.639cm" svg:y="12.931cm" svg:viewBox="0 0 8 6" draw:points="8,1 7,0 4,1 3,2 1,2 0,5 1,6 3,5 4,5 7,4">
          <text:p/>
        </draw:polygon>
        <draw:polygon draw:style-name="gr18" draw:text-style-name="P4" draw:layer="layout" svg:width="0.007cm" svg:height="0.004cm" svg:x="10.639cm" svg:y="16.145cm" svg:viewBox="0 0 8 5" draw:points="8,2 7,0 4,0 3,2 1,3 0,4 1,5 3,5 4,4 7,3">
          <text:p/>
        </draw:polygon>
        <draw:polygon draw:style-name="gr18" draw:text-style-name="P4" draw:layer="layout" svg:width="0.007cm" svg:height="0.004cm" svg:x="10.083cm" svg:y="12.989cm" svg:viewBox="0 0 8 5" draw:points="8,2 7,0 5,0 4,3 2,3 0,5 2,5 4,5 5,5 7,3">
          <text:p/>
        </draw:polygon>
        <draw:polygon draw:style-name="gr18" draw:text-style-name="P4" draw:layer="layout" svg:width="0.007cm" svg:height="0.005cm" svg:x="10.083cm" svg:y="16.202cm" svg:viewBox="0 0 8 6" draw:points="8,2 7,0 5,1 4,2 2,3 0,5 2,6 4,6 5,5 7,3">
          <text:p/>
        </draw:polygon>
        <draw:polygon draw:style-name="gr18" draw:text-style-name="P4" draw:layer="layout" svg:width="0.007cm" svg:height="0.005cm" svg:x="12.559cm" svg:y="12.628cm" svg:viewBox="0 0 8 6" draw:points="8,1 7,0 5,1 4,3 1,3 0,5 1,6 4,6 5,5 7,4">
          <text:p/>
        </draw:polygon>
        <draw:polygon draw:style-name="gr18" draw:text-style-name="P4" draw:layer="layout" svg:width="0.007cm" svg:height="0.004cm" svg:x="12.559cm" svg:y="15.842cm" svg:viewBox="0 0 8 5" draw:points="8,1 7,0 5,0 4,2 1,2 0,5 1,5 4,5 5,5 7,2">
          <text:p/>
        </draw:polygon>
        <draw:polygon draw:style-name="gr18" draw:text-style-name="P4" draw:layer="layout" svg:width="0.007cm" svg:height="0.005cm" svg:x="12.688cm" svg:y="12.466cm" svg:viewBox="0 0 8 6" draw:points="8,1 8,0 4,1 3,2 1,2 0,5 1,6 3,6 4,5 6,3">
          <text:p/>
        </draw:polygon>
        <draw:polygon draw:style-name="gr18" draw:text-style-name="P4" draw:layer="layout" svg:width="0.007cm" svg:height="0.005cm" svg:x="12.688cm" svg:y="15.68cm" svg:viewBox="0 0 8 6" draw:points="8,1 8,0 4,0 3,3 1,3 0,5 1,6 3,5 4,5 6,4">
          <text:p/>
        </draw:polygon>
        <draw:polygon draw:style-name="gr18" draw:text-style-name="P4" draw:layer="layout" svg:width="0.007cm" svg:height="0.004cm" svg:x="12.521cm" svg:y="12.482cm" svg:viewBox="0 0 8 5" draw:points="8,1 8,0 4,0 3,1 1,2 0,3 1,5 3,5 4,3 7,2">
          <text:p/>
        </draw:polygon>
        <draw:polygon draw:style-name="gr18" draw:text-style-name="P4" draw:layer="layout" svg:width="0.007cm" svg:height="0.005cm" svg:x="12.521cm" svg:y="15.695cm" svg:viewBox="0 0 8 6" draw:points="8,1 8,0 4,1 3,2 1,2 0,5 1,6 3,6 4,5 7,4">
          <text:p/>
        </draw:polygon>
        <draw:polygon draw:style-name="gr18" draw:text-style-name="P4" draw:layer="layout" svg:width="0.007cm" svg:height="0.004cm" svg:x="10.566cm" svg:y="12.863cm" svg:viewBox="0 0 8 5" draw:points="8,1 7,0 5,0 4,2 2,2 0,5 2,5 4,5 5,5 7,2">
          <text:p/>
        </draw:polygon>
        <draw:polygon draw:style-name="gr18" draw:text-style-name="P4" draw:layer="layout" svg:width="0.007cm" svg:height="0.004cm" svg:x="10.566cm" svg:y="16.077cm" svg:viewBox="0 0 8 5" draw:points="8,2 7,0 5,0 4,2 2,3 0,4 2,5 4,5 5,4 7,3">
          <text:p/>
        </draw:polygon>
        <draw:polygon draw:style-name="gr18" draw:text-style-name="P4" draw:layer="layout" svg:width="0.007cm" svg:height="0.004cm" svg:x="11.525cm" svg:y="13.017cm" svg:viewBox="0 0 8 5" draw:points="8,2 7,0 5,0 4,2 0,3 0,5 2,5 4,5 5,4 6,3">
          <text:p/>
        </draw:polygon>
        <draw:polygon draw:style-name="gr18" draw:text-style-name="P4" draw:layer="layout" svg:width="0.007cm" svg:height="0.005cm" svg:x="11.525cm" svg:y="16.23cm" svg:viewBox="0 0 8 6" draw:points="8,1 7,0 5,1 4,2 0,2 0,5 2,6 4,6 5,5 6,3">
          <text:p/>
        </draw:polygon>
        <draw:polygon draw:style-name="gr18" draw:text-style-name="P4" draw:layer="layout" svg:width="0.007cm" svg:height="0.006cm" svg:x="14.83cm" svg:y="14.068cm" svg:viewBox="0 0 8 7" draw:points="8,1 7,0 3,1 2,3 0,3 0,6 1,7 3,6 4,4 6,3">
          <text:p/>
        </draw:polygon>
        <draw:polygon draw:style-name="gr18" draw:text-style-name="P4" draw:layer="layout" svg:width="0.007cm" svg:height="0.005cm" svg:x="14.83cm" svg:y="17.282cm" svg:viewBox="0 0 8 6" draw:points="8,2 7,0 3,2 2,3 0,4 0,6 1,6 3,6 4,5 6,4">
          <text:p/>
        </draw:polygon>
        <draw:polygon draw:style-name="gr18" draw:text-style-name="P4" draw:layer="layout" svg:width="0.007cm" svg:height="0.005cm" svg:x="10.064cm" svg:y="13.256cm" svg:viewBox="0 0 8 6" draw:points="8,1 7,0 3,1 2,3 0,3 0,5 1,6 2,6 4,5 5,4">
          <text:p/>
        </draw:polygon>
        <draw:polygon draw:style-name="gr18" draw:text-style-name="P4" draw:layer="layout" svg:width="0.007cm" svg:height="0.004cm" svg:x="10.064cm" svg:y="16.47cm" svg:viewBox="0 0 8 5" draw:points="8,1 7,0 3,0 2,1 0,2 0,5 1,5 2,5 4,3 5,2">
          <text:p/>
        </draw:polygon>
        <draw:polygon draw:style-name="gr18" draw:text-style-name="P4" draw:layer="layout" svg:width="0.007cm" svg:height="0.004cm" svg:x="12.54cm" svg:y="12.896cm" svg:viewBox="0 0 8 5" draw:points="8,1 7,0 5,0 3,1 0,3 0,4 2,5 3,5 5,4 6,3">
          <text:p/>
        </draw:polygon>
        <draw:polygon draw:style-name="gr18" draw:text-style-name="P4" draw:layer="layout" svg:width="0.007cm" svg:height="0.006cm" svg:x="12.54cm" svg:y="16.109cm" svg:viewBox="0 0 8 7" draw:points="8,2 7,0 5,2 3,3 0,3 0,5 2,7 3,7 5,5 6,4">
          <text:p/>
        </draw:polygon>
        <draw:polygon draw:style-name="gr18" draw:text-style-name="P4" draw:layer="layout" svg:width="0.006cm" svg:height="0.005cm" svg:x="15.765cm" svg:y="13.819cm" svg:viewBox="0 0 7 6" draw:points="7,1 5,0 3,1 2,2 0,3 0,5 1,6 2,6 4,5 5,2">
          <text:p/>
        </draw:polygon>
        <draw:polygon draw:style-name="gr18" draw:text-style-name="P4" draw:layer="layout" svg:width="0.006cm" svg:height="0.007cm" svg:x="15.765cm" svg:y="17.032cm" svg:viewBox="0 0 7 8" draw:points="7,2 5,0 3,2 2,3 0,4 0,6 1,8 2,6 4,5 5,4">
          <text:p/>
        </draw:polygon>
        <draw:polygon draw:style-name="gr18" draw:text-style-name="P4" draw:layer="layout" svg:width="0.008cm" svg:height="0.004cm" svg:x="10.371cm" svg:y="12.847cm" svg:viewBox="0 0 9 5" draw:points="9,1 8,0 4,0 3,1 1,2 0,4 1,5 3,5 5,4 6,2">
          <text:p/>
        </draw:polygon>
        <draw:polygon draw:style-name="gr18" draw:text-style-name="P4" draw:layer="layout" svg:width="0.008cm" svg:height="0.005cm" svg:x="10.371cm" svg:y="16.06cm" svg:viewBox="0 0 9 6" draw:points="9,1 8,0 4,1 3,3 1,3 0,5 1,6 3,6 5,5 6,4">
          <text:p/>
        </draw:polygon>
        <draw:polygon draw:style-name="gr18" draw:text-style-name="P4" draw:layer="layout" svg:width="0.005cm" svg:height="0.002cm" svg:x="11.059cm" svg:y="13.425cm" svg:viewBox="0 0 6 3" draw:points="6,0 4,0 3,0 2,1 0,1 0,3 2,3 3,3 4,1">
          <text:p/>
        </draw:polygon>
        <draw:polygon draw:style-name="gr18" draw:text-style-name="P4" draw:layer="layout" svg:width="0.005cm" svg:height="0.004cm" svg:x="11.059cm" svg:y="16.638cm" svg:viewBox="0 0 6 5" draw:points="6,2 4,0 3,2 2,2 0,3 0,5 2,5 3,3 4,3">
          <text:p/>
        </draw:polygon>
        <draw:polygon draw:style-name="gr18" draw:text-style-name="P4" draw:layer="layout" svg:width="0.004cm" svg:height="0.002cm" svg:x="10.937cm" svg:y="13.534cm" svg:viewBox="0 0 5 3" draw:points="5,0 4,0 2,2 1,2 0,3 1,3 2,3 4,3 4,2">
          <text:p/>
        </draw:polygon>
        <draw:polygon draw:style-name="gr18" draw:text-style-name="P4" draw:layer="layout" svg:width="0.004cm" svg:height="0.003cm" svg:x="10.937cm" svg:y="16.747cm" svg:viewBox="0 0 5 4" draw:points="5,1 5,0 4,1 2,1 1,1 0,3 1,4 2,4 4,3">
          <text:p/>
        </draw:polygon>
        <draw:polygon draw:style-name="gr18" draw:text-style-name="P4" draw:layer="layout" svg:width="0.004cm" svg:height="0.004cm" svg:x="9.777cm" svg:y="13.322cm" svg:viewBox="0 0 5 5" draw:points="5,2 4,0 3,2 1,2 0,2 0,3 1,5 3,3 4,3">
          <text:p/>
        </draw:polygon>
        <draw:polygon draw:style-name="gr18" draw:text-style-name="P4" draw:layer="layout" svg:width="0.004cm" svg:height="0.002cm" svg:x="9.777cm" svg:y="16.536cm" svg:viewBox="0 0 5 3" draw:points="5,0 4,0 3,0 1,2 0,2 0,3 1,3 3,3 4,2">
          <text:p/>
        </draw:polygon>
        <draw:polygon draw:style-name="gr18" draw:text-style-name="P4" draw:layer="layout" svg:width="0.005cm" svg:height="0.002cm" svg:x="12.253cm" svg:y="12.962cm" svg:viewBox="0 0 6 3" draw:points="6,0 4,0 3,0 3,2 0,2 0,3 2,3 3,3 4,2">
          <text:p/>
        </draw:polygon>
        <draw:polygon draw:style-name="gr18" draw:text-style-name="P4" draw:layer="layout" svg:width="0.005cm" svg:height="0.003cm" svg:x="12.253cm" svg:y="16.175cm" svg:viewBox="0 0 6 4" draw:points="6,1 4,0 3,1 0,1 0,3 2,4 3,4 3,3 4,3">
          <text:p/>
        </draw:polygon>
        <draw:polygon draw:style-name="gr18" draw:text-style-name="P4" draw:layer="layout" svg:width="0.005cm" svg:height="0.004cm" svg:x="15.493cm" svg:y="13.932cm" svg:viewBox="0 0 6 5" draw:points="6,2 4,0 3,2 2,2 0,3 0,5 2,5 3,3 4,3">
          <text:p/>
        </draw:polygon>
        <draw:polygon draw:style-name="gr18" draw:text-style-name="P4" draw:layer="layout" svg:width="0.005cm" svg:height="0.004cm" svg:x="15.493cm" svg:y="17.146cm" svg:viewBox="0 0 6 5" draw:points="6,0 4,0 3,0 2,2 0,2 0,3 2,5 3,3 4,2">
          <text:p/>
        </draw:polygon>
        <draw:polygon draw:style-name="gr18" draw:text-style-name="P4" draw:layer="layout" svg:width="0.004cm" svg:height="0.002cm" svg:x="12.453cm" svg:y="13.245cm" svg:viewBox="0 0 5 3" draw:points="5,1 4,0 3,0 1,1 0,1 0,3 1,3 3,3 4,1">
          <text:p/>
        </draw:polygon>
        <draw:polygon draw:style-name="gr18" draw:text-style-name="P4" draw:layer="layout" svg:width="0.004cm" svg:height="0.002cm" svg:x="12.453cm" svg:y="16.459cm" svg:viewBox="0 0 5 3" draw:points="5,0 4,0 3,0 1,0 0,1 0,3 1,3 3,3 4,1">
          <text:p/>
        </draw:polygon>
        <draw:polygon draw:style-name="gr18" draw:text-style-name="P4" draw:layer="layout" svg:width="0.004cm" svg:height="0.003cm" svg:x="12.377cm" svg:y="13.217cm" svg:viewBox="0 0 5 4" draw:points="5,1 4,0 2,0 2,1 0,1 0,3 1,4 2,4 2,3 4,3">
          <text:p/>
        </draw:polygon>
        <draw:polygon draw:style-name="gr18" draw:text-style-name="P4" draw:layer="layout" svg:width="0.004cm" svg:height="0.002cm" svg:x="12.377cm" svg:y="16.431cm" svg:viewBox="0 0 5 3" draw:points="5,0 4,0 2,0 2,1 0,1 0,3 1,3 2,3 4,1">
          <text:p/>
        </draw:polygon>
        <draw:polygon draw:style-name="gr18" draw:text-style-name="P4" draw:layer="layout" svg:width="0.004cm" svg:height="0.004cm" svg:x="11.34cm" svg:y="12.736cm" svg:viewBox="0 0 5 5" draw:points="5,2 4,0 3,2 1,2 0,3 0,5 1,5 3,3 4,3">
          <text:p/>
        </draw:polygon>
        <draw:polygon draw:style-name="gr18" draw:text-style-name="P4" draw:layer="layout" svg:width="0.004cm" svg:height="0.004cm" svg:x="11.34cm" svg:y="15.95cm" svg:viewBox="0 0 5 5" draw:points="5,2 4,0 3,0 1,2 0,2 0,3 0,5 1,3 3,3 4,2">
          <text:p/>
        </draw:polygon>
        <draw:polygon draw:style-name="gr18" draw:text-style-name="P4" draw:layer="layout" svg:width="0.005cm" svg:height="0.002cm" svg:x="11.752cm" svg:y="12.906cm" svg:viewBox="0 0 6 3" draw:points="6,2 6,0 3,0 3,2 0,2 0,3 2,3 3,3 4,2">
          <text:p/>
        </draw:polygon>
        <draw:polygon draw:style-name="gr18" draw:text-style-name="P4" draw:layer="layout" svg:width="0.005cm" svg:height="0.002cm" svg:x="11.752cm" svg:y="16.12cm" svg:viewBox="0 0 6 3" draw:points="6,0 3,0 0,2 0,3 2,3 3,3 4,2">
          <text:p/>
        </draw:polygon>
        <draw:polygon draw:style-name="gr18" draw:text-style-name="P4" draw:layer="layout" svg:width="0.004cm" svg:height="0.003cm" svg:x="14.669cm" svg:y="14.001cm" svg:viewBox="0 0 5 4" draw:points="5,0 4,0 2,0 1,1 0,3 0,4 1,4 2,3 4,1">
          <text:p/>
        </draw:polygon>
        <draw:polygon draw:style-name="gr18" draw:text-style-name="P4" draw:layer="layout" svg:width="0.004cm" svg:height="0.002cm" svg:x="14.669cm" svg:y="17.215cm" svg:viewBox="0 0 5 3" draw:points="5,0 4,0 2,0 1,1 0,1 0,3 1,3 2,3 4,1">
          <text:p/>
        </draw:polygon>
        <draw:polygon draw:style-name="gr18" draw:text-style-name="P4" draw:layer="layout" svg:width="0.005cm" svg:height="0.004cm" svg:x="10.333cm" svg:y="13.34cm" svg:viewBox="0 0 6 5" draw:points="6,2 6,0 3,0 3,2 0,2 0,3 2,5 3,5 3,3 4,3">
          <text:p/>
        </draw:polygon>
        <draw:polygon draw:style-name="gr18" draw:text-style-name="P4" draw:layer="layout" svg:width="0.005cm" svg:height="0.002cm" svg:x="10.333cm" svg:y="16.554cm" svg:viewBox="0 0 6 3" draw:points="6,0 3,0 3,2 0,2 0,3 2,3 3,3 4,2">
          <text:p/>
        </draw:polygon>
        <draw:polygon draw:style-name="gr18" draw:text-style-name="P4" draw:layer="layout" svg:width="0.004cm" svg:height="0.002cm" svg:x="10.175cm" svg:y="12.934cm" svg:viewBox="0 0 5 3" draw:points="5,0 4,0 2,0 1,0 0,2 0,3 1,3 2,3 4,2">
          <text:p/>
        </draw:polygon>
        <draw:polygon draw:style-name="gr18" draw:text-style-name="P4" draw:layer="layout" svg:width="0.004cm" svg:height="0.003cm" svg:x="10.175cm" svg:y="16.147cm" svg:viewBox="0 0 5 4" draw:points="5,1 4,0 2,0 1,1 0,1 0,3 0,4 1,3 2,3 4,3">
          <text:p/>
        </draw:polygon>
        <draw:polygon draw:style-name="gr18" draw:text-style-name="P4" draw:layer="layout" svg:width="0.004cm" svg:height="0.002cm" svg:x="10.668cm" svg:y="13.374cm" svg:viewBox="0 0 5 3" draw:points="5,0 4,0 3,0 1,2 0,2 0,3 1,3 3,3 4,2">
          <text:p/>
        </draw:polygon>
        <draw:polygon draw:style-name="gr18" draw:text-style-name="P4" draw:layer="layout" svg:width="0.004cm" svg:height="0.003cm" svg:x="10.668cm" svg:y="16.587cm" svg:viewBox="0 0 5 4" draw:points="5,1 4,0 3,1 1,1 0,1 0,3 1,4 3,3 4,3">
          <text:p/>
        </draw:polygon>
        <draw:polygon draw:style-name="gr18" draw:text-style-name="P4" draw:layer="layout" svg:width="0.004cm" svg:height="0.002cm" svg:x="11.027cm" svg:y="13.255cm" svg:viewBox="0 0 5 3" draw:points="5,0 2,0 2,1 1,1 0,3 1,3 2,3 4,1">
          <text:p/>
        </draw:polygon>
        <draw:polygon draw:style-name="gr18" draw:text-style-name="P4" draw:layer="layout" svg:width="0.004cm" svg:height="0.004cm" svg:x="11.027cm" svg:y="16.468cm" svg:viewBox="0 0 5 5" draw:points="5,2 5,0 2,2 1,3 0,3 1,5 2,5 2,3 4,3">
          <text:p/>
        </draw:polygon>
        <draw:polygon draw:style-name="gr18" draw:text-style-name="P4" draw:layer="layout" svg:width="0.004cm" svg:height="0.002cm" svg:x="11.381cm" svg:y="13.397cm" svg:viewBox="0 0 5 3" draw:points="5,0 4,0 2,0 1,1 0,3 1,3 2,3 4,3 4,1">
          <text:p/>
        </draw:polygon>
        <draw:polygon draw:style-name="gr18" draw:text-style-name="P4" draw:layer="layout" svg:width="0.004cm" svg:height="0.004cm" svg:x="11.381cm" svg:y="16.61cm" svg:viewBox="0 0 5 5" draw:points="5,2 5,0 4,0 2,2 1,2 0,3 1,5 2,3 4,3 4,2">
          <text:p/>
        </draw:polygon>
        <draw:polygon draw:style-name="gr18" draw:text-style-name="P4" draw:layer="layout" svg:width="0.005cm" svg:height="0.004cm" svg:x="10.303cm" svg:y="12.966cm" svg:viewBox="0 0 6 5" draw:points="6,2 6,0 3,2 2,3 0,3 2,5 3,5 3,3 4,3">
          <text:p/>
        </draw:polygon>
        <draw:polygon draw:style-name="gr18" draw:text-style-name="P4" draw:layer="layout" svg:width="0.005cm" svg:height="0.002cm" svg:x="10.303cm" svg:y="16.18cm" svg:viewBox="0 0 6 3" draw:points="6,2 6,0 3,0 3,2 2,2 0,3 2,3 3,3 4,2">
          <text:p/>
        </draw:polygon>
        <draw:polygon draw:style-name="gr18" draw:text-style-name="P4" draw:layer="layout" svg:width="0.003cm" svg:height="0.002cm" svg:x="10.797cm" svg:y="13.407cm" svg:viewBox="0 0 4 3" draw:points="4,0 3,0 1,1 0,1 0,3 1,3 3,3 4,1">
          <text:p/>
        </draw:polygon>
        <draw:polygon draw:style-name="gr18" draw:text-style-name="P4" draw:layer="layout" svg:width="0.003cm" svg:height="0.004cm" svg:x="10.797cm" svg:y="16.62cm" svg:viewBox="0 0 4 5" draw:points="4,2 4,0 3,2 1,2 0,2 0,3 0,5 1,5 3,3 4,3">
          <text:p/>
        </draw:polygon>
        <draw:polygon draw:style-name="gr18" draw:text-style-name="P4" draw:layer="layout" svg:width="0.004cm" svg:height="0.004cm" svg:x="11.151cm" svg:y="13.548cm" svg:viewBox="0 0 5 5" draw:points="5,2 4,0 3,2 1,2 0,2 0,3 0,5 1,5 3,3 4,3">
          <text:p/>
        </draw:polygon>
        <draw:polygon draw:style-name="gr18" draw:text-style-name="P4" draw:layer="layout" svg:width="0.004cm" svg:height="0.002cm" svg:x="11.151cm" svg:y="16.762cm" svg:viewBox="0 0 5 3" draw:points="5,0 4,0 3,0 1,2 0,2 0,3 1,3 3,3 4,2">
          <text:p/>
        </draw:polygon>
        <draw:polygon draw:style-name="gr18" draw:text-style-name="P4" draw:layer="layout" svg:width="0.004cm" svg:height="0.003cm" svg:x="11.06cm" svg:y="13.533cm" svg:viewBox="0 0 5 4" draw:points="5,1 4,0 2,0 1,1 0,1 0,3 0,4 1,4 2,3 4,3">
          <text:p/>
        </draw:polygon>
        <draw:polygon draw:style-name="gr18" draw:text-style-name="P4" draw:layer="layout" svg:width="0.004cm" svg:height="0.002cm" svg:x="11.06cm" svg:y="16.747cm" svg:viewBox="0 0 5 3" draw:points="5,0 4,0 2,0 1,1 0,1 0,3 1,3 2,3 4,1">
          <text:p/>
        </draw:polygon>
        <draw:polygon draw:style-name="gr18" draw:text-style-name="P4" draw:layer="layout" svg:width="0.005cm" svg:height="0.004cm" svg:x="10.42cm" svg:y="12.978cm" svg:viewBox="0 0 6 5" draw:points="6,2 4,0 3,2 2,2 0,2 0,3 0,5 2,5 3,3 4,3">
          <text:p/>
        </draw:polygon>
        <draw:polygon draw:style-name="gr18" draw:text-style-name="P4" draw:layer="layout" svg:width="0.005cm" svg:height="0.002cm" svg:x="10.42cm" svg:y="16.192cm" svg:viewBox="0 0 6 3" draw:points="6,2 4,0 3,0 2,2 0,2 0,3 2,3 3,3 4,2">
          <text:p/>
        </draw:polygon>
        <draw:polygon draw:style-name="gr18" draw:text-style-name="P4" draw:layer="layout" svg:width="0.004cm" svg:height="0.003cm" svg:x="9.735cm" svg:y="13.573cm" svg:viewBox="0 0 5 4" draw:points="5,1 5,0 3,1 0,1 0,3 1,4 3,4 3,3 4,3">
          <text:p/>
        </draw:polygon>
        <draw:polygon draw:style-name="gr18" draw:text-style-name="P4" draw:layer="layout" svg:width="0.004cm" svg:height="0.002cm" svg:x="9.735cm" svg:y="16.787cm" svg:viewBox="0 0 5 3" draw:points="5,1 5,0 3,0 3,1 0,1 0,3 1,3 3,3 4,1">
          <text:p/>
        </draw:polygon>
        <draw:polygon draw:style-name="gr18" draw:text-style-name="P4" draw:layer="layout" svg:width="0.004cm" svg:height="0.003cm" svg:x="10.187cm" svg:y="13.633cm" svg:viewBox="0 0 5 4" draw:points="5,1 4,0 2,0 1,1 0,1 0,3 0,4 1,4 2,3 4,3">
          <text:p/>
        </draw:polygon>
        <draw:polygon draw:style-name="gr18" draw:text-style-name="P4" draw:layer="layout" svg:width="0.004cm" svg:height="0.002cm" svg:x="10.187cm" svg:y="16.847cm" svg:viewBox="0 0 5 3" draw:points="5,0 4,0 2,0 1,1 0,1 0,3 1,3 2,3 4,1">
          <text:p/>
        </draw:polygon>
        <draw:polygon draw:style-name="gr18" draw:text-style-name="P4" draw:layer="layout" svg:width="0.005cm" svg:height="0.002cm" svg:x="8.839cm" svg:y="13.695cm" svg:viewBox="0 0 6 3" draw:points="6,0 4,0 3,1 2,1 0,3 2,3 3,3 4,3 4,1">
          <text:p/>
        </draw:polygon>
        <draw:polygon draw:style-name="gr18" draw:text-style-name="P4" draw:layer="layout" svg:width="0.005cm" svg:height="0.004cm" svg:x="8.839cm" svg:y="16.908cm" svg:viewBox="0 0 6 5" draw:points="6,2 6,0 4,2 3,2 2,3 0,3 2,5 3,5 4,3">
          <text:p/>
        </draw:polygon>
        <draw:polygon draw:style-name="gr18" draw:text-style-name="P4" draw:layer="layout" svg:width="0.004cm" svg:height="0.003cm" svg:x="8.678cm" svg:y="14.119cm" svg:viewBox="0 0 5 4" draw:points="5,1 4,0 2,1 1,1 0,3 1,4 2,3 4,3">
          <text:p/>
        </draw:polygon>
        <draw:polygon draw:style-name="gr18" draw:text-style-name="P4" draw:layer="layout" svg:width="0.004cm" svg:height="0.002cm" svg:x="8.678cm" svg:y="17.333cm" svg:viewBox="0 0 5 3" draw:points="5,1 4,0 2,0 1,1 0,1 0,3 1,3 2,3 4,1">
          <text:p/>
        </draw:polygon>
        <draw:polygon draw:style-name="gr18" draw:text-style-name="P4" draw:layer="layout" svg:width="0.005cm" svg:height="0.002cm" svg:x="10.213cm" svg:y="13.117cm" svg:viewBox="0 0 6 3" draw:points="6,0 4,0 3,0 2,1 0,1 0,3 2,3 3,3 4,1">
          <text:p/>
        </draw:polygon>
        <draw:polygon draw:style-name="gr18" draw:text-style-name="P4" draw:layer="layout" svg:width="0.005cm" svg:height="0.004cm" svg:x="10.213cm" svg:y="16.33cm" svg:viewBox="0 0 6 5" draw:points="6,2 4,0 3,2 2,2 0,3 2,5 3,3 4,3">
          <text:p/>
        </draw:polygon>
        <draw:polygon draw:style-name="gr18" draw:text-style-name="P4" draw:layer="layout" svg:width="0.004cm" svg:height="0.004cm" svg:x="12.689cm" svg:y="12.756cm" svg:viewBox="0 0 5 5" draw:points="5,2 4,0 2,2 0,2 0,3 1,5 2,5 2,3 4,3">
          <text:p/>
        </draw:polygon>
        <draw:polygon draw:style-name="gr18" draw:text-style-name="P4" draw:layer="layout" svg:width="0.004cm" svg:height="0.002cm" svg:x="12.689cm" svg:y="15.97cm" svg:viewBox="0 0 5 3" draw:points="5,0 4,0 2,0 2,2 0,2 0,3 1,3 2,3 4,2">
          <text:p/>
        </draw:polygon>
        <draw:polygon draw:style-name="gr18" draw:text-style-name="P4" draw:layer="layout" svg:width="0.005cm" svg:height="0.002cm" svg:x="11.128cm" svg:y="13.111cm" svg:viewBox="0 0 6 3" draw:points="6,0 4,0 3,0 2,1 0,1 0,3 2,3 3,3 4,1">
          <text:p/>
        </draw:polygon>
        <draw:polygon draw:style-name="gr18" draw:text-style-name="P4" draw:layer="layout" svg:width="0.004cm" svg:height="0.002cm" svg:x="11.391cm" svg:y="16.202cm" svg:viewBox="0 0 5 3" draw:points="5,0 3,0 3,2 1,2 0,3 1,3 3,3 4,2">
          <text:p/>
        </draw:polygon>
        <draw:polygon draw:style-name="gr18" draw:text-style-name="P4" draw:layer="layout" svg:width="0.004cm" svg:height="0.004cm" svg:x="9.653cm" svg:y="13.29cm" svg:viewBox="0 0 5 5" draw:points="5,2 4,0 2,0 1,2 0,2 0,3 0,5 1,5 2,3 4,3">
          <text:p/>
        </draw:polygon>
        <draw:polygon draw:style-name="gr18" draw:text-style-name="P4" draw:layer="layout" svg:width="0.004cm" svg:height="0.002cm" svg:x="9.653cm" svg:y="16.504cm" svg:viewBox="0 0 5 3" draw:points="5,0 4,0 2,0 1,2 0,2 0,3 1,3 2,3 4,2">
          <text:p/>
        </draw:polygon>
        <draw:polygon draw:style-name="gr18" draw:text-style-name="P4" draw:layer="layout" svg:width="0.004cm" svg:height="0.002cm" svg:x="12.129cm" svg:y="12.93cm" svg:viewBox="0 0 5 3" draw:points="5,0 4,0 3,0 1,0 0,2 0,3 1,3 3,3 4,2">
          <text:p/>
        </draw:polygon>
        <draw:polygon draw:style-name="gr18" draw:text-style-name="P4" draw:layer="layout" svg:width="0.004cm" svg:height="0.003cm" svg:x="12.129cm" svg:y="16.143cm" svg:viewBox="0 0 5 4" draw:points="5,1 4,0 3,0 1,1 0,1 0,3 0,4 1,4 3,3 4,3">
          <text:p/>
        </draw:polygon>
        <draw:polygon draw:style-name="gr18" draw:text-style-name="P4" draw:layer="layout" svg:width="0.004cm" svg:height="0.003cm" svg:x="15.365cm" svg:y="13.921cm" svg:viewBox="0 0 5 4" draw:points="5,1 4,0 2,1 1,3 0,3 0,4 1,4 2,4 4,3">
          <text:p/>
        </draw:polygon>
        <draw:polygon draw:style-name="gr18" draw:text-style-name="P4" draw:layer="layout" svg:width="0.004cm" svg:height="0.003cm" svg:x="15.365cm" svg:y="17.135cm" svg:viewBox="0 0 5 4" draw:points="5,1 4,0 2,1 1,1 0,3 0,4 1,4 2,4 2,3 4,1">
          <text:p/>
        </draw:polygon>
        <draw:polygon draw:style-name="gr18" draw:text-style-name="P4" draw:layer="layout" svg:width="0.004cm" svg:height="0.004cm" svg:x="11.216cm" svg:y="12.704cm" svg:viewBox="0 0 5 5" draw:points="5,2 4,0 2,2 1,2 0,2 0,3 0,5 1,5 2,3 4,3">
          <text:p/>
        </draw:polygon>
        <draw:polygon draw:style-name="gr18" draw:text-style-name="P4" draw:layer="layout" svg:width="0.004cm" svg:height="0.002cm" svg:x="11.216cm" svg:y="15.918cm" svg:viewBox="0 0 5 3" draw:points="5,2 4,0 2,0 1,2 0,2 0,3 1,3 2,3 4,2">
          <text:p/>
        </draw:polygon>
        <draw:polygon draw:style-name="gr18" draw:text-style-name="P4" draw:layer="layout" svg:width="0.004cm" svg:height="0.002cm" svg:x="11.628cm" svg:y="12.874cm" svg:viewBox="0 0 5 3" draw:points="5,0 4,0 3,0 1,2 0,2 0,3 1,3 3,3 4,2">
          <text:p/>
        </draw:polygon>
        <draw:polygon draw:style-name="gr18" draw:text-style-name="P4" draw:layer="layout" svg:width="0.004cm" svg:height="0.002cm" svg:x="11.628cm" svg:y="16.088cm" svg:viewBox="0 0 5 3" draw:points="5,0 4,0 3,0 1,0 0,2 0,3 1,3 3,2 4,2">
          <text:p/>
        </draw:polygon>
        <draw:polygon draw:style-name="gr18" draw:text-style-name="P4" draw:layer="layout" svg:width="0.004cm" svg:height="0.003cm" svg:x="9.611cm" svg:y="13.541cm" svg:viewBox="0 0 5 4" draw:points="5,1 4,0 2,1 1,1 0,1 0,3 0,4 1,4 2,3 4,3">
          <text:p/>
        </draw:polygon>
        <draw:polygon draw:style-name="gr18" draw:text-style-name="P4" draw:layer="layout" svg:width="0.004cm" svg:height="0.002cm" svg:x="9.611cm" svg:y="16.755cm" svg:viewBox="0 0 5 3" draw:points="5,0 4,0 2,0 1,1 0,1 0,3 1,3 2,3 4,1">
          <text:p/>
        </draw:polygon>
        <draw:polygon draw:style-name="gr18" draw:text-style-name="P4" draw:layer="layout" svg:width="0.004cm" svg:height="0.003cm" svg:x="10.062cm" svg:y="13.601cm" svg:viewBox="0 0 5 4" draw:points="5,1 5,0 4,0 3,1 1,1 0,3 1,4 3,3 4,3 4,1">
          <text:p/>
        </draw:polygon>
        <draw:polygon draw:style-name="gr18" draw:text-style-name="P4" draw:layer="layout" svg:width="0.004cm" svg:height="0.002cm" svg:x="10.062cm" svg:y="16.815cm" svg:viewBox="0 0 5 3" draw:points="5,0 4,0 3,1 1,1 0,3 1,3 3,3 4,3 4,1">
          <text:p/>
        </draw:polygon>
        <draw:polygon draw:style-name="gr18" draw:text-style-name="P4" draw:layer="layout" svg:width="0.004cm" svg:height="0.002cm" svg:x="8.715cm" svg:y="13.663cm" svg:viewBox="0 0 5 3" draw:points="5,0 3,0 3,1 1,1 0,3 1,3 3,3 4,1">
          <text:p/>
        </draw:polygon>
        <draw:polygon draw:style-name="gr18" draw:text-style-name="P4" draw:layer="layout" svg:width="0.004cm" svg:height="0.004cm" svg:x="8.715cm" svg:y="16.876cm" svg:viewBox="0 0 5 5" draw:points="5,2 5,0 3,2 1,2 0,3 1,5 3,5 3,3 4,3">
          <text:p/>
        </draw:polygon>
        <draw:polygon draw:style-name="gr18" draw:text-style-name="P4" draw:layer="layout" svg:width="0.004cm" svg:height="0.004cm" svg:x="8.775cm" svg:y="13.758cm" svg:viewBox="0 0 5 5" draw:points="5,2 4,0 3,2 0,3 1,5 3,3 4,3">
          <text:p/>
        </draw:polygon>
        <draw:polygon draw:style-name="gr18" draw:text-style-name="P4" draw:layer="layout" svg:width="0.004cm" svg:height="0.002cm" svg:x="8.775cm" svg:y="16.972cm" svg:viewBox="0 0 5 3" draw:points="5,2 4,0 3,0 3,2 0,2 0,3 1,3 3,3 4,2">
          <text:p/>
        </draw:polygon>
        <draw:polygon draw:style-name="gr18" draw:text-style-name="P4" draw:layer="layout" svg:width="0.004cm" svg:height="0.003cm" svg:x="8.766cm" svg:y="14.069cm" svg:viewBox="0 0 5 4" draw:points="5,1 4,0 3,1 0,3 1,4 3,4 3,3 4,3">
          <text:p/>
        </draw:polygon>
        <draw:polygon draw:style-name="gr18" draw:text-style-name="P4" draw:layer="layout" svg:width="0.004cm" svg:height="0.002cm" svg:x="8.766cm" svg:y="17.283cm" svg:viewBox="0 0 5 3" draw:points="5,1 4,0 3,0 3,1 0,1 0,3 1,3 3,3 4,1">
          <text:p/>
        </draw:polygon>
        <draw:polygon draw:style-name="gr18" draw:text-style-name="P4" draw:layer="layout" svg:width="0.004cm" svg:height="0.002cm" svg:x="10.005cm" svg:y="12.977cm" svg:viewBox="0 0 5 3" draw:points="5,0 4,0 3,0 1,1 0,1 0,3 1,3 3,3 4,1">
          <text:p/>
        </draw:polygon>
        <draw:polygon draw:style-name="gr18" draw:text-style-name="P4" draw:layer="layout" svg:width="0.004cm" svg:height="0.004cm" svg:x="10.005cm" svg:y="16.19cm" svg:viewBox="0 0 5 5" draw:points="5,2 4,0 3,2 1,2 0,2 0,3 0,5 1,5 3,3 4,3">
          <text:p/>
        </draw:polygon>
        <draw:polygon draw:style-name="gr18" draw:text-style-name="P4" draw:layer="layout" svg:width="0.004cm" svg:height="0.004cm" svg:x="12.225cm" svg:y="12.598cm" svg:viewBox="0 0 5 5" draw:points="5,2 5,0 3,2 1,3 0,3 1,5 3,5 4,3">
          <text:p/>
        </draw:polygon>
        <draw:polygon draw:style-name="gr18" draw:text-style-name="P4" draw:layer="layout" svg:width="0.004cm" svg:height="0.002cm" svg:x="12.225cm" svg:y="15.812cm" svg:viewBox="0 0 5 3" draw:points="5,2 5,0 3,0 3,2 1,2 0,3 1,3 3,3 4,3 4,2">
          <text:p/>
        </draw:polygon>
        <draw:polygon draw:style-name="gr18" draw:text-style-name="P4" draw:layer="layout" svg:width="0.004cm" svg:height="0.004cm" svg:x="12.693cm" svg:y="12.378cm" svg:viewBox="0 0 5 5" draw:points="5,2 5,0 3,2 1,2 0,3 1,5 3,5 4,3">
          <text:p/>
        </draw:polygon>
        <draw:polygon draw:style-name="gr18" draw:text-style-name="P4" draw:layer="layout" svg:width="0.004cm" svg:height="0.002cm" svg:x="12.693cm" svg:y="15.592cm" svg:viewBox="0 0 5 3" draw:points="5,2 5,0 3,0 3,2 1,2 0,3 1,3 3,3 4,3 4,2">
          <text:p/>
        </draw:polygon>
        <draw:polygon draw:style-name="gr18" draw:text-style-name="P4" draw:layer="layout" svg:width="0.004cm" svg:height="0.003cm" svg:x="12.443cm" svg:y="12.469cm" svg:viewBox="0 0 5 4" draw:points="5,1 4,0 2,1 1,1 0,3 0,4 1,4 2,3 4,3">
          <text:p/>
        </draw:polygon>
        <draw:polygon draw:style-name="gr18" draw:text-style-name="P4" draw:layer="layout" svg:width="0.004cm" svg:height="0.002cm" svg:x="12.443cm" svg:y="15.683cm" svg:viewBox="0 0 5 3" draw:points="5,1 4,0 2,0 1,1 0,1 0,3 1,3 2,3 4,1">
          <text:p/>
        </draw:polygon>
        <draw:polygon draw:style-name="gr18" draw:text-style-name="P4" draw:layer="layout" svg:width="0.005cm" svg:height="0.003cm" svg:x="9.067cm" svg:y="13.349cm" svg:viewBox="0 0 6 4" draw:points="6,1 6,0 3,1 0,1 0,3 2,4 3,4 3,3 4,3">
          <text:p/>
        </draw:polygon>
        <draw:polygon draw:style-name="gr18" draw:text-style-name="P4" draw:layer="layout" svg:width="0.005cm" svg:height="0.002cm" svg:x="9.067cm" svg:y="16.563cm" svg:viewBox="0 0 6 3" draw:points="6,1 6,0 3,0 3,1 0,1 0,3 2,3 3,3 4,1">
          <text:p/>
        </draw:polygon>
        <draw:polygon draw:style-name="gr18" draw:text-style-name="P4" draw:layer="layout" svg:width="0.005cm" svg:height="0.004cm" svg:x="9.175cm" svg:y="13.618cm" svg:viewBox="0 0 6 5" draw:points="6,2 4,0 3,2 2,2 0,3 0,5 2,5 3,3 4,3">
          <text:p/>
        </draw:polygon>
        <draw:polygon draw:style-name="gr18" draw:text-style-name="P4" draw:layer="layout" svg:width="0.005cm" svg:height="0.004cm" svg:x="9.175cm" svg:y="16.832cm" svg:viewBox="0 0 6 5" draw:points="6,2 4,0 3,0 2,2 0,2 0,3 0,5 2,3 3,3 4,2">
          <text:p/>
        </draw:polygon>
        <draw:polygon draw:style-name="gr18" draw:text-style-name="P4" draw:layer="layout" svg:width="0.005cm" svg:height="0.002cm" svg:x="9.049cm" svg:y="13.771cm" svg:viewBox="0 0 6 3" draw:points="6,1 6,0 3,0 3,1 2,1 0,3 2,3 3,3 4,1">
          <text:p/>
        </draw:polygon>
        <draw:polygon draw:style-name="gr18" draw:text-style-name="P4" draw:layer="layout" svg:width="0.005cm" svg:height="0.002cm" svg:x="9.049cm" svg:y="16.985cm" svg:viewBox="0 0 6 3" draw:points="6,0 3,0 2,1 0,3 2,3 3,3 4,1">
          <text:p/>
        </draw:polygon>
        <draw:polygon draw:style-name="gr18" draw:text-style-name="P4" draw:layer="layout" svg:width="0.004cm" svg:height="0.002cm" svg:x="10.029cm" svg:y="12.917cm" svg:viewBox="0 0 5 3" draw:points="5,0 4,0 3,0 1,0 0,1 0,3 1,3 3,1 4,1">
          <text:p/>
        </draw:polygon>
        <draw:polygon draw:style-name="gr18" draw:text-style-name="P4" draw:layer="layout" svg:width="0.004cm" svg:height="0.004cm" svg:x="10.029cm" svg:y="16.13cm" svg:viewBox="0 0 5 5" draw:points="5,2 4,0 3,0 1,2 0,2 0,3 1,5 1,3 3,3 4,2">
          <text:p/>
        </draw:polygon>
        <draw:polygon draw:style-name="gr18" draw:text-style-name="P4" draw:layer="layout" svg:width="0.005cm" svg:height="0.003cm" svg:x="9.091cm" svg:y="13.289cm" svg:viewBox="0 0 6 4" draw:points="6,1 6,0 4,0 3,1 2,1 0,3 2,4 3,3 4,3 4,1">
          <text:p/>
        </draw:polygon>
        <draw:polygon draw:style-name="gr18" draw:text-style-name="P4" draw:layer="layout" svg:width="0.005cm" svg:height="0.002cm" svg:x="9.091cm" svg:y="16.503cm" svg:viewBox="0 0 6 3" draw:points="6,0 4,0 3,1 2,1 0,3 2,3 3,3 4,3 4,1">
          <text:p/>
        </draw:polygon>
        <draw:polygon draw:style-name="gr18" draw:text-style-name="P4" draw:layer="layout" svg:width="0.005cm" svg:height="0.004cm" svg:x="9.199cm" svg:y="13.558cm" svg:viewBox="0 0 6 5" draw:points="6,2 4,0 3,0 3,2 0,2 0,3 2,5 3,5 3,3 4,3">
          <text:p/>
        </draw:polygon>
        <draw:polygon draw:style-name="gr18" draw:text-style-name="P4" draw:layer="layout" svg:width="0.005cm" svg:height="0.002cm" svg:x="9.199cm" svg:y="16.772cm" svg:viewBox="0 0 6 3" draw:points="6,0 4,0 3,0 3,2 0,2 0,3 2,3 3,3 4,2">
          <text:p/>
        </draw:polygon>
        <draw:polygon draw:style-name="gr18" draw:text-style-name="P4" draw:layer="layout" svg:width="0.005cm" svg:height="0.003cm" svg:x="11.035cm" svg:y="12.981cm" svg:viewBox="0 0 6 4" draw:points="6,1 4,0 3,1 2,1 0,3 0,4 2,4 3,3 4,3">
          <text:p/>
        </draw:polygon>
        <draw:polygon draw:style-name="gr18" draw:text-style-name="P4" draw:layer="layout" svg:width="0.004cm" svg:height="0.002cm" svg:x="10.55cm" svg:y="16.241cm" svg:viewBox="0 0 5 3" draw:points="5,0 2,0 2,1 1,1 0,3 1,3 2,3 4,3 4,1">
          <text:p/>
        </draw:polygon>
        <draw:polygon draw:style-name="gr18" draw:text-style-name="P4" draw:layer="layout" svg:width="0.003cm" svg:height="0.002cm" svg:x="9.56cm" svg:y="13.161cm" svg:viewBox="0 0 4 3" draw:points="4,0 2,0 1,1 0,1 0,3 1,3 2,3 4,1">
          <text:p/>
        </draw:polygon>
        <draw:polygon draw:style-name="gr18" draw:text-style-name="P4" draw:layer="layout" svg:width="0.003cm" svg:height="0.004cm" svg:x="9.56cm" svg:y="16.374cm" svg:viewBox="0 0 4 5" draw:points="4,2 4,0 2,2 1,2 0,2 0,3 0,5 1,5 2,3 4,3">
          <text:p/>
        </draw:polygon>
        <draw:polygon draw:style-name="gr18" draw:text-style-name="P4" draw:layer="layout" svg:width="0.004cm" svg:height="0.003cm" svg:x="8.622cm" svg:y="13.533cm" svg:viewBox="0 0 5 4" draw:points="5,1 4,0 3,1 1,1 0,1 0,3 1,4 3,3 4,3">
          <text:p/>
        </draw:polygon>
        <draw:polygon draw:style-name="gr18" draw:text-style-name="P4" draw:layer="layout" svg:width="0.004cm" svg:height="0.002cm" svg:x="8.622cm" svg:y="16.747cm" svg:viewBox="0 0 5 3" draw:points="5,0 4,0 3,0 1,1 0,1 0,3 1,3 3,3 4,1">
          <text:p/>
        </draw:polygon>
        <draw:polygon draw:style-name="gr18" draw:text-style-name="P4" draw:layer="layout" svg:width="0.004cm" svg:height="0.002cm" svg:x="8.673cm" svg:y="13.94cm" svg:viewBox="0 0 5 3" draw:points="5,2 4,0 3,0 1,2 0,2 0,3 1,3 3,3 4,2">
          <text:p/>
        </draw:polygon>
        <draw:polygon draw:style-name="gr18" draw:text-style-name="P4" draw:layer="layout" svg:width="0.004cm" svg:height="0.002cm" svg:x="8.673cm" svg:y="17.154cm" svg:viewBox="0 0 5 3" draw:points="5,0 4,0 3,0 1,0 0,2 0,3 1,3 3,3 4,2">
          <text:p/>
        </draw:polygon>
        <draw:polygon draw:style-name="gr18" draw:text-style-name="P4" draw:layer="layout" svg:width="0.004cm" svg:height="0.004cm" svg:x="10.97cm" svg:y="13.022cm" svg:viewBox="0 0 5 5" draw:points="5,2 5,0 2,2 1,3 0,3 1,5 2,5 4,3">
          <text:p/>
        </draw:polygon>
        <draw:polygon draw:style-name="gr18" draw:text-style-name="P4" draw:layer="layout" svg:width="0.004cm" svg:height="0.004cm" svg:x="10.718cm" svg:y="16.264cm" svg:viewBox="0 0 5 5" draw:points="5,2 4,0 2,0 1,2 0,2 0,3 0,5 1,5 2,3 4,3">
          <text:p/>
        </draw:polygon>
        <draw:polygon draw:style-name="gr18" draw:text-style-name="P4" draw:layer="layout" svg:width="0.004cm" svg:height="0.002cm" svg:x="9.495cm" svg:y="13.202cm" svg:viewBox="0 0 5 3" draw:points="5,0 3,0 3,2 0,2 0,3 1,3 3,3 4,2">
          <text:p/>
        </draw:polygon>
        <draw:polygon draw:style-name="gr18" draw:text-style-name="P4" draw:layer="layout" svg:width="0.004cm" svg:height="0.003cm" svg:x="9.495cm" svg:y="16.415cm" svg:viewBox="0 0 5 4" draw:points="5,1 5,0 3,1 0,1 0,3 1,4 3,4 3,3 4,3">
          <text:p/>
        </draw:polygon>
        <draw:polygon draw:style-name="gr18" draw:text-style-name="P4" draw:layer="layout" svg:width="0.004cm" svg:height="0.002cm" svg:x="9.549cm" svg:y="13.558cm" svg:viewBox="0 0 5 3" draw:points="5,0 4,0 3,0 1,0 0,2 0,3 1,3 3,3 4,2">
          <text:p/>
        </draw:polygon>
        <draw:polygon draw:style-name="gr18" draw:text-style-name="P4" draw:layer="layout" svg:width="0.004cm" svg:height="0.003cm" svg:x="9.549cm" svg:y="16.771cm" svg:viewBox="0 0 5 4" draw:points="5,1 4,0 3,0 1,1 0,1 0,3 0,4 1,3 3,3 4,1">
          <text:p/>
        </draw:polygon>
        <draw:polygon draw:style-name="gr18" draw:text-style-name="P4" draw:layer="layout" svg:width="0.003cm" svg:height="0.004cm" svg:x="8.558cm" svg:y="13.574cm" svg:viewBox="0 0 4 5" draw:points="4,2 4,0 2,2 1,2 0,2 0,3 0,5 1,5 2,3 4,3">
          <text:p/>
        </draw:polygon>
        <draw:polygon draw:style-name="gr18" draw:text-style-name="P4" draw:layer="layout" svg:width="0.003cm" svg:height="0.002cm" svg:x="8.558cm" svg:y="16.788cm" svg:viewBox="0 0 4 3" draw:points="4,2 4,0 2,0 1,2 0,2 0,3 1,3 2,3">
          <text:p/>
        </draw:polygon>
        <draw:polygon draw:style-name="gr18" draw:text-style-name="P4" draw:layer="layout" svg:width="0.005cm" svg:height="0.002cm" svg:x="8.608cm" svg:y="13.981cm" svg:viewBox="0 0 6 3" draw:points="6,1 6,0 4,0 3,1 2,1 0,3 2,3 3,3 4,3 4,1">
          <text:p/>
        </draw:polygon>
        <draw:polygon draw:style-name="gr18" draw:text-style-name="P4" draw:layer="layout" svg:width="0.005cm" svg:height="0.002cm" svg:x="8.608cm" svg:y="17.195cm" svg:viewBox="0 0 6 3" draw:points="6,0 4,0 3,0 2,1 0,3 2,3 3,3 4,3 4,1">
          <text:p/>
        </draw:polygon>
        <draw:polygon draw:style-name="gr18" draw:text-style-name="P4" draw:layer="layout" svg:width="0.004cm" svg:height="0.002cm" svg:x="12.203cm" svg:y="13.264cm" svg:viewBox="0 0 5 3" draw:points="5,0 2,0 2,2 0,2 0,3 1,3 2,3 4,2">
          <text:p/>
        </draw:polygon>
        <draw:polygon draw:style-name="gr18" draw:text-style-name="P4" draw:layer="layout" svg:width="0.004cm" svg:height="0.003cm" svg:x="12.203cm" svg:y="16.477cm" svg:viewBox="0 0 5 4" draw:points="5,1 5,0 2,1 0,3 1,4 2,4 2,3 4,3">
          <text:p/>
        </draw:polygon>
        <draw:polygon draw:style-name="gr18" draw:text-style-name="P4" draw:layer="layout" svg:width="0.003cm" svg:height="0.003cm" svg:x="10.097cm" svg:y="13.097cm" svg:viewBox="0 0 4 4" draw:points="4,1 4,0 2,1 1,1 0,1 0,3 0,4 1,4 2,3">
          <text:p/>
        </draw:polygon>
        <draw:polygon draw:style-name="gr18" draw:text-style-name="P4" draw:layer="layout" svg:width="0.003cm" svg:height="0.002cm" svg:x="10.097cm" svg:y="16.311cm" svg:viewBox="0 0 4 3" draw:points="4,1 4,0 2,0 1,1 0,1 0,3 1,3 2,3 2,1">
          <text:p/>
        </draw:polygon>
        <draw:polygon draw:style-name="gr18" draw:text-style-name="P4" draw:layer="layout" svg:width="0.004cm" svg:height="0.002cm" svg:x="12.573cm" svg:y="12.737cm" svg:viewBox="0 0 5 3" draw:points="5,0 4,0 3,0 1,1 0,1 0,3 1,3 3,3 4,1">
          <text:p/>
        </draw:polygon>
        <draw:polygon draw:style-name="gr18" draw:text-style-name="P4" draw:layer="layout" svg:width="0.004cm" svg:height="0.004cm" svg:x="12.573cm" svg:y="15.95cm" svg:viewBox="0 0 5 5" draw:points="5,2 4,0 3,2 1,2 0,2 0,3 0,5 1,5 3,3 4,3">
          <text:p/>
        </draw:polygon>
        <draw:polygon draw:style-name="gr18" draw:text-style-name="P4" draw:layer="layout" svg:width="0.004cm" svg:height="0.002cm" svg:x="12.702cm" svg:y="12.575cm" svg:viewBox="0 0 5 3" draw:points="5,0 4,0 3,0 1,1 0,1 0,3 1,3 3,3 4,1">
          <text:p/>
        </draw:polygon>
        <draw:polygon draw:style-name="gr18" draw:text-style-name="P4" draw:layer="layout" svg:width="0.004cm" svg:height="0.004cm" svg:x="12.702cm" svg:y="15.788cm" svg:viewBox="0 0 5 5" draw:points="5,2 4,0 3,2 1,2 0,3 0,5 1,5 3,3 4,3">
          <text:p/>
        </draw:polygon>
        <draw:polygon draw:style-name="gr18" draw:text-style-name="P4" draw:layer="layout" svg:width="0.005cm" svg:height="0.002cm" svg:x="12.535cm" svg:y="12.59cm" svg:viewBox="0 0 6 3" draw:points="6,2 4,0 3,0 2,2 0,2 0,3 2,3 3,3 4,2">
          <text:p/>
        </draw:polygon>
        <draw:polygon draw:style-name="gr18" draw:text-style-name="P4" draw:layer="layout" svg:width="0.005cm" svg:height="0.002cm" svg:x="12.535cm" svg:y="15.804cm" svg:viewBox="0 0 6 3" draw:points="6,0 4,0 3,0 2,0 0,2 0,3 2,3 3,3 4,2">
          <text:p/>
        </draw:polygon>
        <draw:polygon draw:style-name="gr18" draw:text-style-name="P4" draw:layer="layout" svg:width="0.004cm" svg:height="0.003cm" svg:x="10.959cm" svg:y="12.937cm" svg:viewBox="0 0 5 4" draw:points="5,1 4,0 3,1 1,1 0,1 0,3 0,4 1,4 3,3 4,3">
          <text:p/>
        </draw:polygon>
        <draw:polygon draw:style-name="gr18" draw:text-style-name="P4" draw:layer="layout" svg:width="0.004cm" svg:height="0.004cm" svg:x="10.478cm" svg:y="16.386cm" svg:viewBox="0 0 5 5" draw:points="5,2 4,0 2,0 1,2 0,2 0,3 0,5 1,5 2,3 4,3">
          <text:p/>
        </draw:polygon>
        <draw:polygon draw:style-name="gr18" draw:text-style-name="P4" draw:layer="layout" svg:width="0.003cm" svg:height="0.002cm" svg:x="9.484cm" svg:y="13.117cm" svg:viewBox="0 0 4 3" draw:points="4,0 3,0 2,0 0,1 0,3 2,3 3,3 3,1">
          <text:p/>
        </draw:polygon>
        <draw:polygon draw:style-name="gr18" draw:text-style-name="P4" draw:layer="layout" svg:width="0.003cm" svg:height="0.004cm" svg:x="9.484cm" svg:y="16.33cm" svg:viewBox="0 0 4 5" draw:points="4,2 4,0 3,2 2,2 0,2 0,3 0,5 2,5 3,3">
          <text:p/>
        </draw:polygon>
        <draw:polygon draw:style-name="gr18" draw:text-style-name="P4" draw:layer="layout" svg:width="0.004cm" svg:height="0.004cm" svg:x="9.537cm" svg:y="13.472cm" svg:viewBox="0 0 5 5" draw:points="5,2 5,0 3,2 1,3 0,3 1,5 3,5 4,3">
          <text:p/>
        </draw:polygon>
        <draw:polygon draw:style-name="gr18" draw:text-style-name="P4" draw:layer="layout" svg:width="0.004cm" svg:height="0.002cm" svg:x="9.537cm" svg:y="16.686cm" svg:viewBox="0 0 5 3" draw:points="5,2 5,0 3,0 3,2 1,2 0,3 1,3 3,3 4,3 4,2">
          <text:p/>
        </draw:polygon>
        <draw:polygon draw:style-name="gr18" draw:text-style-name="P4" draw:layer="layout" svg:width="0.004cm" svg:height="0.003cm" svg:x="8.546cm" svg:y="13.489cm" svg:viewBox="0 0 5 4" draw:points="5,1 4,0 2,1 1,1 0,1 0,3 0,4 1,4 2,3 4,3">
          <text:p/>
        </draw:polygon>
        <draw:polygon draw:style-name="gr18" draw:text-style-name="P4" draw:layer="layout" svg:width="0.004cm" svg:height="0.002cm" svg:x="8.546cm" svg:y="16.703cm" svg:viewBox="0 0 5 3" draw:points="5,0 4,0 2,0 1,1 0,1 0,3 1,3 2,3 4,1">
          <text:p/>
        </draw:polygon>
        <draw:polygon draw:style-name="gr18" draw:text-style-name="P4" draw:layer="layout" svg:width="0.004cm" svg:height="0.002cm" svg:x="8.163cm" svg:y="13.373cm" svg:viewBox="0 0 5 3" draw:points="5,0 3,0 3,1 1,1 0,3 1,3 3,3 4,1">
          <text:p/>
        </draw:polygon>
        <draw:polygon draw:style-name="gr18" draw:text-style-name="P4" draw:layer="layout" svg:width="0.004cm" svg:height="0.004cm" svg:x="8.163cm" svg:y="16.586cm" svg:viewBox="0 0 5 5" draw:points="5,2 5,0 3,2 1,2 0,3 1,5 3,5 3,3 4,3">
          <text:p/>
        </draw:polygon>
        <draw:polygon draw:style-name="gr18" draw:text-style-name="P4" draw:layer="layout" svg:width="0.004cm" svg:height="0.002cm" svg:x="8.961cm" svg:y="12.946cm" svg:viewBox="0 0 5 3" draw:points="5,2 5,0 4,0 3,2 1,2 0,3 1,3 3,3 4,3 4,2">
          <text:p/>
        </draw:polygon>
        <draw:polygon draw:style-name="gr18" draw:text-style-name="P4" draw:layer="layout" svg:width="0.004cm" svg:height="0.002cm" svg:x="8.961cm" svg:y="16.16cm" svg:viewBox="0 0 5 3" draw:points="5,0 4,0 3,0 1,2 0,3 1,3 3,3 4,3 4,2">
          <text:p/>
        </draw:polygon>
        <draw:polygon draw:style-name="gr18" draw:text-style-name="P4" draw:layer="layout" svg:width="0.005cm" svg:height="0.003cm" svg:x="9.343cm" svg:y="12.953cm" svg:viewBox="0 0 6 4" draw:points="6,1 4,0 3,1 2,1 0,3 0,4 2,4 3,3 4,3">
          <text:p/>
        </draw:polygon>
        <draw:polygon draw:style-name="gr18" draw:text-style-name="P4" draw:layer="layout" svg:width="0.005cm" svg:height="0.003cm" svg:x="9.343cm" svg:y="16.167cm" svg:viewBox="0 0 6 4" draw:points="6,1 4,0 3,0 2,1 0,1 0,3 0,4 2,3 3,3 4,1">
          <text:p/>
        </draw:polygon>
        <draw:polygon draw:style-name="gr18" draw:text-style-name="P4" draw:layer="layout" svg:width="0.004cm" svg:height="0.004cm" svg:x="8.405cm" svg:y="13.326cm" svg:viewBox="0 0 5 5" draw:points="5,2 5,0 2,0 2,2 1,2 0,3 1,5 2,3 4,3 4,2">
          <text:p/>
        </draw:polygon>
        <draw:polygon draw:style-name="gr18" draw:text-style-name="P4" draw:layer="layout" svg:width="0.004cm" svg:height="0.002cm" svg:x="8.405cm" svg:y="16.54cm" svg:viewBox="0 0 5 3" draw:points="5,0 2,0 2,2 1,2 0,3 1,3 2,3 4,3 4,2">
          <text:p/>
        </draw:polygon>
        <draw:polygon draw:style-name="gr18" draw:text-style-name="P4" draw:layer="layout" svg:width="0.003cm" svg:height="0.002cm" svg:x="8.176cm" svg:y="14.011cm" svg:viewBox="0 0 4 3" draw:points="4,0 3,0 2,1 0,1 0,3 2,3 3,3 4,1">
          <text:p/>
        </draw:polygon>
        <draw:polygon draw:style-name="gr18" draw:text-style-name="P4" draw:layer="layout" svg:width="0.003cm" svg:height="0.004cm" svg:x="8.176cm" svg:y="17.224cm" svg:viewBox="0 0 4 5" draw:points="4,2 4,0 3,2 2,2 0,3 0,5 2,5 3,3 4,3">
          <text:p/>
        </draw:polygon>
        <draw:polygon draw:style-name="gr18" draw:text-style-name="P4" draw:layer="layout" svg:width="0.005cm" svg:height="0.002cm" svg:x="8.131cm" svg:y="13.718cm" svg:viewBox="0 0 6 3" draw:points="6,0 4,0 3,0 2,2 0,2 0,3 2,3 3,3 4,2">
          <text:p/>
        </draw:polygon>
        <draw:polygon draw:style-name="gr18" draw:text-style-name="P4" draw:layer="layout" svg:width="0.005cm" svg:height="0.003cm" svg:x="8.131cm" svg:y="16.931cm" svg:viewBox="0 0 6 4" draw:points="6,1 4,0 3,1 2,1 0,1 0,3 0,4 2,4 3,3 4,3">
          <text:p/>
        </draw:polygon>
        <draw:polygon draw:style-name="gr18" draw:text-style-name="P4" draw:layer="layout" svg:width="0.005cm" svg:height="0.004cm" svg:x="9.568cm" svg:y="12.942cm" svg:viewBox="0 0 6 5" draw:points="6,2 4,0 3,2 2,2 0,2 0,3 0,5 2,5 3,3 4,3">
          <text:p/>
        </draw:polygon>
        <draw:polygon draw:style-name="gr18" draw:text-style-name="P4" draw:layer="layout" svg:width="0.005cm" svg:height="0.002cm" svg:x="9.568cm" svg:y="16.156cm" svg:viewBox="0 0 6 3" draw:points="6,2 4,0 3,0 2,2 0,2 0,3 2,3 3,3 4,2">
          <text:p/>
        </draw:polygon>
        <draw:polygon draw:style-name="gr18" draw:text-style-name="P4" draw:layer="layout" svg:width="0.004cm" svg:height="0.002cm" svg:x="8.63cm" svg:y="13.315cm" svg:viewBox="0 0 5 3" draw:points="5,1 4,0 2,0 2,1 0,1 0,3 1,3 2,3 4,1">
          <text:p/>
        </draw:polygon>
        <draw:polygon draw:style-name="gr18" draw:text-style-name="P4" draw:layer="layout" svg:width="0.004cm" svg:height="0.002cm" svg:x="8.63cm" svg:y="16.529cm" svg:viewBox="0 0 5 3" draw:points="5,0 4,0 2,0 0,1 0,3 1,3 2,3 4,1">
          <text:p/>
        </draw:polygon>
        <draw:polygon draw:style-name="gr18" draw:text-style-name="P4" draw:layer="layout" svg:width="0.004cm" svg:height="0.002cm" svg:x="8.4cm" svg:y="14cm" svg:viewBox="0 0 5 3" draw:points="5,0 3,0 3,2 1,2 0,3 1,3 3,3 4,2">
          <text:p/>
        </draw:polygon>
        <draw:polygon draw:style-name="gr18" draw:text-style-name="P4" draw:layer="layout" svg:width="0.004cm" svg:height="0.003cm" svg:x="8.4cm" svg:y="17.213cm" svg:viewBox="0 0 5 4" draw:points="5,1 5,0 3,1 1,1 0,3 1,4 3,4 3,3 4,3">
          <text:p/>
        </draw:polygon>
        <draw:polygon draw:style-name="gr18" draw:text-style-name="P4" draw:layer="layout" svg:width="0.004cm" svg:height="0.003cm" svg:x="8.466cm" svg:y="13.165cm" svg:viewBox="0 0 5 4" draw:points="5,1 4,0 3,1 1,1 0,3 0,4 1,4 3,3 4,3">
          <text:p/>
        </draw:polygon>
        <draw:polygon draw:style-name="gr18" draw:text-style-name="P4" draw:layer="layout" svg:width="0.004cm" svg:height="0.002cm" svg:x="8.466cm" svg:y="16.379cm" svg:viewBox="0 0 5 3" draw:points="5,1 4,0 3,0 1,1 0,1 0,3 1,3 3,3 4,1">
          <text:p/>
        </draw:polygon>
        <draw:polygon draw:style-name="gr18" draw:text-style-name="P4" draw:layer="layout" svg:width="0.005cm" svg:height="0.004cm" svg:x="8.236cm" svg:y="13.85cm" svg:viewBox="0 0 6 5" draw:points="6,2 4,0 3,0 2,2 0,2 0,3 0,5 2,5 3,3 4,3">
          <text:p/>
        </draw:polygon>
        <draw:polygon draw:style-name="gr18" draw:text-style-name="P4" draw:layer="layout" svg:width="0.005cm" svg:height="0.002cm" svg:x="8.236cm" svg:y="17.064cm" svg:viewBox="0 0 6 3" draw:points="6,0 4,0 3,0 2,2 0,2 0,3 2,3 3,3 4,2">
          <text:p/>
        </draw:polygon>
        <draw:polygon draw:style-name="gr18" draw:text-style-name="P4" draw:layer="layout" svg:width="0.005cm" svg:height="0.003cm" svg:x="8.098cm" svg:y="13.787cm" svg:viewBox="0 0 6 4" draw:points="6,1 6,0 3,1 2,1 0,3 2,4 3,4 3,3 4,3">
          <text:p/>
        </draw:polygon>
        <draw:polygon draw:style-name="gr18" draw:text-style-name="P4" draw:layer="layout" svg:width="0.005cm" svg:height="0.002cm" svg:x="8.098cm" svg:y="17.001cm" svg:viewBox="0 0 6 3" draw:points="6,1 6,0 3,0 3,1 2,1 0,3 2,3 3,3 4,1">
          <text:p/>
        </draw:polygon>
        <draw:polygon draw:style-name="gr18" draw:text-style-name="P4" draw:layer="layout" svg:width="0.004cm" svg:height="0.004cm" svg:x="9.929cm" svg:y="13.21cm" svg:viewBox="0 0 5 5" draw:points="5,2 5,0 2,2 1,2 0,3 1,5 2,5 2,3 4,3">
          <text:p/>
        </draw:polygon>
        <draw:polygon draw:style-name="gr18" draw:text-style-name="P4" draw:layer="layout" svg:width="0.004cm" svg:height="0.002cm" svg:x="9.929cm" svg:y="16.424cm" svg:viewBox="0 0 5 3" draw:points="5,0 2,0 2,2 1,2 0,3 1,3 2,3 4,2">
          <text:p/>
        </draw:polygon>
        <draw:polygon draw:style-name="gr18" draw:text-style-name="P4" draw:layer="layout" svg:width="0.004cm" svg:height="0.002cm" svg:x="12.405cm" svg:y="12.85cm" svg:viewBox="0 0 5 3" draw:points="5,0 4,0 3,2 1,2 0,3 1,3 3,3 4,3 4,2">
          <text:p/>
        </draw:polygon>
        <draw:polygon draw:style-name="gr18" draw:text-style-name="P4" draw:layer="layout" svg:width="0.004cm" svg:height="0.003cm" svg:x="12.405cm" svg:y="16.063cm" svg:viewBox="0 0 5 4" draw:points="5,1 5,0 4,1 3,1 1,1 0,3 1,4 3,4 4,3">
          <text:p/>
        </draw:polygon>
        <draw:polygon draw:style-name="gr18" draw:text-style-name="P4" draw:layer="layout" svg:width="0.004cm" svg:height="0.002cm" svg:x="11.904cm" svg:y="12.794cm" svg:viewBox="0 0 5 3" draw:points="5,2 5,0 4,0 3,2 1,2 0,3 1,3 3,3 4,3 4,2">
          <text:p/>
        </draw:polygon>
        <draw:polygon draw:style-name="gr18" draw:text-style-name="P4" draw:layer="layout" svg:width="0.004cm" svg:height="0.002cm" svg:x="11.904cm" svg:y="16.008cm" svg:viewBox="0 0 5 3" draw:points="5,0 4,0 3,0 1,2 0,3 1,3 3,3 4,3 4,2">
          <text:p/>
        </draw:polygon>
        <draw:polygon draw:style-name="gr18" draw:text-style-name="P4" draw:layer="layout" svg:width="0.005cm" svg:height="0.002cm" svg:x="10.237cm" svg:y="12.801cm" svg:viewBox="0 0 6 3" draw:points="6,0 3,0 3,1 2,1 0,3 2,3 3,3 4,1">
          <text:p/>
        </draw:polygon>
        <draw:polygon draw:style-name="gr18" draw:text-style-name="P4" draw:layer="layout" svg:width="0.005cm" svg:height="0.004cm" svg:x="10.237cm" svg:y="16.014cm" svg:viewBox="0 0 6 5" draw:points="6,2 6,0 3,2 2,2 0,3 2,5 3,5 3,3 4,3">
          <text:p/>
        </draw:polygon>
        <draw:polygon draw:style-name="gr18" draw:text-style-name="P4" draw:layer="layout" svg:width="0.004cm" svg:height="0.002cm" svg:x="10.731cm" svg:y="13.241cm" svg:viewBox="0 0 5 3" draw:points="5,0 4,0 3,0 1,1 0,1 0,3 1,3 3,3 4,1">
          <text:p/>
        </draw:polygon>
        <draw:polygon draw:style-name="gr18" draw:text-style-name="P4" draw:layer="layout" svg:width="0.004cm" svg:height="0.004cm" svg:x="10.731cm" svg:y="16.454cm" svg:viewBox="0 0 5 5" draw:points="5,2 4,0 3,2 1,2 0,3 0,5 1,5 3,3 4,3">
          <text:p/>
        </draw:polygon>
        <draw:polygon draw:style-name="gr18" draw:text-style-name="P4" draw:layer="layout" svg:width="0.004cm" svg:height="0.002cm" svg:x="9.947cm" svg:y="13.423cm" svg:viewBox="0 0 5 3" draw:points="5,0 2,0 1,1 0,3 1,3 2,3 4,1">
          <text:p/>
        </draw:polygon>
        <draw:polygon draw:style-name="gr18" draw:text-style-name="P4" draw:layer="layout" svg:width="0.004cm" svg:height="0.004cm" svg:x="9.947cm" svg:y="16.636cm" svg:viewBox="0 0 5 5" draw:points="5,2 5,0 2,0 2,2 1,2 0,3 1,5 2,5 2,3 4,3">
          <text:p/>
        </draw:polygon>
        <draw:polygon draw:style-name="gr18" draw:text-style-name="P4" draw:layer="layout" svg:width="0.004cm" svg:height="0.002cm" svg:x="12.423cm" svg:y="13.062cm" svg:viewBox="0 0 5 3" draw:points="5,2 5,0 3,0 3,2 1,2 0,3 1,3 3,3 4,3 4,2">
          <text:p/>
        </draw:polygon>
        <draw:polygon draw:style-name="gr18" draw:text-style-name="P4" draw:layer="layout" svg:width="0.004cm" svg:height="0.002cm" svg:x="12.423cm" svg:y="16.276cm" svg:viewBox="0 0 5 3" draw:points="5,0 3,0 1,2 0,3 1,3 3,3 4,3 4,2">
          <text:p/>
        </draw:polygon>
        <draw:polygon draw:style-name="gr18" draw:text-style-name="P4" draw:layer="layout" svg:width="0.003cm" svg:height="0.004cm" svg:x="16.473cm" svg:y="13.758cm" svg:viewBox="0 0 4 5" draw:points="4,2 4,0 3,2 1,3 0,3 0,5 1,5 3,5 4,3">
          <text:p/>
        </draw:polygon>
        <draw:polygon draw:style-name="gr18" draw:text-style-name="P4" draw:layer="layout" svg:width="0.003cm" svg:height="0.004cm" svg:x="16.473cm" svg:y="16.972cm" svg:viewBox="0 0 4 5" draw:points="4,2 4,0 3,2 1,2 0,3 0,5 1,5 3,3">
          <text:p/>
        </draw:polygon>
        <draw:polygon draw:style-name="gr18" draw:text-style-name="P4" draw:layer="layout" svg:width="0.004cm" svg:height="0.004cm" svg:x="17.495cm" svg:y="13.466cm" svg:viewBox="0 0 5 5" draw:points="5,0 4,0 2,0 2,2 0,3 1,5 2,5 2,3 4,2">
          <text:p/>
        </draw:polygon>
        <draw:polygon draw:style-name="gr18" draw:text-style-name="P4" draw:layer="layout" svg:width="0.004cm" svg:height="0.002cm" svg:x="17.495cm" svg:y="16.68cm" svg:viewBox="0 0 5 3" draw:points="5,0 4,0 2,0 2,2 0,2 0,3 1,3 2,3 4,2">
          <text:p/>
        </draw:polygon>
        <draw:polygon draw:style-name="gr18" draw:text-style-name="P4" draw:layer="layout" svg:width="0.004cm" svg:height="0.003cm" svg:x="12.623cm" svg:y="13.345cm" svg:viewBox="0 0 5 4" draw:points="5,1 5,0 2,1 1,1 0,3 1,4 2,4 2,3 4,3">
          <text:p/>
        </draw:polygon>
        <draw:polygon draw:style-name="gr18" draw:text-style-name="P4" draw:layer="layout" svg:width="0.004cm" svg:height="0.002cm" svg:x="12.623cm" svg:y="16.559cm" svg:viewBox="0 0 5 3" draw:points="5,0 2,0 2,1 1,1 0,3 1,3 2,3 4,1">
          <text:p/>
        </draw:polygon>
        <draw:polygon draw:style-name="gr18" draw:text-style-name="P4" draw:layer="layout" svg:width="0.004cm" svg:height="0.004cm" svg:x="11.922cm" svg:y="13.006cm" svg:viewBox="0 0 5 5" draw:points="5,2 5,0 4,2 3,2 1,2 0,3 1,5 3,5 4,3">
          <text:p/>
        </draw:polygon>
        <draw:polygon draw:style-name="gr18" draw:text-style-name="P4" draw:layer="layout" svg:width="0.004cm" svg:height="0.002cm" svg:x="11.922cm" svg:y="16.22cm" svg:viewBox="0 0 5 3" draw:points="5,0 4,0 3,2 1,2 0,3 1,3 3,3 4,3 4,2">
          <text:p/>
        </draw:polygon>
        <draw:polygon draw:style-name="gr18" draw:text-style-name="P4" draw:layer="layout" svg:width="0.003cm" svg:height="0.004cm" svg:x="15.175cm" svg:y="14.032cm" svg:viewBox="0 0 4 5" draw:points="4,0 3,0 2,0 2,2 0,2 0,3 0,5 2,3 3,3 3,2">
          <text:p/>
        </draw:polygon>
        <draw:polygon draw:style-name="gr18" draw:text-style-name="P4" draw:layer="layout" svg:width="0.003cm" svg:height="0.003cm" svg:x="15.175cm" svg:y="17.245cm" svg:viewBox="0 0 4 4" draw:points="4,1 3,0 2,1 0,3 0,4 2,4 3,3">
          <text:p/>
        </draw:polygon>
        <draw:polygon draw:style-name="gr18" draw:text-style-name="P4" draw:layer="layout" svg:width="0.004cm" svg:height="0.002cm" svg:x="10.503cm" svg:y="13.441cm" svg:viewBox="0 0 5 3" draw:points="5,0 3,0 1,1 0,3 1,3 3,3 4,1">
          <text:p/>
        </draw:polygon>
        <draw:polygon draw:style-name="gr18" draw:text-style-name="P4" draw:layer="layout" svg:width="0.004cm" svg:height="0.004cm" svg:x="10.503cm" svg:y="16.654cm" svg:viewBox="0 0 5 5" draw:points="5,2 5,0 3,0 3,2 1,2 0,3 1,5 3,3 4,3 4,2">
          <text:p/>
        </draw:polygon>
        <draw:polygon draw:style-name="gr18" draw:text-style-name="P4" draw:layer="layout" svg:width="0.004cm" svg:height="0.002cm" svg:x="10.863cm" svg:y="13.322cm" svg:viewBox="0 0 5 3" draw:points="5,0 4,0 3,0 1,0 0,2 0,3 1,3 3,3 4,2">
          <text:p/>
        </draw:polygon>
        <draw:polygon draw:style-name="gr18" draw:text-style-name="P4" draw:layer="layout" svg:width="0.004cm" svg:height="0.003cm" svg:x="10.863cm" svg:y="16.535cm" svg:viewBox="0 0 5 4" draw:points="5,1 4,0 3,0 1,1 0,1 0,3 0,4 1,4 3,3 4,3">
          <text:p/>
        </draw:polygon>
        <draw:polygon draw:style-name="gr18" draw:text-style-name="P4" draw:layer="layout" svg:width="0.004cm" svg:height="0.003cm" svg:x="11.217cm" svg:y="13.463cm" svg:viewBox="0 0 5 4" draw:points="5,1 4,0 3,1 1,1 0,1 0,3 0,4 1,4 3,3 4,3">
          <text:p/>
        </draw:polygon>
        <draw:polygon draw:style-name="gr18" draw:text-style-name="P4" draw:layer="layout" svg:width="0.004cm" svg:height="0.002cm" svg:x="11.217cm" svg:y="16.677cm" svg:viewBox="0 0 5 3" draw:points="5,0 4,0 3,0 1,1 0,1 0,3 1,3 3,3 4,1">
          <text:p/>
        </draw:polygon>
        <draw:polygon draw:style-name="gr18" draw:text-style-name="P4" draw:layer="layout" svg:width="0.005cm" svg:height="0.002cm" svg:x="8.992cm" svg:y="13.583cm" svg:viewBox="0 0 6 3" draw:points="6,0 4,0 3,0 2,1 0,1 0,3 2,3 3,3 4,1">
          <text:p/>
        </draw:polygon>
        <draw:polygon draw:style-name="gr18" draw:text-style-name="P4" draw:layer="layout" svg:width="0.005cm" svg:height="0.004cm" svg:x="8.992cm" svg:y="16.796cm" svg:viewBox="0 0 6 5" draw:points="6,2 4,0 3,2 2,2 0,3 0,5 2,5 3,3 4,3">
          <text:p/>
        </draw:polygon>
        <draw:polygon draw:style-name="gr18" draw:text-style-name="P4" draw:layer="layout" svg:width="0.004cm" svg:height="0.002cm" svg:x="9.38cm" svg:y="13.113cm" svg:viewBox="0 0 5 3" draw:points="5,1 4,0 2,0 1,1 0,1 0,3 1,3 2,3 4,1">
          <text:p/>
        </draw:polygon>
        <draw:polygon draw:style-name="gr18" draw:text-style-name="P4" draw:layer="layout" svg:width="0.004cm" svg:height="0.002cm" svg:x="9.38cm" svg:y="16.327cm" svg:viewBox="0 0 5 3" draw:points="5,0 4,0 2,0 1,1 0,1 0,3 1,3 2,3 4,1">
          <text:p/>
        </draw:polygon>
        <draw:polygon draw:style-name="gr18" draw:text-style-name="P4" draw:layer="layout" svg:width="0.005cm" svg:height="0.002cm" svg:x="9.433cm" svg:y="13.469cm" svg:viewBox="0 0 6 3" draw:points="6,0 4,0 3,1 2,1 0,3 2,3 3,3 4,3 4,1">
          <text:p/>
        </draw:polygon>
        <draw:polygon draw:style-name="gr18" draw:text-style-name="P4" draw:layer="layout" svg:width="0.005cm" svg:height="0.004cm" svg:x="9.433cm" svg:y="16.682cm" svg:viewBox="0 0 6 5" draw:points="6,2 6,0 4,2 3,2 2,3 0,3 2,5 3,5 4,3">
          <text:p/>
        </draw:polygon>
        <draw:polygon draw:style-name="gr18" draw:text-style-name="P4" draw:layer="layout" svg:width="0.004cm" svg:height="0.004cm" svg:x="8.835cm" svg:y="13.086cm" svg:viewBox="0 0 5 5" draw:points="5,2 5,0 4,0 3,2 1,2 0,3 1,5 3,5 4,3">
          <text:p/>
        </draw:polygon>
        <draw:polygon draw:style-name="gr18" draw:text-style-name="P4" draw:layer="layout" svg:width="0.004cm" svg:height="0.002cm" svg:x="8.835cm" svg:y="16.3cm" svg:viewBox="0 0 5 3" draw:points="5,0 4,0 3,2 1,2 0,3 1,3 3,3 4,3 4,2">
          <text:p/>
        </draw:polygon>
        <draw:polygon draw:style-name="gr18" draw:text-style-name="P4" draw:layer="layout" svg:width="0.004cm" svg:height="0.002cm" svg:x="8.442cm" svg:y="13.486cm" svg:viewBox="0 0 5 3" draw:points="5,0 4,0 3,0 3,2 0,2 0,3 1,3 3,3 4,2">
          <text:p/>
        </draw:polygon>
        <draw:polygon draw:style-name="gr18" draw:text-style-name="P4" draw:layer="layout" svg:width="0.004cm" svg:height="0.003cm" svg:x="8.442cm" svg:y="16.699cm" svg:viewBox="0 0 5 4" draw:points="5,1 4,0 3,1 0,1 0,3 1,4 3,4 3,3 4,3">
          <text:p/>
        </draw:polygon>
        <draw:polygon draw:style-name="gr18" draw:text-style-name="P4" draw:layer="layout" svg:width="0.004cm" svg:height="0.004cm" svg:x="9.252cm" svg:y="12.952cm" svg:viewBox="0 0 5 5" draw:points="5,2 4,0 3,2 1,2 0,3 0,5 1,5 3,3 4,3">
          <text:p/>
        </draw:polygon>
        <draw:polygon draw:style-name="gr18" draw:text-style-name="P4" draw:layer="layout" svg:width="0.004cm" svg:height="0.002cm" svg:x="9.252cm" svg:y="16.166cm" svg:viewBox="0 0 5 3" draw:points="5,2 4,0 3,0 1,2 0,2 0,3 1,3 3,3 4,2">
          <text:p/>
        </draw:polygon>
        <draw:polygon draw:style-name="gr18" draw:text-style-name="P4" draw:layer="layout" svg:width="0.005cm" svg:height="0.002cm" svg:x="8.314cm" svg:y="13.325cm" svg:viewBox="0 0 6 3" draw:points="6,1 4,0 3,0 3,1 0,1 0,3 2,3 3,3 4,1">
          <text:p/>
        </draw:polygon>
        <draw:polygon draw:style-name="gr18" draw:text-style-name="P4" draw:layer="layout" svg:width="0.005cm" svg:height="0.002cm" svg:x="8.314cm" svg:y="16.539cm" svg:viewBox="0 0 6 3" draw:points="6,0 4,0 3,0 3,1 0,1 0,3 2,3 3,3 4,1">
          <text:p/>
        </draw:polygon>
        <draw:polygon draw:style-name="gr18" draw:text-style-name="P4" draw:layer="layout" svg:width="0.004cm" svg:height="0.002cm" svg:x="8.084cm" svg:y="14.01cm" svg:viewBox="0 0 5 3" draw:points="5,0 2,0 2,2 1,2 0,3 1,3 2,3 4,2">
          <text:p/>
        </draw:polygon>
        <draw:polygon draw:style-name="gr18" draw:text-style-name="P4" draw:layer="layout" svg:width="0.004cm" svg:height="0.003cm" svg:x="8.084cm" svg:y="17.223cm" svg:viewBox="0 0 5 4" draw:points="5,1 5,0 2,1 1,1 0,3 1,4 2,4 2,3 4,3">
          <text:p/>
        </draw:polygon>
        <draw:polygon draw:style-name="gr18" draw:text-style-name="P4" draw:layer="layout" svg:width="0.004cm" svg:height="0.003cm" svg:x="9.969cm" svg:y="13.297cm" svg:viewBox="0 0 5 4" draw:points="5,1 4,0 3,0 1,1 0,1 0,3 1,4 1,3 3,3 4,1">
          <text:p/>
        </draw:polygon>
        <draw:polygon draw:style-name="gr18" draw:text-style-name="P4" draw:layer="layout" svg:width="0.004cm" svg:height="0.002cm" svg:x="9.969cm" svg:y="16.511cm" svg:viewBox="0 0 5 3" draw:points="5,0 4,0 3,0 1,1 0,1 0,3 1,3 3,3 4,1">
          <text:p/>
        </draw:polygon>
        <draw:polygon draw:style-name="gr18" draw:text-style-name="P4" draw:layer="layout" svg:width="0.005cm" svg:height="0.004cm" svg:x="12.445cm" svg:y="12.936cm" svg:viewBox="0 0 6 5" draw:points="6,2 4,0 3,2 0,3 2,5 3,5 3,3 4,3">
          <text:p/>
        </draw:polygon>
        <draw:polygon draw:style-name="gr18" draw:text-style-name="P4" draw:layer="layout" svg:width="0.005cm" svg:height="0.004cm" svg:x="12.445cm" svg:y="16.15cm" svg:viewBox="0 0 6 5" draw:points="6,2 4,0 3,0 3,2 0,2 0,3 2,5 3,3 4,2">
          <text:p/>
        </draw:polygon>
        <draw:polygon draw:style-name="gr18" draw:text-style-name="P4" draw:layer="layout" svg:width="0.004cm" svg:height="0.003cm" svg:x="15.678cm" svg:y="13.875cm" svg:viewBox="0 0 5 4" draw:points="5,1 4,0 3,1 1,3 0,3 0,4 1,4 3,4 3,3 4,3">
          <text:p/>
        </draw:polygon>
        <draw:polygon draw:style-name="gr18" draw:text-style-name="P4" draw:layer="layout" svg:width="0.004cm" svg:height="0.003cm" svg:x="15.678cm" svg:y="17.089cm" svg:viewBox="0 0 5 4" draw:points="5,0 4,0 3,0 1,1 0,3 1,4 3,4 3,3 4,1">
          <text:p/>
        </draw:polygon>
        <draw:polygon draw:style-name="gr18" draw:text-style-name="P4" draw:layer="layout" svg:width="0.004cm" svg:height="0.002cm" svg:x="12.645cm" svg:y="13.22cm" svg:viewBox="0 0 5 3" draw:points="5,0 4,0 3,0 1,2 0,2 0,3 1,3 3,3 4,2">
          <text:p/>
        </draw:polygon>
        <draw:polygon draw:style-name="gr18" draw:text-style-name="P4" draw:layer="layout" svg:width="0.004cm" svg:height="0.003cm" svg:x="12.645cm" svg:y="16.433cm" svg:viewBox="0 0 5 4" draw:points="5,1 4,0 3,1 1,1 0,3 0,4 1,4 3,3 4,3">
          <text:p/>
        </draw:polygon>
        <draw:polygon draw:style-name="gr18" draw:text-style-name="P4" draw:layer="layout" svg:width="0.005cm" svg:height="0.002cm" svg:x="10.525cm" svg:y="13.315cm" svg:viewBox="0 0 6 3" draw:points="6,1 4,0 3,0 3,1 0,1 0,3 2,3 3,3 4,1">
          <text:p/>
        </draw:polygon>
        <draw:polygon draw:style-name="gr18" draw:text-style-name="P4" draw:layer="layout" svg:width="0.005cm" svg:height="0.002cm" svg:x="10.525cm" svg:y="16.529cm" svg:viewBox="0 0 6 3" draw:points="6,0 4,0 3,0 0,1 0,3 2,3 3,3 4,1">
          <text:p/>
        </draw:polygon>
        <draw:polygon draw:style-name="gr18" draw:text-style-name="P4" draw:layer="layout" svg:width="0.004cm" svg:height="0.003cm" svg:x="10.277cm" svg:y="12.887cm" svg:viewBox="0 0 5 4" draw:points="5,1 4,0 2,1 1,1 0,3 0,4 1,4 2,3 4,3">
          <text:p/>
        </draw:polygon>
        <draw:polygon draw:style-name="gr18" draw:text-style-name="P4" draw:layer="layout" svg:width="0.004cm" svg:height="0.002cm" svg:x="10.277cm" svg:y="16.101cm" svg:viewBox="0 0 5 3" draw:points="5,1 4,0 2,0 1,1 0,1 0,3 1,3 2,3 4,1">
          <text:p/>
        </draw:polygon>
        <draw:polygon draw:style-name="gr18" draw:text-style-name="P4" draw:layer="layout" svg:width="0.004cm" svg:height="0.002cm" svg:x="10.77cm" svg:y="13.328cm" svg:viewBox="0 0 5 3" draw:points="5,0 3,0 3,2 1,2 0,3 1,3 3,3 4,2">
          <text:p/>
        </draw:polygon>
        <draw:polygon draw:style-name="gr18" draw:text-style-name="P4" draw:layer="layout" svg:width="0.004cm" svg:height="0.003cm" svg:x="10.77cm" svg:y="16.541cm" svg:viewBox="0 0 5 4" draw:points="5,1 5,0 3,1 1,1 0,3 1,4 3,4 3,3 4,3">
          <text:p/>
        </draw:polygon>
        <draw:polygon draw:style-name="gr18" draw:text-style-name="P4" draw:layer="layout" svg:width="0.004cm" svg:height="0.003cm" svg:x="9.987cm" svg:y="13.509cm" svg:viewBox="0 0 5 4" draw:points="5,1 4,0 3,1 1,1 0,1 0,3 0,4 1,4 3,3 4,3">
          <text:p/>
        </draw:polygon>
        <draw:polygon draw:style-name="gr18" draw:text-style-name="P4" draw:layer="layout" svg:width="0.004cm" svg:height="0.002cm" svg:x="9.987cm" svg:y="16.723cm" svg:viewBox="0 0 5 3" draw:points="5,1 4,0 3,0 1,1 0,1 0,3 1,3 3,3 4,1">
          <text:p/>
        </draw:polygon>
        <draw:polygon draw:style-name="gr18" draw:text-style-name="P4" draw:layer="layout" svg:width="0.005cm" svg:height="0.003cm" svg:x="10.543cm" svg:y="13.527cm" svg:viewBox="0 0 6 4" draw:points="6,1 4,0 3,1 2,1 0,1 0,3 2,4 3,3 4,3">
          <text:p/>
        </draw:polygon>
        <draw:polygon draw:style-name="gr18" draw:text-style-name="P4" draw:layer="layout" svg:width="0.005cm" svg:height="0.002cm" svg:x="10.543cm" svg:y="16.741cm" svg:viewBox="0 0 6 3" draw:points="6,0 4,0 3,0 2,1 0,1 0,3 2,3 3,3 4,1">
          <text:p/>
        </draw:polygon>
        <draw:polygon draw:style-name="gr18" draw:text-style-name="P4" draw:layer="layout" svg:width="0.004cm" svg:height="0.004cm" svg:x="10.902cm" svg:y="13.408cm" svg:viewBox="0 0 5 5" draw:points="5,2 5,0 3,2 1,3 0,3 1,5 3,5 3,3 4,3">
          <text:p/>
        </draw:polygon>
        <draw:polygon draw:style-name="gr18" draw:text-style-name="P4" draw:layer="layout" svg:width="0.004cm" svg:height="0.002cm" svg:x="10.902cm" svg:y="16.622cm" svg:viewBox="0 0 5 3" draw:points="5,2 5,0 3,0 3,2 1,2 0,3 1,3 3,3 4,2">
          <text:p/>
        </draw:polygon>
        <draw:polygon draw:style-name="gr18" draw:text-style-name="P4" draw:layer="layout" svg:width="0.003cm" svg:height="0.004cm" svg:x="11.257cm" svg:y="13.55cm" svg:viewBox="0 0 4 5" draw:points="4,2 4,0 3,0 2,2 0,2 0,3 0,5 2,3 3,3 3,2">
          <text:p/>
        </draw:polygon>
        <draw:polygon draw:style-name="gr18" draw:text-style-name="P4" draw:layer="layout" svg:width="0.003cm" svg:height="0.002cm" svg:x="11.257cm" svg:y="16.764cm" svg:viewBox="0 0 4 3" draw:points="4,0 3,0 2,2 0,2 0,3 2,3 3,3 3,2">
          <text:p/>
        </draw:polygon>
        <draw:polygon draw:style-name="gr18" draw:text-style-name="P4" draw:layer="layout" svg:width="0.005cm" svg:height="0.002cm" svg:x="11.236cm" svg:y="13.631cm" svg:viewBox="0 0 6 3" draw:points="6,1 6,0 3,0 3,1 2,1 0,3 2,3 3,3 4,1">
          <text:p/>
        </draw:polygon>
        <draw:polygon draw:style-name="gr18" draw:text-style-name="P4" draw:layer="layout" svg:width="0.005cm" svg:height="0.002cm" svg:x="11.236cm" svg:y="16.845cm" svg:viewBox="0 0 6 3" draw:points="6,0 3,0 3,1 2,1 0,3 2,3 3,3 4,1">
          <text:p/>
        </draw:polygon>
        <draw:polygon draw:style-name="gr18" draw:text-style-name="P4" draw:layer="layout" svg:width="0.004cm" svg:height="0.002cm" svg:x="11.522cm" svg:y="13.492cm" svg:viewBox="0 0 5 3" draw:points="5,0 2,0 2,2 0,2 0,3 1,3 2,3 4,2">
          <text:p/>
        </draw:polygon>
        <draw:polygon draw:style-name="gr18" draw:text-style-name="P4" draw:layer="layout" svg:width="0.004cm" svg:height="0.002cm" svg:x="11.522cm" svg:y="16.706cm" svg:viewBox="0 0 5 3" draw:points="5,0 2,0 0,2 0,3 1,3 2,3 2,2 4,2">
          <text:p/>
        </draw:polygon>
        <draw:polygon draw:style-name="gr18" draw:text-style-name="P4" draw:layer="layout" svg:width="0.005cm" svg:height="0.002cm" svg:x="9.031cm" svg:y="13.67cm" svg:viewBox="0 0 6 3" draw:points="6,0 4,0 3,2 2,2 0,3 2,3 3,3 4,3 4,2">
          <text:p/>
        </draw:polygon>
        <draw:polygon draw:style-name="gr18" draw:text-style-name="P4" draw:layer="layout" svg:width="0.005cm" svg:height="0.003cm" svg:x="9.031cm" svg:y="16.883cm" svg:viewBox="0 0 6 4" draw:points="6,1 6,0 4,1 3,1 2,1 0,3 2,4 3,4 4,3">
          <text:p/>
        </draw:polygon>
        <draw:polygon draw:style-name="gr18" draw:text-style-name="P4" draw:layer="layout" svg:width="0.005cm" svg:height="0.002cm" svg:x="9.133cm" svg:y="13.392cm" svg:viewBox="0 0 6 3" draw:points="6,0 4,0 3,0 3,2 0,2 0,3 2,3 3,3 4,2">
          <text:p/>
        </draw:polygon>
        <draw:polygon draw:style-name="gr18" draw:text-style-name="P4" draw:layer="layout" svg:width="0.005cm" svg:height="0.003cm" svg:x="9.133cm" svg:y="16.605cm" svg:viewBox="0 0 6 4" draw:points="6,1 4,0 3,1 0,1 0,3 2,4 3,3 4,3">
          <text:p/>
        </draw:polygon>
        <draw:polygon draw:style-name="gr18" draw:text-style-name="P4" draw:layer="layout" svg:width="0.005cm" svg:height="0.002cm" svg:x="9.241cm" svg:y="13.661cm" svg:viewBox="0 0 6 3" draw:points="6,0 4,0 3,0 2,1 0,1 0,3 2,3 3,3 4,1">
          <text:p/>
        </draw:polygon>
        <draw:polygon draw:style-name="gr18" draw:text-style-name="P4" draw:layer="layout" svg:width="0.005cm" svg:height="0.004cm" svg:x="9.241cm" svg:y="16.874cm" svg:viewBox="0 0 6 5" draw:points="6,2 4,0 3,2 2,2 0,2 0,3 0,5 2,5 3,3 4,3">
          <text:p/>
        </draw:polygon>
        <draw:polygon draw:style-name="gr18" draw:text-style-name="P4" draw:layer="layout" svg:width="0.005cm" svg:height="0.002cm" svg:x="9.184cm" svg:y="13.332cm" svg:viewBox="0 0 6 3" draw:points="6,0 4,0 3,0 2,2 0,2 0,3 2,3 3,3 4,2">
          <text:p/>
        </draw:polygon>
        <draw:polygon draw:style-name="gr18" draw:text-style-name="P4" draw:layer="layout" svg:width="0.005cm" svg:height="0.003cm" svg:x="9.184cm" svg:y="16.545cm" svg:viewBox="0 0 6 4" draw:points="6,1 4,0 3,1 2,1 0,3 0,4 2,4 3,3 4,3">
          <text:p/>
        </draw:polygon>
        <draw:polygon draw:style-name="gr18" draw:text-style-name="P4" draw:layer="layout" svg:width="0.005cm" svg:height="0.003cm" svg:x="9.172cm" svg:y="13.451cm" svg:viewBox="0 0 6 4" draw:points="6,1 4,0 3,1 2,1 0,3 0,4 2,4 3,3 4,3">
          <text:p/>
        </draw:polygon>
        <draw:polygon draw:style-name="gr18" draw:text-style-name="P4" draw:layer="layout" svg:width="0.005cm" svg:height="0.002cm" svg:x="9.172cm" svg:y="16.665cm" svg:viewBox="0 0 6 3" draw:points="6,1 4,0 3,0 2,1 0,1 0,3 2,3 3,3 4,1">
          <text:p/>
        </draw:polygon>
        <draw:polygon draw:style-name="gr18" draw:text-style-name="P4" draw:layer="layout" svg:width="0.004cm" svg:height="0.002cm" svg:x="9.419cm" svg:y="13.2cm" svg:viewBox="0 0 5 3" draw:points="5,0 2,0 2,2 1,2 0,3 1,3 2,3 4,3 4,2">
          <text:p/>
        </draw:polygon>
        <draw:polygon draw:style-name="gr18" draw:text-style-name="P4" draw:layer="layout" svg:width="0.004cm" svg:height="0.003cm" svg:x="9.419cm" svg:y="16.413cm" svg:viewBox="0 0 5 4" draw:points="5,1 5,0 2,1 1,3 0,3 1,4 2,4 4,3">
          <text:p/>
        </draw:polygon>
        <draw:polygon draw:style-name="gr18" draw:text-style-name="P4" draw:layer="layout" svg:width="0.004cm" svg:height="0.002cm" svg:x="9.473cm" svg:y="13.556cm" svg:viewBox="0 0 5 3" draw:points="5,0 2,0 2,2 0,2 0,3 1,3 2,3 4,2">
          <text:p/>
        </draw:polygon>
        <draw:polygon draw:style-name="gr18" draw:text-style-name="P4" draw:layer="layout" svg:width="0.004cm" svg:height="0.003cm" svg:x="9.473cm" svg:y="16.769cm" svg:viewBox="0 0 5 4" draw:points="5,1 5,0 2,1 0,1 0,3 1,4 2,4 2,3 4,3">
          <text:p/>
        </draw:polygon>
        <draw:polygon draw:style-name="gr18" draw:text-style-name="P4" draw:layer="layout" svg:width="0.005cm" svg:height="0.004cm" svg:x="8.482cm" svg:y="13.572cm" svg:viewBox="0 0 6 5" draw:points="6,2 4,0 3,2 2,2 0,3 0,5 2,5 3,3 4,3">
          <text:p/>
        </draw:polygon>
        <draw:polygon draw:style-name="gr18" draw:text-style-name="P4" draw:layer="layout" svg:width="0.005cm" svg:height="0.004cm" svg:x="8.482cm" svg:y="16.786cm" svg:viewBox="0 0 6 5" draw:points="6,2 4,0 3,0 2,2 0,2 0,3 0,5 2,3 3,3 4,2">
          <text:p/>
        </draw:polygon>
        <draw:polygon draw:style-name="gr18" draw:text-style-name="P4" draw:layer="layout" svg:width="0.005cm" svg:height="0.004cm" svg:x="9.169cm" svg:y="13.042cm" svg:viewBox="0 0 6 5" draw:points="6,2 4,0 3,2 2,2 0,2 0,3 0,5 2,5 3,3 4,3">
          <text:p/>
        </draw:polygon>
        <draw:polygon draw:style-name="gr18" draw:text-style-name="P4" draw:layer="layout" svg:width="0.005cm" svg:height="0.002cm" svg:x="9.169cm" svg:y="16.256cm" svg:viewBox="0 0 6 3" draw:points="6,2 4,0 3,0 2,2 0,2 0,3 2,3 3,3 4,2">
          <text:p/>
        </draw:polygon>
        <draw:polygon draw:style-name="gr18" draw:text-style-name="P4" draw:layer="layout" svg:width="0.004cm" svg:height="0.002cm" svg:x="8.231cm" svg:y="13.415cm" svg:viewBox="0 0 5 3" draw:points="5,1 4,0 2,0 1,1 0,1 0,3 1,3 2,3 4,1">
          <text:p/>
        </draw:polygon>
        <draw:polygon draw:style-name="gr18" draw:text-style-name="P4" draw:layer="layout" svg:width="0.004cm" svg:height="0.002cm" svg:x="8.231cm" svg:y="16.629cm" svg:viewBox="0 0 5 3" draw:points="5,0 4,0 2,0 1,0 0,1 0,3 1,3 2,3 4,1">
          <text:p/>
        </draw:polygon>
        <draw:polygon draw:style-name="gr18" draw:text-style-name="P4" draw:layer="layout" svg:width="0.004cm" svg:height="0.002cm" svg:x="8.001cm" svg:y="14.1cm" svg:viewBox="0 0 5 3" draw:points="5,0 3,0 3,2 1,2 0,3 1,3 3,3 4,2">
          <text:p/>
        </draw:polygon>
        <draw:polygon draw:style-name="gr18" draw:text-style-name="P4" draw:layer="layout" svg:width="0.004cm" svg:height="0.003cm" svg:x="8.001cm" svg:y="17.313cm" svg:viewBox="0 0 5 4" draw:points="5,1 5,0 3,1 1,1 0,3 1,4 3,4 3,3 4,3">
          <text:p/>
        </draw:polygon>
        <draw:polygon draw:style-name="gr18" draw:text-style-name="P4" draw:layer="layout" svg:width="0.005cm" svg:height="0.002cm" svg:x="10.021cm" svg:y="13.096cm" svg:viewBox="0 0 6 3" draw:points="6,0 4,0 3,0 2,0 0,2 0,3 2,3 3,2 4,2">
          <text:p/>
        </draw:polygon>
        <draw:polygon draw:style-name="gr18" draw:text-style-name="P4" draw:layer="layout" svg:width="0.005cm" svg:height="0.003cm" svg:x="10.021cm" svg:y="16.309cm" svg:viewBox="0 0 6 4" draw:points="6,1 4,0 3,0 2,1 0,1 0,3 0,4 2,3 3,3 4,1">
          <text:p/>
        </draw:polygon>
        <draw:polygon draw:style-name="gr18" draw:text-style-name="P4" draw:layer="layout" svg:width="0.004cm" svg:height="0.002cm" svg:x="12.497cm" svg:y="12.735cm" svg:viewBox="0 0 5 3" draw:points="5,0 4,0 2,0 1,1 0,1 0,3 1,3 2,3 4,1">
          <text:p/>
        </draw:polygon>
        <draw:polygon draw:style-name="gr18" draw:text-style-name="P4" draw:layer="layout" svg:width="0.004cm" svg:height="0.002cm" svg:x="12.497cm" svg:y="15.949cm" svg:viewBox="0 0 5 3" draw:points="5,0 4,0 2,0 1,0 0,1 0,3 1,3 2,1 4,1">
          <text:p/>
        </draw:polygon>
        <draw:polygon draw:style-name="gr18" draw:text-style-name="P4" draw:layer="layout" svg:width="0.004cm" svg:height="0.002cm" svg:x="12.626cm" svg:y="12.573cm" svg:viewBox="0 0 5 3" draw:points="5,1 4,0 2,0 1,1 0,1 0,3 1,3 2,3 4,1">
          <text:p/>
        </draw:polygon>
        <draw:polygon draw:style-name="gr18" draw:text-style-name="P4" draw:layer="layout" svg:width="0.004cm" svg:height="0.002cm" svg:x="12.626cm" svg:y="15.787cm" svg:viewBox="0 0 5 3" draw:points="5,0 4,0 2,0 1,0 0,1 0,3 1,3 2,3 4,1">
          <text:p/>
        </draw:polygon>
        <draw:polygon draw:style-name="gr18" draw:text-style-name="P4" draw:layer="layout" svg:width="0.005cm" svg:height="0.002cm" svg:x="12.469cm" svg:y="12.548cm" svg:viewBox="0 0 6 3" draw:points="6,0 4,0 3,0 2,2 0,2 0,3 2,3 3,3 4,2">
          <text:p/>
        </draw:polygon>
        <draw:polygon draw:style-name="gr18" draw:text-style-name="P4" draw:layer="layout" svg:width="0.005cm" svg:height="0.003cm" svg:x="12.469cm" svg:y="15.761cm" svg:viewBox="0 0 6 4" draw:points="6,1 4,0 3,1 2,1 0,1 0,3 2,4 3,3 4,3">
          <text:p/>
        </draw:polygon>
        <draw:polygon draw:style-name="gr18" draw:text-style-name="P4" draw:layer="layout" svg:width="0.004cm" svg:height="0.004cm" svg:x="9.083cm" svg:y="13.468cm" svg:viewBox="0 0 5 5" draw:points="5,2 5,0 2,0 2,2 0,2 0,3 1,5 2,3 4,2">
          <text:p/>
        </draw:polygon>
        <draw:polygon draw:style-name="gr18" draw:text-style-name="P4" draw:layer="layout" svg:width="0.004cm" svg:height="0.002cm" svg:x="9.083cm" svg:y="16.682cm" svg:viewBox="0 0 5 3" draw:points="5,0 2,0 2,2 0,2 0,3 1,3 2,3 4,2">
          <text:p/>
        </draw:polygon>
        <draw:polygon draw:style-name="gr18" draw:text-style-name="P4" draw:layer="layout" svg:width="0.004cm" svg:height="0.003cm" svg:x="9.191cm" svg:y="13.737cm" svg:viewBox="0 0 5 4" draw:points="5,1 4,0 2,0 1,1 0,1 0,3 0,4 1,4 2,3 4,3">
          <text:p/>
        </draw:polygon>
        <draw:polygon draw:style-name="gr18" draw:text-style-name="P4" draw:layer="layout" svg:width="0.004cm" svg:height="0.002cm" svg:x="9.191cm" svg:y="16.951cm" svg:viewBox="0 0 5 3" draw:points="5,0 4,0 2,0 1,1 0,1 0,3 1,3 2,3 4,1">
          <text:p/>
        </draw:polygon>
        <draw:polygon draw:style-name="gr18" draw:text-style-name="P4" draw:layer="layout" svg:width="0.004cm" svg:height="0.002cm" svg:x="9.02cm" svg:y="13.866cm" svg:viewBox="0 0 5 3" draw:points="5,0 2,0 2,2 1,2 0,3 1,3 2,3 4,3 4,2">
          <text:p/>
        </draw:polygon>
        <draw:polygon draw:style-name="gr18" draw:text-style-name="P4" draw:layer="layout" svg:width="0.004cm" svg:height="0.003cm" svg:x="9.02cm" svg:y="17.079cm" svg:viewBox="0 0 5 4" draw:points="5,1 5,0 2,1 1,3 0,3 1,4 2,4 4,3">
          <text:p/>
        </draw:polygon>
        <draw:polygon draw:style-name="gr18" draw:text-style-name="P4" draw:layer="layout" svg:width="0.005cm" svg:height="0.003cm" svg:x="9.904cm" svg:y="13.349cm" svg:viewBox="0 0 6 4" draw:points="6,1 4,0 3,1 2,1 0,1 0,3 0,4 2,4 3,3 4,3">
          <text:p/>
        </draw:polygon>
        <draw:polygon draw:style-name="gr18" draw:text-style-name="P4" draw:layer="layout" svg:width="0.005cm" svg:height="0.002cm" svg:x="9.904cm" svg:y="16.563cm" svg:viewBox="0 0 6 3" draw:points="6,1 4,0 3,0 2,1 0,1 0,3 2,3 3,3 4,1">
          <text:p/>
        </draw:polygon>
        <draw:polygon draw:style-name="gr18" draw:text-style-name="P4" draw:layer="layout" svg:width="0.004cm" svg:height="0.002cm" svg:x="12.38cm" svg:y="12.989cm" svg:viewBox="0 0 5 3" draw:points="5,0 4,0 2,0 1,1 0,1 0,3 1,3 2,3 4,1">
          <text:p/>
        </draw:polygon>
        <draw:polygon draw:style-name="gr18" draw:text-style-name="P4" draw:layer="layout" svg:width="0.004cm" svg:height="0.004cm" svg:x="12.38cm" svg:y="16.202cm" svg:viewBox="0 0 5 5" draw:points="5,2 4,0 2,2 1,2 0,2 0,3 1,5 2,3 4,3">
          <text:p/>
        </draw:polygon>
        <draw:polygon draw:style-name="gr18" draw:text-style-name="P4" draw:layer="layout" svg:width="0.003cm" svg:height="0.003cm" svg:x="16.418cm" svg:y="13.693cm" svg:viewBox="0 0 4 4" draw:points="4,1 4,0 2,1 1,3 0,3 0,4 1,4 2,4 4,3">
          <text:p/>
        </draw:polygon>
        <draw:polygon draw:style-name="gr18" draw:text-style-name="P4" draw:layer="layout" svg:width="0.003cm" svg:height="0.003cm" svg:x="16.418cm" svg:y="16.907cm" svg:viewBox="0 0 4 4" draw:points="4,1 4,0 2,1 1,1 0,3 0,4 1,4 2,3 4,3">
          <text:p/>
        </draw:polygon>
        <draw:polygon draw:style-name="gr18" draw:text-style-name="P4" draw:layer="layout" svg:width="0.005cm" svg:height="0.004cm" svg:x="12.58cm" svg:y="13.272cm" svg:viewBox="0 0 6 5" draw:points="6,2 4,0 3,0 2,2 0,2 0,3 0,5 2,3 3,3 4,2">
          <text:p/>
        </draw:polygon>
        <draw:polygon draw:style-name="gr18" draw:text-style-name="P4" draw:layer="layout" svg:width="0.005cm" svg:height="0.002cm" svg:x="12.58cm" svg:y="16.486cm" svg:viewBox="0 0 6 3" draw:points="6,0 4,0 3,0 2,2 0,2 0,3 2,3 3,3 4,2">
          <text:p/>
        </draw:polygon>
        <draw:polygon draw:style-name="gr18" draw:text-style-name="P4" draw:layer="layout" svg:width="0.004cm" svg:height="0.003cm" svg:x="11.879cm" svg:y="12.933cm" svg:viewBox="0 0 5 4" draw:points="5,1 4,0 2,0 1,1 0,1 0,3 1,4 1,3 2,3 4,1">
          <text:p/>
        </draw:polygon>
        <draw:polygon draw:style-name="gr18" draw:text-style-name="P4" draw:layer="layout" svg:width="0.004cm" svg:height="0.002cm" svg:x="11.879cm" svg:y="16.147cm" svg:viewBox="0 0 5 3" draw:points="5,0 4,0 2,0 1,1 0,1 0,3 1,3 2,3 4,1">
          <text:p/>
        </draw:polygon>
        <draw:polygon draw:style-name="gr18" draw:text-style-name="P4" draw:layer="layout" svg:width="0.004cm" svg:height="0.003cm" svg:x="15.119cm" svg:y="13.967cm" svg:viewBox="0 0 5 4" draw:points="5,0 4,0 2,0 2,1 1,1 0,3 1,4 2,3 4,3 4,1">
          <text:p/>
        </draw:polygon>
        <draw:polygon draw:style-name="gr18" draw:text-style-name="P4" draw:layer="layout" svg:width="0.004cm" svg:height="0.004cm" svg:x="15.119cm" svg:y="17.18cm" svg:viewBox="0 0 5 5" draw:points="5,2 4,0 2,2 2,3 1,3 0,5 1,5 2,5 4,3">
          <text:p/>
        </draw:polygon>
        <draw:polygon draw:style-name="gr18" draw:text-style-name="P4" draw:layer="layout" svg:width="0.004cm" svg:height="0.003cm" svg:x="10.46cm" svg:y="13.367cm" svg:viewBox="0 0 5 4" draw:points="5,1 4,0 2,1 1,1 0,1 0,3 1,4 2,3 4,3">
          <text:p/>
        </draw:polygon>
        <draw:polygon draw:style-name="gr18" draw:text-style-name="P4" draw:layer="layout" svg:width="0.004cm" svg:height="0.002cm" svg:x="10.46cm" svg:y="16.581cm" svg:viewBox="0 0 5 3" draw:points="5,0 4,0 2,0 1,1 0,1 0,3 1,3 2,3 4,1">
          <text:p/>
        </draw:polygon>
        <draw:polygon draw:style-name="gr18" draw:text-style-name="P4" draw:layer="layout" svg:width="0.005cm" svg:height="0.003cm" svg:x="9.94cm" svg:y="13.633cm" svg:viewBox="0 0 6 4" draw:points="6,1 4,0 3,1 2,1 0,1 0,3 0,4 2,4 3,3 4,3">
          <text:p/>
        </draw:polygon>
        <draw:polygon draw:style-name="gr18" draw:text-style-name="P4" draw:layer="layout" svg:width="0.005cm" svg:height="0.002cm" svg:x="9.94cm" svg:y="16.847cm" svg:viewBox="0 0 6 3" draw:points="6,1 4,0 3,0 2,1 0,1 0,3 2,3 3,3 4,1">
          <text:p/>
        </draw:polygon>
        <draw:polygon draw:style-name="gr18" draw:text-style-name="P4" draw:layer="layout" svg:width="0.005cm" svg:height="0.002cm" svg:x="9.922cm" svg:y="13.562cm" svg:viewBox="0 0 6 3" draw:points="6,0 4,0 3,0 2,2 0,2 0,3 2,3 3,3 4,2">
          <text:p/>
        </draw:polygon>
        <draw:polygon draw:style-name="gr18" draw:text-style-name="P4" draw:layer="layout" svg:width="0.005cm" svg:height="0.003cm" svg:x="9.922cm" svg:y="16.775cm" svg:viewBox="0 0 6 4" draw:points="6,1 4,0 3,0 2,1 0,1 0,3 0,4 2,4 3,3 4,3">
          <text:p/>
        </draw:polygon>
        <draw:polygon draw:style-name="gr18" draw:text-style-name="P4" draw:layer="layout" svg:width="0.004cm" svg:height="0.002cm" svg:x="8.966cm" svg:y="13.722cm" svg:viewBox="0 0 5 3" draw:points="5,2 5,0 2,0 2,2 1,2 0,3 1,3 2,3 4,3 4,2">
          <text:p/>
        </draw:polygon>
        <draw:polygon draw:style-name="gr18" draw:text-style-name="P4" draw:layer="layout" svg:width="0.004cm" svg:height="0.002cm" svg:x="8.966cm" svg:y="16.936cm" svg:viewBox="0 0 5 3" draw:points="5,0 2,0 1,2 0,3 1,3 2,3 4,3 4,2">
          <text:p/>
        </draw:polygon>
        <draw:polygon draw:style-name="gr18" draw:text-style-name="P4" draw:layer="layout" svg:width="0.004cm" svg:height="0.002cm" svg:x="8.658cm" svg:y="13.779cm" svg:viewBox="0 0 5 3" draw:points="5,0 3,0 3,1 1,1 0,3 1,3 3,3 4,3 4,1">
          <text:p/>
        </draw:polygon>
        <draw:polygon draw:style-name="gr18" draw:text-style-name="P4" draw:layer="layout" svg:width="0.004cm" svg:height="0.004cm" svg:x="8.658cm" svg:y="16.992cm" svg:viewBox="0 0 5 5" draw:points="5,2 5,0 3,2 1,2 0,3 1,5 3,5 4,3">
          <text:p/>
        </draw:polygon>
        <draw:polygon draw:style-name="gr18" draw:text-style-name="P4" draw:layer="layout" svg:width="0.003cm" svg:height="0.003cm" svg:x="8.602cm" svg:y="14.167cm" svg:viewBox="0 0 4 4" draw:points="4,1 4,0 3,1 2,1 0,3 0,4 2,4 3,3 4,3">
          <text:p/>
        </draw:polygon>
        <draw:polygon draw:style-name="gr18" draw:text-style-name="P4" draw:layer="layout" svg:width="0.003cm" svg:height="0.003cm" svg:x="8.602cm" svg:y="17.381cm" svg:viewBox="0 0 4 4" draw:points="4,1 4,0 3,0 2,1 0,1 0,3 0,4 2,3 3,3">
          <text:p/>
        </draw:polygon>
        <draw:polygon draw:style-name="gr18" draw:text-style-name="P4" draw:layer="layout" svg:width="0.004cm" svg:height="0.002cm" svg:x="10.34cm" svg:y="13.144cm" svg:viewBox="0 0 5 3" draw:points="5,2 4,0 2,0 1,2 0,2 0,3 1,3 2,3 4,2">
          <text:p/>
        </draw:polygon>
        <draw:polygon draw:style-name="gr18" draw:text-style-name="P4" draw:layer="layout" svg:width="0.004cm" svg:height="0.002cm" svg:x="10.34cm" svg:y="16.358cm" svg:viewBox="0 0 5 3" draw:points="5,0 4,0 2,0 1,0 0,2 0,3 1,3 2,3 4,2">
          <text:p/>
        </draw:polygon>
        <draw:polygon draw:style-name="gr18" draw:text-style-name="P4" draw:layer="layout" svg:width="0.004cm" svg:height="0.004cm" svg:x="9.843cm" svg:y="13.244cm" svg:viewBox="0 0 5 5" draw:points="5,2 4,0 3,2 1,2 0,2 0,3 0,5 1,5 3,3 4,3">
          <text:p/>
        </draw:polygon>
        <draw:polygon draw:style-name="gr18" draw:text-style-name="P4" draw:layer="layout" svg:width="0.004cm" svg:height="0.002cm" svg:x="9.843cm" svg:y="16.458cm" svg:viewBox="0 0 5 3" draw:points="5,2 4,0 3,0 1,2 0,2 0,3 1,3 3,3 4,2">
          <text:p/>
        </draw:polygon>
        <draw:polygon draw:style-name="gr18" draw:text-style-name="P4" draw:layer="layout" svg:width="0.005cm" svg:height="0.002cm" svg:x="12.319cm" svg:y="12.884cm" svg:viewBox="0 0 6 3" draw:points="6,0 4,0 3,0 2,2 0,2 0,3 2,3 3,3 4,2">
          <text:p/>
        </draw:polygon>
        <draw:polygon draw:style-name="gr18" draw:text-style-name="P4" draw:layer="layout" svg:width="0.005cm" svg:height="0.003cm" svg:x="12.319cm" svg:y="16.097cm" svg:viewBox="0 0 6 4" draw:points="6,1 4,0 3,1 2,1 0,1 0,3 0,4 2,4 3,3 4,3">
          <text:p/>
        </draw:polygon>
        <draw:polygon draw:style-name="gr18" draw:text-style-name="P4" draw:layer="layout" svg:width="0.005cm" svg:height="0.002cm" svg:x="12.64cm" svg:y="13.117cm" svg:viewBox="0 0 6 3" draw:points="6,0 3,0 2,1 0,1 2,3 3,3 3,1 4,1">
          <text:p/>
        </draw:polygon>
        <draw:polygon draw:style-name="gr18" draw:text-style-name="P4" draw:layer="layout" svg:width="0.005cm" svg:height="0.004cm" svg:x="12.64cm" svg:y="16.33cm" svg:viewBox="0 0 6 5" draw:points="6,2 6,0 3,0 3,2 2,2 0,3 2,5 3,3 4,2">
          <text:p/>
        </draw:polygon>
        <draw:polygon draw:style-name="gr18" draw:text-style-name="P4" draw:layer="layout" svg:width="0.004cm" svg:height="0.003cm" svg:x="15.977cm" svg:y="13.787cm" svg:viewBox="0 0 5 4" draw:points="5,1 4,0 2,1 0,3 0,4 1,4 2,4 2,3 4,3">
          <text:p/>
        </draw:polygon>
        <draw:polygon draw:style-name="gr18" draw:text-style-name="P4" draw:layer="layout" svg:width="0.004cm" svg:height="0.003cm" svg:x="15.977cm" svg:y="17.001cm" svg:viewBox="0 0 5 4" draw:points="5,0 4,0 2,0 2,1 0,1 0,3 1,4 2,3 4,1">
          <text:p/>
        </draw:polygon>
        <draw:polygon draw:style-name="gr18" draw:text-style-name="P4" draw:layer="layout" svg:width="0.005cm" svg:height="0.004cm" svg:x="11.818cm" svg:y="12.828cm" svg:viewBox="0 0 6 5" draw:points="6,2 4,0 3,0 2,2 0,2 0,3 2,5 2,3 3,3 4,2">
          <text:p/>
        </draw:polygon>
        <draw:polygon draw:style-name="gr18" draw:text-style-name="P4" draw:layer="layout" svg:width="0.005cm" svg:height="0.002cm" svg:x="11.818cm" svg:y="16.042cm" svg:viewBox="0 0 6 3" draw:points="6,0 4,0 3,0 2,2 0,2 0,3 2,3 3,3 4,2">
          <text:p/>
        </draw:polygon>
        <draw:polygon draw:style-name="gr18" draw:text-style-name="P4" draw:layer="layout" svg:width="0.005cm" svg:height="0.004cm" svg:x="10.399cm" svg:y="13.262cm" svg:viewBox="0 0 6 5" draw:points="6,2 4,0 3,2 2,2 0,2 0,3 0,5 2,5 3,3 4,3">
          <text:p/>
        </draw:polygon>
        <draw:polygon draw:style-name="gr18" draw:text-style-name="P4" draw:layer="layout" svg:width="0.005cm" svg:height="0.002cm" svg:x="10.399cm" svg:y="16.476cm" svg:viewBox="0 0 6 3" draw:points="6,0 4,0 3,0 2,2 0,2 0,3 2,3 3,3 4,2">
          <text:p/>
        </draw:polygon>
        <draw:polygon draw:style-name="gr18" draw:text-style-name="P4" draw:layer="layout" svg:width="0.004cm" svg:height="0.002cm" svg:x="10.151cm" svg:y="12.835cm" svg:viewBox="0 0 5 3" draw:points="5,0 4,0 2,0 1,1 0,1 0,3 1,3 2,3 4,1">
          <text:p/>
        </draw:polygon>
        <draw:polygon draw:style-name="gr18" draw:text-style-name="P4" draw:layer="layout" svg:width="0.004cm" svg:height="0.004cm" svg:x="10.151cm" svg:y="16.048cm" svg:viewBox="0 0 5 5" draw:points="5,2 4,0 2,2 1,2 0,2 0,3 0,5 1,5 2,3 4,3">
          <text:p/>
        </draw:polygon>
        <draw:polygon draw:style-name="gr18" draw:text-style-name="P4" draw:layer="layout" svg:width="0.004cm" svg:height="0.002cm" svg:x="10.644cm" svg:y="13.275cm" svg:viewBox="0 0 5 3" draw:points="5,0 3,0 3,1 0,1 0,3 1,3 3,3 4,1">
          <text:p/>
        </draw:polygon>
        <draw:polygon draw:style-name="gr18" draw:text-style-name="P4" draw:layer="layout" svg:width="0.004cm" svg:height="0.002cm" svg:x="10.644cm" svg:y="16.489cm" svg:viewBox="0 0 5 3" draw:points="5,0 3,0 0,1 0,3 1,3 3,3 4,1">
          <text:p/>
        </draw:polygon>
        <draw:polygon draw:style-name="gr18" draw:text-style-name="P4" draw:layer="layout" svg:width="0.004cm" svg:height="0.002cm" svg:x="9.861cm" svg:y="13.457cm" svg:viewBox="0 0 5 3" draw:points="5,0 4,0 3,0 1,0 0,1 0,3 1,3 3,3 4,1">
          <text:p/>
        </draw:polygon>
        <draw:polygon draw:style-name="gr18" draw:text-style-name="P4" draw:layer="layout" svg:width="0.004cm" svg:height="0.004cm" svg:x="9.861cm" svg:y="16.67cm" svg:viewBox="0 0 5 5" draw:points="5,2 4,0 3,0 1,2 0,2 0,3 0,5 1,5 3,3 4,3">
          <text:p/>
        </draw:polygon>
        <draw:polygon draw:style-name="gr18" draw:text-style-name="P4" draw:layer="layout" svg:width="0.005cm" svg:height="0.002cm" svg:x="12.337cm" svg:y="13.096cm" svg:viewBox="0 0 6 3" draw:points="6,2 4,0 3,0 2,2 0,2 0,3 2,3 3,3 4,2">
          <text:p/>
        </draw:polygon>
        <draw:polygon draw:style-name="gr18" draw:text-style-name="P4" draw:layer="layout" svg:width="0.005cm" svg:height="0.002cm" svg:x="12.337cm" svg:y="16.31cm" svg:viewBox="0 0 6 3" draw:points="6,0 4,0 3,0 2,0 0,2 0,3 2,3 3,3 4,2">
          <text:p/>
        </draw:polygon>
        <draw:polygon draw:style-name="gr18" draw:text-style-name="P4" draw:layer="layout" svg:width="0.004cm" svg:height="0.004cm" svg:x="15.561cm" svg:y="13.838cm" svg:viewBox="0 0 5 5" draw:points="5,0 4,0 3,0 1,2 0,2 0,3 1,5 3,3 4,2">
          <text:p/>
        </draw:polygon>
        <draw:polygon draw:style-name="gr18" draw:text-style-name="P4" draw:layer="layout" svg:width="0.004cm" svg:height="0.003cm" svg:x="15.561cm" svg:y="17.051cm" svg:viewBox="0 0 5 4" draw:points="5,1 4,0 3,1 1,3 0,3 0,4 1,4 3,4 3,3 4,3">
          <text:p/>
        </draw:polygon>
        <draw:polygon draw:style-name="gr18" draw:text-style-name="P4" draw:layer="layout" svg:width="0.004cm" svg:height="0.003cm" svg:x="12.537cm" svg:y="13.379cm" svg:viewBox="0 0 5 4" draw:points="5,1 4,0 3,1 1,1 0,1 0,3 0,4 1,4 3,3 4,3">
          <text:p/>
        </draw:polygon>
        <draw:polygon draw:style-name="gr18" draw:text-style-name="P4" draw:layer="layout" svg:width="0.004cm" svg:height="0.002cm" svg:x="12.537cm" svg:y="16.593cm" svg:viewBox="0 0 5 3" draw:points="5,1 4,0 3,0 1,1 0,1 0,3 1,3 3,3 4,1">
          <text:p/>
        </draw:polygon>
        <draw:polygon draw:style-name="gr18" draw:text-style-name="P4" draw:layer="layout" svg:width="0.004cm" svg:height="0.002cm" svg:x="12.656cm" svg:y="13.516cm" svg:viewBox="0 0 5 3" draw:points="5,2 4,0 2,0 1,2 0,2 0,3 1,3 2,3 4,2">
          <text:p/>
        </draw:polygon>
        <draw:polygon draw:style-name="gr18" draw:text-style-name="P4" draw:layer="layout" svg:width="0.004cm" svg:height="0.002cm" svg:x="12.656cm" svg:y="16.73cm" svg:viewBox="0 0 5 3" draw:points="5,0 4,0 2,0 1,0 0,2 0,3 1,3 2,3 4,2">
          <text:p/>
        </draw:polygon>
        <draw:polygon draw:style-name="gr18" draw:text-style-name="P4" draw:layer="layout" svg:width="0.005cm" svg:height="0.002cm" svg:x="10.417cm" svg:y="13.475cm" svg:viewBox="0 0 6 3" draw:points="6,0 4,0 3,0 2,0 0,1 0,3 2,3 3,3 4,1">
          <text:p/>
        </draw:polygon>
        <draw:polygon draw:style-name="gr18" draw:text-style-name="P4" draw:layer="layout" svg:width="0.005cm" svg:height="0.004cm" svg:x="10.417cm" svg:y="16.688cm" svg:viewBox="0 0 6 5" draw:points="6,2 4,0 3,0 2,2 0,2 0,3 0,5 2,5 3,3 4,3">
          <text:p/>
        </draw:polygon>
        <draw:polygon draw:style-name="gr18" draw:text-style-name="P4" draw:layer="layout" svg:width="0.004cm" svg:height="0.002cm" svg:x="9.801cm" svg:y="13.496cm" svg:viewBox="0 0 5 3" draw:points="5,0 4,0 3,0 1,0 0,2 1,3 3,2 4,2">
          <text:p/>
        </draw:polygon>
        <draw:polygon draw:style-name="gr18" draw:text-style-name="P4" draw:layer="layout" svg:width="0.004cm" svg:height="0.003cm" svg:x="9.801cm" svg:y="16.709cm" svg:viewBox="0 0 5 4" draw:points="5,1 4,0 3,0 1,1 0,1 0,3 1,4 1,3 3,3 4,1">
          <text:p/>
        </draw:polygon>
        <draw:polygon draw:style-name="gr18" draw:text-style-name="P4" draw:layer="layout" svg:width="0.005cm" svg:height="0.003cm" svg:x="10.357cm" svg:y="13.513cm" svg:viewBox="0 0 6 4" draw:points="6,1 6,0 3,1 0,3 2,4 3,4 3,3 4,3">
          <text:p/>
        </draw:polygon>
        <draw:polygon draw:style-name="gr18" draw:text-style-name="P4" draw:layer="layout" svg:width="0.005cm" svg:height="0.002cm" svg:x="10.357cm" svg:y="16.727cm" svg:viewBox="0 0 6 3" draw:points="6,1 6,0 3,0 3,1 0,1 0,3 2,3 3,3 4,1">
          <text:p/>
        </draw:polygon>
        <draw:polygon draw:style-name="gr18" draw:text-style-name="P4" draw:layer="layout" svg:width="0.005cm" svg:height="0.003cm" svg:x="10.252cm" svg:y="13.555cm" svg:viewBox="0 0 6 4" draw:points="6,1 6,0 4,1 3,1 2,1 0,3 2,4 3,4 4,3">
          <text:p/>
        </draw:polygon>
        <draw:polygon draw:style-name="gr18" draw:text-style-name="P4" draw:layer="layout" svg:width="0.005cm" svg:height="0.002cm" svg:x="10.252cm" svg:y="16.769cm" svg:viewBox="0 0 6 3" draw:points="6,0 4,0 3,1 2,1 0,3 2,3 3,3 4,3 4,1">
          <text:p/>
        </draw:polygon>
        <draw:polygon draw:style-name="gr18" draw:text-style-name="P4" draw:layer="layout" svg:width="0.005cm" svg:height="0.002cm" svg:x="8.905cm" svg:y="13.617cm" svg:viewBox="0 0 6 3" draw:points="6,1 6,0 3,0 3,1 2,1 0,3 2,3 3,3 4,1">
          <text:p/>
        </draw:polygon>
        <draw:polygon draw:style-name="gr18" draw:text-style-name="P4" draw:layer="layout" svg:width="0.005cm" svg:height="0.002cm" svg:x="8.905cm" svg:y="16.831cm" svg:viewBox="0 0 6 3" draw:points="6,0 3,0 2,1 0,3 2,3 3,3 4,1">
          <text:p/>
        </draw:polygon>
        <draw:polygon draw:style-name="gr18" draw:text-style-name="P4" draw:layer="layout" svg:width="0.005cm" svg:height="0.002cm" svg:x="10.279cm" svg:y="13.039cm" svg:viewBox="0 0 6 3" draw:points="6,1 4,0 3,0 2,1 0,1 0,3 2,3 3,3 4,1">
          <text:p/>
        </draw:polygon>
        <draw:polygon draw:style-name="gr18" draw:text-style-name="P4" draw:layer="layout" svg:width="0.005cm" svg:height="0.002cm" svg:x="10.279cm" svg:y="16.253cm" svg:viewBox="0 0 6 3" draw:points="6,0 4,0 3,0 2,0 0,1 0,3 2,3 3,3 4,1">
          <text:p/>
        </draw:polygon>
        <draw:polygon draw:style-name="gr18" draw:text-style-name="P4" draw:layer="layout" svg:width="0.004cm" svg:height="0.003cm" svg:x="10.772cm" svg:y="13.479cm" svg:viewBox="0 0 5 4" draw:points="5,1 5,0 2,0 2,1 0,1 0,3 1,4 2,4 2,3 4,3">
          <text:p/>
        </draw:polygon>
        <draw:polygon draw:style-name="gr18" draw:text-style-name="P4" draw:layer="layout" svg:width="0.004cm" svg:height="0.002cm" svg:x="10.772cm" svg:y="16.693cm" svg:viewBox="0 0 5 3" draw:points="5,0 2,0 2,1 0,1 0,3 1,3 2,3 4,1">
          <text:p/>
        </draw:polygon>
        <draw:polygon draw:style-name="gr18" draw:text-style-name="P4" draw:layer="layout" svg:width="0.004cm" svg:height="0.003cm" svg:x="10.851cm" svg:y="13.251cm" svg:viewBox="0 0 5 4" draw:points="5,1 4,0 3,1 1,1 0,3 0,4 1,4 3,3 4,3">
          <text:p/>
        </draw:polygon>
        <draw:polygon draw:style-name="gr18" draw:text-style-name="P4" draw:layer="layout" svg:width="0.004cm" svg:height="0.002cm" svg:x="10.851cm" svg:y="16.465cm" svg:viewBox="0 0 5 3" draw:points="5,1 4,0 3,0 1,1 0,1 0,3 1,3 3,3 4,1">
          <text:p/>
        </draw:polygon>
        <draw:polygon draw:style-name="gr18" draw:text-style-name="P4" draw:layer="layout" svg:width="0.004cm" svg:height="0.003cm" svg:x="11.205cm" svg:y="13.393cm" svg:viewBox="0 0 5 4" draw:points="5,1 4,0 3,0 1,1 0,1 0,3 0,4 1,4 3,3 4,3">
          <text:p/>
        </draw:polygon>
        <draw:polygon draw:style-name="gr18" draw:text-style-name="P4" draw:layer="layout" svg:width="0.004cm" svg:height="0.002cm" svg:x="11.205cm" svg:y="16.607cm" svg:viewBox="0 0 5 3" draw:points="5,0 4,0 3,0 1,1 0,1 0,3 1,3 3,3 4,1">
          <text:p/>
        </draw:polygon>
        <draw:polygon draw:style-name="gr18" draw:text-style-name="P4" draw:layer="layout" svg:width="0.004cm" svg:height="0.003cm" svg:x="10.668cm" svg:y="13.517cm" svg:viewBox="0 0 5 4" draw:points="5,1 5,0 4,0 3,1 1,1 0,3 1,4 3,3 4,3 4,1">
          <text:p/>
        </draw:polygon>
        <draw:polygon draw:style-name="gr18" draw:text-style-name="P4" draw:layer="layout" svg:width="0.004cm" svg:height="0.002cm" svg:x="10.668cm" svg:y="16.731cm" svg:viewBox="0 0 5 3" draw:points="5,0 4,0 3,1 1,1 0,3 1,3 3,3 4,3 4,1">
          <text:p/>
        </draw:polygon>
        <draw:polygon draw:style-name="gr18" draw:text-style-name="P4" draw:layer="layout" svg:width="0.004cm" svg:height="0.002cm" svg:x="10.605cm" svg:y="13.596cm" svg:viewBox="0 0 5 3" draw:points="5,0 3,0 0,2 0,3 1,3 3,3 4,2">
          <text:p/>
        </draw:polygon>
        <draw:polygon draw:style-name="gr18" draw:text-style-name="P4" draw:layer="layout" svg:width="0.004cm" svg:height="0.003cm" svg:x="10.605cm" svg:y="16.809cm" svg:viewBox="0 0 5 4" draw:points="5,1 5,0 3,0 3,1 0,1 0,3 1,4 3,4 3,3 4,3">
          <text:p/>
        </draw:polygon>
        <draw:polygon draw:style-name="gr18" draw:text-style-name="P4" draw:layer="layout" svg:width="0.005cm" svg:height="0.002cm" svg:x="9.214cm" svg:y="13.113cm" svg:viewBox="0 0 6 3" draw:points="6,0 3,0 3,1 2,1 0,3 2,3 3,3 4,1">
          <text:p/>
        </draw:polygon>
        <draw:polygon draw:style-name="gr18" draw:text-style-name="P4" draw:layer="layout" svg:width="0.005cm" svg:height="0.002cm" svg:x="9.214cm" svg:y="16.327cm" svg:viewBox="0 0 6 3" draw:points="6,0 3,0 2,1 0,3 2,3 3,3 4,1">
          <text:p/>
        </draw:polygon>
        <draw:polygon draw:style-name="gr18" draw:text-style-name="P4" draw:layer="layout" svg:width="0.005cm" svg:height="0.002cm" svg:x="9.268cm" svg:y="13.469cm" svg:viewBox="0 0 6 3" draw:points="6,0 4,0 3,0 3,1 0,1 0,3 2,3 3,3 4,1">
          <text:p/>
        </draw:polygon>
        <draw:polygon draw:style-name="gr18" draw:text-style-name="P4" draw:layer="layout" svg:width="0.005cm" svg:height="0.004cm" svg:x="9.268cm" svg:y="16.682cm" svg:viewBox="0 0 6 5" draw:points="6,2 4,0 3,2 0,2 0,3 2,5 3,5 3,3 4,3">
          <text:p/>
        </draw:polygon>
        <draw:polygon draw:style-name="gr18" draw:text-style-name="P4" draw:layer="layout" svg:width="0.004cm" svg:height="0.002cm" svg:x="8.277cm" svg:y="13.486cm" svg:viewBox="0 0 5 3" draw:points="5,0 4,0 3,0 1,0 0,2 0,3 1,3 3,3 4,2">
          <text:p/>
        </draw:polygon>
        <draw:polygon draw:style-name="gr18" draw:text-style-name="P4" draw:layer="layout" svg:width="0.004cm" svg:height="0.003cm" svg:x="8.277cm" svg:y="16.699cm" svg:viewBox="0 0 5 4" draw:points="5,1 4,0 3,0 1,1 0,1 0,3 0,4 1,4 3,3 4,3">
          <text:p/>
        </draw:polygon>
        <draw:polygon draw:style-name="gr18" draw:text-style-name="P4" draw:layer="layout" svg:width="0.003cm" svg:height="0.002cm" svg:x="9.295cm" svg:y="12.887cm" svg:viewBox="0 0 4 3" draw:points="4,1 4,0 3,0 2,1 0,1 0,3 2,3 3,3">
          <text:p/>
        </draw:polygon>
        <draw:polygon draw:style-name="gr18" draw:text-style-name="P4" draw:layer="layout" svg:width="0.003cm" svg:height="0.002cm" svg:x="9.295cm" svg:y="16.101cm" svg:viewBox="0 0 4 3" draw:points="4,0 3,0 2,0 0,1 0,3 2,3 3,3 4,1">
          <text:p/>
        </draw:polygon>
        <draw:polygon draw:style-name="gr18" draw:text-style-name="P4" draw:layer="layout" svg:width="0.004cm" svg:height="0.002cm" svg:x="8.357cm" svg:y="13.26cm" svg:viewBox="0 0 5 3" draw:points="5,0 4,0 2,0 1,2 0,2 0,3 1,3 2,3 4,2">
          <text:p/>
        </draw:polygon>
        <draw:polygon draw:style-name="gr18" draw:text-style-name="P4" draw:layer="layout" svg:width="0.004cm" svg:height="0.003cm" svg:x="8.357cm" svg:y="16.473cm" svg:viewBox="0 0 5 4" draw:points="5,1 4,0 2,1 1,1 0,1 0,3 1,4 2,3 4,3">
          <text:p/>
        </draw:polygon>
        <draw:polygon draw:style-name="gr18" draw:text-style-name="P4" draw:layer="layout" svg:width="0.004cm" svg:height="0.004cm" svg:x="8.127cm" svg:y="13.944cm" svg:viewBox="0 0 5 5" draw:points="5,2 5,0 3,2 1,2 0,3 1,5 3,5 3,3 4,3">
          <text:p/>
        </draw:polygon>
        <draw:polygon draw:style-name="gr18" draw:text-style-name="P4" draw:layer="layout" svg:width="0.004cm" svg:height="0.002cm" svg:x="8.127cm" svg:y="17.158cm" svg:viewBox="0 0 5 3" draw:points="5,2 5,0 3,0 3,2 1,2 0,3 1,3 3,3 4,2">
          <text:p/>
        </draw:polygon>
        <draw:polygon draw:style-name="gr18" draw:text-style-name="P4" draw:layer="layout" svg:width="0.004cm" svg:height="0.003cm" svg:x="11.967cm" svg:y="13.159cm" svg:viewBox="0 0 5 4" draw:points="4,4 5,3 4,1 3,1 1,0 0,0 0,1 1,3 3,3">
          <text:p/>
        </draw:polygon>
        <draw:polygon draw:style-name="gr18" draw:text-style-name="P4" draw:layer="layout" svg:width="0.004cm" svg:height="0.003cm" svg:x="11.967cm" svg:y="16.373cm" svg:viewBox="0 0 5 4" draw:points="4,4 5,3 4,1 3,1 1,0 0,0 1,1 1,3 3,3">
          <text:p/>
        </draw:polygon>
        <draw:polygon draw:style-name="gr18" draw:text-style-name="P4" draw:layer="layout" svg:width="0.004cm" svg:height="0.004cm" svg:x="16.266cm" svg:y="13.76cm" svg:viewBox="0 0 5 5" draw:points="5,5 5,3 4,2 3,2 1,0 0,2 1,3 3,3 4,5">
          <text:p/>
        </draw:polygon>
        <draw:polygon draw:style-name="gr18" draw:text-style-name="P4" draw:layer="layout" svg:width="0.004cm" svg:height="0.004cm" svg:x="16.266cm" svg:y="16.974cm" svg:viewBox="0 0 5 5" draw:points="5,5 5,3 4,2 3,2 1,0 0,0 0,2 1,3 3,3 4,3">
          <text:p/>
        </draw:polygon>
        <draw:polygon draw:style-name="gr18" draw:text-style-name="P4" draw:layer="layout" svg:width="0.004cm" svg:height="0.003cm" svg:x="10.578cm" svg:y="12.961cm" svg:viewBox="0 0 5 4" draw:points="5,4 5,3 4,1 3,1 1,0 0,1 1,3 3,3 3,4">
          <text:p/>
        </draw:polygon>
        <draw:polygon draw:style-name="gr18" draw:text-style-name="P4" draw:layer="layout" svg:width="0.004cm" svg:height="0.003cm" svg:x="10.578cm" svg:y="16.175cm" svg:viewBox="0 0 5 4" draw:points="5,4 5,3 4,1 3,1 1,0 0,1 1,1 3,3">
          <text:p/>
        </draw:polygon>
        <draw:polygon draw:style-name="gr18" draw:text-style-name="P4" draw:layer="layout" svg:width="0.003cm" svg:height="0.004cm" svg:x="12.025cm" svg:y="13.35cm" svg:viewBox="0 0 4 5" draw:points="4,2 4,0 3,2 2,2 0,2 0,3 0,5 2,5 3,3">
          <text:p/>
        </draw:polygon>
        <draw:polygon draw:style-name="gr18" draw:text-style-name="P4" draw:layer="layout" svg:width="0.003cm" svg:height="0.002cm" svg:x="12.025cm" svg:y="16.564cm" svg:viewBox="0 0 4 3" draw:points="4,0 3,0 2,2 0,2 0,3 2,3 3,3 3,2">
          <text:p/>
        </draw:polygon>
        <draw:polygon draw:style-name="gr18" draw:text-style-name="P4" draw:layer="layout" svg:width="0.003cm" svg:height="0.003cm" svg:x="12.425cm" svg:y="13.363cm" svg:viewBox="0 0 4 4" draw:points="4,3 4,1 2,0 1,1 0,3 1,4 4,4">
          <text:p/>
        </draw:polygon>
        <draw:polygon draw:style-name="gr18" draw:text-style-name="P4" draw:layer="layout" svg:width="0.003cm" svg:height="0.003cm" svg:x="12.425cm" svg:y="16.577cm" svg:viewBox="0 0 4 4" draw:points="4,3 4,1 2,0 1,0 0,3 1,4 4,4">
          <text:p/>
        </draw:polygon>
        <draw:polygon draw:style-name="gr18" draw:text-style-name="P4" draw:layer="layout" svg:width="0.003cm" svg:height="0.003cm" svg:x="12.41cm" svg:y="13.449cm" svg:viewBox="0 0 4 4" draw:points="4,3 4,1 2,0 1,1 0,3 1,4 2,4">
          <text:p/>
        </draw:polygon>
        <draw:polygon draw:style-name="gr18" draw:text-style-name="P4" draw:layer="layout" svg:width="0.003cm" svg:height="0.003cm" svg:x="12.41cm" svg:y="16.663cm" svg:viewBox="0 0 4 4" draw:points="4,3 4,1 2,0 1,1 0,3 1,4 2,4">
          <text:p/>
        </draw:polygon>
        <draw:polygon draw:style-name="gr18" draw:text-style-name="P4" draw:layer="layout" svg:width="0.003cm" svg:height="0.004cm" svg:x="12.544cm" svg:y="13.5cm" svg:viewBox="0 0 4 5" draw:points="4,3 4,2 3,0 2,2 0,3 2,5 3,5">
          <text:p/>
        </draw:polygon>
        <draw:polygon draw:style-name="gr18" draw:text-style-name="P4" draw:layer="layout" svg:width="0.003cm" svg:height="0.002cm" svg:x="12.544cm" svg:y="16.714cm" svg:viewBox="0 0 4 3" draw:points="4,3 4,2 3,0 2,0 0,2 2,3 3,3">
          <text:p/>
        </draw:polygon>
        <draw:polygon draw:style-name="gr18" draw:text-style-name="P4" draw:layer="layout" svg:width="0.003cm" svg:height="0.004cm" svg:x="9.896cm" svg:y="13.28cm" svg:viewBox="0 0 4 5" draw:points="4,3 4,2 2,0 1,2 0,3 1,5 4,5">
          <text:p/>
        </draw:polygon>
        <draw:polygon draw:style-name="gr18" draw:text-style-name="P4" draw:layer="layout" svg:width="0.003cm" svg:height="0.004cm" svg:x="9.896cm" svg:y="16.494cm" svg:viewBox="0 0 4 5" draw:points="4,3 4,2 2,0 1,0 0,3 1,5 4,5">
          <text:p/>
        </draw:polygon>
        <draw:polygon draw:style-name="gr18" draw:text-style-name="P4" draw:layer="layout" svg:width="0.003cm" svg:height="0.004cm" svg:x="12.373cm" svg:y="12.92cm" svg:viewBox="0 0 4 5" draw:points="4,3 3,2 2,0 0,0 0,2 2,3 3,5">
          <text:p/>
        </draw:polygon>
        <draw:polygon draw:style-name="gr18" draw:text-style-name="P4" draw:layer="layout" svg:width="0.003cm" svg:height="0.003cm" svg:x="12.373cm" svg:y="16.133cm" svg:viewBox="0 0 4 4" draw:points="4,3 3,1 2,0 0,1 0,3 2,4 3,4">
          <text:p/>
        </draw:polygon>
        <draw:polygon draw:style-name="gr18" draw:text-style-name="P4" draw:layer="layout" svg:width="0.003cm" svg:height="0.003cm" svg:x="16.652cm" svg:y="13.681cm" svg:viewBox="0 0 4 4" draw:points="4,3 2,1 1,0 0,1 0,3 1,4 2,4">
          <text:p/>
        </draw:polygon>
        <draw:polygon draw:style-name="gr18" draw:text-style-name="P4" draw:layer="layout" svg:width="0.003cm" svg:height="0.004cm" svg:x="16.652cm" svg:y="16.894cm" svg:viewBox="0 0 4 5" draw:points="4,3 2,2 1,0 0,2 0,3 1,5 2,5">
          <text:p/>
        </draw:polygon>
        <draw:polygon draw:style-name="gr18" draw:text-style-name="P4" draw:layer="layout" svg:width="0.003cm" svg:height="0.004cm" svg:x="17.674cm" svg:y="13.388cm" svg:viewBox="0 0 4 5" draw:points="4,3 3,2 3,0 0,2 0,3 2,5 3,5">
          <text:p/>
        </draw:polygon>
        <draw:polygon draw:style-name="gr18" draw:text-style-name="P4" draw:layer="layout" svg:width="0.003cm" svg:height="0.004cm" svg:x="17.674cm" svg:y="16.602cm" svg:viewBox="0 0 4 5" draw:points="4,3 3,2 3,0 0,2 0,3 2,5 3,5">
          <text:p/>
        </draw:polygon>
        <draw:polygon draw:style-name="gr18" draw:text-style-name="P4" draw:layer="layout" svg:width="0.003cm" svg:height="0.003cm" svg:x="12.572cm" svg:y="13.203cm" svg:viewBox="0 0 4 4" draw:points="4,3 4,1 2,0 1,1 0,3 1,4 4,4">
          <text:p/>
        </draw:polygon>
        <draw:polygon draw:style-name="gr18" draw:text-style-name="P4" draw:layer="layout" svg:width="0.003cm" svg:height="0.003cm" svg:x="12.572cm" svg:y="16.417cm" svg:viewBox="0 0 4 4" draw:points="4,3 4,1 2,0 1,0 0,1 1,3 4,4">
          <text:p/>
        </draw:polygon>
        <draw:polygon draw:style-name="gr18" draw:text-style-name="P4" draw:layer="layout" svg:width="0.003cm" svg:height="0.003cm" svg:x="15.868cm" svg:y="13.773cm" svg:viewBox="0 0 4 4" draw:points="4,3 3,1 3,0 0,1 0,3 2,4 3,4">
          <text:p/>
        </draw:polygon>
        <draw:polygon draw:style-name="gr18" draw:text-style-name="P4" draw:layer="layout" svg:width="0.003cm" svg:height="0.003cm" svg:x="15.868cm" svg:y="16.987cm" svg:viewBox="0 0 4 4" draw:points="4,3 3,1 3,0 0,1 0,3 2,4 3,4">
          <text:p/>
        </draw:polygon>
        <draw:polygon draw:style-name="gr18" draw:text-style-name="P4" draw:layer="layout" svg:width="0.003cm" svg:height="0.004cm" svg:x="11.872cm" svg:y="12.864cm" svg:viewBox="0 0 4 5" draw:points="4,3 3,2 3,0 0,2 0,3 2,5 3,5">
          <text:p/>
        </draw:polygon>
        <draw:polygon draw:style-name="gr18" draw:text-style-name="P4" draw:layer="layout" svg:width="0.003cm" svg:height="0.004cm" svg:x="11.872cm" svg:y="16.078cm" svg:viewBox="0 0 4 5" draw:points="4,3 3,2 3,0 0,0 0,2 2,3 3,5">
          <text:p/>
        </draw:polygon>
        <draw:polygon draw:style-name="gr18" draw:text-style-name="P4" draw:layer="layout" svg:width="0.003cm" svg:height="0.004cm" svg:x="10.453cm" svg:y="13.298cm" svg:viewBox="0 0 4 5" draw:points="4,3 3,2 3,0 0,2 0,3 2,5 3,5">
          <text:p/>
        </draw:polygon>
        <draw:polygon draw:style-name="gr18" draw:text-style-name="P4" draw:layer="layout" svg:width="0.003cm" svg:height="0.004cm" svg:x="10.453cm" svg:y="16.512cm" svg:viewBox="0 0 4 5" draw:points="4,3 3,2 3,0 0,0 0,3 2,5 3,5">
          <text:p/>
        </draw:polygon>
        <draw:polygon draw:style-name="gr18" draw:text-style-name="P4" draw:layer="layout" svg:width="0.003cm" svg:height="0.003cm" svg:x="10.204cm" svg:y="12.871cm" svg:viewBox="0 0 4 4" draw:points="4,3 4,1 3,0 2,0 0,1 2,3 4,4">
          <text:p/>
        </draw:polygon>
        <draw:polygon draw:style-name="gr18" draw:text-style-name="P4" draw:layer="layout" svg:width="0.003cm" svg:height="0.004cm" svg:x="10.204cm" svg:y="16.084cm" svg:viewBox="0 0 4 5" draw:points="4,3 4,2 3,0 2,2 0,3 2,5 4,5">
          <text:p/>
        </draw:polygon>
        <draw:polygon draw:style-name="gr18" draw:text-style-name="P4" draw:layer="layout" svg:width="0.003cm" svg:height="0.004cm" svg:x="10.586cm" svg:y="13.248cm" svg:viewBox="0 0 4 5" draw:points="4,3 4,2 2,0 1,0 0,2 1,3 4,5">
          <text:p/>
        </draw:polygon>
        <draw:polygon draw:style-name="gr18" draw:text-style-name="P4" draw:layer="layout" svg:width="0.003cm" svg:height="0.003cm" svg:x="10.586cm" svg:y="16.461cm" svg:viewBox="0 0 4 4" draw:points="4,3 4,1 2,0 1,1 0,3 1,4 4,4">
          <text:p/>
        </draw:polygon>
        <draw:polygon draw:style-name="gr18" draw:text-style-name="P4" draw:layer="layout" svg:width="0.003cm" svg:height="0.003cm" svg:x="9.914cm" svg:y="13.493cm" svg:viewBox="0 0 4 4" draw:points="4,3 4,1 2,0 1,0 0,1 1,3 4,4">
          <text:p/>
        </draw:polygon>
        <draw:polygon draw:style-name="gr18" draw:text-style-name="P4" draw:layer="layout" svg:width="0.003cm" svg:height="0.004cm" svg:x="9.914cm" svg:y="16.706cm" svg:viewBox="0 0 4 5" draw:points="4,3 4,2 2,0 1,2 0,3 1,5 4,5">
          <text:p/>
        </draw:polygon>
        <draw:polygon draw:style-name="gr18" draw:text-style-name="P4" draw:layer="layout" svg:width="0.003cm" svg:height="0.002cm" svg:x="10.471cm" svg:y="13.511cm" svg:viewBox="0 0 4 3" draw:points="4,1 3,1 2,0 0,0 0,1 2,3 3,3">
          <text:p/>
        </draw:polygon>
        <draw:polygon draw:style-name="gr18" draw:text-style-name="P4" draw:layer="layout" svg:width="0.003cm" svg:height="0.004cm" svg:x="10.471cm" svg:y="16.724cm" svg:viewBox="0 0 4 5" draw:points="4,3 3,2 2,0 0,2 0,3 2,5 3,5">
          <text:p/>
        </draw:polygon>
        <draw:polygon draw:style-name="gr18" draw:text-style-name="P4" draw:layer="layout" svg:width="0.003cm" svg:height="0.003cm" svg:x="8.959cm" svg:y="13.653cm" svg:viewBox="0 0 4 4" draw:points="4,3 3,1 3,0 0,0 0,3 2,4 3,4">
          <text:p/>
        </draw:polygon>
        <draw:polygon draw:style-name="gr18" draw:text-style-name="P4" draw:layer="layout" svg:width="0.003cm" svg:height="0.002cm" svg:x="8.959cm" svg:y="16.867cm" svg:viewBox="0 0 4 3" draw:points="4,1 3,1 3,0 0,0 0,1 2,3 3,3">
          <text:p/>
        </draw:polygon>
        <draw:polygon draw:style-name="gr18" draw:text-style-name="P4" draw:layer="layout" svg:width="0.003cm" svg:height="0.003cm" svg:x="8.732cm" svg:y="13.865cm" svg:viewBox="0 0 4 4" draw:points="4,3 2,1 2,0 0,1 0,3 1,4 2,4">
          <text:p/>
        </draw:polygon>
        <draw:polygon draw:style-name="gr18" draw:text-style-name="P4" draw:layer="layout" svg:width="0.003cm" svg:height="0.003cm" svg:x="8.732cm" svg:y="17.079cm" svg:viewBox="0 0 4 4" draw:points="4,3 2,1 2,0 0,0 0,3 1,4 2,4">
          <text:p/>
        </draw:polygon>
        <draw:polygon draw:style-name="gr18" draw:text-style-name="P4" draw:layer="layout" svg:width="0.003cm" svg:height="0.004cm" svg:x="8.585cm" svg:y="13.74cm" svg:viewBox="0 0 4 5" draw:points="4,3 4,2 2,0 0,0 0,2 1,3 2,5">
          <text:p/>
        </draw:polygon>
        <draw:polygon draw:style-name="gr18" draw:text-style-name="P4" draw:layer="layout" svg:width="0.003cm" svg:height="0.003cm" svg:x="8.585cm" svg:y="16.953cm" svg:viewBox="0 0 4 4" draw:points="4,3 4,1 2,0 0,1 0,3 1,4 2,4">
          <text:p/>
        </draw:polygon>
        <draw:polygon draw:style-name="gr18" draw:text-style-name="P4" draw:layer="layout" svg:width="0.003cm" svg:height="0.003cm" svg:x="8.534cm" svg:y="14.233cm" svg:viewBox="0 0 4 4" draw:points="4,3 4,1 2,0 1,1 0,3 1,4 2,4">
          <text:p/>
        </draw:polygon>
        <draw:polygon draw:style-name="gr18" draw:text-style-name="P4" draw:layer="layout" svg:width="0.003cm" svg:height="0.002cm" svg:x="8.534cm" svg:y="17.447cm" svg:viewBox="0 0 4 3" draw:points="4,3 4,1 2,0 1,0 0,1 1,3 2,3">
          <text:p/>
        </draw:polygon>
        <draw:polygon draw:style-name="gr18" draw:text-style-name="P4" draw:layer="layout" svg:width="0.003cm" svg:height="0.003cm" svg:x="8.128cm" svg:y="13.285cm" svg:viewBox="0 0 4 4" draw:points="4,3 3,1 3,0 0,1 0,3 2,4 3,4">
          <text:p/>
        </draw:polygon>
        <draw:polygon draw:style-name="gr18" draw:text-style-name="P4" draw:layer="layout" svg:width="0.003cm" svg:height="0.003cm" svg:x="8.128cm" svg:y="16.499cm" svg:viewBox="0 0 4 4" draw:points="4,3 3,1 3,0 0,0 0,1 2,3 3,4">
          <text:p/>
        </draw:polygon>
        <draw:polygon draw:style-name="gr18" draw:text-style-name="P4" draw:layer="layout" svg:width="0.003cm" svg:height="0.003cm" svg:x="10.332cm" svg:y="13.075cm" svg:viewBox="0 0 4 4" draw:points="4,3 4,1 3,0 1,0 0,3 1,4 4,4">
          <text:p/>
        </draw:polygon>
        <draw:polygon draw:style-name="gr18" draw:text-style-name="P4" draw:layer="layout" svg:width="0.003cm" svg:height="0.004cm" svg:x="10.332cm" svg:y="16.288cm" svg:viewBox="0 0 4 5" draw:points="4,3 3,0 1,2 0,3 1,5 4,5">
          <text:p/>
        </draw:polygon>
        <draw:polygon draw:style-name="gr18" draw:text-style-name="P4" draw:layer="layout" svg:width="0.003cm" svg:height="0.003cm" svg:x="10.826cm" svg:y="13.515cm" svg:viewBox="0 0 4 4" draw:points="4,3 2,1 2,0 0,1 0,3 1,4 2,4">
          <text:p/>
        </draw:polygon>
        <draw:polygon draw:style-name="gr18" draw:text-style-name="P4" draw:layer="layout" svg:width="0.003cm" svg:height="0.003cm" svg:x="10.826cm" svg:y="16.729cm" svg:viewBox="0 0 4 4" draw:points="4,3 2,1 2,0 0,0 0,1 1,3 2,4">
          <text:p/>
        </draw:polygon>
        <draw:polygon draw:style-name="gr18" draw:text-style-name="P4" draw:layer="layout" svg:width="0.003cm" svg:height="0.003cm" svg:x="10.57cm" svg:y="13.667cm" svg:viewBox="0 0 4 4" draw:points="4,3 4,1 3,0 2,0 0,3 2,4 3,4">
          <text:p/>
        </draw:polygon>
        <draw:polygon draw:style-name="gr18" draw:text-style-name="P4" draw:layer="layout" svg:width="0.003cm" svg:height="0.004cm" svg:x="10.57cm" svg:y="16.88cm" svg:viewBox="0 0 4 5" draw:points="4,3 3,0 2,2 0,3 2,5 3,5">
          <text:p/>
        </draw:polygon>
        <draw:polygon draw:style-name="gr18" draw:text-style-name="P4" draw:layer="layout" svg:width="0.003cm" svg:height="0.004cm" svg:x="10.702cm" svg:y="13.604cm" svg:viewBox="0 0 4 5" draw:points="4,3 3,2 3,0 0,0 0,2 2,3 3,5">
          <text:p/>
        </draw:polygon>
        <draw:polygon draw:style-name="gr18" draw:text-style-name="P4" draw:layer="layout" svg:width="0.003cm" svg:height="0.003cm" svg:x="10.702cm" svg:y="16.817cm" svg:viewBox="0 0 4 4" draw:points="4,3 3,1 3,0 0,1 0,3 2,4 3,4">
          <text:p/>
        </draw:polygon>
        <draw:polygon draw:style-name="gr18" draw:text-style-name="P4" draw:layer="layout" svg:width="0.003cm" svg:height="0.003cm" svg:x="10.788cm" svg:y="13.685cm" svg:viewBox="0 0 4 4" draw:points="4,3 3,1 3,0 0,0 0,1 1,3 3,4">
          <text:p/>
        </draw:polygon>
        <draw:polygon draw:style-name="gr18" draw:text-style-name="P4" draw:layer="layout" svg:width="0.003cm" svg:height="0.004cm" svg:x="10.788cm" svg:y="16.898cm" svg:viewBox="0 0 4 5" draw:points="4,3 3,2 3,0 0,2 0,3 1,5 3,5">
          <text:p/>
        </draw:polygon>
        <draw:polygon draw:style-name="gr18" draw:text-style-name="P4" draw:layer="layout" svg:width="0.003cm" svg:height="0.004cm" svg:x="10.77cm" svg:y="13.566cm" svg:viewBox="0 0 4 5" draw:points="4,3 4,2 3,0 0,0 0,2 1,3 3,5">
          <text:p/>
        </draw:polygon>
        <draw:polygon draw:style-name="gr18" draw:text-style-name="P4" draw:layer="layout" svg:width="0.003cm" svg:height="0.003cm" svg:x="10.77cm" svg:y="16.779cm" svg:viewBox="0 0 4 4" draw:points="4,3 4,1 3,0 0,1 0,3 1,4 3,4">
          <text:p/>
        </draw:polygon>
        <draw:polygon draw:style-name="gr18" draw:text-style-name="P4" draw:layer="layout" svg:width="0.003cm" svg:height="0.004cm" svg:x="10.94cm" svg:y="13.644cm" svg:viewBox="0 0 4 5" draw:points="4,3 2,2 2,0 0,2 0,3 1,5 2,5">
          <text:p/>
        </draw:polygon>
        <draw:polygon draw:style-name="gr18" draw:text-style-name="P4" draw:layer="layout" svg:width="0.003cm" svg:height="0.004cm" svg:x="10.94cm" svg:y="16.858cm" svg:viewBox="0 0 4 5" draw:points="4,3 2,2 2,0 0,0 0,2 1,3 2,5">
          <text:p/>
        </draw:polygon>
        <draw:polygon draw:style-name="gr18" draw:text-style-name="P4" draw:layer="layout" svg:width="0.003cm" svg:height="0.003cm" svg:x="9.832cm" svg:y="13.375cm" svg:viewBox="0 0 4 4" draw:points="4,3 3,1 3,0 0,0 0,1 2,3 3,4">
          <text:p/>
        </draw:polygon>
        <draw:polygon draw:style-name="gr18" draw:text-style-name="P4" draw:layer="layout" svg:width="0.003cm" svg:height="0.004cm" svg:x="9.832cm" svg:y="16.588cm" svg:viewBox="0 0 4 5" draw:points="4,3 3,2 3,0 0,2 0,3 2,5 3,5">
          <text:p/>
        </draw:polygon>
        <draw:polygon draw:style-name="gr18" draw:text-style-name="P4" draw:layer="layout" svg:width="0.003cm" svg:height="0.004cm" svg:x="12.308cm" svg:y="13.014cm" svg:viewBox="0 0 4 5" draw:points="4,3 2,2 2,0 0,2 0,3 1,5 2,5">
          <text:p/>
        </draw:polygon>
        <draw:polygon draw:style-name="gr18" draw:text-style-name="P4" draw:layer="layout" svg:width="0.003cm" svg:height="0.004cm" svg:x="12.308cm" svg:y="16.228cm" svg:viewBox="0 0 4 5" draw:points="4,3 2,2 2,0 0,0 0,2 1,3 2,5">
          <text:p/>
        </draw:polygon>
        <draw:polygon draw:style-name="gr18" draw:text-style-name="P4" draw:layer="layout" svg:width="0.003cm" svg:height="0.004cm" svg:x="16.729cm" svg:y="13.64cm" svg:viewBox="0 0 4 5" draw:points="4,3 3,2 2,0 0,2 0,3 2,5 3,5">
          <text:p/>
        </draw:polygon>
        <draw:polygon draw:style-name="gr18" draw:text-style-name="P4" draw:layer="layout" svg:width="0.003cm" svg:height="0.002cm" svg:x="16.729cm" svg:y="16.854cm" svg:viewBox="0 0 4 3" draw:points="4,2 3,2 2,0 0,0 0,3 2,3 3,3">
          <text:p/>
        </draw:polygon>
        <draw:polygon draw:style-name="gr18" draw:text-style-name="P4" draw:layer="layout" svg:width="0.003cm" svg:height="0.003cm" svg:x="17.751cm" svg:y="13.347cm" svg:viewBox="0 0 4 4" draw:points="4,3 3,1 3,0 0,1 0,3 1,4 3,4">
          <text:p/>
        </draw:polygon>
        <draw:polygon draw:style-name="gr18" draw:text-style-name="P4" draw:layer="layout" svg:width="0.003cm" svg:height="0.003cm" svg:x="17.751cm" svg:y="16.561cm" svg:viewBox="0 0 4 4" draw:points="4,3 3,1 3,0 0,1 0,3 1,4 3,4">
          <text:p/>
        </draw:polygon>
        <draw:polygon draw:style-name="gr18" draw:text-style-name="P4" draw:layer="layout" svg:width="0.003cm" svg:height="0.003cm" svg:x="12.508cm" svg:y="13.297cm" svg:viewBox="0 0 4 4" draw:points="4,3 3,3 3,0 0,1 0,3 2,4 3,4">
          <text:p/>
        </draw:polygon>
        <draw:polygon draw:style-name="gr18" draw:text-style-name="P4" draw:layer="layout" svg:width="0.003cm" svg:height="0.003cm" svg:x="12.508cm" svg:y="16.511cm" svg:viewBox="0 0 4 4" draw:points="4,3 3,1 3,0 0,1 0,3 2,4 3,4">
          <text:p/>
        </draw:polygon>
        <draw:polygon draw:style-name="gr18" draw:text-style-name="P4" draw:layer="layout" svg:width="0.004cm" svg:height="0.004cm" svg:x="12.626cm" svg:y="13.434cm" svg:viewBox="0 0 5 5" draw:points="5,3 4,2 2,0 1,2 0,3 2,5 4,5">
          <text:p/>
        </draw:polygon>
        <draw:polygon draw:style-name="gr18" draw:text-style-name="P4" draw:layer="layout" svg:width="0.004cm" svg:height="0.004cm" svg:x="12.626cm" svg:y="16.648cm" svg:viewBox="0 0 5 5" draw:points="5,3 4,2 2,0 1,0 0,2 2,3 4,5">
          <text:p/>
        </draw:polygon>
        <draw:polygon draw:style-name="gr18" draw:text-style-name="P4" draw:layer="layout" svg:width="0.003cm" svg:height="0.004cm" svg:x="11.807cm" svg:y="12.958cm" svg:viewBox="0 0 4 5" draw:points="4,3 2,3 2,0 0,2 0,3 1,5 2,5">
          <text:p/>
        </draw:polygon>
        <draw:polygon draw:style-name="gr18" draw:text-style-name="P4" draw:layer="layout" svg:width="0.003cm" svg:height="0.004cm" svg:x="11.807cm" svg:y="16.172cm" svg:viewBox="0 0 4 5" draw:points="4,3 2,2 2,0 0,2 0,3 1,5 2,5">
          <text:p/>
        </draw:polygon>
        <draw:polygon draw:style-name="gr18" draw:text-style-name="P4" draw:layer="layout" svg:width="0.003cm" svg:height="0.004cm" svg:x="15.052cm" svg:y="14.004cm" svg:viewBox="0 0 4 5" draw:points="4,3 4,2 3,0 2,2 0,3 3,5 4,5">
          <text:p/>
        </draw:polygon>
        <draw:polygon draw:style-name="gr18" draw:text-style-name="P4" draw:layer="layout" svg:width="0.003cm" svg:height="0.004cm" svg:x="15.052cm" svg:y="17.218cm" svg:viewBox="0 0 4 5" draw:points="4,2 3,0 2,2 0,3 3,5 4,5">
          <text:p/>
        </draw:polygon>
        <draw:polygon draw:style-name="gr18" draw:text-style-name="P4" draw:layer="layout" svg:width="0.003cm" svg:height="0.003cm" svg:x="10.388cm" svg:y="13.393cm" svg:viewBox="0 0 4 4" draw:points="4,3 2,1 2,0 0,0 0,1 1,3 2,4">
          <text:p/>
        </draw:polygon>
        <draw:polygon draw:style-name="gr18" draw:text-style-name="P4" draw:layer="layout" svg:width="0.003cm" svg:height="0.004cm" svg:x="10.388cm" svg:y="16.606cm" svg:viewBox="0 0 4 5" draw:points="4,3 2,2 2,0 0,2 0,3 1,5 2,5">
          <text:p/>
        </draw:polygon>
        <draw:polygon draw:style-name="gr18" draw:text-style-name="P4" draw:layer="layout" svg:width="0.003cm" svg:height="0.004cm" svg:x="9.79cm" svg:y="13.626cm" svg:viewBox="0 0 4 5" draw:points="4,3 3,2 3,0 0,0 0,3 2,5 3,5">
          <text:p/>
        </draw:polygon>
        <draw:polygon draw:style-name="gr18" draw:text-style-name="P4" draw:layer="layout" svg:width="0.003cm" svg:height="0.003cm" svg:x="9.79cm" svg:y="16.839cm" svg:viewBox="0 0 4 4" draw:points="4,3 3,3 3,0 0,1 0,3 2,4 3,4">
          <text:p/>
        </draw:polygon>
        <draw:polygon draw:style-name="gr18" draw:text-style-name="P4" draw:layer="layout" svg:width="0.003cm" svg:height="0.004cm" svg:x="10.241cm" svg:y="13.686cm" svg:viewBox="0 0 4 5" draw:points="4,3 4,2 2,0 1,0 0,2 1,3 2,5">
          <text:p/>
        </draw:polygon>
        <draw:polygon draw:style-name="gr18" draw:text-style-name="P4" draw:layer="layout" svg:width="0.003cm" svg:height="0.003cm" svg:x="10.241cm" svg:y="16.899cm" svg:viewBox="0 0 4 4" draw:points="4,3 4,1 2,0 1,1 0,3 1,4 2,4">
          <text:p/>
        </draw:polygon>
        <draw:polygon draw:style-name="gr18" draw:text-style-name="P4" draw:layer="layout" svg:width="0.003cm" svg:height="0.003cm" svg:x="10.343cm" svg:y="13.605cm" svg:viewBox="0 0 4 4" draw:points="4,3 2,1 2,0 0,1 0,3 1,4 2,4">
          <text:p/>
        </draw:polygon>
        <draw:polygon draw:style-name="gr18" draw:text-style-name="P4" draw:layer="layout" svg:width="0.003cm" svg:height="0.003cm" svg:x="10.343cm" svg:y="16.819cm" svg:viewBox="0 0 4 4" draw:points="4,3 2,1 2,0 0,0 0,1 1,3 2,4">
          <text:p/>
        </draw:polygon>
        <draw:polygon draw:style-name="gr18" draw:text-style-name="P4" draw:layer="layout" svg:width="0.003cm" svg:height="0.003cm" svg:x="10.412cm" svg:y="13.647cm" svg:viewBox="0 0 4 4" draw:points="4,3 2,1 2,0 0,0 0,3 1,4 2,4">
          <text:p/>
        </draw:polygon>
        <draw:polygon draw:style-name="gr18" draw:text-style-name="P4" draw:layer="layout" svg:width="0.003cm" svg:height="0.004cm" svg:x="10.412cm" svg:y="16.86cm" svg:viewBox="0 0 4 5" draw:points="4,3 2,2 2,0 0,2 0,3 1,5 2,5">
          <text:p/>
        </draw:polygon>
        <draw:polygon draw:style-name="gr18" draw:text-style-name="P4" draw:layer="layout" svg:width="0.003cm" svg:height="0.004cm" svg:x="10.501cm" svg:y="13.596cm" svg:viewBox="0 0 4 5" draw:points="4,3 4,2 3,0 2,2 0,3 2,5 4,5">
          <text:p/>
        </draw:polygon>
        <draw:polygon draw:style-name="gr18" draw:text-style-name="P4" draw:layer="layout" svg:width="0.003cm" svg:height="0.004cm" svg:x="10.501cm" svg:y="16.81cm" svg:viewBox="0 0 4 5" draw:points="4,3 4,2 3,0 2,0 0,2 2,3 4,5">
          <text:p/>
        </draw:polygon>
        <draw:polygon draw:style-name="gr18" draw:text-style-name="P4" draw:layer="layout" svg:width="0.003cm" svg:height="0.003cm" svg:x="9.543cm" svg:y="13.365cm" svg:viewBox="0 0 4 4" draw:points="4,3 3,1 3,0 0,0 0,1 1,3 3,4">
          <text:p/>
        </draw:polygon>
        <draw:polygon draw:style-name="gr18" draw:text-style-name="P4" draw:layer="layout" svg:width="0.003cm" svg:height="0.004cm" svg:x="9.543cm" svg:y="16.578cm" svg:viewBox="0 0 4 5" draw:points="4,3 3,2 3,0 0,2 0,3 1,5 3,5">
          <text:p/>
        </draw:polygon>
        <draw:polygon draw:style-name="gr18" draw:text-style-name="P4" draw:layer="layout" svg:width="0.003cm" svg:height="0.003cm" svg:x="10.268cm" svg:y="13.169cm" svg:viewBox="0 0 4 4" draw:points="4,3 2,1 1,0 0,1 0,3 1,4 2,4">
          <text:p/>
        </draw:polygon>
        <draw:polygon draw:style-name="gr18" draw:text-style-name="P4" draw:layer="layout" svg:width="0.003cm" svg:height="0.003cm" svg:x="10.268cm" svg:y="16.383cm" svg:viewBox="0 0 4 4" draw:points="4,3 2,1 1,0 0,0 0,3 1,4 2,4">
          <text:p/>
        </draw:polygon>
        <draw:polygon draw:style-name="gr18" draw:text-style-name="P4" draw:layer="layout" svg:width="0.005cm" svg:height="0.005cm" svg:x="9.343cm" svg:y="13.294cm" svg:viewBox="0 0 6 6" draw:points="6,5 4,2 3,0 1,1 0,3 2,6 4,6">
          <text:p/>
        </draw:polygon>
        <draw:polygon draw:style-name="gr18" draw:text-style-name="P4" draw:layer="layout" svg:width="0.005cm" svg:height="0.005cm" svg:x="9.343cm" svg:y="16.508cm" svg:viewBox="0 0 6 6" draw:points="6,4 4,3 3,0 1,1 0,4 2,6 4,6">
          <text:p/>
        </draw:polygon>
        <draw:polygon draw:style-name="gr18" draw:text-style-name="P4" draw:layer="layout" svg:width="0.005cm" svg:height="0.005cm" svg:x="9.397cm" svg:y="13.65cm" svg:viewBox="0 0 6 6" draw:points="6,5 5,2 4,0 2,1 0,3 3,6 5,6">
          <text:p/>
        </draw:polygon>
        <draw:polygon draw:style-name="gr18" draw:text-style-name="P4" draw:layer="layout" svg:width="0.005cm" svg:height="0.005cm" svg:x="9.397cm" svg:y="16.864cm" svg:viewBox="0 0 6 6" draw:points="6,4 5,3 4,0 2,1 0,4 3,5 5,6">
          <text:p/>
        </draw:polygon>
        <draw:polygon draw:style-name="gr18" draw:text-style-name="P4" draw:layer="layout" svg:width="0.005cm" svg:height="0.005cm" svg:x="8.545cm" svg:y="13.103cm" svg:viewBox="0 0 6 6" draw:points="6,4 5,2 4,0 0,1 0,4 2,6 4,6">
          <text:p/>
        </draw:polygon>
        <draw:polygon draw:style-name="gr18" draw:text-style-name="P4" draw:layer="layout" svg:width="0.005cm" svg:height="0.006cm" svg:x="8.545cm" svg:y="16.317cm" svg:viewBox="0 0 6 7" draw:points="6,4 5,2 4,0 0,2 0,4 2,5 4,7">
          <text:p/>
        </draw:polygon>
        <draw:polygon draw:style-name="gr18" draw:text-style-name="P4" draw:layer="layout" svg:width="0.005cm" svg:height="0.005cm" svg:x="8.315cm" svg:y="13.788cm" svg:viewBox="0 0 6 6" draw:points="6,4 5,3 4,0 1,1 0,4 2,5 5,6">
          <text:p/>
        </draw:polygon>
        <draw:polygon draw:style-name="gr18" draw:text-style-name="P4" draw:layer="layout" svg:width="0.005cm" svg:height="0.006cm" svg:x="8.315cm" svg:y="17.001cm" svg:viewBox="0 0 6 7" draw:points="6,5 5,3 4,0 1,2 0,4 2,7 5,7">
          <text:p/>
        </draw:polygon>
        <draw:polygon draw:style-name="gr18" draw:text-style-name="P4" draw:layer="layout" svg:width="0.005cm" svg:height="0.005cm" svg:x="8.406cm" svg:y="13.667cm" svg:viewBox="0 0 6 6" draw:points="6,4 5,2 4,0 0,1 0,4 1,6 4,6">
          <text:p/>
        </draw:polygon>
        <draw:polygon draw:style-name="gr18" draw:text-style-name="P4" draw:layer="layout" svg:width="0.005cm" svg:height="0.006cm" svg:x="8.406cm" svg:y="16.881cm" svg:viewBox="0 0 6 7" draw:points="6,4 5,2 4,0 0,2 0,4 1,5 4,7">
          <text:p/>
        </draw:polygon>
        <draw:polygon draw:style-name="gr18" draw:text-style-name="P4" draw:layer="layout" svg:width="0.005cm" svg:height="0.006cm" svg:x="8.442cm" svg:y="14.193cm" svg:viewBox="0 0 6 7" draw:points="6,5 5,3 4,0 0,2 0,4 2,7 4,7">
          <text:p/>
        </draw:polygon>
        <draw:polygon draw:style-name="gr18" draw:text-style-name="P4" draw:layer="layout" svg:width="0.005cm" svg:height="0.005cm" svg:x="8.442cm" svg:y="17.407cm" svg:viewBox="0 0 6 6" draw:points="6,4 5,2 4,0 0,1 0,4 2,6 4,6">
          <text:p/>
        </draw:polygon>
        <draw:polygon draw:style-name="gr18" draw:text-style-name="P4" draw:layer="layout" svg:width="0.005cm" svg:height="0.005cm" svg:x="8.071cm" svg:y="13.371cm" svg:viewBox="0 0 6 6" draw:points="6,4 5,2 4,0 0,1 0,4 1,6 4,6">
          <text:p/>
        </draw:polygon>
        <draw:polygon draw:style-name="gr18" draw:text-style-name="P4" draw:layer="layout" svg:width="0.005cm" svg:height="0.006cm" svg:x="8.071cm" svg:y="16.585cm" svg:viewBox="0 0 6 7" draw:points="6,4 5,2 4,0 0,2 0,4 1,5 4,7">
          <text:p/>
        </draw:polygon>
        <draw:polygon draw:style-name="gr18" draw:text-style-name="P4" draw:layer="layout" svg:width="0.005cm" svg:height="0.005cm" svg:x="9.733cm" svg:y="13.203cm" svg:viewBox="0 0 6 6" draw:points="6,4 4,1 3,0 0,1 0,4 2,5 3,6">
          <text:p/>
        </draw:polygon>
        <draw:polygon draw:style-name="gr18" draw:text-style-name="P4" draw:layer="layout" svg:width="0.005cm" svg:height="0.005cm" svg:x="9.733cm" svg:y="16.416cm" svg:viewBox="0 0 6 6" draw:points="6,5 4,3 3,0 0,1 0,4 2,6 3,6">
          <text:p/>
        </draw:polygon>
        <draw:polygon draw:style-name="gr18" draw:text-style-name="P4" draw:layer="layout" svg:width="0.005cm" svg:height="0.005cm" svg:x="12.209cm" svg:y="12.842cm" svg:viewBox="0 0 6 6" draw:points="6,3 5,2 3,0 0,1 0,3 2,6 5,6">
          <text:p/>
        </draw:polygon>
        <draw:polygon draw:style-name="gr18" draw:text-style-name="P4" draw:layer="layout" svg:width="0.005cm" svg:height="0.005cm" svg:x="12.209cm" svg:y="16.056cm" svg:viewBox="0 0 6 6" draw:points="6,4 5,1 3,0 0,1 0,4 2,5 5,6">
          <text:p/>
        </draw:polygon>
        <draw:polygon draw:style-name="gr18" draw:text-style-name="P4" draw:layer="layout" svg:width="0.005cm" svg:height="0.005cm" svg:x="11.708cm" svg:y="12.786cm" svg:viewBox="0 0 6 6" draw:points="6,5 4,2 3,0 1,1 0,3 2,6 4,6">
          <text:p/>
        </draw:polygon>
        <draw:polygon draw:style-name="gr18" draw:text-style-name="P4" draw:layer="layout" svg:width="0.005cm" svg:height="0.005cm" svg:x="11.708cm" svg:y="16cm" svg:viewBox="0 0 6 6" draw:points="6,4 4,3 3,0 1,1 0,4 2,6 4,6">
          <text:p/>
        </draw:polygon>
        <draw:polygon draw:style-name="gr18" draw:text-style-name="P4" draw:layer="layout" svg:width="0.005cm" svg:height="0.006cm" svg:x="10.041cm" svg:y="12.793cm" svg:viewBox="0 0 6 7" draw:points="6,4 5,3 4,0 0,2 0,4 1,7 4,7">
          <text:p/>
        </draw:polygon>
        <draw:polygon draw:style-name="gr18" draw:text-style-name="P4" draw:layer="layout" svg:width="0.005cm" svg:height="0.005cm" svg:x="10.041cm" svg:y="16.007cm" svg:viewBox="0 0 6 6" draw:points="6,4 5,1 4,0 0,1 0,2 1,5 4,6">
          <text:p/>
        </draw:polygon>
        <draw:polygon draw:style-name="gr18" draw:text-style-name="P4" draw:layer="layout" svg:width="0.005cm" svg:height="0.006cm" svg:x="9.7cm" svg:y="13.481cm" svg:viewBox="0 0 6 7" draw:points="6,4 5,3 4,0 0,2 0,4 2,5 5,7">
          <text:p/>
        </draw:polygon>
        <draw:polygon draw:style-name="gr18" draw:text-style-name="P4" draw:layer="layout" svg:width="0.005cm" svg:height="0.005cm" svg:x="9.7cm" svg:y="16.694cm" svg:viewBox="0 0 6 6" draw:points="6,5 5,2 4,0 0,1 0,3 2,6 5,6">
          <text:p/>
        </draw:polygon>
        <draw:polygon draw:style-name="gr18" draw:text-style-name="P4" draw:layer="layout" svg:width="0.005cm" svg:height="0.005cm" svg:x="12.176cm" svg:y="13.12cm" svg:viewBox="0 0 6 6" draw:points="6,4 5,3 4,0 1,1 0,4 3,6 5,6">
          <text:p/>
        </draw:polygon>
        <draw:polygon draw:style-name="gr18" draw:text-style-name="P4" draw:layer="layout" svg:width="0.005cm" svg:height="0.005cm" svg:x="12.176cm" svg:y="16.334cm" svg:viewBox="0 0 6 6" draw:points="6,3 5,2 4,0 1,1 0,3 3,5 5,6">
          <text:p/>
        </draw:polygon>
        <draw:polygon draw:style-name="gr18" draw:text-style-name="P4" draw:layer="layout" svg:width="0.005cm" svg:height="0.006cm" svg:x="16.341cm" svg:y="13.809cm" svg:viewBox="0 0 6 7" draw:points="6,4 5,3 4,0 0,2 0,4 3,7 5,7">
          <text:p/>
        </draw:polygon>
        <draw:polygon draw:style-name="gr18" draw:text-style-name="P4" draw:layer="layout" svg:width="0.005cm" svg:height="0.005cm" svg:x="16.341cm" svg:y="17.022cm" svg:viewBox="0 0 6 6" draw:points="6,3 5,2 4,0 0,2 0,5 3,6 5,6">
          <text:p/>
        </draw:polygon>
        <draw:polygon draw:style-name="gr18" draw:text-style-name="P4" draw:layer="layout" svg:width="0.005cm" svg:height="0.005cm" svg:x="17.108cm" svg:y="13.567cm" svg:viewBox="0 0 6 6" draw:points="6,4 4,2 3,0 0,2 0,5 2,6 4,6">
          <text:p/>
        </draw:polygon>
        <draw:polygon draw:style-name="gr18" draw:text-style-name="P4" draw:layer="layout" svg:width="0.005cm" svg:height="0.006cm" svg:x="17.108cm" svg:y="16.781cm" svg:viewBox="0 0 6 7" draw:points="6,4 4,3 3,0 0,2 0,4 2,7 4,7">
          <text:p/>
        </draw:polygon>
        <draw:polygon draw:style-name="gr18" draw:text-style-name="P4" draw:layer="layout" svg:width="0.005cm" svg:height="0.005cm" svg:x="17.205cm" svg:y="13.474cm" svg:viewBox="0 0 6 6" draw:points="6,3 5,1 2,0 0,1 0,3 2,6 4,6">
          <text:p/>
        </draw:polygon>
        <draw:polygon draw:style-name="gr18" draw:text-style-name="P4" draw:layer="layout" svg:width="0.005cm" svg:height="0.005cm" svg:x="17.205cm" svg:y="16.687cm" svg:viewBox="0 0 6 6" draw:points="6,4 5,2 2,0 0,2 0,5 2,6 4,6">
          <text:p/>
        </draw:polygon>
        <draw:polygon draw:style-name="gr18" draw:text-style-name="P4" draw:layer="layout" svg:width="0.005cm" svg:height="0.004cm" svg:x="17.321cm" svg:y="13.494cm" svg:viewBox="0 0 6 5" draw:points="6,3 5,1 4,0 0,1 0,3 3,5 5,5">
          <text:p/>
        </draw:polygon>
        <draw:polygon draw:style-name="gr18" draw:text-style-name="P4" draw:layer="layout" svg:width="0.005cm" svg:height="0.005cm" svg:x="17.321cm" svg:y="16.707cm" svg:viewBox="0 0 6 6" draw:points="6,4 5,2 4,0 0,2 0,5 3,6 5,6">
          <text:p/>
        </draw:polygon>
        <draw:polygon draw:style-name="gr18" draw:text-style-name="P4" draw:layer="layout" svg:width="0.005cm" svg:height="0.005cm" svg:x="17.423cm" svg:y="13.428cm" svg:viewBox="0 0 6 6" draw:points="6,4 4,3 3,0 0,3 0,5 2,6 4,6">
          <text:p/>
        </draw:polygon>
        <draw:polygon draw:style-name="gr18" draw:text-style-name="P4" draw:layer="layout" svg:width="0.005cm" svg:height="0.005cm" svg:x="17.423cm" svg:y="16.642cm" svg:viewBox="0 0 6 6" draw:points="6,3 4,2 3,0 0,1 0,3 2,6 4,6">
          <text:p/>
        </draw:polygon>
        <draw:polygon draw:style-name="gr18" draw:text-style-name="P4" draw:layer="layout" svg:width="0.007cm" svg:height="0.005cm" svg:x="10.142cm" svg:y="13.514cm" svg:viewBox="0 0 8 6" draw:points="8,3 6,1 5,0 2,1 0,2 3,5 5,6">
          <text:p/>
        </draw:polygon>
        <draw:polygon draw:style-name="gr18" draw:text-style-name="P4" draw:layer="layout" svg:width="0.007cm" svg:height="0.005cm" svg:x="10.142cm" svg:y="16.727cm" svg:viewBox="0 0 8 6" draw:points="8,4 6,2 5,0 2,1 0,4 3,6 5,6">
          <text:p/>
        </draw:polygon>
        <draw:polygon draw:style-name="gr18" draw:text-style-name="P4" draw:layer="layout" svg:width="0.005cm" svg:height="0.005cm" svg:x="8.795cm" svg:y="13.575cm" svg:viewBox="0 0 6 6" draw:points="6,5 5,2 4,0 1,1 0,4 2,6 5,6">
          <text:p/>
        </draw:polygon>
        <draw:polygon draw:style-name="gr18" draw:text-style-name="P4" draw:layer="layout" svg:width="0.005cm" svg:height="0.006cm" svg:x="8.795cm" svg:y="16.789cm" svg:viewBox="0 0 6 7" draw:points="6,4 5,3 4,0 1,2 0,4 2,7 5,7">
          <text:p/>
        </draw:polygon>
        <draw:polygon draw:style-name="gr18" draw:text-style-name="P4" draw:layer="layout" svg:width="0.005cm" svg:height="0.006cm" svg:x="10.169cm" svg:y="12.997cm" svg:viewBox="0 0 6 7" draw:points="6,5 5,3 3,0 0,2 0,4 2,7 3,7">
          <text:p/>
        </draw:polygon>
        <draw:polygon draw:style-name="gr18" draw:text-style-name="P4" draw:layer="layout" svg:width="0.005cm" svg:height="0.005cm" svg:x="10.169cm" svg:y="16.211cm" svg:viewBox="0 0 6 6" draw:points="6,4 5,2 3,0 0,1 0,4 2,5 3,6">
          <text:p/>
        </draw:polygon>
        <draw:polygon draw:style-name="gr18" draw:text-style-name="P4" draw:layer="layout" svg:width="0.005cm" svg:height="0.006cm" svg:x="10.662cm" svg:y="13.437cm" svg:viewBox="0 0 6 7" draw:points="6,5 5,3 4,0 2,2 0,4 3,7 5,7">
          <text:p/>
        </draw:polygon>
        <draw:polygon draw:style-name="gr18" draw:text-style-name="P4" draw:layer="layout" svg:width="0.005cm" svg:height="0.005cm" svg:x="10.662cm" svg:y="16.651cm" svg:viewBox="0 0 6 6" draw:points="6,4 5,2 4,0 2,1 0,4 3,6 5,6">
          <text:p/>
        </draw:polygon>
        <draw:polygon draw:style-name="gr18" draw:text-style-name="P4" draw:layer="layout" svg:width="0.005cm" svg:height="0.004cm" svg:x="11.021cm" svg:y="13.319cm" svg:viewBox="0 0 6 5" draw:points="6,4 6,1 5,0 1,0 0,2 3,5 5,5">
          <text:p/>
        </draw:polygon>
        <draw:polygon draw:style-name="gr18" draw:text-style-name="P4" draw:layer="layout" svg:width="0.005cm" svg:height="0.005cm" svg:x="11.021cm" svg:y="16.532cm" svg:viewBox="0 0 6 6" draw:points="6,4 6,3 5,0 1,1 0,4 3,6 5,6">
          <text:p/>
        </draw:polygon>
        <draw:polygon draw:style-name="gr18" draw:text-style-name="P4" draw:layer="layout" svg:width="0.005cm" svg:height="0.005cm" svg:x="11.376cm" svg:y="13.46cm" svg:viewBox="0 0 6 6" draw:points="6,5 5,3 4,0 0,1 0,4 1,6 4,6">
          <text:p/>
        </draw:polygon>
        <draw:polygon draw:style-name="gr18" draw:text-style-name="P4" draw:layer="layout" svg:width="0.005cm" svg:height="0.005cm" svg:x="11.376cm" svg:y="16.674cm" svg:viewBox="0 0 6 6" draw:points="6,3 5,2 4,0 0,1 0,3 1,5 4,6">
          <text:p/>
        </draw:polygon>
        <draw:polygon draw:style-name="gr18" draw:text-style-name="P4" draw:layer="layout" svg:width="0.005cm" svg:height="0.006cm" svg:x="12.645cm" svg:y="12.637cm" svg:viewBox="0 0 6 7" draw:points="6,4 5,2 4,0 0,2 0,4 2,5 5,7">
          <text:p/>
        </draw:polygon>
        <draw:polygon draw:style-name="gr18" draw:text-style-name="P4" draw:layer="layout" svg:width="0.005cm" svg:height="0.005cm" svg:x="12.645cm" svg:y="15.85cm" svg:viewBox="0 0 6 6" draw:points="6,5 5,2 4,0 0,1 0,3 2,6 5,6">
          <text:p/>
        </draw:polygon>
        <draw:polygon draw:style-name="gr18" draw:text-style-name="P4" draw:layer="layout" svg:width="0.003cm" svg:height="0.003cm" svg:x="10.74cm" svg:y="12.847cm" svg:viewBox="0 0 4 4" draw:points="4,3 3,1 3,0 0,0 0,3 1,4 3,4">
          <text:p/>
        </draw:polygon>
        <draw:polygon draw:style-name="gr18" draw:text-style-name="P4" draw:layer="layout" svg:width="0.003cm" svg:height="0.004cm" svg:x="10.74cm" svg:y="16.06cm" svg:viewBox="0 0 4 5" draw:points="4,3 3,3 3,0 0,2 0,3 1,5 3,5">
          <text:p/>
        </draw:polygon>
        <draw:polygon draw:style-name="gr18" draw:text-style-name="P4" draw:layer="layout" svg:width="0.003cm" svg:height="0.003cm" svg:x="11.687cm" svg:y="13.237cm" svg:viewBox="0 0 4 4" draw:points="4,3 2,1 2,0 0,1 0,3 1,4 2,4">
          <text:p/>
        </draw:polygon>
        <draw:polygon draw:style-name="gr18" draw:text-style-name="P4" draw:layer="layout" svg:width="0.003cm" svg:height="0.003cm" svg:x="11.687cm" svg:y="16.451cm" svg:viewBox="0 0 4 4" draw:points="4,3 2,1 2,0 0,0 0,1 1,3 2,4">
          <text:p/>
        </draw:polygon>
        <draw:polygon draw:style-name="gr18" draw:text-style-name="P4" draw:layer="layout" svg:width="0.003cm" svg:height="0.003cm" svg:x="11.894cm" svg:y="13.399cm" svg:viewBox="0 0 4 4" draw:points="4,3 4,1 2,0 0,0 0,3 1,4 2,4">
          <text:p/>
        </draw:polygon>
        <draw:polygon draw:style-name="gr18" draw:text-style-name="P4" draw:layer="layout" svg:width="0.003cm" svg:height="0.002cm" svg:x="11.894cm" svg:y="16.613cm" svg:viewBox="0 0 4 3" draw:points="4,1 2,0 0,0 0,1 1,3 2,3">
          <text:p/>
        </draw:polygon>
        <draw:polygon draw:style-name="gr18" draw:text-style-name="P4" draw:layer="layout" svg:width="0.003cm" svg:height="0.004cm" svg:x="11.375cm" svg:y="13.328cm" svg:viewBox="0 0 4 5" draw:points="4,3 4,2 2,0 0,0 0,2 1,3 2,5">
          <text:p/>
        </draw:polygon>
        <draw:polygon draw:style-name="gr18" draw:text-style-name="P4" draw:layer="layout" svg:width="0.003cm" svg:height="0.003cm" svg:x="11.375cm" svg:y="16.541cm" svg:viewBox="0 0 4 4" draw:points="4,3 4,1 2,0 0,1 0,3 1,4 2,4">
          <text:p/>
        </draw:polygon>
        <draw:polygon draw:style-name="gr18" draw:text-style-name="P4" draw:layer="layout" svg:width="0.003cm" svg:height="0.003cm" svg:x="9.679cm" svg:y="13.361cm" svg:viewBox="0 0 4 4" draw:points="4,3 4,1 3,0 0,0 0,1 2,3 3,4">
          <text:p/>
        </draw:polygon>
        <draw:polygon draw:style-name="gr18" draw:text-style-name="P4" draw:layer="layout" svg:width="0.003cm" svg:height="0.004cm" svg:x="9.679cm" svg:y="16.574cm" svg:viewBox="0 0 4 5" draw:points="4,3 4,2 3,0 0,2 0,3 2,5 3,5">
          <text:p/>
        </draw:polygon>
        <draw:polygon draw:style-name="gr18" draw:text-style-name="P4" draw:layer="layout" svg:width="0.003cm" svg:height="0.004cm" svg:x="12.155cm" svg:y="13cm" svg:viewBox="0 0 4 5" draw:points="4,3 4,2 2,0 1,2 0,3 1,5 2,5">
          <text:p/>
        </draw:polygon>
        <draw:polygon draw:style-name="gr18" draw:text-style-name="P4" draw:layer="layout" svg:width="0.003cm" svg:height="0.004cm" svg:x="12.155cm" svg:y="16.214cm" svg:viewBox="0 0 4 5" draw:points="4,3 4,2 2,0 1,0 0,2 1,3 2,5">
          <text:p/>
        </draw:polygon>
        <draw:polygon draw:style-name="gr18" draw:text-style-name="P4" draw:layer="layout" svg:width="0.003cm" svg:height="0.003cm" svg:x="15.403cm" svg:y="13.987cm" svg:viewBox="0 0 4 4" draw:points="4,3 3,1 3,0 0,1 0,3 2,4 3,4">
          <text:p/>
        </draw:polygon>
        <draw:polygon draw:style-name="gr18" draw:text-style-name="P4" draw:layer="layout" svg:width="0.003cm" svg:height="0.004cm" svg:x="15.403cm" svg:y="17.2cm" svg:viewBox="0 0 4 5" draw:points="4,3 3,2 3,0 0,2 0,3 2,5 3,5">
          <text:p/>
        </draw:polygon>
        <draw:polygon draw:style-name="gr18" draw:text-style-name="P4" draw:layer="layout" svg:width="0.003cm" svg:height="0.003cm" svg:x="11.242cm" svg:y="12.775cm" svg:viewBox="0 0 4 4" draw:points="4,3 3,1 3,0 0,0 0,3 2,4 3,4">
          <text:p/>
        </draw:polygon>
        <draw:polygon draw:style-name="gr18" draw:text-style-name="P4" draw:layer="layout" svg:width="0.003cm" svg:height="0.004cm" svg:x="11.242cm" svg:y="15.988cm" svg:viewBox="0 0 4 5" draw:points="4,3 3,3 3,0 0,2 0,3 2,5 3,5">
          <text:p/>
        </draw:polygon>
        <draw:polygon draw:style-name="gr18" draw:text-style-name="P4" draw:layer="layout" svg:width="0.003cm" svg:height="0.004cm" svg:x="11.654cm" svg:y="12.944cm" svg:viewBox="0 0 4 5" draw:points="4,3 4,2 2,0 1,2 0,3 1,5 2,5">
          <text:p/>
        </draw:polygon>
        <draw:polygon draw:style-name="gr18" draw:text-style-name="P4" draw:layer="layout" svg:width="0.003cm" svg:height="0.004cm" svg:x="11.654cm" svg:y="16.158cm" svg:viewBox="0 0 4 5" draw:points="4,3 4,2 2,0 1,2 0,3 1,5 2,5">
          <text:p/>
        </draw:polygon>
        <draw:polygon draw:style-name="gr18" draw:text-style-name="P4" draw:layer="layout" svg:width="0.003cm" svg:height="0.004cm" svg:x="14.9cm" svg:y="14.016cm" svg:viewBox="0 0 4 5" draw:points="4,2 2,2 1,0 0,2 0,3 1,5 2,5">
          <text:p/>
        </draw:polygon>
        <draw:polygon draw:style-name="gr18" draw:text-style-name="P4" draw:layer="layout" svg:width="0.003cm" svg:height="0.003cm" svg:x="14.9cm" svg:y="17.229cm" svg:viewBox="0 0 4 4" draw:points="4,3 2,1 1,0 0,1 0,3 1,4 2,4">
          <text:p/>
        </draw:polygon>
        <draw:polygon draw:style-name="gr18" draw:text-style-name="P4" draw:layer="layout" svg:width="0.003cm" svg:height="0.004cm" svg:x="9.637cm" svg:y="13.612cm" svg:viewBox="0 0 4 5" draw:points="4,3 4,2 3,0 2,0 0,3 2,5 3,5">
          <text:p/>
        </draw:polygon>
        <draw:polygon draw:style-name="gr18" draw:text-style-name="P4" draw:layer="layout" svg:width="0.003cm" svg:height="0.003cm" svg:x="9.637cm" svg:y="16.825cm" svg:viewBox="0 0 4 4" draw:points="4,3 4,1 3,0 2,1 0,3 2,4 3,4">
          <text:p/>
        </draw:polygon>
        <draw:polygon draw:style-name="gr18" draw:text-style-name="P4" draw:layer="layout" svg:width="0.003cm" svg:height="0.004cm" svg:x="10.089cm" svg:y="13.672cm" svg:viewBox="0 0 4 5" draw:points="4,3 3,2 3,0 0,0 0,2 1,3 3,5">
          <text:p/>
        </draw:polygon>
        <draw:polygon draw:style-name="gr18" draw:text-style-name="P4" draw:layer="layout" svg:width="0.003cm" svg:height="0.003cm" svg:x="10.089cm" svg:y="16.885cm" svg:viewBox="0 0 4 4" draw:points="4,3 3,1 3,0 0,1 0,3 1,4 3,4">
          <text:p/>
        </draw:polygon>
        <draw:polygon draw:style-name="gr18" draw:text-style-name="P4" draw:layer="layout" svg:width="0.003cm" svg:height="0.003cm" svg:x="11.915cm" svg:y="13.245cm" svg:viewBox="0 0 4 4" draw:points="4,3 2,3 2,0 0,1 0,3 1,4 2,4">
          <text:p/>
        </draw:polygon>
        <draw:polygon draw:style-name="gr18" draw:text-style-name="P4" draw:layer="layout" svg:width="0.003cm" svg:height="0.003cm" svg:x="11.915cm" svg:y="16.459cm" svg:viewBox="0 0 4 4" draw:points="4,3 2,1 2,0 0,1 0,3 1,4 2,4">
          <text:p/>
        </draw:polygon>
        <draw:polygon draw:style-name="gr18" draw:text-style-name="P4" draw:layer="layout" svg:width="0.003cm" svg:height="0.003cm" svg:x="11.509cm" svg:y="13.195cm" svg:viewBox="0 0 4 4" draw:points="4,3 4,1 3,0 0,1 0,3 2,4 3,4">
          <text:p/>
        </draw:polygon>
        <draw:polygon draw:style-name="gr18" draw:text-style-name="P4" draw:layer="layout" svg:width="0.003cm" svg:height="0.003cm" svg:x="11.509cm" svg:y="16.409cm" svg:viewBox="0 0 4 4" draw:points="4,3 4,1 3,0 0,0 0,1 2,4 3,4">
          <text:p/>
        </draw:polygon>
        <draw:polygon draw:style-name="gr18" draw:text-style-name="P4" draw:layer="layout" svg:width="0.003cm" svg:height="0.004cm" svg:x="15.48cm" svg:y="13.858cm" svg:viewBox="0 0 4 5" draw:points="4,3 3,2 3,0 0,2 0,3 1,5 3,5">
          <text:p/>
        </draw:polygon>
        <draw:polygon draw:style-name="gr18" draw:text-style-name="P4" draw:layer="layout" svg:width="0.003cm" svg:height="0.004cm" svg:x="15.48cm" svg:y="17.072cm" svg:viewBox="0 0 4 5" draw:points="4,3 3,2 3,0 0,2 0,3 1,5 3,5">
          <text:p/>
        </draw:polygon>
        <draw:polygon draw:style-name="gr18" draw:text-style-name="P4" draw:layer="layout" svg:width="0.003cm" svg:height="0.003cm" svg:x="11.716cm" svg:y="13.357cm" svg:viewBox="0 0 4 4" draw:points="4,3 4,1 3,0 2,1 0,3 2,4 4,4">
          <text:p/>
        </draw:polygon>
        <draw:polygon draw:style-name="gr18" draw:text-style-name="P4" draw:layer="layout" svg:width="0.003cm" svg:height="0.003cm" svg:x="11.716cm" svg:y="16.571cm" svg:viewBox="0 0 4 4" draw:points="4,3 4,1 3,0 2,0 0,1 2,3 4,4">
          <text:p/>
        </draw:polygon>
        <draw:polygon draw:style-name="gr18" draw:text-style-name="P4" draw:layer="layout" svg:width="0.003cm" svg:height="0.004cm" svg:x="10.491cm" svg:y="12.926cm" svg:viewBox="0 0 4 5" draw:points="4,3 4,2 3,0 1,0 0,3 1,5 3,5">
          <text:p/>
        </draw:polygon>
        <draw:polygon draw:style-name="gr18" draw:text-style-name="P4" draw:layer="layout" svg:width="0.003cm" svg:height="0.003cm" svg:x="10.491cm" svg:y="16.139cm" svg:viewBox="0 0 4 4" draw:points="4,3 3,0 1,1 0,3 1,4 3,4">
          <text:p/>
        </draw:polygon>
        <draw:polygon draw:style-name="gr18" draw:text-style-name="P4" draw:layer="layout" svg:width="0.005cm" svg:height="0.006cm" svg:x="12.063cm" svg:y="13.213cm" svg:viewBox="0 0 6 7" draw:points="6,4 4,1 1,0 0,2 1,7">
          <text:p/>
        </draw:polygon>
        <draw:polygon draw:style-name="gr18" draw:text-style-name="P4" draw:layer="layout" svg:width="0.005cm" svg:height="0.006cm" svg:x="12.063cm" svg:y="16.426cm" svg:viewBox="0 0 6 7" draw:points="6,5 4,1 1,0 0,4 1,7">
          <text:p/>
        </draw:polygon>
        <draw:polygon draw:style-name="gr18" draw:text-style-name="P4" draw:layer="layout" svg:width="0.003cm" svg:height="0.004cm" svg:x="11.867cm" svg:y="13.142cm" svg:viewBox="0 0 4 5" draw:points="4,2 4,1 1,0 0,1 0,5">
          <text:p/>
        </draw:polygon>
        <draw:polygon draw:style-name="gr18" draw:text-style-name="P4" draw:layer="layout" svg:width="0.003cm" svg:height="0.003cm" svg:x="11.867cm" svg:y="16.356cm" svg:viewBox="0 0 4 4" draw:points="4,3 4,0 1,0 0,1 0,4">
          <text:p/>
        </draw:polygon>
        <draw:polygon draw:style-name="gr18" draw:text-style-name="P4" draw:layer="layout" svg:width="0.003cm" svg:height="0.004cm" svg:x="16.128cm" svg:y="13.752cm" svg:viewBox="0 0 4 5" draw:points="4,3 3,0 0,0 0,3 1,5">
          <text:p/>
        </draw:polygon>
        <draw:polygon draw:style-name="gr18" draw:text-style-name="P4" draw:layer="layout" svg:width="0.003cm" svg:height="0.003cm" svg:x="16.128cm" svg:y="16.966cm" svg:viewBox="0 0 4 4" draw:points="4,3 3,0 0,0 0,2 1,4">
          <text:p/>
        </draw:polygon>
        <draw:polygon draw:style-name="gr18" draw:text-style-name="P4" draw:layer="layout" svg:width="0.003cm" svg:height="0.003cm" svg:x="9.685cm" svg:y="13.065cm" svg:viewBox="0 0 4 4" draw:points="4,3 4,0 2,0 0,1 2,4">
          <text:p/>
        </draw:polygon>
        <draw:polygon draw:style-name="gr18" draw:text-style-name="P4" draw:layer="layout" svg:width="0.003cm" svg:height="0.004cm" svg:x="9.685cm" svg:y="16.278cm" svg:viewBox="0 0 4 5" draw:points="4,4 4,1 2,0 0,3 2,5">
          <text:p/>
        </draw:polygon>
        <draw:polygon draw:style-name="gr18" draw:text-style-name="P4" draw:layer="layout" svg:width="0.003cm" svg:height="0.004cm" svg:x="12.161cm" svg:y="12.704cm" svg:viewBox="0 0 4 5" draw:points="4,2 4,1 1,0 0,2 1,5">
          <text:p/>
        </draw:polygon>
        <draw:polygon draw:style-name="gr18" draw:text-style-name="P4" draw:layer="layout" svg:width="0.003cm" svg:height="0.003cm" svg:x="12.161cm" svg:y="15.918cm" svg:viewBox="0 0 4 4" draw:points="4,3 4,0 1,0 0,1 1,4">
          <text:p/>
        </draw:polygon>
        <draw:polygon draw:style-name="gr18" draw:text-style-name="P4" draw:layer="layout" svg:width="0.003cm" svg:height="0.003cm" svg:x="10.095cm" svg:y="13.376cm" svg:viewBox="0 0 4 4" draw:points="4,2 4,0 1,0 0,1 1,4">
          <text:p/>
        </draw:polygon>
        <draw:polygon draw:style-name="gr18" draw:text-style-name="P4" draw:layer="layout" svg:width="0.003cm" svg:height="0.004cm" svg:x="10.095cm" svg:y="16.589cm" svg:viewBox="0 0 4 5" draw:points="4,4 4,1 1,0 0,2 1,5">
          <text:p/>
        </draw:polygon>
        <draw:polygon draw:style-name="gr18" draw:text-style-name="P4" draw:layer="layout" svg:width="0.003cm" svg:height="0.005cm" svg:x="12.571cm" svg:y="13.015cm" svg:viewBox="0 0 4 6" draw:points="4,3 4,2 2,0 0,2 2,6">
          <text:p/>
        </draw:polygon>
        <draw:polygon draw:style-name="gr18" draw:text-style-name="P4" draw:layer="layout" svg:width="0.003cm" svg:height="0.003cm" svg:x="12.571cm" svg:y="16.229cm" svg:viewBox="0 0 4 4" draw:points="4,2 4,0 2,0 0,1 2,4">
          <text:p/>
        </draw:polygon>
        <draw:polygon draw:style-name="gr18" draw:text-style-name="P4" draw:layer="layout" svg:width="0.003cm" svg:height="0.003cm" svg:x="16.679cm" svg:y="13.731cm" svg:viewBox="0 0 4 4" draw:points="4,1 2,0 0,0 0,1 1,4">
          <text:p/>
        </draw:polygon>
        <draw:polygon draw:style-name="gr18" draw:text-style-name="P4" draw:layer="layout" svg:width="0.003cm" svg:height="0.004cm" svg:x="16.679cm" svg:y="16.944cm" svg:viewBox="0 0 4 5" draw:points="4,3 2,0 0,0 0,3 1,5">
          <text:p/>
        </draw:polygon>
        <draw:polygon draw:style-name="gr18" draw:text-style-name="P4" draw:layer="layout" svg:width="0.003cm" svg:height="0.005cm" svg:x="17.701cm" svg:y="13.438cm" svg:viewBox="0 0 4 6" draw:points="4,3 4,0 2,0 0,3 2,6">
          <text:p/>
        </draw:polygon>
        <draw:polygon draw:style-name="gr18" draw:text-style-name="P4" draw:layer="layout" svg:width="0.003cm" svg:height="0.003cm" svg:x="17.701cm" svg:y="16.652cm" svg:viewBox="0 0 4 4" draw:points="4,2 4,0 2,0 0,1 2,4">
          <text:p/>
        </draw:polygon>
        <draw:polygon draw:style-name="gr18" draw:text-style-name="P4" draw:layer="layout" svg:width="0.003cm" svg:height="0.003cm" svg:x="17.957cm" svg:y="13.251cm" svg:viewBox="0 0 4 4" draw:points="4,3 2,0 0,0 0,1 1,4">
          <text:p/>
        </draw:polygon>
        <draw:polygon draw:style-name="gr18" draw:text-style-name="P4" draw:layer="layout" svg:width="0.003cm" svg:height="0.004cm" svg:x="17.957cm" svg:y="16.464cm" svg:viewBox="0 0 4 5" draw:points="4,3 2,0 0,0 0,3 1,5">
          <text:p/>
        </draw:polygon>
        <draw:polygon draw:style-name="gr18" draw:text-style-name="P4" draw:layer="layout" svg:width="0.003cm" svg:height="0.003cm" svg:x="18.07cm" svg:y="13.237cm" svg:viewBox="0 0 4 4" draw:points="4,2 4,0 2,0 0,2 2,4">
          <text:p/>
        </draw:polygon>
        <draw:polygon draw:style-name="gr18" draw:text-style-name="P4" draw:layer="layout" svg:width="0.003cm" svg:height="0.005cm" svg:x="18.07cm" svg:y="16.45cm" svg:viewBox="0 0 4 6" draw:points="4,3 4,0 2,0 0,2 2,6">
          <text:p/>
        </draw:polygon>
        <draw:polygon draw:style-name="gr18" draw:text-style-name="P4" draw:layer="layout" svg:width="0.004cm" svg:height="0.004cm" svg:x="18.138cm" svg:y="13.148cm" svg:viewBox="0 0 5 5" draw:points="5,2 4,1 1,0 0,2 1,5">
          <text:p/>
        </draw:polygon>
        <draw:polygon draw:style-name="gr18" draw:text-style-name="P4" draw:layer="layout" svg:width="0.004cm" svg:height="0.003cm" svg:x="18.138cm" svg:y="16.362cm" svg:viewBox="0 0 5 4" draw:points="5,3 4,0 1,0 0,1 1,4">
          <text:p/>
        </draw:polygon>
        <draw:polygon draw:style-name="gr18" draw:text-style-name="P4" draw:layer="layout" svg:width="0.003cm" svg:height="0.004cm" svg:x="8.748cm" svg:y="13.437cm" svg:viewBox="0 0 4 5" draw:points="4,4 3,1 0,0 0,3 0,5">
          <text:p/>
        </draw:polygon>
        <draw:polygon draw:style-name="gr18" draw:text-style-name="P4" draw:layer="layout" svg:width="0.003cm" svg:height="0.005cm" svg:x="8.748cm" svg:y="16.651cm" svg:viewBox="0 0 4 6" draw:points="4,3 3,2 0,0 0,2 0,6">
          <text:p/>
        </draw:polygon>
        <draw:polygon draw:style-name="gr18" draw:text-style-name="P4" draw:layer="layout" svg:width="0.003cm" svg:height="0.005cm" svg:x="8.518cm" svg:y="14.122cm" svg:viewBox="0 0 4 6" draw:points="4,3 4,2 2,0 0,2 2,6">
          <text:p/>
        </draw:polygon>
        <draw:polygon draw:style-name="gr18" draw:text-style-name="P4" draw:layer="layout" svg:width="0.003cm" svg:height="0.003cm" svg:x="8.518cm" svg:y="17.336cm" svg:viewBox="0 0 4 4" draw:points="4,2 4,0 2,0 0,1 2,4">
          <text:p/>
        </draw:polygon>
        <draw:polygon draw:style-name="gr18" draw:text-style-name="P4" draw:layer="layout" svg:width="0.003cm" svg:height="0.003cm" svg:x="8.171cm" svg:y="14.167cm" svg:viewBox="0 0 4 4" draw:points="4,3 4,2 1,0 0,2 1,4">
          <text:p/>
        </draw:polygon>
        <draw:polygon draw:style-name="gr18" draw:text-style-name="P4" draw:layer="layout" svg:width="0.003cm" svg:height="0.003cm" svg:x="8.171cm" svg:y="17.381cm" svg:viewBox="0 0 4 4" draw:points="4,2 4,0 1,0 0,1 1,4">
          <text:p/>
        </draw:polygon>
        <draw:polygon draw:style-name="gr18" draw:text-style-name="P4" draw:layer="layout" svg:width="0.003cm" svg:height="0.003cm" svg:x="9.769cm" svg:y="12.891cm" svg:viewBox="0 0 4 4" draw:points="4,3 4,0 2,0 0,1 2,4">
          <text:p/>
        </draw:polygon>
        <draw:polygon draw:style-name="gr18" draw:text-style-name="P4" draw:layer="layout" svg:width="0.003cm" svg:height="0.004cm" svg:x="9.769cm" svg:y="16.104cm" svg:viewBox="0 0 4 5" draw:points="4,3 4,1 2,0 0,1 2,5">
          <text:p/>
        </draw:polygon>
        <draw:polygon draw:style-name="gr18" draw:text-style-name="P4" draw:layer="layout" svg:width="0.003cm" svg:height="0.004cm" svg:x="8.832cm" svg:y="13.263cm" svg:viewBox="0 0 4 5" draw:points="4,3 4,1 1,0 0,1 0,5">
          <text:p/>
        </draw:polygon>
        <draw:polygon draw:style-name="gr18" draw:text-style-name="P4" draw:layer="layout" svg:width="0.003cm" svg:height="0.003cm" svg:x="8.832cm" svg:y="16.477cm" svg:viewBox="0 0 4 4" draw:points="4,3 4,0 1,0 0,2 0,4">
          <text:p/>
        </draw:polygon>
        <draw:polygon draw:style-name="gr18" draw:text-style-name="P4" draw:layer="layout" svg:width="0.003cm" svg:height="0.003cm" svg:x="9.134cm" svg:y="13.238cm" svg:viewBox="0 0 4 4" draw:points="4,2 2,0 0,0 0,1 0,4">
          <text:p/>
        </draw:polygon>
        <draw:polygon draw:style-name="gr18" draw:text-style-name="P4" draw:layer="layout" svg:width="0.003cm" svg:height="0.004cm" svg:x="9.134cm" svg:y="16.451cm" svg:viewBox="0 0 4 5" draw:points="4,2 2,1 0,0 0,1 0,5">
          <text:p/>
        </draw:polygon>
        <draw:polygon draw:style-name="gr18" draw:text-style-name="P4" draw:layer="layout" svg:width="0.003cm" svg:height="0.003cm" svg:x="8.622cm" svg:y="13.136cm" svg:viewBox="0 0 4 4" draw:points="4,2 4,0 1,0 0,1 1,4">
          <text:p/>
        </draw:polygon>
        <draw:polygon draw:style-name="gr18" draw:text-style-name="P4" draw:layer="layout" svg:width="0.003cm" svg:height="0.003cm" svg:x="8.622cm" svg:y="16.35cm" svg:viewBox="0 0 4 4" draw:points="4,3 4,0 1,0 0,1 1,4">
          <text:p/>
        </draw:polygon>
        <draw:polygon draw:style-name="gr18" draw:text-style-name="P4" draw:layer="layout" svg:width="0.005cm" svg:height="0.003cm" svg:x="8.392cm" svg:y="13.821cm" svg:viewBox="0 0 6 4" draw:points="6,3 4,0 2,0 0,1 2,4">
          <text:p/>
        </draw:polygon>
        <draw:polygon draw:style-name="gr18" draw:text-style-name="P4" draw:layer="layout" svg:width="0.005cm" svg:height="0.004cm" svg:x="8.392cm" svg:y="17.034cm" svg:viewBox="0 0 6 5" draw:points="6,3 4,1 2,0 0,3 2,5">
          <text:p/>
        </draw:polygon>
        <draw:polygon draw:style-name="gr18" draw:text-style-name="P4" draw:layer="layout" svg:width="0.003cm" svg:height="0.004cm" svg:x="8.147cm" svg:y="13.65cm" svg:viewBox="0 0 4 5" draw:points="4,3 4,1 1,0 0,1 1,5">
          <text:p/>
        </draw:polygon>
        <draw:polygon draw:style-name="gr18" draw:text-style-name="P4" draw:layer="layout" svg:width="0.003cm" svg:height="0.003cm" svg:x="8.147cm" svg:y="16.864cm" svg:viewBox="0 0 4 4" draw:points="4,3 4,0 1,0 0,2 1,4">
          <text:p/>
        </draw:polygon>
        <draw:polygon draw:style-name="gr18" draw:text-style-name="P4" draw:layer="layout" svg:width="0.003cm" svg:height="0.003cm" svg:x="8.213cm" svg:y="13.734cm" svg:viewBox="0 0 4 4" draw:points="4,3 4,0 1,0 0,1 1,4">
          <text:p/>
        </draw:polygon>
        <draw:polygon draw:style-name="gr18" draw:text-style-name="P4" draw:layer="layout" svg:width="0.003cm" svg:height="0.003cm" svg:x="8.213cm" svg:y="16.948cm" svg:viewBox="0 0 4 4" draw:points="4,3 4,0 1,0 0,2 1,4">
          <text:p/>
        </draw:polygon>
        <draw:polygon draw:style-name="gr18" draw:text-style-name="P4" draw:layer="layout" svg:width="0.003cm" svg:height="0.004cm" svg:x="8.667cm" svg:y="13.058cm" svg:viewBox="0 0 4 5" draw:points="4,2 4,1 1,0 0,1 1,5">
          <text:p/>
        </draw:polygon>
        <draw:polygon draw:style-name="gr18" draw:text-style-name="P4" draw:layer="layout" svg:width="0.003cm" svg:height="0.003cm" svg:x="8.667cm" svg:y="16.272cm" svg:viewBox="0 0 4 4" draw:points="4,3 4,0 1,0 0,1 1,4">
          <text:p/>
        </draw:polygon>
        <draw:polygon draw:style-name="gr18" draw:text-style-name="P4" draw:layer="layout" svg:width="0.003cm" svg:height="0.003cm" svg:x="8.437cm" svg:y="13.743cm" svg:viewBox="0 0 4 4" draw:points="4,3 4,0 2,0 0,1 2,4">
          <text:p/>
        </draw:polygon>
        <draw:polygon draw:style-name="gr18" draw:text-style-name="P4" draw:layer="layout" svg:width="0.003cm" svg:height="0.003cm" svg:x="8.437cm" svg:y="16.957cm" svg:viewBox="0 0 4 4" draw:points="4,3 4,0 2,0 0,2 2,4">
          <text:p/>
        </draw:polygon>
        <draw:polygon draw:style-name="gr18" draw:text-style-name="P4" draw:layer="layout" svg:width="0.003cm" svg:height="0.004cm" svg:x="8.196cm" svg:y="13.61cm" svg:viewBox="0 0 4 5" draw:points="4,2 4,1 1,0 0,1 1,5">
          <text:p/>
        </draw:polygon>
        <draw:polygon draw:style-name="gr18" draw:text-style-name="P4" draw:layer="layout" svg:width="0.003cm" svg:height="0.003cm" svg:x="8.196cm" svg:y="16.824cm" svg:viewBox="0 0 4 4" draw:points="4,3 4,0 1,0 0,1 1,4">
          <text:p/>
        </draw:polygon>
        <draw:polygon draw:style-name="gr18" draw:text-style-name="P4" draw:layer="layout" svg:width="0.003cm" svg:height="0.003cm" svg:x="11.585cm" svg:y="13.213cm" svg:viewBox="0 0 4 4" draw:points="4,3 4,0 1,0 0,2 1,4">
          <text:p/>
        </draw:polygon>
        <draw:polygon draw:style-name="gr18" draw:text-style-name="P4" draw:layer="layout" svg:width="0.003cm" svg:height="0.005cm" svg:x="11.585cm" svg:y="16.426cm" svg:viewBox="0 0 4 6" draw:points="4,4 4,2 1,0 0,3 1,6">
          <text:p/>
        </draw:polygon>
        <draw:polygon draw:style-name="gr18" draw:text-style-name="P4" draw:layer="layout" svg:width="0.003cm" svg:height="0.004cm" svg:x="11.446cm" svg:y="13.106cm" svg:viewBox="0 0 4 5" draw:points="4,4 4,1 2,0 0,2 2,5">
          <text:p/>
        </draw:polygon>
        <draw:polygon draw:style-name="gr18" draw:text-style-name="P4" draw:layer="layout" svg:width="0.003cm" svg:height="0.003cm" svg:x="11.446cm" svg:y="16.32cm" svg:viewBox="0 0 4 4" draw:points="4,3 4,1 2,0 0,1 2,4">
          <text:p/>
        </draw:polygon>
        <draw:polygon draw:style-name="gr18" draw:text-style-name="P4" draw:layer="layout" svg:width="0.003cm" svg:height="0.003cm" svg:x="14.602cm" svg:y="14.063cm" svg:viewBox="0 0 4 4" draw:points="4,2 4,0 2,0 0,1 2,4">
          <text:p/>
        </draw:polygon>
        <draw:polygon draw:style-name="gr18" draw:text-style-name="P4" draw:layer="layout" svg:width="0.003cm" svg:height="0.004cm" svg:x="14.602cm" svg:y="17.276cm" svg:viewBox="0 0 4 5" draw:points="4,2 4,1 2,0 0,2 2,5">
          <text:p/>
        </draw:polygon>
        <draw:polygon draw:style-name="gr18" draw:text-style-name="P4" draw:layer="layout" svg:width="0.003cm" svg:height="0.003cm" svg:x="11.793cm" svg:y="13.375cm" svg:viewBox="0 0 4 4" draw:points="4,3 3,0 0,0 0,2 0,4">
          <text:p/>
        </draw:polygon>
        <draw:polygon draw:style-name="gr18" draw:text-style-name="P4" draw:layer="layout" svg:width="0.003cm" svg:height="0.005cm" svg:x="11.793cm" svg:y="16.588cm" svg:viewBox="0 0 4 6" draw:points="4,3 3,2 0,0 0,2 0,6">
          <text:p/>
        </draw:polygon>
        <draw:polygon draw:style-name="gr18" draw:text-style-name="P4" draw:layer="layout" svg:width="0.003cm" svg:height="0.004cm" svg:x="11.805cm" svg:y="13.263cm" svg:viewBox="0 0 4 5" draw:points="4,4 4,1 1,0 0,3 1,5">
          <text:p/>
        </draw:polygon>
        <draw:polygon draw:style-name="gr18" draw:text-style-name="P4" draw:layer="layout" svg:width="0.003cm" svg:height="0.003cm" svg:x="11.805cm" svg:y="16.477cm" svg:viewBox="0 0 4 4" draw:points="4,3 4,0 1,0 0,2 1,4">
          <text:p/>
        </draw:polygon>
        <draw:polygon draw:style-name="gr18" draw:text-style-name="P4" draw:layer="layout" svg:width="0.003cm" svg:height="0.004cm" svg:x="11.393cm" svg:y="12.866cm" svg:viewBox="0 0 4 5" draw:points="4,2 4,1 1,0 0,1 1,5">
          <text:p/>
        </draw:polygon>
        <draw:polygon draw:style-name="gr18" draw:text-style-name="P4" draw:layer="layout" svg:width="0.003cm" svg:height="0.003cm" svg:x="11.393cm" svg:y="16.08cm" svg:viewBox="0 0 4 4" draw:points="4,3 4,0 1,0 0,1 1,4">
          <text:p/>
        </draw:polygon>
        <draw:polygon draw:style-name="gr18" draw:text-style-name="P4" draw:layer="layout" svg:width="0.003cm" svg:height="0.003cm" svg:x="12.304cm" svg:y="13.302cm" svg:viewBox="0 0 4 4" draw:points="4,3 4,1 2,0 0,1 0,4">
          <text:p/>
        </draw:polygon>
        <draw:polygon draw:style-name="gr18" draw:text-style-name="P4" draw:layer="layout" svg:width="0.003cm" svg:height="0.003cm" svg:x="12.304cm" svg:y="16.516cm" svg:viewBox="0 0 4 4" draw:points="4,3 4,0 2,0 0,2 0,4">
          <text:p/>
        </draw:polygon>
        <draw:polygon draw:style-name="gr18" draw:text-style-name="P4" draw:layer="layout" svg:width="0.003cm" svg:height="0.005cm" svg:x="11.714cm" svg:y="13.168cm" svg:viewBox="0 0 4 6" draw:points="4,3 4,2 1,0 0,2 1,6">
          <text:p/>
        </draw:polygon>
        <draw:polygon draw:style-name="gr18" draw:text-style-name="P4" draw:layer="layout" svg:width="0.003cm" svg:height="0.003cm" svg:x="11.714cm" svg:y="16.382cm" svg:viewBox="0 0 4 4" draw:points="4,2 4,0 1,0 0,1 1,4">
          <text:p/>
        </draw:polygon>
        <draw:polygon draw:style-name="gr18" draw:text-style-name="P4" draw:layer="layout" svg:width="0.003cm" svg:height="0.003cm" svg:x="14.363cm" svg:y="14.022cm" svg:viewBox="0 0 4 4" draw:points="4,3 4,0 1,0 0,1 1,4">
          <text:p/>
        </draw:polygon>
        <draw:polygon draw:style-name="gr18" draw:text-style-name="P4" draw:layer="layout" svg:width="0.003cm" svg:height="0.003cm" svg:x="14.363cm" svg:y="17.236cm" svg:viewBox="0 0 4 4" draw:points="4,2 4,0 1,0 0,2 1,4">
          <text:p/>
        </draw:polygon>
        <draw:polygon draw:style-name="gr18" draw:text-style-name="P4" draw:layer="layout" svg:width="0.003cm" svg:height="0.003cm" svg:x="11.636cm" svg:y="13.434cm" svg:viewBox="0 0 4 4" draw:points="4,3 4,0 1,0 0,1 1,4">
          <text:p/>
        </draw:polygon>
        <draw:polygon draw:style-name="gr18" draw:text-style-name="P4" draw:layer="layout" svg:width="0.003cm" svg:height="0.004cm" svg:x="11.636cm" svg:y="16.647cm" svg:viewBox="0 0 4 5" draw:points="4,4 4,1 1,0 0,3 1,5">
          <text:p/>
        </draw:polygon>
        <draw:polygon draw:style-name="gr18" draw:text-style-name="P4" draw:layer="layout" svg:width="0.003cm" svg:height="0.003cm" svg:x="11.38cm" svg:y="13.573cm" svg:viewBox="0 0 4 4" draw:points="4,3 4,0 2,0 0,2 2,4">
          <text:p/>
        </draw:polygon>
        <draw:polygon draw:style-name="gr18" draw:text-style-name="P4" draw:layer="layout" svg:width="0.003cm" svg:height="0.003cm" svg:x="11.38cm" svg:y="16.787cm" svg:viewBox="0 0 4 4" draw:points="4,2 4,0 2,0 0,1 2,4">
          <text:p/>
        </draw:polygon>
        <draw:polygon draw:style-name="gr18" draw:text-style-name="P4" draw:layer="layout" svg:width="0.004cm" svg:height="0.005cm" svg:x="11.481cm" svg:y="13.426cm" svg:viewBox="0 0 5 6" draw:points="5,3 4,2 1,0 0,2 1,6">
          <text:p/>
        </draw:polygon>
        <draw:polygon draw:style-name="gr18" draw:text-style-name="P4" draw:layer="layout" svg:width="0.004cm" svg:height="0.003cm" svg:x="11.481cm" svg:y="16.64cm" svg:viewBox="0 0 5 4" draw:points="5,2 4,0 1,0 0,1 1,4">
          <text:p/>
        </draw:polygon>
        <draw:polygon draw:style-name="gr18" draw:text-style-name="P4" draw:layer="layout" svg:width="0.003cm" svg:height="0.003cm" svg:x="11.464cm" svg:y="13.3cm" svg:viewBox="0 0 4 4" draw:points="4,3 4,0 2,0 0,2 2,4">
          <text:p/>
        </draw:polygon>
        <draw:polygon draw:style-name="gr18" draw:text-style-name="P4" draw:layer="layout" svg:width="0.003cm" svg:height="0.005cm" svg:x="11.464cm" svg:y="16.513cm" svg:viewBox="0 0 4 6" draw:points="4,4 4,2 2,0 0,3 2,6">
          <text:p/>
        </draw:polygon>
        <draw:polygon draw:style-name="gr18" draw:text-style-name="P4" draw:layer="layout" svg:width="0.003cm" svg:height="0.004cm" svg:x="11.598cm" svg:y="13.34cm" svg:viewBox="0 0 4 5" draw:points="4,2 4,1 1,0 0,1 1,5">
          <text:p/>
        </draw:polygon>
        <draw:polygon draw:style-name="gr18" draw:text-style-name="P4" draw:layer="layout" svg:width="0.003cm" svg:height="0.003cm" svg:x="11.598cm" svg:y="16.554cm" svg:viewBox="0 0 4 4" draw:points="4,3 4,0 1,0 0,1 1,4">
          <text:p/>
        </draw:polygon>
        <draw:polygon draw:style-name="gr18" draw:text-style-name="P4" draw:layer="layout" svg:width="0.003cm" svg:height="0.005cm" svg:x="11.922cm" svg:y="13.33cm" svg:viewBox="0 0 4 6" draw:points="4,3 4,2 1,0 0,2 0,6">
          <text:p/>
        </draw:polygon>
        <draw:polygon draw:style-name="gr18" draw:text-style-name="P4" draw:layer="layout" svg:width="0.003cm" svg:height="0.003cm" svg:x="11.922cm" svg:y="16.544cm" svg:viewBox="0 0 4 4" draw:points="4,2 4,0 1,0 0,1 0,4">
          <text:p/>
        </draw:polygon>
        <draw:polyline draw:style-name="gr3" draw:text-style-name="P1" draw:layer="layout" svg:width="4.745cm" svg:height="0.962cm" svg:x="13.614cm" svg:y="12.625cm" svg:viewBox="0 0 4746 963" draw:points="0,963 150,952 348,946 500,940 687,923 868,890 1066,844 1242,742 1366,652 1519,567 1700,493 1899,437 2097,420 2323,420 2606,408 2753,380 2906,289 3054,243 3275,204 3507,147 3824,85 4096,68 4288,68 4401,68 4543,51 4656,23 4746,0">
          <text:p/>
        </draw:polyline>
        <draw:polyline draw:style-name="gr3" draw:text-style-name="P1" draw:layer="layout" svg:width="4.745cm" svg:height="0.963cm" svg:x="13.614cm" svg:y="15.838cm" svg:viewBox="0 0 4746 964" draw:points="0,964 150,952 348,947 500,941 687,924 868,890 1066,845 1242,743 1366,652 1519,567 1700,494 1899,437 2097,420 2323,420 2606,409 2753,381 2906,290 3054,245 3275,205 3507,149 3824,86 4096,69 4288,69 4401,69 4543,52 4656,23 4746,0">
          <text:p/>
        </draw:polyline>
        <draw:polyline draw:style-name="gr3" draw:text-style-name="P1" draw:layer="layout" svg:width="4.74cm" svg:height="1.075cm" svg:x="13.614cm" svg:y="13.055cm" svg:viewBox="0 0 4741 1076" draw:points="0,1076 104,1037 234,997 427,963 648,924 919,884 1146,884 1270,890 1383,895 1542,878 1632,850 1729,793 1848,731 2006,686 2142,663 2414,646 2606,635 2759,612 2951,584 3094,522 3207,460 3371,414 3513,386 3694,334 3852,311 4050,277 4175,232 4305,142 4396,96 4497,51 4628,23 4741,0">
          <text:p/>
        </draw:polyline>
        <draw:polyline draw:style-name="gr3" draw:text-style-name="P1" draw:layer="layout" svg:width="4.74cm" svg:height="1.075cm" svg:x="13.614cm" svg:y="16.269cm" svg:viewBox="0 0 4741 1076" draw:points="0,1076 104,1036 234,997 427,963 648,923 919,884 1146,884 1270,889 1383,895 1542,878 1632,850 1729,793 1848,731 2006,686 2142,663 2414,646 2606,635 2759,612 2951,584 3094,521 3207,459 3371,414 3513,385 3694,334 3852,311 4050,277 4175,232 4305,141 4396,96 4497,51 4628,22 4741,0">
          <text:p/>
        </draw:polyline>
        <draw:polyline draw:style-name="gr3" draw:text-style-name="P1" draw:layer="layout" svg:width="4.734cm" svg:height="1.484cm" svg:x="8.001cm" svg:y="9.301cm" svg:viewBox="0 0 4735 1485" draw:points="0,0 265,8 382,14 500,38 606,91 700,138 800,208 859,267 900,326 953,350 1023,368 1141,362 1229,356 1364,356 1482,386 1588,427 1700,509 1776,539 1888,562 2005,562 2093,527 2188,492 2299,468 2405,462 2493,480 2593,527 2681,592 2787,650 2887,686 3023,703 3128,739 3281,803 3493,903 3605,927 3699,956 3763,1009 3822,1127 3847,1256 3882,1356 3935,1409 4005,1450 4100,1479 4211,1485 4376,1479 4505,1479 4623,1468 4735,1468">
          <text:p/>
        </draw:polyline>
        <draw:polyline draw:style-name="gr3" draw:text-style-name="P1" draw:layer="layout" svg:width="4.299cm" svg:height="1.341cm" svg:x="8.436cm" svg:y="8.721cm" svg:viewBox="0 0 4300 1342" draw:points="0,0 100,65 218,130 418,224 618,300 824,341 1059,383 1241,430 1406,483 1664,571 1917,653 2211,741 2430,812 2647,877 2847,947 3018,1024 3129,1071 3324,1135 3518,1194 3629,1212 3723,1206 3806,1218 3906,1241 3988,1241 4059,1218 4111,1223 4170,1241 4223,1312 4258,1330 4300,1342">
          <text:p/>
        </draw:polyline>
        <draw:polyline draw:style-name="gr3" draw:text-style-name="P1" draw:layer="layout" svg:width="4.743cm" svg:height="1.239cm" svg:x="13.614cm" svg:y="8.904cm" svg:viewBox="0 0 4744 1240" draw:points="0,1240 158,1229 291,1207 402,1179 507,1168 634,1163 767,1174 905,1174 1049,1152 1215,1113 1347,1047 1441,1002 1535,980 1624,958 1712,919 1768,803 1795,715 1862,643 1945,615 2111,588 2260,588 2398,566 2470,527 2553,411 2619,288 2680,238 2796,205 2968,177 3168,161 3428,150 3544,122 3677,45 3743,11 3826,0 3920,17 3992,34 4080,28 4141,23 4207,45 4263,83 4379,161 4467,200 4523,233 4572,282 4633,360 4677,411 4744,466">
          <text:p/>
        </draw:polyline>
        <draw:path draw:style-name="gr3" draw:text-style-name="P1" draw:layer="layout" svg:width="4.737cm" svg:height="1.084cm" svg:x="13.614cm" svg:y="9.485cm" svg:viewBox="0 0 4738 1085" svg:d="M0 864l219-11 316-6 232-11 110 17 161 27 99 39 67 6 83-11 77-17 77-11 128-17 94-16 99 5 55 17 56 22h50 55l61 17 38 33 45 49c0 0 0 28 38 50 39 22 61 39 61 39l55-6 83-11 50-16 89-11 105-6h138 160l112 11 155 17 88 5 105-5 72-33 28-61 28-111 11-117-17-94-17-116-5-105 16-122 56-155 61-71 71-56 106-16 116-6 116 6 61 27 38 56 6 77-22 83-17 72v83l17 88 38 78c0 0 61 33 89 49 28 17 138 23 138 23h83l116 5 100 17 88 5">
          <text:p/>
        </draw:path>
        <draw:line draw:style-name="gr1" draw:text-style-name="P1" draw:layer="layout" svg:x1="10.459cm" svg:y1="9.257cm" svg:x2="10.922cm" svg:y2="9.401cm">
          <text:p/>
        </draw:line>
        <draw:line draw:style-name="gr1" draw:text-style-name="P1" draw:layer="layout" svg:x1="10.553cm" svg:y1="9.286cm" svg:x2="10.593cm" svg:y2="9.176cm">
          <text:p/>
        </draw:line>
        <draw:line draw:style-name="gr1" draw:text-style-name="P1" draw:layer="layout" svg:x1="10.702cm" svg:y1="9.331cm" svg:x2="10.742cm" svg:y2="9.22cm">
          <text:p/>
        </draw:line>
        <draw:line draw:style-name="gr1" draw:text-style-name="P1" draw:layer="layout" svg:x1="10.833cm" svg:y1="9.37cm" svg:x2="10.873cm" svg:y2="9.259cm">
          <text:p/>
        </draw:line>
        <draw:path draw:style-name="gr6" draw:text-style-name="P4" draw:layer="layout" svg:width="0.094cm" svg:height="0.094cm" svg:x="10.556cm" svg:y="9.095cm" svg:viewBox="0 0 95 95" svg:d="M47 0c26 0 48 21 48 47 0 27-22 48-48 48s-47-21-47-48c0-26 21-47 47-47z">
          <text:p/>
        </draw:path>
        <draw:path draw:style-name="gr6" draw:text-style-name="P4" draw:layer="layout" svg:width="0.094cm" svg:height="0.093cm" svg:x="10.705cm" svg:y="9.145cm" svg:viewBox="0 0 95 94" svg:d="M48 0c26 0 47 22 47 48 0 25-21 46-47 46-27 0-48-21-48-46 0-26 21-48 48-48z">
          <text:p/>
        </draw:path>
        <draw:path draw:style-name="gr6" draw:text-style-name="P4" draw:layer="layout" svg:width="0.094cm" svg:height="0.094cm" svg:x="10.835cm" svg:y="9.184cm" svg:viewBox="0 0 95 95" svg:d="M47 0c26 0 48 21 48 47 0 27-22 48-48 48s-47-21-47-48c0-26 21-47 47-47z">
          <text:p/>
        </draw:path>
        <draw:line draw:style-name="gr1" draw:text-style-name="P1" draw:layer="layout" svg:x1="14.087cm" svg:y1="9.926cm" svg:x2="14.572cm" svg:y2="9.924cm">
          <text:p/>
        </draw:line>
        <draw:line draw:style-name="gr1" draw:text-style-name="P1" draw:layer="layout" svg:x1="14.185cm" svg:y1="9.925cm" svg:x2="14.192cm" svg:y2="9.808cm">
          <text:p/>
        </draw:line>
        <draw:line draw:style-name="gr1" draw:text-style-name="P1" draw:layer="layout" svg:x1="14.341cm" svg:y1="9.923cm" svg:x2="14.346cm" svg:y2="9.805cm">
          <text:p/>
        </draw:line>
        <draw:line draw:style-name="gr1" draw:text-style-name="P1" draw:layer="layout" svg:x1="14.477cm" svg:y1="9.921cm" svg:x2="14.482cm" svg:y2="9.804cm">
          <text:p/>
        </draw:line>
        <draw:path draw:style-name="gr6" draw:text-style-name="P4" draw:layer="layout" svg:width="0.094cm" svg:height="0.094cm" svg:x="14.143cm" svg:y="9.725cm" svg:viewBox="0 0 95 95" svg:d="M33 2c25-7 52 6 60 31 7 25-6 51-31 60-26 8-52-7-60-32s6-51 31-59z">
          <text:p/>
        </draw:path>
        <draw:path draw:style-name="gr6" draw:text-style-name="P4" draw:layer="layout" svg:width="0.094cm" svg:height="0.094cm" svg:x="14.3cm" svg:y="9.728cm" svg:viewBox="0 0 95 95" svg:d="M33 2c24-8 52 6 59 31 8 25-6 52-31 60s-52-6-59-32c-8-25 6-51 31-59z">
          <text:p/>
        </draw:path>
        <draw:path draw:style-name="gr6" draw:text-style-name="P4" draw:layer="layout" svg:width="0.094cm" svg:height="0.094cm" svg:x="14.436cm" svg:y="9.726cm" svg:viewBox="0 0 95 95" svg:d="M34 2c24-7 51 7 59 31 7 25-6 51-31 60-25 8-52-6-60-32-8-24 6-51 32-59z">
          <text:p/>
        </draw:path>
        <draw:line draw:style-name="gr1" draw:text-style-name="P1" draw:layer="layout" svg:x1="15.185cm" svg:y1="9.583cm" svg:x2="15.614cm" svg:y2="9.356cm">
          <text:p/>
        </draw:line>
        <draw:line draw:style-name="gr1" draw:text-style-name="P1" draw:layer="layout" svg:x1="15.273cm" svg:y1="9.537cm" svg:x2="15.222cm" svg:y2="9.431cm">
          <text:p/>
        </draw:line>
        <draw:line draw:style-name="gr1" draw:text-style-name="P1" draw:layer="layout" svg:x1="15.409cm" svg:y1="9.463cm" svg:x2="15.358cm" svg:y2="9.357cm">
          <text:p/>
        </draw:line>
        <draw:line draw:style-name="gr1" draw:text-style-name="P1" draw:layer="layout" svg:x1="15.529cm" svg:y1="9.398cm" svg:x2="15.478cm" svg:y2="9.292cm">
          <text:p/>
        </draw:line>
        <draw:path draw:style-name="gr6" draw:text-style-name="P4" draw:layer="layout" svg:width="0.094cm" svg:height="0.094cm" svg:x="15.158cm" svg:y="9.353cm" svg:viewBox="0 0 95 95" svg:d="M14 14c18-19 49-19 67 0s18 48 0 67-49 19-67 0c-19-18-19-48 0-67z">
          <text:p/>
        </draw:path>
        <draw:path draw:style-name="gr13" draw:text-style-name="P4" draw:layer="layout" svg:width="0.095cm" svg:height="0.094cm" svg:x="15.298cm" svg:y="9.282cm" svg:viewBox="0 0 96 95" svg:d="M15 14c18-19 48-19 66 0 20 18 20 48 0 67-18 19-48 19-66 0-19-19-20-49 0-67z">
          <text:p/>
        </draw:path>
        <draw:path draw:style-name="gr1" draw:text-style-name="P1" draw:layer="layout" svg:width="0.095cm" svg:height="0.094cm" svg:x="15.298cm" svg:y="9.282cm" svg:viewBox="0 0 96 95" svg:d="M15 14c18-19 48-19 66 0 20 18 20 48 0 67-18 19-48 19-66 0-19-19-20-49 0-67z">
          <text:p/>
        </draw:path>
        <draw:path draw:style-name="gr13" draw:text-style-name="P4" draw:layer="layout" svg:width="0.094cm" svg:height="0.094cm" svg:x="15.418cm" svg:y="9.217cm" svg:viewBox="0 0 95 95" svg:d="M14 14c18-19 48-19 67 0 18 18 18 49 0 68-19 18-49 18-67 0-19-19-19-49 0-68z">
          <text:p/>
        </draw:path>
        <draw:path draw:style-name="gr1" draw:text-style-name="P1" draw:layer="layout" svg:width="0.094cm" svg:height="0.094cm" svg:x="15.418cm" svg:y="9.217cm" svg:viewBox="0 0 95 95" svg:d="M14 14c18-19 48-19 67 0 18 18 18 49 0 68-19 18-49 18-67 0-19-19-19-49 0-68z">
          <text:p/>
        </draw:path>
        <draw:line draw:style-name="gr1" draw:text-style-name="P1" draw:layer="layout" svg:x1="9.441cm" svg:y1="8.97cm" svg:x2="9.941cm" svg:y2="9.117cm">
          <text:p/>
        </draw:line>
        <draw:line draw:style-name="gr1" draw:text-style-name="P1" draw:layer="layout" svg:x1="9.556cm" svg:y1="9.01cm" svg:x2="9.596cm" svg:y2="8.899cm">
          <text:p/>
        </draw:line>
        <draw:line draw:style-name="gr1" draw:text-style-name="P1" draw:layer="layout" svg:x1="9.695cm" svg:y1="9.049cm" svg:x2="9.735cm" svg:y2="8.938cm">
          <text:p/>
        </draw:line>
        <draw:line draw:style-name="gr1" draw:text-style-name="P1" draw:layer="layout" svg:x1="9.833cm" svg:y1="9.088cm" svg:x2="9.873cm" svg:y2="8.977cm">
          <text:p/>
        </draw:line>
        <draw:path draw:style-name="gr6" draw:text-style-name="P4" draw:layer="layout" svg:width="0.094cm" svg:height="0.094cm" svg:x="9.556cm" svg:y="8.821cm" svg:viewBox="0 0 95 95" svg:d="M47 0c27 0 48 21 48 47 0 27-21 48-48 48-26 0-47-21-47-48 0-26 21-47 47-47z">
          <text:p/>
        </draw:path>
        <draw:path draw:style-name="gr6" draw:text-style-name="P4" draw:layer="layout" svg:width="0.094cm" svg:height="0.094cm" svg:x="9.7cm" svg:y="8.863cm" svg:viewBox="0 0 95 95" svg:d="M48 0c26 0 47 22 47 48s-21 47-47 47-48-21-48-47 22-48 48-48z">
          <text:p/>
        </draw:path>
        <draw:path draw:style-name="gr6" draw:text-style-name="P4" draw:layer="layout" svg:width="0.094cm" svg:height="0.094cm" svg:x="9.836cm" svg:y="8.902cm" svg:viewBox="0 0 95 95" svg:d="M47 0c26 0 48 21 48 47 0 27-22 48-48 48s-47-21-47-48c0-26 21-47 47-47z">
          <text:p/>
        </draw:path>
        <draw:polyline draw:style-name="gr1" draw:text-style-name="P1" draw:layer="layout" svg:width="0.135cm" svg:height="0.163cm" svg:x="11.996cm" svg:y="9.379cm" svg:viewBox="0 0 136 164" draw:points="0,0 23,164 136,50">
          <text:p/>
        </draw:polyline>
        <draw:path draw:style-name="gr1" draw:text-style-name="P1" draw:layer="layout" svg:width="0.147cm" svg:height="0.147cm" svg:x="11.915cm" svg:y="9.554cm" svg:viewBox="0 0 148 148" svg:d="M49 143c-38-13-58-55-45-94 14-38 56-59 94-45 39 14 59 56 46 94-15 38-57 59-95 45z">
          <text:p/>
        </draw:path>
        <draw:polyline draw:style-name="gr1" draw:text-style-name="P1" draw:layer="layout" svg:width="0.136cm" svg:height="0.163cm" svg:x="11.346cm" svg:y="10.507cm" svg:viewBox="0 0 137 164" draw:points="121,164 137,0 0,84">
          <text:p/>
        </draw:polyline>
        <draw:path draw:style-name="gr1" draw:text-style-name="P1" draw:layer="layout" svg:width="0.147cm" svg:height="0.146cm" svg:x="11.457cm" svg:y="10.358cm" svg:viewBox="0 0 148 147" svg:d="M113 12c34 21 45 67 22 102-22 34-67 44-101 22-35-22-45-68-22-102 22-34 67-44 101-22z">
          <text:p/>
        </draw:path>
        <draw:polyline draw:style-name="gr1" draw:text-style-name="P1" draw:layer="layout" svg:width="0.164cm" svg:height="0.129cm" svg:x="17.307cm" svg:y="10.039cm" svg:viewBox="0 0 165 130" draw:points="165,4 0,0 93,130">
          <text:p/>
        </draw:polyline>
        <draw:path draw:style-name="gr1" draw:text-style-name="P1" draw:layer="layout" svg:width="0.146cm" svg:height="0.146cm" svg:x="17.155cm" svg:y="9.922cm" svg:viewBox="0 0 147 147" svg:d="M9 38c19-35 64-48 99-29 36 20 50 64 29 101-19 35-64 48-99 29-35-20-49-65-29-101z">
          <text:p/>
        </draw:path>
        <draw:path draw:style-name="gr13" draw:text-style-name="P4" draw:layer="layout" svg:width="0.407cm" svg:height="0.38cm" svg:x="11.006cm" svg:y="12.697cm" svg:viewBox="0 0 408 381" svg:d="M303 380c-24 7-29-16-40-48s-97-178-199-193c-50-7-59-36-62-46s-7-39 18-43 41-2 51-6c22-11 12-41 35-43 23-4 29 1 56 67 30 75 48 85 137 140 37 22 94 54 106 88s-17 40-20 41-36 0-46 4c-16 7-18 32-36 39z">
          <text:p/>
        </draw:path>
        <draw:path draw:style-name="gr13" draw:text-style-name="P4" draw:layer="layout" svg:width="0.427cm" svg:height="0.273cm" svg:x="17.005cm" svg:y="13.498cm" svg:viewBox="0 0 428 274" svg:d="M0 146c4-25 25-19 59-15 33 4 203-9 261-94 29-42 59-38 69-36 10 1 38 10 31 36-8 24-17 37-17 48 0 25 31 29 23 51s-14 25-84 20c-82-6-99 5-187 61-37 23-90 61-126 57-36-5-28-33-28-36 1-3 16-32 17-43 0-18-22-31-18-49z">
          <text:p/>
        </draw:path>
        <draw:path draw:style-name="gr13" draw:text-style-name="P4" draw:layer="layout" svg:width="0.647cm" svg:height="0.356cm" svg:x="10.298cm" svg:y="12.865cm" svg:viewBox="0 0 648 357" svg:d="M648 108c0 24-34 25-87 31-52 7-307 71-373 164-32 46-78 51-95 53-16 2-61 2-56-22s15-39 13-49c-7-22-55-16-50-38 6-22 15-27 124-44 125-19 147-34 268-113 49-32 120-82 176-89s52 21 52 24-15 33-13 44c4 16 41 20 41 39z">
          <text:p/>
        </draw:path>
        <draw:path draw:style-name="gr13" draw:text-style-name="P4" draw:layer="layout" svg:width="0.662cm" svg:height="0.213cm" svg:x="16.076cm" svg:y="13.759cm" svg:viewBox="0 0 663 214" svg:d="M0 88c7-23 40-15 92-7 53 9 315 18 404-53 43-36 89-28 106-25 16 3 59 15 47 37-11 22-25 33-25 43 0 24 48 31 37 51-12 19-21 21-131 8-125-16-151-8-287 33-57 17-140 46-196 38-55-9-44-36-43-39s24-28 25-38c1-17-34-31-29-48z">
          <text:p/>
        </draw:path>
        <draw:path draw:style-name="gr1" draw:text-style-name="P1" draw:layer="layout" svg:width="0.337cm" svg:height="0.337cm" svg:x="10.829cm" svg:y="16.008cm" svg:viewBox="0 0 338 338" svg:d="M170 172l-120 121M335 172h-165M170 172l-120 121M170 0c93 0 168 76 168 169 0 92-75 169-168 169-94 0-170-77-170-169 0-93 76-169 170-169zM335 169h-165l-120-120">
          <text:p/>
        </draw:path>
        <draw:path draw:style-name="gr1" draw:text-style-name="P1" draw:layer="layout" svg:width="0.337cm" svg:height="0.337cm" svg:x="16.238cm" svg:y="16.443cm" svg:viewBox="0 0 338 338" svg:d="M169 172l-120 120M334 172h-165M169 172l-120 120M169 0c93 0 169 76 169 169s-76 169-169 169-169-76-169-169 76-169 169-169zM334 169h-165l-120-120">
          <text:p/>
        </draw:path>
        <draw:frame draw:style-name="gr30" draw:text-style-name="P15" draw:layer="layout" svg:width="0.486cm" svg:height="0.568cm" svg:x="8.975cm" svg:y="18.606cm">
          <draw:text-box>
            <text:p text:style-name="P2"><text:span text:style-name="T9">5</text:span></text:p>
          </draw:text-box>
        </draw:frame>
        <draw:frame draw:style-name="gr7" draw:text-style-name="P5" draw:layer="layout" svg:width="0.493cm" svg:height="0.581cm" svg:x="18.161cm" svg:y="27.786cm">
          <draw:text-box>
            <text:p text:style-name="P2"><text:span text:style-name="T2">6</text:span></text:p>
          </draw:text-box>
        </draw:frame>
        <draw:frame draw:style-name="gr7" draw:text-style-name="P5" draw:layer="layout" svg:width="5.141cm" svg:height="0.581cm" svg:x="1.073cm" svg:y="5.668cm">
          <draw:text-box>
            <text:p text:style-name="P2"><text:span text:style-name="T2">Anastomozy - Lapiaz</text:span></text:p>
          </draw:text-box>
        </draw:frame>
        <draw:frame draw:style-name="gr7" draw:text-style-name="P5" draw:layer="layout" svg:width="4.879cm" svg:height="1.161cm" svg:x="1.073cm" svg:y="8.833cm">
          <draw:text-box>
            <text:p text:style-name="P2"><text:span text:style-name="T2">Grzybki kalcytowe -</text:span></text:p>
            <text:p text:style-name="P2"><text:span text:style-name="T2">Dysk</text:span></text:p>
          </draw:text-box>
        </draw:frame>
        <draw:frame draw:style-name="gr7" draw:text-style-name="P5" draw:layer="layout" svg:width="1.302cm" svg:height="0.581cm" svg:x="1.096cm" svg:y="12.017cm">
          <draw:text-box>
            <text:p text:style-name="P2"><text:span text:style-name="T2">Kości</text:span></text:p>
          </draw:text-box>
        </draw:frame>
        <draw:frame draw:style-name="gr7" draw:text-style-name="P5" draw:layer="layout" svg:width="4.608cm" svg:height="1.161cm" svg:x="1.073cm" svg:y="15.228cm">
          <draw:text-box>
            <text:p text:style-name="P2"><text:span text:style-name="T2">Aktywność ludzka:</text:span><text:span text:style-name="T2"><text:line-break/></text:span><text:span text:style-name="T2">ceramika.</text:span></text:p>
          </draw:text-box>
        </draw:frame>
        <draw:frame draw:style-name="gr7" draw:text-style-name="P5" draw:layer="layout" svg:width="3.469cm" svg:height="0.581cm" svg:x="1.073cm" svg:y="18.359cm">
          <draw:text-box>
            <text:p text:style-name="P2"><text:span text:style-name="T2">Wysokość sali</text:span></text:p>
          </draw:text-box>
        </draw:frame>
        <draw:frame draw:style-name="gr10" draw:text-style-name="P9" draw:layer="layout" svg:width="9.421cm" svg:height="0.412cm" svg:x="1.058cm" svg:y="27.928cm">
          <draw:text-box>
            <text:p text:style-name="P2"><text:span text:style-name="T5">Http://www.carto.net/neumann/caving/cave-symbols/</text:span></text:p>
          </draw:text-box>
        </draw:frame>
        <draw:frame draw:style-name="gr11" draw:text-style-name="P5" draw:layer="layout" svg:width="4.083cm" svg:height="0.581cm" svg:x="8.121cm" svg:y="4.005cm">
          <draw:text-box>
            <text:p text:style-name="P10"><text:span text:style-name="T2">Symbol w planie</text:span></text:p>
          </draw:text-box>
        </draw:frame>
        <draw:frame draw:style-name="gr11" draw:text-style-name="P5" draw:layer="layout" svg:width="2.487cm" svg:height="1.161cm" svg:x="13.781cm" svg:y="3.978cm">
          <draw:text-box>
            <text:p text:style-name="P10"><text:span text:style-name="T2">Symbol w</text:span><text:span text:style-name="T2"><text:line-break/></text:span><text:span text:style-name="T2">przekroju </text:span></text:p>
          </draw:text-box>
        </draw:frame>
        <draw:frame draw:style-name="gr8" draw:text-style-name="P6" draw:layer="layout" svg:width="13.625cm" svg:height="0.822cm" svg:x="1.062cm" svg:y="1.642cm">
          <draw:text-box>
            <text:p text:style-name="P2"><text:span text:style-name="T3">Symbole jaskiniowe: Oficjalna lista UIS</text:span></text:p>
          </draw:text-box>
        </draw:frame>
        <draw:frame draw:style-name="gr9" draw:text-style-name="P8" draw:layer="layout" svg:width="16.724cm" svg:height="0.653cm" svg:x="1.062cm" svg:y="2.696cm">
          <draw:text-box>
            <text:p text:style-name="P7"><text:span text:style-name="T4">Gruba robocza UIS "Kartowanie i planowanie jaskiń" (199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umanist777BT" svg:font-family="Humanist777BT"/>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30" draw:style="rect" draw:dots1="1" draw:dots1-length="0.089cm" draw:distance="0.149cm"/>
    <draw:stroke-dash draw:name="stroke-dash45" draw:style="rect" draw:dots1="1" draw:dots1-length="0.179cm" draw:distance="0.089cm"/>
    <draw:stroke-dash draw:name="stroke-dash60" draw:style="rect" draw:dots1="1" draw:dots1-length="0.275cm" draw:dots2="1" draw:dots2-length="0.025cm" draw:distance="0.099cm"/>
    <draw:stroke-dash draw:name="stroke-dash65" draw:style="rect" draw:dots1="1" draw:dots1-length="0.275cm" draw:dots2="2" draw:dots2-length="0.025cm" draw:distance="0.066cm"/>
    <draw:stroke-dash draw:name="stroke-dash74" draw:style="rect" draw:dots1="1" draw:dots1-length="0.182cm" draw:distance="0.069cm"/>
    <draw:stroke-dash draw:name="stroke-dash83" draw:style="rect" draw:dots1="1" draw:dots1-length="0.179cm" draw:distance="0.071cm"/>
    <draw:stroke-dash draw:name="stroke-dash86" draw:style="rect" draw:dots1="1" draw:dots1-length="0.14cm" draw:distance="0.06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6cm" fo:margin-bottom="1cm" fo:margin-left="1cm" fo:margin-right="1cm" fo:page-width="21.025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31T20:14:55.480462648</dc:date>
    <meta:editing-duration>PT2H21M27S</meta:editing-duration>
    <meta:editing-cycles>8</meta:editing-cycles>
    <meta:generator>LibreOffice/5.4.2.2$Linux_X86_64 LibreOffice_project/40m0$Build-2</meta:generator>
    <meta:document-statistic meta:object-count="3033"/>
  </office:meta>
</office:document-meta>
</file>